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19in"/>
    </style:style>
    <style:style style:name="co2" style:family="table-column">
      <style:table-column-properties fo:break-before="auto" style:column-width="1.6445in"/>
    </style:style>
    <style:style style:name="co3" style:family="table-column">
      <style:table-column-properties fo:break-before="auto" style:column-width="1.9209in"/>
    </style:style>
    <style:style style:name="co4" style:family="table-column">
      <style:table-column-properties fo:break-before="auto" style:column-width="2.0339in"/>
    </style:style>
    <style:style style:name="co5" style:family="table-column">
      <style:table-column-properties fo:break-before="auto" style:column-width="1.682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5693in"/>
    </style:style>
    <style:style style:name="co8" style:family="table-column">
      <style:table-column-properties fo:break-before="auto" style:column-width="1.5571in"/>
    </style:style>
    <style:style style:name="co9" style:family="table-column">
      <style:table-column-properties fo:break-before="auto" style:column-width="1.6193in"/>
    </style:style>
    <style:style style:name="co10" style:family="table-column">
      <style:table-column-properties fo:break-before="auto" style:column-width="1.6071in"/>
    </style:style>
    <style:style style:name="co11" style:family="table-column">
      <style:table-column-properties fo:break-before="auto" style:column-width="2.2098in"/>
    </style:style>
    <style:style style:name="co12" style:family="table-column">
      <style:table-column-properties fo:break-before="auto" style:column-width="1.4811in"/>
    </style:style>
    <style:style style:name="co13" style:family="table-column">
      <style:table-column-properties fo:break-before="auto" style:column-width="1.770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row table:style-name="ro1">
          <table:table-cell table:number-columns-repeated="4"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500">
            <text:p>500</text:p>
          </table:table-cell>
          <table:table-cell office:value-type="float" office:value="62.5">
            <text:p>62.5</text:p>
          </table:table-cell>
          <table:table-cell office:value-type="float" office:value="1000">
            <text:p>1000</text:p>
          </table:table-cell>
          <table:table-cell table:number-columns-repeated="10"/>
        </table:table-row>
        <table:table-row table:style-name="ro1">
          <table:table-cell office:value-type="float" office:value="245.950927734375">
            <text:p>245.9509277344</text:p>
          </table:table-cell>
          <table:table-cell office:value-type="float" office:value="246.831787109375">
            <text:p>246.8317871094</text:p>
          </table:table-cell>
          <table:table-cell office:value-type="float" office:value="246.266845703125">
            <text:p>246.2668457031</text:p>
          </table:table-cell>
          <table:table-cell office:value-type="float" office:value="247.64892578125">
            <text:p>247.6489257813</text:p>
          </table:table-cell>
          <table:table-cell office:value-type="float" office:value="122.663330078125">
            <text:p>122.6633300781</text:p>
          </table:table-cell>
          <table:table-cell office:value-type="float" office:value="498.408935546875">
            <text:p>498.4089355469</text:p>
          </table:table-cell>
          <table:table-cell office:value-type="float" office:value="60.169921875">
            <text:p>60.169921875</text:p>
          </table:table-cell>
          <table:table-cell office:value-type="float" office:value="996.93701171875">
            <text:p>996.9370117188</text:p>
          </table:table-cell>
          <table:table-cell table:formula="of:=ABS([.H2]-[.H1])" office:value-type="float" office:value="3.06298828125">
            <text:p>3.0629882813</text:p>
          </table:table-cell>
          <table:table-cell table:formula="of:=ABS([.F2]-[.F1])" office:value-type="float" office:value="1.591064453125">
            <text:p>1.5910644531</text:p>
          </table:table-cell>
          <table:table-cell table:formula="of:=ABS([.D2]-[.D1])" office:value-type="float" office:value="2.35107421875">
            <text:p>2.3510742188</text:p>
          </table:table-cell>
          <table:table-cell table:formula="of:=ABS([.E2]-[.E1])" office:value-type="float" office:value="2.336669921875">
            <text:p>2.3366699219</text:p>
          </table:table-cell>
          <table:table-cell table:formula="of:=ABS([.G2]-[.G1])" office:value-type="float" office:value="2.330078125">
            <text:p>2.330078125</text:p>
          </table:table-cell>
          <table:table-cell table:number-columns-repeated="5"/>
        </table:table-row>
        <table:table-row table:style-name="ro1">
          <table:table-cell office:value-type="float" office:value="252.3466796875">
            <text:p>252.3466796875</text:p>
          </table:table-cell>
          <table:table-cell office:value-type="float" office:value="251.220947265625">
            <text:p>251.2209472656</text:p>
          </table:table-cell>
          <table:table-cell office:value-type="float" office:value="250.410888671875">
            <text:p>250.4108886719</text:p>
          </table:table-cell>
          <table:table-cell office:value-type="float" office:value="251.056884765625">
            <text:p>251.0568847656</text:p>
          </table:table-cell>
          <table:table-cell office:value-type="float" office:value="124.978271484375">
            <text:p>124.9782714844</text:p>
          </table:table-cell>
          <table:table-cell office:value-type="float" office:value="500.3369140625">
            <text:p>500.3369140625</text:p>
          </table:table-cell>
          <table:table-cell office:value-type="float" office:value="61.8916015625">
            <text:p>61.8916015625</text:p>
          </table:table-cell>
          <table:table-cell office:value-type="float" office:value="1001.77514648438">
            <text:p>1001.7751464844</text:p>
          </table:table-cell>
          <table:table-cell table:formula="of:=ABS([.H3]-[.H2])" office:value-type="float" office:value="4.83813476563">
            <text:p>4.8381347656</text:p>
          </table:table-cell>
          <table:table-cell table:formula="of:=ABS([.F3]-[.F2])" office:value-type="float" office:value="1.927978515625">
            <text:p>1.9279785156</text:p>
          </table:table-cell>
          <table:table-cell table:formula="of:=ABS([.D3]-[.D2])" office:value-type="float" office:value="3.407958984375">
            <text:p>3.4079589844</text:p>
          </table:table-cell>
          <table:table-cell table:formula="of:=ABS([.E3]-[.E2])" office:value-type="float" office:value="2.31494140625">
            <text:p>2.3149414063</text:p>
          </table:table-cell>
          <table:table-cell table:formula="of:=ABS([.G3]-[.G2])" office:value-type="float" office:value="1.7216796875">
            <text:p>1.7216796875</text:p>
          </table:table-cell>
          <table:table-cell table:formula="of:=ABS([.I3]-[.I2])" office:value-type="float" office:value="1.77514648438">
            <text:p>1.7751464844</text:p>
          </table:table-cell>
          <table:table-cell table:formula="of:=ABS([.J3]-[.J2])" office:value-type="float" office:value="0.3369140625">
            <text:p>0.3369140625</text:p>
          </table:table-cell>
          <table:table-cell table:formula="of:=ABS([.K3]-[.K2])" office:value-type="float" office:value="1.056884765625">
            <text:p>1.0568847656</text:p>
          </table:table-cell>
          <table:table-cell table:formula="of:=ABS([.L3]-[.L2])" office:value-type="float" office:value="0.021728515625">
            <text:p>0.0217285156</text:p>
          </table:table-cell>
          <table:table-cell table:formula="of:=ABS([.M3]-[.M2])" office:value-type="float" office:value="0.6083984375">
            <text:p>0.6083984375</text:p>
          </table:table-cell>
        </table:table-row>
        <table:table-row table:style-name="ro1">
          <table:table-cell office:value-type="float" office:value="244.104248046875">
            <text:p>244.1042480469</text:p>
          </table:table-cell>
          <table:table-cell office:value-type="float" office:value="246.795166015625">
            <text:p>246.7951660156</text:p>
          </table:table-cell>
          <table:table-cell office:value-type="float" office:value="247.390869140625">
            <text:p>247.3908691406</text:p>
          </table:table-cell>
          <table:table-cell office:value-type="float" office:value="245.309814453125">
            <text:p>245.3098144531</text:p>
          </table:table-cell>
          <table:table-cell office:value-type="float" office:value="123.3271484375">
            <text:p>123.3271484375</text:p>
          </table:table-cell>
          <table:table-cell office:value-type="float" office:value="497.4580078125">
            <text:p>497.4580078125</text:p>
          </table:table-cell>
          <table:table-cell office:value-type="float" office:value="61.17578125">
            <text:p>61.17578125</text:p>
          </table:table-cell>
          <table:table-cell office:value-type="float" office:value="996.01708984375">
            <text:p>996.0170898438</text:p>
          </table:table-cell>
          <table:table-cell table:formula="of:=ABS([.H4]-[.H3])" office:value-type="float" office:value="5.75805664063">
            <text:p>5.7580566406</text:p>
          </table:table-cell>
          <table:table-cell table:formula="of:=ABS([.F4]-[.F3])" office:value-type="float" office:value="2.87890625">
            <text:p>2.87890625</text:p>
          </table:table-cell>
          <table:table-cell table:formula="of:=ABS([.D4]-[.D3])" office:value-type="float" office:value="5.7470703125">
            <text:p>5.7470703125</text:p>
          </table:table-cell>
          <table:table-cell table:formula="of:=ABS([.E4]-[.E3])" office:value-type="float" office:value="1.651123046875">
            <text:p>1.6511230469</text:p>
          </table:table-cell>
          <table:table-cell table:formula="of:=ABS([.G4]-[.G3])" office:value-type="float" office:value="0.7158203125">
            <text:p>0.7158203125</text:p>
          </table:table-cell>
          <table:table-cell table:formula="of:=ABS([.I4]-[.I3])" office:value-type="float" office:value="0.919921875">
            <text:p>0.919921875</text:p>
          </table:table-cell>
          <table:table-cell table:formula="of:=ABS([.J4]-[.J3])" office:value-type="float" office:value="0.950927734375">
            <text:p>0.9509277344</text:p>
          </table:table-cell>
          <table:table-cell table:formula="of:=ABS([.K4]-[.K3])" office:value-type="float" office:value="2.339111328125">
            <text:p>2.3391113281</text:p>
          </table:table-cell>
          <table:table-cell table:formula="of:=ABS([.L4]-[.L3])" office:value-type="float" office:value="0.663818359375">
            <text:p>0.6638183594</text:p>
          </table:table-cell>
          <table:table-cell table:formula="of:=ABS([.M4]-[.M3])" office:value-type="float" office:value="1.005859375">
            <text:p>1.005859375</text:p>
          </table:table-cell>
        </table:table-row>
        <table:table-row table:style-name="ro1">
          <table:table-cell office:value-type="float" office:value="252.964111328125">
            <text:p>252.9641113281</text:p>
          </table:table-cell>
          <table:table-cell office:value-type="float" office:value="250.60693359375">
            <text:p>250.6069335938</text:p>
          </table:table-cell>
          <table:table-cell office:value-type="float" office:value="250.964111328125">
            <text:p>250.9641113281</text:p>
          </table:table-cell>
          <table:table-cell office:value-type="float" office:value="252.882080078125">
            <text:p>252.8820800781</text:p>
          </table:table-cell>
          <table:table-cell office:value-type="float" office:value="124.888916015625">
            <text:p>124.8889160156</text:p>
          </table:table-cell>
          <table:table-cell office:value-type="float" office:value="500.418212890625">
            <text:p>500.4182128906</text:p>
          </table:table-cell>
          <table:table-cell office:value-type="float" office:value="60.423828125">
            <text:p>60.423828125</text:p>
          </table:table-cell>
          <table:table-cell office:value-type="float" office:value="1001.49584960938">
            <text:p>1001.4958496094</text:p>
          </table:table-cell>
          <table:table-cell table:formula="of:=ABS([.H5]-[.H4])" office:value-type="float" office:value="5.47875976563">
            <text:p>5.4787597656</text:p>
          </table:table-cell>
          <table:table-cell table:formula="of:=ABS([.F5]-[.F4])" office:value-type="float" office:value="2.960205078125">
            <text:p>2.9602050781</text:p>
          </table:table-cell>
          <table:table-cell table:formula="of:=ABS([.D5]-[.D4])" office:value-type="float" office:value="7.572265625">
            <text:p>7.572265625</text:p>
          </table:table-cell>
          <table:table-cell table:formula="of:=ABS([.E5]-[.E4])" office:value-type="float" office:value="1.561767578125">
            <text:p>1.5617675781</text:p>
          </table:table-cell>
          <table:table-cell table:formula="of:=ABS([.G5]-[.G4])" office:value-type="float" office:value="0.751953125">
            <text:p>0.751953125</text:p>
          </table:table-cell>
          <table:table-cell table:formula="of:=ABS([.I5]-[.I4])" office:value-type="float" office:value="0.279296875">
            <text:p>0.279296875</text:p>
          </table:table-cell>
          <table:table-cell table:formula="of:=ABS([.J5]-[.J4])" office:value-type="float" office:value="0.081298828125">
            <text:p>0.0812988281</text:p>
          </table:table-cell>
          <table:table-cell table:formula="of:=ABS([.K5]-[.K4])" office:value-type="float" office:value="1.8251953125">
            <text:p>1.8251953125</text:p>
          </table:table-cell>
          <table:table-cell table:formula="of:=ABS([.L5]-[.L4])" office:value-type="float" office:value="0.08935546875">
            <text:p>0.0893554688</text:p>
          </table:table-cell>
          <table:table-cell table:formula="of:=ABS([.M5]-[.M4])" office:value-type="float" office:value="0.0361328125">
            <text:p>0.0361328125</text:p>
          </table:table-cell>
        </table:table-row>
        <table:table-row table:style-name="ro1">
          <table:table-cell office:value-type="float" office:value="245.626953125">
            <text:p>245.626953125</text:p>
          </table:table-cell>
          <table:table-cell office:value-type="float" office:value="247.5400390625">
            <text:p>247.5400390625</text:p>
          </table:table-cell>
          <table:table-cell office:value-type="float" office:value="247.036865234375">
            <text:p>247.0368652344</text:p>
          </table:table-cell>
          <table:table-cell office:value-type="float" office:value="243.39501953125">
            <text:p>243.3950195313</text:p>
          </table:table-cell>
          <table:table-cell office:value-type="float" office:value="123.781982421875">
            <text:p>123.7819824219</text:p>
          </table:table-cell>
          <table:table-cell office:value-type="float" office:value="497.4482421875">
            <text:p>497.4482421875</text:p>
          </table:table-cell>
          <table:table-cell office:value-type="float" office:value="63.558837890625">
            <text:p>63.5588378906</text:p>
          </table:table-cell>
          <table:table-cell office:value-type="float" office:value="996.7998046875">
            <text:p>996.7998046875</text:p>
          </table:table-cell>
          <table:table-cell table:formula="of:=ABS([.H6]-[.H5])" office:value-type="float" office:value="4.69604492188">
            <text:p>4.6960449219</text:p>
          </table:table-cell>
          <table:table-cell table:formula="of:=ABS([.F6]-[.F5])" office:value-type="float" office:value="2.969970703125">
            <text:p>2.9699707031</text:p>
          </table:table-cell>
          <table:table-cell table:formula="of:=ABS([.D6]-[.D5])" office:value-type="float" office:value="9.487060546875">
            <text:p>9.4870605469</text:p>
          </table:table-cell>
          <table:table-cell table:formula="of:=ABS([.E6]-[.E5])" office:value-type="float" office:value="1.10693359375">
            <text:p>1.1069335938</text:p>
          </table:table-cell>
          <table:table-cell table:formula="of:=ABS([.G6]-[.G5])" office:value-type="float" office:value="3.135009765625">
            <text:p>3.1350097656</text:p>
          </table:table-cell>
          <table:table-cell table:formula="of:=ABS([.I6]-[.I5])" office:value-type="float" office:value="0.78271484375">
            <text:p>0.7827148438</text:p>
          </table:table-cell>
          <table:table-cell table:formula="of:=ABS([.J6]-[.J5])" office:value-type="float" office:value="0.009765625">
            <text:p>0.009765625</text:p>
          </table:table-cell>
          <table:table-cell table:formula="of:=ABS([.K6]-[.K5])" office:value-type="float" office:value="1.914794921875">
            <text:p>1.9147949219</text:p>
          </table:table-cell>
          <table:table-cell table:formula="of:=ABS([.L6]-[.L5])" office:value-type="float" office:value="0.454833984375">
            <text:p>0.4548339844</text:p>
          </table:table-cell>
          <table:table-cell table:formula="of:=ABS([.M6]-[.M5])" office:value-type="float" office:value="2.383056640625">
            <text:p>2.3830566406</text:p>
          </table:table-cell>
        </table:table-row>
        <table:table-row table:style-name="ro1">
          <table:table-cell office:value-type="float" office:value="251.078125">
            <text:p>251.078125</text:p>
          </table:table-cell>
          <table:table-cell office:value-type="float" office:value="250.36181640625">
            <text:p>250.3618164063</text:p>
          </table:table-cell>
          <table:table-cell office:value-type="float" office:value="248.697265625">
            <text:p>248.697265625</text:p>
          </table:table-cell>
          <table:table-cell office:value-type="float" office:value="255.0419921875">
            <text:p>255.0419921875</text:p>
          </table:table-cell>
          <table:table-cell office:value-type="float" office:value="124.826904296875">
            <text:p>124.8269042969</text:p>
          </table:table-cell>
          <table:table-cell office:value-type="float" office:value="500.476806640625">
            <text:p>500.4768066406</text:p>
          </table:table-cell>
          <table:table-cell office:value-type="float" office:value="60.225830078125">
            <text:p>60.2258300781</text:p>
          </table:table-cell>
          <table:table-cell office:value-type="float" office:value="1001.65795898438">
            <text:p>1001.6579589844</text:p>
          </table:table-cell>
          <table:table-cell table:formula="of:=ABS([.H7]-[.H6])" office:value-type="float" office:value="4.85815429688">
            <text:p>4.8581542969</text:p>
          </table:table-cell>
          <table:table-cell table:formula="of:=ABS([.F7]-[.F6])" office:value-type="float" office:value="3.028564453125">
            <text:p>3.0285644531</text:p>
          </table:table-cell>
          <table:table-cell table:formula="of:=ABS([.D7]-[.D6])" office:value-type="float" office:value="11.64697265625">
            <text:p>11.6469726563</text:p>
          </table:table-cell>
          <table:table-cell table:formula="of:=ABS([.E7]-[.E6])" office:value-type="float" office:value="1.044921875">
            <text:p>1.044921875</text:p>
          </table:table-cell>
          <table:table-cell table:formula="of:=ABS([.G7]-[.G6])" office:value-type="float" office:value="3.3330078125">
            <text:p>3.3330078125</text:p>
          </table:table-cell>
          <table:table-cell table:formula="of:=ABS([.I7]-[.I6])" office:value-type="float" office:value="0.162109375">
            <text:p>0.162109375</text:p>
          </table:table-cell>
          <table:table-cell table:formula="of:=ABS([.J7]-[.J6])" office:value-type="float" office:value="0.05859375">
            <text:p>0.05859375</text:p>
          </table:table-cell>
          <table:table-cell table:formula="of:=ABS([.K7]-[.K6])" office:value-type="float" office:value="2.159912109375">
            <text:p>2.1599121094</text:p>
          </table:table-cell>
          <table:table-cell table:formula="of:=ABS([.L7]-[.L6])" office:value-type="float" office:value="0.06201171875">
            <text:p>0.0620117188</text:p>
          </table:table-cell>
          <table:table-cell table:formula="of:=ABS([.M7]-[.M6])" office:value-type="float" office:value="0.197998046875">
            <text:p>0.1979980469</text:p>
          </table:table-cell>
        </table:table-row>
        <table:table-row table:style-name="ro1">
          <table:table-cell office:value-type="float" office:value="245.4169921875">
            <text:p>245.4169921875</text:p>
          </table:table-cell>
          <table:table-cell office:value-type="float" office:value="246.938232421875">
            <text:p>246.9382324219</text:p>
          </table:table-cell>
          <table:table-cell office:value-type="float" office:value="248.73681640625">
            <text:p>248.7368164063</text:p>
          </table:table-cell>
          <table:table-cell office:value-type="float" office:value="240.97705078125">
            <text:p>240.9770507813</text:p>
          </table:table-cell>
          <table:table-cell office:value-type="float" office:value="123.7421875">
            <text:p>123.7421875</text:p>
          </table:table-cell>
          <table:table-cell office:value-type="float" office:value="498.51171875">
            <text:p>498.51171875</text:p>
          </table:table-cell>
          <table:table-cell office:value-type="float" office:value="62.3427734375">
            <text:p>62.3427734375</text:p>
          </table:table-cell>
          <table:table-cell office:value-type="float" office:value="996.78076171875">
            <text:p>996.7807617188</text:p>
          </table:table-cell>
          <table:table-cell table:formula="of:=ABS([.H8]-[.H7])" office:value-type="float" office:value="4.87719726563">
            <text:p>4.8771972656</text:p>
          </table:table-cell>
          <table:table-cell table:formula="of:=ABS([.F8]-[.F7])" office:value-type="float" office:value="1.965087890625">
            <text:p>1.9650878906</text:p>
          </table:table-cell>
          <table:table-cell table:formula="of:=ABS([.D8]-[.D7])" office:value-type="float" office:value="14.06494140625">
            <text:p>14.0649414063</text:p>
          </table:table-cell>
          <table:table-cell table:formula="of:=ABS([.E8]-[.E7])" office:value-type="float" office:value="1.084716796875">
            <text:p>1.0847167969</text:p>
          </table:table-cell>
          <table:table-cell table:formula="of:=ABS([.G8]-[.G7])" office:value-type="float" office:value="2.116943359375">
            <text:p>2.1169433594</text:p>
          </table:table-cell>
          <table:table-cell table:formula="of:=ABS([.I8]-[.I7])" office:value-type="float" office:value="0.01904296875">
            <text:p>0.0190429688</text:p>
          </table:table-cell>
          <table:table-cell table:formula="of:=ABS([.J8]-[.J7])" office:value-type="float" office:value="1.0634765625">
            <text:p>1.0634765625</text:p>
          </table:table-cell>
          <table:table-cell table:formula="of:=ABS([.K8]-[.K7])" office:value-type="float" office:value="2.41796875">
            <text:p>2.41796875</text:p>
          </table:table-cell>
          <table:table-cell table:formula="of:=ABS([.L8]-[.L7])" office:value-type="float" office:value="0.039794921875">
            <text:p>0.0397949219</text:p>
          </table:table-cell>
          <table:table-cell table:formula="of:=ABS([.M8]-[.M7])" office:value-type="float" office:value="1.216064453125">
            <text:p>1.2160644531</text:p>
          </table:table-cell>
        </table:table-row>
        <table:table-row table:style-name="ro1">
          <table:table-cell office:value-type="float" office:value="251.15478515625">
            <text:p>251.1547851563</text:p>
          </table:table-cell>
          <table:table-cell office:value-type="float" office:value="250.30908203125">
            <text:p>250.3090820313</text:p>
          </table:table-cell>
          <table:table-cell office:value-type="float" office:value="249.045166015625">
            <text:p>249.0451660156</text:p>
          </table:table-cell>
          <table:table-cell office:value-type="float" office:value="257.059814453125">
            <text:p>257.0598144531</text:p>
          </table:table-cell>
          <table:table-cell office:value-type="float" office:value="124.697998046875">
            <text:p>124.6979980469</text:p>
          </table:table-cell>
          <table:table-cell office:value-type="float" office:value="500.119873046875">
            <text:p>500.1198730469</text:p>
          </table:table-cell>
          <table:table-cell office:value-type="float" office:value="61.238037109375">
            <text:p>61.2380371094</text:p>
          </table:table-cell>
          <table:table-cell office:value-type="float" office:value="970.52001953125">
            <text:p>970.5200195313</text:p>
          </table:table-cell>
          <table:table-cell table:formula="of:=ABS([.H9]-[.H8])" office:value-type="float" office:value="26.2607421875">
            <text:p>26.2607421875</text:p>
          </table:table-cell>
          <table:table-cell table:formula="of:=ABS([.F9]-[.F8])" office:value-type="float" office:value="1.608154296875">
            <text:p>1.6081542969</text:p>
          </table:table-cell>
          <table:table-cell table:formula="of:=ABS([.D9]-[.D8])" office:value-type="float" office:value="16.082763671875">
            <text:p>16.0827636719</text:p>
          </table:table-cell>
          <table:table-cell table:formula="of:=ABS([.E9]-[.E8])" office:value-type="float" office:value="0.955810546875">
            <text:p>0.9558105469</text:p>
          </table:table-cell>
          <table:table-cell table:formula="of:=ABS([.G9]-[.G8])" office:value-type="float" office:value="1.104736328125">
            <text:p>1.1047363281</text:p>
          </table:table-cell>
          <table:table-cell table:formula="of:=ABS([.I9]-[.I8])" office:value-type="float" office:value="21.38354492187">
            <text:p>21.3835449219</text:p>
          </table:table-cell>
          <table:table-cell table:formula="of:=ABS([.J9]-[.J8])" office:value-type="float" office:value="0.35693359375">
            <text:p>0.3569335938</text:p>
          </table:table-cell>
          <table:table-cell table:formula="of:=ABS([.K9]-[.K8])" office:value-type="float" office:value="2.017822265625">
            <text:p>2.0178222656</text:p>
          </table:table-cell>
          <table:table-cell table:formula="of:=ABS([.L9]-[.L8])" office:value-type="float" office:value="0.12890625">
            <text:p>0.12890625</text:p>
          </table:table-cell>
          <table:table-cell table:formula="of:=ABS([.M9]-[.M8])" office:value-type="float" office:value="1.01220703125">
            <text:p>1.0122070313</text:p>
          </table:table-cell>
        </table:table-row>
        <table:table-row table:style-name="ro1">
          <table:table-cell office:value-type="float" office:value="245.66796875">
            <text:p>245.66796875</text:p>
          </table:table-cell>
          <table:table-cell office:value-type="float" office:value="246.9990234375">
            <text:p>246.9990234375</text:p>
          </table:table-cell>
          <table:table-cell office:value-type="float" office:value="248.1357421875">
            <text:p>248.1357421875</text:p>
          </table:table-cell>
          <table:table-cell office:value-type="float" office:value="241.087646484375">
            <text:p>241.0876464844</text:p>
          </table:table-cell>
          <table:table-cell office:value-type="float" office:value="122.81787109375">
            <text:p>122.8178710938</text:p>
          </table:table-cell>
          <table:table-cell office:value-type="float" office:value="497.676025390625">
            <text:p>497.6760253906</text:p>
          </table:table-cell>
          <table:table-cell office:value-type="float" office:value="61.33349609375">
            <text:p>61.3334960938</text:p>
          </table:table-cell>
          <table:table-cell office:value-type="float" office:value="1028.44116210938">
            <text:p>1028.4411621094</text:p>
          </table:table-cell>
          <table:table-cell table:formula="of:=ABS([.H10]-[.H9])" office:value-type="float" office:value="57.92114257813">
            <text:p>57.9211425781</text:p>
          </table:table-cell>
          <table:table-cell table:formula="of:=ABS([.F10]-[.F9])" office:value-type="float" office:value="2.44384765625">
            <text:p>2.4438476563</text:p>
          </table:table-cell>
          <table:table-cell table:formula="of:=ABS([.D10]-[.D9])" office:value-type="float" office:value="15.97216796875">
            <text:p>15.9721679688</text:p>
          </table:table-cell>
          <table:table-cell table:formula="of:=ABS([.E10]-[.E9])" office:value-type="float" office:value="1.880126953125">
            <text:p>1.8801269531</text:p>
          </table:table-cell>
          <table:table-cell table:formula="of:=ABS([.G10]-[.G9])" office:value-type="float" office:value="0.095458984375">
            <text:p>0.0954589844</text:p>
          </table:table-cell>
          <table:table-cell table:formula="of:=ABS([.I10]-[.I9])" office:value-type="float" office:value="31.66040039063">
            <text:p>31.6604003906</text:p>
          </table:table-cell>
          <table:table-cell table:formula="of:=ABS([.J10]-[.J9])" office:value-type="float" office:value="0.835693359375">
            <text:p>0.8356933594</text:p>
          </table:table-cell>
          <table:table-cell table:formula="of:=ABS([.K10]-[.K9])" office:value-type="float" office:value="0.110595703125">
            <text:p>0.1105957031</text:p>
          </table:table-cell>
          <table:table-cell table:formula="of:=ABS([.L10]-[.L9])" office:value-type="float" office:value="0.92431640625">
            <text:p>0.9243164063</text:p>
          </table:table-cell>
          <table:table-cell table:formula="of:=ABS([.M10]-[.M9])" office:value-type="float" office:value="1.00927734375">
            <text:p>1.0092773438</text:p>
          </table:table-cell>
        </table:table-row>
        <table:table-row table:style-name="ro1">
          <table:table-cell office:value-type="float" office:value="252.3427734375">
            <text:p>252.3427734375</text:p>
          </table:table-cell>
          <table:table-cell office:value-type="float" office:value="250.922119140625">
            <text:p>250.9221191406</text:p>
          </table:table-cell>
          <table:table-cell office:value-type="float" office:value="249.222900390625">
            <text:p>249.2229003906</text:p>
          </table:table-cell>
          <table:table-cell office:value-type="float" office:value="255.88720703125">
            <text:p>255.8872070313</text:p>
          </table:table-cell>
          <table:table-cell office:value-type="float" office:value="125.452880859375">
            <text:p>125.4528808594</text:p>
          </table:table-cell>
          <table:table-cell office:value-type="float" office:value="500.248046875">
            <text:p>500.248046875</text:p>
          </table:table-cell>
          <table:table-cell office:value-type="float" office:value="62.17431640625">
            <text:p>62.1743164063</text:p>
          </table:table-cell>
          <table:table-cell office:value-type="float" office:value="969.864990234375">
            <text:p>969.8649902344</text:p>
          </table:table-cell>
          <table:table-cell table:formula="of:=ABS([.H11]-[.H10])" office:value-type="float" office:value="58.576171875005">
            <text:p>58.576171875</text:p>
          </table:table-cell>
          <table:table-cell table:formula="of:=ABS([.F11]-[.F10])" office:value-type="float" office:value="2.572021484375">
            <text:p>2.5720214844</text:p>
          </table:table-cell>
          <table:table-cell table:formula="of:=ABS([.D11]-[.D10])" office:value-type="float" office:value="14.799560546875">
            <text:p>14.7995605469</text:p>
          </table:table-cell>
          <table:table-cell table:formula="of:=ABS([.E11]-[.E10])" office:value-type="float" office:value="2.635009765625">
            <text:p>2.6350097656</text:p>
          </table:table-cell>
          <table:table-cell table:formula="of:=ABS([.G11]-[.G10])" office:value-type="float" office:value="0.8408203125">
            <text:p>0.8408203125</text:p>
          </table:table-cell>
          <table:table-cell table:formula="of:=ABS([.I11]-[.I10])" office:value-type="float" office:value="0.655029296875">
            <text:p>0.6550292969</text:p>
          </table:table-cell>
          <table:table-cell table:formula="of:=ABS([.J11]-[.J10])" office:value-type="float" office:value="0.128173828125">
            <text:p>0.1281738281</text:p>
          </table:table-cell>
          <table:table-cell table:formula="of:=ABS([.K11]-[.K10])" office:value-type="float" office:value="1.172607421875">
            <text:p>1.1726074219</text:p>
          </table:table-cell>
          <table:table-cell table:formula="of:=ABS([.L11]-[.L10])" office:value-type="float" office:value="0.7548828125">
            <text:p>0.7548828125</text:p>
          </table:table-cell>
          <table:table-cell table:formula="of:=ABS([.M11]-[.M10])" office:value-type="float" office:value="0.745361328125">
            <text:p>0.7453613281</text:p>
          </table:table-cell>
        </table:table-row>
        <table:table-row table:style-name="ro1">
          <table:table-cell office:value-type="float" office:value="245.01025390625">
            <text:p>245.0102539063</text:p>
          </table:table-cell>
          <table:table-cell office:value-type="float" office:value="247.1962890625">
            <text:p>247.1962890625</text:p>
          </table:table-cell>
          <table:table-cell office:value-type="float" office:value="248.498046875">
            <text:p>248.498046875</text:p>
          </table:table-cell>
          <table:table-cell office:value-type="float" office:value="242.0078125">
            <text:p>242.0078125</text:p>
          </table:table-cell>
          <table:table-cell office:value-type="float" office:value="120.76220703125">
            <text:p>120.7622070313</text:p>
          </table:table-cell>
          <table:table-cell office:value-type="float" office:value="497.77490234375">
            <text:p>497.7749023438</text:p>
          </table:table-cell>
          <table:table-cell office:value-type="float" office:value="60.1240234375">
            <text:p>60.1240234375</text:p>
          </table:table-cell>
          <table:table-cell office:value-type="float" office:value="1027.7998046875">
            <text:p>1027.7998046875</text:p>
          </table:table-cell>
          <table:table-cell table:formula="of:=ABS([.H12]-[.H11])" office:value-type="float" office:value="57.934814453125">
            <text:p>57.9348144531</text:p>
          </table:table-cell>
          <table:table-cell table:formula="of:=ABS([.F12]-[.F11])" office:value-type="float" office:value="2.47314453125">
            <text:p>2.4731445313</text:p>
          </table:table-cell>
          <table:table-cell table:formula="of:=ABS([.D12]-[.D11])" office:value-type="float" office:value="13.87939453125">
            <text:p>13.8793945313</text:p>
          </table:table-cell>
          <table:table-cell table:formula="of:=ABS([.E12]-[.E11])" office:value-type="float" office:value="4.690673828125">
            <text:p>4.6906738281</text:p>
          </table:table-cell>
          <table:table-cell table:formula="of:=ABS([.G12]-[.G11])" office:value-type="float" office:value="2.05029296875">
            <text:p>2.0502929688</text:p>
          </table:table-cell>
          <table:table-cell table:formula="of:=ABS([.I12]-[.I11])" office:value-type="float" office:value="0.641357421880002">
            <text:p>0.6413574219</text:p>
          </table:table-cell>
          <table:table-cell table:formula="of:=ABS([.J12]-[.J11])" office:value-type="float" office:value="0.098876953125">
            <text:p>0.0988769531</text:p>
          </table:table-cell>
          <table:table-cell table:formula="of:=ABS([.K12]-[.K11])" office:value-type="float" office:value="0.920166015625">
            <text:p>0.9201660156</text:p>
          </table:table-cell>
          <table:table-cell table:formula="of:=ABS([.L12]-[.L11])" office:value-type="float" office:value="2.0556640625">
            <text:p>2.0556640625</text:p>
          </table:table-cell>
          <table:table-cell table:formula="of:=ABS([.M12]-[.M11])" office:value-type="float" office:value="1.20947265625">
            <text:p>1.2094726563</text:p>
          </table:table-cell>
        </table:table-row>
        <table:table-row table:style-name="ro1">
          <table:table-cell office:value-type="float" office:value="251.296142578125">
            <text:p>251.2961425781</text:p>
          </table:table-cell>
          <table:table-cell office:value-type="float" office:value="250.7392578125">
            <text:p>250.7392578125</text:p>
          </table:table-cell>
          <table:table-cell office:value-type="float" office:value="248.048095703125">
            <text:p>248.0480957031</text:p>
          </table:table-cell>
          <table:table-cell office:value-type="float" office:value="253.988037109375">
            <text:p>253.9880371094</text:p>
          </table:table-cell>
          <table:table-cell office:value-type="float" office:value="126.906005859375">
            <text:p>126.9060058594</text:p>
          </table:table-cell>
          <table:table-cell office:value-type="float" office:value="500.94189453125">
            <text:p>500.9418945313</text:p>
          </table:table-cell>
          <table:table-cell office:value-type="float" office:value="63.550048828125">
            <text:p>63.5500488281</text:p>
          </table:table-cell>
          <table:table-cell office:value-type="float" office:value="969.697021484375">
            <text:p>969.6970214844</text:p>
          </table:table-cell>
          <table:table-cell table:formula="of:=ABS([.H13]-[.H12])" office:value-type="float" office:value="58.102783203125">
            <text:p>58.1027832031</text:p>
          </table:table-cell>
          <table:table-cell table:formula="of:=ABS([.F13]-[.F12])" office:value-type="float" office:value="3.1669921875">
            <text:p>3.1669921875</text:p>
          </table:table-cell>
          <table:table-cell table:formula="of:=ABS([.D13]-[.D12])" office:value-type="float" office:value="11.980224609375">
            <text:p>11.9802246094</text:p>
          </table:table-cell>
          <table:table-cell table:formula="of:=ABS([.E13]-[.E12])" office:value-type="float" office:value="6.143798828125">
            <text:p>6.1437988281</text:p>
          </table:table-cell>
          <table:table-cell table:formula="of:=ABS([.G13]-[.G12])" office:value-type="float" office:value="3.426025390625">
            <text:p>3.4260253906</text:p>
          </table:table-cell>
          <table:table-cell table:formula="of:=ABS([.I13]-[.I12])" office:value-type="float" office:value="0.16796875">
            <text:p>0.16796875</text:p>
          </table:table-cell>
          <table:table-cell table:formula="of:=ABS([.J13]-[.J12])" office:value-type="float" office:value="0.69384765625">
            <text:p>0.6938476563</text:p>
          </table:table-cell>
          <table:table-cell table:formula="of:=ABS([.K13]-[.K12])" office:value-type="float" office:value="1.899169921875">
            <text:p>1.8991699219</text:p>
          </table:table-cell>
          <table:table-cell table:formula="of:=ABS([.L13]-[.L12])" office:value-type="float" office:value="1.453125">
            <text:p>1.453125</text:p>
          </table:table-cell>
          <table:table-cell table:formula="of:=ABS([.M13]-[.M12])" office:value-type="float" office:value="1.375732421875">
            <text:p>1.3757324219</text:p>
          </table:table-cell>
        </table:table-row>
        <table:table-row table:style-name="ro1">
          <table:table-cell office:value-type="float" office:value="246.923095703125">
            <text:p>246.9230957031</text:p>
          </table:table-cell>
          <table:table-cell office:value-type="float" office:value="247.31689453125">
            <text:p>247.3168945313</text:p>
          </table:table-cell>
          <table:table-cell office:value-type="float" office:value="248.7431640625">
            <text:p>248.7431640625</text:p>
          </table:table-cell>
          <table:table-cell office:value-type="float" office:value="243.9638671875">
            <text:p>243.9638671875</text:p>
          </table:table-cell>
          <table:table-cell office:value-type="float" office:value="120.489990234375">
            <text:p>120.4899902344</text:p>
          </table:table-cell>
          <table:table-cell office:value-type="float" office:value="497.0849609375">
            <text:p>497.0849609375</text:p>
          </table:table-cell>
          <table:table-cell office:value-type="float" office:value="59.158935546875">
            <text:p>59.1589355469</text:p>
          </table:table-cell>
          <table:table-cell office:value-type="float" office:value="1028.57421875">
            <text:p>1028.57421875</text:p>
          </table:table-cell>
          <table:table-cell table:formula="of:=ABS([.H14]-[.H13])" office:value-type="float" office:value="58.877197265625">
            <text:p>58.8771972656</text:p>
          </table:table-cell>
          <table:table-cell table:formula="of:=ABS([.F14]-[.F13])" office:value-type="float" office:value="3.85693359375">
            <text:p>3.8569335938</text:p>
          </table:table-cell>
          <table:table-cell table:formula="of:=ABS([.D14]-[.D13])" office:value-type="float" office:value="10.024169921875">
            <text:p>10.0241699219</text:p>
          </table:table-cell>
          <table:table-cell table:formula="of:=ABS([.E14]-[.E13])" office:value-type="float" office:value="6.416015625">
            <text:p>6.416015625</text:p>
          </table:table-cell>
          <table:table-cell table:formula="of:=ABS([.G14]-[.G13])" office:value-type="float" office:value="4.39111328125">
            <text:p>4.3911132813</text:p>
          </table:table-cell>
          <table:table-cell table:formula="of:=ABS([.I14]-[.I13])" office:value-type="float" office:value="0.7744140625">
            <text:p>0.7744140625</text:p>
          </table:table-cell>
          <table:table-cell table:formula="of:=ABS([.J14]-[.J13])" office:value-type="float" office:value="0.68994140625">
            <text:p>0.6899414063</text:p>
          </table:table-cell>
          <table:table-cell table:formula="of:=ABS([.K14]-[.K13])" office:value-type="float" office:value="1.9560546875">
            <text:p>1.9560546875</text:p>
          </table:table-cell>
          <table:table-cell table:formula="of:=ABS([.L14]-[.L13])" office:value-type="float" office:value="0.272216796875">
            <text:p>0.2722167969</text:p>
          </table:table-cell>
          <table:table-cell table:formula="of:=ABS([.M14]-[.M13])" office:value-type="float" office:value="0.965087890625">
            <text:p>0.9650878906</text:p>
          </table:table-cell>
        </table:table-row>
        <table:table-row table:style-name="ro1">
          <table:table-cell office:value-type="float" office:value="249.718994140625">
            <text:p>249.7189941406</text:p>
          </table:table-cell>
          <table:table-cell office:value-type="float" office:value="249.696044921875">
            <text:p>249.6960449219</text:p>
          </table:table-cell>
          <table:table-cell office:value-type="float" office:value="249.1337890625">
            <text:p>249.1337890625</text:p>
          </table:table-cell>
          <table:table-cell office:value-type="float" office:value="254.5888671875">
            <text:p>254.5888671875</text:p>
          </table:table-cell>
          <table:table-cell office:value-type="float" office:value="127.1328125">
            <text:p>127.1328125</text:p>
          </table:table-cell>
          <table:table-cell office:value-type="float" office:value="499.903076171875">
            <text:p>499.9030761719</text:p>
          </table:table-cell>
          <table:table-cell office:value-type="float" office:value="63.4970703125">
            <text:p>63.4970703125</text:p>
          </table:table-cell>
          <table:table-cell office:value-type="float" office:value="969.134033203125">
            <text:p>969.1340332031</text:p>
          </table:table-cell>
          <table:table-cell table:formula="of:=ABS([.H15]-[.H14])" office:value-type="float" office:value="59.440185546875">
            <text:p>59.4401855469</text:p>
          </table:table-cell>
          <table:table-cell table:formula="of:=ABS([.F15]-[.F14])" office:value-type="float" office:value="2.818115234375">
            <text:p>2.8181152344</text:p>
          </table:table-cell>
          <table:table-cell table:formula="of:=ABS([.D15]-[.D14])" office:value-type="float" office:value="10.625">
            <text:p>10.625</text:p>
          </table:table-cell>
          <table:table-cell table:formula="of:=ABS([.E15]-[.E14])" office:value-type="float" office:value="6.642822265625">
            <text:p>6.6428222656</text:p>
          </table:table-cell>
          <table:table-cell table:formula="of:=ABS([.G15]-[.G14])" office:value-type="float" office:value="4.338134765625">
            <text:p>4.3381347656</text:p>
          </table:table-cell>
          <table:table-cell table:formula="of:=ABS([.I15]-[.I14])" office:value-type="float" office:value="0.56298828125">
            <text:p>0.5629882813</text:p>
          </table:table-cell>
          <table:table-cell table:formula="of:=ABS([.J15]-[.J14])" office:value-type="float" office:value="1.038818359375">
            <text:p>1.0388183594</text:p>
          </table:table-cell>
          <table:table-cell table:formula="of:=ABS([.K15]-[.K14])" office:value-type="float" office:value="0.600830078125">
            <text:p>0.6008300781</text:p>
          </table:table-cell>
          <table:table-cell table:formula="of:=ABS([.L15]-[.L14])" office:value-type="float" office:value="0.226806640625">
            <text:p>0.2268066406</text:p>
          </table:table-cell>
          <table:table-cell table:formula="of:=ABS([.M15]-[.M14])" office:value-type="float" office:value="0.052978515625">
            <text:p>0.0529785156</text:p>
          </table:table-cell>
        </table:table-row>
        <table:table-row table:style-name="ro1">
          <table:table-cell office:value-type="float" office:value="248.4541015625">
            <text:p>248.4541015625</text:p>
          </table:table-cell>
          <table:table-cell office:value-type="float" office:value="248.179931640625">
            <text:p>248.1799316406</text:p>
          </table:table-cell>
          <table:table-cell office:value-type="float" office:value="248.363037109375">
            <text:p>248.3630371094</text:p>
          </table:table-cell>
          <table:table-cell office:value-type="float" office:value="243.007080078125">
            <text:p>243.0070800781</text:p>
          </table:table-cell>
          <table:table-cell office:value-type="float" office:value="119.887939453125">
            <text:p>119.8879394531</text:p>
          </table:table-cell>
          <table:table-cell office:value-type="float" office:value="498.78125">
            <text:p>498.78125</text:p>
          </table:table-cell>
          <table:table-cell office:value-type="float" office:value="59.041015625">
            <text:p>59.041015625</text:p>
          </table:table-cell>
          <table:table-cell office:value-type="float" office:value="1027.4521484375">
            <text:p>1027.4521484375</text:p>
          </table:table-cell>
          <table:table-cell table:formula="of:=ABS([.H16]-[.H15])" office:value-type="float" office:value="58.318115234375">
            <text:p>58.3181152344</text:p>
          </table:table-cell>
          <table:table-cell table:formula="of:=ABS([.F16]-[.F15])" office:value-type="float" office:value="1.121826171875">
            <text:p>1.1218261719</text:p>
          </table:table-cell>
          <table:table-cell table:formula="of:=ABS([.D16]-[.D15])" office:value-type="float" office:value="11.581787109375">
            <text:p>11.5817871094</text:p>
          </table:table-cell>
          <table:table-cell table:formula="of:=ABS([.E16]-[.E15])" office:value-type="float" office:value="7.244873046875">
            <text:p>7.2448730469</text:p>
          </table:table-cell>
          <table:table-cell table:formula="of:=ABS([.G16]-[.G15])" office:value-type="float" office:value="4.4560546875">
            <text:p>4.4560546875</text:p>
          </table:table-cell>
          <table:table-cell table:formula="of:=ABS([.I16]-[.I15])" office:value-type="float" office:value="1.1220703125">
            <text:p>1.1220703125</text:p>
          </table:table-cell>
          <table:table-cell table:formula="of:=ABS([.J16]-[.J15])" office:value-type="float" office:value="1.6962890625">
            <text:p>1.6962890625</text:p>
          </table:table-cell>
          <table:table-cell table:formula="of:=ABS([.K16]-[.K15])" office:value-type="float" office:value="0.956787109375">
            <text:p>0.9567871094</text:p>
          </table:table-cell>
          <table:table-cell table:formula="of:=ABS([.L16]-[.L15])" office:value-type="float" office:value="0.60205078125">
            <text:p>0.6020507813</text:p>
          </table:table-cell>
          <table:table-cell table:formula="of:=ABS([.M16]-[.M15])" office:value-type="float" office:value="0.117919921875">
            <text:p>0.1179199219</text:p>
          </table:table-cell>
        </table:table-row>
        <table:table-row table:style-name="ro1">
          <table:table-cell office:value-type="float" office:value="248.663818359375">
            <text:p>248.6638183594</text:p>
          </table:table-cell>
          <table:table-cell office:value-type="float" office:value="249.1376953125">
            <text:p>249.1376953125</text:p>
          </table:table-cell>
          <table:table-cell office:value-type="float" office:value="248.9599609375">
            <text:p>248.9599609375</text:p>
          </table:table-cell>
          <table:table-cell office:value-type="float" office:value="254.450927734375">
            <text:p>254.4509277344</text:p>
          </table:table-cell>
          <table:table-cell office:value-type="float" office:value="128.68115234375">
            <text:p>128.6811523438</text:p>
          </table:table-cell>
          <table:table-cell office:value-type="float" office:value="499.662109375">
            <text:p>499.662109375</text:p>
          </table:table-cell>
          <table:table-cell office:value-type="float" office:value="64.31396484375">
            <text:p>64.3139648438</text:p>
          </table:table-cell>
          <table:table-cell office:value-type="float" office:value="971.118896484375">
            <text:p>971.1188964844</text:p>
          </table:table-cell>
          <table:table-cell table:formula="of:=ABS([.H17]-[.H16])" office:value-type="float" office:value="56.333251953125">
            <text:p>56.3332519531</text:p>
          </table:table-cell>
          <table:table-cell table:formula="of:=ABS([.F17]-[.F16])" office:value-type="float" office:value="0.880859375">
            <text:p>0.880859375</text:p>
          </table:table-cell>
          <table:table-cell table:formula="of:=ABS([.D17]-[.D16])" office:value-type="float" office:value="11.44384765625">
            <text:p>11.4438476563</text:p>
          </table:table-cell>
          <table:table-cell table:formula="of:=ABS([.E17]-[.E16])" office:value-type="float" office:value="8.793212890625">
            <text:p>8.7932128906</text:p>
          </table:table-cell>
          <table:table-cell table:formula="of:=ABS([.G17]-[.G16])" office:value-type="float" office:value="5.27294921875">
            <text:p>5.2729492188</text:p>
          </table:table-cell>
          <table:table-cell table:formula="of:=ABS([.I17]-[.I16])" office:value-type="float" office:value="1.98486328125">
            <text:p>1.9848632813</text:p>
          </table:table-cell>
          <table:table-cell table:formula="of:=ABS([.J17]-[.J16])" office:value-type="float" office:value="0.240966796875">
            <text:p>0.2409667969</text:p>
          </table:table-cell>
          <table:table-cell table:formula="of:=ABS([.K17]-[.K16])" office:value-type="float" office:value="0.137939453125">
            <text:p>0.1379394531</text:p>
          </table:table-cell>
          <table:table-cell table:formula="of:=ABS([.L17]-[.L16])" office:value-type="float" office:value="1.54833984375">
            <text:p>1.5483398438</text:p>
          </table:table-cell>
          <table:table-cell table:formula="of:=ABS([.M17]-[.M16])" office:value-type="float" office:value="0.81689453125">
            <text:p>0.8168945313</text:p>
          </table:table-cell>
        </table:table-row>
        <table:table-row table:style-name="ro1">
          <table:table-cell office:value-type="float" office:value="249.266357421875">
            <text:p>249.2663574219</text:p>
          </table:table-cell>
          <table:table-cell office:value-type="float" office:value="248.057861328125">
            <text:p>248.0578613281</text:p>
          </table:table-cell>
          <table:table-cell office:value-type="float" office:value="249.1748046875">
            <text:p>249.1748046875</text:p>
          </table:table-cell>
          <table:table-cell office:value-type="float" office:value="243.970703125">
            <text:p>243.970703125</text:p>
          </table:table-cell>
          <table:table-cell office:value-type="float" office:value="119.673828125">
            <text:p>119.673828125</text:p>
          </table:table-cell>
          <table:table-cell office:value-type="float" office:value="499.323974609375">
            <text:p>499.3239746094</text:p>
          </table:table-cell>
          <table:table-cell office:value-type="float" office:value="58.18798828125">
            <text:p>58.1879882813</text:p>
          </table:table-cell>
          <table:table-cell office:value-type="float" office:value="1026.72094726563">
            <text:p>1026.7209472656</text:p>
          </table:table-cell>
          <table:table-cell table:formula="of:=ABS([.H18]-[.H17])" office:value-type="float" office:value="55.602050781255">
            <text:p>55.6020507813</text:p>
          </table:table-cell>
          <table:table-cell table:formula="of:=ABS([.F18]-[.F17])" office:value-type="float" office:value="0.338134765625">
            <text:p>0.3381347656</text:p>
          </table:table-cell>
          <table:table-cell table:formula="of:=ABS([.D18]-[.D17])" office:value-type="float" office:value="10.480224609375">
            <text:p>10.4802246094</text:p>
          </table:table-cell>
          <table:table-cell table:formula="of:=ABS([.E18]-[.E17])" office:value-type="float" office:value="9.00732421875">
            <text:p>9.0073242188</text:p>
          </table:table-cell>
          <table:table-cell table:formula="of:=ABS([.G18]-[.G17])" office:value-type="float" office:value="6.1259765625">
            <text:p>6.1259765625</text:p>
          </table:table-cell>
          <table:table-cell table:formula="of:=ABS([.I18]-[.I17])" office:value-type="float" office:value="0.731201171869998">
            <text:p>0.7312011719</text:p>
          </table:table-cell>
          <table:table-cell table:formula="of:=ABS([.J18]-[.J17])" office:value-type="float" office:value="0.542724609375">
            <text:p>0.5427246094</text:p>
          </table:table-cell>
          <table:table-cell table:formula="of:=ABS([.K18]-[.K17])" office:value-type="float" office:value="0.963623046875">
            <text:p>0.9636230469</text:p>
          </table:table-cell>
          <table:table-cell table:formula="of:=ABS([.L18]-[.L17])" office:value-type="float" office:value="0.214111328125">
            <text:p>0.2141113281</text:p>
          </table:table-cell>
          <table:table-cell table:formula="of:=ABS([.M18]-[.M17])" office:value-type="float" office:value="0.85302734375">
            <text:p>0.8530273438</text:p>
          </table:table-cell>
        </table:table-row>
        <table:table-row table:style-name="ro1">
          <table:table-cell office:value-type="float" office:value="247.939208984375">
            <text:p>247.9392089844</text:p>
          </table:table-cell>
          <table:table-cell office:value-type="float" office:value="248.7919921875">
            <text:p>248.7919921875</text:p>
          </table:table-cell>
          <table:table-cell office:value-type="float" office:value="246.361083984375">
            <text:p>246.3610839844</text:p>
          </table:table-cell>
          <table:table-cell office:value-type="float" office:value="252.593994140625">
            <text:p>252.5939941406</text:p>
          </table:table-cell>
          <table:table-cell office:value-type="float" office:value="128.67626953125">
            <text:p>128.6762695313</text:p>
          </table:table-cell>
          <table:table-cell office:value-type="float" office:value="499.3701171875">
            <text:p>499.3701171875</text:p>
          </table:table-cell>
          <table:table-cell office:value-type="float" office:value="64.40380859375">
            <text:p>64.4038085938</text:p>
          </table:table-cell>
          <table:table-cell office:value-type="float" office:value="971.203125">
            <text:p>971.203125</text:p>
          </table:table-cell>
          <table:table-cell table:formula="of:=ABS([.H19]-[.H18])" office:value-type="float" office:value="55.51782226563">
            <text:p>55.5178222656</text:p>
          </table:table-cell>
          <table:table-cell table:formula="of:=ABS([.F19]-[.F18])" office:value-type="float" office:value="0.046142578125">
            <text:p>0.0461425781</text:p>
          </table:table-cell>
          <table:table-cell table:formula="of:=ABS([.D19]-[.D18])" office:value-type="float" office:value="8.623291015625">
            <text:p>8.6232910156</text:p>
          </table:table-cell>
          <table:table-cell table:formula="of:=ABS([.E19]-[.E18])" office:value-type="float" office:value="9.00244140625">
            <text:p>9.0024414063</text:p>
          </table:table-cell>
          <table:table-cell table:formula="of:=ABS([.G19]-[.G18])" office:value-type="float" office:value="6.2158203125">
            <text:p>6.2158203125</text:p>
          </table:table-cell>
          <table:table-cell table:formula="of:=ABS([.I19]-[.I18])" office:value-type="float" office:value="0.084228515625">
            <text:p>0.0842285156</text:p>
          </table:table-cell>
          <table:table-cell table:formula="of:=ABS([.J19]-[.J18])" office:value-type="float" office:value="0.2919921875">
            <text:p>0.2919921875</text:p>
          </table:table-cell>
          <table:table-cell table:formula="of:=ABS([.K19]-[.K18])" office:value-type="float" office:value="1.85693359375">
            <text:p>1.8569335938</text:p>
          </table:table-cell>
          <table:table-cell table:formula="of:=ABS([.L19]-[.L18])" office:value-type="float" office:value="0.0048828125">
            <text:p>0.0048828125</text:p>
          </table:table-cell>
          <table:table-cell table:formula="of:=ABS([.M19]-[.M18])" office:value-type="float" office:value="0.08984375">
            <text:p>0.08984375</text:p>
          </table:table-cell>
        </table:table-row>
        <table:table-row table:style-name="ro1">
          <table:table-cell office:value-type="float" office:value="250.276123046875">
            <text:p>250.2761230469</text:p>
          </table:table-cell>
          <table:table-cell office:value-type="float" office:value="248.4716796875">
            <text:p>248.4716796875</text:p>
          </table:table-cell>
          <table:table-cell office:value-type="float" office:value="251.60400390625">
            <text:p>251.6040039063</text:p>
          </table:table-cell>
          <table:table-cell office:value-type="float" office:value="245.48193359375">
            <text:p>245.4819335938</text:p>
          </table:table-cell>
          <table:table-cell office:value-type="float" office:value="118.334228515625">
            <text:p>118.3342285156</text:p>
          </table:table-cell>
          <table:table-cell office:value-type="float" office:value="498.51171875">
            <text:p>498.51171875</text:p>
          </table:table-cell>
          <table:table-cell office:value-type="float" office:value="58.28173828125">
            <text:p>58.2817382813</text:p>
          </table:table-cell>
          <table:table-cell office:value-type="float" office:value="1026.3544921875">
            <text:p>1026.3544921875</text:p>
          </table:table-cell>
          <table:table-cell table:formula="of:=ABS([.H20]-[.H19])" office:value-type="float" office:value="55.1513671875">
            <text:p>55.1513671875</text:p>
          </table:table-cell>
          <table:table-cell table:formula="of:=ABS([.F20]-[.F19])" office:value-type="float" office:value="0.8583984375">
            <text:p>0.8583984375</text:p>
          </table:table-cell>
          <table:table-cell table:formula="of:=ABS([.D20]-[.D19])" office:value-type="float" office:value="7.112060546875">
            <text:p>7.1120605469</text:p>
          </table:table-cell>
          <table:table-cell table:formula="of:=ABS([.E20]-[.E19])" office:value-type="float" office:value="10.342041015625">
            <text:p>10.3420410156</text:p>
          </table:table-cell>
          <table:table-cell table:formula="of:=ABS([.G20]-[.G19])" office:value-type="float" office:value="6.1220703125">
            <text:p>6.1220703125</text:p>
          </table:table-cell>
          <table:table-cell table:formula="of:=ABS([.I20]-[.I19])" office:value-type="float" office:value="0.366455078130002">
            <text:p>0.3664550781</text:p>
          </table:table-cell>
          <table:table-cell table:formula="of:=ABS([.J20]-[.J19])" office:value-type="float" office:value="0.812255859375">
            <text:p>0.8122558594</text:p>
          </table:table-cell>
          <table:table-cell table:formula="of:=ABS([.K20]-[.K19])" office:value-type="float" office:value="1.51123046875">
            <text:p>1.5112304688</text:p>
          </table:table-cell>
          <table:table-cell table:formula="of:=ABS([.L20]-[.L19])" office:value-type="float" office:value="1.339599609375">
            <text:p>1.3395996094</text:p>
          </table:table-cell>
          <table:table-cell table:formula="of:=ABS([.M20]-[.M19])" office:value-type="float" office:value="0.09375">
            <text:p>0.09375</text:p>
          </table:table-cell>
        </table:table-row>
        <table:table-row table:style-name="ro1">
          <table:table-cell office:value-type="float" office:value="247.303955078125">
            <text:p>247.3039550781</text:p>
          </table:table-cell>
          <table:table-cell office:value-type="float" office:value="249.073974609375">
            <text:p>249.0739746094</text:p>
          </table:table-cell>
          <table:table-cell office:value-type="float" office:value="246.390869140625">
            <text:p>246.3908691406</text:p>
          </table:table-cell>
          <table:table-cell office:value-type="float" office:value="252.11474609375">
            <text:p>252.1147460938</text:p>
          </table:table-cell>
          <table:table-cell office:value-type="float" office:value="129.152099609375">
            <text:p>129.1520996094</text:p>
          </table:table-cell>
          <table:table-cell office:value-type="float" office:value="500.341552734375">
            <text:p>500.3415527344</text:p>
          </table:table-cell>
          <table:table-cell office:value-type="float" office:value="65.190673828125">
            <text:p>65.1906738281</text:p>
          </table:table-cell>
          <table:table-cell office:value-type="float" office:value="970.868896484375">
            <text:p>970.8688964844</text:p>
          </table:table-cell>
          <table:table-cell table:formula="of:=ABS([.H21]-[.H20])" office:value-type="float" office:value="55.485595703125">
            <text:p>55.4855957031</text:p>
          </table:table-cell>
          <table:table-cell table:formula="of:=ABS([.F21]-[.F20])" office:value-type="float" office:value="1.829833984375">
            <text:p>1.8298339844</text:p>
          </table:table-cell>
          <table:table-cell table:formula="of:=ABS([.D21]-[.D20])" office:value-type="float" office:value="6.6328125">
            <text:p>6.6328125</text:p>
          </table:table-cell>
          <table:table-cell table:formula="of:=ABS([.E21]-[.E20])" office:value-type="float" office:value="10.81787109375">
            <text:p>10.8178710938</text:p>
          </table:table-cell>
          <table:table-cell table:formula="of:=ABS([.G21]-[.G20])" office:value-type="float" office:value="6.908935546875">
            <text:p>6.9089355469</text:p>
          </table:table-cell>
          <table:table-cell table:formula="of:=ABS([.I21]-[.I20])" office:value-type="float" office:value="0.334228515625">
            <text:p>0.3342285156</text:p>
          </table:table-cell>
          <table:table-cell table:formula="of:=ABS([.J21]-[.J20])" office:value-type="float" office:value="0.971435546875">
            <text:p>0.9714355469</text:p>
          </table:table-cell>
          <table:table-cell table:formula="of:=ABS([.K21]-[.K20])" office:value-type="float" office:value="0.479248046875">
            <text:p>0.4792480469</text:p>
          </table:table-cell>
          <table:table-cell table:formula="of:=ABS([.L21]-[.L20])" office:value-type="float" office:value="0.475830078125">
            <text:p>0.4758300781</text:p>
          </table:table-cell>
          <table:table-cell table:formula="of:=ABS([.M21]-[.M20])" office:value-type="float" office:value="0.786865234375">
            <text:p>0.7868652344</text:p>
          </table:table-cell>
        </table:table-row>
        <table:table-row table:style-name="ro1">
          <table:table-cell office:value-type="float" office:value="250.06591796875">
            <text:p>250.0659179688</text:p>
          </table:table-cell>
          <table:table-cell office:value-type="float" office:value="248.39013671875">
            <text:p>248.3901367188</text:p>
          </table:table-cell>
          <table:table-cell office:value-type="float" office:value="250.072021484375">
            <text:p>250.0720214844</text:p>
          </table:table-cell>
          <table:table-cell office:value-type="float" office:value="245.34130859375">
            <text:p>245.3413085938</text:p>
          </table:table-cell>
          <table:table-cell office:value-type="float" office:value="117.572265625">
            <text:p>117.572265625</text:p>
          </table:table-cell>
          <table:table-cell office:value-type="float" office:value="498.4560546875">
            <text:p>498.4560546875</text:p>
          </table:table-cell>
          <table:table-cell office:value-type="float" office:value="57.21728515625">
            <text:p>57.2172851563</text:p>
          </table:table-cell>
          <table:table-cell office:value-type="float" office:value="1027.35815429688">
            <text:p>1027.3581542969</text:p>
          </table:table-cell>
          <table:table-cell table:formula="of:=ABS([.H22]-[.H21])" office:value-type="float" office:value="56.489257812505">
            <text:p>56.4892578125</text:p>
          </table:table-cell>
          <table:table-cell table:formula="of:=ABS([.F22]-[.F21])" office:value-type="float" office:value="1.885498046875">
            <text:p>1.8854980469</text:p>
          </table:table-cell>
          <table:table-cell table:formula="of:=ABS([.D22]-[.D21])" office:value-type="float" office:value="6.7734375">
            <text:p>6.7734375</text:p>
          </table:table-cell>
          <table:table-cell table:formula="of:=ABS([.E22]-[.E21])" office:value-type="float" office:value="11.579833984375">
            <text:p>11.5798339844</text:p>
          </table:table-cell>
          <table:table-cell table:formula="of:=ABS([.G22]-[.G21])" office:value-type="float" office:value="7.973388671875">
            <text:p>7.9733886719</text:p>
          </table:table-cell>
          <table:table-cell table:formula="of:=ABS([.I22]-[.I21])" office:value-type="float" office:value="1.00366210938">
            <text:p>1.0036621094</text:p>
          </table:table-cell>
          <table:table-cell table:formula="of:=ABS([.J22]-[.J21])" office:value-type="float" office:value="0.0556640625">
            <text:p>0.0556640625</text:p>
          </table:table-cell>
          <table:table-cell table:formula="of:=ABS([.K22]-[.K21])" office:value-type="float" office:value="0.140625">
            <text:p>0.140625</text:p>
          </table:table-cell>
          <table:table-cell table:formula="of:=ABS([.L22]-[.L21])" office:value-type="float" office:value="0.761962890625">
            <text:p>0.7619628906</text:p>
          </table:table-cell>
          <table:table-cell table:formula="of:=ABS([.M22]-[.M21])" office:value-type="float" office:value="1.064453125">
            <text:p>1.064453125</text:p>
          </table:table-cell>
        </table:table-row>
        <table:table-row table:style-name="ro1">
          <table:table-cell office:value-type="float" office:value="246.981201171875">
            <text:p>246.9812011719</text:p>
          </table:table-cell>
          <table:table-cell office:value-type="float" office:value="248.85205078125">
            <text:p>248.8520507813</text:p>
          </table:table-cell>
          <table:table-cell office:value-type="float" office:value="247.259765625">
            <text:p>247.259765625</text:p>
          </table:table-cell>
          <table:table-cell office:value-type="float" office:value="250.549072265625">
            <text:p>250.5490722656</text:p>
          </table:table-cell>
          <table:table-cell office:value-type="float" office:value="129.928955078125">
            <text:p>129.9289550781</text:p>
          </table:table-cell>
          <table:table-cell office:value-type="float" office:value="499.47998046875">
            <text:p>499.4799804688</text:p>
          </table:table-cell>
          <table:table-cell office:value-type="float" office:value="65.27880859375">
            <text:p>65.2788085938</text:p>
          </table:table-cell>
          <table:table-cell office:value-type="float" office:value="971.25048828125">
            <text:p>971.2504882813</text:p>
          </table:table-cell>
          <table:table-cell table:formula="of:=ABS([.H23]-[.H22])" office:value-type="float" office:value="56.10766601563">
            <text:p>56.1076660156</text:p>
          </table:table-cell>
          <table:table-cell table:formula="of:=ABS([.F23]-[.F22])" office:value-type="float" office:value="1.02392578125">
            <text:p>1.0239257813</text:p>
          </table:table-cell>
          <table:table-cell table:formula="of:=ABS([.D23]-[.D22])" office:value-type="float" office:value="5.207763671875">
            <text:p>5.2077636719</text:p>
          </table:table-cell>
          <table:table-cell table:formula="of:=ABS([.E23]-[.E22])" office:value-type="float" office:value="12.356689453125">
            <text:p>12.3566894531</text:p>
          </table:table-cell>
          <table:table-cell table:formula="of:=ABS([.G23]-[.G22])" office:value-type="float" office:value="8.0615234375">
            <text:p>8.0615234375</text:p>
          </table:table-cell>
          <table:table-cell table:formula="of:=ABS([.I23]-[.I22])" office:value-type="float" office:value="0.381591796875">
            <text:p>0.3815917969</text:p>
          </table:table-cell>
          <table:table-cell table:formula="of:=ABS([.J23]-[.J22])" office:value-type="float" office:value="0.861572265625">
            <text:p>0.8615722656</text:p>
          </table:table-cell>
          <table:table-cell table:formula="of:=ABS([.K23]-[.K22])" office:value-type="float" office:value="1.565673828125">
            <text:p>1.5656738281</text:p>
          </table:table-cell>
          <table:table-cell table:formula="of:=ABS([.L23]-[.L22])" office:value-type="float" office:value="0.77685546875">
            <text:p>0.7768554688</text:p>
          </table:table-cell>
          <table:table-cell table:formula="of:=ABS([.M23]-[.M22])" office:value-type="float" office:value="0.088134765625">
            <text:p>0.0881347656</text:p>
          </table:table-cell>
        </table:table-row>
        <table:table-row table:style-name="ro1">
          <table:table-cell office:value-type="float" office:value="250.1728515625">
            <text:p>250.1728515625</text:p>
          </table:table-cell>
          <table:table-cell office:value-type="float" office:value="249.144775390625">
            <text:p>249.1447753906</text:p>
          </table:table-cell>
          <table:table-cell office:value-type="float" office:value="248.869140625">
            <text:p>248.869140625</text:p>
          </table:table-cell>
          <table:table-cell office:value-type="float" office:value="215.85791015625">
            <text:p>215.8579101563</text:p>
          </table:table-cell>
          <table:table-cell office:value-type="float" office:value="118.2822265625">
            <text:p>118.2822265625</text:p>
          </table:table-cell>
          <table:table-cell office:value-type="float" office:value="498.3251953125">
            <text:p>498.3251953125</text:p>
          </table:table-cell>
          <table:table-cell office:value-type="float" office:value="58.4091796875">
            <text:p>58.4091796875</text:p>
          </table:table-cell>
          <table:table-cell office:value-type="float" office:value="1026.76318359375">
            <text:p>1026.7631835938</text:p>
          </table:table-cell>
          <table:table-cell table:formula="of:=ABS([.H24]-[.H23])" office:value-type="float" office:value="55.5126953125">
            <text:p>55.5126953125</text:p>
          </table:table-cell>
          <table:table-cell table:formula="of:=ABS([.F24]-[.F23])" office:value-type="float" office:value="1.15478515625">
            <text:p>1.1547851563</text:p>
          </table:table-cell>
          <table:table-cell table:formula="of:=ABS([.D24]-[.D23])" office:value-type="float" office:value="34.691162109375">
            <text:p>34.6911621094</text:p>
          </table:table-cell>
          <table:table-cell table:formula="of:=ABS([.E24]-[.E23])" office:value-type="float" office:value="11.646728515625">
            <text:p>11.6467285156</text:p>
          </table:table-cell>
          <table:table-cell table:formula="of:=ABS([.G24]-[.G23])" office:value-type="float" office:value="6.86962890625">
            <text:p>6.8696289063</text:p>
          </table:table-cell>
          <table:table-cell table:formula="of:=ABS([.I24]-[.I23])" office:value-type="float" office:value="0.594970703130002">
            <text:p>0.5949707031</text:p>
          </table:table-cell>
          <table:table-cell table:formula="of:=ABS([.J24]-[.J23])" office:value-type="float" office:value="0.130859375">
            <text:p>0.130859375</text:p>
          </table:table-cell>
          <table:table-cell table:formula="of:=ABS([.K24]-[.K23])" office:value-type="float" office:value="29.4833984375">
            <text:p>29.4833984375</text:p>
          </table:table-cell>
          <table:table-cell table:formula="of:=ABS([.L24]-[.L23])" office:value-type="float" office:value="0.7099609375">
            <text:p>0.7099609375</text:p>
          </table:table-cell>
          <table:table-cell table:formula="of:=ABS([.M24]-[.M23])" office:value-type="float" office:value="1.19189453125">
            <text:p>1.1918945313</text:p>
          </table:table-cell>
        </table:table-row>
        <table:table-row table:style-name="ro1">
          <table:table-cell office:value-type="float" office:value="247.352783203125">
            <text:p>247.3527832031</text:p>
          </table:table-cell>
          <table:table-cell office:value-type="float" office:value="248.434814453125">
            <text:p>248.4348144531</text:p>
          </table:table-cell>
          <table:table-cell office:value-type="float" office:value="249.15234375">
            <text:p>249.15234375</text:p>
          </table:table-cell>
          <table:table-cell office:value-type="float" office:value="282.81982421875">
            <text:p>282.8198242188</text:p>
          </table:table-cell>
          <table:table-cell office:value-type="float" office:value="129.8203125">
            <text:p>129.8203125</text:p>
          </table:table-cell>
          <table:table-cell office:value-type="float" office:value="499.48193359375">
            <text:p>499.4819335938</text:p>
          </table:table-cell>
          <table:table-cell office:value-type="float" office:value="64.155029296875">
            <text:p>64.1550292969</text:p>
          </table:table-cell>
          <table:table-cell office:value-type="float" office:value="970.781494140625">
            <text:p>970.7814941406</text:p>
          </table:table-cell>
          <table:table-cell table:formula="of:=ABS([.H25]-[.H24])" office:value-type="float" office:value="55.981689453125">
            <text:p>55.9816894531</text:p>
          </table:table-cell>
          <table:table-cell table:formula="of:=ABS([.F25]-[.F24])" office:value-type="float" office:value="1.15673828125">
            <text:p>1.1567382813</text:p>
          </table:table-cell>
          <table:table-cell table:formula="of:=ABS([.D25]-[.D24])" office:value-type="float" office:value="66.9619140625">
            <text:p>66.9619140625</text:p>
          </table:table-cell>
          <table:table-cell table:formula="of:=ABS([.E25]-[.E24])" office:value-type="float" office:value="11.5380859375">
            <text:p>11.5380859375</text:p>
          </table:table-cell>
          <table:table-cell table:formula="of:=ABS([.G25]-[.G24])" office:value-type="float" office:value="5.745849609375">
            <text:p>5.7458496094</text:p>
          </table:table-cell>
          <table:table-cell table:formula="of:=ABS([.I25]-[.I24])" office:value-type="float" office:value="0.468994140625">
            <text:p>0.4689941406</text:p>
          </table:table-cell>
          <table:table-cell table:formula="of:=ABS([.J25]-[.J24])" office:value-type="float" office:value="0.001953125">
            <text:p>0.001953125</text:p>
          </table:table-cell>
          <table:table-cell table:formula="of:=ABS([.K25]-[.K24])" office:value-type="float" office:value="32.270751953125">
            <text:p>32.2707519531</text:p>
          </table:table-cell>
          <table:table-cell table:formula="of:=ABS([.L25]-[.L24])" office:value-type="float" office:value="0.108642578125">
            <text:p>0.1086425781</text:p>
          </table:table-cell>
          <table:table-cell table:formula="of:=ABS([.M25]-[.M24])" office:value-type="float" office:value="1.123779296875">
            <text:p>1.1237792969</text:p>
          </table:table-cell>
        </table:table-row>
        <table:table-row table:style-name="ro1">
          <table:table-cell office:value-type="float" office:value="249.9501953125">
            <text:p>249.9501953125</text:p>
          </table:table-cell>
          <table:table-cell office:value-type="float" office:value="247.867919921875">
            <text:p>247.8679199219</text:p>
          </table:table-cell>
          <table:table-cell office:value-type="float" office:value="248.090087890625">
            <text:p>248.0900878906</text:p>
          </table:table-cell>
          <table:table-cell office:value-type="float" office:value="215.135986328125">
            <text:p>215.1359863281</text:p>
          </table:table-cell>
          <table:table-cell office:value-type="float" office:value="118.609130859375">
            <text:p>118.6091308594</text:p>
          </table:table-cell>
          <table:table-cell office:value-type="float" office:value="467.990966796875">
            <text:p>467.9909667969</text:p>
          </table:table-cell>
          <table:table-cell office:value-type="float" office:value="58.4130859375">
            <text:p>58.4130859375</text:p>
          </table:table-cell>
          <table:table-cell office:value-type="float" office:value="1026.6845703125">
            <text:p>1026.6845703125</text:p>
          </table:table-cell>
          <table:table-cell table:formula="of:=ABS([.H26]-[.H25])" office:value-type="float" office:value="55.903076171875">
            <text:p>55.9030761719</text:p>
          </table:table-cell>
          <table:table-cell table:formula="of:=ABS([.F26]-[.F25])" office:value-type="float" office:value="31.490966796875">
            <text:p>31.4909667969</text:p>
          </table:table-cell>
          <table:table-cell table:formula="of:=ABS([.D26]-[.D25])" office:value-type="float" office:value="67.683837890625">
            <text:p>67.6838378906</text:p>
          </table:table-cell>
          <table:table-cell table:formula="of:=ABS([.E26]-[.E25])" office:value-type="float" office:value="11.211181640625">
            <text:p>11.2111816406</text:p>
          </table:table-cell>
          <table:table-cell table:formula="of:=ABS([.G26]-[.G25])" office:value-type="float" office:value="5.741943359375">
            <text:p>5.7419433594</text:p>
          </table:table-cell>
          <table:table-cell table:formula="of:=ABS([.I26]-[.I25])" office:value-type="float" office:value="0.07861328125">
            <text:p>0.0786132813</text:p>
          </table:table-cell>
          <table:table-cell table:formula="of:=ABS([.J26]-[.J25])" office:value-type="float" office:value="30.334228515625">
            <text:p>30.3342285156</text:p>
          </table:table-cell>
          <table:table-cell table:formula="of:=ABS([.K26]-[.K25])" office:value-type="float" office:value="0.721923828125">
            <text:p>0.7219238281</text:p>
          </table:table-cell>
          <table:table-cell table:formula="of:=ABS([.L26]-[.L25])" office:value-type="float" office:value="0.326904296875">
            <text:p>0.3269042969</text:p>
          </table:table-cell>
          <table:table-cell table:formula="of:=ABS([.M26]-[.M25])" office:value-type="float" office:value="0.00390625">
            <text:p>0.00390625</text:p>
          </table:table-cell>
        </table:table-row>
        <table:table-row table:style-name="ro1">
          <table:table-cell office:value-type="float" office:value="248.2509765625">
            <text:p>248.2509765625</text:p>
          </table:table-cell>
          <table:table-cell office:value-type="float" office:value="250.69287109375">
            <text:p>250.6928710938</text:p>
          </table:table-cell>
          <table:table-cell office:value-type="float" office:value="248.93115234375">
            <text:p>248.9311523438</text:p>
          </table:table-cell>
          <table:table-cell office:value-type="float" office:value="282.480224609375">
            <text:p>282.4802246094</text:p>
          </table:table-cell>
          <table:table-cell office:value-type="float" office:value="129.6279296875">
            <text:p>129.6279296875</text:p>
          </table:table-cell>
          <table:table-cell office:value-type="float" office:value="531.10107421875">
            <text:p>531.1010742188</text:p>
          </table:table-cell>
          <table:table-cell office:value-type="float" office:value="64.24462890625">
            <text:p>64.2446289063</text:p>
          </table:table-cell>
          <table:table-cell office:value-type="float" office:value="970.708984375">
            <text:p>970.708984375</text:p>
          </table:table-cell>
          <table:table-cell table:formula="of:=ABS([.H27]-[.H26])" office:value-type="float" office:value="55.9755859375">
            <text:p>55.9755859375</text:p>
          </table:table-cell>
          <table:table-cell table:formula="of:=ABS([.F27]-[.F26])" office:value-type="float" office:value="63.110107421875">
            <text:p>63.1101074219</text:p>
          </table:table-cell>
          <table:table-cell table:formula="of:=ABS([.D27]-[.D26])" office:value-type="float" office:value="67.34423828125">
            <text:p>67.3442382813</text:p>
          </table:table-cell>
          <table:table-cell table:formula="of:=ABS([.E27]-[.E26])" office:value-type="float" office:value="11.018798828125">
            <text:p>11.0187988281</text:p>
          </table:table-cell>
          <table:table-cell table:formula="of:=ABS([.G27]-[.G26])" office:value-type="float" office:value="5.83154296875">
            <text:p>5.8315429688</text:p>
          </table:table-cell>
          <table:table-cell table:formula="of:=ABS([.I27]-[.I26])" office:value-type="float" office:value="0.072509765625">
            <text:p>0.0725097656</text:p>
          </table:table-cell>
          <table:table-cell table:formula="of:=ABS([.J27]-[.J26])" office:value-type="float" office:value="31.619140625">
            <text:p>31.619140625</text:p>
          </table:table-cell>
          <table:table-cell table:formula="of:=ABS([.K27]-[.K26])" office:value-type="float" office:value="0.339599609375">
            <text:p>0.3395996094</text:p>
          </table:table-cell>
          <table:table-cell table:formula="of:=ABS([.L27]-[.L26])" office:value-type="float" office:value="0.1923828125">
            <text:p>0.1923828125</text:p>
          </table:table-cell>
          <table:table-cell table:formula="of:=ABS([.M27]-[.M26])" office:value-type="float" office:value="0.089599609375">
            <text:p>0.0895996094</text:p>
          </table:table-cell>
        </table:table-row>
        <table:table-row table:style-name="ro1">
          <table:table-cell office:value-type="float" office:value="249.018798828125">
            <text:p>249.0187988281</text:p>
          </table:table-cell>
          <table:table-cell office:value-type="float" office:value="247.487060546875">
            <text:p>247.4870605469</text:p>
          </table:table-cell>
          <table:table-cell office:value-type="float" office:value="248.48095703125">
            <text:p>248.4809570313</text:p>
          </table:table-cell>
          <table:table-cell office:value-type="float" office:value="215.8369140625">
            <text:p>215.8369140625</text:p>
          </table:table-cell>
          <table:table-cell office:value-type="float" office:value="118.5849609375">
            <text:p>118.5849609375</text:p>
          </table:table-cell>
          <table:table-cell office:value-type="float" office:value="467.470947265625">
            <text:p>467.4709472656</text:p>
          </table:table-cell>
          <table:table-cell office:value-type="float" office:value="27.72216796875">
            <text:p>27.7221679688</text:p>
          </table:table-cell>
          <table:table-cell office:value-type="float" office:value="1027.80029296875">
            <text:p>1027.8002929688</text:p>
          </table:table-cell>
          <table:table-cell table:formula="of:=ABS([.H28]-[.H27])" office:value-type="float" office:value="57.09130859375">
            <text:p>57.0913085938</text:p>
          </table:table-cell>
          <table:table-cell table:formula="of:=ABS([.F28]-[.F27])" office:value-type="float" office:value="63.630126953125">
            <text:p>63.6301269531</text:p>
          </table:table-cell>
          <table:table-cell table:formula="of:=ABS([.D28]-[.D27])" office:value-type="float" office:value="66.643310546875">
            <text:p>66.6433105469</text:p>
          </table:table-cell>
          <table:table-cell table:formula="of:=ABS([.E28]-[.E27])" office:value-type="float" office:value="11.04296875">
            <text:p>11.04296875</text:p>
          </table:table-cell>
          <table:table-cell table:formula="of:=ABS([.G28]-[.G27])" office:value-type="float" office:value="36.5224609375">
            <text:p>36.5224609375</text:p>
          </table:table-cell>
          <table:table-cell table:formula="of:=ABS([.I28]-[.I27])" office:value-type="float" office:value="1.11572265625">
            <text:p>1.1157226563</text:p>
          </table:table-cell>
          <table:table-cell table:formula="of:=ABS([.J28]-[.J27])" office:value-type="float" office:value="0.52001953125">
            <text:p>0.5200195313</text:p>
          </table:table-cell>
          <table:table-cell table:formula="of:=ABS([.K28]-[.K27])" office:value-type="float" office:value="0.700927734375">
            <text:p>0.7009277344</text:p>
          </table:table-cell>
          <table:table-cell table:formula="of:=ABS([.L28]-[.L27])" office:value-type="float" office:value="0.024169921875">
            <text:p>0.0241699219</text:p>
          </table:table-cell>
          <table:table-cell table:formula="of:=ABS([.M28]-[.M27])" office:value-type="float" office:value="30.69091796875">
            <text:p>30.6909179688</text:p>
          </table:table-cell>
        </table:table-row>
        <table:table-row table:style-name="ro1">
          <table:table-cell office:value-type="float" office:value="248.24365234375">
            <text:p>248.2436523438</text:p>
          </table:table-cell>
          <table:table-cell office:value-type="float" office:value="218.834228515625">
            <text:p>218.8342285156</text:p>
          </table:table-cell>
          <table:table-cell office:value-type="float" office:value="248.942138671875">
            <text:p>248.9421386719</text:p>
          </table:table-cell>
          <table:table-cell office:value-type="float" office:value="281.84716796875">
            <text:p>281.8471679688</text:p>
          </table:table-cell>
          <table:table-cell office:value-type="float" office:value="129.0390625">
            <text:p>129.0390625</text:p>
          </table:table-cell>
          <table:table-cell office:value-type="float" office:value="530.39892578125">
            <text:p>530.3989257813</text:p>
          </table:table-cell>
          <table:table-cell office:value-type="float" office:value="96.026123046875">
            <text:p>96.0261230469</text:p>
          </table:table-cell>
          <table:table-cell office:value-type="float" office:value="969.8310546875">
            <text:p>969.8310546875</text:p>
          </table:table-cell>
          <table:table-cell table:formula="of:=ABS([.H29]-[.H28])" office:value-type="float" office:value="57.96923828125">
            <text:p>57.9692382813</text:p>
          </table:table-cell>
          <table:table-cell table:formula="of:=ABS([.F29]-[.F28])" office:value-type="float" office:value="62.927978515625">
            <text:p>62.9279785156</text:p>
          </table:table-cell>
          <table:table-cell table:formula="of:=ABS([.D29]-[.D28])" office:value-type="float" office:value="66.01025390625">
            <text:p>66.0102539063</text:p>
          </table:table-cell>
          <table:table-cell table:formula="of:=ABS([.E29]-[.E28])" office:value-type="float" office:value="10.4541015625">
            <text:p>10.4541015625</text:p>
          </table:table-cell>
          <table:table-cell table:formula="of:=ABS([.G29]-[.G28])" office:value-type="float" office:value="68.303955078125">
            <text:p>68.3039550781</text:p>
          </table:table-cell>
          <table:table-cell table:formula="of:=ABS([.I29]-[.I28])" office:value-type="float" office:value="0.8779296875">
            <text:p>0.8779296875</text:p>
          </table:table-cell>
          <table:table-cell table:formula="of:=ABS([.J29]-[.J28])" office:value-type="float" office:value="0.7021484375">
            <text:p>0.7021484375</text:p>
          </table:table-cell>
          <table:table-cell table:formula="of:=ABS([.K29]-[.K28])" office:value-type="float" office:value="0.633056640625">
            <text:p>0.6330566406</text:p>
          </table:table-cell>
          <table:table-cell table:formula="of:=ABS([.L29]-[.L28])" office:value-type="float" office:value="0.5888671875">
            <text:p>0.5888671875</text:p>
          </table:table-cell>
          <table:table-cell table:formula="of:=ABS([.M29]-[.M28])" office:value-type="float" office:value="31.781494140625">
            <text:p>31.7814941406</text:p>
          </table:table-cell>
        </table:table-row>
        <table:table-row table:style-name="ro1">
          <table:table-cell office:value-type="float" office:value="217.0869140625">
            <text:p>217.0869140625</text:p>
          </table:table-cell>
          <table:table-cell office:value-type="float" office:value="279.278076171875">
            <text:p>279.2780761719</text:p>
          </table:table-cell>
          <table:table-cell office:value-type="float" office:value="249.145751953125">
            <text:p>249.1457519531</text:p>
          </table:table-cell>
          <table:table-cell office:value-type="float" office:value="215.050048828125">
            <text:p>215.0500488281</text:p>
          </table:table-cell>
          <table:table-cell office:value-type="float" office:value="118.723876953125">
            <text:p>118.7238769531</text:p>
          </table:table-cell>
          <table:table-cell office:value-type="float" office:value="467.516845703125">
            <text:p>467.5168457031</text:p>
          </table:table-cell>
          <table:table-cell office:value-type="float" office:value="27.2978515625">
            <text:p>27.2978515625</text:p>
          </table:table-cell>
          <table:table-cell office:value-type="float" office:value="1028.6552734375">
            <text:p>1028.6552734375</text:p>
          </table:table-cell>
          <table:table-cell table:formula="of:=ABS([.H30]-[.H29])" office:value-type="float" office:value="58.82421875">
            <text:p>58.82421875</text:p>
          </table:table-cell>
          <table:table-cell table:formula="of:=ABS([.F30]-[.F29])" office:value-type="float" office:value="62.882080078125">
            <text:p>62.8820800781</text:p>
          </table:table-cell>
          <table:table-cell table:formula="of:=ABS([.D30]-[.D29])" office:value-type="float" office:value="66.797119140625">
            <text:p>66.7971191406</text:p>
          </table:table-cell>
          <table:table-cell table:formula="of:=ABS([.E30]-[.E29])" office:value-type="float" office:value="10.315185546875">
            <text:p>10.3151855469</text:p>
          </table:table-cell>
          <table:table-cell table:formula="of:=ABS([.G30]-[.G29])" office:value-type="float" office:value="68.728271484375">
            <text:p>68.7282714844</text:p>
          </table:table-cell>
          <table:table-cell table:formula="of:=ABS([.I30]-[.I29])" office:value-type="float" office:value="0.85498046875">
            <text:p>0.8549804688</text:p>
          </table:table-cell>
          <table:table-cell table:formula="of:=ABS([.J30]-[.J29])" office:value-type="float" office:value="0.0458984375">
            <text:p>0.0458984375</text:p>
          </table:table-cell>
          <table:table-cell table:formula="of:=ABS([.K30]-[.K29])" office:value-type="float" office:value="0.786865234375">
            <text:p>0.7868652344</text:p>
          </table:table-cell>
          <table:table-cell table:formula="of:=ABS([.L30]-[.L29])" office:value-type="float" office:value="0.138916015625">
            <text:p>0.1389160156</text:p>
          </table:table-cell>
          <table:table-cell table:formula="of:=ABS([.M30]-[.M29])" office:value-type="float" office:value="0.42431640625">
            <text:p>0.4243164063</text:p>
          </table:table-cell>
        </table:table-row>
        <table:table-row table:style-name="ro1">
          <table:table-cell office:value-type="float" office:value="279.69482421875">
            <text:p>279.6948242188</text:p>
          </table:table-cell>
          <table:table-cell office:value-type="float" office:value="218.618896484375">
            <text:p>218.6188964844</text:p>
          </table:table-cell>
          <table:table-cell office:value-type="float" office:value="215.492919921875">
            <text:p>215.4929199219</text:p>
          </table:table-cell>
          <table:table-cell office:value-type="float" office:value="282.051025390625">
            <text:p>282.0510253906</text:p>
          </table:table-cell>
          <table:table-cell office:value-type="float" office:value="129.44287109375">
            <text:p>129.4428710938</text:p>
          </table:table-cell>
          <table:table-cell office:value-type="float" office:value="530.33203125">
            <text:p>530.33203125</text:p>
          </table:table-cell>
          <table:table-cell office:value-type="float" office:value="96.459228515625">
            <text:p>96.4592285156</text:p>
          </table:table-cell>
          <table:table-cell office:value-type="float" office:value="970.0439453125">
            <text:p>970.0439453125</text:p>
          </table:table-cell>
          <table:table-cell table:formula="of:=ABS([.H31]-[.H30])" office:value-type="float" office:value="58.611328125">
            <text:p>58.611328125</text:p>
          </table:table-cell>
          <table:table-cell table:formula="of:=ABS([.F31]-[.F30])" office:value-type="float" office:value="62.815185546875">
            <text:p>62.8151855469</text:p>
          </table:table-cell>
          <table:table-cell table:formula="of:=ABS([.D31]-[.D30])" office:value-type="float" office:value="67.0009765625">
            <text:p>67.0009765625</text:p>
          </table:table-cell>
          <table:table-cell table:formula="of:=ABS([.E31]-[.E30])" office:value-type="float" office:value="10.718994140625">
            <text:p>10.7189941406</text:p>
          </table:table-cell>
          <table:table-cell table:formula="of:=ABS([.G31]-[.G30])" office:value-type="float" office:value="69.161376953125">
            <text:p>69.1613769531</text:p>
          </table:table-cell>
          <table:table-cell table:formula="of:=ABS([.I31]-[.I30])" office:value-type="float" office:value="0.212890625">
            <text:p>0.212890625</text:p>
          </table:table-cell>
          <table:table-cell table:formula="of:=ABS([.J31]-[.J30])" office:value-type="float" office:value="0.06689453125">
            <text:p>0.0668945313</text:p>
          </table:table-cell>
          <table:table-cell table:formula="of:=ABS([.K31]-[.K30])" office:value-type="float" office:value="0.203857421875">
            <text:p>0.2038574219</text:p>
          </table:table-cell>
          <table:table-cell table:formula="of:=ABS([.L31]-[.L30])" office:value-type="float" office:value="0.40380859375">
            <text:p>0.4038085938</text:p>
          </table:table-cell>
          <table:table-cell table:formula="of:=ABS([.M31]-[.M30])" office:value-type="float" office:value="0.43310546875">
            <text:p>0.4331054688</text:p>
          </table:table-cell>
        </table:table-row>
        <table:table-row table:style-name="ro1">
          <table:table-cell office:value-type="float" office:value="218.5390625">
            <text:p>218.5390625</text:p>
          </table:table-cell>
          <table:table-cell office:value-type="float" office:value="279.783203125">
            <text:p>279.783203125</text:p>
          </table:table-cell>
          <table:table-cell office:value-type="float" office:value="282.05078125">
            <text:p>282.05078125</text:p>
          </table:table-cell>
          <table:table-cell office:value-type="float" office:value="215.400146484375">
            <text:p>215.4001464844</text:p>
          </table:table-cell>
          <table:table-cell office:value-type="float" office:value="116.809814453125">
            <text:p>116.8098144531</text:p>
          </table:table-cell>
          <table:table-cell office:value-type="float" office:value="467.517822265625">
            <text:p>467.5178222656</text:p>
          </table:table-cell>
          <table:table-cell office:value-type="float" office:value="26.18505859375">
            <text:p>26.1850585938</text:p>
          </table:table-cell>
          <table:table-cell office:value-type="float" office:value="1028.30517578125">
            <text:p>1028.3051757813</text:p>
          </table:table-cell>
          <table:table-cell table:formula="of:=ABS([.H32]-[.H31])" office:value-type="float" office:value="58.26123046875">
            <text:p>58.2612304688</text:p>
          </table:table-cell>
          <table:table-cell table:formula="of:=ABS([.F32]-[.F31])" office:value-type="float" office:value="62.814208984375">
            <text:p>62.8142089844</text:p>
          </table:table-cell>
          <table:table-cell table:formula="of:=ABS([.D32]-[.D31])" office:value-type="float" office:value="66.65087890625">
            <text:p>66.6508789063</text:p>
          </table:table-cell>
          <table:table-cell table:formula="of:=ABS([.E32]-[.E31])" office:value-type="float" office:value="12.633056640625">
            <text:p>12.6330566406</text:p>
          </table:table-cell>
          <table:table-cell table:formula="of:=ABS([.G32]-[.G31])" office:value-type="float" office:value="70.274169921875">
            <text:p>70.2741699219</text:p>
          </table:table-cell>
          <table:table-cell table:formula="of:=ABS([.I32]-[.I31])" office:value-type="float" office:value="0.35009765625">
            <text:p>0.3500976563</text:p>
          </table:table-cell>
          <table:table-cell table:formula="of:=ABS([.J32]-[.J31])" office:value-type="float" office:value="0.0009765625">
            <text:p>0.0009765625</text:p>
          </table:table-cell>
          <table:table-cell table:formula="of:=ABS([.K32]-[.K31])" office:value-type="float" office:value="0.35009765625">
            <text:p>0.3500976563</text:p>
          </table:table-cell>
          <table:table-cell table:formula="of:=ABS([.L32]-[.L31])" office:value-type="float" office:value="1.9140625">
            <text:p>1.9140625</text:p>
          </table:table-cell>
          <table:table-cell table:formula="of:=ABS([.M32]-[.M31])" office:value-type="float" office:value="1.11279296875">
            <text:p>1.1127929688</text:p>
          </table:table-cell>
        </table:table-row>
        <table:table-row table:style-name="ro1">
          <table:table-cell office:value-type="float" office:value="278.824462890625">
            <text:p>278.8244628906</text:p>
          </table:table-cell>
          <table:table-cell office:value-type="float" office:value="217.07275390625">
            <text:p>217.0727539063</text:p>
          </table:table-cell>
          <table:table-cell office:value-type="float" office:value="215.055908203125">
            <text:p>215.0559082031</text:p>
          </table:table-cell>
          <table:table-cell office:value-type="float" office:value="282.52197265625">
            <text:p>282.5219726563</text:p>
          </table:table-cell>
          <table:table-cell office:value-type="float" office:value="130.906982421875">
            <text:p>130.9069824219</text:p>
          </table:table-cell>
          <table:table-cell office:value-type="float" office:value="530.2880859375">
            <text:p>530.2880859375</text:p>
          </table:table-cell>
          <table:table-cell office:value-type="float" office:value="92.139892578125">
            <text:p>92.1398925781</text:p>
          </table:table-cell>
          <table:table-cell office:value-type="float" office:value="969.806884765625">
            <text:p>969.8068847656</text:p>
          </table:table-cell>
          <table:table-cell table:formula="of:=ABS([.H33]-[.H32])" office:value-type="float" office:value="58.498291015625">
            <text:p>58.4982910156</text:p>
          </table:table-cell>
          <table:table-cell table:formula="of:=ABS([.F33]-[.F32])" office:value-type="float" office:value="62.770263671875">
            <text:p>62.7702636719</text:p>
          </table:table-cell>
          <table:table-cell table:formula="of:=ABS([.D33]-[.D32])" office:value-type="float" office:value="67.121826171875">
            <text:p>67.1218261719</text:p>
          </table:table-cell>
          <table:table-cell table:formula="of:=ABS([.E33]-[.E32])" office:value-type="float" office:value="14.09716796875">
            <text:p>14.0971679688</text:p>
          </table:table-cell>
          <table:table-cell table:formula="of:=ABS([.G33]-[.G32])" office:value-type="float" office:value="65.954833984375">
            <text:p>65.9548339844</text:p>
          </table:table-cell>
          <table:table-cell table:formula="of:=ABS([.I33]-[.I32])" office:value-type="float" office:value="0.237060546875">
            <text:p>0.2370605469</text:p>
          </table:table-cell>
          <table:table-cell table:formula="of:=ABS([.J33]-[.J32])" office:value-type="float" office:value="0.0439453125">
            <text:p>0.0439453125</text:p>
          </table:table-cell>
          <table:table-cell table:formula="of:=ABS([.K33]-[.K32])" office:value-type="float" office:value="0.470947265625">
            <text:p>0.4709472656</text:p>
          </table:table-cell>
          <table:table-cell table:formula="of:=ABS([.L33]-[.L32])" office:value-type="float" office:value="1.464111328125">
            <text:p>1.4641113281</text:p>
          </table:table-cell>
          <table:table-cell table:formula="of:=ABS([.M33]-[.M32])" office:value-type="float" office:value="4.3193359375">
            <text:p>4.3193359375</text:p>
          </table:table-cell>
        </table:table-row>
        <table:table-row table:style-name="ro1">
          <table:table-cell office:value-type="float" office:value="219.785888671875">
            <text:p>219.7858886719</text:p>
          </table:table-cell>
          <table:table-cell office:value-type="float" office:value="280.82421875">
            <text:p>280.82421875</text:p>
          </table:table-cell>
          <table:table-cell office:value-type="float" office:value="282.492919921875">
            <text:p>282.4929199219</text:p>
          </table:table-cell>
          <table:table-cell office:value-type="float" office:value="215.284912109375">
            <text:p>215.2849121094</text:p>
          </table:table-cell>
          <table:table-cell office:value-type="float" office:value="116.635009765625">
            <text:p>116.6350097656</text:p>
          </table:table-cell>
          <table:table-cell office:value-type="float" office:value="467.59521484375">
            <text:p>467.5952148438</text:p>
          </table:table-cell>
          <table:table-cell office:value-type="float" office:value="31.0048828125">
            <text:p>31.0048828125</text:p>
          </table:table-cell>
          <table:table-cell office:value-type="float" office:value="1028.8017578125">
            <text:p>1028.8017578125</text:p>
          </table:table-cell>
          <table:table-cell table:formula="of:=ABS([.H34]-[.H33])" office:value-type="float" office:value="58.994873046875">
            <text:p>58.9948730469</text:p>
          </table:table-cell>
          <table:table-cell table:formula="of:=ABS([.F34]-[.F33])" office:value-type="float" office:value="62.69287109375">
            <text:p>62.6928710938</text:p>
          </table:table-cell>
          <table:table-cell table:formula="of:=ABS([.D34]-[.D33])" office:value-type="float" office:value="67.237060546875">
            <text:p>67.2370605469</text:p>
          </table:table-cell>
          <table:table-cell table:formula="of:=ABS([.E34]-[.E33])" office:value-type="float" office:value="14.27197265625">
            <text:p>14.2719726563</text:p>
          </table:table-cell>
          <table:table-cell table:formula="of:=ABS([.G34]-[.G33])" office:value-type="float" office:value="61.135009765625">
            <text:p>61.1350097656</text:p>
          </table:table-cell>
          <table:table-cell table:formula="of:=ABS([.I34]-[.I33])" office:value-type="float" office:value="0.49658203125">
            <text:p>0.4965820313</text:p>
          </table:table-cell>
          <table:table-cell table:formula="of:=ABS([.J34]-[.J33])" office:value-type="float" office:value="0.077392578125">
            <text:p>0.0773925781</text:p>
          </table:table-cell>
          <table:table-cell table:formula="of:=ABS([.K34]-[.K33])" office:value-type="float" office:value="0.115234375">
            <text:p>0.115234375</text:p>
          </table:table-cell>
          <table:table-cell table:formula="of:=ABS([.L34]-[.L33])" office:value-type="float" office:value="0.1748046875">
            <text:p>0.1748046875</text:p>
          </table:table-cell>
          <table:table-cell table:formula="of:=ABS([.M34]-[.M33])" office:value-type="float" office:value="4.81982421875">
            <text:p>4.8198242188</text:p>
          </table:table-cell>
        </table:table-row>
        <table:table-row table:style-name="ro1">
          <table:table-cell office:value-type="float" office:value="278.576904296875">
            <text:p>278.5769042969</text:p>
          </table:table-cell>
          <table:table-cell office:value-type="float" office:value="216.092041015625">
            <text:p>216.0920410156</text:p>
          </table:table-cell>
          <table:table-cell office:value-type="float" office:value="214.982177734375">
            <text:p>214.9821777344</text:p>
          </table:table-cell>
          <table:table-cell office:value-type="float" office:value="281.911865234375">
            <text:p>281.9118652344</text:p>
          </table:table-cell>
          <table:table-cell office:value-type="float" office:value="130.880859375">
            <text:p>130.880859375</text:p>
          </table:table-cell>
          <table:table-cell office:value-type="float" office:value="530.289794921875">
            <text:p>530.2897949219</text:p>
          </table:table-cell>
          <table:table-cell office:value-type="float" office:value="91.531005859375">
            <text:p>91.5310058594</text:p>
          </table:table-cell>
          <table:table-cell office:value-type="float" office:value="970.012939453125">
            <text:p>970.0129394531</text:p>
          </table:table-cell>
          <table:table-cell table:formula="of:=ABS([.H35]-[.H34])" office:value-type="float" office:value="58.788818359375">
            <text:p>58.7888183594</text:p>
          </table:table-cell>
          <table:table-cell table:formula="of:=ABS([.F35]-[.F34])" office:value-type="float" office:value="62.694580078125">
            <text:p>62.6945800781</text:p>
          </table:table-cell>
          <table:table-cell table:formula="of:=ABS([.D35]-[.D34])" office:value-type="float" office:value="66.626953125">
            <text:p>66.626953125</text:p>
          </table:table-cell>
          <table:table-cell table:formula="of:=ABS([.E35]-[.E34])" office:value-type="float" office:value="14.245849609375">
            <text:p>14.2458496094</text:p>
          </table:table-cell>
          <table:table-cell table:formula="of:=ABS([.G35]-[.G34])" office:value-type="float" office:value="60.526123046875">
            <text:p>60.5261230469</text:p>
          </table:table-cell>
          <table:table-cell table:formula="of:=ABS([.I35]-[.I34])" office:value-type="float" office:value="0.2060546875">
            <text:p>0.2060546875</text:p>
          </table:table-cell>
          <table:table-cell table:formula="of:=ABS([.J35]-[.J34])" office:value-type="float" office:value="0.001708984375">
            <text:p>0.0017089844</text:p>
          </table:table-cell>
          <table:table-cell table:formula="of:=ABS([.K35]-[.K34])" office:value-type="float" office:value="0.610107421875">
            <text:p>0.6101074219</text:p>
          </table:table-cell>
          <table:table-cell table:formula="of:=ABS([.L35]-[.L34])" office:value-type="float" office:value="0.026123046875">
            <text:p>0.0261230469</text:p>
          </table:table-cell>
          <table:table-cell table:formula="of:=ABS([.M35]-[.M34])" office:value-type="float" office:value="0.60888671875">
            <text:p>0.6088867188</text:p>
          </table:table-cell>
        </table:table-row>
        <table:table-row table:style-name="ro1">
          <table:table-cell office:value-type="float" office:value="219.56689453125">
            <text:p>219.5668945313</text:p>
          </table:table-cell>
          <table:table-cell office:value-type="float" office:value="281.1201171875">
            <text:p>281.1201171875</text:p>
          </table:table-cell>
          <table:table-cell office:value-type="float" office:value="283.287109375">
            <text:p>283.287109375</text:p>
          </table:table-cell>
          <table:table-cell office:value-type="float" office:value="215.140869140625">
            <text:p>215.1408691406</text:p>
          </table:table-cell>
          <table:table-cell office:value-type="float" office:value="117.67626953125">
            <text:p>117.6762695313</text:p>
          </table:table-cell>
          <table:table-cell office:value-type="float" office:value="468.484130859375">
            <text:p>468.4841308594</text:p>
          </table:table-cell>
          <table:table-cell office:value-type="float" office:value="31.018310546875">
            <text:p>31.0183105469</text:p>
          </table:table-cell>
          <table:table-cell office:value-type="float" office:value="1026.54248046875">
            <text:p>1026.5424804688</text:p>
          </table:table-cell>
          <table:table-cell table:formula="of:=ABS([.H36]-[.H35])" office:value-type="float" office:value="56.529541015625">
            <text:p>56.5295410156</text:p>
          </table:table-cell>
          <table:table-cell table:formula="of:=ABS([.F36]-[.F35])" office:value-type="float" office:value="61.8056640625">
            <text:p>61.8056640625</text:p>
          </table:table-cell>
          <table:table-cell table:formula="of:=ABS([.D36]-[.D35])" office:value-type="float" office:value="66.77099609375">
            <text:p>66.7709960938</text:p>
          </table:table-cell>
          <table:table-cell table:formula="of:=ABS([.E36]-[.E35])" office:value-type="float" office:value="13.20458984375">
            <text:p>13.2045898438</text:p>
          </table:table-cell>
          <table:table-cell table:formula="of:=ABS([.G36]-[.G35])" office:value-type="float" office:value="60.5126953125">
            <text:p>60.5126953125</text:p>
          </table:table-cell>
          <table:table-cell table:formula="of:=ABS([.I36]-[.I35])" office:value-type="float" office:value="2.25927734375">
            <text:p>2.2592773438</text:p>
          </table:table-cell>
          <table:table-cell table:formula="of:=ABS([.J36]-[.J35])" office:value-type="float" office:value="0.888916015625">
            <text:p>0.8889160156</text:p>
          </table:table-cell>
          <table:table-cell table:formula="of:=ABS([.K36]-[.K35])" office:value-type="float" office:value="0.14404296875">
            <text:p>0.1440429688</text:p>
          </table:table-cell>
          <table:table-cell table:formula="of:=ABS([.L36]-[.L35])" office:value-type="float" office:value="1.041259765625">
            <text:p>1.0412597656</text:p>
          </table:table-cell>
          <table:table-cell table:formula="of:=ABS([.M36]-[.M35])" office:value-type="float" office:value="0.013427734375">
            <text:p>0.0134277344</text:p>
          </table:table-cell>
        </table:table-row>
        <table:table-row table:style-name="ro1">
          <table:table-cell office:value-type="float" office:value="277.708740234375">
            <text:p>277.7087402344</text:p>
          </table:table-cell>
          <table:table-cell office:value-type="float" office:value="216.233154296875">
            <text:p>216.2331542969</text:p>
          </table:table-cell>
          <table:table-cell office:value-type="float" office:value="214.28515625">
            <text:p>214.28515625</text:p>
          </table:table-cell>
          <table:table-cell office:value-type="float" office:value="281.32568359375">
            <text:p>281.3256835938</text:p>
          </table:table-cell>
          <table:table-cell office:value-type="float" office:value="130.60986328125">
            <text:p>130.6098632813</text:p>
          </table:table-cell>
          <table:table-cell office:value-type="float" office:value="529.408935546875">
            <text:p>529.4089355469</text:p>
          </table:table-cell>
          <table:table-cell office:value-type="float" office:value="91.168212890625">
            <text:p>91.1682128906</text:p>
          </table:table-cell>
          <table:table-cell office:value-type="float" office:value="971.99609375">
            <text:p>971.99609375</text:p>
          </table:table-cell>
          <table:table-cell table:formula="of:=ABS([.H37]-[.H36])" office:value-type="float" office:value="54.54638671875">
            <text:p>54.5463867188</text:p>
          </table:table-cell>
          <table:table-cell table:formula="of:=ABS([.F37]-[.F36])" office:value-type="float" office:value="60.9248046875">
            <text:p>60.9248046875</text:p>
          </table:table-cell>
          <table:table-cell table:formula="of:=ABS([.D37]-[.D36])" office:value-type="float" office:value="66.184814453125">
            <text:p>66.1848144531</text:p>
          </table:table-cell>
          <table:table-cell table:formula="of:=ABS([.E37]-[.E36])" office:value-type="float" office:value="12.93359375">
            <text:p>12.93359375</text:p>
          </table:table-cell>
          <table:table-cell table:formula="of:=ABS([.G37]-[.G36])" office:value-type="float" office:value="60.14990234375">
            <text:p>60.1499023438</text:p>
          </table:table-cell>
          <table:table-cell table:formula="of:=ABS([.I37]-[.I36])" office:value-type="float" office:value="1.983154296875">
            <text:p>1.9831542969</text:p>
          </table:table-cell>
          <table:table-cell table:formula="of:=ABS([.J37]-[.J36])" office:value-type="float" office:value="0.880859375">
            <text:p>0.880859375</text:p>
          </table:table-cell>
          <table:table-cell table:formula="of:=ABS([.K37]-[.K36])" office:value-type="float" office:value="0.586181640625">
            <text:p>0.5861816406</text:p>
          </table:table-cell>
          <table:table-cell table:formula="of:=ABS([.L37]-[.L36])" office:value-type="float" office:value="0.27099609375">
            <text:p>0.2709960938</text:p>
          </table:table-cell>
          <table:table-cell table:formula="of:=ABS([.M37]-[.M36])" office:value-type="float" office:value="0.36279296875">
            <text:p>0.3627929688</text:p>
          </table:table-cell>
        </table:table-row>
        <table:table-row table:style-name="ro1">
          <table:table-cell office:value-type="float" office:value="220.06689453125">
            <text:p>220.0668945313</text:p>
          </table:table-cell>
          <table:table-cell office:value-type="float" office:value="282.10498046875">
            <text:p>282.1049804688</text:p>
          </table:table-cell>
          <table:table-cell office:value-type="float" office:value="283.281005859375">
            <text:p>283.2810058594</text:p>
          </table:table-cell>
          <table:table-cell office:value-type="float" office:value="214.53369140625">
            <text:p>214.5336914063</text:p>
          </table:table-cell>
          <table:table-cell office:value-type="float" office:value="116.791015625">
            <text:p>116.791015625</text:p>
          </table:table-cell>
          <table:table-cell office:value-type="float" office:value="468.68798828125">
            <text:p>468.6879882813</text:p>
          </table:table-cell>
          <table:table-cell office:value-type="float" office:value="30.700927734375">
            <text:p>30.7009277344</text:p>
          </table:table-cell>
          <table:table-cell office:value-type="float" office:value="1025.69018554688">
            <text:p>1025.6901855469</text:p>
          </table:table-cell>
          <table:table-cell table:formula="of:=ABS([.H38]-[.H37])" office:value-type="float" office:value="53.69409179688">
            <text:p>53.6940917969</text:p>
          </table:table-cell>
          <table:table-cell table:formula="of:=ABS([.F38]-[.F37])" office:value-type="float" office:value="60.720947265625">
            <text:p>60.7209472656</text:p>
          </table:table-cell>
          <table:table-cell table:formula="of:=ABS([.D38]-[.D37])" office:value-type="float" office:value="66.7919921875">
            <text:p>66.7919921875</text:p>
          </table:table-cell>
          <table:table-cell table:formula="of:=ABS([.E38]-[.E37])" office:value-type="float" office:value="13.81884765625">
            <text:p>13.8188476563</text:p>
          </table:table-cell>
          <table:table-cell table:formula="of:=ABS([.G38]-[.G37])" office:value-type="float" office:value="60.46728515625">
            <text:p>60.4672851563</text:p>
          </table:table-cell>
          <table:table-cell table:formula="of:=ABS([.I38]-[.I37])" office:value-type="float" office:value="0.852294921869998">
            <text:p>0.8522949219</text:p>
          </table:table-cell>
          <table:table-cell table:formula="of:=ABS([.J38]-[.J37])" office:value-type="float" office:value="0.203857421875">
            <text:p>0.2038574219</text:p>
          </table:table-cell>
          <table:table-cell table:formula="of:=ABS([.K38]-[.K37])" office:value-type="float" office:value="0.607177734375">
            <text:p>0.6071777344</text:p>
          </table:table-cell>
          <table:table-cell table:formula="of:=ABS([.L38]-[.L37])" office:value-type="float" office:value="0.88525390625">
            <text:p>0.8852539063</text:p>
          </table:table-cell>
          <table:table-cell table:formula="of:=ABS([.M38]-[.M37])" office:value-type="float" office:value="0.3173828125">
            <text:p>0.3173828125</text:p>
          </table:table-cell>
        </table:table-row>
        <table:table-row table:style-name="ro1">
          <table:table-cell office:value-type="float" office:value="277.301025390625">
            <text:p>277.3010253906</text:p>
          </table:table-cell>
          <table:table-cell office:value-type="float" office:value="213.60107421875">
            <text:p>213.6010742188</text:p>
          </table:table-cell>
          <table:table-cell office:value-type="float" office:value="213.88916015625">
            <text:p>213.8891601563</text:p>
          </table:table-cell>
          <table:table-cell office:value-type="float" office:value="283.466064453125">
            <text:p>283.4660644531</text:p>
          </table:table-cell>
          <table:table-cell office:value-type="float" office:value="130.90380859375">
            <text:p>130.9038085938</text:p>
          </table:table-cell>
          <table:table-cell office:value-type="float" office:value="530.245361328125">
            <text:p>530.2453613281</text:p>
          </table:table-cell>
          <table:table-cell office:value-type="float" office:value="92.394775390625">
            <text:p>92.3947753906</text:p>
          </table:table-cell>
          <table:table-cell office:value-type="float" office:value="972.7587890625">
            <text:p>972.7587890625</text:p>
          </table:table-cell>
          <table:table-cell table:formula="of:=ABS([.H39]-[.H38])" office:value-type="float" office:value="52.93139648438">
            <text:p>52.9313964844</text:p>
          </table:table-cell>
          <table:table-cell table:formula="of:=ABS([.F39]-[.F38])" office:value-type="float" office:value="61.557373046875">
            <text:p>61.5573730469</text:p>
          </table:table-cell>
          <table:table-cell table:formula="of:=ABS([.D39]-[.D38])" office:value-type="float" office:value="68.932373046875">
            <text:p>68.9323730469</text:p>
          </table:table-cell>
          <table:table-cell table:formula="of:=ABS([.E39]-[.E38])" office:value-type="float" office:value="14.11279296875">
            <text:p>14.1127929688</text:p>
          </table:table-cell>
          <table:table-cell table:formula="of:=ABS([.G39]-[.G38])" office:value-type="float" office:value="61.69384765625">
            <text:p>61.6938476563</text:p>
          </table:table-cell>
          <table:table-cell table:formula="of:=ABS([.I39]-[.I38])" office:value-type="float" office:value="0.7626953125">
            <text:p>0.7626953125</text:p>
          </table:table-cell>
          <table:table-cell table:formula="of:=ABS([.J39]-[.J38])" office:value-type="float" office:value="0.83642578125">
            <text:p>0.8364257813</text:p>
          </table:table-cell>
          <table:table-cell table:formula="of:=ABS([.K39]-[.K38])" office:value-type="float" office:value="2.140380859375">
            <text:p>2.1403808594</text:p>
          </table:table-cell>
          <table:table-cell table:formula="of:=ABS([.L39]-[.L38])" office:value-type="float" office:value="0.2939453125">
            <text:p>0.2939453125</text:p>
          </table:table-cell>
          <table:table-cell table:formula="of:=ABS([.M39]-[.M38])" office:value-type="float" office:value="1.2265625">
            <text:p>1.2265625</text:p>
          </table:table-cell>
        </table:table-row>
        <table:table-row table:style-name="ro1">
          <table:table-cell office:value-type="float" office:value="220.35693359375">
            <text:p>220.3569335938</text:p>
          </table:table-cell>
          <table:table-cell office:value-type="float" office:value="284.52978515625">
            <text:p>284.5297851563</text:p>
          </table:table-cell>
          <table:table-cell office:value-type="float" office:value="284.0849609375">
            <text:p>284.0849609375</text:p>
          </table:table-cell>
          <table:table-cell office:value-type="float" office:value="213.0908203125">
            <text:p>213.0908203125</text:p>
          </table:table-cell>
          <table:table-cell office:value-type="float" office:value="117.150146484375">
            <text:p>117.1501464844</text:p>
          </table:table-cell>
          <table:table-cell office:value-type="float" office:value="468.18603515625">
            <text:p>468.1860351563</text:p>
          </table:table-cell>
          <table:table-cell office:value-type="float" office:value="30.096923828125">
            <text:p>30.0969238281</text:p>
          </table:table-cell>
          <table:table-cell office:value-type="float" office:value="1025.91381835938">
            <text:p>1025.9138183594</text:p>
          </table:table-cell>
          <table:table-cell table:formula="of:=ABS([.H40]-[.H39])" office:value-type="float" office:value="53.15502929688">
            <text:p>53.1550292969</text:p>
          </table:table-cell>
          <table:table-cell table:formula="of:=ABS([.F40]-[.F39])" office:value-type="float" office:value="62.059326171875">
            <text:p>62.0593261719</text:p>
          </table:table-cell>
          <table:table-cell table:formula="of:=ABS([.D40]-[.D39])" office:value-type="float" office:value="70.375244140625">
            <text:p>70.3752441406</text:p>
          </table:table-cell>
          <table:table-cell table:formula="of:=ABS([.E40]-[.E39])" office:value-type="float" office:value="13.753662109375">
            <text:p>13.7536621094</text:p>
          </table:table-cell>
          <table:table-cell table:formula="of:=ABS([.G40]-[.G39])" office:value-type="float" office:value="62.2978515625">
            <text:p>62.2978515625</text:p>
          </table:table-cell>
          <table:table-cell table:formula="of:=ABS([.I40]-[.I39])" office:value-type="float" office:value="0.2236328125">
            <text:p>0.2236328125</text:p>
          </table:table-cell>
          <table:table-cell table:formula="of:=ABS([.J40]-[.J39])" office:value-type="float" office:value="0.501953125">
            <text:p>0.501953125</text:p>
          </table:table-cell>
          <table:table-cell table:formula="of:=ABS([.K40]-[.K39])" office:value-type="float" office:value="1.44287109375">
            <text:p>1.4428710938</text:p>
          </table:table-cell>
          <table:table-cell table:formula="of:=ABS([.L40]-[.L39])" office:value-type="float" office:value="0.359130859375">
            <text:p>0.3591308594</text:p>
          </table:table-cell>
          <table:table-cell table:formula="of:=ABS([.M40]-[.M39])" office:value-type="float" office:value="0.60400390625">
            <text:p>0.6040039063</text:p>
          </table:table-cell>
        </table:table-row>
        <table:table-row table:style-name="ro1">
          <table:table-cell office:value-type="float" office:value="275.97216796875">
            <text:p>275.9721679688</text:p>
          </table:table-cell>
          <table:table-cell office:value-type="float" office:value="213.037109375">
            <text:p>213.037109375</text:p>
          </table:table-cell>
          <table:table-cell office:value-type="float" office:value="213.2998046875">
            <text:p>213.2998046875</text:p>
          </table:table-cell>
          <table:table-cell office:value-type="float" office:value="284.179931640625">
            <text:p>284.1799316406</text:p>
          </table:table-cell>
          <table:table-cell office:value-type="float" office:value="130.242431640625">
            <text:p>130.2424316406</text:p>
          </table:table-cell>
          <table:table-cell office:value-type="float" office:value="528.816162109375">
            <text:p>528.8161621094</text:p>
          </table:table-cell>
          <table:table-cell office:value-type="float" office:value="93.113037109375">
            <text:p>93.1130371094</text:p>
          </table:table-cell>
          <table:table-cell office:value-type="float" office:value="971.73486328125">
            <text:p>971.7348632813</text:p>
          </table:table-cell>
          <table:table-cell table:formula="of:=ABS([.H41]-[.H40])" office:value-type="float" office:value="54.17895507813">
            <text:p>54.1789550781</text:p>
          </table:table-cell>
          <table:table-cell table:formula="of:=ABS([.F41]-[.F40])" office:value-type="float" office:value="60.630126953125">
            <text:p>60.6301269531</text:p>
          </table:table-cell>
          <table:table-cell table:formula="of:=ABS([.D41]-[.D40])" office:value-type="float" office:value="71.089111328125">
            <text:p>71.0891113281</text:p>
          </table:table-cell>
          <table:table-cell table:formula="of:=ABS([.E41]-[.E40])" office:value-type="float" office:value="13.09228515625">
            <text:p>13.0922851563</text:p>
          </table:table-cell>
          <table:table-cell table:formula="of:=ABS([.G41]-[.G40])" office:value-type="float" office:value="63.01611328125">
            <text:p>63.0161132813</text:p>
          </table:table-cell>
          <table:table-cell table:formula="of:=ABS([.I41]-[.I40])" office:value-type="float" office:value="1.02392578125">
            <text:p>1.0239257813</text:p>
          </table:table-cell>
          <table:table-cell table:formula="of:=ABS([.J41]-[.J40])" office:value-type="float" office:value="1.42919921875">
            <text:p>1.4291992188</text:p>
          </table:table-cell>
          <table:table-cell table:formula="of:=ABS([.K41]-[.K40])" office:value-type="float" office:value="0.7138671875">
            <text:p>0.7138671875</text:p>
          </table:table-cell>
          <table:table-cell table:formula="of:=ABS([.L41]-[.L40])" office:value-type="float" office:value="0.661376953125">
            <text:p>0.6613769531</text:p>
          </table:table-cell>
          <table:table-cell table:formula="of:=ABS([.M41]-[.M40])" office:value-type="float" office:value="0.71826171875">
            <text:p>0.7182617188</text:p>
          </table:table-cell>
        </table:table-row>
        <table:table-row table:style-name="ro1">
          <table:table-cell office:value-type="float" office:value="221.04345703125">
            <text:p>221.0434570313</text:p>
          </table:table-cell>
          <table:table-cell office:value-type="float" office:value="284.716064453125">
            <text:p>284.7160644531</text:p>
          </table:table-cell>
          <table:table-cell office:value-type="float" office:value="283.093505859375">
            <text:p>283.0935058594</text:p>
          </table:table-cell>
          <table:table-cell office:value-type="float" office:value="213.0859375">
            <text:p>213.0859375</text:p>
          </table:table-cell>
          <table:table-cell office:value-type="float" office:value="116.989990234375">
            <text:p>116.9899902344</text:p>
          </table:table-cell>
          <table:table-cell office:value-type="float" office:value="469.19287109375">
            <text:p>469.1928710938</text:p>
          </table:table-cell>
          <table:table-cell office:value-type="float" office:value="29.34228515625">
            <text:p>29.3422851563</text:p>
          </table:table-cell>
          <table:table-cell office:value-type="float" office:value="1026.55224609375">
            <text:p>1026.5522460938</text:p>
          </table:table-cell>
          <table:table-cell table:formula="of:=ABS([.H42]-[.H41])" office:value-type="float" office:value="54.8173828125">
            <text:p>54.8173828125</text:p>
          </table:table-cell>
          <table:table-cell table:formula="of:=ABS([.F42]-[.F41])" office:value-type="float" office:value="59.623291015625">
            <text:p>59.6232910156</text:p>
          </table:table-cell>
          <table:table-cell table:formula="of:=ABS([.D42]-[.D41])" office:value-type="float" office:value="71.093994140625">
            <text:p>71.0939941406</text:p>
          </table:table-cell>
          <table:table-cell table:formula="of:=ABS([.E42]-[.E41])" office:value-type="float" office:value="13.25244140625">
            <text:p>13.2524414063</text:p>
          </table:table-cell>
          <table:table-cell table:formula="of:=ABS([.G42]-[.G41])" office:value-type="float" office:value="63.770751953125">
            <text:p>63.7707519531</text:p>
          </table:table-cell>
          <table:table-cell table:formula="of:=ABS([.I42]-[.I41])" office:value-type="float" office:value="0.638427734369998">
            <text:p>0.6384277344</text:p>
          </table:table-cell>
          <table:table-cell table:formula="of:=ABS([.J42]-[.J41])" office:value-type="float" office:value="1.0068359375">
            <text:p>1.0068359375</text:p>
          </table:table-cell>
          <table:table-cell table:formula="of:=ABS([.K42]-[.K41])" office:value-type="float" office:value="0.0048828125">
            <text:p>0.0048828125</text:p>
          </table:table-cell>
          <table:table-cell table:formula="of:=ABS([.L42]-[.L41])" office:value-type="float" office:value="0.16015625">
            <text:p>0.16015625</text:p>
          </table:table-cell>
          <table:table-cell table:formula="of:=ABS([.M42]-[.M41])" office:value-type="float" office:value="0.754638671875">
            <text:p>0.7546386719</text:p>
          </table:table-cell>
        </table:table-row>
        <table:table-row table:style-name="ro1">
          <table:table-cell office:value-type="float" office:value="275.981201171875">
            <text:p>275.9812011719</text:p>
          </table:table-cell>
          <table:table-cell office:value-type="float" office:value="212.30908203125">
            <text:p>212.3090820313</text:p>
          </table:table-cell>
          <table:table-cell office:value-type="float" office:value="213.44677734375">
            <text:p>213.4467773438</text:p>
          </table:table-cell>
          <table:table-cell office:value-type="float" office:value="283.953125">
            <text:p>283.953125</text:p>
          </table:table-cell>
          <table:table-cell office:value-type="float" office:value="131.741943359375">
            <text:p>131.7419433594</text:p>
          </table:table-cell>
          <table:table-cell office:value-type="float" office:value="528.692138671875">
            <text:p>528.6921386719</text:p>
          </table:table-cell>
          <table:table-cell office:value-type="float" office:value="94.51904296875">
            <text:p>94.5190429688</text:p>
          </table:table-cell>
          <table:table-cell office:value-type="float" office:value="972.06103515625">
            <text:p>972.0610351563</text:p>
          </table:table-cell>
          <table:table-cell table:formula="of:=ABS([.H43]-[.H42])" office:value-type="float" office:value="54.4912109375">
            <text:p>54.4912109375</text:p>
          </table:table-cell>
          <table:table-cell table:formula="of:=ABS([.F43]-[.F42])" office:value-type="float" office:value="59.499267578125">
            <text:p>59.4992675781</text:p>
          </table:table-cell>
          <table:table-cell table:formula="of:=ABS([.D43]-[.D42])" office:value-type="float" office:value="70.8671875">
            <text:p>70.8671875</text:p>
          </table:table-cell>
          <table:table-cell table:formula="of:=ABS([.E43]-[.E42])" office:value-type="float" office:value="14.751953125">
            <text:p>14.751953125</text:p>
          </table:table-cell>
          <table:table-cell table:formula="of:=ABS([.G43]-[.G42])" office:value-type="float" office:value="65.1767578125">
            <text:p>65.1767578125</text:p>
          </table:table-cell>
          <table:table-cell table:formula="of:=ABS([.I43]-[.I42])" office:value-type="float" office:value="0.326171875">
            <text:p>0.326171875</text:p>
          </table:table-cell>
          <table:table-cell table:formula="of:=ABS([.J43]-[.J42])" office:value-type="float" office:value="0.1240234375">
            <text:p>0.1240234375</text:p>
          </table:table-cell>
          <table:table-cell table:formula="of:=ABS([.K43]-[.K42])" office:value-type="float" office:value="0.226806640625">
            <text:p>0.2268066406</text:p>
          </table:table-cell>
          <table:table-cell table:formula="of:=ABS([.L43]-[.L42])" office:value-type="float" office:value="1.49951171875">
            <text:p>1.4995117188</text:p>
          </table:table-cell>
          <table:table-cell table:formula="of:=ABS([.M43]-[.M42])" office:value-type="float" office:value="1.406005859375">
            <text:p>1.4060058594</text:p>
          </table:table-cell>
        </table:table-row>
        <table:table-row table:style-name="ro1">
          <table:table-cell office:value-type="float" office:value="222.26611328125">
            <text:p>222.2661132813</text:p>
          </table:table-cell>
          <table:table-cell office:value-type="float" office:value="285.108154296875">
            <text:p>285.1081542969</text:p>
          </table:table-cell>
          <table:table-cell office:value-type="float" office:value="283.47216796875">
            <text:p>283.4721679688</text:p>
          </table:table-cell>
          <table:table-cell office:value-type="float" office:value="213.785888671875">
            <text:p>213.7858886719</text:p>
          </table:table-cell>
          <table:table-cell office:value-type="float" office:value="116.365966796875">
            <text:p>116.3659667969</text:p>
          </table:table-cell>
          <table:table-cell office:value-type="float" office:value="469.225341796875">
            <text:p>469.2253417969</text:p>
          </table:table-cell>
          <table:table-cell office:value-type="float" office:value="28.0869140625">
            <text:p>28.0869140625</text:p>
          </table:table-cell>
          <table:table-cell office:value-type="float" office:value="1025.69873046875">
            <text:p>1025.6987304688</text:p>
          </table:table-cell>
          <table:table-cell table:formula="of:=ABS([.H44]-[.H43])" office:value-type="float" office:value="53.6376953125">
            <text:p>53.6376953125</text:p>
          </table:table-cell>
          <table:table-cell table:formula="of:=ABS([.F44]-[.F43])" office:value-type="float" office:value="59.466796875">
            <text:p>59.466796875</text:p>
          </table:table-cell>
          <table:table-cell table:formula="of:=ABS([.D44]-[.D43])" office:value-type="float" office:value="70.167236328125">
            <text:p>70.1672363281</text:p>
          </table:table-cell>
          <table:table-cell table:formula="of:=ABS([.E44]-[.E43])" office:value-type="float" office:value="15.3759765625">
            <text:p>15.3759765625</text:p>
          </table:table-cell>
          <table:table-cell table:formula="of:=ABS([.G44]-[.G43])" office:value-type="float" office:value="66.43212890625">
            <text:p>66.4321289063</text:p>
          </table:table-cell>
          <table:table-cell table:formula="of:=ABS([.I44]-[.I43])" office:value-type="float" office:value="0.853515625">
            <text:p>0.853515625</text:p>
          </table:table-cell>
          <table:table-cell table:formula="of:=ABS([.J44]-[.J43])" office:value-type="float" office:value="0.032470703125">
            <text:p>0.0324707031</text:p>
          </table:table-cell>
          <table:table-cell table:formula="of:=ABS([.K44]-[.K43])" office:value-type="float" office:value="0.699951171875">
            <text:p>0.6999511719</text:p>
          </table:table-cell>
          <table:table-cell table:formula="of:=ABS([.L44]-[.L43])" office:value-type="float" office:value="0.6240234375">
            <text:p>0.6240234375</text:p>
          </table:table-cell>
          <table:table-cell table:formula="of:=ABS([.M44]-[.M43])" office:value-type="float" office:value="1.25537109375">
            <text:p>1.2553710938</text:p>
          </table:table-cell>
        </table:table-row>
        <table:table-row table:style-name="ro1">
          <table:table-cell office:value-type="float" office:value="275.247802734375">
            <text:p>275.2478027344</text:p>
          </table:table-cell>
          <table:table-cell office:value-type="float" office:value="212.725830078125">
            <text:p>212.7258300781</text:p>
          </table:table-cell>
          <table:table-cell office:value-type="float" office:value="214.44970703125">
            <text:p>214.4497070313</text:p>
          </table:table-cell>
          <table:table-cell office:value-type="float" office:value="284.684814453125">
            <text:p>284.6848144531</text:p>
          </table:table-cell>
          <table:table-cell office:value-type="float" office:value="130.759521484375">
            <text:p>130.7595214844</text:p>
          </table:table-cell>
          <table:table-cell office:value-type="float" office:value="528.6103515625">
            <text:p>528.6103515625</text:p>
          </table:table-cell>
          <table:table-cell office:value-type="float" office:value="94.47802734375">
            <text:p>94.4780273438</text:p>
          </table:table-cell>
          <table:table-cell office:value-type="float" office:value="972.73095703125">
            <text:p>972.7309570313</text:p>
          </table:table-cell>
          <table:table-cell table:formula="of:=ABS([.H45]-[.H44])" office:value-type="float" office:value="52.9677734375">
            <text:p>52.9677734375</text:p>
          </table:table-cell>
          <table:table-cell table:formula="of:=ABS([.F45]-[.F44])" office:value-type="float" office:value="59.385009765625">
            <text:p>59.3850097656</text:p>
          </table:table-cell>
          <table:table-cell table:formula="of:=ABS([.D45]-[.D44])" office:value-type="float" office:value="70.89892578125">
            <text:p>70.8989257813</text:p>
          </table:table-cell>
          <table:table-cell table:formula="of:=ABS([.E45]-[.E44])" office:value-type="float" office:value="14.3935546875">
            <text:p>14.3935546875</text:p>
          </table:table-cell>
          <table:table-cell table:formula="of:=ABS([.G45]-[.G44])" office:value-type="float" office:value="66.39111328125">
            <text:p>66.3911132813</text:p>
          </table:table-cell>
          <table:table-cell table:formula="of:=ABS([.I45]-[.I44])" office:value-type="float" office:value="0.669921875">
            <text:p>0.669921875</text:p>
          </table:table-cell>
          <table:table-cell table:formula="of:=ABS([.J45]-[.J44])" office:value-type="float" office:value="0.081787109375">
            <text:p>0.0817871094</text:p>
          </table:table-cell>
          <table:table-cell table:formula="of:=ABS([.K45]-[.K44])" office:value-type="float" office:value="0.731689453125">
            <text:p>0.7316894531</text:p>
          </table:table-cell>
          <table:table-cell table:formula="of:=ABS([.L45]-[.L44])" office:value-type="float" office:value="0.982421875">
            <text:p>0.982421875</text:p>
          </table:table-cell>
          <table:table-cell table:formula="of:=ABS([.M45]-[.M44])" office:value-type="float" office:value="0.041015625">
            <text:p>0.041015625</text:p>
          </table:table-cell>
        </table:table-row>
        <table:table-row table:style-name="ro1">
          <table:table-cell office:value-type="float" office:value="222.09716796875">
            <text:p>222.0971679688</text:p>
          </table:table-cell>
          <table:table-cell office:value-type="float" office:value="284.94189453125">
            <text:p>284.9418945313</text:p>
          </table:table-cell>
          <table:table-cell office:value-type="float" office:value="283.281982421875">
            <text:p>283.2819824219</text:p>
          </table:table-cell>
          <table:table-cell office:value-type="float" office:value="212.27197265625">
            <text:p>212.2719726563</text:p>
          </table:table-cell>
          <table:table-cell office:value-type="float" office:value="116.994873046875">
            <text:p>116.9948730469</text:p>
          </table:table-cell>
          <table:table-cell office:value-type="float" office:value="470.377197265625">
            <text:p>470.3771972656</text:p>
          </table:table-cell>
          <table:table-cell office:value-type="float" office:value="28.22216796875">
            <text:p>28.2221679688</text:p>
          </table:table-cell>
          <table:table-cell office:value-type="float" office:value="1025.82275390625">
            <text:p>1025.8227539063</text:p>
          </table:table-cell>
          <table:table-cell table:formula="of:=ABS([.H46]-[.H45])" office:value-type="float" office:value="53.091796875">
            <text:p>53.091796875</text:p>
          </table:table-cell>
          <table:table-cell table:formula="of:=ABS([.F46]-[.F45])" office:value-type="float" office:value="58.233154296875">
            <text:p>58.2331542969</text:p>
          </table:table-cell>
          <table:table-cell table:formula="of:=ABS([.D46]-[.D45])" office:value-type="float" office:value="72.412841796875">
            <text:p>72.4128417969</text:p>
          </table:table-cell>
          <table:table-cell table:formula="of:=ABS([.E46]-[.E45])" office:value-type="float" office:value="13.7646484375">
            <text:p>13.7646484375</text:p>
          </table:table-cell>
          <table:table-cell table:formula="of:=ABS([.G46]-[.G45])" office:value-type="float" office:value="66.255859375">
            <text:p>66.255859375</text:p>
          </table:table-cell>
          <table:table-cell table:formula="of:=ABS([.I46]-[.I45])" office:value-type="float" office:value="0.1240234375">
            <text:p>0.1240234375</text:p>
          </table:table-cell>
          <table:table-cell table:formula="of:=ABS([.J46]-[.J45])" office:value-type="float" office:value="1.15185546875">
            <text:p>1.1518554688</text:p>
          </table:table-cell>
          <table:table-cell table:formula="of:=ABS([.K46]-[.K45])" office:value-type="float" office:value="1.513916015625">
            <text:p>1.5139160156</text:p>
          </table:table-cell>
          <table:table-cell table:formula="of:=ABS([.L46]-[.L45])" office:value-type="float" office:value="0.62890625">
            <text:p>0.62890625</text:p>
          </table:table-cell>
          <table:table-cell table:formula="of:=ABS([.M46]-[.M45])" office:value-type="float" office:value="0.13525390625">
            <text:p>0.1352539063</text:p>
          </table:table-cell>
        </table:table-row>
        <table:table-row table:style-name="ro1">
          <table:table-cell office:value-type="float" office:value="275.054931640625">
            <text:p>275.0549316406</text:p>
          </table:table-cell>
          <table:table-cell office:value-type="float" office:value="213.176025390625">
            <text:p>213.1760253906</text:p>
          </table:table-cell>
          <table:table-cell office:value-type="float" office:value="214.27294921875">
            <text:p>214.2729492188</text:p>
          </table:table-cell>
          <table:table-cell office:value-type="float" office:value="285.76318359375">
            <text:p>285.7631835938</text:p>
          </table:table-cell>
          <table:table-cell office:value-type="float" office:value="130.71240234375">
            <text:p>130.7124023438</text:p>
          </table:table-cell>
          <table:table-cell office:value-type="float" office:value="527.528076171875">
            <text:p>527.5280761719</text:p>
          </table:table-cell>
          <table:table-cell office:value-type="float" office:value="93.90087890625">
            <text:p>93.9008789063</text:p>
          </table:table-cell>
          <table:table-cell office:value-type="float" office:value="972.841064453125">
            <text:p>972.8410644531</text:p>
          </table:table-cell>
          <table:table-cell table:formula="of:=ABS([.H47]-[.H46])" office:value-type="float" office:value="52.981689453125">
            <text:p>52.9816894531</text:p>
          </table:table-cell>
          <table:table-cell table:formula="of:=ABS([.F47]-[.F46])" office:value-type="float" office:value="57.15087890625">
            <text:p>57.1508789063</text:p>
          </table:table-cell>
          <table:table-cell table:formula="of:=ABS([.D47]-[.D46])" office:value-type="float" office:value="73.4912109375">
            <text:p>73.4912109375</text:p>
          </table:table-cell>
          <table:table-cell table:formula="of:=ABS([.E47]-[.E46])" office:value-type="float" office:value="13.717529296875">
            <text:p>13.7175292969</text:p>
          </table:table-cell>
          <table:table-cell table:formula="of:=ABS([.G47]-[.G46])" office:value-type="float" office:value="65.6787109375">
            <text:p>65.6787109375</text:p>
          </table:table-cell>
          <table:table-cell table:formula="of:=ABS([.I47]-[.I46])" office:value-type="float" office:value="0.110107421875">
            <text:p>0.1101074219</text:p>
          </table:table-cell>
          <table:table-cell table:formula="of:=ABS([.J47]-[.J46])" office:value-type="float" office:value="1.082275390625">
            <text:p>1.0822753906</text:p>
          </table:table-cell>
          <table:table-cell table:formula="of:=ABS([.K47]-[.K46])" office:value-type="float" office:value="1.078369140625">
            <text:p>1.0783691406</text:p>
          </table:table-cell>
          <table:table-cell table:formula="of:=ABS([.L47]-[.L46])" office:value-type="float" office:value="0.047119140625">
            <text:p>0.0471191406</text:p>
          </table:table-cell>
          <table:table-cell table:formula="of:=ABS([.M47]-[.M46])" office:value-type="float" office:value="0.5771484375">
            <text:p>0.5771484375</text:p>
          </table:table-cell>
        </table:table-row>
        <table:table-row table:style-name="ro1">
          <table:table-cell office:value-type="float" office:value="221.950927734375">
            <text:p>221.9509277344</text:p>
          </table:table-cell>
          <table:table-cell office:value-type="float" office:value="284.5869140625">
            <text:p>284.5869140625</text:p>
          </table:table-cell>
          <table:table-cell office:value-type="float" office:value="282.98291015625">
            <text:p>282.9829101563</text:p>
          </table:table-cell>
          <table:table-cell office:value-type="float" office:value="211.423095703125">
            <text:p>211.4230957031</text:p>
          </table:table-cell>
          <table:table-cell office:value-type="float" office:value="116.97705078125">
            <text:p>116.9770507813</text:p>
          </table:table-cell>
          <table:table-cell office:value-type="float" office:value="471.174072265625">
            <text:p>471.1740722656</text:p>
          </table:table-cell>
          <table:table-cell office:value-type="float" office:value="29.656982421875">
            <text:p>29.6569824219</text:p>
          </table:table-cell>
          <table:table-cell office:value-type="float" office:value="1025.7001953125">
            <text:p>1025.7001953125</text:p>
          </table:table-cell>
          <table:table-cell table:formula="of:=ABS([.H48]-[.H47])" office:value-type="float" office:value="52.859130859375">
            <text:p>52.8591308594</text:p>
          </table:table-cell>
          <table:table-cell table:formula="of:=ABS([.F48]-[.F47])" office:value-type="float" office:value="56.35400390625">
            <text:p>56.3540039063</text:p>
          </table:table-cell>
          <table:table-cell table:formula="of:=ABS([.D48]-[.D47])" office:value-type="float" office:value="74.340087890625">
            <text:p>74.3400878906</text:p>
          </table:table-cell>
          <table:table-cell table:formula="of:=ABS([.E48]-[.E47])" office:value-type="float" office:value="13.7353515625">
            <text:p>13.7353515625</text:p>
          </table:table-cell>
          <table:table-cell table:formula="of:=ABS([.G48]-[.G47])" office:value-type="float" office:value="64.243896484375">
            <text:p>64.2438964844</text:p>
          </table:table-cell>
          <table:table-cell table:formula="of:=ABS([.I48]-[.I47])" office:value-type="float" office:value="0.12255859375">
            <text:p>0.1225585938</text:p>
          </table:table-cell>
          <table:table-cell table:formula="of:=ABS([.J48]-[.J47])" office:value-type="float" office:value="0.796875">
            <text:p>0.796875</text:p>
          </table:table-cell>
          <table:table-cell table:formula="of:=ABS([.K48]-[.K47])" office:value-type="float" office:value="0.848876953125">
            <text:p>0.8488769531</text:p>
          </table:table-cell>
          <table:table-cell table:formula="of:=ABS([.L48]-[.L47])" office:value-type="float" office:value="0.017822265625">
            <text:p>0.0178222656</text:p>
          </table:table-cell>
          <table:table-cell table:formula="of:=ABS([.M48]-[.M47])" office:value-type="float" office:value="1.434814453125">
            <text:p>1.4348144531</text:p>
          </table:table-cell>
        </table:table-row>
        <table:table-row table:style-name="ro1">
          <table:table-cell office:value-type="float" office:value="276.80615234375">
            <text:p>276.8061523438</text:p>
          </table:table-cell>
          <table:table-cell office:value-type="float" office:value="212.93994140625">
            <text:p>212.9399414063</text:p>
          </table:table-cell>
          <table:table-cell office:value-type="float" office:value="215.131591796875">
            <text:p>215.1315917969</text:p>
          </table:table-cell>
          <table:table-cell office:value-type="float" office:value="286.60107421875">
            <text:p>286.6010742188</text:p>
          </table:table-cell>
          <table:table-cell office:value-type="float" office:value="131.599853515625">
            <text:p>131.5998535156</text:p>
          </table:table-cell>
          <table:table-cell office:value-type="float" office:value="526.755126953125">
            <text:p>526.7551269531</text:p>
          </table:table-cell>
          <table:table-cell office:value-type="float" office:value="93.251953125">
            <text:p>93.251953125</text:p>
          </table:table-cell>
          <table:table-cell office:value-type="float" office:value="971.7021484375">
            <text:p>971.7021484375</text:p>
          </table:table-cell>
          <table:table-cell table:formula="of:=ABS([.H49]-[.H48])" office:value-type="float" office:value="53.998046875">
            <text:p>53.998046875</text:p>
          </table:table-cell>
          <table:table-cell table:formula="of:=ABS([.F49]-[.F48])" office:value-type="float" office:value="55.5810546875">
            <text:p>55.5810546875</text:p>
          </table:table-cell>
          <table:table-cell table:formula="of:=ABS([.D49]-[.D48])" office:value-type="float" office:value="75.177978515625">
            <text:p>75.1779785156</text:p>
          </table:table-cell>
          <table:table-cell table:formula="of:=ABS([.E49]-[.E48])" office:value-type="float" office:value="14.622802734375">
            <text:p>14.6228027344</text:p>
          </table:table-cell>
          <table:table-cell table:formula="of:=ABS([.G49]-[.G48])" office:value-type="float" office:value="63.594970703125">
            <text:p>63.5949707031</text:p>
          </table:table-cell>
          <table:table-cell table:formula="of:=ABS([.I49]-[.I48])" office:value-type="float" office:value="1.138916015625">
            <text:p>1.1389160156</text:p>
          </table:table-cell>
          <table:table-cell table:formula="of:=ABS([.J49]-[.J48])" office:value-type="float" office:value="0.77294921875">
            <text:p>0.7729492188</text:p>
          </table:table-cell>
          <table:table-cell table:formula="of:=ABS([.K49]-[.K48])" office:value-type="float" office:value="0.837890625">
            <text:p>0.837890625</text:p>
          </table:table-cell>
          <table:table-cell table:formula="of:=ABS([.L49]-[.L48])" office:value-type="float" office:value="0.887451171875">
            <text:p>0.8874511719</text:p>
          </table:table-cell>
          <table:table-cell table:formula="of:=ABS([.M49]-[.M48])" office:value-type="float" office:value="0.64892578125">
            <text:p>0.6489257813</text:p>
          </table:table-cell>
        </table:table-row>
        <table:table-row table:style-name="ro1">
          <table:table-cell office:value-type="float" office:value="221.2080078125">
            <text:p>221.2080078125</text:p>
          </table:table-cell>
          <table:table-cell office:value-type="float" office:value="285.4580078125">
            <text:p>285.4580078125</text:p>
          </table:table-cell>
          <table:table-cell office:value-type="float" office:value="281.980224609375">
            <text:p>281.9802246094</text:p>
          </table:table-cell>
          <table:table-cell office:value-type="float" office:value="211.2587890625">
            <text:p>211.2587890625</text:p>
          </table:table-cell>
          <table:table-cell office:value-type="float" office:value="116.748046875">
            <text:p>116.748046875</text:p>
          </table:table-cell>
          <table:table-cell office:value-type="float" office:value="471.868896484375">
            <text:p>471.8688964844</text:p>
          </table:table-cell>
          <table:table-cell office:value-type="float" office:value="30.3212890625">
            <text:p>30.3212890625</text:p>
          </table:table-cell>
          <table:table-cell office:value-type="float" office:value="1025.80908203125">
            <text:p>1025.8090820313</text:p>
          </table:table-cell>
          <table:table-cell table:formula="of:=ABS([.H50]-[.H49])" office:value-type="float" office:value="54.10693359375">
            <text:p>54.1069335938</text:p>
          </table:table-cell>
          <table:table-cell table:formula="of:=ABS([.F50]-[.F49])" office:value-type="float" office:value="54.88623046875">
            <text:p>54.8862304688</text:p>
          </table:table-cell>
          <table:table-cell table:formula="of:=ABS([.D50]-[.D49])" office:value-type="float" office:value="75.34228515625">
            <text:p>75.3422851563</text:p>
          </table:table-cell>
          <table:table-cell table:formula="of:=ABS([.E50]-[.E49])" office:value-type="float" office:value="14.851806640625">
            <text:p>14.8518066406</text:p>
          </table:table-cell>
          <table:table-cell table:formula="of:=ABS([.G50]-[.G49])" office:value-type="float" office:value="62.9306640625">
            <text:p>62.9306640625</text:p>
          </table:table-cell>
          <table:table-cell table:formula="of:=ABS([.I50]-[.I49])" office:value-type="float" office:value="0.10888671875">
            <text:p>0.1088867188</text:p>
          </table:table-cell>
          <table:table-cell table:formula="of:=ABS([.J50]-[.J49])" office:value-type="float" office:value="0.69482421875">
            <text:p>0.6948242188</text:p>
          </table:table-cell>
          <table:table-cell table:formula="of:=ABS([.K50]-[.K49])" office:value-type="float" office:value="0.164306640625">
            <text:p>0.1643066406</text:p>
          </table:table-cell>
          <table:table-cell table:formula="of:=ABS([.L50]-[.L49])" office:value-type="float" office:value="0.22900390625">
            <text:p>0.2290039063</text:p>
          </table:table-cell>
          <table:table-cell table:formula="of:=ABS([.M50]-[.M49])" office:value-type="float" office:value="0.664306640625">
            <text:p>0.6643066406</text:p>
          </table:table-cell>
        </table:table-row>
        <table:table-row table:style-name="ro1">
          <table:table-cell office:value-type="float" office:value="275.138427734375">
            <text:p>275.1384277344</text:p>
          </table:table-cell>
          <table:table-cell office:value-type="float" office:value="210.919189453125">
            <text:p>210.9191894531</text:p>
          </table:table-cell>
          <table:table-cell office:value-type="float" office:value="216.557861328125">
            <text:p>216.5578613281</text:p>
          </table:table-cell>
          <table:table-cell office:value-type="float" office:value="286.385009765625">
            <text:p>286.3850097656</text:p>
          </table:table-cell>
          <table:table-cell office:value-type="float" office:value="130.702880859375">
            <text:p>130.7028808594</text:p>
          </table:table-cell>
          <table:table-cell office:value-type="float" office:value="525.8828125">
            <text:p>525.8828125</text:p>
          </table:table-cell>
          <table:table-cell office:value-type="float" office:value="92.27490234375">
            <text:p>92.2749023438</text:p>
          </table:table-cell>
          <table:table-cell office:value-type="float" office:value="972.73388671875">
            <text:p>972.7338867188</text:p>
          </table:table-cell>
          <table:table-cell table:formula="of:=ABS([.H51]-[.H50])" office:value-type="float" office:value="53.0751953125">
            <text:p>53.0751953125</text:p>
          </table:table-cell>
          <table:table-cell table:formula="of:=ABS([.F51]-[.F50])" office:value-type="float" office:value="54.013916015625">
            <text:p>54.0139160156</text:p>
          </table:table-cell>
          <table:table-cell table:formula="of:=ABS([.D51]-[.D50])" office:value-type="float" office:value="75.126220703125">
            <text:p>75.1262207031</text:p>
          </table:table-cell>
          <table:table-cell table:formula="of:=ABS([.E51]-[.E50])" office:value-type="float" office:value="13.954833984375">
            <text:p>13.9548339844</text:p>
          </table:table-cell>
          <table:table-cell table:formula="of:=ABS([.G51]-[.G50])" office:value-type="float" office:value="61.95361328125">
            <text:p>61.9536132813</text:p>
          </table:table-cell>
          <table:table-cell table:formula="of:=ABS([.I51]-[.I50])" office:value-type="float" office:value="1.03173828125">
            <text:p>1.0317382813</text:p>
          </table:table-cell>
          <table:table-cell table:formula="of:=ABS([.J51]-[.J50])" office:value-type="float" office:value="0.872314453125">
            <text:p>0.8723144531</text:p>
          </table:table-cell>
          <table:table-cell table:formula="of:=ABS([.K51]-[.K50])" office:value-type="float" office:value="0.216064453125">
            <text:p>0.2160644531</text:p>
          </table:table-cell>
          <table:table-cell table:formula="of:=ABS([.L51]-[.L50])" office:value-type="float" office:value="0.89697265625">
            <text:p>0.8969726563</text:p>
          </table:table-cell>
          <table:table-cell table:formula="of:=ABS([.M51]-[.M50])" office:value-type="float" office:value="0.97705078125">
            <text:p>0.9770507813</text:p>
          </table:table-cell>
        </table:table-row>
        <table:table-row table:style-name="ro1">
          <table:table-cell office:value-type="float" office:value="221.8740234375">
            <text:p>221.8740234375</text:p>
          </table:table-cell>
          <table:table-cell office:value-type="float" office:value="287.016357421875">
            <text:p>287.0163574219</text:p>
          </table:table-cell>
          <table:table-cell office:value-type="float" office:value="280.9873046875">
            <text:p>280.9873046875</text:p>
          </table:table-cell>
          <table:table-cell office:value-type="float" office:value="211.07568359375">
            <text:p>211.0756835938</text:p>
          </table:table-cell>
          <table:table-cell office:value-type="float" office:value="117.54833984375">
            <text:p>117.5483398438</text:p>
          </table:table-cell>
          <table:table-cell office:value-type="float" office:value="473.226806640625">
            <text:p>473.2268066406</text:p>
          </table:table-cell>
          <table:table-cell office:value-type="float" office:value="31.10205078125">
            <text:p>31.1020507813</text:p>
          </table:table-cell>
          <table:table-cell office:value-type="float" office:value="1025.7783203125">
            <text:p>1025.7783203125</text:p>
          </table:table-cell>
          <table:table-cell table:formula="of:=ABS([.H52]-[.H51])" office:value-type="float" office:value="53.04443359375">
            <text:p>53.0444335938</text:p>
          </table:table-cell>
          <table:table-cell table:formula="of:=ABS([.F52]-[.F51])" office:value-type="float" office:value="52.656005859375">
            <text:p>52.6560058594</text:p>
          </table:table-cell>
          <table:table-cell table:formula="of:=ABS([.D52]-[.D51])" office:value-type="float" office:value="75.309326171875">
            <text:p>75.3093261719</text:p>
          </table:table-cell>
          <table:table-cell table:formula="of:=ABS([.E52]-[.E51])" office:value-type="float" office:value="13.154541015625">
            <text:p>13.1545410156</text:p>
          </table:table-cell>
          <table:table-cell table:formula="of:=ABS([.G52]-[.G51])" office:value-type="float" office:value="61.1728515625">
            <text:p>61.1728515625</text:p>
          </table:table-cell>
          <table:table-cell table:formula="of:=ABS([.I52]-[.I51])" office:value-type="float" office:value="0.03076171875">
            <text:p>0.0307617188</text:p>
          </table:table-cell>
          <table:table-cell table:formula="of:=ABS([.J52]-[.J51])" office:value-type="float" office:value="1.35791015625">
            <text:p>1.3579101563</text:p>
          </table:table-cell>
          <table:table-cell table:formula="of:=ABS([.K52]-[.K51])" office:value-type="float" office:value="0.18310546875">
            <text:p>0.1831054688</text:p>
          </table:table-cell>
          <table:table-cell table:formula="of:=ABS([.L52]-[.L51])" office:value-type="float" office:value="0.80029296875">
            <text:p>0.8002929688</text:p>
          </table:table-cell>
          <table:table-cell table:formula="of:=ABS([.M52]-[.M51])" office:value-type="float" office:value="0.78076171875">
            <text:p>0.7807617188</text:p>
          </table:table-cell>
        </table:table-row>
        <table:table-row table:style-name="ro1">
          <table:table-cell office:value-type="float" office:value="275.921875">
            <text:p>275.921875</text:p>
          </table:table-cell>
          <table:table-cell office:value-type="float" office:value="210.12548828125">
            <text:p>210.1254882813</text:p>
          </table:table-cell>
          <table:table-cell office:value-type="float" office:value="217.467041015625">
            <text:p>217.4670410156</text:p>
          </table:table-cell>
          <table:table-cell office:value-type="float" office:value="286.768310546875">
            <text:p>286.7683105469</text:p>
          </table:table-cell>
          <table:table-cell office:value-type="float" office:value="129.568359375">
            <text:p>129.568359375</text:p>
          </table:table-cell>
          <table:table-cell office:value-type="float" office:value="524.5810546875">
            <text:p>524.5810546875</text:p>
          </table:table-cell>
          <table:table-cell office:value-type="float" office:value="91.17236328125">
            <text:p>91.1723632813</text:p>
          </table:table-cell>
          <table:table-cell office:value-type="float" office:value="972.875732421875">
            <text:p>972.8757324219</text:p>
          </table:table-cell>
          <table:table-cell table:formula="of:=ABS([.H53]-[.H52])" office:value-type="float" office:value="52.902587890625">
            <text:p>52.9025878906</text:p>
          </table:table-cell>
          <table:table-cell table:formula="of:=ABS([.F53]-[.F52])" office:value-type="float" office:value="51.354248046875">
            <text:p>51.3542480469</text:p>
          </table:table-cell>
          <table:table-cell table:formula="of:=ABS([.D53]-[.D52])" office:value-type="float" office:value="75.692626953125">
            <text:p>75.6926269531</text:p>
          </table:table-cell>
          <table:table-cell table:formula="of:=ABS([.E53]-[.E52])" office:value-type="float" office:value="12.02001953125">
            <text:p>12.0200195313</text:p>
          </table:table-cell>
          <table:table-cell table:formula="of:=ABS([.G53]-[.G52])" office:value-type="float" office:value="60.0703125">
            <text:p>60.0703125</text:p>
          </table:table-cell>
          <table:table-cell table:formula="of:=ABS([.I53]-[.I52])" office:value-type="float" office:value="0.141845703125">
            <text:p>0.1418457031</text:p>
          </table:table-cell>
          <table:table-cell table:formula="of:=ABS([.J53]-[.J52])" office:value-type="float" office:value="1.3017578125">
            <text:p>1.3017578125</text:p>
          </table:table-cell>
          <table:table-cell table:formula="of:=ABS([.K53]-[.K52])" office:value-type="float" office:value="0.38330078125">
            <text:p>0.3833007813</text:p>
          </table:table-cell>
          <table:table-cell table:formula="of:=ABS([.L53]-[.L52])" office:value-type="float" office:value="1.134521484375">
            <text:p>1.1345214844</text:p>
          </table:table-cell>
          <table:table-cell table:formula="of:=ABS([.M53]-[.M52])" office:value-type="float" office:value="1.1025390625">
            <text:p>1.1025390625</text:p>
          </table:table-cell>
        </table:table-row>
        <table:table-row table:style-name="ro1">
          <table:table-cell office:value-type="float" office:value="221.791015625">
            <text:p>221.791015625</text:p>
          </table:table-cell>
          <table:table-cell office:value-type="float" office:value="286.917236328125">
            <text:p>286.9172363281</text:p>
          </table:table-cell>
          <table:table-cell office:value-type="float" office:value="280.123046875">
            <text:p>280.123046875</text:p>
          </table:table-cell>
          <table:table-cell office:value-type="float" office:value="211.427001953125">
            <text:p>211.4270019531</text:p>
          </table:table-cell>
          <table:table-cell office:value-type="float" office:value="117.27001953125">
            <text:p>117.2700195313</text:p>
          </table:table-cell>
          <table:table-cell office:value-type="float" office:value="474.291015625">
            <text:p>474.291015625</text:p>
          </table:table-cell>
          <table:table-cell office:value-type="float" office:value="30.9169921875">
            <text:p>30.9169921875</text:p>
          </table:table-cell>
          <table:table-cell office:value-type="float" office:value="1025.68701171875">
            <text:p>1025.6870117188</text:p>
          </table:table-cell>
          <table:table-cell table:formula="of:=ABS([.H54]-[.H53])" office:value-type="float" office:value="52.811279296875">
            <text:p>52.8112792969</text:p>
          </table:table-cell>
          <table:table-cell table:formula="of:=ABS([.F54]-[.F53])" office:value-type="float" office:value="50.2900390625">
            <text:p>50.2900390625</text:p>
          </table:table-cell>
          <table:table-cell table:formula="of:=ABS([.D54]-[.D53])" office:value-type="float" office:value="75.34130859375">
            <text:p>75.3413085938</text:p>
          </table:table-cell>
          <table:table-cell table:formula="of:=ABS([.E54]-[.E53])" office:value-type="float" office:value="12.29833984375">
            <text:p>12.2983398438</text:p>
          </table:table-cell>
          <table:table-cell table:formula="of:=ABS([.G54]-[.G53])" office:value-type="float" office:value="60.25537109375">
            <text:p>60.2553710938</text:p>
          </table:table-cell>
          <table:table-cell table:formula="of:=ABS([.I54]-[.I53])" office:value-type="float" office:value="0.09130859375">
            <text:p>0.0913085938</text:p>
          </table:table-cell>
          <table:table-cell table:formula="of:=ABS([.J54]-[.J53])" office:value-type="float" office:value="1.064208984375">
            <text:p>1.0642089844</text:p>
          </table:table-cell>
          <table:table-cell table:formula="of:=ABS([.K54]-[.K53])" office:value-type="float" office:value="0.351318359375">
            <text:p>0.3513183594</text:p>
          </table:table-cell>
          <table:table-cell table:formula="of:=ABS([.L54]-[.L53])" office:value-type="float" office:value="0.2783203125">
            <text:p>0.2783203125</text:p>
          </table:table-cell>
          <table:table-cell table:formula="of:=ABS([.M54]-[.M53])" office:value-type="float" office:value="0.18505859375">
            <text:p>0.1850585938</text:p>
          </table:table-cell>
        </table:table-row>
        <table:table-row table:style-name="ro1">
          <table:table-cell office:value-type="float" office:value="275.875">
            <text:p>275.875</text:p>
          </table:table-cell>
          <table:table-cell office:value-type="float" office:value="211.355224609375">
            <text:p>211.3552246094</text:p>
          </table:table-cell>
          <table:table-cell office:value-type="float" office:value="217.4892578125">
            <text:p>217.4892578125</text:p>
          </table:table-cell>
          <table:table-cell office:value-type="float" office:value="285.799072265625">
            <text:p>285.7990722656</text:p>
          </table:table-cell>
          <table:table-cell office:value-type="float" office:value="130.322265625">
            <text:p>130.322265625</text:p>
          </table:table-cell>
          <table:table-cell office:value-type="float" office:value="522.85498046875">
            <text:p>522.8549804688</text:p>
          </table:table-cell>
          <table:table-cell office:value-type="float" office:value="92.804931640625">
            <text:p>92.8049316406</text:p>
          </table:table-cell>
          <table:table-cell office:value-type="float" office:value="972.842041015625">
            <text:p>972.8420410156</text:p>
          </table:table-cell>
          <table:table-cell table:formula="of:=ABS([.H55]-[.H54])" office:value-type="float" office:value="52.844970703125">
            <text:p>52.8449707031</text:p>
          </table:table-cell>
          <table:table-cell table:formula="of:=ABS([.F55]-[.F54])" office:value-type="float" office:value="48.56396484375">
            <text:p>48.5639648438</text:p>
          </table:table-cell>
          <table:table-cell table:formula="of:=ABS([.D55]-[.D54])" office:value-type="float" office:value="74.3720703125">
            <text:p>74.3720703125</text:p>
          </table:table-cell>
          <table:table-cell table:formula="of:=ABS([.E55]-[.E54])" office:value-type="float" office:value="13.05224609375">
            <text:p>13.0522460938</text:p>
          </table:table-cell>
          <table:table-cell table:formula="of:=ABS([.G55]-[.G54])" office:value-type="float" office:value="61.887939453125">
            <text:p>61.8879394531</text:p>
          </table:table-cell>
          <table:table-cell table:formula="of:=ABS([.I55]-[.I54])" office:value-type="float" office:value="0.03369140625">
            <text:p>0.0336914063</text:p>
          </table:table-cell>
          <table:table-cell table:formula="of:=ABS([.J55]-[.J54])" office:value-type="float" office:value="1.72607421875">
            <text:p>1.7260742188</text:p>
          </table:table-cell>
          <table:table-cell table:formula="of:=ABS([.K55]-[.K54])" office:value-type="float" office:value="0.96923828125">
            <text:p>0.9692382813</text:p>
          </table:table-cell>
          <table:table-cell table:formula="of:=ABS([.L55]-[.L54])" office:value-type="float" office:value="0.75390625">
            <text:p>0.75390625</text:p>
          </table:table-cell>
          <table:table-cell table:formula="of:=ABS([.M55]-[.M54])" office:value-type="float" office:value="1.632568359375">
            <text:p>1.6325683594</text:p>
          </table:table-cell>
        </table:table-row>
        <table:table-row table:style-name="ro1">
          <table:table-cell office:value-type="float" office:value="222.4140625">
            <text:p>222.4140625</text:p>
          </table:table-cell>
          <table:table-cell office:value-type="float" office:value="285.20703125">
            <text:p>285.20703125</text:p>
          </table:table-cell>
          <table:table-cell office:value-type="float" office:value="279.921875">
            <text:p>279.921875</text:p>
          </table:table-cell>
          <table:table-cell office:value-type="float" office:value="212.10693359375">
            <text:p>212.1069335938</text:p>
          </table:table-cell>
          <table:table-cell office:value-type="float" office:value="116.38671875">
            <text:p>116.38671875</text:p>
          </table:table-cell>
          <table:table-cell office:value-type="float" office:value="476.259033203125">
            <text:p>476.2590332031</text:p>
          </table:table-cell>
          <table:table-cell office:value-type="float" office:value="30.313232421875">
            <text:p>30.3132324219</text:p>
          </table:table-cell>
          <table:table-cell office:value-type="float" office:value="1025.6689453125">
            <text:p>1025.6689453125</text:p>
          </table:table-cell>
          <table:table-cell table:formula="of:=ABS([.H56]-[.H55])" office:value-type="float" office:value="52.826904296875">
            <text:p>52.8269042969</text:p>
          </table:table-cell>
          <table:table-cell table:formula="of:=ABS([.F56]-[.F55])" office:value-type="float" office:value="46.595947265625">
            <text:p>46.5959472656</text:p>
          </table:table-cell>
          <table:table-cell table:formula="of:=ABS([.D56]-[.D55])" office:value-type="float" office:value="73.692138671875">
            <text:p>73.6921386719</text:p>
          </table:table-cell>
          <table:table-cell table:formula="of:=ABS([.E56]-[.E55])" office:value-type="float" office:value="13.935546875">
            <text:p>13.935546875</text:p>
          </table:table-cell>
          <table:table-cell table:formula="of:=ABS([.G56]-[.G55])" office:value-type="float" office:value="62.49169921875">
            <text:p>62.4916992188</text:p>
          </table:table-cell>
          <table:table-cell table:formula="of:=ABS([.I56]-[.I55])" office:value-type="float" office:value="0.01806640625">
            <text:p>0.0180664063</text:p>
          </table:table-cell>
          <table:table-cell table:formula="of:=ABS([.J56]-[.J55])" office:value-type="float" office:value="1.968017578125">
            <text:p>1.9680175781</text:p>
          </table:table-cell>
          <table:table-cell table:formula="of:=ABS([.K56]-[.K55])" office:value-type="float" office:value="0.679931640625">
            <text:p>0.6799316406</text:p>
          </table:table-cell>
          <table:table-cell table:formula="of:=ABS([.L56]-[.L55])" office:value-type="float" office:value="0.88330078125">
            <text:p>0.8833007813</text:p>
          </table:table-cell>
          <table:table-cell table:formula="of:=ABS([.M56]-[.M55])" office:value-type="float" office:value="0.603759765625">
            <text:p>0.6037597656</text:p>
          </table:table-cell>
        </table:table-row>
        <table:table-row table:style-name="ro1">
          <table:table-cell office:value-type="float" office:value="275.940185546875">
            <text:p>275.9401855469</text:p>
          </table:table-cell>
          <table:table-cell office:value-type="float" office:value="212.06396484375">
            <text:p>212.0639648438</text:p>
          </table:table-cell>
          <table:table-cell office:value-type="float" office:value="217.070068359375">
            <text:p>217.0700683594</text:p>
          </table:table-cell>
          <table:table-cell office:value-type="float" office:value="285.158935546875">
            <text:p>285.1589355469</text:p>
          </table:table-cell>
          <table:table-cell office:value-type="float" office:value="131.299072265625">
            <text:p>131.2990722656</text:p>
          </table:table-cell>
          <table:table-cell office:value-type="float" office:value="521.60302734375">
            <text:p>521.6030273438</text:p>
          </table:table-cell>
          <table:table-cell office:value-type="float" office:value="93.235595703125">
            <text:p>93.2355957031</text:p>
          </table:table-cell>
          <table:table-cell office:value-type="float" office:value="972.68798828125">
            <text:p>972.6879882813</text:p>
          </table:table-cell>
          <table:table-cell table:formula="of:=ABS([.H57]-[.H56])" office:value-type="float" office:value="52.98095703125">
            <text:p>52.9809570313</text:p>
          </table:table-cell>
          <table:table-cell table:formula="of:=ABS([.F57]-[.F56])" office:value-type="float" office:value="45.343994140625">
            <text:p>45.3439941406</text:p>
          </table:table-cell>
          <table:table-cell table:formula="of:=ABS([.D57]-[.D56])" office:value-type="float" office:value="73.052001953125">
            <text:p>73.0520019531</text:p>
          </table:table-cell>
          <table:table-cell table:formula="of:=ABS([.E57]-[.E56])" office:value-type="float" office:value="14.912353515625">
            <text:p>14.9123535156</text:p>
          </table:table-cell>
          <table:table-cell table:formula="of:=ABS([.G57]-[.G56])" office:value-type="float" office:value="62.92236328125">
            <text:p>62.9223632813</text:p>
          </table:table-cell>
          <table:table-cell table:formula="of:=ABS([.I57]-[.I56])" office:value-type="float" office:value="0.154052734375">
            <text:p>0.1540527344</text:p>
          </table:table-cell>
          <table:table-cell table:formula="of:=ABS([.J57]-[.J56])" office:value-type="float" office:value="1.251953125">
            <text:p>1.251953125</text:p>
          </table:table-cell>
          <table:table-cell table:formula="of:=ABS([.K57]-[.K56])" office:value-type="float" office:value="0.64013671875">
            <text:p>0.6401367188</text:p>
          </table:table-cell>
          <table:table-cell table:formula="of:=ABS([.L57]-[.L56])" office:value-type="float" office:value="0.976806640625">
            <text:p>0.9768066406</text:p>
          </table:table-cell>
          <table:table-cell table:formula="of:=ABS([.M57]-[.M56])" office:value-type="float" office:value="0.4306640625">
            <text:p>0.4306640625</text:p>
          </table:table-cell>
        </table:table-row>
        <table:table-row table:style-name="ro1">
          <table:table-cell office:value-type="float" office:value="222.025146484375">
            <text:p>222.0251464844</text:p>
          </table:table-cell>
          <table:table-cell office:value-type="float" office:value="284.9072265625">
            <text:p>284.9072265625</text:p>
          </table:table-cell>
          <table:table-cell office:value-type="float" office:value="279.816162109375">
            <text:p>279.8161621094</text:p>
          </table:table-cell>
          <table:table-cell office:value-type="float" office:value="212.265869140625">
            <text:p>212.2658691406</text:p>
          </table:table-cell>
          <table:table-cell office:value-type="float" office:value="115.8427734375">
            <text:p>115.8427734375</text:p>
          </table:table-cell>
          <table:table-cell office:value-type="float" office:value="476.300048828125">
            <text:p>476.3000488281</text:p>
          </table:table-cell>
          <table:table-cell office:value-type="float" office:value="29.465087890625">
            <text:p>29.4650878906</text:p>
          </table:table-cell>
          <table:table-cell office:value-type="float" office:value="1025.8359375">
            <text:p>1025.8359375</text:p>
          </table:table-cell>
          <table:table-cell table:formula="of:=ABS([.H58]-[.H57])" office:value-type="float" office:value="53.14794921875">
            <text:p>53.1479492188</text:p>
          </table:table-cell>
          <table:table-cell table:formula="of:=ABS([.F58]-[.F57])" office:value-type="float" office:value="45.302978515625">
            <text:p>45.3029785156</text:p>
          </table:table-cell>
          <table:table-cell table:formula="of:=ABS([.D58]-[.D57])" office:value-type="float" office:value="72.89306640625">
            <text:p>72.8930664063</text:p>
          </table:table-cell>
          <table:table-cell table:formula="of:=ABS([.E58]-[.E57])" office:value-type="float" office:value="15.456298828125">
            <text:p>15.4562988281</text:p>
          </table:table-cell>
          <table:table-cell table:formula="of:=ABS([.G58]-[.G57])" office:value-type="float" office:value="63.7705078125">
            <text:p>63.7705078125</text:p>
          </table:table-cell>
          <table:table-cell table:formula="of:=ABS([.I58]-[.I57])" office:value-type="float" office:value="0.1669921875">
            <text:p>0.1669921875</text:p>
          </table:table-cell>
          <table:table-cell table:formula="of:=ABS([.J58]-[.J57])" office:value-type="float" office:value="0.041015625">
            <text:p>0.041015625</text:p>
          </table:table-cell>
          <table:table-cell table:formula="of:=ABS([.K58]-[.K57])" office:value-type="float" office:value="0.158935546875">
            <text:p>0.1589355469</text:p>
          </table:table-cell>
          <table:table-cell table:formula="of:=ABS([.L58]-[.L57])" office:value-type="float" office:value="0.5439453125">
            <text:p>0.5439453125</text:p>
          </table:table-cell>
          <table:table-cell table:formula="of:=ABS([.M58]-[.M57])" office:value-type="float" office:value="0.84814453125">
            <text:p>0.8481445313</text:p>
          </table:table-cell>
        </table:table-row>
        <table:table-row table:style-name="ro1">
          <table:table-cell office:value-type="float" office:value="275.114990234375">
            <text:p>275.1149902344</text:p>
          </table:table-cell>
          <table:table-cell office:value-type="float" office:value="213.422119140625">
            <text:p>213.4221191406</text:p>
          </table:table-cell>
          <table:table-cell office:value-type="float" office:value="218.468994140625">
            <text:p>218.4689941406</text:p>
          </table:table-cell>
          <table:table-cell office:value-type="float" office:value="284.18701171875">
            <text:p>284.1870117188</text:p>
          </table:table-cell>
          <table:table-cell office:value-type="float" office:value="132.61328125">
            <text:p>132.61328125</text:p>
          </table:table-cell>
          <table:table-cell office:value-type="float" office:value="521.316650390625">
            <text:p>521.3166503906</text:p>
          </table:table-cell>
          <table:table-cell office:value-type="float" office:value="93.005859375">
            <text:p>93.005859375</text:p>
          </table:table-cell>
          <table:table-cell office:value-type="float" office:value="972.806884765625">
            <text:p>972.8068847656</text:p>
          </table:table-cell>
          <table:table-cell table:formula="of:=ABS([.H59]-[.H58])" office:value-type="float" office:value="53.029052734375">
            <text:p>53.0290527344</text:p>
          </table:table-cell>
          <table:table-cell table:formula="of:=ABS([.F59]-[.F58])" office:value-type="float" office:value="45.0166015625">
            <text:p>45.0166015625</text:p>
          </table:table-cell>
          <table:table-cell table:formula="of:=ABS([.D59]-[.D58])" office:value-type="float" office:value="71.921142578125">
            <text:p>71.9211425781</text:p>
          </table:table-cell>
          <table:table-cell table:formula="of:=ABS([.E59]-[.E58])" office:value-type="float" office:value="16.7705078125">
            <text:p>16.7705078125</text:p>
          </table:table-cell>
          <table:table-cell table:formula="of:=ABS([.G59]-[.G58])" office:value-type="float" office:value="63.540771484375">
            <text:p>63.5407714844</text:p>
          </table:table-cell>
          <table:table-cell table:formula="of:=ABS([.I59]-[.I58])" office:value-type="float" office:value="0.118896484375">
            <text:p>0.1188964844</text:p>
          </table:table-cell>
          <table:table-cell table:formula="of:=ABS([.J59]-[.J58])" office:value-type="float" office:value="0.286376953125">
            <text:p>0.2863769531</text:p>
          </table:table-cell>
          <table:table-cell table:formula="of:=ABS([.K59]-[.K58])" office:value-type="float" office:value="0.971923828125">
            <text:p>0.9719238281</text:p>
          </table:table-cell>
          <table:table-cell table:formula="of:=ABS([.L59]-[.L58])" office:value-type="float" office:value="1.314208984375">
            <text:p>1.3142089844</text:p>
          </table:table-cell>
          <table:table-cell table:formula="of:=ABS([.M59]-[.M58])" office:value-type="float" office:value="0.229736328125">
            <text:p>0.2297363281</text:p>
          </table:table-cell>
        </table:table-row>
        <table:table-row table:style-name="ro1">
          <table:table-cell office:value-type="float" office:value="222.2939453125">
            <text:p>222.2939453125</text:p>
          </table:table-cell>
          <table:table-cell office:value-type="float" office:value="284.517333984375">
            <text:p>284.5173339844</text:p>
          </table:table-cell>
          <table:table-cell office:value-type="float" office:value="278.847900390625">
            <text:p>278.8479003906</text:p>
          </table:table-cell>
          <table:table-cell office:value-type="float" office:value="212.137939453125">
            <text:p>212.1379394531</text:p>
          </table:table-cell>
          <table:table-cell office:value-type="float" office:value="114.8369140625">
            <text:p>114.8369140625</text:p>
          </table:table-cell>
          <table:table-cell office:value-type="float" office:value="476.634033203125">
            <text:p>476.6340332031</text:p>
          </table:table-cell>
          <table:table-cell office:value-type="float" office:value="30.183837890625">
            <text:p>30.1838378906</text:p>
          </table:table-cell>
          <table:table-cell office:value-type="float" office:value="1025.71606445313">
            <text:p>1025.7160644531</text:p>
          </table:table-cell>
          <table:table-cell table:formula="of:=ABS([.H60]-[.H59])" office:value-type="float" office:value="52.909179687505">
            <text:p>52.9091796875</text:p>
          </table:table-cell>
          <table:table-cell table:formula="of:=ABS([.F60]-[.F59])" office:value-type="float" office:value="44.6826171875">
            <text:p>44.6826171875</text:p>
          </table:table-cell>
          <table:table-cell table:formula="of:=ABS([.D60]-[.D59])" office:value-type="float" office:value="72.049072265625">
            <text:p>72.0490722656</text:p>
          </table:table-cell>
          <table:table-cell table:formula="of:=ABS([.E60]-[.E59])" office:value-type="float" office:value="17.7763671875">
            <text:p>17.7763671875</text:p>
          </table:table-cell>
          <table:table-cell table:formula="of:=ABS([.G60]-[.G59])" office:value-type="float" office:value="62.822021484375">
            <text:p>62.8220214844</text:p>
          </table:table-cell>
          <table:table-cell table:formula="of:=ABS([.I60]-[.I59])" office:value-type="float" office:value="0.119873046869998">
            <text:p>0.1198730469</text:p>
          </table:table-cell>
          <table:table-cell table:formula="of:=ABS([.J60]-[.J59])" office:value-type="float" office:value="0.333984375">
            <text:p>0.333984375</text:p>
          </table:table-cell>
          <table:table-cell table:formula="of:=ABS([.K60]-[.K59])" office:value-type="float" office:value="0.1279296875">
            <text:p>0.1279296875</text:p>
          </table:table-cell>
          <table:table-cell table:formula="of:=ABS([.L60]-[.L59])" office:value-type="float" office:value="1.005859375">
            <text:p>1.005859375</text:p>
          </table:table-cell>
          <table:table-cell table:formula="of:=ABS([.M60]-[.M59])" office:value-type="float" office:value="0.71875">
            <text:p>0.71875</text:p>
          </table:table-cell>
        </table:table-row>
        <table:table-row table:style-name="ro1">
          <table:table-cell office:value-type="float" office:value="275.302001953125">
            <text:p>275.3020019531</text:p>
          </table:table-cell>
          <table:table-cell office:value-type="float" office:value="213.748291015625">
            <text:p>213.7482910156</text:p>
          </table:table-cell>
          <table:table-cell office:value-type="float" office:value="219.41015625">
            <text:p>219.41015625</text:p>
          </table:table-cell>
          <table:table-cell office:value-type="float" office:value="285.906005859375">
            <text:p>285.9060058594</text:p>
          </table:table-cell>
          <table:table-cell office:value-type="float" office:value="133.68896484375">
            <text:p>133.6889648438</text:p>
          </table:table-cell>
          <table:table-cell office:value-type="float" office:value="522.304931640625">
            <text:p>522.3049316406</text:p>
          </table:table-cell>
          <table:table-cell office:value-type="float" office:value="92.331298828125">
            <text:p>92.3312988281</text:p>
          </table:table-cell>
          <table:table-cell office:value-type="float" office:value="971.86572265625">
            <text:p>971.8657226563</text:p>
          </table:table-cell>
          <table:table-cell table:formula="of:=ABS([.H61]-[.H60])" office:value-type="float" office:value="53.85034179688">
            <text:p>53.8503417969</text:p>
          </table:table-cell>
          <table:table-cell table:formula="of:=ABS([.F61]-[.F60])" office:value-type="float" office:value="45.6708984375">
            <text:p>45.6708984375</text:p>
          </table:table-cell>
          <table:table-cell table:formula="of:=ABS([.D61]-[.D60])" office:value-type="float" office:value="73.76806640625">
            <text:p>73.7680664063</text:p>
          </table:table-cell>
          <table:table-cell table:formula="of:=ABS([.E61]-[.E60])" office:value-type="float" office:value="18.85205078125">
            <text:p>18.8520507813</text:p>
          </table:table-cell>
          <table:table-cell table:formula="of:=ABS([.G61]-[.G60])" office:value-type="float" office:value="62.1474609375">
            <text:p>62.1474609375</text:p>
          </table:table-cell>
          <table:table-cell table:formula="of:=ABS([.I61]-[.I60])" office:value-type="float" office:value="0.941162109375">
            <text:p>0.9411621094</text:p>
          </table:table-cell>
          <table:table-cell table:formula="of:=ABS([.J61]-[.J60])" office:value-type="float" office:value="0.98828125">
            <text:p>0.98828125</text:p>
          </table:table-cell>
          <table:table-cell table:formula="of:=ABS([.K61]-[.K60])" office:value-type="float" office:value="1.718994140625">
            <text:p>1.7189941406</text:p>
          </table:table-cell>
          <table:table-cell table:formula="of:=ABS([.L61]-[.L60])" office:value-type="float" office:value="1.07568359375">
            <text:p>1.0756835938</text:p>
          </table:table-cell>
          <table:table-cell table:formula="of:=ABS([.M61]-[.M60])" office:value-type="float" office:value="0.674560546875">
            <text:p>0.6745605469</text:p>
          </table:table-cell>
        </table:table-row>
        <table:table-row table:style-name="ro1">
          <table:table-cell office:value-type="float" office:value="221.47900390625">
            <text:p>221.4790039063</text:p>
          </table:table-cell>
          <table:table-cell office:value-type="float" office:value="283.5947265625">
            <text:p>283.5947265625</text:p>
          </table:table-cell>
          <table:table-cell office:value-type="float" office:value="277.75390625">
            <text:p>277.75390625</text:p>
          </table:table-cell>
          <table:table-cell office:value-type="float" office:value="211.885986328125">
            <text:p>211.8859863281</text:p>
          </table:table-cell>
          <table:table-cell office:value-type="float" office:value="113.8642578125">
            <text:p>113.8642578125</text:p>
          </table:table-cell>
          <table:table-cell office:value-type="float" office:value="475.740966796875">
            <text:p>475.7409667969</text:p>
          </table:table-cell>
          <table:table-cell office:value-type="float" office:value="30.48291015625">
            <text:p>30.4829101563</text:p>
          </table:table-cell>
          <table:table-cell office:value-type="float" office:value="1025.67993164063">
            <text:p>1025.6799316406</text:p>
          </table:table-cell>
          <table:table-cell table:formula="of:=ABS([.H62]-[.H61])" office:value-type="float" office:value="53.81420898438">
            <text:p>53.8142089844</text:p>
          </table:table-cell>
          <table:table-cell table:formula="of:=ABS([.F62]-[.F61])" office:value-type="float" office:value="46.56396484375">
            <text:p>46.5639648438</text:p>
          </table:table-cell>
          <table:table-cell table:formula="of:=ABS([.D62]-[.D61])" office:value-type="float" office:value="74.02001953125">
            <text:p>74.0200195313</text:p>
          </table:table-cell>
          <table:table-cell table:formula="of:=ABS([.E62]-[.E61])" office:value-type="float" office:value="19.82470703125">
            <text:p>19.8247070313</text:p>
          </table:table-cell>
          <table:table-cell table:formula="of:=ABS([.G62]-[.G61])" office:value-type="float" office:value="61.848388671875">
            <text:p>61.8483886719</text:p>
          </table:table-cell>
          <table:table-cell table:formula="of:=ABS([.I62]-[.I61])" office:value-type="float" office:value="0.0361328125">
            <text:p>0.0361328125</text:p>
          </table:table-cell>
          <table:table-cell table:formula="of:=ABS([.J62]-[.J61])" office:value-type="float" office:value="0.89306640625">
            <text:p>0.8930664063</text:p>
          </table:table-cell>
          <table:table-cell table:formula="of:=ABS([.K62]-[.K61])" office:value-type="float" office:value="0.251953125">
            <text:p>0.251953125</text:p>
          </table:table-cell>
          <table:table-cell table:formula="of:=ABS([.L62]-[.L61])" office:value-type="float" office:value="0.97265625">
            <text:p>0.97265625</text:p>
          </table:table-cell>
          <table:table-cell table:formula="of:=ABS([.M62]-[.M61])" office:value-type="float" office:value="0.299072265625">
            <text:p>0.2990722656</text:p>
          </table:table-cell>
        </table:table-row>
        <table:table-row table:style-name="ro1">
          <table:table-cell office:value-type="float" office:value="276.371826171875">
            <text:p>276.3718261719</text:p>
          </table:table-cell>
          <table:table-cell office:value-type="float" office:value="214.629150390625">
            <text:p>214.6291503906</text:p>
          </table:table-cell>
          <table:table-cell office:value-type="float" office:value="220.509033203125">
            <text:p>220.5090332031</text:p>
          </table:table-cell>
          <table:table-cell office:value-type="float" office:value="286.07080078125">
            <text:p>286.0708007813</text:p>
          </table:table-cell>
          <table:table-cell office:value-type="float" office:value="133.699951171875">
            <text:p>133.6999511719</text:p>
          </table:table-cell>
          <table:table-cell office:value-type="float" office:value="523.261962890625">
            <text:p>523.2619628906</text:p>
          </table:table-cell>
          <table:table-cell office:value-type="float" office:value="92.0146484375">
            <text:p>92.0146484375</text:p>
          </table:table-cell>
          <table:table-cell office:value-type="float" office:value="971.85400390625">
            <text:p>971.8540039063</text:p>
          </table:table-cell>
          <table:table-cell table:formula="of:=ABS([.H63]-[.H62])" office:value-type="float" office:value="53.82592773438">
            <text:p>53.8259277344</text:p>
          </table:table-cell>
          <table:table-cell table:formula="of:=ABS([.F63]-[.F62])" office:value-type="float" office:value="47.52099609375">
            <text:p>47.5209960938</text:p>
          </table:table-cell>
          <table:table-cell table:formula="of:=ABS([.D63]-[.D62])" office:value-type="float" office:value="74.184814453125">
            <text:p>74.1848144531</text:p>
          </table:table-cell>
          <table:table-cell table:formula="of:=ABS([.E63]-[.E62])" office:value-type="float" office:value="19.835693359375">
            <text:p>19.8356933594</text:p>
          </table:table-cell>
          <table:table-cell table:formula="of:=ABS([.G63]-[.G62])" office:value-type="float" office:value="61.53173828125">
            <text:p>61.5317382813</text:p>
          </table:table-cell>
          <table:table-cell table:formula="of:=ABS([.I63]-[.I62])" office:value-type="float" office:value="0.01171875">
            <text:p>0.01171875</text:p>
          </table:table-cell>
          <table:table-cell table:formula="of:=ABS([.J63]-[.J62])" office:value-type="float" office:value="0.95703125">
            <text:p>0.95703125</text:p>
          </table:table-cell>
          <table:table-cell table:formula="of:=ABS([.K63]-[.K62])" office:value-type="float" office:value="0.164794921875">
            <text:p>0.1647949219</text:p>
          </table:table-cell>
          <table:table-cell table:formula="of:=ABS([.L63]-[.L62])" office:value-type="float" office:value="0.010986328125">
            <text:p>0.0109863281</text:p>
          </table:table-cell>
          <table:table-cell table:formula="of:=ABS([.M63]-[.M62])" office:value-type="float" office:value="0.316650390625">
            <text:p>0.3166503906</text:p>
          </table:table-cell>
        </table:table-row>
        <table:table-row table:style-name="ro1">
          <table:table-cell office:value-type="float" office:value="221.605224609375">
            <text:p>221.6052246094</text:p>
          </table:table-cell>
          <table:table-cell office:value-type="float" office:value="283.0673828125">
            <text:p>283.0673828125</text:p>
          </table:table-cell>
          <table:table-cell office:value-type="float" office:value="275.494873046875">
            <text:p>275.4948730469</text:p>
          </table:table-cell>
          <table:table-cell office:value-type="float" office:value="210.935791015625">
            <text:p>210.9357910156</text:p>
          </table:table-cell>
          <table:table-cell office:value-type="float" office:value="114.104248046875">
            <text:p>114.1042480469</text:p>
          </table:table-cell>
          <table:table-cell office:value-type="float" office:value="474.541748046875">
            <text:p>474.5417480469</text:p>
          </table:table-cell>
          <table:table-cell office:value-type="float" office:value="30.5888671875">
            <text:p>30.5888671875</text:p>
          </table:table-cell>
          <table:table-cell office:value-type="float" office:value="1026.69384765625">
            <text:p>1026.6938476563</text:p>
          </table:table-cell>
          <table:table-cell table:formula="of:=ABS([.H64]-[.H63])" office:value-type="float" office:value="54.83984375">
            <text:p>54.83984375</text:p>
          </table:table-cell>
          <table:table-cell table:formula="of:=ABS([.F64]-[.F63])" office:value-type="float" office:value="48.72021484375">
            <text:p>48.7202148438</text:p>
          </table:table-cell>
          <table:table-cell table:formula="of:=ABS([.D64]-[.D63])" office:value-type="float" office:value="75.135009765625">
            <text:p>75.1350097656</text:p>
          </table:table-cell>
          <table:table-cell table:formula="of:=ABS([.E64]-[.E63])" office:value-type="float" office:value="19.595703125">
            <text:p>19.595703125</text:p>
          </table:table-cell>
          <table:table-cell table:formula="of:=ABS([.G64]-[.G63])" office:value-type="float" office:value="61.42578125">
            <text:p>61.42578125</text:p>
          </table:table-cell>
          <table:table-cell table:formula="of:=ABS([.I64]-[.I63])" office:value-type="float" office:value="1.01391601562">
            <text:p>1.0139160156</text:p>
          </table:table-cell>
          <table:table-cell table:formula="of:=ABS([.J64]-[.J63])" office:value-type="float" office:value="1.19921875">
            <text:p>1.19921875</text:p>
          </table:table-cell>
          <table:table-cell table:formula="of:=ABS([.K64]-[.K63])" office:value-type="float" office:value="0.9501953125">
            <text:p>0.9501953125</text:p>
          </table:table-cell>
          <table:table-cell table:formula="of:=ABS([.L64]-[.L63])" office:value-type="float" office:value="0.239990234375">
            <text:p>0.2399902344</text:p>
          </table:table-cell>
          <table:table-cell table:formula="of:=ABS([.M64]-[.M63])" office:value-type="float" office:value="0.10595703125">
            <text:p>0.1059570313</text:p>
          </table:table-cell>
        </table:table-row>
        <table:table-row table:style-name="ro1">
          <table:table-cell office:value-type="float" office:value="275.45703125">
            <text:p>275.45703125</text:p>
          </table:table-cell>
          <table:table-cell office:value-type="float" office:value="214.1318359375">
            <text:p>214.1318359375</text:p>
          </table:table-cell>
          <table:table-cell office:value-type="float" office:value="221.71484375">
            <text:p>221.71484375</text:p>
          </table:table-cell>
          <table:table-cell office:value-type="float" office:value="287.277099609375">
            <text:p>287.2770996094</text:p>
          </table:table-cell>
          <table:table-cell office:value-type="float" office:value="133.52490234375">
            <text:p>133.5249023438</text:p>
          </table:table-cell>
          <table:table-cell office:value-type="float" office:value="524.227294921875">
            <text:p>524.2272949219</text:p>
          </table:table-cell>
          <table:table-cell office:value-type="float" office:value="93.394287109375">
            <text:p>93.3942871094</text:p>
          </table:table-cell>
          <table:table-cell office:value-type="float" office:value="970.674072265625">
            <text:p>970.6740722656</text:p>
          </table:table-cell>
          <table:table-cell table:formula="of:=ABS([.H65]-[.H64])" office:value-type="float" office:value="56.019775390625">
            <text:p>56.0197753906</text:p>
          </table:table-cell>
          <table:table-cell table:formula="of:=ABS([.F65]-[.F64])" office:value-type="float" office:value="49.685546875">
            <text:p>49.685546875</text:p>
          </table:table-cell>
          <table:table-cell table:formula="of:=ABS([.D65]-[.D64])" office:value-type="float" office:value="76.34130859375">
            <text:p>76.3413085938</text:p>
          </table:table-cell>
          <table:table-cell table:formula="of:=ABS([.E65]-[.E64])" office:value-type="float" office:value="19.420654296875">
            <text:p>19.4206542969</text:p>
          </table:table-cell>
          <table:table-cell table:formula="of:=ABS([.G65]-[.G64])" office:value-type="float" office:value="62.805419921875">
            <text:p>62.8054199219</text:p>
          </table:table-cell>
          <table:table-cell table:formula="of:=ABS([.I65]-[.I64])" office:value-type="float" office:value="1.179931640625">
            <text:p>1.1799316406</text:p>
          </table:table-cell>
          <table:table-cell table:formula="of:=ABS([.J65]-[.J64])" office:value-type="float" office:value="0.96533203125">
            <text:p>0.9653320313</text:p>
          </table:table-cell>
          <table:table-cell table:formula="of:=ABS([.K65]-[.K64])" office:value-type="float" office:value="1.206298828125">
            <text:p>1.2062988281</text:p>
          </table:table-cell>
          <table:table-cell table:formula="of:=ABS([.L65]-[.L64])" office:value-type="float" office:value="0.175048828125">
            <text:p>0.1750488281</text:p>
          </table:table-cell>
          <table:table-cell table:formula="of:=ABS([.M65]-[.M64])" office:value-type="float" office:value="1.379638671875">
            <text:p>1.3796386719</text:p>
          </table:table-cell>
        </table:table-row>
        <table:table-row table:style-name="ro1">
          <table:table-cell office:value-type="float" office:value="222.4609375">
            <text:p>222.4609375</text:p>
          </table:table-cell>
          <table:table-cell office:value-type="float" office:value="283.048828125">
            <text:p>283.048828125</text:p>
          </table:table-cell>
          <table:table-cell office:value-type="float" office:value="275.28662109375">
            <text:p>275.2866210938</text:p>
          </table:table-cell>
          <table:table-cell office:value-type="float" office:value="209.13427734375">
            <text:p>209.1342773438</text:p>
          </table:table-cell>
          <table:table-cell office:value-type="float" office:value="114.701171875">
            <text:p>114.701171875</text:p>
          </table:table-cell>
          <table:table-cell office:value-type="float" office:value="474.3876953125">
            <text:p>474.3876953125</text:p>
          </table:table-cell>
          <table:table-cell office:value-type="float" office:value="29.2958984375">
            <text:p>29.2958984375</text:p>
          </table:table-cell>
          <table:table-cell office:value-type="float" office:value="1027.95092773438">
            <text:p>1027.9509277344</text:p>
          </table:table-cell>
          <table:table-cell table:formula="of:=ABS([.H66]-[.H65])" office:value-type="float" office:value="57.276855468755">
            <text:p>57.2768554688</text:p>
          </table:table-cell>
          <table:table-cell table:formula="of:=ABS([.F66]-[.F65])" office:value-type="float" office:value="49.839599609375">
            <text:p>49.8395996094</text:p>
          </table:table-cell>
          <table:table-cell table:formula="of:=ABS([.D66]-[.D65])" office:value-type="float" office:value="78.142822265625">
            <text:p>78.1428222656</text:p>
          </table:table-cell>
          <table:table-cell table:formula="of:=ABS([.E66]-[.E65])" office:value-type="float" office:value="18.82373046875">
            <text:p>18.8237304688</text:p>
          </table:table-cell>
          <table:table-cell table:formula="of:=ABS([.G66]-[.G65])" office:value-type="float" office:value="64.098388671875">
            <text:p>64.0983886719</text:p>
          </table:table-cell>
          <table:table-cell table:formula="of:=ABS([.I66]-[.I65])" office:value-type="float" office:value="1.25708007813">
            <text:p>1.2570800781</text:p>
          </table:table-cell>
          <table:table-cell table:formula="of:=ABS([.J66]-[.J65])" office:value-type="float" office:value="0.154052734375">
            <text:p>0.1540527344</text:p>
          </table:table-cell>
          <table:table-cell table:formula="of:=ABS([.K66]-[.K65])" office:value-type="float" office:value="1.801513671875">
            <text:p>1.8015136719</text:p>
          </table:table-cell>
          <table:table-cell table:formula="of:=ABS([.L66]-[.L65])" office:value-type="float" office:value="0.596923828125">
            <text:p>0.5969238281</text:p>
          </table:table-cell>
          <table:table-cell table:formula="of:=ABS([.M66]-[.M65])" office:value-type="float" office:value="1.29296875">
            <text:p>1.29296875</text:p>
          </table:table-cell>
        </table:table-row>
        <table:table-row table:style-name="ro1">
          <table:table-cell office:value-type="float" office:value="275.02001953125">
            <text:p>275.0200195313</text:p>
          </table:table-cell>
          <table:table-cell office:value-type="float" office:value="213.86376953125">
            <text:p>213.8637695313</text:p>
          </table:table-cell>
          <table:table-cell office:value-type="float" office:value="221.890869140625">
            <text:p>221.8908691406</text:p>
          </table:table-cell>
          <table:table-cell office:value-type="float" office:value="287.901123046875">
            <text:p>287.9011230469</text:p>
          </table:table-cell>
          <table:table-cell office:value-type="float" office:value="133.35302734375">
            <text:p>133.3530273438</text:p>
          </table:table-cell>
          <table:table-cell office:value-type="float" office:value="523.56005859375">
            <text:p>523.5600585938</text:p>
          </table:table-cell>
          <table:table-cell office:value-type="float" office:value="92.9189453125">
            <text:p>92.9189453125</text:p>
          </table:table-cell>
          <table:table-cell office:value-type="float" office:value="970.877685546875">
            <text:p>970.8776855469</text:p>
          </table:table-cell>
          <table:table-cell table:formula="of:=ABS([.H67]-[.H66])" office:value-type="float" office:value="57.073242187505">
            <text:p>57.0732421875</text:p>
          </table:table-cell>
          <table:table-cell table:formula="of:=ABS([.F67]-[.F66])" office:value-type="float" office:value="49.17236328125">
            <text:p>49.1723632813</text:p>
          </table:table-cell>
          <table:table-cell table:formula="of:=ABS([.D67]-[.D66])" office:value-type="float" office:value="78.766845703125">
            <text:p>78.7668457031</text:p>
          </table:table-cell>
          <table:table-cell table:formula="of:=ABS([.E67]-[.E66])" office:value-type="float" office:value="18.65185546875">
            <text:p>18.6518554688</text:p>
          </table:table-cell>
          <table:table-cell table:formula="of:=ABS([.G67]-[.G66])" office:value-type="float" office:value="63.623046875">
            <text:p>63.623046875</text:p>
          </table:table-cell>
          <table:table-cell table:formula="of:=ABS([.I67]-[.I66])" office:value-type="float" office:value="0.20361328125">
            <text:p>0.2036132813</text:p>
          </table:table-cell>
          <table:table-cell table:formula="of:=ABS([.J67]-[.J66])" office:value-type="float" office:value="0.667236328125">
            <text:p>0.6672363281</text:p>
          </table:table-cell>
          <table:table-cell table:formula="of:=ABS([.K67]-[.K66])" office:value-type="float" office:value="0.6240234375">
            <text:p>0.6240234375</text:p>
          </table:table-cell>
          <table:table-cell table:formula="of:=ABS([.L67]-[.L66])" office:value-type="float" office:value="0.171875">
            <text:p>0.171875</text:p>
          </table:table-cell>
          <table:table-cell table:formula="of:=ABS([.M67]-[.M66])" office:value-type="float" office:value="0.475341796875">
            <text:p>0.4753417969</text:p>
          </table:table-cell>
        </table:table-row>
        <table:table-row table:style-name="ro1">
          <table:table-cell office:value-type="float" office:value="222.47216796875">
            <text:p>222.4721679688</text:p>
          </table:table-cell>
          <table:table-cell office:value-type="float" office:value="284.14208984375">
            <text:p>284.1420898438</text:p>
          </table:table-cell>
          <table:table-cell office:value-type="float" office:value="276.193115234375">
            <text:p>276.1931152344</text:p>
          </table:table-cell>
          <table:table-cell office:value-type="float" office:value="210.33984375">
            <text:p>210.33984375</text:p>
          </table:table-cell>
          <table:table-cell office:value-type="float" office:value="114.294921875">
            <text:p>114.294921875</text:p>
          </table:table-cell>
          <table:table-cell office:value-type="float" office:value="475.43505859375">
            <text:p>475.4350585938</text:p>
          </table:table-cell>
          <table:table-cell office:value-type="float" office:value="30.726806640625">
            <text:p>30.7268066406</text:p>
          </table:table-cell>
          <table:table-cell office:value-type="float" office:value="1027.73608398438">
            <text:p>1027.7360839844</text:p>
          </table:table-cell>
          <table:table-cell table:formula="of:=ABS([.H68]-[.H67])" office:value-type="float" office:value="56.858398437505">
            <text:p>56.8583984375</text:p>
          </table:table-cell>
          <table:table-cell table:formula="of:=ABS([.F68]-[.F67])" office:value-type="float" office:value="48.125">
            <text:p>48.125</text:p>
          </table:table-cell>
          <table:table-cell table:formula="of:=ABS([.D68]-[.D67])" office:value-type="float" office:value="77.561279296875">
            <text:p>77.5612792969</text:p>
          </table:table-cell>
          <table:table-cell table:formula="of:=ABS([.E68]-[.E67])" office:value-type="float" office:value="19.05810546875">
            <text:p>19.0581054688</text:p>
          </table:table-cell>
          <table:table-cell table:formula="of:=ABS([.G68]-[.G67])" office:value-type="float" office:value="62.192138671875">
            <text:p>62.1921386719</text:p>
          </table:table-cell>
          <table:table-cell table:formula="of:=ABS([.I68]-[.I67])" office:value-type="float" office:value="0.21484375">
            <text:p>0.21484375</text:p>
          </table:table-cell>
          <table:table-cell table:formula="of:=ABS([.J68]-[.J67])" office:value-type="float" office:value="1.04736328125">
            <text:p>1.0473632813</text:p>
          </table:table-cell>
          <table:table-cell table:formula="of:=ABS([.K68]-[.K67])" office:value-type="float" office:value="1.20556640625">
            <text:p>1.2055664063</text:p>
          </table:table-cell>
          <table:table-cell table:formula="of:=ABS([.L68]-[.L67])" office:value-type="float" office:value="0.40625">
            <text:p>0.40625</text:p>
          </table:table-cell>
          <table:table-cell table:formula="of:=ABS([.M68]-[.M67])" office:value-type="float" office:value="1.430908203125">
            <text:p>1.4309082031</text:p>
          </table:table-cell>
        </table:table-row>
        <table:table-row table:style-name="ro1">
          <table:table-cell office:value-type="float" office:value="275.798095703125">
            <text:p>275.7980957031</text:p>
          </table:table-cell>
          <table:table-cell office:value-type="float" office:value="211.995849609375">
            <text:p>211.9958496094</text:p>
          </table:table-cell>
          <table:table-cell office:value-type="float" office:value="221.07373046875">
            <text:p>221.0737304688</text:p>
          </table:table-cell>
          <table:table-cell office:value-type="float" office:value="287.86181640625">
            <text:p>287.8618164063</text:p>
          </table:table-cell>
          <table:table-cell office:value-type="float" office:value="132.708984375">
            <text:p>132.708984375</text:p>
          </table:table-cell>
          <table:table-cell office:value-type="float" office:value="523.4091796875">
            <text:p>523.4091796875</text:p>
          </table:table-cell>
          <table:table-cell office:value-type="float" office:value="93.095947265625">
            <text:p>93.0959472656</text:p>
          </table:table-cell>
          <table:table-cell office:value-type="float" office:value="969.552490234375">
            <text:p>969.5524902344</text:p>
          </table:table-cell>
          <table:table-cell table:formula="of:=ABS([.H69]-[.H68])" office:value-type="float" office:value="58.183593750005">
            <text:p>58.18359375</text:p>
          </table:table-cell>
          <table:table-cell table:formula="of:=ABS([.F69]-[.F68])" office:value-type="float" office:value="47.97412109375">
            <text:p>47.9741210938</text:p>
          </table:table-cell>
          <table:table-cell table:formula="of:=ABS([.D69]-[.D68])" office:value-type="float" office:value="77.52197265625">
            <text:p>77.5219726563</text:p>
          </table:table-cell>
          <table:table-cell table:formula="of:=ABS([.E69]-[.E68])" office:value-type="float" office:value="18.4140625">
            <text:p>18.4140625</text:p>
          </table:table-cell>
          <table:table-cell table:formula="of:=ABS([.G69]-[.G68])" office:value-type="float" office:value="62.369140625">
            <text:p>62.369140625</text:p>
          </table:table-cell>
          <table:table-cell table:formula="of:=ABS([.I69]-[.I68])" office:value-type="float" office:value="1.3251953125">
            <text:p>1.3251953125</text:p>
          </table:table-cell>
          <table:table-cell table:formula="of:=ABS([.J69]-[.J68])" office:value-type="float" office:value="0.15087890625">
            <text:p>0.1508789063</text:p>
          </table:table-cell>
          <table:table-cell table:formula="of:=ABS([.K69]-[.K68])" office:value-type="float" office:value="0.039306640625">
            <text:p>0.0393066406</text:p>
          </table:table-cell>
          <table:table-cell table:formula="of:=ABS([.L69]-[.L68])" office:value-type="float" office:value="0.64404296875">
            <text:p>0.6440429688</text:p>
          </table:table-cell>
          <table:table-cell table:formula="of:=ABS([.M69]-[.M68])" office:value-type="float" office:value="0.177001953125">
            <text:p>0.1770019531</text:p>
          </table:table-cell>
        </table:table-row>
        <table:table-row table:style-name="ro1">
          <table:table-cell office:value-type="float" office:value="222.241943359375">
            <text:p>222.2419433594</text:p>
          </table:table-cell>
          <table:table-cell office:value-type="float" office:value="286.80712890625">
            <text:p>286.8071289063</text:p>
          </table:table-cell>
          <table:table-cell office:value-type="float" office:value="275.466552734375">
            <text:p>275.4665527344</text:p>
          </table:table-cell>
          <table:table-cell office:value-type="float" office:value="210.89111328125">
            <text:p>210.8911132813</text:p>
          </table:table-cell>
          <table:table-cell office:value-type="float" office:value="114.26025390625">
            <text:p>114.2602539063</text:p>
          </table:table-cell>
          <table:table-cell office:value-type="float" office:value="474.621826171875">
            <text:p>474.6218261719</text:p>
          </table:table-cell>
          <table:table-cell office:value-type="float" office:value="29.35791015625">
            <text:p>29.3579101563</text:p>
          </table:table-cell>
          <table:table-cell office:value-type="float" office:value="1028.97387695313">
            <text:p>1028.9738769531</text:p>
          </table:table-cell>
          <table:table-cell table:formula="of:=ABS([.H70]-[.H69])" office:value-type="float" office:value="59.421386718755">
            <text:p>59.4213867188</text:p>
          </table:table-cell>
          <table:table-cell table:formula="of:=ABS([.F70]-[.F69])" office:value-type="float" office:value="48.787353515625">
            <text:p>48.7873535156</text:p>
          </table:table-cell>
          <table:table-cell table:formula="of:=ABS([.D70]-[.D69])" office:value-type="float" office:value="76.970703125">
            <text:p>76.970703125</text:p>
          </table:table-cell>
          <table:table-cell table:formula="of:=ABS([.E70]-[.E69])" office:value-type="float" office:value="18.44873046875">
            <text:p>18.4487304688</text:p>
          </table:table-cell>
          <table:table-cell table:formula="of:=ABS([.G70]-[.G69])" office:value-type="float" office:value="63.738037109375">
            <text:p>63.7380371094</text:p>
          </table:table-cell>
          <table:table-cell table:formula="of:=ABS([.I70]-[.I69])" office:value-type="float" office:value="1.23779296875">
            <text:p>1.2377929688</text:p>
          </table:table-cell>
          <table:table-cell table:formula="of:=ABS([.J70]-[.J69])" office:value-type="float" office:value="0.813232421875">
            <text:p>0.8132324219</text:p>
          </table:table-cell>
          <table:table-cell table:formula="of:=ABS([.K70]-[.K69])" office:value-type="float" office:value="0.55126953125">
            <text:p>0.5512695313</text:p>
          </table:table-cell>
          <table:table-cell table:formula="of:=ABS([.L70]-[.L69])" office:value-type="float" office:value="0.03466796875">
            <text:p>0.0346679688</text:p>
          </table:table-cell>
          <table:table-cell table:formula="of:=ABS([.M70]-[.M69])" office:value-type="float" office:value="1.368896484375">
            <text:p>1.3688964844</text:p>
          </table:table-cell>
        </table:table-row>
        <table:table-row table:style-name="ro1">
          <table:table-cell office:value-type="float" office:value="275.84716796875">
            <text:p>275.8471679688</text:p>
          </table:table-cell>
          <table:table-cell office:value-type="float" office:value="210.873046875">
            <text:p>210.873046875</text:p>
          </table:table-cell>
          <table:table-cell office:value-type="float" office:value="221.6376953125">
            <text:p>221.6376953125</text:p>
          </table:table-cell>
          <table:table-cell office:value-type="float" office:value="287.02001953125">
            <text:p>287.0200195313</text:p>
          </table:table-cell>
          <table:table-cell office:value-type="float" office:value="133.26318359375">
            <text:p>133.2631835938</text:p>
          </table:table-cell>
          <table:table-cell office:value-type="float" office:value="524.30908203125">
            <text:p>524.3090820313</text:p>
          </table:table-cell>
          <table:table-cell office:value-type="float" office:value="92.995849609375">
            <text:p>92.9958496094</text:p>
          </table:table-cell>
          <table:table-cell office:value-type="float" office:value="968.552734375">
            <text:p>968.552734375</text:p>
          </table:table-cell>
          <table:table-cell table:formula="of:=ABS([.H71]-[.H70])" office:value-type="float" office:value="60.42114257813">
            <text:p>60.4211425781</text:p>
          </table:table-cell>
          <table:table-cell table:formula="of:=ABS([.F71]-[.F70])" office:value-type="float" office:value="49.687255859375">
            <text:p>49.6872558594</text:p>
          </table:table-cell>
          <table:table-cell table:formula="of:=ABS([.D71]-[.D70])" office:value-type="float" office:value="76.12890625">
            <text:p>76.12890625</text:p>
          </table:table-cell>
          <table:table-cell table:formula="of:=ABS([.E71]-[.E70])" office:value-type="float" office:value="19.0029296875">
            <text:p>19.0029296875</text:p>
          </table:table-cell>
          <table:table-cell table:formula="of:=ABS([.G71]-[.G70])" office:value-type="float" office:value="63.637939453125">
            <text:p>63.6379394531</text:p>
          </table:table-cell>
          <table:table-cell table:formula="of:=ABS([.I71]-[.I70])" office:value-type="float" office:value="0.999755859375">
            <text:p>0.9997558594</text:p>
          </table:table-cell>
          <table:table-cell table:formula="of:=ABS([.J71]-[.J70])" office:value-type="float" office:value="0.89990234375">
            <text:p>0.8999023438</text:p>
          </table:table-cell>
          <table:table-cell table:formula="of:=ABS([.K71]-[.K70])" office:value-type="float" office:value="0.841796875">
            <text:p>0.841796875</text:p>
          </table:table-cell>
          <table:table-cell table:formula="of:=ABS([.L71]-[.L70])" office:value-type="float" office:value="0.55419921875">
            <text:p>0.5541992188</text:p>
          </table:table-cell>
          <table:table-cell table:formula="of:=ABS([.M71]-[.M70])" office:value-type="float" office:value="0.10009765625">
            <text:p>0.1000976563</text:p>
          </table:table-cell>
        </table:table-row>
        <table:table-row table:style-name="ro1">
          <table:table-cell office:value-type="float" office:value="222.40185546875">
            <text:p>222.4018554688</text:p>
          </table:table-cell>
          <table:table-cell office:value-type="float" office:value="286.4560546875">
            <text:p>286.4560546875</text:p>
          </table:table-cell>
          <table:table-cell office:value-type="float" office:value="276.058837890625">
            <text:p>276.0588378906</text:p>
          </table:table-cell>
          <table:table-cell office:value-type="float" office:value="210.477783203125">
            <text:p>210.4777832031</text:p>
          </table:table-cell>
          <table:table-cell office:value-type="float" office:value="114.93115234375">
            <text:p>114.9311523438</text:p>
          </table:table-cell>
          <table:table-cell office:value-type="float" office:value="473.370849609375">
            <text:p>473.3708496094</text:p>
          </table:table-cell>
          <table:table-cell office:value-type="float" office:value="30.127197265625">
            <text:p>30.1271972656</text:p>
          </table:table-cell>
          <table:table-cell office:value-type="float" office:value="1030.05297851563">
            <text:p>1030.0529785156</text:p>
          </table:table-cell>
          <table:table-cell table:formula="of:=ABS([.H72]-[.H71])" office:value-type="float" office:value="61.50024414063">
            <text:p>61.5002441406</text:p>
          </table:table-cell>
          <table:table-cell table:formula="of:=ABS([.F72]-[.F71])" office:value-type="float" office:value="50.938232421875">
            <text:p>50.9382324219</text:p>
          </table:table-cell>
          <table:table-cell table:formula="of:=ABS([.D72]-[.D71])" office:value-type="float" office:value="76.542236328125">
            <text:p>76.5422363281</text:p>
          </table:table-cell>
          <table:table-cell table:formula="of:=ABS([.E72]-[.E71])" office:value-type="float" office:value="18.33203125">
            <text:p>18.33203125</text:p>
          </table:table-cell>
          <table:table-cell table:formula="of:=ABS([.G72]-[.G71])" office:value-type="float" office:value="62.86865234375">
            <text:p>62.8686523438</text:p>
          </table:table-cell>
          <table:table-cell table:formula="of:=ABS([.I72]-[.I71])" office:value-type="float" office:value="1.0791015625">
            <text:p>1.0791015625</text:p>
          </table:table-cell>
          <table:table-cell table:formula="of:=ABS([.J72]-[.J71])" office:value-type="float" office:value="1.2509765625">
            <text:p>1.2509765625</text:p>
          </table:table-cell>
          <table:table-cell table:formula="of:=ABS([.K72]-[.K71])" office:value-type="float" office:value="0.413330078125">
            <text:p>0.4133300781</text:p>
          </table:table-cell>
          <table:table-cell table:formula="of:=ABS([.L72]-[.L71])" office:value-type="float" office:value="0.6708984375">
            <text:p>0.6708984375</text:p>
          </table:table-cell>
          <table:table-cell table:formula="of:=ABS([.M72]-[.M71])" office:value-type="float" office:value="0.769287109375">
            <text:p>0.7692871094</text:p>
          </table:table-cell>
        </table:table-row>
        <table:table-row table:style-name="ro1">
          <table:table-cell office:value-type="float" office:value="275.73681640625">
            <text:p>275.7368164063</text:p>
          </table:table-cell>
          <table:table-cell office:value-type="float" office:value="211.27587890625">
            <text:p>211.2758789063</text:p>
          </table:table-cell>
          <table:table-cell office:value-type="float" office:value="220.787841796875">
            <text:p>220.7878417969</text:p>
          </table:table-cell>
          <table:table-cell office:value-type="float" office:value="287.1982421875">
            <text:p>287.1982421875</text:p>
          </table:table-cell>
          <table:table-cell office:value-type="float" office:value="133.4560546875">
            <text:p>133.4560546875</text:p>
          </table:table-cell>
          <table:table-cell office:value-type="float" office:value="524.39111328125">
            <text:p>524.3911132813</text:p>
          </table:table-cell>
          <table:table-cell office:value-type="float" office:value="93.268798828125">
            <text:p>93.2687988281</text:p>
          </table:table-cell>
          <table:table-cell office:value-type="float" office:value="967.635009765625">
            <text:p>967.6350097656</text:p>
          </table:table-cell>
          <table:table-cell table:formula="of:=ABS([.H73]-[.H72])" office:value-type="float" office:value="62.417968750005">
            <text:p>62.41796875</text:p>
          </table:table-cell>
          <table:table-cell table:formula="of:=ABS([.F73]-[.F72])" office:value-type="float" office:value="51.020263671875">
            <text:p>51.0202636719</text:p>
          </table:table-cell>
          <table:table-cell table:formula="of:=ABS([.D73]-[.D72])" office:value-type="float" office:value="76.720458984375">
            <text:p>76.7204589844</text:p>
          </table:table-cell>
          <table:table-cell table:formula="of:=ABS([.E73]-[.E72])" office:value-type="float" office:value="18.52490234375">
            <text:p>18.5249023438</text:p>
          </table:table-cell>
          <table:table-cell table:formula="of:=ABS([.G73]-[.G72])" office:value-type="float" office:value="63.1416015625">
            <text:p>63.1416015625</text:p>
          </table:table-cell>
          <table:table-cell table:formula="of:=ABS([.I73]-[.I72])" office:value-type="float" office:value="0.917724609375">
            <text:p>0.9177246094</text:p>
          </table:table-cell>
          <table:table-cell table:formula="of:=ABS([.J73]-[.J72])" office:value-type="float" office:value="0.08203125">
            <text:p>0.08203125</text:p>
          </table:table-cell>
          <table:table-cell table:formula="of:=ABS([.K73]-[.K72])" office:value-type="float" office:value="0.17822265625">
            <text:p>0.1782226563</text:p>
          </table:table-cell>
          <table:table-cell table:formula="of:=ABS([.L73]-[.L72])" office:value-type="float" office:value="0.19287109375">
            <text:p>0.1928710938</text:p>
          </table:table-cell>
          <table:table-cell table:formula="of:=ABS([.M73]-[.M72])" office:value-type="float" office:value="0.27294921875">
            <text:p>0.2729492188</text:p>
          </table:table-cell>
        </table:table-row>
        <table:table-row table:style-name="ro1">
          <table:table-cell office:value-type="float" office:value="222.0869140625">
            <text:p>222.0869140625</text:p>
          </table:table-cell>
          <table:table-cell office:value-type="float" office:value="286.108154296875">
            <text:p>286.1081542969</text:p>
          </table:table-cell>
          <table:table-cell office:value-type="float" office:value="276.646728515625">
            <text:p>276.6467285156</text:p>
          </table:table-cell>
          <table:table-cell office:value-type="float" office:value="209.114013671875">
            <text:p>209.1140136719</text:p>
          </table:table-cell>
          <table:table-cell office:value-type="float" office:value="114.990966796875">
            <text:p>114.9909667969</text:p>
          </table:table-cell>
          <table:table-cell office:value-type="float" office:value="473.55322265625">
            <text:p>473.5532226563</text:p>
          </table:table-cell>
          <table:table-cell office:value-type="float" office:value="28.521240234375">
            <text:p>28.5212402344</text:p>
          </table:table-cell>
          <table:table-cell office:value-type="float" office:value="1030.96118164063">
            <text:p>1030.9611816406</text:p>
          </table:table-cell>
          <table:table-cell table:formula="of:=ABS([.H74]-[.H73])" office:value-type="float" office:value="63.326171875005">
            <text:p>63.326171875</text:p>
          </table:table-cell>
          <table:table-cell table:formula="of:=ABS([.F74]-[.F73])" office:value-type="float" office:value="50.837890625">
            <text:p>50.837890625</text:p>
          </table:table-cell>
          <table:table-cell table:formula="of:=ABS([.D74]-[.D73])" office:value-type="float" office:value="78.084228515625">
            <text:p>78.0842285156</text:p>
          </table:table-cell>
          <table:table-cell table:formula="of:=ABS([.E74]-[.E73])" office:value-type="float" office:value="18.465087890625">
            <text:p>18.4650878906</text:p>
          </table:table-cell>
          <table:table-cell table:formula="of:=ABS([.G74]-[.G73])" office:value-type="float" office:value="64.74755859375">
            <text:p>64.7475585938</text:p>
          </table:table-cell>
          <table:table-cell table:formula="of:=ABS([.I74]-[.I73])" office:value-type="float" office:value="0.908203125">
            <text:p>0.908203125</text:p>
          </table:table-cell>
          <table:table-cell table:formula="of:=ABS([.J74]-[.J73])" office:value-type="float" office:value="0.182373046875">
            <text:p>0.1823730469</text:p>
          </table:table-cell>
          <table:table-cell table:formula="of:=ABS([.K74]-[.K73])" office:value-type="float" office:value="1.36376953125">
            <text:p>1.3637695313</text:p>
          </table:table-cell>
          <table:table-cell table:formula="of:=ABS([.L74]-[.L73])" office:value-type="float" office:value="0.059814453125">
            <text:p>0.0598144531</text:p>
          </table:table-cell>
          <table:table-cell table:formula="of:=ABS([.M74]-[.M73])" office:value-type="float" office:value="1.60595703125">
            <text:p>1.6059570313</text:p>
          </table:table-cell>
        </table:table-row>
        <table:table-row table:style-name="ro1">
          <table:table-cell office:value-type="float" office:value="274.47509765625">
            <text:p>274.4750976563</text:p>
          </table:table-cell>
          <table:table-cell office:value-type="float" office:value="211.10205078125">
            <text:p>211.1020507813</text:p>
          </table:table-cell>
          <table:table-cell office:value-type="float" office:value="220.97021484375">
            <text:p>220.9702148438</text:p>
          </table:table-cell>
          <table:table-cell office:value-type="float" office:value="288.240234375">
            <text:p>288.240234375</text:p>
          </table:table-cell>
          <table:table-cell office:value-type="float" office:value="133.427978515625">
            <text:p>133.4279785156</text:p>
          </table:table-cell>
          <table:table-cell office:value-type="float" office:value="525.2470703125">
            <text:p>525.2470703125</text:p>
          </table:table-cell>
          <table:table-cell office:value-type="float" office:value="95.27783203125">
            <text:p>95.2778320313</text:p>
          </table:table-cell>
          <table:table-cell office:value-type="float" office:value="966.73828125">
            <text:p>966.73828125</text:p>
          </table:table-cell>
          <table:table-cell table:formula="of:=ABS([.H75]-[.H74])" office:value-type="float" office:value="64.22290039063">
            <text:p>64.2229003906</text:p>
          </table:table-cell>
          <table:table-cell table:formula="of:=ABS([.F75]-[.F74])" office:value-type="float" office:value="51.69384765625">
            <text:p>51.6938476563</text:p>
          </table:table-cell>
          <table:table-cell table:formula="of:=ABS([.D75]-[.D74])" office:value-type="float" office:value="79.126220703125">
            <text:p>79.1262207031</text:p>
          </table:table-cell>
          <table:table-cell table:formula="of:=ABS([.E75]-[.E74])" office:value-type="float" office:value="18.43701171875">
            <text:p>18.4370117188</text:p>
          </table:table-cell>
          <table:table-cell table:formula="of:=ABS([.G75]-[.G74])" office:value-type="float" office:value="66.756591796875">
            <text:p>66.7565917969</text:p>
          </table:table-cell>
          <table:table-cell table:formula="of:=ABS([.I75]-[.I74])" office:value-type="float" office:value="0.896728515625">
            <text:p>0.8967285156</text:p>
          </table:table-cell>
          <table:table-cell table:formula="of:=ABS([.J75]-[.J74])" office:value-type="float" office:value="0.85595703125">
            <text:p>0.8559570313</text:p>
          </table:table-cell>
          <table:table-cell table:formula="of:=ABS([.K75]-[.K74])" office:value-type="float" office:value="1.0419921875">
            <text:p>1.0419921875</text:p>
          </table:table-cell>
          <table:table-cell table:formula="of:=ABS([.L75]-[.L74])" office:value-type="float" office:value="0.028076171875">
            <text:p>0.0280761719</text:p>
          </table:table-cell>
          <table:table-cell table:formula="of:=ABS([.M75]-[.M74])" office:value-type="float" office:value="2.009033203125">
            <text:p>2.0090332031</text:p>
          </table:table-cell>
        </table:table-row>
        <table:table-row table:style-name="ro1">
          <table:table-cell office:value-type="float" office:value="223.868896484375">
            <text:p>223.8688964844</text:p>
          </table:table-cell>
          <table:table-cell office:value-type="float" office:value="284.9599609375">
            <text:p>284.9599609375</text:p>
          </table:table-cell>
          <table:table-cell office:value-type="float" office:value="277.031005859375">
            <text:p>277.0310058594</text:p>
          </table:table-cell>
          <table:table-cell office:value-type="float" office:value="208.72998046875">
            <text:p>208.7299804688</text:p>
          </table:table-cell>
          <table:table-cell office:value-type="float" office:value="114.79052734375">
            <text:p>114.7905273438</text:p>
          </table:table-cell>
          <table:table-cell office:value-type="float" office:value="472.546630859375">
            <text:p>472.5466308594</text:p>
          </table:table-cell>
          <table:table-cell office:value-type="float" office:value="27.15283203125">
            <text:p>27.1528320313</text:p>
          </table:table-cell>
          <table:table-cell office:value-type="float" office:value="1031.79174804688">
            <text:p>1031.7917480469</text:p>
          </table:table-cell>
          <table:table-cell table:formula="of:=ABS([.H76]-[.H75])" office:value-type="float" office:value="65.05346679688">
            <text:p>65.0534667969</text:p>
          </table:table-cell>
          <table:table-cell table:formula="of:=ABS([.F76]-[.F75])" office:value-type="float" office:value="52.700439453125">
            <text:p>52.7004394531</text:p>
          </table:table-cell>
          <table:table-cell table:formula="of:=ABS([.D76]-[.D75])" office:value-type="float" office:value="79.51025390625">
            <text:p>79.5102539063</text:p>
          </table:table-cell>
          <table:table-cell table:formula="of:=ABS([.E76]-[.E75])" office:value-type="float" office:value="18.637451171875">
            <text:p>18.6374511719</text:p>
          </table:table-cell>
          <table:table-cell table:formula="of:=ABS([.G76]-[.G75])" office:value-type="float" office:value="68.125">
            <text:p>68.125</text:p>
          </table:table-cell>
          <table:table-cell table:formula="of:=ABS([.I76]-[.I75])" office:value-type="float" office:value="0.83056640625">
            <text:p>0.8305664063</text:p>
          </table:table-cell>
          <table:table-cell table:formula="of:=ABS([.J76]-[.J75])" office:value-type="float" office:value="1.006591796875">
            <text:p>1.0065917969</text:p>
          </table:table-cell>
          <table:table-cell table:formula="of:=ABS([.K76]-[.K75])" office:value-type="float" office:value="0.384033203125">
            <text:p>0.3840332031</text:p>
          </table:table-cell>
          <table:table-cell table:formula="of:=ABS([.L76]-[.L75])" office:value-type="float" office:value="0.200439453125">
            <text:p>0.2004394531</text:p>
          </table:table-cell>
          <table:table-cell table:formula="of:=ABS([.M76]-[.M75])" office:value-type="float" office:value="1.368408203125">
            <text:p>1.3684082031</text:p>
          </table:table-cell>
        </table:table-row>
        <table:table-row table:style-name="ro1">
          <table:table-cell office:value-type="float" office:value="274.240966796875">
            <text:p>274.2409667969</text:p>
          </table:table-cell>
          <table:table-cell office:value-type="float" office:value="212.4169921875">
            <text:p>212.4169921875</text:p>
          </table:table-cell>
          <table:table-cell office:value-type="float" office:value="220.5419921875">
            <text:p>220.5419921875</text:p>
          </table:table-cell>
          <table:table-cell office:value-type="float" office:value="289.04833984375">
            <text:p>289.0483398438</text:p>
          </table:table-cell>
          <table:table-cell office:value-type="float" office:value="132.761962890625">
            <text:p>132.7619628906</text:p>
          </table:table-cell>
          <table:table-cell office:value-type="float" office:value="526.3369140625">
            <text:p>526.3369140625</text:p>
          </table:table-cell>
          <table:table-cell office:value-type="float" office:value="95.77099609375">
            <text:p>95.7709960938</text:p>
          </table:table-cell>
          <table:table-cell office:value-type="float" office:value="965.75">
            <text:p>965.75</text:p>
          </table:table-cell>
          <table:table-cell table:formula="of:=ABS([.H77]-[.H76])" office:value-type="float" office:value="66.04174804688">
            <text:p>66.0417480469</text:p>
          </table:table-cell>
          <table:table-cell table:formula="of:=ABS([.F77]-[.F76])" office:value-type="float" office:value="53.790283203125">
            <text:p>53.7902832031</text:p>
          </table:table-cell>
          <table:table-cell table:formula="of:=ABS([.D77]-[.D76])" office:value-type="float" office:value="80.318359375">
            <text:p>80.318359375</text:p>
          </table:table-cell>
          <table:table-cell table:formula="of:=ABS([.E77]-[.E76])" office:value-type="float" office:value="17.971435546875">
            <text:p>17.9714355469</text:p>
          </table:table-cell>
          <table:table-cell table:formula="of:=ABS([.G77]-[.G76])" office:value-type="float" office:value="68.6181640625">
            <text:p>68.6181640625</text:p>
          </table:table-cell>
          <table:table-cell table:formula="of:=ABS([.I77]-[.I76])" office:value-type="float" office:value="0.98828125">
            <text:p>0.98828125</text:p>
          </table:table-cell>
          <table:table-cell table:formula="of:=ABS([.J77]-[.J76])" office:value-type="float" office:value="1.08984375">
            <text:p>1.08984375</text:p>
          </table:table-cell>
          <table:table-cell table:formula="of:=ABS([.K77]-[.K76])" office:value-type="float" office:value="0.80810546875">
            <text:p>0.8081054688</text:p>
          </table:table-cell>
          <table:table-cell table:formula="of:=ABS([.L77]-[.L76])" office:value-type="float" office:value="0.666015625">
            <text:p>0.666015625</text:p>
          </table:table-cell>
          <table:table-cell table:formula="of:=ABS([.M77]-[.M76])" office:value-type="float" office:value="0.4931640625">
            <text:p>0.4931640625</text:p>
          </table:table-cell>
        </table:table-row>
        <table:table-row table:style-name="ro1">
          <table:table-cell office:value-type="float" office:value="223.673095703125">
            <text:p>223.6730957031</text:p>
          </table:table-cell>
          <table:table-cell office:value-type="float" office:value="284.7099609375">
            <text:p>284.7099609375</text:p>
          </table:table-cell>
          <table:table-cell office:value-type="float" office:value="277.09423828125">
            <text:p>277.0942382813</text:p>
          </table:table-cell>
          <table:table-cell office:value-type="float" office:value="207.72509765625">
            <text:p>207.7250976563</text:p>
          </table:table-cell>
          <table:table-cell office:value-type="float" office:value="114.122802734375">
            <text:p>114.1228027344</text:p>
          </table:table-cell>
          <table:table-cell office:value-type="float" office:value="472.582275390625">
            <text:p>472.5822753906</text:p>
          </table:table-cell>
          <table:table-cell office:value-type="float" office:value="28.273193359375">
            <text:p>28.2731933594</text:p>
          </table:table-cell>
          <table:table-cell office:value-type="float" office:value="1031.78100585938">
            <text:p>1031.7810058594</text:p>
          </table:table-cell>
          <table:table-cell table:formula="of:=ABS([.H78]-[.H77])" office:value-type="float" office:value="66.03100585938">
            <text:p>66.0310058594</text:p>
          </table:table-cell>
          <table:table-cell table:formula="of:=ABS([.F78]-[.F77])" office:value-type="float" office:value="53.754638671875">
            <text:p>53.7546386719</text:p>
          </table:table-cell>
          <table:table-cell table:formula="of:=ABS([.D78]-[.D77])" office:value-type="float" office:value="81.3232421875">
            <text:p>81.3232421875</text:p>
          </table:table-cell>
          <table:table-cell table:formula="of:=ABS([.E78]-[.E77])" office:value-type="float" office:value="18.63916015625">
            <text:p>18.6391601563</text:p>
          </table:table-cell>
          <table:table-cell table:formula="of:=ABS([.G78]-[.G77])" office:value-type="float" office:value="67.497802734375">
            <text:p>67.4978027344</text:p>
          </table:table-cell>
          <table:table-cell table:formula="of:=ABS([.I78]-[.I77])" office:value-type="float" office:value="0.0107421875">
            <text:p>0.0107421875</text:p>
          </table:table-cell>
          <table:table-cell table:formula="of:=ABS([.J78]-[.J77])" office:value-type="float" office:value="0.03564453125">
            <text:p>0.0356445313</text:p>
          </table:table-cell>
          <table:table-cell table:formula="of:=ABS([.K78]-[.K77])" office:value-type="float" office:value="1.0048828125">
            <text:p>1.0048828125</text:p>
          </table:table-cell>
          <table:table-cell table:formula="of:=ABS([.L78]-[.L77])" office:value-type="float" office:value="0.667724609375">
            <text:p>0.6677246094</text:p>
          </table:table-cell>
          <table:table-cell table:formula="of:=ABS([.M78]-[.M77])" office:value-type="float" office:value="1.120361328125">
            <text:p>1.1203613281</text:p>
          </table:table-cell>
        </table:table-row>
        <table:table-row table:style-name="ro1">
          <table:table-cell office:value-type="float" office:value="274.71728515625">
            <text:p>274.7172851563</text:p>
          </table:table-cell>
          <table:table-cell office:value-type="float" office:value="212.338134765625">
            <text:p>212.3381347656</text:p>
          </table:table-cell>
          <table:table-cell office:value-type="float" office:value="220.19287109375">
            <text:p>220.1928710938</text:p>
          </table:table-cell>
          <table:table-cell office:value-type="float" office:value="289.9990234375">
            <text:p>289.9990234375</text:p>
          </table:table-cell>
          <table:table-cell office:value-type="float" office:value="133.48388671875">
            <text:p>133.4838867188</text:p>
          </table:table-cell>
          <table:table-cell office:value-type="float" office:value="526.201904296875">
            <text:p>526.2019042969</text:p>
          </table:table-cell>
          <table:table-cell office:value-type="float" office:value="94.4453125">
            <text:p>94.4453125</text:p>
          </table:table-cell>
          <table:table-cell office:value-type="float" office:value="966.471923828125">
            <text:p>966.4719238281</text:p>
          </table:table-cell>
          <table:table-cell table:formula="of:=ABS([.H79]-[.H78])" office:value-type="float" office:value="65.309082031255">
            <text:p>65.3090820313</text:p>
          </table:table-cell>
          <table:table-cell table:formula="of:=ABS([.F79]-[.F78])" office:value-type="float" office:value="53.61962890625">
            <text:p>53.6196289063</text:p>
          </table:table-cell>
          <table:table-cell table:formula="of:=ABS([.D79]-[.D78])" office:value-type="float" office:value="82.27392578125">
            <text:p>82.2739257813</text:p>
          </table:table-cell>
          <table:table-cell table:formula="of:=ABS([.E79]-[.E78])" office:value-type="float" office:value="19.361083984375">
            <text:p>19.3610839844</text:p>
          </table:table-cell>
          <table:table-cell table:formula="of:=ABS([.G79]-[.G78])" office:value-type="float" office:value="66.172119140625">
            <text:p>66.1721191406</text:p>
          </table:table-cell>
          <table:table-cell table:formula="of:=ABS([.I79]-[.I78])" office:value-type="float" office:value="0.721923828125">
            <text:p>0.7219238281</text:p>
          </table:table-cell>
          <table:table-cell table:formula="of:=ABS([.J79]-[.J78])" office:value-type="float" office:value="0.135009765625">
            <text:p>0.1350097656</text:p>
          </table:table-cell>
          <table:table-cell table:formula="of:=ABS([.K79]-[.K78])" office:value-type="float" office:value="0.95068359375">
            <text:p>0.9506835938</text:p>
          </table:table-cell>
          <table:table-cell table:formula="of:=ABS([.L79]-[.L78])" office:value-type="float" office:value="0.721923828125">
            <text:p>0.7219238281</text:p>
          </table:table-cell>
          <table:table-cell table:formula="of:=ABS([.M79]-[.M78])" office:value-type="float" office:value="1.32568359375">
            <text:p>1.3256835938</text:p>
          </table:table-cell>
        </table:table-row>
        <table:table-row table:style-name="ro1">
          <table:table-cell office:value-type="float" office:value="223.0546875">
            <text:p>223.0546875</text:p>
          </table:table-cell>
          <table:table-cell office:value-type="float" office:value="285.498046875">
            <text:p>285.498046875</text:p>
          </table:table-cell>
          <table:table-cell office:value-type="float" office:value="276.7861328125">
            <text:p>276.7861328125</text:p>
          </table:table-cell>
          <table:table-cell office:value-type="float" office:value="208.504638671875">
            <text:p>208.5046386719</text:p>
          </table:table-cell>
          <table:table-cell office:value-type="float" office:value="112.985107421875">
            <text:p>112.9851074219</text:p>
          </table:table-cell>
          <table:table-cell office:value-type="float" office:value="471.716796875">
            <text:p>471.716796875</text:p>
          </table:table-cell>
          <table:table-cell office:value-type="float" office:value="27.9296875">
            <text:p>27.9296875</text:p>
          </table:table-cell>
          <table:table-cell office:value-type="float" office:value="1031.90771484375">
            <text:p>1031.9077148438</text:p>
          </table:table-cell>
          <table:table-cell table:formula="of:=ABS([.H80]-[.H79])" office:value-type="float" office:value="65.435791015625">
            <text:p>65.4357910156</text:p>
          </table:table-cell>
          <table:table-cell table:formula="of:=ABS([.F80]-[.F79])" office:value-type="float" office:value="54.485107421875">
            <text:p>54.4851074219</text:p>
          </table:table-cell>
          <table:table-cell table:formula="of:=ABS([.D80]-[.D79])" office:value-type="float" office:value="81.494384765625">
            <text:p>81.4943847656</text:p>
          </table:table-cell>
          <table:table-cell table:formula="of:=ABS([.E80]-[.E79])" office:value-type="float" office:value="20.498779296875">
            <text:p>20.4987792969</text:p>
          </table:table-cell>
          <table:table-cell table:formula="of:=ABS([.G80]-[.G79])" office:value-type="float" office:value="66.515625">
            <text:p>66.515625</text:p>
          </table:table-cell>
          <table:table-cell table:formula="of:=ABS([.I80]-[.I79])" office:value-type="float" office:value="0.126708984369998">
            <text:p>0.1267089844</text:p>
          </table:table-cell>
          <table:table-cell table:formula="of:=ABS([.J80]-[.J79])" office:value-type="float" office:value="0.865478515625">
            <text:p>0.8654785156</text:p>
          </table:table-cell>
          <table:table-cell table:formula="of:=ABS([.K80]-[.K79])" office:value-type="float" office:value="0.779541015625">
            <text:p>0.7795410156</text:p>
          </table:table-cell>
          <table:table-cell table:formula="of:=ABS([.L80]-[.L79])" office:value-type="float" office:value="1.1376953125">
            <text:p>1.1376953125</text:p>
          </table:table-cell>
          <table:table-cell table:formula="of:=ABS([.M80]-[.M79])" office:value-type="float" office:value="0.343505859375">
            <text:p>0.3435058594</text:p>
          </table:table-cell>
        </table:table-row>
        <table:table-row table:style-name="ro1">
          <table:table-cell office:value-type="float" office:value="273.946044921875">
            <text:p>273.9460449219</text:p>
          </table:table-cell>
          <table:table-cell office:value-type="float" office:value="212.42822265625">
            <text:p>212.4282226563</text:p>
          </table:table-cell>
          <table:table-cell office:value-type="float" office:value="220.2998046875">
            <text:p>220.2998046875</text:p>
          </table:table-cell>
          <table:table-cell office:value-type="float" office:value="289.21826171875">
            <text:p>289.2182617188</text:p>
          </table:table-cell>
          <table:table-cell office:value-type="float" office:value="135.51318359375">
            <text:p>135.5131835938</text:p>
          </table:table-cell>
          <table:table-cell office:value-type="float" office:value="526.15673828125">
            <text:p>526.1567382813</text:p>
          </table:table-cell>
          <table:table-cell office:value-type="float" office:value="96.383056640625">
            <text:p>96.3830566406</text:p>
          </table:table-cell>
          <table:table-cell office:value-type="float" office:value="966.90673828125">
            <text:p>966.9067382813</text:p>
          </table:table-cell>
          <table:table-cell table:formula="of:=ABS([.H81]-[.H80])" office:value-type="float" office:value="65.0009765625">
            <text:p>65.0009765625</text:p>
          </table:table-cell>
          <table:table-cell table:formula="of:=ABS([.F81]-[.F80])" office:value-type="float" office:value="54.43994140625">
            <text:p>54.4399414063</text:p>
          </table:table-cell>
          <table:table-cell table:formula="of:=ABS([.D81]-[.D80])" office:value-type="float" office:value="80.713623046875">
            <text:p>80.7136230469</text:p>
          </table:table-cell>
          <table:table-cell table:formula="of:=ABS([.E81]-[.E80])" office:value-type="float" office:value="22.528076171875">
            <text:p>22.5280761719</text:p>
          </table:table-cell>
          <table:table-cell table:formula="of:=ABS([.G81]-[.G80])" office:value-type="float" office:value="68.453369140625">
            <text:p>68.4533691406</text:p>
          </table:table-cell>
          <table:table-cell table:formula="of:=ABS([.I81]-[.I80])" office:value-type="float" office:value="0.434814453125">
            <text:p>0.4348144531</text:p>
          </table:table-cell>
          <table:table-cell table:formula="of:=ABS([.J81]-[.J80])" office:value-type="float" office:value="0.045166015625">
            <text:p>0.0451660156</text:p>
          </table:table-cell>
          <table:table-cell table:formula="of:=ABS([.K81]-[.K80])" office:value-type="float" office:value="0.78076171875">
            <text:p>0.7807617188</text:p>
          </table:table-cell>
          <table:table-cell table:formula="of:=ABS([.L81]-[.L80])" office:value-type="float" office:value="2.029296875">
            <text:p>2.029296875</text:p>
          </table:table-cell>
          <table:table-cell table:formula="of:=ABS([.M81]-[.M80])" office:value-type="float" office:value="1.937744140625">
            <text:p>1.9377441406</text:p>
          </table:table-cell>
        </table:table-row>
        <table:table-row table:style-name="ro1">
          <table:table-cell office:value-type="float" office:value="224.362060546875">
            <text:p>224.3620605469</text:p>
          </table:table-cell>
          <table:table-cell office:value-type="float" office:value="285.35302734375">
            <text:p>285.3530273438</text:p>
          </table:table-cell>
          <table:table-cell office:value-type="float" office:value="277.023193359375">
            <text:p>277.0231933594</text:p>
          </table:table-cell>
          <table:table-cell office:value-type="float" office:value="208.281005859375">
            <text:p>208.2810058594</text:p>
          </table:table-cell>
          <table:table-cell office:value-type="float" office:value="111.656982421875">
            <text:p>111.6569824219</text:p>
          </table:table-cell>
          <table:table-cell office:value-type="float" office:value="472.30615234375">
            <text:p>472.3061523438</text:p>
          </table:table-cell>
          <table:table-cell office:value-type="float" office:value="27.30078125">
            <text:p>27.30078125</text:p>
          </table:table-cell>
          <table:table-cell office:value-type="float" office:value="1031.6279296875">
            <text:p>1031.6279296875</text:p>
          </table:table-cell>
          <table:table-cell table:formula="of:=ABS([.H82]-[.H81])" office:value-type="float" office:value="64.72119140625">
            <text:p>64.7211914063</text:p>
          </table:table-cell>
          <table:table-cell table:formula="of:=ABS([.F82]-[.F81])" office:value-type="float" office:value="53.8505859375">
            <text:p>53.8505859375</text:p>
          </table:table-cell>
          <table:table-cell table:formula="of:=ABS([.D82]-[.D81])" office:value-type="float" office:value="80.937255859375">
            <text:p>80.9372558594</text:p>
          </table:table-cell>
          <table:table-cell table:formula="of:=ABS([.E82]-[.E81])" office:value-type="float" office:value="23.856201171875">
            <text:p>23.8562011719</text:p>
          </table:table-cell>
          <table:table-cell table:formula="of:=ABS([.G82]-[.G81])" office:value-type="float" office:value="69.082275390625">
            <text:p>69.0822753906</text:p>
          </table:table-cell>
          <table:table-cell table:formula="of:=ABS([.I82]-[.I81])" office:value-type="float" office:value="0.27978515625">
            <text:p>0.2797851563</text:p>
          </table:table-cell>
          <table:table-cell table:formula="of:=ABS([.J82]-[.J81])" office:value-type="float" office:value="0.58935546875">
            <text:p>0.5893554688</text:p>
          </table:table-cell>
          <table:table-cell table:formula="of:=ABS([.K82]-[.K81])" office:value-type="float" office:value="0.2236328125">
            <text:p>0.2236328125</text:p>
          </table:table-cell>
          <table:table-cell table:formula="of:=ABS([.L82]-[.L81])" office:value-type="float" office:value="1.328125">
            <text:p>1.328125</text:p>
          </table:table-cell>
          <table:table-cell table:formula="of:=ABS([.M82]-[.M81])" office:value-type="float" office:value="0.62890625">
            <text:p>0.62890625</text:p>
          </table:table-cell>
        </table:table-row>
        <table:table-row table:style-name="ro1">
          <table:table-cell office:value-type="float" office:value="273.09814453125">
            <text:p>273.0981445313</text:p>
          </table:table-cell>
          <table:table-cell office:value-type="float" office:value="212.6953125">
            <text:p>212.6953125</text:p>
          </table:table-cell>
          <table:table-cell office:value-type="float" office:value="219.921875">
            <text:p>219.921875</text:p>
          </table:table-cell>
          <table:table-cell office:value-type="float" office:value="289.7939453125">
            <text:p>289.7939453125</text:p>
          </table:table-cell>
          <table:table-cell office:value-type="float" office:value="136.8857421875">
            <text:p>136.8857421875</text:p>
          </table:table-cell>
          <table:table-cell office:value-type="float" office:value="524.626953125">
            <text:p>524.626953125</text:p>
          </table:table-cell>
          <table:table-cell office:value-type="float" office:value="95.282958984375">
            <text:p>95.2829589844</text:p>
          </table:table-cell>
          <table:table-cell office:value-type="float" office:value="966.769775390625">
            <text:p>966.7697753906</text:p>
          </table:table-cell>
          <table:table-cell table:formula="of:=ABS([.H83]-[.H82])" office:value-type="float" office:value="64.858154296875">
            <text:p>64.8581542969</text:p>
          </table:table-cell>
          <table:table-cell table:formula="of:=ABS([.F83]-[.F82])" office:value-type="float" office:value="52.32080078125">
            <text:p>52.3208007813</text:p>
          </table:table-cell>
          <table:table-cell table:formula="of:=ABS([.D83]-[.D82])" office:value-type="float" office:value="81.512939453125">
            <text:p>81.5129394531</text:p>
          </table:table-cell>
          <table:table-cell table:formula="of:=ABS([.E83]-[.E82])" office:value-type="float" office:value="25.228759765625">
            <text:p>25.2287597656</text:p>
          </table:table-cell>
          <table:table-cell table:formula="of:=ABS([.G83]-[.G82])" office:value-type="float" office:value="67.982177734375">
            <text:p>67.9821777344</text:p>
          </table:table-cell>
          <table:table-cell table:formula="of:=ABS([.I83]-[.I82])" office:value-type="float" office:value="0.136962890625">
            <text:p>0.1369628906</text:p>
          </table:table-cell>
          <table:table-cell table:formula="of:=ABS([.J83]-[.J82])" office:value-type="float" office:value="1.52978515625">
            <text:p>1.5297851563</text:p>
          </table:table-cell>
          <table:table-cell table:formula="of:=ABS([.K83]-[.K82])" office:value-type="float" office:value="0.57568359375">
            <text:p>0.5756835938</text:p>
          </table:table-cell>
          <table:table-cell table:formula="of:=ABS([.L83]-[.L82])" office:value-type="float" office:value="1.37255859375">
            <text:p>1.3725585938</text:p>
          </table:table-cell>
          <table:table-cell table:formula="of:=ABS([.M83]-[.M82])" office:value-type="float" office:value="1.10009765625">
            <text:p>1.1000976563</text:p>
          </table:table-cell>
        </table:table-row>
        <table:table-row table:style-name="ro1">
          <table:table-cell office:value-type="float" office:value="224.19189453125">
            <text:p>224.1918945313</text:p>
          </table:table-cell>
          <table:table-cell office:value-type="float" office:value="285.298095703125">
            <text:p>285.2980957031</text:p>
          </table:table-cell>
          <table:table-cell office:value-type="float" office:value="278.49609375">
            <text:p>278.49609375</text:p>
          </table:table-cell>
          <table:table-cell office:value-type="float" office:value="207.1630859375">
            <text:p>207.1630859375</text:p>
          </table:table-cell>
          <table:table-cell office:value-type="float" office:value="110.791015625">
            <text:p>110.791015625</text:p>
          </table:table-cell>
          <table:table-cell office:value-type="float" office:value="472.478759765625">
            <text:p>472.4787597656</text:p>
          </table:table-cell>
          <table:table-cell office:value-type="float" office:value="27.329345703125">
            <text:p>27.3293457031</text:p>
          </table:table-cell>
          <table:table-cell office:value-type="float" office:value="1030.92504882813">
            <text:p>1030.9250488281</text:p>
          </table:table-cell>
          <table:table-cell table:formula="of:=ABS([.H84]-[.H83])" office:value-type="float" office:value="64.155273437505">
            <text:p>64.1552734375</text:p>
          </table:table-cell>
          <table:table-cell table:formula="of:=ABS([.F84]-[.F83])" office:value-type="float" office:value="52.148193359375">
            <text:p>52.1481933594</text:p>
          </table:table-cell>
          <table:table-cell table:formula="of:=ABS([.D84]-[.D83])" office:value-type="float" office:value="82.630859375">
            <text:p>82.630859375</text:p>
          </table:table-cell>
          <table:table-cell table:formula="of:=ABS([.E84]-[.E83])" office:value-type="float" office:value="26.0947265625">
            <text:p>26.0947265625</text:p>
          </table:table-cell>
          <table:table-cell table:formula="of:=ABS([.G84]-[.G83])" office:value-type="float" office:value="67.95361328125">
            <text:p>67.9536132813</text:p>
          </table:table-cell>
          <table:table-cell table:formula="of:=ABS([.I84]-[.I83])" office:value-type="float" office:value="0.702880859369998">
            <text:p>0.7028808594</text:p>
          </table:table-cell>
          <table:table-cell table:formula="of:=ABS([.J84]-[.J83])" office:value-type="float" office:value="0.172607421875">
            <text:p>0.1726074219</text:p>
          </table:table-cell>
          <table:table-cell table:formula="of:=ABS([.K84]-[.K83])" office:value-type="float" office:value="1.117919921875">
            <text:p>1.1179199219</text:p>
          </table:table-cell>
          <table:table-cell table:formula="of:=ABS([.L84]-[.L83])" office:value-type="float" office:value="0.865966796875">
            <text:p>0.8659667969</text:p>
          </table:table-cell>
          <table:table-cell table:formula="of:=ABS([.M84]-[.M83])" office:value-type="float" office:value="0.028564453125">
            <text:p>0.0285644531</text:p>
          </table:table-cell>
        </table:table-row>
        <table:table-row table:style-name="ro1">
          <table:table-cell office:value-type="float" office:value="272.766845703125">
            <text:p>272.7668457031</text:p>
          </table:table-cell>
          <table:table-cell office:value-type="float" office:value="212.8720703125">
            <text:p>212.8720703125</text:p>
          </table:table-cell>
          <table:table-cell office:value-type="float" office:value="218.907958984375">
            <text:p>218.9079589844</text:p>
          </table:table-cell>
          <table:table-cell office:value-type="float" office:value="289.889892578125">
            <text:p>289.8898925781</text:p>
          </table:table-cell>
          <table:table-cell office:value-type="float" office:value="136.55712890625">
            <text:p>136.5571289063</text:p>
          </table:table-cell>
          <table:table-cell office:value-type="float" office:value="525.327880859375">
            <text:p>525.3278808594</text:p>
          </table:table-cell>
          <table:table-cell office:value-type="float" office:value="95.137939453125">
            <text:p>95.1379394531</text:p>
          </table:table-cell>
          <table:table-cell office:value-type="float" office:value="966.787109375">
            <text:p>966.787109375</text:p>
          </table:table-cell>
          <table:table-cell table:formula="of:=ABS([.H85]-[.H84])" office:value-type="float" office:value="64.13793945313">
            <text:p>64.1379394531</text:p>
          </table:table-cell>
          <table:table-cell table:formula="of:=ABS([.F85]-[.F84])" office:value-type="float" office:value="52.84912109375">
            <text:p>52.8491210938</text:p>
          </table:table-cell>
          <table:table-cell table:formula="of:=ABS([.D85]-[.D84])" office:value-type="float" office:value="82.726806640625">
            <text:p>82.7268066406</text:p>
          </table:table-cell>
          <table:table-cell table:formula="of:=ABS([.E85]-[.E84])" office:value-type="float" office:value="25.76611328125">
            <text:p>25.7661132813</text:p>
          </table:table-cell>
          <table:table-cell table:formula="of:=ABS([.G85]-[.G84])" office:value-type="float" office:value="67.80859375">
            <text:p>67.80859375</text:p>
          </table:table-cell>
          <table:table-cell table:formula="of:=ABS([.I85]-[.I84])" office:value-type="float" office:value="0.017333984375">
            <text:p>0.0173339844</text:p>
          </table:table-cell>
          <table:table-cell table:formula="of:=ABS([.J85]-[.J84])" office:value-type="float" office:value="0.700927734375">
            <text:p>0.7009277344</text:p>
          </table:table-cell>
          <table:table-cell table:formula="of:=ABS([.K85]-[.K84])" office:value-type="float" office:value="0.095947265625">
            <text:p>0.0959472656</text:p>
          </table:table-cell>
          <table:table-cell table:formula="of:=ABS([.L85]-[.L84])" office:value-type="float" office:value="0.32861328125">
            <text:p>0.3286132813</text:p>
          </table:table-cell>
          <table:table-cell table:formula="of:=ABS([.M85]-[.M84])" office:value-type="float" office:value="0.14501953125">
            <text:p>0.1450195313</text:p>
          </table:table-cell>
        </table:table-row>
        <table:table-row table:style-name="ro1">
          <table:table-cell office:value-type="float" office:value="225.42822265625">
            <text:p>225.4282226563</text:p>
          </table:table-cell>
          <table:table-cell office:value-type="float" office:value="284.8779296875">
            <text:p>284.8779296875</text:p>
          </table:table-cell>
          <table:table-cell office:value-type="float" office:value="279.1318359375">
            <text:p>279.1318359375</text:p>
          </table:table-cell>
          <table:table-cell office:value-type="float" office:value="208.051025390625">
            <text:p>208.0510253906</text:p>
          </table:table-cell>
          <table:table-cell office:value-type="float" office:value="111.747802734375">
            <text:p>111.7478027344</text:p>
          </table:table-cell>
          <table:table-cell office:value-type="float" office:value="472.853759765625">
            <text:p>472.8537597656</text:p>
          </table:table-cell>
          <table:table-cell office:value-type="float" office:value="27.375">
            <text:p>27.375</text:p>
          </table:table-cell>
          <table:table-cell office:value-type="float" office:value="1030.56274414063">
            <text:p>1030.5627441406</text:p>
          </table:table-cell>
          <table:table-cell table:formula="of:=ABS([.H86]-[.H85])" office:value-type="float" office:value="63.77563476563">
            <text:p>63.7756347656</text:p>
          </table:table-cell>
          <table:table-cell table:formula="of:=ABS([.F86]-[.F85])" office:value-type="float" office:value="52.47412109375">
            <text:p>52.4741210938</text:p>
          </table:table-cell>
          <table:table-cell table:formula="of:=ABS([.D86]-[.D85])" office:value-type="float" office:value="81.8388671875">
            <text:p>81.8388671875</text:p>
          </table:table-cell>
          <table:table-cell table:formula="of:=ABS([.E86]-[.E85])" office:value-type="float" office:value="24.809326171875">
            <text:p>24.8093261719</text:p>
          </table:table-cell>
          <table:table-cell table:formula="of:=ABS([.G86]-[.G85])" office:value-type="float" office:value="67.762939453125">
            <text:p>67.7629394531</text:p>
          </table:table-cell>
          <table:table-cell table:formula="of:=ABS([.I86]-[.I85])" office:value-type="float" office:value="0.3623046875">
            <text:p>0.3623046875</text:p>
          </table:table-cell>
          <table:table-cell table:formula="of:=ABS([.J86]-[.J85])" office:value-type="float" office:value="0.375">
            <text:p>0.375</text:p>
          </table:table-cell>
          <table:table-cell table:formula="of:=ABS([.K86]-[.K85])" office:value-type="float" office:value="0.887939453125">
            <text:p>0.8879394531</text:p>
          </table:table-cell>
          <table:table-cell table:formula="of:=ABS([.L86]-[.L85])" office:value-type="float" office:value="0.956787109375">
            <text:p>0.9567871094</text:p>
          </table:table-cell>
          <table:table-cell table:formula="of:=ABS([.M86]-[.M85])" office:value-type="float" office:value="0.045654296875">
            <text:p>0.0456542969</text:p>
          </table:table-cell>
        </table:table-row>
        <table:table-row table:style-name="ro1">
          <table:table-cell office:value-type="float" office:value="271.553955078125">
            <text:p>271.5539550781</text:p>
          </table:table-cell>
          <table:table-cell office:value-type="float" office:value="213.343994140625">
            <text:p>213.3439941406</text:p>
          </table:table-cell>
          <table:table-cell office:value-type="float" office:value="218.42578125">
            <text:p>218.42578125</text:p>
          </table:table-cell>
          <table:table-cell office:value-type="float" office:value="289.052734375">
            <text:p>289.052734375</text:p>
          </table:table-cell>
          <table:table-cell office:value-type="float" office:value="136.59619140625">
            <text:p>136.5961914063</text:p>
          </table:table-cell>
          <table:table-cell office:value-type="float" office:value="526.3359375">
            <text:p>526.3359375</text:p>
          </table:table-cell>
          <table:table-cell office:value-type="float" office:value="96.360107421875">
            <text:p>96.3601074219</text:p>
          </table:table-cell>
          <table:table-cell office:value-type="float" office:value="968.001953125">
            <text:p>968.001953125</text:p>
          </table:table-cell>
          <table:table-cell table:formula="of:=ABS([.H87]-[.H86])" office:value-type="float" office:value="62.56079101563">
            <text:p>62.5607910156</text:p>
          </table:table-cell>
          <table:table-cell table:formula="of:=ABS([.F87]-[.F86])" office:value-type="float" office:value="53.482177734375">
            <text:p>53.4821777344</text:p>
          </table:table-cell>
          <table:table-cell table:formula="of:=ABS([.D87]-[.D86])" office:value-type="float" office:value="81.001708984375">
            <text:p>81.0017089844</text:p>
          </table:table-cell>
          <table:table-cell table:formula="of:=ABS([.E87]-[.E86])" office:value-type="float" office:value="24.848388671875">
            <text:p>24.8483886719</text:p>
          </table:table-cell>
          <table:table-cell table:formula="of:=ABS([.G87]-[.G86])" office:value-type="float" office:value="68.985107421875">
            <text:p>68.9851074219</text:p>
          </table:table-cell>
          <table:table-cell table:formula="of:=ABS([.I87]-[.I86])" office:value-type="float" office:value="1.21484375">
            <text:p>1.21484375</text:p>
          </table:table-cell>
          <table:table-cell table:formula="of:=ABS([.J87]-[.J86])" office:value-type="float" office:value="1.008056640625">
            <text:p>1.0080566406</text:p>
          </table:table-cell>
          <table:table-cell table:formula="of:=ABS([.K87]-[.K86])" office:value-type="float" office:value="0.837158203125">
            <text:p>0.8371582031</text:p>
          </table:table-cell>
          <table:table-cell table:formula="of:=ABS([.L87]-[.L86])" office:value-type="float" office:value="0.0390625">
            <text:p>0.0390625</text:p>
          </table:table-cell>
          <table:table-cell table:formula="of:=ABS([.M87]-[.M86])" office:value-type="float" office:value="1.22216796875">
            <text:p>1.2221679688</text:p>
          </table:table-cell>
        </table:table-row>
        <table:table-row table:style-name="ro1">
          <table:table-cell office:value-type="float" office:value="225.82470703125">
            <text:p>225.8247070313</text:p>
          </table:table-cell>
          <table:table-cell office:value-type="float" office:value="283.428955078125">
            <text:p>283.4289550781</text:p>
          </table:table-cell>
          <table:table-cell office:value-type="float" office:value="278.677978515625">
            <text:p>278.6779785156</text:p>
          </table:table-cell>
          <table:table-cell office:value-type="float" office:value="207.755126953125">
            <text:p>207.7551269531</text:p>
          </table:table-cell>
          <table:table-cell office:value-type="float" office:value="110.778076171875">
            <text:p>110.7780761719</text:p>
          </table:table-cell>
          <table:table-cell office:value-type="float" office:value="472.56005859375">
            <text:p>472.5600585938</text:p>
          </table:table-cell>
          <table:table-cell office:value-type="float" office:value="27.291259765625">
            <text:p>27.2912597656</text:p>
          </table:table-cell>
          <table:table-cell office:value-type="float" office:value="1029.79858398438">
            <text:p>1029.7985839844</text:p>
          </table:table-cell>
          <table:table-cell table:formula="of:=ABS([.H88]-[.H87])" office:value-type="float" office:value="61.79663085938">
            <text:p>61.7966308594</text:p>
          </table:table-cell>
          <table:table-cell table:formula="of:=ABS([.F88]-[.F87])" office:value-type="float" office:value="53.77587890625">
            <text:p>53.7758789063</text:p>
          </table:table-cell>
          <table:table-cell table:formula="of:=ABS([.D88]-[.D87])" office:value-type="float" office:value="81.297607421875">
            <text:p>81.2976074219</text:p>
          </table:table-cell>
          <table:table-cell table:formula="of:=ABS([.E88]-[.E87])" office:value-type="float" office:value="25.818115234375">
            <text:p>25.8181152344</text:p>
          </table:table-cell>
          <table:table-cell table:formula="of:=ABS([.G88]-[.G87])" office:value-type="float" office:value="69.06884765625">
            <text:p>69.0688476563</text:p>
          </table:table-cell>
          <table:table-cell table:formula="of:=ABS([.I88]-[.I87])" office:value-type="float" office:value="0.76416015625">
            <text:p>0.7641601563</text:p>
          </table:table-cell>
          <table:table-cell table:formula="of:=ABS([.J88]-[.J87])" office:value-type="float" office:value="0.293701171875">
            <text:p>0.2937011719</text:p>
          </table:table-cell>
          <table:table-cell table:formula="of:=ABS([.K88]-[.K87])" office:value-type="float" office:value="0.2958984375">
            <text:p>0.2958984375</text:p>
          </table:table-cell>
          <table:table-cell table:formula="of:=ABS([.L88]-[.L87])" office:value-type="float" office:value="0.9697265625">
            <text:p>0.9697265625</text:p>
          </table:table-cell>
          <table:table-cell table:formula="of:=ABS([.M88]-[.M87])" office:value-type="float" office:value="0.083740234375">
            <text:p>0.0837402344</text:p>
          </table:table-cell>
        </table:table-row>
        <table:table-row table:style-name="ro1">
          <table:table-cell office:value-type="float" office:value="272.299072265625">
            <text:p>272.2990722656</text:p>
          </table:table-cell>
          <table:table-cell office:value-type="float" office:value="213.47216796875">
            <text:p>213.4721679688</text:p>
          </table:table-cell>
          <table:table-cell office:value-type="float" office:value="218.808837890625">
            <text:p>218.8088378906</text:p>
          </table:table-cell>
          <table:table-cell office:value-type="float" office:value="290.289794921875">
            <text:p>290.2897949219</text:p>
          </table:table-cell>
          <table:table-cell office:value-type="float" office:value="137.541015625">
            <text:p>137.541015625</text:p>
          </table:table-cell>
          <table:table-cell office:value-type="float" office:value="525.264404296875">
            <text:p>525.2644042969</text:p>
          </table:table-cell>
          <table:table-cell office:value-type="float" office:value="96.203125">
            <text:p>96.203125</text:p>
          </table:table-cell>
          <table:table-cell office:value-type="float" office:value="968.76904296875">
            <text:p>968.7690429688</text:p>
          </table:table-cell>
          <table:table-cell table:formula="of:=ABS([.H89]-[.H88])" office:value-type="float" office:value="61.02954101563">
            <text:p>61.0295410156</text:p>
          </table:table-cell>
          <table:table-cell table:formula="of:=ABS([.F89]-[.F88])" office:value-type="float" office:value="52.704345703125">
            <text:p>52.7043457031</text:p>
          </table:table-cell>
          <table:table-cell table:formula="of:=ABS([.D89]-[.D88])" office:value-type="float" office:value="82.53466796875">
            <text:p>82.5346679688</text:p>
          </table:table-cell>
          <table:table-cell table:formula="of:=ABS([.E89]-[.E88])" office:value-type="float" office:value="26.762939453125">
            <text:p>26.7629394531</text:p>
          </table:table-cell>
          <table:table-cell table:formula="of:=ABS([.G89]-[.G88])" office:value-type="float" office:value="68.911865234375">
            <text:p>68.9118652344</text:p>
          </table:table-cell>
          <table:table-cell table:formula="of:=ABS([.I89]-[.I88])" office:value-type="float" office:value="0.76708984375">
            <text:p>0.7670898438</text:p>
          </table:table-cell>
          <table:table-cell table:formula="of:=ABS([.J89]-[.J88])" office:value-type="float" office:value="1.071533203125">
            <text:p>1.0715332031</text:p>
          </table:table-cell>
          <table:table-cell table:formula="of:=ABS([.K89]-[.K88])" office:value-type="float" office:value="1.237060546875">
            <text:p>1.2370605469</text:p>
          </table:table-cell>
          <table:table-cell table:formula="of:=ABS([.L89]-[.L88])" office:value-type="float" office:value="0.94482421875">
            <text:p>0.9448242188</text:p>
          </table:table-cell>
          <table:table-cell table:formula="of:=ABS([.M89]-[.M88])" office:value-type="float" office:value="0.156982421875">
            <text:p>0.1569824219</text:p>
          </table:table-cell>
        </table:table-row>
        <table:table-row table:style-name="ro1">
          <table:table-cell office:value-type="float" office:value="224.796875">
            <text:p>224.796875</text:p>
          </table:table-cell>
          <table:table-cell office:value-type="float" office:value="283.35302734375">
            <text:p>283.3530273438</text:p>
          </table:table-cell>
          <table:table-cell office:value-type="float" office:value="279.508056640625">
            <text:p>279.5080566406</text:p>
          </table:table-cell>
          <table:table-cell office:value-type="float" office:value="207.42578125">
            <text:p>207.42578125</text:p>
          </table:table-cell>
          <table:table-cell office:value-type="float" office:value="109.406982421875">
            <text:p>109.4069824219</text:p>
          </table:table-cell>
          <table:table-cell office:value-type="float" office:value="473.518798828125">
            <text:p>473.5187988281</text:p>
          </table:table-cell>
          <table:table-cell office:value-type="float" office:value="26.3681640625">
            <text:p>26.3681640625</text:p>
          </table:table-cell>
          <table:table-cell office:value-type="float" office:value="1028.62817382813">
            <text:p>1028.6281738281</text:p>
          </table:table-cell>
          <table:table-cell table:formula="of:=ABS([.H90]-[.H89])" office:value-type="float" office:value="59.85913085938">
            <text:p>59.8591308594</text:p>
          </table:table-cell>
          <table:table-cell table:formula="of:=ABS([.F90]-[.F89])" office:value-type="float" office:value="51.74560546875">
            <text:p>51.7456054688</text:p>
          </table:table-cell>
          <table:table-cell table:formula="of:=ABS([.D90]-[.D89])" office:value-type="float" office:value="82.864013671875">
            <text:p>82.8640136719</text:p>
          </table:table-cell>
          <table:table-cell table:formula="of:=ABS([.E90]-[.E89])" office:value-type="float" office:value="28.134033203125">
            <text:p>28.1340332031</text:p>
          </table:table-cell>
          <table:table-cell table:formula="of:=ABS([.G90]-[.G89])" office:value-type="float" office:value="69.8349609375">
            <text:p>69.8349609375</text:p>
          </table:table-cell>
          <table:table-cell table:formula="of:=ABS([.I90]-[.I89])" office:value-type="float" office:value="1.17041015625">
            <text:p>1.1704101563</text:p>
          </table:table-cell>
          <table:table-cell table:formula="of:=ABS([.J90]-[.J89])" office:value-type="float" office:value="0.958740234375">
            <text:p>0.9587402344</text:p>
          </table:table-cell>
          <table:table-cell table:formula="of:=ABS([.K90]-[.K89])" office:value-type="float" office:value="0.329345703125">
            <text:p>0.3293457031</text:p>
          </table:table-cell>
          <table:table-cell table:formula="of:=ABS([.L90]-[.L89])" office:value-type="float" office:value="1.37109375">
            <text:p>1.37109375</text:p>
          </table:table-cell>
          <table:table-cell table:formula="of:=ABS([.M90]-[.M89])" office:value-type="float" office:value="0.923095703125">
            <text:p>0.9230957031</text:p>
          </table:table-cell>
        </table:table-row>
        <table:table-row table:style-name="ro1">
          <table:table-cell office:value-type="float" office:value="273.36083984375">
            <text:p>273.3608398438</text:p>
          </table:table-cell>
          <table:table-cell office:value-type="float" office:value="213.94091796875">
            <text:p>213.9409179688</text:p>
          </table:table-cell>
          <table:table-cell office:value-type="float" office:value="218.071044921875">
            <text:p>218.0710449219</text:p>
          </table:table-cell>
          <table:table-cell office:value-type="float" office:value="289.912841796875">
            <text:p>289.9128417969</text:p>
          </table:table-cell>
          <table:table-cell office:value-type="float" office:value="138.395263671875">
            <text:p>138.3952636719</text:p>
          </table:table-cell>
          <table:table-cell office:value-type="float" office:value="525.473876953125">
            <text:p>525.4738769531</text:p>
          </table:table-cell>
          <table:table-cell office:value-type="float" office:value="96.194091796875">
            <text:p>96.1940917969</text:p>
          </table:table-cell>
          <table:table-cell office:value-type="float" office:value="968.8154296875">
            <text:p>968.8154296875</text:p>
          </table:table-cell>
          <table:table-cell table:formula="of:=ABS([.H91]-[.H90])" office:value-type="float" office:value="59.81274414063">
            <text:p>59.8127441406</text:p>
          </table:table-cell>
          <table:table-cell table:formula="of:=ABS([.F91]-[.F90])" office:value-type="float" office:value="51.955078125">
            <text:p>51.955078125</text:p>
          </table:table-cell>
          <table:table-cell table:formula="of:=ABS([.D91]-[.D90])" office:value-type="float" office:value="82.487060546875">
            <text:p>82.4870605469</text:p>
          </table:table-cell>
          <table:table-cell table:formula="of:=ABS([.E91]-[.E90])" office:value-type="float" office:value="28.98828125">
            <text:p>28.98828125</text:p>
          </table:table-cell>
          <table:table-cell table:formula="of:=ABS([.G91]-[.G90])" office:value-type="float" office:value="69.825927734375">
            <text:p>69.8259277344</text:p>
          </table:table-cell>
          <table:table-cell table:formula="of:=ABS([.I91]-[.I90])" office:value-type="float" office:value="0.04638671875">
            <text:p>0.0463867188</text:p>
          </table:table-cell>
          <table:table-cell table:formula="of:=ABS([.J91]-[.J90])" office:value-type="float" office:value="0.20947265625">
            <text:p>0.2094726563</text:p>
          </table:table-cell>
          <table:table-cell table:formula="of:=ABS([.K91]-[.K90])" office:value-type="float" office:value="0.376953125">
            <text:p>0.376953125</text:p>
          </table:table-cell>
          <table:table-cell table:formula="of:=ABS([.L91]-[.L90])" office:value-type="float" office:value="0.854248046875">
            <text:p>0.8542480469</text:p>
          </table:table-cell>
          <table:table-cell table:formula="of:=ABS([.M91]-[.M90])" office:value-type="float" office:value="0.009033203125">
            <text:p>0.0090332031</text:p>
          </table:table-cell>
        </table:table-row>
        <table:table-row table:style-name="ro1">
          <table:table-cell office:value-type="float" office:value="224.203125">
            <text:p>224.203125</text:p>
          </table:table-cell>
          <table:table-cell office:value-type="float" office:value="284.14013671875">
            <text:p>284.1401367188</text:p>
          </table:table-cell>
          <table:table-cell office:value-type="float" office:value="278.83740234375">
            <text:p>278.8374023438</text:p>
          </table:table-cell>
          <table:table-cell office:value-type="float" office:value="207.293212890625">
            <text:p>207.2932128906</text:p>
          </table:table-cell>
          <table:table-cell office:value-type="float" office:value="109.294189453125">
            <text:p>109.2941894531</text:p>
          </table:table-cell>
          <table:table-cell office:value-type="float" office:value="473.174072265625">
            <text:p>473.1740722656</text:p>
          </table:table-cell>
          <table:table-cell office:value-type="float" office:value="27.32421875">
            <text:p>27.32421875</text:p>
          </table:table-cell>
          <table:table-cell office:value-type="float" office:value="1029.93017578125">
            <text:p>1029.9301757813</text:p>
          </table:table-cell>
          <table:table-cell table:formula="of:=ABS([.H92]-[.H91])" office:value-type="float" office:value="61.11474609375">
            <text:p>61.1147460938</text:p>
          </table:table-cell>
          <table:table-cell table:formula="of:=ABS([.F92]-[.F91])" office:value-type="float" office:value="52.2998046875">
            <text:p>52.2998046875</text:p>
          </table:table-cell>
          <table:table-cell table:formula="of:=ABS([.D92]-[.D91])" office:value-type="float" office:value="82.61962890625">
            <text:p>82.6196289063</text:p>
          </table:table-cell>
          <table:table-cell table:formula="of:=ABS([.E92]-[.E91])" office:value-type="float" office:value="29.10107421875">
            <text:p>29.1010742188</text:p>
          </table:table-cell>
          <table:table-cell table:formula="of:=ABS([.G92]-[.G91])" office:value-type="float" office:value="68.869873046875">
            <text:p>68.8698730469</text:p>
          </table:table-cell>
          <table:table-cell table:formula="of:=ABS([.I92]-[.I91])" office:value-type="float" office:value="1.30200195312">
            <text:p>1.3020019531</text:p>
          </table:table-cell>
          <table:table-cell table:formula="of:=ABS([.J92]-[.J91])" office:value-type="float" office:value="0.3447265625">
            <text:p>0.3447265625</text:p>
          </table:table-cell>
          <table:table-cell table:formula="of:=ABS([.K92]-[.K91])" office:value-type="float" office:value="0.132568359375">
            <text:p>0.1325683594</text:p>
          </table:table-cell>
          <table:table-cell table:formula="of:=ABS([.L92]-[.L91])" office:value-type="float" office:value="0.11279296875">
            <text:p>0.1127929688</text:p>
          </table:table-cell>
          <table:table-cell table:formula="of:=ABS([.M92]-[.M91])" office:value-type="float" office:value="0.9560546875">
            <text:p>0.9560546875</text:p>
          </table:table-cell>
        </table:table-row>
        <table:table-row table:style-name="ro1">
          <table:table-cell office:value-type="float" office:value="272.726806640625">
            <text:p>272.7268066406</text:p>
          </table:table-cell>
          <table:table-cell office:value-type="float" office:value="213.585205078125">
            <text:p>213.5852050781</text:p>
          </table:table-cell>
          <table:table-cell office:value-type="float" office:value="218.50390625">
            <text:p>218.50390625</text:p>
          </table:table-cell>
          <table:table-cell office:value-type="float" office:value="291.005126953125">
            <text:p>291.0051269531</text:p>
          </table:table-cell>
          <table:table-cell office:value-type="float" office:value="138.080078125">
            <text:p>138.080078125</text:p>
          </table:table-cell>
          <table:table-cell office:value-type="float" office:value="525.574951171875">
            <text:p>525.5749511719</text:p>
          </table:table-cell>
          <table:table-cell office:value-type="float" office:value="95.9638671875">
            <text:p>95.9638671875</text:p>
          </table:table-cell>
          <table:table-cell office:value-type="float" office:value="967.865966796875">
            <text:p>967.8659667969</text:p>
          </table:table-cell>
          <table:table-cell table:formula="of:=ABS([.H93]-[.H92])" office:value-type="float" office:value="62.064208984375">
            <text:p>62.0642089844</text:p>
          </table:table-cell>
          <table:table-cell table:formula="of:=ABS([.F93]-[.F92])" office:value-type="float" office:value="52.40087890625">
            <text:p>52.4008789063</text:p>
          </table:table-cell>
          <table:table-cell table:formula="of:=ABS([.D93]-[.D92])" office:value-type="float" office:value="83.7119140625">
            <text:p>83.7119140625</text:p>
          </table:table-cell>
          <table:table-cell table:formula="of:=ABS([.E93]-[.E92])" office:value-type="float" office:value="28.785888671875">
            <text:p>28.7858886719</text:p>
          </table:table-cell>
          <table:table-cell table:formula="of:=ABS([.G93]-[.G92])" office:value-type="float" office:value="68.6396484375">
            <text:p>68.6396484375</text:p>
          </table:table-cell>
          <table:table-cell table:formula="of:=ABS([.I93]-[.I92])" office:value-type="float" office:value="0.949462890625">
            <text:p>0.9494628906</text:p>
          </table:table-cell>
          <table:table-cell table:formula="of:=ABS([.J93]-[.J92])" office:value-type="float" office:value="0.10107421875">
            <text:p>0.1010742188</text:p>
          </table:table-cell>
          <table:table-cell table:formula="of:=ABS([.K93]-[.K92])" office:value-type="float" office:value="1.09228515625">
            <text:p>1.0922851563</text:p>
          </table:table-cell>
          <table:table-cell table:formula="of:=ABS([.L93]-[.L92])" office:value-type="float" office:value="0.315185546875">
            <text:p>0.3151855469</text:p>
          </table:table-cell>
          <table:table-cell table:formula="of:=ABS([.M93]-[.M92])" office:value-type="float" office:value="0.230224609375">
            <text:p>0.2302246094</text:p>
          </table:table-cell>
        </table:table-row>
        <table:table-row table:style-name="ro1">
          <table:table-cell office:value-type="float" office:value="225.35400390625">
            <text:p>225.3540039063</text:p>
          </table:table-cell>
          <table:table-cell office:value-type="float" office:value="283.86083984375">
            <text:p>283.8608398438</text:p>
          </table:table-cell>
          <table:table-cell office:value-type="float" office:value="277.979248046875">
            <text:p>277.9792480469</text:p>
          </table:table-cell>
          <table:table-cell office:value-type="float" office:value="206.02587890625">
            <text:p>206.0258789063</text:p>
          </table:table-cell>
          <table:table-cell office:value-type="float" office:value="109.509033203125">
            <text:p>109.5090332031</text:p>
          </table:table-cell>
          <table:table-cell office:value-type="float" office:value="472.34423828125">
            <text:p>472.3442382813</text:p>
          </table:table-cell>
          <table:table-cell office:value-type="float" office:value="27.54345703125">
            <text:p>27.5434570313</text:p>
          </table:table-cell>
          <table:table-cell office:value-type="float" office:value="1030.56884765625">
            <text:p>1030.5688476563</text:p>
          </table:table-cell>
          <table:table-cell table:formula="of:=ABS([.H94]-[.H93])" office:value-type="float" office:value="62.702880859375">
            <text:p>62.7028808594</text:p>
          </table:table-cell>
          <table:table-cell table:formula="of:=ABS([.F94]-[.F93])" office:value-type="float" office:value="53.230712890625">
            <text:p>53.2307128906</text:p>
          </table:table-cell>
          <table:table-cell table:formula="of:=ABS([.D94]-[.D93])" office:value-type="float" office:value="84.979248046875">
            <text:p>84.9792480469</text:p>
          </table:table-cell>
          <table:table-cell table:formula="of:=ABS([.E94]-[.E93])" office:value-type="float" office:value="28.571044921875">
            <text:p>28.5710449219</text:p>
          </table:table-cell>
          <table:table-cell table:formula="of:=ABS([.G94]-[.G93])" office:value-type="float" office:value="68.42041015625">
            <text:p>68.4204101563</text:p>
          </table:table-cell>
          <table:table-cell table:formula="of:=ABS([.I94]-[.I93])" office:value-type="float" office:value="0.638671875">
            <text:p>0.638671875</text:p>
          </table:table-cell>
          <table:table-cell table:formula="of:=ABS([.J94]-[.J93])" office:value-type="float" office:value="0.829833984375">
            <text:p>0.8298339844</text:p>
          </table:table-cell>
          <table:table-cell table:formula="of:=ABS([.K94]-[.K93])" office:value-type="float" office:value="1.267333984375">
            <text:p>1.2673339844</text:p>
          </table:table-cell>
          <table:table-cell table:formula="of:=ABS([.L94]-[.L93])" office:value-type="float" office:value="0.21484375">
            <text:p>0.21484375</text:p>
          </table:table-cell>
          <table:table-cell table:formula="of:=ABS([.M94]-[.M93])" office:value-type="float" office:value="0.21923828125">
            <text:p>0.2192382813</text:p>
          </table:table-cell>
        </table:table-row>
        <table:table-row table:style-name="ro1">
          <table:table-cell office:value-type="float" office:value="270.6611328125">
            <text:p>270.6611328125</text:p>
          </table:table-cell>
          <table:table-cell office:value-type="float" office:value="212.428955078125">
            <text:p>212.4289550781</text:p>
          </table:table-cell>
          <table:table-cell office:value-type="float" office:value="220.306884765625">
            <text:p>220.3068847656</text:p>
          </table:table-cell>
          <table:table-cell office:value-type="float" office:value="291.332763671875">
            <text:p>291.3327636719</text:p>
          </table:table-cell>
          <table:table-cell office:value-type="float" office:value="138.709716796875">
            <text:p>138.7097167969</text:p>
          </table:table-cell>
          <table:table-cell office:value-type="float" office:value="525.4580078125">
            <text:p>525.4580078125</text:p>
          </table:table-cell>
          <table:table-cell office:value-type="float" office:value="96.43310546875">
            <text:p>96.4331054688</text:p>
          </table:table-cell>
          <table:table-cell office:value-type="float" office:value="966.85205078125">
            <text:p>966.8520507813</text:p>
          </table:table-cell>
          <table:table-cell table:formula="of:=ABS([.H95]-[.H94])" office:value-type="float" office:value="63.716796875">
            <text:p>63.716796875</text:p>
          </table:table-cell>
          <table:table-cell table:formula="of:=ABS([.F95]-[.F94])" office:value-type="float" office:value="53.11376953125">
            <text:p>53.1137695313</text:p>
          </table:table-cell>
          <table:table-cell table:formula="of:=ABS([.D95]-[.D94])" office:value-type="float" office:value="85.306884765625">
            <text:p>85.3068847656</text:p>
          </table:table-cell>
          <table:table-cell table:formula="of:=ABS([.E95]-[.E94])" office:value-type="float" office:value="29.20068359375">
            <text:p>29.2006835938</text:p>
          </table:table-cell>
          <table:table-cell table:formula="of:=ABS([.G95]-[.G94])" office:value-type="float" office:value="68.8896484375">
            <text:p>68.8896484375</text:p>
          </table:table-cell>
          <table:table-cell table:formula="of:=ABS([.I95]-[.I94])" office:value-type="float" office:value="1.013916015625">
            <text:p>1.0139160156</text:p>
          </table:table-cell>
          <table:table-cell table:formula="of:=ABS([.J95]-[.J94])" office:value-type="float" office:value="0.116943359375">
            <text:p>0.1169433594</text:p>
          </table:table-cell>
          <table:table-cell table:formula="of:=ABS([.K95]-[.K94])" office:value-type="float" office:value="0.32763671875">
            <text:p>0.3276367188</text:p>
          </table:table-cell>
          <table:table-cell table:formula="of:=ABS([.L95]-[.L94])" office:value-type="float" office:value="0.629638671875">
            <text:p>0.6296386719</text:p>
          </table:table-cell>
          <table:table-cell table:formula="of:=ABS([.M95]-[.M94])" office:value-type="float" office:value="0.46923828125">
            <text:p>0.4692382813</text:p>
          </table:table-cell>
        </table:table-row>
        <table:table-row table:style-name="ro1">
          <table:table-cell office:value-type="float" office:value="227.677490234375">
            <text:p>227.6774902344</text:p>
          </table:table-cell>
          <table:table-cell office:value-type="float" office:value="285.576904296875">
            <text:p>285.5769042969</text:p>
          </table:table-cell>
          <table:table-cell office:value-type="float" office:value="277.03271484375">
            <text:p>277.0327148438</text:p>
          </table:table-cell>
          <table:table-cell office:value-type="float" office:value="207.027099609375">
            <text:p>207.0270996094</text:p>
          </table:table-cell>
          <table:table-cell office:value-type="float" office:value="109.03466796875">
            <text:p>109.0346679688</text:p>
          </table:table-cell>
          <table:table-cell office:value-type="float" office:value="472.328857421875">
            <text:p>472.3288574219</text:p>
          </table:table-cell>
          <table:table-cell office:value-type="float" office:value="26.449951171875">
            <text:p>26.4499511719</text:p>
          </table:table-cell>
          <table:table-cell office:value-type="float" office:value="1031.74780273438">
            <text:p>1031.7478027344</text:p>
          </table:table-cell>
          <table:table-cell table:formula="of:=ABS([.H96]-[.H95])" office:value-type="float" office:value="64.89575195313">
            <text:p>64.8957519531</text:p>
          </table:table-cell>
          <table:table-cell table:formula="of:=ABS([.F96]-[.F95])" office:value-type="float" office:value="53.129150390625">
            <text:p>53.1291503906</text:p>
          </table:table-cell>
          <table:table-cell table:formula="of:=ABS([.D96]-[.D95])" office:value-type="float" office:value="84.3056640625">
            <text:p>84.3056640625</text:p>
          </table:table-cell>
          <table:table-cell table:formula="of:=ABS([.E96]-[.E95])" office:value-type="float" office:value="29.675048828125">
            <text:p>29.6750488281</text:p>
          </table:table-cell>
          <table:table-cell table:formula="of:=ABS([.G96]-[.G95])" office:value-type="float" office:value="69.983154296875">
            <text:p>69.9831542969</text:p>
          </table:table-cell>
          <table:table-cell table:formula="of:=ABS([.I96]-[.I95])" office:value-type="float" office:value="1.17895507813">
            <text:p>1.1789550781</text:p>
          </table:table-cell>
          <table:table-cell table:formula="of:=ABS([.J96]-[.J95])" office:value-type="float" office:value="0.015380859375">
            <text:p>0.0153808594</text:p>
          </table:table-cell>
          <table:table-cell table:formula="of:=ABS([.K96]-[.K95])" office:value-type="float" office:value="1.001220703125">
            <text:p>1.0012207031</text:p>
          </table:table-cell>
          <table:table-cell table:formula="of:=ABS([.L96]-[.L95])" office:value-type="float" office:value="0.474365234375">
            <text:p>0.4743652344</text:p>
          </table:table-cell>
          <table:table-cell table:formula="of:=ABS([.M96]-[.M95])" office:value-type="float" office:value="1.093505859375">
            <text:p>1.0935058594</text:p>
          </table:table-cell>
        </table:table-row>
        <table:table-row table:style-name="ro1">
          <table:table-cell office:value-type="float" office:value="268.66796875">
            <text:p>268.66796875</text:p>
          </table:table-cell>
          <table:table-cell office:value-type="float" office:value="212.287841796875">
            <text:p>212.2878417969</text:p>
          </table:table-cell>
          <table:table-cell office:value-type="float" office:value="220.396240234375">
            <text:p>220.3962402344</text:p>
          </table:table-cell>
          <table:table-cell office:value-type="float" office:value="289.98291015625">
            <text:p>289.9829101563</text:p>
          </table:table-cell>
          <table:table-cell office:value-type="float" office:value="138.530029296875">
            <text:p>138.5300292969</text:p>
          </table:table-cell>
          <table:table-cell office:value-type="float" office:value="525.6005859375">
            <text:p>525.6005859375</text:p>
          </table:table-cell>
          <table:table-cell office:value-type="float" office:value="96.00732421875">
            <text:p>96.0073242188</text:p>
          </table:table-cell>
          <table:table-cell office:value-type="float" office:value="965.76904296875">
            <text:p>965.7690429688</text:p>
          </table:table-cell>
          <table:table-cell table:formula="of:=ABS([.H97]-[.H96])" office:value-type="float" office:value="65.97875976563">
            <text:p>65.9787597656</text:p>
          </table:table-cell>
          <table:table-cell table:formula="of:=ABS([.F97]-[.F96])" office:value-type="float" office:value="53.271728515625">
            <text:p>53.2717285156</text:p>
          </table:table-cell>
          <table:table-cell table:formula="of:=ABS([.D97]-[.D96])" office:value-type="float" office:value="82.955810546875">
            <text:p>82.9558105469</text:p>
          </table:table-cell>
          <table:table-cell table:formula="of:=ABS([.E97]-[.E96])" office:value-type="float" office:value="29.495361328125">
            <text:p>29.4953613281</text:p>
          </table:table-cell>
          <table:table-cell table:formula="of:=ABS([.G97]-[.G96])" office:value-type="float" office:value="69.557373046875">
            <text:p>69.5573730469</text:p>
          </table:table-cell>
          <table:table-cell table:formula="of:=ABS([.I97]-[.I96])" office:value-type="float" office:value="1.0830078125">
            <text:p>1.0830078125</text:p>
          </table:table-cell>
          <table:table-cell table:formula="of:=ABS([.J97]-[.J96])" office:value-type="float" office:value="0.142578125">
            <text:p>0.142578125</text:p>
          </table:table-cell>
          <table:table-cell table:formula="of:=ABS([.K97]-[.K96])" office:value-type="float" office:value="1.349853515625">
            <text:p>1.3498535156</text:p>
          </table:table-cell>
          <table:table-cell table:formula="of:=ABS([.L97]-[.L96])" office:value-type="float" office:value="0.1796875">
            <text:p>0.1796875</text:p>
          </table:table-cell>
          <table:table-cell table:formula="of:=ABS([.M97]-[.M96])" office:value-type="float" office:value="0.42578125">
            <text:p>0.42578125</text:p>
          </table:table-cell>
        </table:table-row>
        <table:table-row table:style-name="ro1">
          <table:table-cell office:value-type="float" office:value="229.591064453125">
            <text:p>229.5910644531</text:p>
          </table:table-cell>
          <table:table-cell office:value-type="float" office:value="284.8349609375">
            <text:p>284.8349609375</text:p>
          </table:table-cell>
          <table:table-cell office:value-type="float" office:value="277.1630859375">
            <text:p>277.1630859375</text:p>
          </table:table-cell>
          <table:table-cell office:value-type="float" office:value="208.26806640625">
            <text:p>208.2680664063</text:p>
          </table:table-cell>
          <table:table-cell office:value-type="float" office:value="109.792236328125">
            <text:p>109.7922363281</text:p>
          </table:table-cell>
          <table:table-cell office:value-type="float" office:value="472.750244140625">
            <text:p>472.7502441406</text:p>
          </table:table-cell>
          <table:table-cell office:value-type="float" office:value="26.60791015625">
            <text:p>26.6079101563</text:p>
          </table:table-cell>
          <table:table-cell office:value-type="float" office:value="1031.76123046875">
            <text:p>1031.7612304688</text:p>
          </table:table-cell>
          <table:table-cell table:formula="of:=ABS([.H98]-[.H97])" office:value-type="float" office:value="65.9921875">
            <text:p>65.9921875</text:p>
          </table:table-cell>
          <table:table-cell table:formula="of:=ABS([.F98]-[.F97])" office:value-type="float" office:value="52.850341796875">
            <text:p>52.8503417969</text:p>
          </table:table-cell>
          <table:table-cell table:formula="of:=ABS([.D98]-[.D97])" office:value-type="float" office:value="81.71484375">
            <text:p>81.71484375</text:p>
          </table:table-cell>
          <table:table-cell table:formula="of:=ABS([.E98]-[.E97])" office:value-type="float" office:value="28.73779296875">
            <text:p>28.7377929688</text:p>
          </table:table-cell>
          <table:table-cell table:formula="of:=ABS([.G98]-[.G97])" office:value-type="float" office:value="69.3994140625">
            <text:p>69.3994140625</text:p>
          </table:table-cell>
          <table:table-cell table:formula="of:=ABS([.I98]-[.I97])" office:value-type="float" office:value="0.0134277343699978">
            <text:p>0.0134277344</text:p>
          </table:table-cell>
          <table:table-cell table:formula="of:=ABS([.J98]-[.J97])" office:value-type="float" office:value="0.42138671875">
            <text:p>0.4213867188</text:p>
          </table:table-cell>
          <table:table-cell table:formula="of:=ABS([.K98]-[.K97])" office:value-type="float" office:value="1.240966796875">
            <text:p>1.2409667969</text:p>
          </table:table-cell>
          <table:table-cell table:formula="of:=ABS([.L98]-[.L97])" office:value-type="float" office:value="0.757568359375">
            <text:p>0.7575683594</text:p>
          </table:table-cell>
          <table:table-cell table:formula="of:=ABS([.M98]-[.M97])" office:value-type="float" office:value="0.157958984375">
            <text:p>0.1579589844</text:p>
          </table:table-cell>
        </table:table-row>
        <table:table-row table:style-name="ro1">
          <table:table-cell office:value-type="float" office:value="268.586181640625">
            <text:p>268.5861816406</text:p>
          </table:table-cell>
          <table:table-cell office:value-type="float" office:value="213.40478515625">
            <text:p>213.4047851563</text:p>
          </table:table-cell>
          <table:table-cell office:value-type="float" office:value="220.02197265625">
            <text:p>220.0219726563</text:p>
          </table:table-cell>
          <table:table-cell office:value-type="float" office:value="289.6376953125">
            <text:p>289.6376953125</text:p>
          </table:table-cell>
          <table:table-cell office:value-type="float" office:value="138.759033203125">
            <text:p>138.7590332031</text:p>
          </table:table-cell>
          <table:table-cell office:value-type="float" office:value="526.22412109375">
            <text:p>526.2241210938</text:p>
          </table:table-cell>
          <table:table-cell office:value-type="float" office:value="96.13623046875">
            <text:p>96.1362304688</text:p>
          </table:table-cell>
          <table:table-cell office:value-type="float" office:value="965.895263671875">
            <text:p>965.8952636719</text:p>
          </table:table-cell>
          <table:table-cell table:formula="of:=ABS([.H99]-[.H98])" office:value-type="float" office:value="65.865966796875">
            <text:p>65.8659667969</text:p>
          </table:table-cell>
          <table:table-cell table:formula="of:=ABS([.F99]-[.F98])" office:value-type="float" office:value="53.473876953125">
            <text:p>53.4738769531</text:p>
          </table:table-cell>
          <table:table-cell table:formula="of:=ABS([.D99]-[.D98])" office:value-type="float" office:value="81.36962890625">
            <text:p>81.3696289063</text:p>
          </table:table-cell>
          <table:table-cell table:formula="of:=ABS([.E99]-[.E98])" office:value-type="float" office:value="28.966796875">
            <text:p>28.966796875</text:p>
          </table:table-cell>
          <table:table-cell table:formula="of:=ABS([.G99]-[.G98])" office:value-type="float" office:value="69.5283203125">
            <text:p>69.5283203125</text:p>
          </table:table-cell>
          <table:table-cell table:formula="of:=ABS([.I99]-[.I98])" office:value-type="float" office:value="0.126220703125">
            <text:p>0.1262207031</text:p>
          </table:table-cell>
          <table:table-cell table:formula="of:=ABS([.J99]-[.J98])" office:value-type="float" office:value="0.62353515625">
            <text:p>0.6235351563</text:p>
          </table:table-cell>
          <table:table-cell table:formula="of:=ABS([.K99]-[.K98])" office:value-type="float" office:value="0.34521484375">
            <text:p>0.3452148438</text:p>
          </table:table-cell>
          <table:table-cell table:formula="of:=ABS([.L99]-[.L98])" office:value-type="float" office:value="0.22900390625">
            <text:p>0.2290039063</text:p>
          </table:table-cell>
          <table:table-cell table:formula="of:=ABS([.M99]-[.M98])" office:value-type="float" office:value="0.12890625">
            <text:p>0.12890625</text:p>
          </table:table-cell>
        </table:table-row>
        <table:table-row table:style-name="ro1">
          <table:table-cell office:value-type="float" office:value="228.685302734375">
            <text:p>228.6853027344</text:p>
          </table:table-cell>
          <table:table-cell office:value-type="float" office:value="284.705078125">
            <text:p>284.705078125</text:p>
          </table:table-cell>
          <table:table-cell office:value-type="float" office:value="276.980224609375">
            <text:p>276.9802246094</text:p>
          </table:table-cell>
          <table:table-cell office:value-type="float" office:value="207.9482421875">
            <text:p>207.9482421875</text:p>
          </table:table-cell>
          <table:table-cell office:value-type="float" office:value="109.639404296875">
            <text:p>109.6394042969</text:p>
          </table:table-cell>
          <table:table-cell office:value-type="float" office:value="472.47705078125">
            <text:p>472.4770507813</text:p>
          </table:table-cell>
          <table:table-cell office:value-type="float" office:value="27.244873046875">
            <text:p>27.2448730469</text:p>
          </table:table-cell>
          <table:table-cell office:value-type="float" office:value="1032.54907226563">
            <text:p>1032.5490722656</text:p>
          </table:table-cell>
          <table:table-cell table:formula="of:=ABS([.H100]-[.H99])" office:value-type="float" office:value="66.653808593755">
            <text:p>66.6538085938</text:p>
          </table:table-cell>
          <table:table-cell table:formula="of:=ABS([.F100]-[.F99])" office:value-type="float" office:value="53.7470703125">
            <text:p>53.7470703125</text:p>
          </table:table-cell>
          <table:table-cell table:formula="of:=ABS([.D100]-[.D99])" office:value-type="float" office:value="81.689453125">
            <text:p>81.689453125</text:p>
          </table:table-cell>
          <table:table-cell table:formula="of:=ABS([.E100]-[.E99])" office:value-type="float" office:value="29.11962890625">
            <text:p>29.1196289063</text:p>
          </table:table-cell>
          <table:table-cell table:formula="of:=ABS([.G100]-[.G99])" office:value-type="float" office:value="68.891357421875">
            <text:p>68.8913574219</text:p>
          </table:table-cell>
          <table:table-cell table:formula="of:=ABS([.I100]-[.I99])" office:value-type="float" office:value="0.787841796880002">
            <text:p>0.7878417969</text:p>
          </table:table-cell>
          <table:table-cell table:formula="of:=ABS([.J100]-[.J99])" office:value-type="float" office:value="0.273193359375">
            <text:p>0.2731933594</text:p>
          </table:table-cell>
          <table:table-cell table:formula="of:=ABS([.K100]-[.K99])" office:value-type="float" office:value="0.31982421875">
            <text:p>0.3198242188</text:p>
          </table:table-cell>
          <table:table-cell table:formula="of:=ABS([.L100]-[.L99])" office:value-type="float" office:value="0.15283203125">
            <text:p>0.1528320313</text:p>
          </table:table-cell>
          <table:table-cell table:formula="of:=ABS([.M100]-[.M99])" office:value-type="float" office:value="0.636962890625">
            <text:p>0.6369628906</text:p>
          </table:table-cell>
        </table:table-row>
        <table:table-row table:style-name="ro1">
          <table:table-cell office:value-type="float" office:value="269.675048828125">
            <text:p>269.6750488281</text:p>
          </table:table-cell>
          <table:table-cell office:value-type="float" office:value="212.97802734375">
            <text:p>212.9780273438</text:p>
          </table:table-cell>
          <table:table-cell office:value-type="float" office:value="221.512939453125">
            <text:p>221.5129394531</text:p>
          </table:table-cell>
          <table:table-cell office:value-type="float" office:value="290.193603515625">
            <text:p>290.1936035156</text:p>
          </table:table-cell>
          <table:table-cell office:value-type="float" office:value="138.467041015625">
            <text:p>138.4670410156</text:p>
          </table:table-cell>
          <table:table-cell office:value-type="float" office:value="526.2587890625">
            <text:p>526.2587890625</text:p>
          </table:table-cell>
          <table:table-cell office:value-type="float" office:value="95.379150390625">
            <text:p>95.3791503906</text:p>
          </table:table-cell>
          <table:table-cell office:value-type="float" office:value="964.864013671875">
            <text:p>964.8640136719</text:p>
          </table:table-cell>
          <table:table-cell table:formula="of:=ABS([.H101]-[.H100])" office:value-type="float" office:value="67.685058593755">
            <text:p>67.6850585938</text:p>
          </table:table-cell>
          <table:table-cell table:formula="of:=ABS([.F101]-[.F100])" office:value-type="float" office:value="53.78173828125">
            <text:p>53.7817382813</text:p>
          </table:table-cell>
          <table:table-cell table:formula="of:=ABS([.D101]-[.D100])" office:value-type="float" office:value="82.245361328125">
            <text:p>82.2453613281</text:p>
          </table:table-cell>
          <table:table-cell table:formula="of:=ABS([.E101]-[.E100])" office:value-type="float" office:value="28.82763671875">
            <text:p>28.8276367188</text:p>
          </table:table-cell>
          <table:table-cell table:formula="of:=ABS([.G101]-[.G100])" office:value-type="float" office:value="68.13427734375">
            <text:p>68.1342773438</text:p>
          </table:table-cell>
          <table:table-cell table:formula="of:=ABS([.I101]-[.I100])" office:value-type="float" office:value="1.03125">
            <text:p>1.03125</text:p>
          </table:table-cell>
          <table:table-cell table:formula="of:=ABS([.J101]-[.J100])" office:value-type="float" office:value="0.03466796875">
            <text:p>0.0346679688</text:p>
          </table:table-cell>
          <table:table-cell table:formula="of:=ABS([.K101]-[.K100])" office:value-type="float" office:value="0.555908203125">
            <text:p>0.5559082031</text:p>
          </table:table-cell>
          <table:table-cell table:formula="of:=ABS([.L101]-[.L100])" office:value-type="float" office:value="0.2919921875">
            <text:p>0.2919921875</text:p>
          </table:table-cell>
          <table:table-cell table:formula="of:=ABS([.M101]-[.M100])" office:value-type="float" office:value="0.757080078125">
            <text:p>0.7570800781</text:p>
          </table:table-cell>
        </table:table-row>
        <table:table-row table:style-name="ro1">
          <table:table-cell office:value-type="float" office:value="228.13671875">
            <text:p>228.13671875</text:p>
          </table:table-cell>
          <table:table-cell office:value-type="float" office:value="285.295654296875">
            <text:p>285.2956542969</text:p>
          </table:table-cell>
          <table:table-cell office:value-type="float" office:value="275.97607421875">
            <text:p>275.9760742188</text:p>
          </table:table-cell>
          <table:table-cell office:value-type="float" office:value="207.3359375">
            <text:p>207.3359375</text:p>
          </table:table-cell>
          <table:table-cell office:value-type="float" office:value="109.870849609375">
            <text:p>109.8708496094</text:p>
          </table:table-cell>
          <table:table-cell office:value-type="float" office:value="471.54296875">
            <text:p>471.54296875</text:p>
          </table:table-cell>
          <table:table-cell office:value-type="float" office:value="27.06689453125">
            <text:p>27.0668945313</text:p>
          </table:table-cell>
          <table:table-cell office:value-type="float" office:value="1033.64819335938">
            <text:p>1033.6481933594</text:p>
          </table:table-cell>
          <table:table-cell table:formula="of:=ABS([.H102]-[.H101])" office:value-type="float" office:value="68.784179687505">
            <text:p>68.7841796875</text:p>
          </table:table-cell>
          <table:table-cell table:formula="of:=ABS([.F102]-[.F101])" office:value-type="float" office:value="54.7158203125">
            <text:p>54.7158203125</text:p>
          </table:table-cell>
          <table:table-cell table:formula="of:=ABS([.D102]-[.D101])" office:value-type="float" office:value="82.857666015625">
            <text:p>82.8576660156</text:p>
          </table:table-cell>
          <table:table-cell table:formula="of:=ABS([.E102]-[.E101])" office:value-type="float" office:value="28.59619140625">
            <text:p>28.5961914063</text:p>
          </table:table-cell>
          <table:table-cell table:formula="of:=ABS([.G102]-[.G101])" office:value-type="float" office:value="68.312255859375">
            <text:p>68.3122558594</text:p>
          </table:table-cell>
          <table:table-cell table:formula="of:=ABS([.I102]-[.I101])" office:value-type="float" office:value="1.09912109375">
            <text:p>1.0991210938</text:p>
          </table:table-cell>
          <table:table-cell table:formula="of:=ABS([.J102]-[.J101])" office:value-type="float" office:value="0.93408203125">
            <text:p>0.9340820313</text:p>
          </table:table-cell>
          <table:table-cell table:formula="of:=ABS([.K102]-[.K101])" office:value-type="float" office:value="0.6123046875">
            <text:p>0.6123046875</text:p>
          </table:table-cell>
          <table:table-cell table:formula="of:=ABS([.L102]-[.L101])" office:value-type="float" office:value="0.2314453125">
            <text:p>0.2314453125</text:p>
          </table:table-cell>
          <table:table-cell table:formula="of:=ABS([.M102]-[.M101])" office:value-type="float" office:value="0.177978515625">
            <text:p>0.1779785156</text:p>
          </table:table-cell>
        </table:table-row>
        <table:table-row table:style-name="ro1">
          <table:table-cell office:value-type="float" office:value="269.02685546875">
            <text:p>269.0268554688</text:p>
          </table:table-cell>
          <table:table-cell office:value-type="float" office:value="212.01171875">
            <text:p>212.01171875</text:p>
          </table:table-cell>
          <table:table-cell office:value-type="float" office:value="222.20166015625">
            <text:p>222.2016601563</text:p>
          </table:table-cell>
          <table:table-cell office:value-type="float" office:value="288.98486328125">
            <text:p>288.9848632813</text:p>
          </table:table-cell>
          <table:table-cell office:value-type="float" office:value="137.885986328125">
            <text:p>137.8859863281</text:p>
          </table:table-cell>
          <table:table-cell office:value-type="float" office:value="526.448974609375">
            <text:p>526.4489746094</text:p>
          </table:table-cell>
          <table:table-cell office:value-type="float" office:value="95.435791015625">
            <text:p>95.4357910156</text:p>
          </table:table-cell>
          <table:table-cell office:value-type="float" office:value="964.9130859375">
            <text:p>964.9130859375</text:p>
          </table:table-cell>
          <table:table-cell table:formula="of:=ABS([.H103]-[.H102])" office:value-type="float" office:value="68.73510742188">
            <text:p>68.7351074219</text:p>
          </table:table-cell>
          <table:table-cell table:formula="of:=ABS([.F103]-[.F102])" office:value-type="float" office:value="54.906005859375">
            <text:p>54.9060058594</text:p>
          </table:table-cell>
          <table:table-cell table:formula="of:=ABS([.D103]-[.D102])" office:value-type="float" office:value="81.64892578125">
            <text:p>81.6489257813</text:p>
          </table:table-cell>
          <table:table-cell table:formula="of:=ABS([.E103]-[.E102])" office:value-type="float" office:value="28.01513671875">
            <text:p>28.0151367188</text:p>
          </table:table-cell>
          <table:table-cell table:formula="of:=ABS([.G103]-[.G102])" office:value-type="float" office:value="68.368896484375">
            <text:p>68.3688964844</text:p>
          </table:table-cell>
          <table:table-cell table:formula="of:=ABS([.I103]-[.I102])" office:value-type="float" office:value="0.049072265625">
            <text:p>0.0490722656</text:p>
          </table:table-cell>
          <table:table-cell table:formula="of:=ABS([.J103]-[.J102])" office:value-type="float" office:value="0.190185546875">
            <text:p>0.1901855469</text:p>
          </table:table-cell>
          <table:table-cell table:formula="of:=ABS([.K103]-[.K102])" office:value-type="float" office:value="1.208740234375">
            <text:p>1.2087402344</text:p>
          </table:table-cell>
          <table:table-cell table:formula="of:=ABS([.L103]-[.L102])" office:value-type="float" office:value="0.5810546875">
            <text:p>0.5810546875</text:p>
          </table:table-cell>
          <table:table-cell table:formula="of:=ABS([.M103]-[.M102])" office:value-type="float" office:value="0.056640625">
            <text:p>0.056640625</text:p>
          </table:table-cell>
        </table:table-row>
        <table:table-row table:style-name="ro1">
          <table:table-cell office:value-type="float" office:value="227.800048828125">
            <text:p>227.8000488281</text:p>
          </table:table-cell>
          <table:table-cell office:value-type="float" office:value="283.7841796875">
            <text:p>283.7841796875</text:p>
          </table:table-cell>
          <table:table-cell office:value-type="float" office:value="275.425048828125">
            <text:p>275.4250488281</text:p>
          </table:table-cell>
          <table:table-cell office:value-type="float" office:value="208.1298828125">
            <text:p>208.1298828125</text:p>
          </table:table-cell>
          <table:table-cell office:value-type="float" office:value="110.968994140625">
            <text:p>110.9689941406</text:p>
          </table:table-cell>
          <table:table-cell office:value-type="float" office:value="471.543701171875">
            <text:p>471.5437011719</text:p>
          </table:table-cell>
          <table:table-cell office:value-type="float" office:value="27.415771484375">
            <text:p>27.4157714844</text:p>
          </table:table-cell>
          <table:table-cell office:value-type="float" office:value="1033.66015625">
            <text:p>1033.66015625</text:p>
          </table:table-cell>
          <table:table-cell table:formula="of:=ABS([.H104]-[.H103])" office:value-type="float" office:value="68.7470703125">
            <text:p>68.7470703125</text:p>
          </table:table-cell>
          <table:table-cell table:formula="of:=ABS([.F104]-[.F103])" office:value-type="float" office:value="54.9052734375">
            <text:p>54.9052734375</text:p>
          </table:table-cell>
          <table:table-cell table:formula="of:=ABS([.D104]-[.D103])" office:value-type="float" office:value="80.85498046875">
            <text:p>80.8549804688</text:p>
          </table:table-cell>
          <table:table-cell table:formula="of:=ABS([.E104]-[.E103])" office:value-type="float" office:value="26.9169921875">
            <text:p>26.9169921875</text:p>
          </table:table-cell>
          <table:table-cell table:formula="of:=ABS([.G104]-[.G103])" office:value-type="float" office:value="68.02001953125">
            <text:p>68.0200195313</text:p>
          </table:table-cell>
          <table:table-cell table:formula="of:=ABS([.I104]-[.I103])" office:value-type="float" office:value="0.0119628906199978">
            <text:p>0.0119628906</text:p>
          </table:table-cell>
          <table:table-cell table:formula="of:=ABS([.J104]-[.J103])" office:value-type="float" office:value="0.000732421875">
            <text:p>0.0007324219</text:p>
          </table:table-cell>
          <table:table-cell table:formula="of:=ABS([.K104]-[.K103])" office:value-type="float" office:value="0.7939453125">
            <text:p>0.7939453125</text:p>
          </table:table-cell>
          <table:table-cell table:formula="of:=ABS([.L104]-[.L103])" office:value-type="float" office:value="1.09814453125">
            <text:p>1.0981445313</text:p>
          </table:table-cell>
          <table:table-cell table:formula="of:=ABS([.M104]-[.M103])" office:value-type="float" office:value="0.348876953125">
            <text:p>0.3488769531</text:p>
          </table:table-cell>
        </table:table-row>
        <table:table-row table:style-name="ro1">
          <table:table-cell office:value-type="float" office:value="270.506103515625">
            <text:p>270.5061035156</text:p>
          </table:table-cell>
          <table:table-cell office:value-type="float" office:value="214.52685546875">
            <text:p>214.5268554688</text:p>
          </table:table-cell>
          <table:table-cell office:value-type="float" office:value="222.17578125">
            <text:p>222.17578125</text:p>
          </table:table-cell>
          <table:table-cell office:value-type="float" office:value="288.997802734375">
            <text:p>288.9978027344</text:p>
          </table:table-cell>
          <table:table-cell office:value-type="float" office:value="137.563720703125">
            <text:p>137.5637207031</text:p>
          </table:table-cell>
          <table:table-cell office:value-type="float" office:value="526.075927734375">
            <text:p>526.0759277344</text:p>
          </table:table-cell>
          <table:table-cell office:value-type="float" office:value="95.11767578125">
            <text:p>95.1176757813</text:p>
          </table:table-cell>
          <table:table-cell office:value-type="float" office:value="964.864013671875">
            <text:p>964.8640136719</text:p>
          </table:table-cell>
          <table:table-cell table:formula="of:=ABS([.H105]-[.H104])" office:value-type="float" office:value="68.796142578125">
            <text:p>68.7961425781</text:p>
          </table:table-cell>
          <table:table-cell table:formula="of:=ABS([.F105]-[.F104])" office:value-type="float" office:value="54.5322265625">
            <text:p>54.5322265625</text:p>
          </table:table-cell>
          <table:table-cell table:formula="of:=ABS([.D105]-[.D104])" office:value-type="float" office:value="80.867919921875">
            <text:p>80.8679199219</text:p>
          </table:table-cell>
          <table:table-cell table:formula="of:=ABS([.E105]-[.E104])" office:value-type="float" office:value="26.5947265625">
            <text:p>26.5947265625</text:p>
          </table:table-cell>
          <table:table-cell table:formula="of:=ABS([.G105]-[.G104])" office:value-type="float" office:value="67.701904296875">
            <text:p>67.7019042969</text:p>
          </table:table-cell>
          <table:table-cell table:formula="of:=ABS([.I105]-[.I104])" office:value-type="float" office:value="0.049072265625">
            <text:p>0.0490722656</text:p>
          </table:table-cell>
          <table:table-cell table:formula="of:=ABS([.J105]-[.J104])" office:value-type="float" office:value="0.373046875">
            <text:p>0.373046875</text:p>
          </table:table-cell>
          <table:table-cell table:formula="of:=ABS([.K105]-[.K104])" office:value-type="float" office:value="0.012939453125">
            <text:p>0.0129394531</text:p>
          </table:table-cell>
          <table:table-cell table:formula="of:=ABS([.L105]-[.L104])" office:value-type="float" office:value="0.322265625">
            <text:p>0.322265625</text:p>
          </table:table-cell>
          <table:table-cell table:formula="of:=ABS([.M105]-[.M104])" office:value-type="float" office:value="0.318115234375">
            <text:p>0.3181152344</text:p>
          </table:table-cell>
        </table:table-row>
        <table:table-row table:style-name="ro1">
          <table:table-cell office:value-type="float" office:value="226.931884765625">
            <text:p>226.9318847656</text:p>
          </table:table-cell>
          <table:table-cell office:value-type="float" office:value="283.105712890625">
            <text:p>283.1057128906</text:p>
          </table:table-cell>
          <table:table-cell office:value-type="float" office:value="275.172607421875">
            <text:p>275.1726074219</text:p>
          </table:table-cell>
          <table:table-cell office:value-type="float" office:value="208.03466796875">
            <text:p>208.0346679688</text:p>
          </table:table-cell>
          <table:table-cell office:value-type="float" office:value="109.771240234375">
            <text:p>109.7712402344</text:p>
          </table:table-cell>
          <table:table-cell office:value-type="float" office:value="471.767822265625">
            <text:p>471.7678222656</text:p>
          </table:table-cell>
          <table:table-cell office:value-type="float" office:value="28.3271484375">
            <text:p>28.3271484375</text:p>
          </table:table-cell>
          <table:table-cell office:value-type="float" office:value="1032.52612304688">
            <text:p>1032.5261230469</text:p>
          </table:table-cell>
          <table:table-cell table:formula="of:=ABS([.H106]-[.H105])" office:value-type="float" office:value="67.662109375005">
            <text:p>67.662109375</text:p>
          </table:table-cell>
          <table:table-cell table:formula="of:=ABS([.F106]-[.F105])" office:value-type="float" office:value="54.30810546875">
            <text:p>54.3081054688</text:p>
          </table:table-cell>
          <table:table-cell table:formula="of:=ABS([.D106]-[.D105])" office:value-type="float" office:value="80.963134765625">
            <text:p>80.9631347656</text:p>
          </table:table-cell>
          <table:table-cell table:formula="of:=ABS([.E106]-[.E105])" office:value-type="float" office:value="27.79248046875">
            <text:p>27.7924804688</text:p>
          </table:table-cell>
          <table:table-cell table:formula="of:=ABS([.G106]-[.G105])" office:value-type="float" office:value="66.79052734375">
            <text:p>66.7905273438</text:p>
          </table:table-cell>
          <table:table-cell table:formula="of:=ABS([.I106]-[.I105])" office:value-type="float" office:value="1.13403320312">
            <text:p>1.1340332031</text:p>
          </table:table-cell>
          <table:table-cell table:formula="of:=ABS([.J106]-[.J105])" office:value-type="float" office:value="0.22412109375">
            <text:p>0.2241210938</text:p>
          </table:table-cell>
          <table:table-cell table:formula="of:=ABS([.K106]-[.K105])" office:value-type="float" office:value="0.09521484375">
            <text:p>0.0952148438</text:p>
          </table:table-cell>
          <table:table-cell table:formula="of:=ABS([.L106]-[.L105])" office:value-type="float" office:value="1.19775390625">
            <text:p>1.1977539063</text:p>
          </table:table-cell>
          <table:table-cell table:formula="of:=ABS([.M106]-[.M105])" office:value-type="float" office:value="0.911376953125">
            <text:p>0.9113769531</text:p>
          </table:table-cell>
        </table:table-row>
        <table:table-row table:style-name="ro1">
          <table:table-cell office:value-type="float" office:value="270.864990234375">
            <text:p>270.8649902344</text:p>
          </table:table-cell>
          <table:table-cell office:value-type="float" office:value="213.053955078125">
            <text:p>213.0539550781</text:p>
          </table:table-cell>
          <table:table-cell office:value-type="float" office:value="222.4580078125">
            <text:p>222.4580078125</text:p>
          </table:table-cell>
          <table:table-cell office:value-type="float" office:value="289.884765625">
            <text:p>289.884765625</text:p>
          </table:table-cell>
          <table:table-cell office:value-type="float" office:value="138.509033203125">
            <text:p>138.5090332031</text:p>
          </table:table-cell>
          <table:table-cell office:value-type="float" office:value="526.3583984375">
            <text:p>526.3583984375</text:p>
          </table:table-cell>
          <table:table-cell office:value-type="float" office:value="94.021728515625">
            <text:p>94.0217285156</text:p>
          </table:table-cell>
          <table:table-cell office:value-type="float" office:value="966.048828125">
            <text:p>966.048828125</text:p>
          </table:table-cell>
          <table:table-cell table:formula="of:=ABS([.H107]-[.H106])" office:value-type="float" office:value="66.47729492188">
            <text:p>66.4772949219</text:p>
          </table:table-cell>
          <table:table-cell table:formula="of:=ABS([.F107]-[.F106])" office:value-type="float" office:value="54.590576171875">
            <text:p>54.5905761719</text:p>
          </table:table-cell>
          <table:table-cell table:formula="of:=ABS([.D107]-[.D106])" office:value-type="float" office:value="81.85009765625">
            <text:p>81.8500976563</text:p>
          </table:table-cell>
          <table:table-cell table:formula="of:=ABS([.E107]-[.E106])" office:value-type="float" office:value="28.73779296875">
            <text:p>28.7377929688</text:p>
          </table:table-cell>
          <table:table-cell table:formula="of:=ABS([.G107]-[.G106])" office:value-type="float" office:value="65.694580078125">
            <text:p>65.6945800781</text:p>
          </table:table-cell>
          <table:table-cell table:formula="of:=ABS([.I107]-[.I106])" office:value-type="float" office:value="1.184814453125">
            <text:p>1.1848144531</text:p>
          </table:table-cell>
          <table:table-cell table:formula="of:=ABS([.J107]-[.J106])" office:value-type="float" office:value="0.282470703125">
            <text:p>0.2824707031</text:p>
          </table:table-cell>
          <table:table-cell table:formula="of:=ABS([.K107]-[.K106])" office:value-type="float" office:value="0.886962890625">
            <text:p>0.8869628906</text:p>
          </table:table-cell>
          <table:table-cell table:formula="of:=ABS([.L107]-[.L106])" office:value-type="float" office:value="0.9453125">
            <text:p>0.9453125</text:p>
          </table:table-cell>
          <table:table-cell table:formula="of:=ABS([.M107]-[.M106])" office:value-type="float" office:value="1.095947265625">
            <text:p>1.0959472656</text:p>
          </table:table-cell>
        </table:table-row>
        <table:table-row table:style-name="ro1">
          <table:table-cell office:value-type="float" office:value="227.197998046875">
            <text:p>227.1979980469</text:p>
          </table:table-cell>
          <table:table-cell office:value-type="float" office:value="284.128662109375">
            <text:p>284.1286621094</text:p>
          </table:table-cell>
          <table:table-cell office:value-type="float" office:value="274.93408203125">
            <text:p>274.9340820313</text:p>
          </table:table-cell>
          <table:table-cell office:value-type="float" office:value="208.289306640625">
            <text:p>208.2893066406</text:p>
          </table:table-cell>
          <table:table-cell office:value-type="float" office:value="108.763916015625">
            <text:p>108.7639160156</text:p>
          </table:table-cell>
          <table:table-cell office:value-type="float" office:value="471.4248046875">
            <text:p>471.4248046875</text:p>
          </table:table-cell>
          <table:table-cell office:value-type="float" office:value="29.53515625">
            <text:p>29.53515625</text:p>
          </table:table-cell>
          <table:table-cell office:value-type="float" office:value="1031.80200195313">
            <text:p>1031.8020019531</text:p>
          </table:table-cell>
          <table:table-cell table:formula="of:=ABS([.H108]-[.H107])" office:value-type="float" office:value="65.75317382813">
            <text:p>65.7531738281</text:p>
          </table:table-cell>
          <table:table-cell table:formula="of:=ABS([.F108]-[.F107])" office:value-type="float" office:value="54.93359375">
            <text:p>54.93359375</text:p>
          </table:table-cell>
          <table:table-cell table:formula="of:=ABS([.D108]-[.D107])" office:value-type="float" office:value="81.595458984375">
            <text:p>81.5954589844</text:p>
          </table:table-cell>
          <table:table-cell table:formula="of:=ABS([.E108]-[.E107])" office:value-type="float" office:value="29.7451171875">
            <text:p>29.7451171875</text:p>
          </table:table-cell>
          <table:table-cell table:formula="of:=ABS([.G108]-[.G107])" office:value-type="float" office:value="64.486572265625">
            <text:p>64.4865722656</text:p>
          </table:table-cell>
          <table:table-cell table:formula="of:=ABS([.I108]-[.I107])" office:value-type="float" office:value="0.72412109375">
            <text:p>0.7241210938</text:p>
          </table:table-cell>
          <table:table-cell table:formula="of:=ABS([.J108]-[.J107])" office:value-type="float" office:value="0.343017578125">
            <text:p>0.3430175781</text:p>
          </table:table-cell>
          <table:table-cell table:formula="of:=ABS([.K108]-[.K107])" office:value-type="float" office:value="0.254638671875">
            <text:p>0.2546386719</text:p>
          </table:table-cell>
          <table:table-cell table:formula="of:=ABS([.L108]-[.L107])" office:value-type="float" office:value="1.00732421875">
            <text:p>1.0073242188</text:p>
          </table:table-cell>
          <table:table-cell table:formula="of:=ABS([.M108]-[.M107])" office:value-type="float" office:value="1.2080078125">
            <text:p>1.2080078125</text:p>
          </table:table-cell>
        </table:table-row>
        <table:table-row table:style-name="ro1">
          <table:table-cell office:value-type="float" office:value="269.842041015625">
            <text:p>269.8420410156</text:p>
          </table:table-cell>
          <table:table-cell office:value-type="float" office:value="212.1982421875">
            <text:p>212.1982421875</text:p>
          </table:table-cell>
          <table:table-cell office:value-type="float" office:value="223.050048828125">
            <text:p>223.0500488281</text:p>
          </table:table-cell>
          <table:table-cell office:value-type="float" office:value="289.78125">
            <text:p>289.78125</text:p>
          </table:table-cell>
          <table:table-cell office:value-type="float" office:value="139.55029296875">
            <text:p>139.5502929688</text:p>
          </table:table-cell>
          <table:table-cell office:value-type="float" office:value="526.55419921875">
            <text:p>526.5541992188</text:p>
          </table:table-cell>
          <table:table-cell office:value-type="float" office:value="94.150146484375">
            <text:p>94.1501464844</text:p>
          </table:table-cell>
          <table:table-cell office:value-type="float" office:value="965.708251953125">
            <text:p>965.7082519531</text:p>
          </table:table-cell>
          <table:table-cell table:formula="of:=ABS([.H109]-[.H108])" office:value-type="float" office:value="66.093750000005">
            <text:p>66.09375</text:p>
          </table:table-cell>
          <table:table-cell table:formula="of:=ABS([.F109]-[.F108])" office:value-type="float" office:value="55.12939453125">
            <text:p>55.1293945313</text:p>
          </table:table-cell>
          <table:table-cell table:formula="of:=ABS([.D109]-[.D108])" office:value-type="float" office:value="81.491943359375">
            <text:p>81.4919433594</text:p>
          </table:table-cell>
          <table:table-cell table:formula="of:=ABS([.E109]-[.E108])" office:value-type="float" office:value="30.786376953125">
            <text:p>30.7863769531</text:p>
          </table:table-cell>
          <table:table-cell table:formula="of:=ABS([.G109]-[.G108])" office:value-type="float" office:value="64.614990234375">
            <text:p>64.6149902344</text:p>
          </table:table-cell>
          <table:table-cell table:formula="of:=ABS([.I109]-[.I108])" office:value-type="float" office:value="0.340576171875">
            <text:p>0.3405761719</text:p>
          </table:table-cell>
          <table:table-cell table:formula="of:=ABS([.J109]-[.J108])" office:value-type="float" office:value="0.19580078125">
            <text:p>0.1958007813</text:p>
          </table:table-cell>
          <table:table-cell table:formula="of:=ABS([.K109]-[.K108])" office:value-type="float" office:value="0.103515625">
            <text:p>0.103515625</text:p>
          </table:table-cell>
          <table:table-cell table:formula="of:=ABS([.L109]-[.L108])" office:value-type="float" office:value="1.041259765625">
            <text:p>1.0412597656</text:p>
          </table:table-cell>
          <table:table-cell table:formula="of:=ABS([.M109]-[.M108])" office:value-type="float" office:value="0.12841796875">
            <text:p>0.1284179688</text:p>
          </table:table-cell>
        </table:table-row>
        <table:table-row table:style-name="ro1">
          <table:table-cell office:value-type="float" office:value="227.093017578125">
            <text:p>227.0930175781</text:p>
          </table:table-cell>
          <table:table-cell office:value-type="float" office:value="284.121337890625">
            <text:p>284.1213378906</text:p>
          </table:table-cell>
          <table:table-cell office:value-type="float" office:value="273.826904296875">
            <text:p>273.8269042969</text:p>
          </table:table-cell>
          <table:table-cell office:value-type="float" office:value="208.08203125">
            <text:p>208.08203125</text:p>
          </table:table-cell>
          <table:table-cell office:value-type="float" office:value="108.005126953125">
            <text:p>108.0051269531</text:p>
          </table:table-cell>
          <table:table-cell office:value-type="float" office:value="472.323974609375">
            <text:p>472.3239746094</text:p>
          </table:table-cell>
          <table:table-cell office:value-type="float" office:value="28.344970703125">
            <text:p>28.3449707031</text:p>
          </table:table-cell>
          <table:table-cell office:value-type="float" office:value="1032.677734375">
            <text:p>1032.677734375</text:p>
          </table:table-cell>
          <table:table-cell table:formula="of:=ABS([.H110]-[.H109])" office:value-type="float" office:value="66.969482421875">
            <text:p>66.9694824219</text:p>
          </table:table-cell>
          <table:table-cell table:formula="of:=ABS([.F110]-[.F109])" office:value-type="float" office:value="54.230224609375">
            <text:p>54.2302246094</text:p>
          </table:table-cell>
          <table:table-cell table:formula="of:=ABS([.D110]-[.D109])" office:value-type="float" office:value="81.69921875">
            <text:p>81.69921875</text:p>
          </table:table-cell>
          <table:table-cell table:formula="of:=ABS([.E110]-[.E109])" office:value-type="float" office:value="31.545166015625">
            <text:p>31.5451660156</text:p>
          </table:table-cell>
          <table:table-cell table:formula="of:=ABS([.G110]-[.G109])" office:value-type="float" office:value="65.80517578125">
            <text:p>65.8051757813</text:p>
          </table:table-cell>
          <table:table-cell table:formula="of:=ABS([.I110]-[.I109])" office:value-type="float" office:value="0.875732421869998">
            <text:p>0.8757324219</text:p>
          </table:table-cell>
          <table:table-cell table:formula="of:=ABS([.J110]-[.J109])" office:value-type="float" office:value="0.899169921875">
            <text:p>0.8991699219</text:p>
          </table:table-cell>
          <table:table-cell table:formula="of:=ABS([.K110]-[.K109])" office:value-type="float" office:value="0.207275390625">
            <text:p>0.2072753906</text:p>
          </table:table-cell>
          <table:table-cell table:formula="of:=ABS([.L110]-[.L109])" office:value-type="float" office:value="0.7587890625">
            <text:p>0.7587890625</text:p>
          </table:table-cell>
          <table:table-cell table:formula="of:=ABS([.M110]-[.M109])" office:value-type="float" office:value="1.190185546875">
            <text:p>1.1901855469</text:p>
          </table:table-cell>
        </table:table-row>
        <table:table-row table:style-name="ro1">
          <table:table-cell office:value-type="float" office:value="269.795166015625">
            <text:p>269.7951660156</text:p>
          </table:table-cell>
          <table:table-cell office:value-type="float" office:value="212.134033203125">
            <text:p>212.1340332031</text:p>
          </table:table-cell>
          <table:table-cell office:value-type="float" office:value="224.300048828125">
            <text:p>224.3000488281</text:p>
          </table:table-cell>
          <table:table-cell office:value-type="float" office:value="289.12158203125">
            <text:p>289.1215820313</text:p>
          </table:table-cell>
          <table:table-cell office:value-type="float" office:value="138.670166015625">
            <text:p>138.6701660156</text:p>
          </table:table-cell>
          <table:table-cell office:value-type="float" office:value="525.511962890625">
            <text:p>525.5119628906</text:p>
          </table:table-cell>
          <table:table-cell office:value-type="float" office:value="95.239013671875">
            <text:p>95.2390136719</text:p>
          </table:table-cell>
          <table:table-cell office:value-type="float" office:value="966.018798828125">
            <text:p>966.0187988281</text:p>
          </table:table-cell>
          <table:table-cell table:formula="of:=ABS([.H111]-[.H110])" office:value-type="float" office:value="66.658935546875">
            <text:p>66.6589355469</text:p>
          </table:table-cell>
          <table:table-cell table:formula="of:=ABS([.F111]-[.F110])" office:value-type="float" office:value="53.18798828125">
            <text:p>53.1879882813</text:p>
          </table:table-cell>
          <table:table-cell table:formula="of:=ABS([.D111]-[.D110])" office:value-type="float" office:value="81.03955078125">
            <text:p>81.0395507813</text:p>
          </table:table-cell>
          <table:table-cell table:formula="of:=ABS([.E111]-[.E110])" office:value-type="float" office:value="30.6650390625">
            <text:p>30.6650390625</text:p>
          </table:table-cell>
          <table:table-cell table:formula="of:=ABS([.G111]-[.G110])" office:value-type="float" office:value="66.89404296875">
            <text:p>66.8940429688</text:p>
          </table:table-cell>
          <table:table-cell table:formula="of:=ABS([.I111]-[.I110])" office:value-type="float" office:value="0.310546875">
            <text:p>0.310546875</text:p>
          </table:table-cell>
          <table:table-cell table:formula="of:=ABS([.J111]-[.J110])" office:value-type="float" office:value="1.042236328125">
            <text:p>1.0422363281</text:p>
          </table:table-cell>
          <table:table-cell table:formula="of:=ABS([.K111]-[.K110])" office:value-type="float" office:value="0.65966796875">
            <text:p>0.6596679688</text:p>
          </table:table-cell>
          <table:table-cell table:formula="of:=ABS([.L111]-[.L110])" office:value-type="float" office:value="0.880126953125">
            <text:p>0.8801269531</text:p>
          </table:table-cell>
          <table:table-cell table:formula="of:=ABS([.M111]-[.M110])" office:value-type="float" office:value="1.0888671875">
            <text:p>1.0888671875</text:p>
          </table:table-cell>
        </table:table-row>
        <table:table-row table:style-name="ro1">
          <table:table-cell office:value-type="float" office:value="228.29296875">
            <text:p>228.29296875</text:p>
          </table:table-cell>
          <table:table-cell office:value-type="float" office:value="284.8740234375">
            <text:p>284.8740234375</text:p>
          </table:table-cell>
          <table:table-cell office:value-type="float" office:value="272.38916015625">
            <text:p>272.3891601563</text:p>
          </table:table-cell>
          <table:table-cell office:value-type="float" office:value="207.282958984375">
            <text:p>207.2829589844</text:p>
          </table:table-cell>
          <table:table-cell office:value-type="float" office:value="108.995361328125">
            <text:p>108.9953613281</text:p>
          </table:table-cell>
          <table:table-cell office:value-type="float" office:value="472.40185546875">
            <text:p>472.4018554688</text:p>
          </table:table-cell>
          <table:table-cell office:value-type="float" office:value="27.47705078125">
            <text:p>27.4770507813</text:p>
          </table:table-cell>
          <table:table-cell office:value-type="float" office:value="1032.14013671875">
            <text:p>1032.1401367188</text:p>
          </table:table-cell>
          <table:table-cell table:formula="of:=ABS([.H112]-[.H111])" office:value-type="float" office:value="66.121337890625">
            <text:p>66.1213378906</text:p>
          </table:table-cell>
          <table:table-cell table:formula="of:=ABS([.F112]-[.F111])" office:value-type="float" office:value="53.110107421875">
            <text:p>53.1101074219</text:p>
          </table:table-cell>
          <table:table-cell table:formula="of:=ABS([.D112]-[.D111])" office:value-type="float" office:value="81.838623046875">
            <text:p>81.8386230469</text:p>
          </table:table-cell>
          <table:table-cell table:formula="of:=ABS([.E112]-[.E111])" office:value-type="float" office:value="29.6748046875">
            <text:p>29.6748046875</text:p>
          </table:table-cell>
          <table:table-cell table:formula="of:=ABS([.G112]-[.G111])" office:value-type="float" office:value="67.761962890625">
            <text:p>67.7619628906</text:p>
          </table:table-cell>
          <table:table-cell table:formula="of:=ABS([.I112]-[.I111])" office:value-type="float" office:value="0.53759765625">
            <text:p>0.5375976563</text:p>
          </table:table-cell>
          <table:table-cell table:formula="of:=ABS([.J112]-[.J111])" office:value-type="float" office:value="0.077880859375">
            <text:p>0.0778808594</text:p>
          </table:table-cell>
          <table:table-cell table:formula="of:=ABS([.K112]-[.K111])" office:value-type="float" office:value="0.799072265625">
            <text:p>0.7990722656</text:p>
          </table:table-cell>
          <table:table-cell table:formula="of:=ABS([.L112]-[.L111])" office:value-type="float" office:value="0.990234375">
            <text:p>0.990234375</text:p>
          </table:table-cell>
          <table:table-cell table:formula="of:=ABS([.M112]-[.M111])" office:value-type="float" office:value="0.867919921875">
            <text:p>0.8679199219</text:p>
          </table:table-cell>
        </table:table-row>
        <table:table-row table:style-name="ro1">
          <table:table-cell office:value-type="float" office:value="269.11376953125">
            <text:p>269.1137695313</text:p>
          </table:table-cell>
          <table:table-cell office:value-type="float" office:value="212.130126953125">
            <text:p>212.1301269531</text:p>
          </table:table-cell>
          <table:table-cell office:value-type="float" office:value="224.628173828125">
            <text:p>224.6281738281</text:p>
          </table:table-cell>
          <table:table-cell office:value-type="float" office:value="289.804931640625">
            <text:p>289.8049316406</text:p>
          </table:table-cell>
          <table:table-cell office:value-type="float" office:value="139.625732421875">
            <text:p>139.6257324219</text:p>
          </table:table-cell>
          <table:table-cell office:value-type="float" office:value="525.06982421875">
            <text:p>525.0698242188</text:p>
          </table:table-cell>
          <table:table-cell office:value-type="float" office:value="95.06103515625">
            <text:p>95.0610351563</text:p>
          </table:table-cell>
          <table:table-cell office:value-type="float" office:value="966.19970703125">
            <text:p>966.1997070313</text:p>
          </table:table-cell>
          <table:table-cell table:formula="of:=ABS([.H113]-[.H112])" office:value-type="float" office:value="65.9404296875">
            <text:p>65.9404296875</text:p>
          </table:table-cell>
          <table:table-cell table:formula="of:=ABS([.F113]-[.F112])" office:value-type="float" office:value="52.66796875">
            <text:p>52.66796875</text:p>
          </table:table-cell>
          <table:table-cell table:formula="of:=ABS([.D113]-[.D112])" office:value-type="float" office:value="82.52197265625">
            <text:p>82.5219726563</text:p>
          </table:table-cell>
          <table:table-cell table:formula="of:=ABS([.E113]-[.E112])" office:value-type="float" office:value="30.63037109375">
            <text:p>30.6303710938</text:p>
          </table:table-cell>
          <table:table-cell table:formula="of:=ABS([.G113]-[.G112])" office:value-type="float" office:value="67.583984375">
            <text:p>67.583984375</text:p>
          </table:table-cell>
          <table:table-cell table:formula="of:=ABS([.I113]-[.I112])" office:value-type="float" office:value="0.180908203125">
            <text:p>0.1809082031</text:p>
          </table:table-cell>
          <table:table-cell table:formula="of:=ABS([.J113]-[.J112])" office:value-type="float" office:value="0.442138671875">
            <text:p>0.4421386719</text:p>
          </table:table-cell>
          <table:table-cell table:formula="of:=ABS([.K113]-[.K112])" office:value-type="float" office:value="0.683349609375">
            <text:p>0.6833496094</text:p>
          </table:table-cell>
          <table:table-cell table:formula="of:=ABS([.L113]-[.L112])" office:value-type="float" office:value="0.95556640625">
            <text:p>0.9555664063</text:p>
          </table:table-cell>
          <table:table-cell table:formula="of:=ABS([.M113]-[.M112])" office:value-type="float" office:value="0.177978515625">
            <text:p>0.1779785156</text:p>
          </table:table-cell>
        </table:table-row>
        <table:table-row table:style-name="ro1">
          <table:table-cell office:value-type="float" office:value="228.380126953125">
            <text:p>228.3801269531</text:p>
          </table:table-cell>
          <table:table-cell office:value-type="float" office:value="283.73681640625">
            <text:p>283.7368164063</text:p>
          </table:table-cell>
          <table:table-cell office:value-type="float" office:value="273.68212890625">
            <text:p>273.6821289063</text:p>
          </table:table-cell>
          <table:table-cell office:value-type="float" office:value="208.292236328125">
            <text:p>208.2922363281</text:p>
          </table:table-cell>
          <table:table-cell office:value-type="float" office:value="108.747314453125">
            <text:p>108.7473144531</text:p>
          </table:table-cell>
          <table:table-cell office:value-type="float" office:value="472.799072265625">
            <text:p>472.7990722656</text:p>
          </table:table-cell>
          <table:table-cell office:value-type="float" office:value="28.427734375">
            <text:p>28.427734375</text:p>
          </table:table-cell>
          <table:table-cell office:value-type="float" office:value="1031.85498046875">
            <text:p>1031.8549804688</text:p>
          </table:table-cell>
          <table:table-cell table:formula="of:=ABS([.H114]-[.H113])" office:value-type="float" office:value="65.6552734375">
            <text:p>65.6552734375</text:p>
          </table:table-cell>
          <table:table-cell table:formula="of:=ABS([.F114]-[.F113])" office:value-type="float" office:value="52.270751953125">
            <text:p>52.2707519531</text:p>
          </table:table-cell>
          <table:table-cell table:formula="of:=ABS([.D114]-[.D113])" office:value-type="float" office:value="81.5126953125">
            <text:p>81.5126953125</text:p>
          </table:table-cell>
          <table:table-cell table:formula="of:=ABS([.E114]-[.E113])" office:value-type="float" office:value="30.87841796875">
            <text:p>30.8784179688</text:p>
          </table:table-cell>
          <table:table-cell table:formula="of:=ABS([.G114]-[.G113])" office:value-type="float" office:value="66.63330078125">
            <text:p>66.6333007813</text:p>
          </table:table-cell>
          <table:table-cell table:formula="of:=ABS([.I114]-[.I113])" office:value-type="float" office:value="0.28515625">
            <text:p>0.28515625</text:p>
          </table:table-cell>
          <table:table-cell table:formula="of:=ABS([.J114]-[.J113])" office:value-type="float" office:value="0.397216796875">
            <text:p>0.3972167969</text:p>
          </table:table-cell>
          <table:table-cell table:formula="of:=ABS([.K114]-[.K113])" office:value-type="float" office:value="1.00927734375">
            <text:p>1.0092773438</text:p>
          </table:table-cell>
          <table:table-cell table:formula="of:=ABS([.L114]-[.L113])" office:value-type="float" office:value="0.248046875">
            <text:p>0.248046875</text:p>
          </table:table-cell>
          <table:table-cell table:formula="of:=ABS([.M114]-[.M113])" office:value-type="float" office:value="0.95068359375">
            <text:p>0.9506835938</text:p>
          </table:table-cell>
        </table:table-row>
        <table:table-row table:style-name="ro1">
          <table:table-cell office:value-type="float" office:value="269.19775390625">
            <text:p>269.1977539063</text:p>
          </table:table-cell>
          <table:table-cell office:value-type="float" office:value="214.36376953125">
            <text:p>214.3637695313</text:p>
          </table:table-cell>
          <table:table-cell office:value-type="float" office:value="223.98681640625">
            <text:p>223.9868164063</text:p>
          </table:table-cell>
          <table:table-cell office:value-type="float" office:value="288.9033203125">
            <text:p>288.9033203125</text:p>
          </table:table-cell>
          <table:table-cell office:value-type="float" office:value="138.2197265625">
            <text:p>138.2197265625</text:p>
          </table:table-cell>
          <table:table-cell office:value-type="float" office:value="525.1982421875">
            <text:p>525.1982421875</text:p>
          </table:table-cell>
          <table:table-cell office:value-type="float" office:value="94.095947265625">
            <text:p>94.0959472656</text:p>
          </table:table-cell>
          <table:table-cell office:value-type="float" office:value="966.865966796875">
            <text:p>966.8659667969</text:p>
          </table:table-cell>
          <table:table-cell table:formula="of:=ABS([.H115]-[.H114])" office:value-type="float" office:value="64.989013671875">
            <text:p>64.9890136719</text:p>
          </table:table-cell>
          <table:table-cell table:formula="of:=ABS([.F115]-[.F114])" office:value-type="float" office:value="52.399169921875">
            <text:p>52.3991699219</text:p>
          </table:table-cell>
          <table:table-cell table:formula="of:=ABS([.D115]-[.D114])" office:value-type="float" office:value="80.611083984375">
            <text:p>80.6110839844</text:p>
          </table:table-cell>
          <table:table-cell table:formula="of:=ABS([.E115]-[.E114])" office:value-type="float" office:value="29.472412109375">
            <text:p>29.4724121094</text:p>
          </table:table-cell>
          <table:table-cell table:formula="of:=ABS([.G115]-[.G114])" office:value-type="float" office:value="65.668212890625">
            <text:p>65.6682128906</text:p>
          </table:table-cell>
          <table:table-cell table:formula="of:=ABS([.I115]-[.I114])" office:value-type="float" office:value="0.666259765625">
            <text:p>0.6662597656</text:p>
          </table:table-cell>
          <table:table-cell table:formula="of:=ABS([.J115]-[.J114])" office:value-type="float" office:value="0.12841796875">
            <text:p>0.1284179688</text:p>
          </table:table-cell>
          <table:table-cell table:formula="of:=ABS([.K115]-[.K114])" office:value-type="float" office:value="0.901611328125">
            <text:p>0.9016113281</text:p>
          </table:table-cell>
          <table:table-cell table:formula="of:=ABS([.L115]-[.L114])" office:value-type="float" office:value="1.406005859375">
            <text:p>1.4060058594</text:p>
          </table:table-cell>
          <table:table-cell table:formula="of:=ABS([.M115]-[.M114])" office:value-type="float" office:value="0.965087890625">
            <text:p>0.9650878906</text:p>
          </table:table-cell>
        </table:table-row>
        <table:table-row table:style-name="ro1">
          <table:table-cell office:value-type="float" office:value="228.178955078125">
            <text:p>228.1789550781</text:p>
          </table:table-cell>
          <table:table-cell office:value-type="float" office:value="282.23486328125">
            <text:p>282.2348632813</text:p>
          </table:table-cell>
          <table:table-cell office:value-type="float" office:value="274.376953125">
            <text:p>274.376953125</text:p>
          </table:table-cell>
          <table:table-cell office:value-type="float" office:value="208.05712890625">
            <text:p>208.0571289063</text:p>
          </table:table-cell>
          <table:table-cell office:value-type="float" office:value="109.57177734375">
            <text:p>109.5717773438</text:p>
          </table:table-cell>
          <table:table-cell office:value-type="float" office:value="472.658935546875">
            <text:p>472.6589355469</text:p>
          </table:table-cell>
          <table:table-cell office:value-type="float" office:value="29.368896484375">
            <text:p>29.3688964844</text:p>
          </table:table-cell>
          <table:table-cell office:value-type="float" office:value="1030.64599609375">
            <text:p>1030.6459960938</text:p>
          </table:table-cell>
          <table:table-cell table:formula="of:=ABS([.H116]-[.H115])" office:value-type="float" office:value="63.780029296875">
            <text:p>63.7800292969</text:p>
          </table:table-cell>
          <table:table-cell table:formula="of:=ABS([.F116]-[.F115])" office:value-type="float" office:value="52.539306640625">
            <text:p>52.5393066406</text:p>
          </table:table-cell>
          <table:table-cell table:formula="of:=ABS([.D116]-[.D115])" office:value-type="float" office:value="80.84619140625">
            <text:p>80.8461914063</text:p>
          </table:table-cell>
          <table:table-cell table:formula="of:=ABS([.E116]-[.E115])" office:value-type="float" office:value="28.64794921875">
            <text:p>28.6479492188</text:p>
          </table:table-cell>
          <table:table-cell table:formula="of:=ABS([.G116]-[.G115])" office:value-type="float" office:value="64.72705078125">
            <text:p>64.7270507813</text:p>
          </table:table-cell>
          <table:table-cell table:formula="of:=ABS([.I116]-[.I115])" office:value-type="float" office:value="1.208984375">
            <text:p>1.208984375</text:p>
          </table:table-cell>
          <table:table-cell table:formula="of:=ABS([.J116]-[.J115])" office:value-type="float" office:value="0.14013671875">
            <text:p>0.1401367188</text:p>
          </table:table-cell>
          <table:table-cell table:formula="of:=ABS([.K116]-[.K115])" office:value-type="float" office:value="0.235107421875">
            <text:p>0.2351074219</text:p>
          </table:table-cell>
          <table:table-cell table:formula="of:=ABS([.L116]-[.L115])" office:value-type="float" office:value="0.824462890625">
            <text:p>0.8244628906</text:p>
          </table:table-cell>
          <table:table-cell table:formula="of:=ABS([.M116]-[.M115])" office:value-type="float" office:value="0.941162109375">
            <text:p>0.9411621094</text:p>
          </table:table-cell>
        </table:table-row>
        <table:table-row table:style-name="ro1">
          <table:table-cell office:value-type="float" office:value="268.970947265625">
            <text:p>268.9709472656</text:p>
          </table:table-cell>
          <table:table-cell office:value-type="float" office:value="214.274169921875">
            <text:p>214.2741699219</text:p>
          </table:table-cell>
          <table:table-cell office:value-type="float" office:value="222.4189453125">
            <text:p>222.4189453125</text:p>
          </table:table-cell>
          <table:table-cell office:value-type="float" office:value="288.428955078125">
            <text:p>288.4289550781</text:p>
          </table:table-cell>
          <table:table-cell office:value-type="float" office:value="139.117431640625">
            <text:p>139.1174316406</text:p>
          </table:table-cell>
          <table:table-cell office:value-type="float" office:value="526.35009765625">
            <text:p>526.3500976563</text:p>
          </table:table-cell>
          <table:table-cell office:value-type="float" office:value="94.158935546875">
            <text:p>94.1589355469</text:p>
          </table:table-cell>
          <table:table-cell office:value-type="float" office:value="967.842041015625">
            <text:p>967.8420410156</text:p>
          </table:table-cell>
          <table:table-cell table:formula="of:=ABS([.H117]-[.H116])" office:value-type="float" office:value="62.803955078125">
            <text:p>62.8039550781</text:p>
          </table:table-cell>
          <table:table-cell table:formula="of:=ABS([.F117]-[.F116])" office:value-type="float" office:value="53.691162109375">
            <text:p>53.6911621094</text:p>
          </table:table-cell>
          <table:table-cell table:formula="of:=ABS([.D117]-[.D116])" office:value-type="float" office:value="80.371826171875">
            <text:p>80.3718261719</text:p>
          </table:table-cell>
          <table:table-cell table:formula="of:=ABS([.E117]-[.E116])" office:value-type="float" office:value="29.545654296875">
            <text:p>29.5456542969</text:p>
          </table:table-cell>
          <table:table-cell table:formula="of:=ABS([.G117]-[.G116])" office:value-type="float" office:value="64.7900390625">
            <text:p>64.7900390625</text:p>
          </table:table-cell>
          <table:table-cell table:formula="of:=ABS([.I117]-[.I116])" office:value-type="float" office:value="0.97607421875">
            <text:p>0.9760742188</text:p>
          </table:table-cell>
          <table:table-cell table:formula="of:=ABS([.J117]-[.J116])" office:value-type="float" office:value="1.15185546875">
            <text:p>1.1518554688</text:p>
          </table:table-cell>
          <table:table-cell table:formula="of:=ABS([.K117]-[.K116])" office:value-type="float" office:value="0.474365234375">
            <text:p>0.4743652344</text:p>
          </table:table-cell>
          <table:table-cell table:formula="of:=ABS([.L117]-[.L116])" office:value-type="float" office:value="0.897705078125">
            <text:p>0.8977050781</text:p>
          </table:table-cell>
          <table:table-cell table:formula="of:=ABS([.M117]-[.M116])" office:value-type="float" office:value="0.06298828125">
            <text:p>0.0629882813</text:p>
          </table:table-cell>
        </table:table-row>
        <table:table-row table:style-name="ro1">
          <table:table-cell office:value-type="float" office:value="228.10791015625">
            <text:p>228.1079101563</text:p>
          </table:table-cell>
          <table:table-cell office:value-type="float" office:value="282.22900390625">
            <text:p>282.2290039063</text:p>
          </table:table-cell>
          <table:table-cell office:value-type="float" office:value="275.588134765625">
            <text:p>275.5881347656</text:p>
          </table:table-cell>
          <table:table-cell office:value-type="float" office:value="208.477294921875">
            <text:p>208.4772949219</text:p>
          </table:table-cell>
          <table:table-cell office:value-type="float" office:value="108.060302734375">
            <text:p>108.0603027344</text:p>
          </table:table-cell>
          <table:table-cell office:value-type="float" office:value="472.63525390625">
            <text:p>472.6352539063</text:p>
          </table:table-cell>
          <table:table-cell office:value-type="float" office:value="28.161376953125">
            <text:p>28.1613769531</text:p>
          </table:table-cell>
          <table:table-cell office:value-type="float" office:value="1029.71704101562">
            <text:p>1029.7170410156</text:p>
          </table:table-cell>
          <table:table-cell table:formula="of:=ABS([.H118]-[.H117])" office:value-type="float" office:value="61.874999999995">
            <text:p>61.875</text:p>
          </table:table-cell>
          <table:table-cell table:formula="of:=ABS([.F118]-[.F117])" office:value-type="float" office:value="53.71484375">
            <text:p>53.71484375</text:p>
          </table:table-cell>
          <table:table-cell table:formula="of:=ABS([.D118]-[.D117])" office:value-type="float" office:value="79.95166015625">
            <text:p>79.9516601563</text:p>
          </table:table-cell>
          <table:table-cell table:formula="of:=ABS([.E118]-[.E117])" office:value-type="float" office:value="31.05712890625">
            <text:p>31.0571289063</text:p>
          </table:table-cell>
          <table:table-cell table:formula="of:=ABS([.G118]-[.G117])" office:value-type="float" office:value="65.99755859375">
            <text:p>65.9975585938</text:p>
          </table:table-cell>
          <table:table-cell table:formula="of:=ABS([.I118]-[.I117])" office:value-type="float" office:value="0.928955078130002">
            <text:p>0.9289550781</text:p>
          </table:table-cell>
          <table:table-cell table:formula="of:=ABS([.J118]-[.J117])" office:value-type="float" office:value="0.023681640625">
            <text:p>0.0236816406</text:p>
          </table:table-cell>
          <table:table-cell table:formula="of:=ABS([.K118]-[.K117])" office:value-type="float" office:value="0.420166015625">
            <text:p>0.4201660156</text:p>
          </table:table-cell>
          <table:table-cell table:formula="of:=ABS([.L118]-[.L117])" office:value-type="float" office:value="1.511474609375">
            <text:p>1.5114746094</text:p>
          </table:table-cell>
          <table:table-cell table:formula="of:=ABS([.M118]-[.M117])" office:value-type="float" office:value="1.20751953125">
            <text:p>1.2075195313</text:p>
          </table:table-cell>
        </table:table-row>
        <table:table-row table:style-name="ro1">
          <table:table-cell office:value-type="float" office:value="268.873046875">
            <text:p>268.873046875</text:p>
          </table:table-cell>
          <table:table-cell office:value-type="float" office:value="215.112060546875">
            <text:p>215.1120605469</text:p>
          </table:table-cell>
          <table:table-cell office:value-type="float" office:value="221.23583984375">
            <text:p>221.2358398438</text:p>
          </table:table-cell>
          <table:table-cell office:value-type="float" office:value="289.1728515625">
            <text:p>289.1728515625</text:p>
          </table:table-cell>
          <table:table-cell office:value-type="float" office:value="140.010009765625">
            <text:p>140.0100097656</text:p>
          </table:table-cell>
          <table:table-cell office:value-type="float" office:value="525.36279296875">
            <text:p>525.3627929688</text:p>
          </table:table-cell>
          <table:table-cell office:value-type="float" office:value="95.4677734375">
            <text:p>95.4677734375</text:p>
          </table:table-cell>
          <table:table-cell office:value-type="float" office:value="967.5791015625">
            <text:p>967.5791015625</text:p>
          </table:table-cell>
          <table:table-cell table:formula="of:=ABS([.H119]-[.H118])" office:value-type="float" office:value="62.13793945312">
            <text:p>62.1379394531</text:p>
          </table:table-cell>
          <table:table-cell table:formula="of:=ABS([.F119]-[.F118])" office:value-type="float" office:value="52.7275390625">
            <text:p>52.7275390625</text:p>
          </table:table-cell>
          <table:table-cell table:formula="of:=ABS([.D119]-[.D118])" office:value-type="float" office:value="80.695556640625">
            <text:p>80.6955566406</text:p>
          </table:table-cell>
          <table:table-cell table:formula="of:=ABS([.E119]-[.E118])" office:value-type="float" office:value="31.94970703125">
            <text:p>31.9497070313</text:p>
          </table:table-cell>
          <table:table-cell table:formula="of:=ABS([.G119]-[.G118])" office:value-type="float" office:value="67.306396484375">
            <text:p>67.3063964844</text:p>
          </table:table-cell>
          <table:table-cell table:formula="of:=ABS([.I119]-[.I118])" office:value-type="float" office:value="0.262939453125">
            <text:p>0.2629394531</text:p>
          </table:table-cell>
          <table:table-cell table:formula="of:=ABS([.J119]-[.J118])" office:value-type="float" office:value="0.9873046875">
            <text:p>0.9873046875</text:p>
          </table:table-cell>
          <table:table-cell table:formula="of:=ABS([.K119]-[.K118])" office:value-type="float" office:value="0.743896484375">
            <text:p>0.7438964844</text:p>
          </table:table-cell>
          <table:table-cell table:formula="of:=ABS([.L119]-[.L118])" office:value-type="float" office:value="0.892578125">
            <text:p>0.892578125</text:p>
          </table:table-cell>
          <table:table-cell table:formula="of:=ABS([.M119]-[.M118])" office:value-type="float" office:value="1.308837890625">
            <text:p>1.3088378906</text:p>
          </table:table-cell>
        </table:table-row>
        <table:table-row table:style-name="ro1">
          <table:table-cell office:value-type="float" office:value="229.007080078125">
            <text:p>229.0070800781</text:p>
          </table:table-cell>
          <table:table-cell office:value-type="float" office:value="282.868408203125">
            <text:p>282.8684082031</text:p>
          </table:table-cell>
          <table:table-cell office:value-type="float" office:value="275.6630859375">
            <text:p>275.6630859375</text:p>
          </table:table-cell>
          <table:table-cell office:value-type="float" office:value="208.509033203125">
            <text:p>208.5090332031</text:p>
          </table:table-cell>
          <table:table-cell office:value-type="float" office:value="107.138916015625">
            <text:p>107.1389160156</text:p>
          </table:table-cell>
          <table:table-cell office:value-type="float" office:value="473.511962890625">
            <text:p>473.5119628906</text:p>
          </table:table-cell>
          <table:table-cell office:value-type="float" office:value="27.335693359375">
            <text:p>27.3356933594</text:p>
          </table:table-cell>
          <table:table-cell office:value-type="float" office:value="1031.08178710938">
            <text:p>1031.0817871094</text:p>
          </table:table-cell>
          <table:table-cell table:formula="of:=ABS([.H120]-[.H119])" office:value-type="float" office:value="63.50268554688">
            <text:p>63.5026855469</text:p>
          </table:table-cell>
          <table:table-cell table:formula="of:=ABS([.F120]-[.F119])" office:value-type="float" office:value="51.850830078125">
            <text:p>51.8508300781</text:p>
          </table:table-cell>
          <table:table-cell table:formula="of:=ABS([.D120]-[.D119])" office:value-type="float" office:value="80.663818359375">
            <text:p>80.6638183594</text:p>
          </table:table-cell>
          <table:table-cell table:formula="of:=ABS([.E120]-[.E119])" office:value-type="float" office:value="32.87109375">
            <text:p>32.87109375</text:p>
          </table:table-cell>
          <table:table-cell table:formula="of:=ABS([.G120]-[.G119])" office:value-type="float" office:value="68.132080078125">
            <text:p>68.1320800781</text:p>
          </table:table-cell>
          <table:table-cell table:formula="of:=ABS([.I120]-[.I119])" office:value-type="float" office:value="1.36474609376">
            <text:p>1.3647460938</text:p>
          </table:table-cell>
          <table:table-cell table:formula="of:=ABS([.J120]-[.J119])" office:value-type="float" office:value="0.876708984375">
            <text:p>0.8767089844</text:p>
          </table:table-cell>
          <table:table-cell table:formula="of:=ABS([.K120]-[.K119])" office:value-type="float" office:value="0.03173828125">
            <text:p>0.0317382813</text:p>
          </table:table-cell>
          <table:table-cell table:formula="of:=ABS([.L120]-[.L119])" office:value-type="float" office:value="0.92138671875">
            <text:p>0.9213867188</text:p>
          </table:table-cell>
          <table:table-cell table:formula="of:=ABS([.M120]-[.M119])" office:value-type="float" office:value="0.82568359375">
            <text:p>0.8256835938</text:p>
          </table:table-cell>
        </table:table-row>
        <table:table-row table:style-name="ro1">
          <table:table-cell office:value-type="float" office:value="268.27685546875">
            <text:p>268.2768554688</text:p>
          </table:table-cell>
          <table:table-cell office:value-type="float" office:value="214.8349609375">
            <text:p>214.8349609375</text:p>
          </table:table-cell>
          <table:table-cell office:value-type="float" office:value="222.526123046875">
            <text:p>222.5261230469</text:p>
          </table:table-cell>
          <table:table-cell office:value-type="float" office:value="289.546142578125">
            <text:p>289.5461425781</text:p>
          </table:table-cell>
          <table:table-cell office:value-type="float" office:value="140.43994140625">
            <text:p>140.4399414063</text:p>
          </table:table-cell>
          <table:table-cell office:value-type="float" office:value="525.26611328125">
            <text:p>525.2661132813</text:p>
          </table:table-cell>
          <table:table-cell office:value-type="float" office:value="95.354248046875">
            <text:p>95.3542480469</text:p>
          </table:table-cell>
          <table:table-cell office:value-type="float" office:value="965.8662109375">
            <text:p>965.8662109375</text:p>
          </table:table-cell>
          <table:table-cell table:formula="of:=ABS([.H121]-[.H120])" office:value-type="float" office:value="65.21557617188">
            <text:p>65.2155761719</text:p>
          </table:table-cell>
          <table:table-cell table:formula="of:=ABS([.F121]-[.F120])" office:value-type="float" office:value="51.754150390625">
            <text:p>51.7541503906</text:p>
          </table:table-cell>
          <table:table-cell table:formula="of:=ABS([.D121]-[.D120])" office:value-type="float" office:value="81.037109375">
            <text:p>81.037109375</text:p>
          </table:table-cell>
          <table:table-cell table:formula="of:=ABS([.E121]-[.E120])" office:value-type="float" office:value="33.301025390625">
            <text:p>33.3010253906</text:p>
          </table:table-cell>
          <table:table-cell table:formula="of:=ABS([.G121]-[.G120])" office:value-type="float" office:value="68.0185546875">
            <text:p>68.0185546875</text:p>
          </table:table-cell>
          <table:table-cell table:formula="of:=ABS([.I121]-[.I120])" office:value-type="float" office:value="1.712890625">
            <text:p>1.712890625</text:p>
          </table:table-cell>
          <table:table-cell table:formula="of:=ABS([.J121]-[.J120])" office:value-type="float" office:value="0.0966796875">
            <text:p>0.0966796875</text:p>
          </table:table-cell>
          <table:table-cell table:formula="of:=ABS([.K121]-[.K120])" office:value-type="float" office:value="0.373291015625">
            <text:p>0.3732910156</text:p>
          </table:table-cell>
          <table:table-cell table:formula="of:=ABS([.L121]-[.L120])" office:value-type="float" office:value="0.429931640625">
            <text:p>0.4299316406</text:p>
          </table:table-cell>
          <table:table-cell table:formula="of:=ABS([.M121]-[.M120])" office:value-type="float" office:value="0.113525390625">
            <text:p>0.1135253906</text:p>
          </table:table-cell>
        </table:table-row>
        <table:table-row table:style-name="ro1">
          <table:table-cell office:value-type="float" office:value="227.8203125">
            <text:p>227.8203125</text:p>
          </table:table-cell>
          <table:table-cell office:value-type="float" office:value="283.283203125">
            <text:p>283.283203125</text:p>
          </table:table-cell>
          <table:table-cell office:value-type="float" office:value="274.47802734375">
            <text:p>274.4780273438</text:p>
          </table:table-cell>
          <table:table-cell office:value-type="float" office:value="208.219970703125">
            <text:p>208.2199707031</text:p>
          </table:table-cell>
          <table:table-cell office:value-type="float" office:value="107.653076171875">
            <text:p>107.6530761719</text:p>
          </table:table-cell>
          <table:table-cell office:value-type="float" office:value="472.4638671875">
            <text:p>472.4638671875</text:p>
          </table:table-cell>
          <table:table-cell office:value-type="float" office:value="28.196044921875">
            <text:p>28.1960449219</text:p>
          </table:table-cell>
          <table:table-cell office:value-type="float" office:value="1031.67333984375">
            <text:p>1031.6733398438</text:p>
          </table:table-cell>
          <table:table-cell table:formula="of:=ABS([.H122]-[.H121])" office:value-type="float" office:value="65.80712890625">
            <text:p>65.8071289063</text:p>
          </table:table-cell>
          <table:table-cell table:formula="of:=ABS([.F122]-[.F121])" office:value-type="float" office:value="52.80224609375">
            <text:p>52.8022460938</text:p>
          </table:table-cell>
          <table:table-cell table:formula="of:=ABS([.D122]-[.D121])" office:value-type="float" office:value="81.326171875">
            <text:p>81.326171875</text:p>
          </table:table-cell>
          <table:table-cell table:formula="of:=ABS([.E122]-[.E121])" office:value-type="float" office:value="32.786865234375">
            <text:p>32.7868652344</text:p>
          </table:table-cell>
          <table:table-cell table:formula="of:=ABS([.G122]-[.G121])" office:value-type="float" office:value="67.158203125">
            <text:p>67.158203125</text:p>
          </table:table-cell>
          <table:table-cell table:formula="of:=ABS([.I122]-[.I121])" office:value-type="float" office:value="0.591552734369998">
            <text:p>0.5915527344</text:p>
          </table:table-cell>
          <table:table-cell table:formula="of:=ABS([.J122]-[.J121])" office:value-type="float" office:value="1.048095703125">
            <text:p>1.0480957031</text:p>
          </table:table-cell>
          <table:table-cell table:formula="of:=ABS([.K122]-[.K121])" office:value-type="float" office:value="0.2890625">
            <text:p>0.2890625</text:p>
          </table:table-cell>
          <table:table-cell table:formula="of:=ABS([.L122]-[.L121])" office:value-type="float" office:value="0.51416015625">
            <text:p>0.5141601563</text:p>
          </table:table-cell>
          <table:table-cell table:formula="of:=ABS([.M122]-[.M121])" office:value-type="float" office:value="0.8603515625">
            <text:p>0.8603515625</text:p>
          </table:table-cell>
        </table:table-row>
        <table:table-row table:style-name="ro1">
          <table:table-cell office:value-type="float" office:value="270.369140625">
            <text:p>270.369140625</text:p>
          </table:table-cell>
          <table:table-cell office:value-type="float" office:value="214.547119140625">
            <text:p>214.5471191406</text:p>
          </table:table-cell>
          <table:table-cell office:value-type="float" office:value="222.727783203125">
            <text:p>222.7277832031</text:p>
          </table:table-cell>
          <table:table-cell office:value-type="float" office:value="289.167236328125">
            <text:p>289.1672363281</text:p>
          </table:table-cell>
          <table:table-cell office:value-type="float" office:value="140.718017578125">
            <text:p>140.7180175781</text:p>
          </table:table-cell>
          <table:table-cell office:value-type="float" office:value="526.49267578125">
            <text:p>526.4926757813</text:p>
          </table:table-cell>
          <table:table-cell office:value-type="float" office:value="94.748779296875">
            <text:p>94.7487792969</text:p>
          </table:table-cell>
          <table:table-cell office:value-type="float" office:value="966.8759765625">
            <text:p>966.8759765625</text:p>
          </table:table-cell>
          <table:table-cell table:formula="of:=ABS([.H123]-[.H122])" office:value-type="float" office:value="64.79736328125">
            <text:p>64.7973632813</text:p>
          </table:table-cell>
          <table:table-cell table:formula="of:=ABS([.F123]-[.F122])" office:value-type="float" office:value="54.02880859375">
            <text:p>54.0288085938</text:p>
          </table:table-cell>
          <table:table-cell table:formula="of:=ABS([.D123]-[.D122])" office:value-type="float" office:value="80.947265625">
            <text:p>80.947265625</text:p>
          </table:table-cell>
          <table:table-cell table:formula="of:=ABS([.E123]-[.E122])" office:value-type="float" office:value="33.06494140625">
            <text:p>33.0649414063</text:p>
          </table:table-cell>
          <table:table-cell table:formula="of:=ABS([.G123]-[.G122])" office:value-type="float" office:value="66.552734375">
            <text:p>66.552734375</text:p>
          </table:table-cell>
          <table:table-cell table:formula="of:=ABS([.I123]-[.I122])" office:value-type="float" office:value="1.009765625">
            <text:p>1.009765625</text:p>
          </table:table-cell>
          <table:table-cell table:formula="of:=ABS([.J123]-[.J122])" office:value-type="float" office:value="1.2265625">
            <text:p>1.2265625</text:p>
          </table:table-cell>
          <table:table-cell table:formula="of:=ABS([.K123]-[.K122])" office:value-type="float" office:value="0.37890625">
            <text:p>0.37890625</text:p>
          </table:table-cell>
          <table:table-cell table:formula="of:=ABS([.L123]-[.L122])" office:value-type="float" office:value="0.278076171875">
            <text:p>0.2780761719</text:p>
          </table:table-cell>
          <table:table-cell table:formula="of:=ABS([.M123]-[.M122])" office:value-type="float" office:value="0.60546875">
            <text:p>0.60546875</text:p>
          </table:table-cell>
        </table:table-row>
        <table:table-row table:style-name="ro1">
          <table:table-cell office:value-type="float" office:value="226.322021484375">
            <text:p>226.3220214844</text:p>
          </table:table-cell>
          <table:table-cell office:value-type="float" office:value="283.612060546875">
            <text:p>283.6120605469</text:p>
          </table:table-cell>
          <table:table-cell office:value-type="float" office:value="275.305908203125">
            <text:p>275.3059082031</text:p>
          </table:table-cell>
          <table:table-cell office:value-type="float" office:value="207.289794921875">
            <text:p>207.2897949219</text:p>
          </table:table-cell>
          <table:table-cell office:value-type="float" office:value="107.708984375">
            <text:p>107.708984375</text:p>
          </table:table-cell>
          <table:table-cell office:value-type="float" office:value="472.294189453125">
            <text:p>472.2941894531</text:p>
          </table:table-cell>
          <table:table-cell office:value-type="float" office:value="28.81396484375">
            <text:p>28.8139648438</text:p>
          </table:table-cell>
          <table:table-cell office:value-type="float" office:value="1030.65087890625">
            <text:p>1030.6508789063</text:p>
          </table:table-cell>
          <table:table-cell table:formula="of:=ABS([.H124]-[.H123])" office:value-type="float" office:value="63.77490234375">
            <text:p>63.7749023438</text:p>
          </table:table-cell>
          <table:table-cell table:formula="of:=ABS([.F124]-[.F123])" office:value-type="float" office:value="54.198486328125">
            <text:p>54.1984863281</text:p>
          </table:table-cell>
          <table:table-cell table:formula="of:=ABS([.D124]-[.D123])" office:value-type="float" office:value="81.87744140625">
            <text:p>81.8774414063</text:p>
          </table:table-cell>
          <table:table-cell table:formula="of:=ABS([.E124]-[.E123])" office:value-type="float" office:value="33.009033203125">
            <text:p>33.0090332031</text:p>
          </table:table-cell>
          <table:table-cell table:formula="of:=ABS([.G124]-[.G123])" office:value-type="float" office:value="65.934814453125">
            <text:p>65.9348144531</text:p>
          </table:table-cell>
          <table:table-cell table:formula="of:=ABS([.I124]-[.I123])" office:value-type="float" office:value="1.0224609375">
            <text:p>1.0224609375</text:p>
          </table:table-cell>
          <table:table-cell table:formula="of:=ABS([.J124]-[.J123])" office:value-type="float" office:value="0.169677734375">
            <text:p>0.1696777344</text:p>
          </table:table-cell>
          <table:table-cell table:formula="of:=ABS([.K124]-[.K123])" office:value-type="float" office:value="0.93017578125">
            <text:p>0.9301757813</text:p>
          </table:table-cell>
          <table:table-cell table:formula="of:=ABS([.L124]-[.L123])" office:value-type="float" office:value="0.055908203125">
            <text:p>0.0559082031</text:p>
          </table:table-cell>
          <table:table-cell table:formula="of:=ABS([.M124]-[.M123])" office:value-type="float" office:value="0.617919921875">
            <text:p>0.6179199219</text:p>
          </table:table-cell>
        </table:table-row>
        <table:table-row table:style-name="ro1">
          <table:table-cell office:value-type="float" office:value="271.67919921875">
            <text:p>271.6791992188</text:p>
          </table:table-cell>
          <table:table-cell office:value-type="float" office:value="214.474365234375">
            <text:p>214.4743652344</text:p>
          </table:table-cell>
          <table:table-cell office:value-type="float" office:value="222.034912109375">
            <text:p>222.0349121094</text:p>
          </table:table-cell>
          <table:table-cell office:value-type="float" office:value="290.961669921875">
            <text:p>290.9616699219</text:p>
          </table:table-cell>
          <table:table-cell office:value-type="float" office:value="140.780029296875">
            <text:p>140.7800292969</text:p>
          </table:table-cell>
          <table:table-cell office:value-type="float" office:value="526.537109375">
            <text:p>526.537109375</text:p>
          </table:table-cell>
          <table:table-cell office:value-type="float" office:value="95.304931640625">
            <text:p>95.3049316406</text:p>
          </table:table-cell>
          <table:table-cell office:value-type="float" office:value="966.772216796875">
            <text:p>966.7722167969</text:p>
          </table:table-cell>
          <table:table-cell table:formula="of:=ABS([.H125]-[.H124])" office:value-type="float" office:value="63.878662109375">
            <text:p>63.8786621094</text:p>
          </table:table-cell>
          <table:table-cell table:formula="of:=ABS([.F125]-[.F124])" office:value-type="float" office:value="54.242919921875">
            <text:p>54.2429199219</text:p>
          </table:table-cell>
          <table:table-cell table:formula="of:=ABS([.D125]-[.D124])" office:value-type="float" office:value="83.671875">
            <text:p>83.671875</text:p>
          </table:table-cell>
          <table:table-cell table:formula="of:=ABS([.E125]-[.E124])" office:value-type="float" office:value="33.071044921875">
            <text:p>33.0710449219</text:p>
          </table:table-cell>
          <table:table-cell table:formula="of:=ABS([.G125]-[.G124])" office:value-type="float" office:value="66.490966796875">
            <text:p>66.4909667969</text:p>
          </table:table-cell>
          <table:table-cell table:formula="of:=ABS([.I125]-[.I124])" office:value-type="float" office:value="0.103759765625">
            <text:p>0.1037597656</text:p>
          </table:table-cell>
          <table:table-cell table:formula="of:=ABS([.J125]-[.J124])" office:value-type="float" office:value="0.04443359375">
            <text:p>0.0444335938</text:p>
          </table:table-cell>
          <table:table-cell table:formula="of:=ABS([.K125]-[.K124])" office:value-type="float" office:value="1.79443359375">
            <text:p>1.7944335938</text:p>
          </table:table-cell>
          <table:table-cell table:formula="of:=ABS([.L125]-[.L124])" office:value-type="float" office:value="0.06201171875">
            <text:p>0.0620117188</text:p>
          </table:table-cell>
          <table:table-cell table:formula="of:=ABS([.M125]-[.M124])" office:value-type="float" office:value="0.55615234375">
            <text:p>0.5561523438</text:p>
          </table:table-cell>
        </table:table-row>
        <table:table-row table:style-name="ro1">
          <table:table-cell office:value-type="float" office:value="226.19580078125">
            <text:p>226.1958007813</text:p>
          </table:table-cell>
          <table:table-cell office:value-type="float" office:value="283.074951171875">
            <text:p>283.0749511719</text:p>
          </table:table-cell>
          <table:table-cell office:value-type="float" office:value="275.26708984375">
            <text:p>275.2670898438</text:p>
          </table:table-cell>
          <table:table-cell office:value-type="float" office:value="207.42919921875">
            <text:p>207.4291992188</text:p>
          </table:table-cell>
          <table:table-cell office:value-type="float" office:value="107.710693359375">
            <text:p>107.7106933594</text:p>
          </table:table-cell>
          <table:table-cell office:value-type="float" office:value="471.470947265625">
            <text:p>471.4709472656</text:p>
          </table:table-cell>
          <table:table-cell office:value-type="float" office:value="27.309814453125">
            <text:p>27.3098144531</text:p>
          </table:table-cell>
          <table:table-cell office:value-type="float" office:value="1030.73266601563">
            <text:p>1030.7326660156</text:p>
          </table:table-cell>
          <table:table-cell table:formula="of:=ABS([.H126]-[.H125])" office:value-type="float" office:value="63.960449218755">
            <text:p>63.9604492188</text:p>
          </table:table-cell>
          <table:table-cell table:formula="of:=ABS([.F126]-[.F125])" office:value-type="float" office:value="55.066162109375">
            <text:p>55.0661621094</text:p>
          </table:table-cell>
          <table:table-cell table:formula="of:=ABS([.D126]-[.D125])" office:value-type="float" office:value="83.532470703125">
            <text:p>83.5324707031</text:p>
          </table:table-cell>
          <table:table-cell table:formula="of:=ABS([.E126]-[.E125])" office:value-type="float" office:value="33.0693359375">
            <text:p>33.0693359375</text:p>
          </table:table-cell>
          <table:table-cell table:formula="of:=ABS([.G126]-[.G125])" office:value-type="float" office:value="67.9951171875">
            <text:p>67.9951171875</text:p>
          </table:table-cell>
          <table:table-cell table:formula="of:=ABS([.I126]-[.I125])" office:value-type="float" office:value="0.0817871093800022">
            <text:p>0.0817871094</text:p>
          </table:table-cell>
          <table:table-cell table:formula="of:=ABS([.J126]-[.J125])" office:value-type="float" office:value="0.8232421875">
            <text:p>0.8232421875</text:p>
          </table:table-cell>
          <table:table-cell table:formula="of:=ABS([.K126]-[.K125])" office:value-type="float" office:value="0.139404296875">
            <text:p>0.1394042969</text:p>
          </table:table-cell>
          <table:table-cell table:formula="of:=ABS([.L126]-[.L125])" office:value-type="float" office:value="0.001708984375">
            <text:p>0.0017089844</text:p>
          </table:table-cell>
          <table:table-cell table:formula="of:=ABS([.M126]-[.M125])" office:value-type="float" office:value="1.504150390625">
            <text:p>1.5041503906</text:p>
          </table:table-cell>
        </table:table-row>
        <table:table-row table:style-name="ro1">
          <table:table-cell office:value-type="float" office:value="271.591796875">
            <text:p>271.591796875</text:p>
          </table:table-cell>
          <table:table-cell office:value-type="float" office:value="212.568115234375">
            <text:p>212.5681152344</text:p>
          </table:table-cell>
          <table:table-cell office:value-type="float" office:value="222.470947265625">
            <text:p>222.4709472656</text:p>
          </table:table-cell>
          <table:table-cell office:value-type="float" office:value="290.89794921875">
            <text:p>290.8979492188</text:p>
          </table:table-cell>
          <table:table-cell office:value-type="float" office:value="140.55078125">
            <text:p>140.55078125</text:p>
          </table:table-cell>
          <table:table-cell office:value-type="float" office:value="527.39208984375">
            <text:p>527.3920898438</text:p>
          </table:table-cell>
          <table:table-cell office:value-type="float" office:value="95.23681640625">
            <text:p>95.2368164063</text:p>
          </table:table-cell>
          <table:table-cell office:value-type="float" office:value="967.8701171875">
            <text:p>967.8701171875</text:p>
          </table:table-cell>
          <table:table-cell table:formula="of:=ABS([.H127]-[.H126])" office:value-type="float" office:value="62.86254882813">
            <text:p>62.8625488281</text:p>
          </table:table-cell>
          <table:table-cell table:formula="of:=ABS([.F127]-[.F126])" office:value-type="float" office:value="55.921142578125">
            <text:p>55.9211425781</text:p>
          </table:table-cell>
          <table:table-cell table:formula="of:=ABS([.D127]-[.D126])" office:value-type="float" office:value="83.46875">
            <text:p>83.46875</text:p>
          </table:table-cell>
          <table:table-cell table:formula="of:=ABS([.E127]-[.E126])" office:value-type="float" office:value="32.840087890625">
            <text:p>32.8400878906</text:p>
          </table:table-cell>
          <table:table-cell table:formula="of:=ABS([.G127]-[.G126])" office:value-type="float" office:value="67.927001953125">
            <text:p>67.9270019531</text:p>
          </table:table-cell>
          <table:table-cell table:formula="of:=ABS([.I127]-[.I126])" office:value-type="float" office:value="1.097900390625">
            <text:p>1.0979003906</text:p>
          </table:table-cell>
          <table:table-cell table:formula="of:=ABS([.J127]-[.J126])" office:value-type="float" office:value="0.85498046875">
            <text:p>0.8549804688</text:p>
          </table:table-cell>
          <table:table-cell table:formula="of:=ABS([.K127]-[.K126])" office:value-type="float" office:value="0.063720703125">
            <text:p>0.0637207031</text:p>
          </table:table-cell>
          <table:table-cell table:formula="of:=ABS([.L127]-[.L126])" office:value-type="float" office:value="0.229248046875">
            <text:p>0.2292480469</text:p>
          </table:table-cell>
          <table:table-cell table:formula="of:=ABS([.M127]-[.M126])" office:value-type="float" office:value="0.068115234375">
            <text:p>0.0681152344</text:p>
          </table:table-cell>
        </table:table-row>
        <table:table-row table:style-name="ro1">
          <table:table-cell office:value-type="float" office:value="226.9521484375">
            <text:p>226.9521484375</text:p>
          </table:table-cell>
          <table:table-cell office:value-type="float" office:value="285.321044921875">
            <text:p>285.3210449219</text:p>
          </table:table-cell>
          <table:table-cell office:value-type="float" office:value="274.638916015625">
            <text:p>274.6389160156</text:p>
          </table:table-cell>
          <table:table-cell office:value-type="float" office:value="207.10595703125">
            <text:p>207.1059570313</text:p>
          </table:table-cell>
          <table:table-cell office:value-type="float" office:value="106.68115234375">
            <text:p>106.6811523438</text:p>
          </table:table-cell>
          <table:table-cell office:value-type="float" office:value="470.188232421875">
            <text:p>470.1882324219</text:p>
          </table:table-cell>
          <table:table-cell office:value-type="float" office:value="28.20166015625">
            <text:p>28.2016601563</text:p>
          </table:table-cell>
          <table:table-cell office:value-type="float" office:value="1030.8291015625">
            <text:p>1030.8291015625</text:p>
          </table:table-cell>
          <table:table-cell table:formula="of:=ABS([.H128]-[.H127])" office:value-type="float" office:value="62.958984375">
            <text:p>62.958984375</text:p>
          </table:table-cell>
          <table:table-cell table:formula="of:=ABS([.F128]-[.F127])" office:value-type="float" office:value="57.203857421875">
            <text:p>57.2038574219</text:p>
          </table:table-cell>
          <table:table-cell table:formula="of:=ABS([.D128]-[.D127])" office:value-type="float" office:value="83.7919921875">
            <text:p>83.7919921875</text:p>
          </table:table-cell>
          <table:table-cell table:formula="of:=ABS([.E128]-[.E127])" office:value-type="float" office:value="33.86962890625">
            <text:p>33.8696289063</text:p>
          </table:table-cell>
          <table:table-cell table:formula="of:=ABS([.G128]-[.G127])" office:value-type="float" office:value="67.03515625">
            <text:p>67.03515625</text:p>
          </table:table-cell>
          <table:table-cell table:formula="of:=ABS([.I128]-[.I127])" office:value-type="float" office:value="0.0964355468699978">
            <text:p>0.0964355469</text:p>
          </table:table-cell>
          <table:table-cell table:formula="of:=ABS([.J128]-[.J127])" office:value-type="float" office:value="1.28271484375">
            <text:p>1.2827148438</text:p>
          </table:table-cell>
          <table:table-cell table:formula="of:=ABS([.K128]-[.K127])" office:value-type="float" office:value="0.3232421875">
            <text:p>0.3232421875</text:p>
          </table:table-cell>
          <table:table-cell table:formula="of:=ABS([.L128]-[.L127])" office:value-type="float" office:value="1.029541015625">
            <text:p>1.0295410156</text:p>
          </table:table-cell>
          <table:table-cell table:formula="of:=ABS([.M128]-[.M127])" office:value-type="float" office:value="0.891845703125">
            <text:p>0.8918457031</text:p>
          </table:table-cell>
        </table:table-row>
        <table:table-row table:style-name="ro1">
          <table:table-cell office:value-type="float" office:value="271.164794921875">
            <text:p>271.1647949219</text:p>
          </table:table-cell>
          <table:table-cell office:value-type="float" office:value="212.020263671875">
            <text:p>212.0202636719</text:p>
          </table:table-cell>
          <table:table-cell office:value-type="float" office:value="222.935791015625">
            <text:p>222.9357910156</text:p>
          </table:table-cell>
          <table:table-cell office:value-type="float" office:value="290.613037109375">
            <text:p>290.6130371094</text:p>
          </table:table-cell>
          <table:table-cell office:value-type="float" office:value="140.96875">
            <text:p>140.96875</text:p>
          </table:table-cell>
          <table:table-cell office:value-type="float" office:value="527.7001953125">
            <text:p>527.7001953125</text:p>
          </table:table-cell>
          <table:table-cell office:value-type="float" office:value="94.313232421875">
            <text:p>94.3132324219</text:p>
          </table:table-cell>
          <table:table-cell office:value-type="float" office:value="966.865234375">
            <text:p>966.865234375</text:p>
          </table:table-cell>
          <table:table-cell table:formula="of:=ABS([.H129]-[.H128])" office:value-type="float" office:value="63.9638671875">
            <text:p>63.9638671875</text:p>
          </table:table-cell>
          <table:table-cell table:formula="of:=ABS([.F129]-[.F128])" office:value-type="float" office:value="57.511962890625">
            <text:p>57.5119628906</text:p>
          </table:table-cell>
          <table:table-cell table:formula="of:=ABS([.D129]-[.D128])" office:value-type="float" office:value="83.507080078125">
            <text:p>83.5070800781</text:p>
          </table:table-cell>
          <table:table-cell table:formula="of:=ABS([.E129]-[.E128])" office:value-type="float" office:value="34.28759765625">
            <text:p>34.2875976563</text:p>
          </table:table-cell>
          <table:table-cell table:formula="of:=ABS([.G129]-[.G128])" office:value-type="float" office:value="66.111572265625">
            <text:p>66.1115722656</text:p>
          </table:table-cell>
          <table:table-cell table:formula="of:=ABS([.I129]-[.I128])" office:value-type="float" office:value="1.0048828125">
            <text:p>1.0048828125</text:p>
          </table:table-cell>
          <table:table-cell table:formula="of:=ABS([.J129]-[.J128])" office:value-type="float" office:value="0.30810546875">
            <text:p>0.3081054688</text:p>
          </table:table-cell>
          <table:table-cell table:formula="of:=ABS([.K129]-[.K128])" office:value-type="float" office:value="0.284912109375">
            <text:p>0.2849121094</text:p>
          </table:table-cell>
          <table:table-cell table:formula="of:=ABS([.L129]-[.L128])" office:value-type="float" office:value="0.41796875">
            <text:p>0.41796875</text:p>
          </table:table-cell>
          <table:table-cell table:formula="of:=ABS([.M129]-[.M128])" office:value-type="float" office:value="0.923583984375">
            <text:p>0.9235839844</text:p>
          </table:table-cell>
        </table:table-row>
        <table:table-row table:style-name="ro1">
          <table:table-cell office:value-type="float" office:value="226.19921875">
            <text:p>226.19921875</text:p>
          </table:table-cell>
          <table:table-cell office:value-type="float" office:value="284.15283203125">
            <text:p>284.1528320313</text:p>
          </table:table-cell>
          <table:table-cell office:value-type="float" office:value="275.080322265625">
            <text:p>275.0803222656</text:p>
          </table:table-cell>
          <table:table-cell office:value-type="float" office:value="207.423828125">
            <text:p>207.423828125</text:p>
          </table:table-cell>
          <table:table-cell office:value-type="float" office:value="107.764892578125">
            <text:p>107.7648925781</text:p>
          </table:table-cell>
          <table:table-cell office:value-type="float" office:value="470.3369140625">
            <text:p>470.3369140625</text:p>
          </table:table-cell>
          <table:table-cell office:value-type="float" office:value="28.165771484375">
            <text:p>28.1657714844</text:p>
          </table:table-cell>
          <table:table-cell office:value-type="float" office:value="1031.6669921875">
            <text:p>1031.6669921875</text:p>
          </table:table-cell>
          <table:table-cell table:formula="of:=ABS([.H130]-[.H129])" office:value-type="float" office:value="64.8017578125">
            <text:p>64.8017578125</text:p>
          </table:table-cell>
          <table:table-cell table:formula="of:=ABS([.F130]-[.F129])" office:value-type="float" office:value="57.36328125">
            <text:p>57.36328125</text:p>
          </table:table-cell>
          <table:table-cell table:formula="of:=ABS([.D130]-[.D129])" office:value-type="float" office:value="83.189208984375">
            <text:p>83.1892089844</text:p>
          </table:table-cell>
          <table:table-cell table:formula="of:=ABS([.E130]-[.E129])" office:value-type="float" office:value="33.203857421875">
            <text:p>33.2038574219</text:p>
          </table:table-cell>
          <table:table-cell table:formula="of:=ABS([.G130]-[.G129])" office:value-type="float" office:value="66.1474609375">
            <text:p>66.1474609375</text:p>
          </table:table-cell>
          <table:table-cell table:formula="of:=ABS([.I130]-[.I129])" office:value-type="float" office:value="0.837890625">
            <text:p>0.837890625</text:p>
          </table:table-cell>
          <table:table-cell table:formula="of:=ABS([.J130]-[.J129])" office:value-type="float" office:value="0.148681640625">
            <text:p>0.1486816406</text:p>
          </table:table-cell>
          <table:table-cell table:formula="of:=ABS([.K130]-[.K129])" office:value-type="float" office:value="0.31787109375">
            <text:p>0.3178710938</text:p>
          </table:table-cell>
          <table:table-cell table:formula="of:=ABS([.L130]-[.L129])" office:value-type="float" office:value="1.083740234375">
            <text:p>1.0837402344</text:p>
          </table:table-cell>
          <table:table-cell table:formula="of:=ABS([.M130]-[.M129])" office:value-type="float" office:value="0.035888671875">
            <text:p>0.0358886719</text:p>
          </table:table-cell>
        </table:table-row>
        <table:table-row table:style-name="ro1">
          <table:table-cell office:value-type="float" office:value="269.804931640625">
            <text:p>269.8049316406</text:p>
          </table:table-cell>
          <table:table-cell office:value-type="float" office:value="213.07373046875">
            <text:p>213.0737304688</text:p>
          </table:table-cell>
          <table:table-cell office:value-type="float" office:value="221.812744140625">
            <text:p>221.8127441406</text:p>
          </table:table-cell>
          <table:table-cell office:value-type="float" office:value="290.049072265625">
            <text:p>290.0490722656</text:p>
          </table:table-cell>
          <table:table-cell office:value-type="float" office:value="139.923095703125">
            <text:p>139.9230957031</text:p>
          </table:table-cell>
          <table:table-cell office:value-type="float" office:value="527.656982421875">
            <text:p>527.6569824219</text:p>
          </table:table-cell>
          <table:table-cell office:value-type="float" office:value="95.27294921875">
            <text:p>95.2729492188</text:p>
          </table:table-cell>
          <table:table-cell office:value-type="float" office:value="966.855224609375">
            <text:p>966.8552246094</text:p>
          </table:table-cell>
          <table:table-cell table:formula="of:=ABS([.H131]-[.H130])" office:value-type="float" office:value="64.811767578125">
            <text:p>64.8117675781</text:p>
          </table:table-cell>
          <table:table-cell table:formula="of:=ABS([.F131]-[.F130])" office:value-type="float" office:value="57.320068359375">
            <text:p>57.3200683594</text:p>
          </table:table-cell>
          <table:table-cell table:formula="of:=ABS([.D131]-[.D130])" office:value-type="float" office:value="82.625244140625">
            <text:p>82.6252441406</text:p>
          </table:table-cell>
          <table:table-cell table:formula="of:=ABS([.E131]-[.E130])" office:value-type="float" office:value="32.158203125">
            <text:p>32.158203125</text:p>
          </table:table-cell>
          <table:table-cell table:formula="of:=ABS([.G131]-[.G130])" office:value-type="float" office:value="67.107177734375">
            <text:p>67.1071777344</text:p>
          </table:table-cell>
          <table:table-cell table:formula="of:=ABS([.I131]-[.I130])" office:value-type="float" office:value="0.010009765625">
            <text:p>0.0100097656</text:p>
          </table:table-cell>
          <table:table-cell table:formula="of:=ABS([.J131]-[.J130])" office:value-type="float" office:value="0.043212890625">
            <text:p>0.0432128906</text:p>
          </table:table-cell>
          <table:table-cell table:formula="of:=ABS([.K131]-[.K130])" office:value-type="float" office:value="0.56396484375">
            <text:p>0.5639648438</text:p>
          </table:table-cell>
          <table:table-cell table:formula="of:=ABS([.L131]-[.L130])" office:value-type="float" office:value="1.045654296875">
            <text:p>1.0456542969</text:p>
          </table:table-cell>
          <table:table-cell table:formula="of:=ABS([.M131]-[.M130])" office:value-type="float" office:value="0.959716796875">
            <text:p>0.9597167969</text:p>
          </table:table-cell>
        </table:table-row>
        <table:table-row table:style-name="ro1">
          <table:table-cell office:value-type="float" office:value="228.35986328125">
            <text:p>228.3598632813</text:p>
          </table:table-cell>
          <table:table-cell office:value-type="float" office:value="283.7900390625">
            <text:p>283.7900390625</text:p>
          </table:table-cell>
          <table:table-cell office:value-type="float" office:value="276.4501953125">
            <text:p>276.4501953125</text:p>
          </table:table-cell>
          <table:table-cell office:value-type="float" office:value="207.375">
            <text:p>207.375</text:p>
          </table:table-cell>
          <table:table-cell office:value-type="float" office:value="108.4619140625">
            <text:p>108.4619140625</text:p>
          </table:table-cell>
          <table:table-cell office:value-type="float" office:value="470.32421875">
            <text:p>470.32421875</text:p>
          </table:table-cell>
          <table:table-cell office:value-type="float" office:value="28.639892578125">
            <text:p>28.6398925781</text:p>
          </table:table-cell>
          <table:table-cell office:value-type="float" office:value="1030.67895507813">
            <text:p>1030.6789550781</text:p>
          </table:table-cell>
          <table:table-cell table:formula="of:=ABS([.H132]-[.H131])" office:value-type="float" office:value="63.823730468755">
            <text:p>63.8237304688</text:p>
          </table:table-cell>
          <table:table-cell table:formula="of:=ABS([.F132]-[.F131])" office:value-type="float" office:value="57.332763671875">
            <text:p>57.3327636719</text:p>
          </table:table-cell>
          <table:table-cell table:formula="of:=ABS([.D132]-[.D131])" office:value-type="float" office:value="82.674072265625">
            <text:p>82.6740722656</text:p>
          </table:table-cell>
          <table:table-cell table:formula="of:=ABS([.E132]-[.E131])" office:value-type="float" office:value="31.461181640625">
            <text:p>31.4611816406</text:p>
          </table:table-cell>
          <table:table-cell table:formula="of:=ABS([.G132]-[.G131])" office:value-type="float" office:value="66.633056640625">
            <text:p>66.6330566406</text:p>
          </table:table-cell>
          <table:table-cell table:formula="of:=ABS([.I132]-[.I131])" office:value-type="float" office:value="0.988037109369998">
            <text:p>0.9880371094</text:p>
          </table:table-cell>
          <table:table-cell table:formula="of:=ABS([.J132]-[.J131])" office:value-type="float" office:value="0.0126953125">
            <text:p>0.0126953125</text:p>
          </table:table-cell>
          <table:table-cell table:formula="of:=ABS([.K132]-[.K131])" office:value-type="float" office:value="0.048828125">
            <text:p>0.048828125</text:p>
          </table:table-cell>
          <table:table-cell table:formula="of:=ABS([.L132]-[.L131])" office:value-type="float" office:value="0.697021484375">
            <text:p>0.6970214844</text:p>
          </table:table-cell>
          <table:table-cell table:formula="of:=ABS([.M132]-[.M131])" office:value-type="float" office:value="0.47412109375">
            <text:p>0.4741210938</text:p>
          </table:table-cell>
        </table:table-row>
        <table:table-row table:style-name="ro1">
          <table:table-cell office:value-type="float" office:value="269.05712890625">
            <text:p>269.0571289063</text:p>
          </table:table-cell>
          <table:table-cell office:value-type="float" office:value="213.804931640625">
            <text:p>213.8049316406</text:p>
          </table:table-cell>
          <table:table-cell office:value-type="float" office:value="221.173828125">
            <text:p>221.173828125</text:p>
          </table:table-cell>
          <table:table-cell office:value-type="float" office:value="291.078857421875">
            <text:p>291.0788574219</text:p>
          </table:table-cell>
          <table:table-cell office:value-type="float" office:value="139.447265625">
            <text:p>139.447265625</text:p>
          </table:table-cell>
          <table:table-cell office:value-type="float" office:value="527.631103515625">
            <text:p>527.6311035156</text:p>
          </table:table-cell>
          <table:table-cell office:value-type="float" office:value="94.10693359375">
            <text:p>94.1069335938</text:p>
          </table:table-cell>
          <table:table-cell office:value-type="float" office:value="966.798095703125">
            <text:p>966.7980957031</text:p>
          </table:table-cell>
          <table:table-cell table:formula="of:=ABS([.H133]-[.H132])" office:value-type="float" office:value="63.880859375005">
            <text:p>63.880859375</text:p>
          </table:table-cell>
          <table:table-cell table:formula="of:=ABS([.F133]-[.F132])" office:value-type="float" office:value="57.306884765625">
            <text:p>57.3068847656</text:p>
          </table:table-cell>
          <table:table-cell table:formula="of:=ABS([.D133]-[.D132])" office:value-type="float" office:value="83.703857421875">
            <text:p>83.7038574219</text:p>
          </table:table-cell>
          <table:table-cell table:formula="of:=ABS([.E133]-[.E132])" office:value-type="float" office:value="30.9853515625">
            <text:p>30.9853515625</text:p>
          </table:table-cell>
          <table:table-cell table:formula="of:=ABS([.G133]-[.G132])" office:value-type="float" office:value="65.467041015625">
            <text:p>65.4670410156</text:p>
          </table:table-cell>
          <table:table-cell table:formula="of:=ABS([.I133]-[.I132])" office:value-type="float" office:value="0.05712890625">
            <text:p>0.0571289063</text:p>
          </table:table-cell>
          <table:table-cell table:formula="of:=ABS([.J133]-[.J132])" office:value-type="float" office:value="0.02587890625">
            <text:p>0.0258789063</text:p>
          </table:table-cell>
          <table:table-cell table:formula="of:=ABS([.K133]-[.K132])" office:value-type="float" office:value="1.02978515625">
            <text:p>1.0297851563</text:p>
          </table:table-cell>
          <table:table-cell table:formula="of:=ABS([.L133]-[.L132])" office:value-type="float" office:value="0.475830078125">
            <text:p>0.4758300781</text:p>
          </table:table-cell>
          <table:table-cell table:formula="of:=ABS([.M133]-[.M132])" office:value-type="float" office:value="1.166015625">
            <text:p>1.166015625</text:p>
          </table:table-cell>
        </table:table-row>
        <table:table-row table:style-name="ro1">
          <table:table-cell office:value-type="float" office:value="228.196044921875">
            <text:p>228.1960449219</text:p>
          </table:table-cell>
          <table:table-cell office:value-type="float" office:value="284.2021484375">
            <text:p>284.2021484375</text:p>
          </table:table-cell>
          <table:table-cell office:value-type="float" office:value="276.01318359375">
            <text:p>276.0131835938</text:p>
          </table:table-cell>
          <table:table-cell office:value-type="float" office:value="206.684814453125">
            <text:p>206.6848144531</text:p>
          </table:table-cell>
          <table:table-cell office:value-type="float" office:value="107.9091796875">
            <text:p>107.9091796875</text:p>
          </table:table-cell>
          <table:table-cell office:value-type="float" office:value="471.46484375">
            <text:p>471.46484375</text:p>
          </table:table-cell>
          <table:table-cell office:value-type="float" office:value="29.15478515625">
            <text:p>29.1547851563</text:p>
          </table:table-cell>
          <table:table-cell office:value-type="float" office:value="1030.58618164063">
            <text:p>1030.5861816406</text:p>
          </table:table-cell>
          <table:table-cell table:formula="of:=ABS([.H134]-[.H133])" office:value-type="float" office:value="63.788085937505">
            <text:p>63.7880859375</text:p>
          </table:table-cell>
          <table:table-cell table:formula="of:=ABS([.F134]-[.F133])" office:value-type="float" office:value="56.166259765625">
            <text:p>56.1662597656</text:p>
          </table:table-cell>
          <table:table-cell table:formula="of:=ABS([.D134]-[.D133])" office:value-type="float" office:value="84.39404296875">
            <text:p>84.3940429688</text:p>
          </table:table-cell>
          <table:table-cell table:formula="of:=ABS([.E134]-[.E133])" office:value-type="float" office:value="31.5380859375">
            <text:p>31.5380859375</text:p>
          </table:table-cell>
          <table:table-cell table:formula="of:=ABS([.G134]-[.G133])" office:value-type="float" office:value="64.9521484375">
            <text:p>64.9521484375</text:p>
          </table:table-cell>
          <table:table-cell table:formula="of:=ABS([.I134]-[.I133])" office:value-type="float" office:value="0.0927734375">
            <text:p>0.0927734375</text:p>
          </table:table-cell>
          <table:table-cell table:formula="of:=ABS([.J134]-[.J133])" office:value-type="float" office:value="1.140625">
            <text:p>1.140625</text:p>
          </table:table-cell>
          <table:table-cell table:formula="of:=ABS([.K134]-[.K133])" office:value-type="float" office:value="0.690185546875">
            <text:p>0.6901855469</text:p>
          </table:table-cell>
          <table:table-cell table:formula="of:=ABS([.L134]-[.L133])" office:value-type="float" office:value="0.552734375">
            <text:p>0.552734375</text:p>
          </table:table-cell>
          <table:table-cell table:formula="of:=ABS([.M134]-[.M133])" office:value-type="float" office:value="0.514892578125">
            <text:p>0.5148925781</text:p>
          </table:table-cell>
        </table:table-row>
        <table:table-row table:style-name="ro1">
          <table:table-cell office:value-type="float" office:value="269.303955078125">
            <text:p>269.3039550781</text:p>
          </table:table-cell>
          <table:table-cell office:value-type="float" office:value="212.488037109375">
            <text:p>212.4880371094</text:p>
          </table:table-cell>
          <table:table-cell office:value-type="float" office:value="220.689208984375">
            <text:p>220.6892089844</text:p>
          </table:table-cell>
          <table:table-cell office:value-type="float" office:value="290.862060546875">
            <text:p>290.8620605469</text:p>
          </table:table-cell>
          <table:table-cell office:value-type="float" office:value="140.62060546875">
            <text:p>140.6206054688</text:p>
          </table:table-cell>
          <table:table-cell office:value-type="float" office:value="526.346923828125">
            <text:p>526.3469238281</text:p>
          </table:table-cell>
          <table:table-cell office:value-type="float" office:value="93.25732421875">
            <text:p>93.2573242188</text:p>
          </table:table-cell>
          <table:table-cell office:value-type="float" office:value="967.8701171875">
            <text:p>967.8701171875</text:p>
          </table:table-cell>
          <table:table-cell table:formula="of:=ABS([.H135]-[.H134])" office:value-type="float" office:value="62.71606445313">
            <text:p>62.7160644531</text:p>
          </table:table-cell>
          <table:table-cell table:formula="of:=ABS([.F135]-[.F134])" office:value-type="float" office:value="54.882080078125">
            <text:p>54.8820800781</text:p>
          </table:table-cell>
          <table:table-cell table:formula="of:=ABS([.D135]-[.D134])" office:value-type="float" office:value="84.17724609375">
            <text:p>84.1772460938</text:p>
          </table:table-cell>
          <table:table-cell table:formula="of:=ABS([.E135]-[.E134])" office:value-type="float" office:value="32.71142578125">
            <text:p>32.7114257813</text:p>
          </table:table-cell>
          <table:table-cell table:formula="of:=ABS([.G135]-[.G134])" office:value-type="float" office:value="64.1025390625">
            <text:p>64.1025390625</text:p>
          </table:table-cell>
          <table:table-cell table:formula="of:=ABS([.I135]-[.I134])" office:value-type="float" office:value="1.072021484375">
            <text:p>1.0720214844</text:p>
          </table:table-cell>
          <table:table-cell table:formula="of:=ABS([.J135]-[.J134])" office:value-type="float" office:value="1.2841796875">
            <text:p>1.2841796875</text:p>
          </table:table-cell>
          <table:table-cell table:formula="of:=ABS([.K135]-[.K134])" office:value-type="float" office:value="0.216796875">
            <text:p>0.216796875</text:p>
          </table:table-cell>
          <table:table-cell table:formula="of:=ABS([.L135]-[.L134])" office:value-type="float" office:value="1.17333984375">
            <text:p>1.1733398438</text:p>
          </table:table-cell>
          <table:table-cell table:formula="of:=ABS([.M135]-[.M134])" office:value-type="float" office:value="0.849609375">
            <text:p>0.849609375</text:p>
          </table:table-cell>
        </table:table-row>
        <table:table-row table:style-name="ro1">
          <table:table-cell office:value-type="float" office:value="226.656005859375">
            <text:p>226.6560058594</text:p>
          </table:table-cell>
          <table:table-cell office:value-type="float" office:value="285.680908203125">
            <text:p>285.6809082031</text:p>
          </table:table-cell>
          <table:table-cell office:value-type="float" office:value="276.552978515625">
            <text:p>276.5529785156</text:p>
          </table:table-cell>
          <table:table-cell office:value-type="float" office:value="206.35400390625">
            <text:p>206.3540039063</text:p>
          </table:table-cell>
          <table:table-cell office:value-type="float" office:value="107.63916015625">
            <text:p>107.6391601563</text:p>
          </table:table-cell>
          <table:table-cell office:value-type="float" office:value="472.53857421875">
            <text:p>472.5385742188</text:p>
          </table:table-cell>
          <table:table-cell office:value-type="float" office:value="29.33251953125">
            <text:p>29.3325195313</text:p>
          </table:table-cell>
          <table:table-cell office:value-type="float" office:value="1029.96826171875">
            <text:p>1029.9682617188</text:p>
          </table:table-cell>
          <table:table-cell table:formula="of:=ABS([.H136]-[.H135])" office:value-type="float" office:value="62.09814453125">
            <text:p>62.0981445313</text:p>
          </table:table-cell>
          <table:table-cell table:formula="of:=ABS([.F136]-[.F135])" office:value-type="float" office:value="53.808349609375">
            <text:p>53.8083496094</text:p>
          </table:table-cell>
          <table:table-cell table:formula="of:=ABS([.D136]-[.D135])" office:value-type="float" office:value="84.508056640625">
            <text:p>84.5080566406</text:p>
          </table:table-cell>
          <table:table-cell table:formula="of:=ABS([.E136]-[.E135])" office:value-type="float" office:value="32.9814453125">
            <text:p>32.9814453125</text:p>
          </table:table-cell>
          <table:table-cell table:formula="of:=ABS([.G136]-[.G135])" office:value-type="float" office:value="63.9248046875">
            <text:p>63.9248046875</text:p>
          </table:table-cell>
          <table:table-cell table:formula="of:=ABS([.I136]-[.I135])" office:value-type="float" office:value="0.617919921880002">
            <text:p>0.6179199219</text:p>
          </table:table-cell>
          <table:table-cell table:formula="of:=ABS([.J136]-[.J135])" office:value-type="float" office:value="1.07373046875">
            <text:p>1.0737304688</text:p>
          </table:table-cell>
          <table:table-cell table:formula="of:=ABS([.K136]-[.K135])" office:value-type="float" office:value="0.330810546875">
            <text:p>0.3308105469</text:p>
          </table:table-cell>
          <table:table-cell table:formula="of:=ABS([.L136]-[.L135])" office:value-type="float" office:value="0.27001953125">
            <text:p>0.2700195313</text:p>
          </table:table-cell>
          <table:table-cell table:formula="of:=ABS([.M136]-[.M135])" office:value-type="float" office:value="0.177734375">
            <text:p>0.177734375</text:p>
          </table:table-cell>
        </table:table-row>
        <table:table-row table:style-name="ro1">
          <table:table-cell office:value-type="float" office:value="271.245849609375">
            <text:p>271.2458496094</text:p>
          </table:table-cell>
          <table:table-cell office:value-type="float" office:value="211.947998046875">
            <text:p>211.9479980469</text:p>
          </table:table-cell>
          <table:table-cell office:value-type="float" office:value="221.48388671875">
            <text:p>221.4838867188</text:p>
          </table:table-cell>
          <table:table-cell office:value-type="float" office:value="291.008056640625">
            <text:p>291.0080566406</text:p>
          </table:table-cell>
          <table:table-cell office:value-type="float" office:value="141.185791015625">
            <text:p>141.1857910156</text:p>
          </table:table-cell>
          <table:table-cell office:value-type="float" office:value="525.375732421875">
            <text:p>525.3757324219</text:p>
          </table:table-cell>
          <table:table-cell office:value-type="float" office:value="93.178955078125">
            <text:p>93.1789550781</text:p>
          </table:table-cell>
          <table:table-cell office:value-type="float" office:value="968.7158203125">
            <text:p>968.7158203125</text:p>
          </table:table-cell>
          <table:table-cell table:formula="of:=ABS([.H137]-[.H136])" office:value-type="float" office:value="61.25244140625">
            <text:p>61.2524414063</text:p>
          </table:table-cell>
          <table:table-cell table:formula="of:=ABS([.F137]-[.F136])" office:value-type="float" office:value="52.837158203125">
            <text:p>52.8371582031</text:p>
          </table:table-cell>
          <table:table-cell table:formula="of:=ABS([.D137]-[.D136])" office:value-type="float" office:value="84.654052734375">
            <text:p>84.6540527344</text:p>
          </table:table-cell>
          <table:table-cell table:formula="of:=ABS([.E137]-[.E136])" office:value-type="float" office:value="33.546630859375">
            <text:p>33.5466308594</text:p>
          </table:table-cell>
          <table:table-cell table:formula="of:=ABS([.G137]-[.G136])" office:value-type="float" office:value="63.846435546875">
            <text:p>63.8464355469</text:p>
          </table:table-cell>
          <table:table-cell table:formula="of:=ABS([.I137]-[.I136])" office:value-type="float" office:value="0.845703125">
            <text:p>0.845703125</text:p>
          </table:table-cell>
          <table:table-cell table:formula="of:=ABS([.J137]-[.J136])" office:value-type="float" office:value="0.97119140625">
            <text:p>0.9711914063</text:p>
          </table:table-cell>
          <table:table-cell table:formula="of:=ABS([.K137]-[.K136])" office:value-type="float" office:value="0.14599609375">
            <text:p>0.1459960938</text:p>
          </table:table-cell>
          <table:table-cell table:formula="of:=ABS([.L137]-[.L136])" office:value-type="float" office:value="0.565185546875">
            <text:p>0.5651855469</text:p>
          </table:table-cell>
          <table:table-cell table:formula="of:=ABS([.M137]-[.M136])" office:value-type="float" office:value="0.078369140625">
            <text:p>0.0783691406</text:p>
          </table:table-cell>
        </table:table-row>
        <table:table-row table:style-name="ro1">
          <table:table-cell office:value-type="float" office:value="226.361083984375">
            <text:p>226.3610839844</text:p>
          </table:table-cell>
          <table:table-cell office:value-type="float" office:value="286.30322265625">
            <text:p>286.3032226563</text:p>
          </table:table-cell>
          <table:table-cell office:value-type="float" office:value="274.546142578125">
            <text:p>274.5461425781</text:p>
          </table:table-cell>
          <table:table-cell office:value-type="float" office:value="206.197998046875">
            <text:p>206.1979980469</text:p>
          </table:table-cell>
          <table:table-cell office:value-type="float" office:value="106.589111328125">
            <text:p>106.5891113281</text:p>
          </table:table-cell>
          <table:table-cell office:value-type="float" office:value="472.55322265625">
            <text:p>472.5532226563</text:p>
          </table:table-cell>
          <table:table-cell office:value-type="float" office:value="29.359130859375">
            <text:p>29.3591308594</text:p>
          </table:table-cell>
          <table:table-cell office:value-type="float" office:value="1029.6728515625">
            <text:p>1029.6728515625</text:p>
          </table:table-cell>
          <table:table-cell table:formula="of:=ABS([.H138]-[.H137])" office:value-type="float" office:value="60.95703125">
            <text:p>60.95703125</text:p>
          </table:table-cell>
          <table:table-cell table:formula="of:=ABS([.F138]-[.F137])" office:value-type="float" office:value="52.822509765625">
            <text:p>52.8225097656</text:p>
          </table:table-cell>
          <table:table-cell table:formula="of:=ABS([.D138]-[.D137])" office:value-type="float" office:value="84.81005859375">
            <text:p>84.8100585938</text:p>
          </table:table-cell>
          <table:table-cell table:formula="of:=ABS([.E138]-[.E137])" office:value-type="float" office:value="34.5966796875">
            <text:p>34.5966796875</text:p>
          </table:table-cell>
          <table:table-cell table:formula="of:=ABS([.G138]-[.G137])" office:value-type="float" office:value="63.81982421875">
            <text:p>63.8198242188</text:p>
          </table:table-cell>
          <table:table-cell table:formula="of:=ABS([.I138]-[.I137])" office:value-type="float" office:value="0.29541015625">
            <text:p>0.2954101563</text:p>
          </table:table-cell>
          <table:table-cell table:formula="of:=ABS([.J138]-[.J137])" office:value-type="float" office:value="0.0146484375">
            <text:p>0.0146484375</text:p>
          </table:table-cell>
          <table:table-cell table:formula="of:=ABS([.K138]-[.K137])" office:value-type="float" office:value="0.156005859375">
            <text:p>0.1560058594</text:p>
          </table:table-cell>
          <table:table-cell table:formula="of:=ABS([.L138]-[.L137])" office:value-type="float" office:value="1.050048828125">
            <text:p>1.0500488281</text:p>
          </table:table-cell>
          <table:table-cell table:formula="of:=ABS([.M138]-[.M137])" office:value-type="float" office:value="0.026611328125">
            <text:p>0.0266113281</text:p>
          </table:table-cell>
        </table:table-row>
        <table:table-row table:style-name="ro1">
          <table:table-cell office:value-type="float" office:value="270.57421875">
            <text:p>270.57421875</text:p>
          </table:table-cell>
          <table:table-cell office:value-type="float" office:value="210.016845703125">
            <text:p>210.0168457031</text:p>
          </table:table-cell>
          <table:table-cell office:value-type="float" office:value="223.484130859375">
            <text:p>223.4841308594</text:p>
          </table:table-cell>
          <table:table-cell office:value-type="float" office:value="291.989013671875">
            <text:p>291.9890136719</text:p>
          </table:table-cell>
          <table:table-cell office:value-type="float" office:value="141.42529296875">
            <text:p>141.4252929688</text:p>
          </table:table-cell>
          <table:table-cell office:value-type="float" office:value="526.2021484375">
            <text:p>526.2021484375</text:p>
          </table:table-cell>
          <table:table-cell office:value-type="float" office:value="93.9482421875">
            <text:p>93.9482421875</text:p>
          </table:table-cell>
          <table:table-cell office:value-type="float" office:value="968.7099609375">
            <text:p>968.7099609375</text:p>
          </table:table-cell>
          <table:table-cell table:formula="of:=ABS([.H139]-[.H138])" office:value-type="float" office:value="60.962890625">
            <text:p>60.962890625</text:p>
          </table:table-cell>
          <table:table-cell table:formula="of:=ABS([.F139]-[.F138])" office:value-type="float" office:value="53.64892578125">
            <text:p>53.6489257813</text:p>
          </table:table-cell>
          <table:table-cell table:formula="of:=ABS([.D139]-[.D138])" office:value-type="float" office:value="85.791015625">
            <text:p>85.791015625</text:p>
          </table:table-cell>
          <table:table-cell table:formula="of:=ABS([.E139]-[.E138])" office:value-type="float" office:value="34.836181640625">
            <text:p>34.8361816406</text:p>
          </table:table-cell>
          <table:table-cell table:formula="of:=ABS([.G139]-[.G138])" office:value-type="float" office:value="64.589111328125">
            <text:p>64.5891113281</text:p>
          </table:table-cell>
          <table:table-cell table:formula="of:=ABS([.I139]-[.I138])" office:value-type="float" office:value="0.005859375">
            <text:p>0.005859375</text:p>
          </table:table-cell>
          <table:table-cell table:formula="of:=ABS([.J139]-[.J138])" office:value-type="float" office:value="0.826416015625">
            <text:p>0.8264160156</text:p>
          </table:table-cell>
          <table:table-cell table:formula="of:=ABS([.K139]-[.K138])" office:value-type="float" office:value="0.98095703125">
            <text:p>0.9809570313</text:p>
          </table:table-cell>
          <table:table-cell table:formula="of:=ABS([.L139]-[.L138])" office:value-type="float" office:value="0.239501953125">
            <text:p>0.2395019531</text:p>
          </table:table-cell>
          <table:table-cell table:formula="of:=ABS([.M139]-[.M138])" office:value-type="float" office:value="0.769287109375">
            <text:p>0.7692871094</text:p>
          </table:table-cell>
        </table:table-row>
        <table:table-row table:style-name="ro1">
          <table:table-cell office:value-type="float" office:value="226.69091796875">
            <text:p>226.6909179688</text:p>
          </table:table-cell>
          <table:table-cell office:value-type="float" office:value="285.90380859375">
            <text:p>285.9038085938</text:p>
          </table:table-cell>
          <table:table-cell office:value-type="float" office:value="274.03271484375">
            <text:p>274.0327148438</text:p>
          </table:table-cell>
          <table:table-cell office:value-type="float" office:value="204.93994140625">
            <text:p>204.9399414063</text:p>
          </table:table-cell>
          <table:table-cell office:value-type="float" office:value="106.475341796875">
            <text:p>106.4753417969</text:p>
          </table:table-cell>
          <table:table-cell office:value-type="float" office:value="471.569091796875">
            <text:p>471.5690917969</text:p>
          </table:table-cell>
          <table:table-cell office:value-type="float" office:value="29.587890625">
            <text:p>29.587890625</text:p>
          </table:table-cell>
          <table:table-cell office:value-type="float" office:value="1029.65185546875">
            <text:p>1029.6518554688</text:p>
          </table:table-cell>
          <table:table-cell table:formula="of:=ABS([.H140]-[.H139])" office:value-type="float" office:value="60.94189453125">
            <text:p>60.9418945313</text:p>
          </table:table-cell>
          <table:table-cell table:formula="of:=ABS([.F140]-[.F139])" office:value-type="float" office:value="54.633056640625">
            <text:p>54.6330566406</text:p>
          </table:table-cell>
          <table:table-cell table:formula="of:=ABS([.D140]-[.D139])" office:value-type="float" office:value="87.049072265625">
            <text:p>87.0490722656</text:p>
          </table:table-cell>
          <table:table-cell table:formula="of:=ABS([.E140]-[.E139])" office:value-type="float" office:value="34.949951171875">
            <text:p>34.9499511719</text:p>
          </table:table-cell>
          <table:table-cell table:formula="of:=ABS([.G140]-[.G139])" office:value-type="float" office:value="64.3603515625">
            <text:p>64.3603515625</text:p>
          </table:table-cell>
          <table:table-cell table:formula="of:=ABS([.I140]-[.I139])" office:value-type="float" office:value="0.02099609375">
            <text:p>0.0209960938</text:p>
          </table:table-cell>
          <table:table-cell table:formula="of:=ABS([.J140]-[.J139])" office:value-type="float" office:value="0.984130859375">
            <text:p>0.9841308594</text:p>
          </table:table-cell>
          <table:table-cell table:formula="of:=ABS([.K140]-[.K139])" office:value-type="float" office:value="1.258056640625">
            <text:p>1.2580566406</text:p>
          </table:table-cell>
          <table:table-cell table:formula="of:=ABS([.L140]-[.L139])" office:value-type="float" office:value="0.11376953125">
            <text:p>0.1137695313</text:p>
          </table:table-cell>
          <table:table-cell table:formula="of:=ABS([.M140]-[.M139])" office:value-type="float" office:value="0.228759765625">
            <text:p>0.2287597656</text:p>
          </table:table-cell>
        </table:table-row>
        <table:table-row table:style-name="ro1">
          <table:table-cell office:value-type="float" office:value="270.929931640625">
            <text:p>270.9299316406</text:p>
          </table:table-cell>
          <table:table-cell office:value-type="float" office:value="212.21484375">
            <text:p>212.21484375</text:p>
          </table:table-cell>
          <table:table-cell office:value-type="float" office:value="223.507080078125">
            <text:p>223.5070800781</text:p>
          </table:table-cell>
          <table:table-cell office:value-type="float" office:value="293.0341796875">
            <text:p>293.0341796875</text:p>
          </table:table-cell>
          <table:table-cell office:value-type="float" office:value="141.521240234375">
            <text:p>141.5212402344</text:p>
          </table:table-cell>
          <table:table-cell office:value-type="float" office:value="526.270751953125">
            <text:p>526.2707519531</text:p>
          </table:table-cell>
          <table:table-cell office:value-type="float" office:value="93.21923828125">
            <text:p>93.2192382813</text:p>
          </table:table-cell>
          <table:table-cell office:value-type="float" office:value="969.265869140625">
            <text:p>969.2658691406</text:p>
          </table:table-cell>
          <table:table-cell table:formula="of:=ABS([.H141]-[.H140])" office:value-type="float" office:value="60.385986328125">
            <text:p>60.3859863281</text:p>
          </table:table-cell>
          <table:table-cell table:formula="of:=ABS([.F141]-[.F140])" office:value-type="float" office:value="54.70166015625">
            <text:p>54.7016601563</text:p>
          </table:table-cell>
          <table:table-cell table:formula="of:=ABS([.D141]-[.D140])" office:value-type="float" office:value="88.09423828125">
            <text:p>88.0942382813</text:p>
          </table:table-cell>
          <table:table-cell table:formula="of:=ABS([.E141]-[.E140])" office:value-type="float" office:value="35.0458984375">
            <text:p>35.0458984375</text:p>
          </table:table-cell>
          <table:table-cell table:formula="of:=ABS([.G141]-[.G140])" office:value-type="float" office:value="63.63134765625">
            <text:p>63.6313476563</text:p>
          </table:table-cell>
          <table:table-cell table:formula="of:=ABS([.I141]-[.I140])" office:value-type="float" office:value="0.555908203125">
            <text:p>0.5559082031</text:p>
          </table:table-cell>
          <table:table-cell table:formula="of:=ABS([.J141]-[.J140])" office:value-type="float" office:value="0.068603515625">
            <text:p>0.0686035156</text:p>
          </table:table-cell>
          <table:table-cell table:formula="of:=ABS([.K141]-[.K140])" office:value-type="float" office:value="1.045166015625">
            <text:p>1.0451660156</text:p>
          </table:table-cell>
          <table:table-cell table:formula="of:=ABS([.L141]-[.L140])" office:value-type="float" office:value="0.095947265625">
            <text:p>0.0959472656</text:p>
          </table:table-cell>
          <table:table-cell table:formula="of:=ABS([.M141]-[.M140])" office:value-type="float" office:value="0.72900390625">
            <text:p>0.7290039063</text:p>
          </table:table-cell>
        </table:table-row>
        <table:table-row table:style-name="ro1">
          <table:table-cell office:value-type="float" office:value="227.079833984375">
            <text:p>227.0798339844</text:p>
          </table:table-cell>
          <table:table-cell office:value-type="float" office:value="284.863037109375">
            <text:p>284.8630371094</text:p>
          </table:table-cell>
          <table:table-cell office:value-type="float" office:value="274.331787109375">
            <text:p>274.3317871094</text:p>
          </table:table-cell>
          <table:table-cell office:value-type="float" office:value="204.27685546875">
            <text:p>204.2768554688</text:p>
          </table:table-cell>
          <table:table-cell office:value-type="float" office:value="106.338134765625">
            <text:p>106.3381347656</text:p>
          </table:table-cell>
          <table:table-cell office:value-type="float" office:value="471.713134765625">
            <text:p>471.7131347656</text:p>
          </table:table-cell>
          <table:table-cell office:value-type="float" office:value="29.3251953125">
            <text:p>29.3251953125</text:p>
          </table:table-cell>
          <table:table-cell office:value-type="float" office:value="1028.70288085938">
            <text:p>1028.7028808594</text:p>
          </table:table-cell>
          <table:table-cell table:formula="of:=ABS([.H142]-[.H141])" office:value-type="float" office:value="59.437011718755">
            <text:p>59.4370117188</text:p>
          </table:table-cell>
          <table:table-cell table:formula="of:=ABS([.F142]-[.F141])" office:value-type="float" office:value="54.5576171875">
            <text:p>54.5576171875</text:p>
          </table:table-cell>
          <table:table-cell table:formula="of:=ABS([.D142]-[.D141])" office:value-type="float" office:value="88.75732421875">
            <text:p>88.7573242188</text:p>
          </table:table-cell>
          <table:table-cell table:formula="of:=ABS([.E142]-[.E141])" office:value-type="float" office:value="35.18310546875">
            <text:p>35.1831054688</text:p>
          </table:table-cell>
          <table:table-cell table:formula="of:=ABS([.G142]-[.G141])" office:value-type="float" office:value="63.89404296875">
            <text:p>63.8940429688</text:p>
          </table:table-cell>
          <table:table-cell table:formula="of:=ABS([.I142]-[.I141])" office:value-type="float" office:value="0.948974609369998">
            <text:p>0.9489746094</text:p>
          </table:table-cell>
          <table:table-cell table:formula="of:=ABS([.J142]-[.J141])" office:value-type="float" office:value="0.14404296875">
            <text:p>0.1440429688</text:p>
          </table:table-cell>
          <table:table-cell table:formula="of:=ABS([.K142]-[.K141])" office:value-type="float" office:value="0.6630859375">
            <text:p>0.6630859375</text:p>
          </table:table-cell>
          <table:table-cell table:formula="of:=ABS([.L142]-[.L141])" office:value-type="float" office:value="0.13720703125">
            <text:p>0.1372070313</text:p>
          </table:table-cell>
          <table:table-cell table:formula="of:=ABS([.M142]-[.M141])" office:value-type="float" office:value="0.2626953125">
            <text:p>0.2626953125</text:p>
          </table:table-cell>
        </table:table-row>
        <table:table-row table:style-name="ro1">
          <table:table-cell office:value-type="float" office:value="269.1767578125">
            <text:p>269.1767578125</text:p>
          </table:table-cell>
          <table:table-cell office:value-type="float" office:value="212.041748046875">
            <text:p>212.0417480469</text:p>
          </table:table-cell>
          <table:table-cell office:value-type="float" office:value="221.901123046875">
            <text:p>221.9011230469</text:p>
          </table:table-cell>
          <table:table-cell office:value-type="float" office:value="293.151123046875">
            <text:p>293.1511230469</text:p>
          </table:table-cell>
          <table:table-cell office:value-type="float" office:value="141.4638671875">
            <text:p>141.4638671875</text:p>
          </table:table-cell>
          <table:table-cell office:value-type="float" office:value="526.034912109375">
            <text:p>526.0349121094</text:p>
          </table:table-cell>
          <table:table-cell office:value-type="float" office:value="94.308349609375">
            <text:p>94.3083496094</text:p>
          </table:table-cell>
          <table:table-cell office:value-type="float" office:value="968.872802734375">
            <text:p>968.8728027344</text:p>
          </table:table-cell>
          <table:table-cell table:formula="of:=ABS([.H143]-[.H142])" office:value-type="float" office:value="59.830078125005">
            <text:p>59.830078125</text:p>
          </table:table-cell>
          <table:table-cell table:formula="of:=ABS([.F143]-[.F142])" office:value-type="float" office:value="54.32177734375">
            <text:p>54.3217773438</text:p>
          </table:table-cell>
          <table:table-cell table:formula="of:=ABS([.D143]-[.D142])" office:value-type="float" office:value="88.874267578125">
            <text:p>88.8742675781</text:p>
          </table:table-cell>
          <table:table-cell table:formula="of:=ABS([.E143]-[.E142])" office:value-type="float" office:value="35.125732421875">
            <text:p>35.1257324219</text:p>
          </table:table-cell>
          <table:table-cell table:formula="of:=ABS([.G143]-[.G142])" office:value-type="float" office:value="64.983154296875">
            <text:p>64.9831542969</text:p>
          </table:table-cell>
          <table:table-cell table:formula="of:=ABS([.I143]-[.I142])" office:value-type="float" office:value="0.39306640625">
            <text:p>0.3930664063</text:p>
          </table:table-cell>
          <table:table-cell table:formula="of:=ABS([.J143]-[.J142])" office:value-type="float" office:value="0.23583984375">
            <text:p>0.2358398438</text:p>
          </table:table-cell>
          <table:table-cell table:formula="of:=ABS([.K143]-[.K142])" office:value-type="float" office:value="0.116943359375">
            <text:p>0.1169433594</text:p>
          </table:table-cell>
          <table:table-cell table:formula="of:=ABS([.L143]-[.L142])" office:value-type="float" office:value="0.057373046875">
            <text:p>0.0573730469</text:p>
          </table:table-cell>
          <table:table-cell table:formula="of:=ABS([.M143]-[.M142])" office:value-type="float" office:value="1.089111328125">
            <text:p>1.0891113281</text:p>
          </table:table-cell>
        </table:table-row>
        <table:table-row table:style-name="ro1">
          <table:table-cell office:value-type="float" office:value="228.01708984375">
            <text:p>228.0170898438</text:p>
          </table:table-cell>
          <table:table-cell office:value-type="float" office:value="285.453125">
            <text:p>285.453125</text:p>
          </table:table-cell>
          <table:table-cell office:value-type="float" office:value="275.599365234375">
            <text:p>275.5993652344</text:p>
          </table:table-cell>
          <table:table-cell office:value-type="float" office:value="205.283203125">
            <text:p>205.283203125</text:p>
          </table:table-cell>
          <table:table-cell office:value-type="float" office:value="107.512939453125">
            <text:p>107.5129394531</text:p>
          </table:table-cell>
          <table:table-cell office:value-type="float" office:value="472.4560546875">
            <text:p>472.4560546875</text:p>
          </table:table-cell>
          <table:table-cell office:value-type="float" office:value="29.24609375">
            <text:p>29.24609375</text:p>
          </table:table-cell>
          <table:table-cell office:value-type="float" office:value="1029.55908203125">
            <text:p>1029.5590820313</text:p>
          </table:table-cell>
          <table:table-cell table:formula="of:=ABS([.H144]-[.H143])" office:value-type="float" office:value="60.686279296875">
            <text:p>60.6862792969</text:p>
          </table:table-cell>
          <table:table-cell table:formula="of:=ABS([.F144]-[.F143])" office:value-type="float" office:value="53.578857421875">
            <text:p>53.5788574219</text:p>
          </table:table-cell>
          <table:table-cell table:formula="of:=ABS([.D144]-[.D143])" office:value-type="float" office:value="87.867919921875">
            <text:p>87.8679199219</text:p>
          </table:table-cell>
          <table:table-cell table:formula="of:=ABS([.E144]-[.E143])" office:value-type="float" office:value="33.950927734375">
            <text:p>33.9509277344</text:p>
          </table:table-cell>
          <table:table-cell table:formula="of:=ABS([.G144]-[.G143])" office:value-type="float" office:value="65.062255859375">
            <text:p>65.0622558594</text:p>
          </table:table-cell>
          <table:table-cell table:formula="of:=ABS([.I144]-[.I143])" office:value-type="float" office:value="0.856201171869998">
            <text:p>0.8562011719</text:p>
          </table:table-cell>
          <table:table-cell table:formula="of:=ABS([.J144]-[.J143])" office:value-type="float" office:value="0.742919921875">
            <text:p>0.7429199219</text:p>
          </table:table-cell>
          <table:table-cell table:formula="of:=ABS([.K144]-[.K143])" office:value-type="float" office:value="1.00634765625">
            <text:p>1.0063476563</text:p>
          </table:table-cell>
          <table:table-cell table:formula="of:=ABS([.L144]-[.L143])" office:value-type="float" office:value="1.1748046875">
            <text:p>1.1748046875</text:p>
          </table:table-cell>
          <table:table-cell table:formula="of:=ABS([.M144]-[.M143])" office:value-type="float" office:value="0.0791015625">
            <text:p>0.0791015625</text:p>
          </table:table-cell>
        </table:table-row>
        <table:table-row table:style-name="ro1">
          <table:table-cell office:value-type="float" office:value="269.10205078125">
            <text:p>269.1020507813</text:p>
          </table:table-cell>
          <table:table-cell office:value-type="float" office:value="212.71826171875">
            <text:p>212.7182617188</text:p>
          </table:table-cell>
          <table:table-cell office:value-type="float" office:value="221.80322265625">
            <text:p>221.8032226563</text:p>
          </table:table-cell>
          <table:table-cell office:value-type="float" office:value="291.829833984375">
            <text:p>291.8298339844</text:p>
          </table:table-cell>
          <table:table-cell office:value-type="float" office:value="141.270751953125">
            <text:p>141.2707519531</text:p>
          </table:table-cell>
          <table:table-cell office:value-type="float" office:value="524.652587890625">
            <text:p>524.6525878906</text:p>
          </table:table-cell>
          <table:table-cell office:value-type="float" office:value="94.097900390625">
            <text:p>94.0979003906</text:p>
          </table:table-cell>
          <table:table-cell office:value-type="float" office:value="968.96484375">
            <text:p>968.96484375</text:p>
          </table:table-cell>
          <table:table-cell table:formula="of:=ABS([.H145]-[.H144])" office:value-type="float" office:value="60.59423828125">
            <text:p>60.5942382813</text:p>
          </table:table-cell>
          <table:table-cell table:formula="of:=ABS([.F145]-[.F144])" office:value-type="float" office:value="52.196533203125">
            <text:p>52.1965332031</text:p>
          </table:table-cell>
          <table:table-cell table:formula="of:=ABS([.D145]-[.D144])" office:value-type="float" office:value="86.546630859375">
            <text:p>86.5466308594</text:p>
          </table:table-cell>
          <table:table-cell table:formula="of:=ABS([.E145]-[.E144])" office:value-type="float" office:value="33.7578125">
            <text:p>33.7578125</text:p>
          </table:table-cell>
          <table:table-cell table:formula="of:=ABS([.G145]-[.G144])" office:value-type="float" office:value="64.851806640625">
            <text:p>64.8518066406</text:p>
          </table:table-cell>
          <table:table-cell table:formula="of:=ABS([.I145]-[.I144])" office:value-type="float" office:value="0.092041015625">
            <text:p>0.0920410156</text:p>
          </table:table-cell>
          <table:table-cell table:formula="of:=ABS([.J145]-[.J144])" office:value-type="float" office:value="1.38232421875">
            <text:p>1.3823242188</text:p>
          </table:table-cell>
          <table:table-cell table:formula="of:=ABS([.K145]-[.K144])" office:value-type="float" office:value="1.3212890625">
            <text:p>1.3212890625</text:p>
          </table:table-cell>
          <table:table-cell table:formula="of:=ABS([.L145]-[.L144])" office:value-type="float" office:value="0.193115234375">
            <text:p>0.1931152344</text:p>
          </table:table-cell>
          <table:table-cell table:formula="of:=ABS([.M145]-[.M144])" office:value-type="float" office:value="0.21044921875">
            <text:p>0.2104492188</text:p>
          </table:table-cell>
        </table:table-row>
        <table:table-row table:style-name="ro1">
          <table:table-cell office:value-type="float" office:value="228.431640625">
            <text:p>228.431640625</text:p>
          </table:table-cell>
          <table:table-cell office:value-type="float" office:value="284.67919921875">
            <text:p>284.6791992188</text:p>
          </table:table-cell>
          <table:table-cell office:value-type="float" office:value="275.832763671875">
            <text:p>275.8327636719</text:p>
          </table:table-cell>
          <table:table-cell office:value-type="float" office:value="206.532958984375">
            <text:p>206.5329589844</text:p>
          </table:table-cell>
          <table:table-cell office:value-type="float" office:value="106.741943359375">
            <text:p>106.7419433594</text:p>
          </table:table-cell>
          <table:table-cell office:value-type="float" office:value="473.738037109375">
            <text:p>473.7380371094</text:p>
          </table:table-cell>
          <table:table-cell office:value-type="float" office:value="28.446044921875">
            <text:p>28.4460449219</text:p>
          </table:table-cell>
          <table:table-cell office:value-type="float" office:value="1029.5048828125">
            <text:p>1029.5048828125</text:p>
          </table:table-cell>
          <table:table-cell table:formula="of:=ABS([.H146]-[.H145])" office:value-type="float" office:value="60.5400390625">
            <text:p>60.5400390625</text:p>
          </table:table-cell>
          <table:table-cell table:formula="of:=ABS([.F146]-[.F145])" office:value-type="float" office:value="50.91455078125">
            <text:p>50.9145507813</text:p>
          </table:table-cell>
          <table:table-cell table:formula="of:=ABS([.D146]-[.D145])" office:value-type="float" office:value="85.296875">
            <text:p>85.296875</text:p>
          </table:table-cell>
          <table:table-cell table:formula="of:=ABS([.E146]-[.E145])" office:value-type="float" office:value="34.52880859375">
            <text:p>34.5288085938</text:p>
          </table:table-cell>
          <table:table-cell table:formula="of:=ABS([.G146]-[.G145])" office:value-type="float" office:value="65.65185546875">
            <text:p>65.6518554688</text:p>
          </table:table-cell>
          <table:table-cell table:formula="of:=ABS([.I146]-[.I145])" office:value-type="float" office:value="0.05419921875">
            <text:p>0.0541992188</text:p>
          </table:table-cell>
          <table:table-cell table:formula="of:=ABS([.J146]-[.J145])" office:value-type="float" office:value="1.281982421875">
            <text:p>1.2819824219</text:p>
          </table:table-cell>
          <table:table-cell table:formula="of:=ABS([.K146]-[.K145])" office:value-type="float" office:value="1.249755859375">
            <text:p>1.2497558594</text:p>
          </table:table-cell>
          <table:table-cell table:formula="of:=ABS([.L146]-[.L145])" office:value-type="float" office:value="0.77099609375">
            <text:p>0.7709960938</text:p>
          </table:table-cell>
          <table:table-cell table:formula="of:=ABS([.M146]-[.M145])" office:value-type="float" office:value="0.800048828125">
            <text:p>0.8000488281</text:p>
          </table:table-cell>
        </table:table-row>
        <table:table-row table:style-name="ro1">
          <table:table-cell office:value-type="float" office:value="268.9892578125">
            <text:p>268.9892578125</text:p>
          </table:table-cell>
          <table:table-cell office:value-type="float" office:value="213.714111328125">
            <text:p>213.7141113281</text:p>
          </table:table-cell>
          <table:table-cell office:value-type="float" office:value="221.874267578125">
            <text:p>221.8742675781</text:p>
          </table:table-cell>
          <table:table-cell office:value-type="float" office:value="290.966064453125">
            <text:p>290.9660644531</text:p>
          </table:table-cell>
          <table:table-cell office:value-type="float" office:value="142.270751953125">
            <text:p>142.2707519531</text:p>
          </table:table-cell>
          <table:table-cell office:value-type="float" office:value="524.350830078125">
            <text:p>524.3508300781</text:p>
          </table:table-cell>
          <table:table-cell office:value-type="float" office:value="95.218017578125">
            <text:p>95.2180175781</text:p>
          </table:table-cell>
          <table:table-cell office:value-type="float" office:value="969.10205078125">
            <text:p>969.1020507813</text:p>
          </table:table-cell>
          <table:table-cell table:formula="of:=ABS([.H147]-[.H146])" office:value-type="float" office:value="60.40283203125">
            <text:p>60.4028320313</text:p>
          </table:table-cell>
          <table:table-cell table:formula="of:=ABS([.F147]-[.F146])" office:value-type="float" office:value="50.61279296875">
            <text:p>50.6127929688</text:p>
          </table:table-cell>
          <table:table-cell table:formula="of:=ABS([.D147]-[.D146])" office:value-type="float" office:value="84.43310546875">
            <text:p>84.4331054688</text:p>
          </table:table-cell>
          <table:table-cell table:formula="of:=ABS([.E147]-[.E146])" office:value-type="float" office:value="35.52880859375">
            <text:p>35.5288085938</text:p>
          </table:table-cell>
          <table:table-cell table:formula="of:=ABS([.G147]-[.G146])" office:value-type="float" office:value="66.77197265625">
            <text:p>66.7719726563</text:p>
          </table:table-cell>
          <table:table-cell table:formula="of:=ABS([.I147]-[.I146])" office:value-type="float" office:value="0.13720703125">
            <text:p>0.1372070313</text:p>
          </table:table-cell>
          <table:table-cell table:formula="of:=ABS([.J147]-[.J146])" office:value-type="float" office:value="0.3017578125">
            <text:p>0.3017578125</text:p>
          </table:table-cell>
          <table:table-cell table:formula="of:=ABS([.K147]-[.K146])" office:value-type="float" office:value="0.86376953125">
            <text:p>0.8637695313</text:p>
          </table:table-cell>
          <table:table-cell table:formula="of:=ABS([.L147]-[.L146])" office:value-type="float" office:value="1">
            <text:p>1</text:p>
          </table:table-cell>
          <table:table-cell table:formula="of:=ABS([.M147]-[.M146])" office:value-type="float" office:value="1.1201171875">
            <text:p>1.1201171875</text:p>
          </table:table-cell>
        </table:table-row>
        <table:table-row table:style-name="ro1">
          <table:table-cell office:value-type="float" office:value="228.9169921875">
            <text:p>228.9169921875</text:p>
          </table:table-cell>
          <table:table-cell office:value-type="float" office:value="283.016845703125">
            <text:p>283.0168457031</text:p>
          </table:table-cell>
          <table:table-cell office:value-type="float" office:value="275.838134765625">
            <text:p>275.8381347656</text:p>
          </table:table-cell>
          <table:table-cell office:value-type="float" office:value="207.40478515625">
            <text:p>207.4047851563</text:p>
          </table:table-cell>
          <table:table-cell office:value-type="float" office:value="105.161865234375">
            <text:p>105.1618652344</text:p>
          </table:table-cell>
          <table:table-cell office:value-type="float" office:value="474.81396484375">
            <text:p>474.8139648438</text:p>
          </table:table-cell>
          <table:table-cell office:value-type="float" office:value="27.38623046875">
            <text:p>27.3862304688</text:p>
          </table:table-cell>
          <table:table-cell office:value-type="float" office:value="1028.72802734375">
            <text:p>1028.7280273438</text:p>
          </table:table-cell>
          <table:table-cell table:formula="of:=ABS([.H148]-[.H147])" office:value-type="float" office:value="59.6259765625">
            <text:p>59.6259765625</text:p>
          </table:table-cell>
          <table:table-cell table:formula="of:=ABS([.F148]-[.F147])" office:value-type="float" office:value="49.536865234375">
            <text:p>49.5368652344</text:p>
          </table:table-cell>
          <table:table-cell table:formula="of:=ABS([.D148]-[.D147])" office:value-type="float" office:value="83.561279296875">
            <text:p>83.5612792969</text:p>
          </table:table-cell>
          <table:table-cell table:formula="of:=ABS([.E148]-[.E147])" office:value-type="float" office:value="37.10888671875">
            <text:p>37.1088867188</text:p>
          </table:table-cell>
          <table:table-cell table:formula="of:=ABS([.G148]-[.G147])" office:value-type="float" office:value="67.831787109375">
            <text:p>67.8317871094</text:p>
          </table:table-cell>
          <table:table-cell table:formula="of:=ABS([.I148]-[.I147])" office:value-type="float" office:value="0.77685546875">
            <text:p>0.7768554688</text:p>
          </table:table-cell>
          <table:table-cell table:formula="of:=ABS([.J148]-[.J147])" office:value-type="float" office:value="1.075927734375">
            <text:p>1.0759277344</text:p>
          </table:table-cell>
          <table:table-cell table:formula="of:=ABS([.K148]-[.K147])" office:value-type="float" office:value="0.871826171875">
            <text:p>0.8718261719</text:p>
          </table:table-cell>
          <table:table-cell table:formula="of:=ABS([.L148]-[.L147])" office:value-type="float" office:value="1.580078125">
            <text:p>1.580078125</text:p>
          </table:table-cell>
          <table:table-cell table:formula="of:=ABS([.M148]-[.M147])" office:value-type="float" office:value="1.059814453125">
            <text:p>1.0598144531</text:p>
          </table:table-cell>
        </table:table-row>
        <table:table-row table:style-name="ro1">
          <table:table-cell office:value-type="float" office:value="269.454345703125">
            <text:p>269.4543457031</text:p>
          </table:table-cell>
          <table:table-cell office:value-type="float" office:value="213.212158203125">
            <text:p>213.2121582031</text:p>
          </table:table-cell>
          <table:table-cell office:value-type="float" office:value="221.156982421875">
            <text:p>221.1569824219</text:p>
          </table:table-cell>
          <table:table-cell office:value-type="float" office:value="289.9306640625">
            <text:p>289.9306640625</text:p>
          </table:table-cell>
          <table:table-cell office:value-type="float" office:value="142.655029296875">
            <text:p>142.6550292969</text:p>
          </table:table-cell>
          <table:table-cell office:value-type="float" office:value="524.111572265625">
            <text:p>524.1115722656</text:p>
          </table:table-cell>
          <table:table-cell office:value-type="float" office:value="94.91015625">
            <text:p>94.91015625</text:p>
          </table:table-cell>
          <table:table-cell office:value-type="float" office:value="969.830322265625">
            <text:p>969.8303222656</text:p>
          </table:table-cell>
          <table:table-cell table:formula="of:=ABS([.H149]-[.H148])" office:value-type="float" office:value="58.897705078125">
            <text:p>58.8977050781</text:p>
          </table:table-cell>
          <table:table-cell table:formula="of:=ABS([.F149]-[.F148])" office:value-type="float" office:value="49.297607421875">
            <text:p>49.2976074219</text:p>
          </table:table-cell>
          <table:table-cell table:formula="of:=ABS([.D149]-[.D148])" office:value-type="float" office:value="82.52587890625">
            <text:p>82.5258789063</text:p>
          </table:table-cell>
          <table:table-cell table:formula="of:=ABS([.E149]-[.E148])" office:value-type="float" office:value="37.4931640625">
            <text:p>37.4931640625</text:p>
          </table:table-cell>
          <table:table-cell table:formula="of:=ABS([.G149]-[.G148])" office:value-type="float" office:value="67.52392578125">
            <text:p>67.5239257813</text:p>
          </table:table-cell>
          <table:table-cell table:formula="of:=ABS([.I149]-[.I148])" office:value-type="float" office:value="0.728271484375">
            <text:p>0.7282714844</text:p>
          </table:table-cell>
          <table:table-cell table:formula="of:=ABS([.J149]-[.J148])" office:value-type="float" office:value="0.2392578125">
            <text:p>0.2392578125</text:p>
          </table:table-cell>
          <table:table-cell table:formula="of:=ABS([.K149]-[.K148])" office:value-type="float" office:value="1.035400390625">
            <text:p>1.0354003906</text:p>
          </table:table-cell>
          <table:table-cell table:formula="of:=ABS([.L149]-[.L148])" office:value-type="float" office:value="0.38427734375">
            <text:p>0.3842773438</text:p>
          </table:table-cell>
          <table:table-cell table:formula="of:=ABS([.M149]-[.M148])" office:value-type="float" office:value="0.307861328125">
            <text:p>0.3078613281</text:p>
          </table:table-cell>
        </table:table-row>
        <table:table-row table:style-name="ro1">
          <table:table-cell office:value-type="float" office:value="227.9580078125">
            <text:p>227.9580078125</text:p>
          </table:table-cell>
          <table:table-cell office:value-type="float" office:value="284.843017578125">
            <text:p>284.8430175781</text:p>
          </table:table-cell>
          <table:table-cell office:value-type="float" office:value="276.106201171875">
            <text:p>276.1062011719</text:p>
          </table:table-cell>
          <table:table-cell office:value-type="float" office:value="208.319091796875">
            <text:p>208.3190917969</text:p>
          </table:table-cell>
          <table:table-cell office:value-type="float" office:value="105.27197265625">
            <text:p>105.2719726563</text:p>
          </table:table-cell>
          <table:table-cell office:value-type="float" office:value="473.67578125">
            <text:p>473.67578125</text:p>
          </table:table-cell>
          <table:table-cell office:value-type="float" office:value="28.662353515625">
            <text:p>28.6623535156</text:p>
          </table:table-cell>
          <table:table-cell office:value-type="float" office:value="1027.65991210938">
            <text:p>1027.6599121094</text:p>
          </table:table-cell>
          <table:table-cell table:formula="of:=ABS([.H150]-[.H149])" office:value-type="float" office:value="57.829589843755">
            <text:p>57.8295898438</text:p>
          </table:table-cell>
          <table:table-cell table:formula="of:=ABS([.F150]-[.F149])" office:value-type="float" office:value="50.435791015625">
            <text:p>50.4357910156</text:p>
          </table:table-cell>
          <table:table-cell table:formula="of:=ABS([.D150]-[.D149])" office:value-type="float" office:value="81.611572265625">
            <text:p>81.6115722656</text:p>
          </table:table-cell>
          <table:table-cell table:formula="of:=ABS([.E150]-[.E149])" office:value-type="float" office:value="37.383056640625">
            <text:p>37.3830566406</text:p>
          </table:table-cell>
          <table:table-cell table:formula="of:=ABS([.G150]-[.G149])" office:value-type="float" office:value="66.247802734375">
            <text:p>66.2478027344</text:p>
          </table:table-cell>
          <table:table-cell table:formula="of:=ABS([.I150]-[.I149])" office:value-type="float" office:value="1.06811523437">
            <text:p>1.0681152344</text:p>
          </table:table-cell>
          <table:table-cell table:formula="of:=ABS([.J150]-[.J149])" office:value-type="float" office:value="1.13818359375">
            <text:p>1.1381835938</text:p>
          </table:table-cell>
          <table:table-cell table:formula="of:=ABS([.K150]-[.K149])" office:value-type="float" office:value="0.914306640625">
            <text:p>0.9143066406</text:p>
          </table:table-cell>
          <table:table-cell table:formula="of:=ABS([.L150]-[.L149])" office:value-type="float" office:value="0.110107421875">
            <text:p>0.1101074219</text:p>
          </table:table-cell>
          <table:table-cell table:formula="of:=ABS([.M150]-[.M149])" office:value-type="float" office:value="1.276123046875">
            <text:p>1.2761230469</text:p>
          </table:table-cell>
        </table:table-row>
        <table:table-row table:style-name="ro1">
          <table:table-cell office:value-type="float" office:value="269.9619140625">
            <text:p>269.9619140625</text:p>
          </table:table-cell>
          <table:table-cell office:value-type="float" office:value="212.510009765625">
            <text:p>212.5100097656</text:p>
          </table:table-cell>
          <table:table-cell office:value-type="float" office:value="221.48095703125">
            <text:p>221.4809570313</text:p>
          </table:table-cell>
          <table:table-cell office:value-type="float" office:value="289.823974609375">
            <text:p>289.8239746094</text:p>
          </table:table-cell>
          <table:table-cell office:value-type="float" office:value="142.663818359375">
            <text:p>142.6638183594</text:p>
          </table:table-cell>
          <table:table-cell office:value-type="float" office:value="525.208984375">
            <text:p>525.208984375</text:p>
          </table:table-cell>
          <table:table-cell office:value-type="float" office:value="94.802001953125">
            <text:p>94.8020019531</text:p>
          </table:table-cell>
          <table:table-cell office:value-type="float" office:value="969.804931640625">
            <text:p>969.8049316406</text:p>
          </table:table-cell>
          <table:table-cell table:formula="of:=ABS([.H151]-[.H150])" office:value-type="float" office:value="57.854980468755">
            <text:p>57.8549804688</text:p>
          </table:table-cell>
          <table:table-cell table:formula="of:=ABS([.F151]-[.F150])" office:value-type="float" office:value="51.533203125">
            <text:p>51.533203125</text:p>
          </table:table-cell>
          <table:table-cell table:formula="of:=ABS([.D151]-[.D150])" office:value-type="float" office:value="81.5048828125">
            <text:p>81.5048828125</text:p>
          </table:table-cell>
          <table:table-cell table:formula="of:=ABS([.E151]-[.E150])" office:value-type="float" office:value="37.391845703125">
            <text:p>37.3918457031</text:p>
          </table:table-cell>
          <table:table-cell table:formula="of:=ABS([.G151]-[.G150])" office:value-type="float" office:value="66.1396484375">
            <text:p>66.1396484375</text:p>
          </table:table-cell>
          <table:table-cell table:formula="of:=ABS([.I151]-[.I150])" office:value-type="float" office:value="0.025390625">
            <text:p>0.025390625</text:p>
          </table:table-cell>
          <table:table-cell table:formula="of:=ABS([.J151]-[.J150])" office:value-type="float" office:value="1.097412109375">
            <text:p>1.0974121094</text:p>
          </table:table-cell>
          <table:table-cell table:formula="of:=ABS([.K151]-[.K150])" office:value-type="float" office:value="0.106689453125">
            <text:p>0.1066894531</text:p>
          </table:table-cell>
          <table:table-cell table:formula="of:=ABS([.L151]-[.L150])" office:value-type="float" office:value="0.0087890625">
            <text:p>0.0087890625</text:p>
          </table:table-cell>
          <table:table-cell table:formula="of:=ABS([.M151]-[.M150])" office:value-type="float" office:value="0.108154296875">
            <text:p>0.1081542969</text:p>
          </table:table-cell>
        </table:table-row>
        <table:table-row table:style-name="ro1">
          <table:table-cell office:value-type="float" office:value="228.55126953125">
            <text:p>228.5512695313</text:p>
          </table:table-cell>
          <table:table-cell office:value-type="float" office:value="283.85302734375">
            <text:p>283.8530273438</text:p>
          </table:table-cell>
          <table:table-cell office:value-type="float" office:value="274.68408203125">
            <text:p>274.6840820313</text:p>
          </table:table-cell>
          <table:table-cell office:value-type="float" office:value="207.739990234375">
            <text:p>207.7399902344</text:p>
          </table:table-cell>
          <table:table-cell office:value-type="float" office:value="106.06591796875">
            <text:p>106.0659179688</text:p>
          </table:table-cell>
          <table:table-cell office:value-type="float" office:value="472.59326171875">
            <text:p>472.5932617188</text:p>
          </table:table-cell>
          <table:table-cell office:value-type="float" office:value="28.402099609375">
            <text:p>28.4020996094</text:p>
          </table:table-cell>
          <table:table-cell office:value-type="float" office:value="1028.72802734375">
            <text:p>1028.7280273438</text:p>
          </table:table-cell>
          <table:table-cell table:formula="of:=ABS([.H152]-[.H151])" office:value-type="float" office:value="58.923095703125">
            <text:p>58.9230957031</text:p>
          </table:table-cell>
          <table:table-cell table:formula="of:=ABS([.F152]-[.F151])" office:value-type="float" office:value="52.61572265625">
            <text:p>52.6157226563</text:p>
          </table:table-cell>
          <table:table-cell table:formula="of:=ABS([.D152]-[.D151])" office:value-type="float" office:value="82.083984375">
            <text:p>82.083984375</text:p>
          </table:table-cell>
          <table:table-cell table:formula="of:=ABS([.E152]-[.E151])" office:value-type="float" office:value="36.597900390625">
            <text:p>36.5979003906</text:p>
          </table:table-cell>
          <table:table-cell table:formula="of:=ABS([.G152]-[.G151])" office:value-type="float" office:value="66.39990234375">
            <text:p>66.3999023438</text:p>
          </table:table-cell>
          <table:table-cell table:formula="of:=ABS([.I152]-[.I151])" office:value-type="float" office:value="1.06811523437">
            <text:p>1.0681152344</text:p>
          </table:table-cell>
          <table:table-cell table:formula="of:=ABS([.J152]-[.J151])" office:value-type="float" office:value="1.08251953125">
            <text:p>1.0825195313</text:p>
          </table:table-cell>
          <table:table-cell table:formula="of:=ABS([.K152]-[.K151])" office:value-type="float" office:value="0.5791015625">
            <text:p>0.5791015625</text:p>
          </table:table-cell>
          <table:table-cell table:formula="of:=ABS([.L152]-[.L151])" office:value-type="float" office:value="0.7939453125">
            <text:p>0.7939453125</text:p>
          </table:table-cell>
          <table:table-cell table:formula="of:=ABS([.M152]-[.M151])" office:value-type="float" office:value="0.26025390625">
            <text:p>0.2602539063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3"/>
          <table:table-cell>
            <draw:frame table:end-cell-address="Sheet1.U178" table:end-x="0.1941in" table:end-y="0.0386in" draw:z-index="0" draw:name="Difference in Sync'd Times" draw:style-name="gr1" draw:text-style-name="P1" svg:width="20.1508in" svg:height="3.5429in" svg:x="1.1665in" svg:y="0.0516in">
              <draw:object draw:notify-on-update-of-ranges="Sheet1.I2:Sheet1.I152 Sheet1.J2:Sheet1.J152 Sheet1.K2:Sheet1.K152 Sheet1.L2:Sheet1.L152 Sheet1.M2:Sheet1.M1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9">
          <table:table-cell table:number-columns-repeated="18"/>
        </table:table-row>
        <table:table-row table:style-name="ro1">
          <table:table-cell table:number-columns-repeated="3"/>
          <table:table-cell>
            <draw:frame table:end-cell-address="Sheet1.U197" table:end-x="0.2067in" table:end-y="0.1661in" draw:z-index="1" draw:style-name="gr1" draw:text-style-name="P1" svg:width="20.1307in" svg:height="3.5429in" svg:x="1.1992in" svg:y="0.0016in">
              <draw:object draw:notify-on-update-of-ranges="Sheet1.N3:Sheet1.N152 Sheet1.O3:Sheet1.O152 Sheet1.P3:Sheet1.P152 Sheet1.Q3:Sheet1.Q152 Sheet1.R3:Sheet1.R15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</table:table>
      <table:table table:name="Sheet2" table:style-name="ta1" table:print="false">
        <table:table-column table:style-name="co6" table:number-columns-repeated="4" table:default-cell-style-name="Default"/>
        <table:table-row table:style-name="ro1">
          <table:table-cell office:value-type="float" office:value="31.25">
            <text:p>31.25</text:p>
          </table:table-cell>
          <table:table-cell table:number-columns-repeated="2"/>
          <table:table-cell>
            <draw:frame table:end-cell-address="Sheet2.V21" table:end-x="0.589in" table:end-y="0.013in" draw:z-index="0" draw:style-name="gr1" draw:text-style-name="P1" svg:width="16.5409in" svg:height="3.5433in" svg:x="0.0504in" svg:y="0.0256in">
              <draw:object draw:notify-on-update-of-ranges="Sheet2.A1:Sheet2.A28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9.90576171875">
            <text:p>29.9057617188</text:p>
          </table:table-cell>
          <table:table-cell table:formula="of:=ABS([.A2]-[.A1])" office:value-type="float" office:value="1.34423828125">
            <text:p>1.3442382813</text:p>
          </table:table-cell>
          <table:table-cell table:number-columns-repeated="2"/>
        </table:table-row>
        <table:table-row table:style-name="ro1">
          <table:table-cell office:value-type="float" office:value="32.55908203125">
            <text:p>32.5590820313</text:p>
          </table:table-cell>
          <table:table-cell table:formula="of:=ABS([.A3]-[.A2])" office:value-type="float" office:value="2.6533203125">
            <text:p>2.6533203125</text:p>
          </table:table-cell>
          <table:table-cell table:formula="of:=ABS([.B3]-[.B2])" office:value-type="float" office:value="1.30908203125">
            <text:p>1.3090820313</text:p>
          </table:table-cell>
          <table:table-cell/>
        </table:table-row>
        <table:table-row table:style-name="ro1">
          <table:table-cell office:value-type="float" office:value="29.580810546875">
            <text:p>29.5808105469</text:p>
          </table:table-cell>
          <table:table-cell table:formula="of:=ABS([.A4]-[.A3])" office:value-type="float" office:value="2.978271484375">
            <text:p>2.9782714844</text:p>
          </table:table-cell>
          <table:table-cell table:formula="of:=ABS([.B4]-[.B3])" office:value-type="float" office:value="0.324951171875">
            <text:p>0.3249511719</text:p>
          </table:table-cell>
          <table:table-cell/>
        </table:table-row>
        <table:table-row table:style-name="ro1">
          <table:table-cell office:value-type="float" office:value="32.951171875">
            <text:p>32.951171875</text:p>
          </table:table-cell>
          <table:table-cell table:formula="of:=ABS([.A5]-[.A4])" office:value-type="float" office:value="3.370361328125">
            <text:p>3.3703613281</text:p>
          </table:table-cell>
          <table:table-cell table:formula="of:=ABS([.B5]-[.B4])" office:value-type="float" office:value="0.39208984375">
            <text:p>0.3920898438</text:p>
          </table:table-cell>
          <table:table-cell/>
        </table:table-row>
        <table:table-row table:style-name="ro1">
          <table:table-cell office:value-type="float" office:value="29.22802734375">
            <text:p>29.2280273438</text:p>
          </table:table-cell>
          <table:table-cell table:formula="of:=ABS([.A6]-[.A5])" office:value-type="float" office:value="3.72314453125">
            <text:p>3.7231445313</text:p>
          </table:table-cell>
          <table:table-cell table:formula="of:=ABS([.B6]-[.B5])" office:value-type="float" office:value="0.352783203125">
            <text:p>0.3527832031</text:p>
          </table:table-cell>
          <table:table-cell/>
        </table:table-row>
        <table:table-row table:style-name="ro1">
          <table:table-cell office:value-type="float" office:value="28.73779296875">
            <text:p>28.7377929688</text:p>
          </table:table-cell>
          <table:table-cell table:formula="of:=ABS([.A7]-[.A6])" office:value-type="float" office:value="0.490234375">
            <text:p>0.490234375</text:p>
          </table:table-cell>
          <table:table-cell table:formula="of:=ABS([.B7]-[.B6])" office:value-type="float" office:value="3.23291015625">
            <text:p>3.2329101563</text:p>
          </table:table-cell>
          <table:table-cell/>
        </table:table-row>
        <table:table-row table:style-name="ro1">
          <table:table-cell office:value-type="float" office:value="33.448974609375">
            <text:p>33.4489746094</text:p>
          </table:table-cell>
          <table:table-cell table:formula="of:=ABS([.A8]-[.A7])" office:value-type="float" office:value="4.711181640625">
            <text:p>4.7111816406</text:p>
          </table:table-cell>
          <table:table-cell table:formula="of:=ABS([.B8]-[.B7])" office:value-type="float" office:value="4.220947265625">
            <text:p>4.2209472656</text:p>
          </table:table-cell>
          <table:table-cell/>
        </table:table-row>
        <table:table-row table:style-name="ro1">
          <table:table-cell office:value-type="float" office:value="28.56787109375">
            <text:p>28.5678710938</text:p>
          </table:table-cell>
          <table:table-cell table:formula="of:=ABS([.A9]-[.A8])" office:value-type="float" office:value="4.881103515625">
            <text:p>4.8811035156</text:p>
          </table:table-cell>
          <table:table-cell table:formula="of:=ABS([.B9]-[.B8])" office:value-type="float" office:value="0.169921875">
            <text:p>0.169921875</text:p>
          </table:table-cell>
          <table:table-cell/>
        </table:table-row>
        <table:table-row table:style-name="ro1">
          <table:table-cell office:value-type="float" office:value="32.6201171875">
            <text:p>32.6201171875</text:p>
          </table:table-cell>
          <table:table-cell table:formula="of:=ABS([.A10]-[.A9])" office:value-type="float" office:value="4.05224609375">
            <text:p>4.0522460938</text:p>
          </table:table-cell>
          <table:table-cell table:formula="of:=ABS([.B10]-[.B9])" office:value-type="float" office:value="0.828857421875">
            <text:p>0.8288574219</text:p>
          </table:table-cell>
          <table:table-cell/>
        </table:table-row>
        <table:table-row table:style-name="ro1">
          <table:table-cell office:value-type="float" office:value="28.659912109375">
            <text:p>28.6599121094</text:p>
          </table:table-cell>
          <table:table-cell table:formula="of:=ABS([.A11]-[.A10])" office:value-type="float" office:value="3.960205078125">
            <text:p>3.9602050781</text:p>
          </table:table-cell>
          <table:table-cell table:formula="of:=ABS([.B11]-[.B10])" office:value-type="float" office:value="0.092041015625">
            <text:p>0.0920410156</text:p>
          </table:table-cell>
          <table:table-cell/>
        </table:table-row>
        <table:table-row table:style-name="ro1">
          <table:table-cell office:value-type="float" office:value="33.494873046875">
            <text:p>33.4948730469</text:p>
          </table:table-cell>
          <table:table-cell table:formula="of:=ABS([.A12]-[.A11])" office:value-type="float" office:value="4.8349609375">
            <text:p>4.8349609375</text:p>
          </table:table-cell>
          <table:table-cell table:formula="of:=ABS([.B12]-[.B11])" office:value-type="float" office:value="0.874755859375">
            <text:p>0.8747558594</text:p>
          </table:table-cell>
          <table:table-cell/>
        </table:table-row>
        <table:table-row table:style-name="ro1">
          <table:table-cell office:value-type="float" office:value="27.59716796875">
            <text:p>27.5971679688</text:p>
          </table:table-cell>
          <table:table-cell table:formula="of:=ABS([.A13]-[.A12])" office:value-type="float" office:value="5.897705078125">
            <text:p>5.8977050781</text:p>
          </table:table-cell>
          <table:table-cell table:formula="of:=ABS([.B13]-[.B12])" office:value-type="float" office:value="1.062744140625">
            <text:p>1.0627441406</text:p>
          </table:table-cell>
          <table:table-cell/>
        </table:table-row>
        <table:table-row table:style-name="ro1">
          <table:table-cell office:value-type="float" office:value="34.5771484375">
            <text:p>34.5771484375</text:p>
          </table:table-cell>
          <table:table-cell table:formula="of:=ABS([.A14]-[.A13])" office:value-type="float" office:value="6.97998046875">
            <text:p>6.9799804688</text:p>
          </table:table-cell>
          <table:table-cell table:formula="of:=ABS([.B14]-[.B13])" office:value-type="float" office:value="1.082275390625">
            <text:p>1.0822753906</text:p>
          </table:table-cell>
          <table:table-cell/>
        </table:table-row>
        <table:table-row table:style-name="ro1">
          <table:table-cell office:value-type="float" office:value="27.577880859375">
            <text:p>27.5778808594</text:p>
          </table:table-cell>
          <table:table-cell table:formula="of:=ABS([.A15]-[.A14])" office:value-type="float" office:value="6.999267578125">
            <text:p>6.9992675781</text:p>
          </table:table-cell>
          <table:table-cell table:formula="of:=ABS([.B15]-[.B14])" office:value-type="float" office:value="0.019287109375">
            <text:p>0.0192871094</text:p>
          </table:table-cell>
          <table:table-cell/>
        </table:table-row>
        <table:table-row table:style-name="ro1">
          <table:table-cell office:value-type="float" office:value="34.72900390625">
            <text:p>34.7290039063</text:p>
          </table:table-cell>
          <table:table-cell table:formula="of:=ABS([.A16]-[.A15])" office:value-type="float" office:value="7.151123046875">
            <text:p>7.1511230469</text:p>
          </table:table-cell>
          <table:table-cell table:formula="of:=ABS([.B16]-[.B15])" office:value-type="float" office:value="0.15185546875">
            <text:p>0.1518554688</text:p>
          </table:table-cell>
          <table:table-cell/>
        </table:table-row>
        <table:table-row table:style-name="ro1">
          <table:table-cell office:value-type="float" office:value="26.509033203125">
            <text:p>26.5090332031</text:p>
          </table:table-cell>
          <table:table-cell table:formula="of:=ABS([.A17]-[.A16])" office:value-type="float" office:value="8.219970703125">
            <text:p>8.2199707031</text:p>
          </table:table-cell>
          <table:table-cell table:formula="of:=ABS([.B17]-[.B16])" office:value-type="float" office:value="1.06884765625">
            <text:p>1.0688476563</text:p>
          </table:table-cell>
          <table:table-cell/>
        </table:table-row>
        <table:table-row table:style-name="ro1">
          <table:table-cell office:value-type="float" office:value="35.516845703125">
            <text:p>35.5168457031</text:p>
          </table:table-cell>
          <table:table-cell table:formula="of:=ABS([.A18]-[.A17])" office:value-type="float" office:value="9.0078125">
            <text:p>9.0078125</text:p>
          </table:table-cell>
          <table:table-cell table:formula="of:=ABS([.B18]-[.B17])" office:value-type="float" office:value="0.787841796875">
            <text:p>0.7878417969</text:p>
          </table:table-cell>
          <table:table-cell/>
        </table:table-row>
        <table:table-row table:style-name="ro1">
          <table:table-cell office:value-type="float" office:value="25.555908203125">
            <text:p>25.5559082031</text:p>
          </table:table-cell>
          <table:table-cell table:formula="of:=ABS([.A19]-[.A18])" office:value-type="float" office:value="9.9609375">
            <text:p>9.9609375</text:p>
          </table:table-cell>
          <table:table-cell table:formula="of:=ABS([.B19]-[.B18])" office:value-type="float" office:value="0.953125">
            <text:p>0.953125</text:p>
          </table:table-cell>
          <table:table-cell/>
        </table:table-row>
        <table:table-row table:style-name="ro1">
          <table:table-cell office:value-type="float" office:value="35.64697265625">
            <text:p>35.6469726563</text:p>
          </table:table-cell>
          <table:table-cell table:formula="of:=ABS([.A20]-[.A19])" office:value-type="float" office:value="10.091064453125">
            <text:p>10.0910644531</text:p>
          </table:table-cell>
          <table:table-cell table:formula="of:=ABS([.B20]-[.B19])" office:value-type="float" office:value="0.130126953125">
            <text:p>0.1301269531</text:p>
          </table:table-cell>
          <table:table-cell>
            <draw:frame table:end-cell-address="Sheet2.V39" table:end-x="0.5886in" table:end-y="0.1661in" draw:z-index="1" draw:style-name="gr1" draw:text-style-name="P1" svg:width="16.5764in" svg:height="3.5429in" svg:x="0.0146in" svg:y="0.0016in">
              <draw:object draw:notify-on-update-of-ranges="Sheet2.B2:Sheet2.B28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6.728759765625">
            <text:p>26.7287597656</text:p>
          </table:table-cell>
          <table:table-cell table:formula="of:=ABS([.A21]-[.A20])" office:value-type="float" office:value="8.918212890625">
            <text:p>8.9182128906</text:p>
          </table:table-cell>
          <table:table-cell table:formula="of:=ABS([.B21]-[.B20])" office:value-type="float" office:value="1.1728515625">
            <text:p>1.1728515625</text:p>
          </table:table-cell>
          <table:table-cell/>
        </table:table-row>
        <table:table-row table:style-name="ro1">
          <table:table-cell office:value-type="float" office:value="32.51416015625">
            <text:p>32.5141601563</text:p>
          </table:table-cell>
          <table:table-cell table:formula="of:=ABS([.A22]-[.A21])" office:value-type="float" office:value="5.785400390625">
            <text:p>5.7854003906</text:p>
          </table:table-cell>
          <table:table-cell table:formula="of:=ABS([.B22]-[.B21])" office:value-type="float" office:value="3.1328125">
            <text:p>3.1328125</text:p>
          </table:table-cell>
          <table:table-cell/>
        </table:table-row>
        <table:table-row table:style-name="ro1">
          <table:table-cell office:value-type="float" office:value="29.531982421875">
            <text:p>29.5319824219</text:p>
          </table:table-cell>
          <table:table-cell table:formula="of:=ABS([.A23]-[.A22])" office:value-type="float" office:value="2.982177734375">
            <text:p>2.9821777344</text:p>
          </table:table-cell>
          <table:table-cell table:formula="of:=ABS([.B23]-[.B22])" office:value-type="float" office:value="2.80322265625">
            <text:p>2.8032226563</text:p>
          </table:table-cell>
          <table:table-cell/>
        </table:table-row>
        <table:table-row table:style-name="ro1">
          <table:table-cell office:value-type="float" office:value="27.03515625">
            <text:p>27.03515625</text:p>
          </table:table-cell>
          <table:table-cell table:formula="of:=ABS([.A24]-[.A23])" office:value-type="float" office:value="2.496826171875">
            <text:p>2.4968261719</text:p>
          </table:table-cell>
          <table:table-cell table:formula="of:=ABS([.B24]-[.B23])" office:value-type="float" office:value="0.4853515625">
            <text:p>0.4853515625</text:p>
          </table:table-cell>
          <table:table-cell/>
        </table:table-row>
        <table:table-row table:style-name="ro1">
          <table:table-cell office:value-type="float" office:value="35.1572265625">
            <text:p>35.1572265625</text:p>
          </table:table-cell>
          <table:table-cell table:formula="of:=ABS([.A25]-[.A24])" office:value-type="float" office:value="8.1220703125">
            <text:p>8.1220703125</text:p>
          </table:table-cell>
          <table:table-cell table:formula="of:=ABS([.B25]-[.B24])" office:value-type="float" office:value="5.625244140625">
            <text:p>5.6252441406</text:p>
          </table:table-cell>
          <table:table-cell/>
        </table:table-row>
        <table:table-row table:style-name="ro1">
          <table:table-cell office:value-type="float" office:value="23.605712890625">
            <text:p>23.6057128906</text:p>
          </table:table-cell>
          <table:table-cell table:formula="of:=ABS([.A26]-[.A25])" office:value-type="float" office:value="11.551513671875">
            <text:p>11.5515136719</text:p>
          </table:table-cell>
          <table:table-cell table:formula="of:=ABS([.B26]-[.B25])" office:value-type="float" office:value="3.429443359375">
            <text:p>3.4294433594</text:p>
          </table:table-cell>
          <table:table-cell/>
        </table:table-row>
        <table:table-row table:style-name="ro1">
          <table:table-cell office:value-type="float" office:value="38.696044921875">
            <text:p>38.6960449219</text:p>
          </table:table-cell>
          <table:table-cell table:formula="of:=ABS([.A27]-[.A26])" office:value-type="float" office:value="15.09033203125">
            <text:p>15.0903320313</text:p>
          </table:table-cell>
          <table:table-cell table:formula="of:=ABS([.B27]-[.B26])" office:value-type="float" office:value="3.538818359375">
            <text:p>3.5388183594</text:p>
          </table:table-cell>
          <table:table-cell/>
        </table:table-row>
        <table:table-row table:style-name="ro1">
          <table:table-cell office:value-type="float" office:value="23.48193359375">
            <text:p>23.4819335938</text:p>
          </table:table-cell>
          <table:table-cell table:formula="of:=ABS([.A28]-[.A27])" office:value-type="float" office:value="15.214111328125">
            <text:p>15.2141113281</text:p>
          </table:table-cell>
          <table:table-cell table:formula="of:=ABS([.B28]-[.B27])" office:value-type="float" office:value="0.123779296875">
            <text:p>0.1237792969</text:p>
          </table:table-cell>
          <table:table-cell/>
        </table:table-row>
        <table:table-row table:style-name="ro1">
          <table:table-cell office:value-type="float" office:value="37.208984375">
            <text:p>37.208984375</text:p>
          </table:table-cell>
          <table:table-cell table:formula="of:=ABS([.A29]-[.A28])" office:value-type="float" office:value="13.72705078125">
            <text:p>13.7270507813</text:p>
          </table:table-cell>
          <table:table-cell table:formula="of:=ABS([.B29]-[.B28])" office:value-type="float" office:value="1.487060546875">
            <text:p>1.4870605469</text:p>
          </table:table-cell>
          <table:table-cell/>
        </table:table-row>
        <table:table-row table:style-name="ro1">
          <table:table-cell office:value-type="float" office:value="24.0498046875">
            <text:p>24.0498046875</text:p>
          </table:table-cell>
          <table:table-cell table:formula="of:=ABS([.A30]-[.A29])" office:value-type="float" office:value="13.1591796875">
            <text:p>13.1591796875</text:p>
          </table:table-cell>
          <table:table-cell table:formula="of:=ABS([.B30]-[.B29])" office:value-type="float" office:value="0.56787109375">
            <text:p>0.5678710938</text:p>
          </table:table-cell>
          <table:table-cell/>
        </table:table-row>
        <table:table-row table:style-name="ro1">
          <table:table-cell office:value-type="float" office:value="33.580322265625">
            <text:p>33.5803222656</text:p>
          </table:table-cell>
          <table:table-cell table:formula="of:=ABS([.A31]-[.A30])" office:value-type="float" office:value="9.530517578125">
            <text:p>9.5305175781</text:p>
          </table:table-cell>
          <table:table-cell table:formula="of:=ABS([.B31]-[.B30])" office:value-type="float" office:value="3.628662109375">
            <text:p>3.6286621094</text:p>
          </table:table-cell>
          <table:table-cell/>
        </table:table-row>
        <table:table-row table:style-name="ro1">
          <table:table-cell office:value-type="float" office:value="28.514892578125">
            <text:p>28.5148925781</text:p>
          </table:table-cell>
          <table:table-cell table:formula="of:=ABS([.A32]-[.A31])" office:value-type="float" office:value="5.0654296875">
            <text:p>5.0654296875</text:p>
          </table:table-cell>
          <table:table-cell table:formula="of:=ABS([.B32]-[.B31])" office:value-type="float" office:value="4.465087890625">
            <text:p>4.4650878906</text:p>
          </table:table-cell>
          <table:table-cell/>
        </table:table-row>
        <table:table-row table:style-name="ro1">
          <table:table-cell office:value-type="float" office:value="30.397216796875">
            <text:p>30.3972167969</text:p>
          </table:table-cell>
          <table:table-cell table:formula="of:=ABS([.A33]-[.A32])" office:value-type="float" office:value="1.88232421875">
            <text:p>1.8823242188</text:p>
          </table:table-cell>
          <table:table-cell table:formula="of:=ABS([.B33]-[.B32])" office:value-type="float" office:value="3.18310546875">
            <text:p>3.1831054688</text:p>
          </table:table-cell>
          <table:table-cell/>
        </table:table-row>
        <table:table-row table:style-name="ro1">
          <table:table-cell office:value-type="float" office:value="30.787109375">
            <text:p>30.787109375</text:p>
          </table:table-cell>
          <table:table-cell table:formula="of:=ABS([.A34]-[.A33])" office:value-type="float" office:value="0.389892578125">
            <text:p>0.3898925781</text:p>
          </table:table-cell>
          <table:table-cell table:formula="of:=ABS([.B34]-[.B33])" office:value-type="float" office:value="1.492431640625">
            <text:p>1.4924316406</text:p>
          </table:table-cell>
          <table:table-cell/>
        </table:table-row>
        <table:table-row table:style-name="ro1">
          <table:table-cell office:value-type="float" office:value="27.11474609375">
            <text:p>27.1147460938</text:p>
          </table:table-cell>
          <table:table-cell table:formula="of:=ABS([.A35]-[.A34])" office:value-type="float" office:value="3.67236328125">
            <text:p>3.6723632813</text:p>
          </table:table-cell>
          <table:table-cell table:formula="of:=ABS([.B35]-[.B34])" office:value-type="float" office:value="3.282470703125">
            <text:p>3.2824707031</text:p>
          </table:table-cell>
          <table:table-cell/>
        </table:table-row>
        <table:table-row table:style-name="ro1">
          <table:table-cell office:value-type="float" office:value="2.975830078125">
            <text:p>2.9758300781</text:p>
          </table:table-cell>
          <table:table-cell table:formula="of:=ABS([.A36]-[.A35])" office:value-type="float" office:value="24.138916015625">
            <text:p>24.1389160156</text:p>
          </table:table-cell>
          <table:table-cell table:formula="of:=ABS([.B36]-[.B35])" office:value-type="float" office:value="20.466552734375">
            <text:p>20.4665527344</text:p>
          </table:table-cell>
          <table:table-cell/>
        </table:table-row>
        <table:table-row table:style-name="ro1">
          <table:table-cell office:value-type="float" office:value="38.1669921875">
            <text:p>38.1669921875</text:p>
          </table:table-cell>
          <table:table-cell table:formula="of:=ABS([.A37]-[.A36])" office:value-type="float" office:value="35.191162109375">
            <text:p>35.1911621094</text:p>
          </table:table-cell>
          <table:table-cell table:formula="of:=ABS([.B37]-[.B36])" office:value-type="float" office:value="11.05224609375">
            <text:p>11.0522460938</text:p>
          </table:table-cell>
          <table:table-cell/>
        </table:table-row>
        <table:table-row table:style-name="ro1">
          <table:table-cell office:value-type="float" office:value="23.22900390625">
            <text:p>23.2290039063</text:p>
          </table:table-cell>
          <table:table-cell table:formula="of:=ABS([.A38]-[.A37])" office:value-type="float" office:value="14.93798828125">
            <text:p>14.9379882813</text:p>
          </table:table-cell>
          <table:table-cell table:formula="of:=ABS([.B38]-[.B37])" office:value-type="float" office:value="20.253173828125">
            <text:p>20.2531738281</text:p>
          </table:table-cell>
          <table:table-cell>
            <draw:frame table:end-cell-address="Sheet2.V58" table:end-x="0.5512in" table:end-y="0.1413in" draw:z-index="2" draw:style-name="gr1" draw:text-style-name="P1" svg:width="16.5138in" svg:height="3.5429in" svg:x="0.0398in" svg:y="0.1543in">
              <draw:object draw:notify-on-update-of-ranges="Sheet2.C3:Sheet2.C286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35.421142578125">
            <text:p>35.4211425781</text:p>
          </table:table-cell>
          <table:table-cell table:formula="of:=ABS([.A39]-[.A38])" office:value-type="float" office:value="12.192138671875">
            <text:p>12.1921386719</text:p>
          </table:table-cell>
          <table:table-cell table:formula="of:=ABS([.B39]-[.B38])" office:value-type="float" office:value="2.745849609375">
            <text:p>2.7458496094</text:p>
          </table:table-cell>
          <table:table-cell/>
        </table:table-row>
        <table:table-row table:style-name="ro1">
          <table:table-cell office:value-type="float" office:value="25.76025390625">
            <text:p>25.7602539063</text:p>
          </table:table-cell>
          <table:table-cell table:formula="of:=ABS([.A40]-[.A39])" office:value-type="float" office:value="9.660888671875">
            <text:p>9.6608886719</text:p>
          </table:table-cell>
          <table:table-cell table:formula="of:=ABS([.B40]-[.B39])" office:value-type="float" office:value="2.53125">
            <text:p>2.53125</text:p>
          </table:table-cell>
          <table:table-cell/>
        </table:table-row>
        <table:table-row table:style-name="ro1">
          <table:table-cell office:value-type="float" office:value="33.64111328125">
            <text:p>33.6411132813</text:p>
          </table:table-cell>
          <table:table-cell table:formula="of:=ABS([.A41]-[.A40])" office:value-type="float" office:value="7.880859375">
            <text:p>7.880859375</text:p>
          </table:table-cell>
          <table:table-cell table:formula="of:=ABS([.B41]-[.B40])" office:value-type="float" office:value="1.780029296875">
            <text:p>1.7800292969</text:p>
          </table:table-cell>
          <table:table-cell/>
        </table:table-row>
        <table:table-row table:style-name="ro1">
          <table:table-cell office:value-type="float" office:value="28.500732421875">
            <text:p>28.5007324219</text:p>
          </table:table-cell>
          <table:table-cell table:formula="of:=ABS([.A42]-[.A41])" office:value-type="float" office:value="5.140380859375">
            <text:p>5.1403808594</text:p>
          </table:table-cell>
          <table:table-cell table:formula="of:=ABS([.B42]-[.B41])" office:value-type="float" office:value="2.740478515625">
            <text:p>2.7404785156</text:p>
          </table:table-cell>
          <table:table-cell/>
        </table:table-row>
        <table:table-row table:style-name="ro1">
          <table:table-cell office:value-type="float" office:value="29.52197265625">
            <text:p>29.5219726563</text:p>
          </table:table-cell>
          <table:table-cell table:formula="of:=ABS([.A43]-[.A42])" office:value-type="float" office:value="1.021240234375">
            <text:p>1.0212402344</text:p>
          </table:table-cell>
          <table:table-cell table:formula="of:=ABS([.B43]-[.B42])" office:value-type="float" office:value="4.119140625">
            <text:p>4.119140625</text:p>
          </table:table-cell>
          <table:table-cell/>
        </table:table-row>
        <table:table-row table:style-name="ro1">
          <table:table-cell office:value-type="float" office:value="32.651123046875">
            <text:p>32.6511230469</text:p>
          </table:table-cell>
          <table:table-cell table:formula="of:=ABS([.A44]-[.A43])" office:value-type="float" office:value="3.129150390625">
            <text:p>3.1291503906</text:p>
          </table:table-cell>
          <table:table-cell table:formula="of:=ABS([.B44]-[.B43])" office:value-type="float" office:value="2.10791015625">
            <text:p>2.1079101563</text:p>
          </table:table-cell>
          <table:table-cell/>
        </table:table-row>
        <table:table-row table:style-name="ro1">
          <table:table-cell office:value-type="float" office:value="25.705078125">
            <text:p>25.705078125</text:p>
          </table:table-cell>
          <table:table-cell table:formula="of:=ABS([.A45]-[.A44])" office:value-type="float" office:value="6.946044921875">
            <text:p>6.9460449219</text:p>
          </table:table-cell>
          <table:table-cell table:formula="of:=ABS([.B45]-[.B44])" office:value-type="float" office:value="3.81689453125">
            <text:p>3.816894531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ABS([.A46]-[.A45])" office:value-type="float" office:value="11.294921875">
            <text:p>11.294921875</text:p>
          </table:table-cell>
          <table:table-cell table:formula="of:=ABS([.B46]-[.B45])" office:value-type="float" office:value="4.348876953125">
            <text:p>4.3488769531</text:p>
          </table:table-cell>
          <table:table-cell/>
        </table:table-row>
        <table:table-row table:style-name="ro1">
          <table:table-cell office:value-type="float" office:value="24.105224609375">
            <text:p>24.1052246094</text:p>
          </table:table-cell>
          <table:table-cell table:formula="of:=ABS([.A47]-[.A46])" office:value-type="float" office:value="12.894775390625">
            <text:p>12.8947753906</text:p>
          </table:table-cell>
          <table:table-cell table:formula="of:=ABS([.B47]-[.B46])" office:value-type="float" office:value="1.599853515625">
            <text:p>1.5998535156</text:p>
          </table:table-cell>
          <table:table-cell/>
        </table:table-row>
        <table:table-row table:style-name="ro1">
          <table:table-cell office:value-type="float" office:value="26.406005859375">
            <text:p>26.4060058594</text:p>
          </table:table-cell>
          <table:table-cell table:formula="of:=ABS([.A48]-[.A47])" office:value-type="float" office:value="2.30078125">
            <text:p>2.30078125</text:p>
          </table:table-cell>
          <table:table-cell table:formula="of:=ABS([.B48]-[.B47])" office:value-type="float" office:value="10.593994140625">
            <text:p>10.5939941406</text:p>
          </table:table-cell>
          <table:table-cell/>
        </table:table-row>
        <table:table-row table:style-name="ro1">
          <table:table-cell office:value-type="float" office:value="35.705078125">
            <text:p>35.705078125</text:p>
          </table:table-cell>
          <table:table-cell table:formula="of:=ABS([.A49]-[.A48])" office:value-type="float" office:value="9.299072265625">
            <text:p>9.2990722656</text:p>
          </table:table-cell>
          <table:table-cell table:formula="of:=ABS([.B49]-[.B48])" office:value-type="float" office:value="6.998291015625">
            <text:p>6.9982910156</text:p>
          </table:table-cell>
          <table:table-cell/>
        </table:table-row>
        <table:table-row table:style-name="ro1">
          <table:table-cell office:value-type="float" office:value="26.614013671875">
            <text:p>26.6140136719</text:p>
          </table:table-cell>
          <table:table-cell table:formula="of:=ABS([.A50]-[.A49])" office:value-type="float" office:value="9.091064453125">
            <text:p>9.0910644531</text:p>
          </table:table-cell>
          <table:table-cell table:formula="of:=ABS([.B50]-[.B49])" office:value-type="float" office:value="0.2080078125">
            <text:p>0.2080078125</text:p>
          </table:table-cell>
          <table:table-cell/>
        </table:table-row>
        <table:table-row table:style-name="ro1">
          <table:table-cell office:value-type="float" office:value="34.569091796875">
            <text:p>34.5690917969</text:p>
          </table:table-cell>
          <table:table-cell table:formula="of:=ABS([.A51]-[.A50])" office:value-type="float" office:value="7.955078125">
            <text:p>7.955078125</text:p>
          </table:table-cell>
          <table:table-cell table:formula="of:=ABS([.B51]-[.B50])" office:value-type="float" office:value="1.135986328125">
            <text:p>1.1359863281</text:p>
          </table:table-cell>
          <table:table-cell/>
        </table:table-row>
        <table:table-row table:style-name="ro1">
          <table:table-cell office:value-type="float" office:value="27.5322265625">
            <text:p>27.5322265625</text:p>
          </table:table-cell>
          <table:table-cell table:formula="of:=ABS([.A52]-[.A51])" office:value-type="float" office:value="7.036865234375">
            <text:p>7.0368652344</text:p>
          </table:table-cell>
          <table:table-cell table:formula="of:=ABS([.B52]-[.B51])" office:value-type="float" office:value="0.918212890625">
            <text:p>0.9182128906</text:p>
          </table:table-cell>
          <table:table-cell/>
        </table:table-row>
        <table:table-row table:style-name="ro1">
          <table:table-cell office:value-type="float" office:value="34.669921875">
            <text:p>34.669921875</text:p>
          </table:table-cell>
          <table:table-cell table:formula="of:=ABS([.A53]-[.A52])" office:value-type="float" office:value="7.1376953125">
            <text:p>7.1376953125</text:p>
          </table:table-cell>
          <table:table-cell table:formula="of:=ABS([.B53]-[.B52])" office:value-type="float" office:value="0.100830078125">
            <text:p>0.1008300781</text:p>
          </table:table-cell>
          <table:table-cell/>
        </table:table-row>
        <table:table-row table:style-name="ro1">
          <table:table-cell office:value-type="float" office:value="26.64404296875">
            <text:p>26.6440429688</text:p>
          </table:table-cell>
          <table:table-cell table:formula="of:=ABS([.A54]-[.A53])" office:value-type="float" office:value="8.02587890625">
            <text:p>8.0258789063</text:p>
          </table:table-cell>
          <table:table-cell table:formula="of:=ABS([.B54]-[.B53])" office:value-type="float" office:value="0.88818359375">
            <text:p>0.8881835938</text:p>
          </table:table-cell>
          <table:table-cell/>
        </table:table-row>
        <table:table-row table:style-name="ro1">
          <table:table-cell office:value-type="float" office:value="34.68603515625">
            <text:p>34.6860351563</text:p>
          </table:table-cell>
          <table:table-cell table:formula="of:=ABS([.A55]-[.A54])" office:value-type="float" office:value="8.0419921875">
            <text:p>8.0419921875</text:p>
          </table:table-cell>
          <table:table-cell table:formula="of:=ABS([.B55]-[.B54])" office:value-type="float" office:value="0.01611328125">
            <text:p>0.0161132813</text:p>
          </table:table-cell>
          <table:table-cell/>
        </table:table-row>
        <table:table-row table:style-name="ro1">
          <table:table-cell office:value-type="float" office:value="26.576171875">
            <text:p>26.576171875</text:p>
          </table:table-cell>
          <table:table-cell table:formula="of:=ABS([.A56]-[.A55])" office:value-type="float" office:value="8.10986328125">
            <text:p>8.1098632813</text:p>
          </table:table-cell>
          <table:table-cell table:formula="of:=ABS([.B56]-[.B55])" office:value-type="float" office:value="0.06787109375">
            <text:p>0.0678710938</text:p>
          </table:table-cell>
          <table:table-cell/>
        </table:table-row>
        <table:table-row table:style-name="ro1">
          <table:table-cell office:value-type="float" office:value="35.4599609375">
            <text:p>35.4599609375</text:p>
          </table:table-cell>
          <table:table-cell table:formula="of:=ABS([.A57]-[.A56])" office:value-type="float" office:value="8.8837890625">
            <text:p>8.8837890625</text:p>
          </table:table-cell>
          <table:table-cell table:formula="of:=ABS([.B57]-[.B56])" office:value-type="float" office:value="0.77392578125">
            <text:p>0.7739257813</text:p>
          </table:table-cell>
          <table:table-cell/>
        </table:table-row>
        <table:table-row table:style-name="ro1">
          <table:table-cell office:value-type="float" office:value="25.48681640625">
            <text:p>25.4868164063</text:p>
          </table:table-cell>
          <table:table-cell table:formula="of:=ABS([.A58]-[.A57])" office:value-type="float" office:value="9.97314453125">
            <text:p>9.9731445313</text:p>
          </table:table-cell>
          <table:table-cell table:formula="of:=ABS([.B58]-[.B57])" office:value-type="float" office:value="1.08935546875">
            <text:p>1.0893554688</text:p>
          </table:table-cell>
          <table:table-cell/>
        </table:table-row>
        <table:table-row table:style-name="ro1">
          <table:table-cell office:value-type="float" office:value="35.73876953125">
            <text:p>35.7387695313</text:p>
          </table:table-cell>
          <table:table-cell table:formula="of:=ABS([.A59]-[.A58])" office:value-type="float" office:value="10.251953125">
            <text:p>10.251953125</text:p>
          </table:table-cell>
          <table:table-cell table:formula="of:=ABS([.B59]-[.B58])" office:value-type="float" office:value="0.27880859375">
            <text:p>0.2788085938</text:p>
          </table:table-cell>
          <table:table-cell/>
        </table:table-row>
        <table:table-row table:style-name="ro1">
          <table:table-cell office:value-type="float" office:value="26.555908203125">
            <text:p>26.5559082031</text:p>
          </table:table-cell>
          <table:table-cell table:formula="of:=ABS([.A60]-[.A59])" office:value-type="float" office:value="9.182861328125">
            <text:p>9.1828613281</text:p>
          </table:table-cell>
          <table:table-cell table:formula="of:=ABS([.B60]-[.B59])" office:value-type="float" office:value="1.069091796875">
            <text:p>1.0690917969</text:p>
          </table:table-cell>
          <table:table-cell/>
        </table:table-row>
        <table:table-row table:style-name="ro1">
          <table:table-cell office:value-type="float" office:value="35.538330078125">
            <text:p>35.5383300781</text:p>
          </table:table-cell>
          <table:table-cell table:formula="of:=ABS([.A61]-[.A60])" office:value-type="float" office:value="8.982421875">
            <text:p>8.982421875</text:p>
          </table:table-cell>
          <table:table-cell table:formula="of:=ABS([.B61]-[.B60])" office:value-type="float" office:value="0.200439453125">
            <text:p>0.2004394531</text:p>
          </table:table-cell>
          <table:table-cell/>
        </table:table-row>
        <table:table-row table:style-name="ro1">
          <table:table-cell office:value-type="float" office:value="26.59521484375">
            <text:p>26.5952148438</text:p>
          </table:table-cell>
          <table:table-cell table:formula="of:=ABS([.A62]-[.A61])" office:value-type="float" office:value="8.943115234375">
            <text:p>8.9431152344</text:p>
          </table:table-cell>
          <table:table-cell table:formula="of:=ABS([.B62]-[.B61])" office:value-type="float" office:value="0.039306640625">
            <text:p>0.0393066406</text:p>
          </table:table-cell>
          <table:table-cell/>
        </table:table-row>
        <table:table-row table:style-name="ro1">
          <table:table-cell office:value-type="float" office:value="35.644775390625">
            <text:p>35.6447753906</text:p>
          </table:table-cell>
          <table:table-cell table:formula="of:=ABS([.A63]-[.A62])" office:value-type="float" office:value="9.049560546875">
            <text:p>9.0495605469</text:p>
          </table:table-cell>
          <table:table-cell table:formula="of:=ABS([.B63]-[.B62])" office:value-type="float" office:value="0.1064453125">
            <text:p>0.1064453125</text:p>
          </table:table-cell>
          <table:table-cell/>
        </table:table-row>
        <table:table-row table:style-name="ro1">
          <table:table-cell office:value-type="float" office:value="25.65283203125">
            <text:p>25.6528320313</text:p>
          </table:table-cell>
          <table:table-cell table:formula="of:=ABS([.A64]-[.A63])" office:value-type="float" office:value="9.991943359375">
            <text:p>9.9919433594</text:p>
          </table:table-cell>
          <table:table-cell table:formula="of:=ABS([.B64]-[.B63])" office:value-type="float" office:value="0.9423828125">
            <text:p>0.9423828125</text:p>
          </table:table-cell>
          <table:table-cell/>
        </table:table-row>
        <table:table-row table:style-name="ro1">
          <table:table-cell office:value-type="float" office:value="35.492919921875">
            <text:p>35.4929199219</text:p>
          </table:table-cell>
          <table:table-cell table:formula="of:=ABS([.A65]-[.A64])" office:value-type="float" office:value="9.840087890625">
            <text:p>9.8400878906</text:p>
          </table:table-cell>
          <table:table-cell table:formula="of:=ABS([.B65]-[.B64])" office:value-type="float" office:value="0.15185546875">
            <text:p>0.1518554688</text:p>
          </table:table-cell>
          <table:table-cell/>
        </table:table-row>
        <table:table-row table:style-name="ro1">
          <table:table-cell office:value-type="float" office:value="25.57666015625">
            <text:p>25.5766601563</text:p>
          </table:table-cell>
          <table:table-cell table:formula="of:=ABS([.A66]-[.A65])" office:value-type="float" office:value="9.916259765625">
            <text:p>9.9162597656</text:p>
          </table:table-cell>
          <table:table-cell table:formula="of:=ABS([.B66]-[.B65])" office:value-type="float" office:value="0.076171875">
            <text:p>0.076171875</text:p>
          </table:table-cell>
          <table:table-cell/>
        </table:table-row>
        <table:table-row table:style-name="ro1">
          <table:table-cell office:value-type="float" office:value="35.675048828125">
            <text:p>35.6750488281</text:p>
          </table:table-cell>
          <table:table-cell table:formula="of:=ABS([.A67]-[.A66])" office:value-type="float" office:value="10.098388671875">
            <text:p>10.0983886719</text:p>
          </table:table-cell>
          <table:table-cell table:formula="of:=ABS([.B67]-[.B66])" office:value-type="float" office:value="0.18212890625">
            <text:p>0.1821289063</text:p>
          </table:table-cell>
          <table:table-cell/>
        </table:table-row>
        <table:table-row table:style-name="ro1">
          <table:table-cell office:value-type="float" office:value="25.506103515625">
            <text:p>25.5061035156</text:p>
          </table:table-cell>
          <table:table-cell table:formula="of:=ABS([.A68]-[.A67])" office:value-type="float" office:value="10.1689453125">
            <text:p>10.1689453125</text:p>
          </table:table-cell>
          <table:table-cell table:formula="of:=ABS([.B68]-[.B67])" office:value-type="float" office:value="0.070556640625">
            <text:p>0.0705566406</text:p>
          </table:table-cell>
          <table:table-cell/>
        </table:table-row>
        <table:table-row table:style-name="ro1">
          <table:table-cell office:value-type="float" office:value="35.706787109375">
            <text:p>35.7067871094</text:p>
          </table:table-cell>
          <table:table-cell table:formula="of:=ABS([.A69]-[.A68])" office:value-type="float" office:value="10.20068359375">
            <text:p>10.2006835938</text:p>
          </table:table-cell>
          <table:table-cell table:formula="of:=ABS([.B69]-[.B68])" office:value-type="float" office:value="0.03173828125">
            <text:p>0.0317382813</text:p>
          </table:table-cell>
          <table:table-cell/>
        </table:table-row>
        <table:table-row table:style-name="ro1">
          <table:table-cell office:value-type="float" office:value="26.494873046875">
            <text:p>26.4948730469</text:p>
          </table:table-cell>
          <table:table-cell table:formula="of:=ABS([.A70]-[.A69])" office:value-type="float" office:value="9.2119140625">
            <text:p>9.2119140625</text:p>
          </table:table-cell>
          <table:table-cell table:formula="of:=ABS([.B70]-[.B69])" office:value-type="float" office:value="0.98876953125">
            <text:p>0.9887695313</text:p>
          </table:table-cell>
          <table:table-cell/>
        </table:table-row>
        <table:table-row table:style-name="ro1">
          <table:table-cell office:value-type="float" office:value="34.623046875">
            <text:p>34.623046875</text:p>
          </table:table-cell>
          <table:table-cell table:formula="of:=ABS([.A71]-[.A70])" office:value-type="float" office:value="8.128173828125">
            <text:p>8.1281738281</text:p>
          </table:table-cell>
          <table:table-cell table:formula="of:=ABS([.B71]-[.B70])" office:value-type="float" office:value="1.083740234375">
            <text:p>1.0837402344</text:p>
          </table:table-cell>
          <table:table-cell/>
        </table:table-row>
        <table:table-row table:style-name="ro1">
          <table:table-cell office:value-type="float" office:value="27.555908203125">
            <text:p>27.5559082031</text:p>
          </table:table-cell>
          <table:table-cell table:formula="of:=ABS([.A72]-[.A71])" office:value-type="float" office:value="7.067138671875">
            <text:p>7.0671386719</text:p>
          </table:table-cell>
          <table:table-cell table:formula="of:=ABS([.B72]-[.B71])" office:value-type="float" office:value="1.06103515625">
            <text:p>1.0610351563</text:p>
          </table:table-cell>
          <table:table-cell/>
        </table:table-row>
        <table:table-row table:style-name="ro1">
          <table:table-cell office:value-type="float" office:value="34.515869140625">
            <text:p>34.5158691406</text:p>
          </table:table-cell>
          <table:table-cell table:formula="of:=ABS([.A73]-[.A72])" office:value-type="float" office:value="6.9599609375">
            <text:p>6.9599609375</text:p>
          </table:table-cell>
          <table:table-cell table:formula="of:=ABS([.B73]-[.B72])" office:value-type="float" office:value="0.107177734375">
            <text:p>0.1071777344</text:p>
          </table:table-cell>
          <table:table-cell/>
        </table:table-row>
        <table:table-row table:style-name="ro1">
          <table:table-cell office:value-type="float" office:value="26.655029296875">
            <text:p>26.6550292969</text:p>
          </table:table-cell>
          <table:table-cell table:formula="of:=ABS([.A74]-[.A73])" office:value-type="float" office:value="7.86083984375">
            <text:p>7.8608398438</text:p>
          </table:table-cell>
          <table:table-cell table:formula="of:=ABS([.B74]-[.B73])" office:value-type="float" office:value="0.90087890625">
            <text:p>0.9008789063</text:p>
          </table:table-cell>
          <table:table-cell/>
        </table:table-row>
        <table:table-row table:style-name="ro1">
          <table:table-cell office:value-type="float" office:value="35.5517578125">
            <text:p>35.5517578125</text:p>
          </table:table-cell>
          <table:table-cell table:formula="of:=ABS([.A75]-[.A74])" office:value-type="float" office:value="8.896728515625">
            <text:p>8.8967285156</text:p>
          </table:table-cell>
          <table:table-cell table:formula="of:=ABS([.B75]-[.B74])" office:value-type="float" office:value="1.035888671875">
            <text:p>1.0358886719</text:p>
          </table:table-cell>
          <table:table-cell/>
        </table:table-row>
        <table:table-row table:style-name="ro1">
          <table:table-cell office:value-type="float" office:value="25.589111328125">
            <text:p>25.5891113281</text:p>
          </table:table-cell>
          <table:table-cell table:formula="of:=ABS([.A76]-[.A75])" office:value-type="float" office:value="9.962646484375">
            <text:p>9.9626464844</text:p>
          </table:table-cell>
          <table:table-cell table:formula="of:=ABS([.B76]-[.B75])" office:value-type="float" office:value="1.06591796875">
            <text:p>1.0659179688</text:p>
          </table:table-cell>
          <table:table-cell/>
        </table:table-row>
        <table:table-row table:style-name="ro1">
          <table:table-cell office:value-type="float" office:value="36.623046875">
            <text:p>36.623046875</text:p>
          </table:table-cell>
          <table:table-cell table:formula="of:=ABS([.A77]-[.A76])" office:value-type="float" office:value="11.033935546875">
            <text:p>11.0339355469</text:p>
          </table:table-cell>
          <table:table-cell table:formula="of:=ABS([.B77]-[.B76])" office:value-type="float" office:value="1.0712890625">
            <text:p>1.0712890625</text:p>
          </table:table-cell>
          <table:table-cell/>
        </table:table-row>
        <table:table-row table:style-name="ro1">
          <table:table-cell office:value-type="float" office:value="25.589111328125">
            <text:p>25.5891113281</text:p>
          </table:table-cell>
          <table:table-cell table:formula="of:=ABS([.A78]-[.A77])" office:value-type="float" office:value="11.033935546875">
            <text:p>11.0339355469</text:p>
          </table:table-cell>
          <table:table-cell table:formula="of:=ABS([.B78]-[.B7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.68212890625">
            <text:p>35.6821289063</text:p>
          </table:table-cell>
          <table:table-cell table:formula="of:=ABS([.A79]-[.A78])" office:value-type="float" office:value="10.093017578125">
            <text:p>10.0930175781</text:p>
          </table:table-cell>
          <table:table-cell table:formula="of:=ABS([.B79]-[.B78])" office:value-type="float" office:value="0.94091796875">
            <text:p>0.9409179688</text:p>
          </table:table-cell>
          <table:table-cell/>
        </table:table-row>
        <table:table-row table:style-name="ro1">
          <table:table-cell office:value-type="float" office:value="25.49072265625">
            <text:p>25.4907226563</text:p>
          </table:table-cell>
          <table:table-cell table:formula="of:=ABS([.A80]-[.A79])" office:value-type="float" office:value="10.19140625">
            <text:p>10.19140625</text:p>
          </table:table-cell>
          <table:table-cell table:formula="of:=ABS([.B80]-[.B79])" office:value-type="float" office:value="0.098388671875">
            <text:p>0.0983886719</text:p>
          </table:table-cell>
          <table:table-cell/>
        </table:table-row>
        <table:table-row table:style-name="ro1">
          <table:table-cell office:value-type="float" office:value="35.663330078125">
            <text:p>35.6633300781</text:p>
          </table:table-cell>
          <table:table-cell table:formula="of:=ABS([.A81]-[.A80])" office:value-type="float" office:value="10.172607421875">
            <text:p>10.1726074219</text:p>
          </table:table-cell>
          <table:table-cell table:formula="of:=ABS([.B81]-[.B80])" office:value-type="float" office:value="0.018798828125">
            <text:p>0.0187988281</text:p>
          </table:table-cell>
          <table:table-cell/>
        </table:table-row>
        <table:table-row table:style-name="ro1">
          <table:table-cell office:value-type="float" office:value="25.450927734375">
            <text:p>25.4509277344</text:p>
          </table:table-cell>
          <table:table-cell table:formula="of:=ABS([.A82]-[.A81])" office:value-type="float" office:value="10.21240234375">
            <text:p>10.2124023438</text:p>
          </table:table-cell>
          <table:table-cell table:formula="of:=ABS([.B82]-[.B81])" office:value-type="float" office:value="0.039794921875">
            <text:p>0.0397949219</text:p>
          </table:table-cell>
          <table:table-cell/>
        </table:table-row>
        <table:table-row table:style-name="ro1">
          <table:table-cell office:value-type="float" office:value="35.64111328125">
            <text:p>35.6411132813</text:p>
          </table:table-cell>
          <table:table-cell table:formula="of:=ABS([.A83]-[.A82])" office:value-type="float" office:value="10.190185546875">
            <text:p>10.1901855469</text:p>
          </table:table-cell>
          <table:table-cell table:formula="of:=ABS([.B83]-[.B82])" office:value-type="float" office:value="0.022216796875">
            <text:p>0.0222167969</text:p>
          </table:table-cell>
          <table:table-cell/>
        </table:table-row>
        <table:table-row table:style-name="ro1">
          <table:table-cell office:value-type="float" office:value="26.60693359375">
            <text:p>26.6069335938</text:p>
          </table:table-cell>
          <table:table-cell table:formula="of:=ABS([.A84]-[.A83])" office:value-type="float" office:value="9.0341796875">
            <text:p>9.0341796875</text:p>
          </table:table-cell>
          <table:table-cell table:formula="of:=ABS([.B84]-[.B83])" office:value-type="float" office:value="1.156005859375">
            <text:p>1.1560058594</text:p>
          </table:table-cell>
          <table:table-cell/>
        </table:table-row>
        <table:table-row table:style-name="ro1">
          <table:table-cell office:value-type="float" office:value="35.58984375">
            <text:p>35.58984375</text:p>
          </table:table-cell>
          <table:table-cell table:formula="of:=ABS([.A85]-[.A84])" office:value-type="float" office:value="8.98291015625">
            <text:p>8.9829101563</text:p>
          </table:table-cell>
          <table:table-cell table:formula="of:=ABS([.B85]-[.B84])" office:value-type="float" office:value="0.05126953125">
            <text:p>0.0512695313</text:p>
          </table:table-cell>
          <table:table-cell/>
        </table:table-row>
        <table:table-row table:style-name="ro1">
          <table:table-cell office:value-type="float" office:value="25.5458984375">
            <text:p>25.5458984375</text:p>
          </table:table-cell>
          <table:table-cell table:formula="of:=ABS([.A86]-[.A85])" office:value-type="float" office:value="10.0439453125">
            <text:p>10.0439453125</text:p>
          </table:table-cell>
          <table:table-cell table:formula="of:=ABS([.B86]-[.B85])" office:value-type="float" office:value="1.06103515625">
            <text:p>1.0610351563</text:p>
          </table:table-cell>
          <table:table-cell/>
        </table:table-row>
        <table:table-row table:style-name="ro1">
          <table:table-cell office:value-type="float" office:value="36.62109375">
            <text:p>36.62109375</text:p>
          </table:table-cell>
          <table:table-cell table:formula="of:=ABS([.A87]-[.A86])" office:value-type="float" office:value="11.0751953125">
            <text:p>11.0751953125</text:p>
          </table:table-cell>
          <table:table-cell table:formula="of:=ABS([.B87]-[.B86])" office:value-type="float" office:value="1.03125">
            <text:p>1.03125</text:p>
          </table:table-cell>
          <table:table-cell/>
        </table:table-row>
        <table:table-row table:style-name="ro1">
          <table:table-cell office:value-type="float" office:value="25.606201171875">
            <text:p>25.6062011719</text:p>
          </table:table-cell>
          <table:table-cell table:formula="of:=ABS([.A88]-[.A87])" office:value-type="float" office:value="11.014892578125">
            <text:p>11.0148925781</text:p>
          </table:table-cell>
          <table:table-cell table:formula="of:=ABS([.B88]-[.B87])" office:value-type="float" office:value="0.060302734375">
            <text:p>0.0603027344</text:p>
          </table:table-cell>
          <table:table-cell/>
        </table:table-row>
        <table:table-row table:style-name="ro1">
          <table:table-cell office:value-type="float" office:value="35.582763671875">
            <text:p>35.5827636719</text:p>
          </table:table-cell>
          <table:table-cell table:formula="of:=ABS([.A89]-[.A88])" office:value-type="float" office:value="9.9765625">
            <text:p>9.9765625</text:p>
          </table:table-cell>
          <table:table-cell table:formula="of:=ABS([.B89]-[.B88])" office:value-type="float" office:value="1.038330078125">
            <text:p>1.0383300781</text:p>
          </table:table-cell>
          <table:table-cell/>
        </table:table-row>
        <table:table-row table:style-name="ro1">
          <table:table-cell office:value-type="float" office:value="26.52099609375">
            <text:p>26.5209960938</text:p>
          </table:table-cell>
          <table:table-cell table:formula="of:=ABS([.A90]-[.A89])" office:value-type="float" office:value="9.061767578125">
            <text:p>9.0617675781</text:p>
          </table:table-cell>
          <table:table-cell table:formula="of:=ABS([.B90]-[.B89])" office:value-type="float" office:value="0.914794921875">
            <text:p>0.9147949219</text:p>
          </table:table-cell>
          <table:table-cell/>
        </table:table-row>
        <table:table-row table:style-name="ro1">
          <table:table-cell office:value-type="float" office:value="34.59814453125">
            <text:p>34.5981445313</text:p>
          </table:table-cell>
          <table:table-cell table:formula="of:=ABS([.A91]-[.A90])" office:value-type="float" office:value="8.0771484375">
            <text:p>8.0771484375</text:p>
          </table:table-cell>
          <table:table-cell table:formula="of:=ABS([.B91]-[.B90])" office:value-type="float" office:value="0.984619140625">
            <text:p>0.9846191406</text:p>
          </table:table-cell>
          <table:table-cell/>
        </table:table-row>
        <table:table-row table:style-name="ro1">
          <table:table-cell office:value-type="float" office:value="26.630126953125">
            <text:p>26.6301269531</text:p>
          </table:table-cell>
          <table:table-cell table:formula="of:=ABS([.A92]-[.A91])" office:value-type="float" office:value="7.968017578125">
            <text:p>7.9680175781</text:p>
          </table:table-cell>
          <table:table-cell table:formula="of:=ABS([.B92]-[.B91])" office:value-type="float" office:value="0.109130859375">
            <text:p>0.1091308594</text:p>
          </table:table-cell>
          <table:table-cell/>
        </table:table-row>
        <table:table-row table:style-name="ro1">
          <table:table-cell office:value-type="float" office:value="35.61181640625">
            <text:p>35.6118164063</text:p>
          </table:table-cell>
          <table:table-cell table:formula="of:=ABS([.A93]-[.A92])" office:value-type="float" office:value="8.981689453125">
            <text:p>8.9816894531</text:p>
          </table:table-cell>
          <table:table-cell table:formula="of:=ABS([.B93]-[.B92])" office:value-type="float" office:value="1.013671875">
            <text:p>1.013671875</text:p>
          </table:table-cell>
          <table:table-cell/>
        </table:table-row>
        <table:table-row table:style-name="ro1">
          <table:table-cell office:value-type="float" office:value="26.577880859375">
            <text:p>26.5778808594</text:p>
          </table:table-cell>
          <table:table-cell table:formula="of:=ABS([.A94]-[.A93])" office:value-type="float" office:value="9.033935546875">
            <text:p>9.0339355469</text:p>
          </table:table-cell>
          <table:table-cell table:formula="of:=ABS([.B94]-[.B93])" office:value-type="float" office:value="0.05224609375">
            <text:p>0.0522460938</text:p>
          </table:table-cell>
          <table:table-cell/>
        </table:table-row>
        <table:table-row table:style-name="ro1">
          <table:table-cell office:value-type="float" office:value="35.588134765625">
            <text:p>35.5881347656</text:p>
          </table:table-cell>
          <table:table-cell table:formula="of:=ABS([.A95]-[.A94])" office:value-type="float" office:value="9.01025390625">
            <text:p>9.0102539063</text:p>
          </table:table-cell>
          <table:table-cell table:formula="of:=ABS([.B95]-[.B94])" office:value-type="float" office:value="0.023681640625">
            <text:p>0.0236816406</text:p>
          </table:table-cell>
          <table:table-cell/>
        </table:table-row>
        <table:table-row table:style-name="ro1">
          <table:table-cell office:value-type="float" office:value="26.552001953125">
            <text:p>26.5520019531</text:p>
          </table:table-cell>
          <table:table-cell table:formula="of:=ABS([.A96]-[.A95])" office:value-type="float" office:value="9.0361328125">
            <text:p>9.0361328125</text:p>
          </table:table-cell>
          <table:table-cell table:formula="of:=ABS([.B96]-[.B95])" office:value-type="float" office:value="0.02587890625">
            <text:p>0.0258789063</text:p>
          </table:table-cell>
          <table:table-cell/>
        </table:table-row>
        <table:table-row table:style-name="ro1">
          <table:table-cell office:value-type="float" office:value="35.60791015625">
            <text:p>35.6079101563</text:p>
          </table:table-cell>
          <table:table-cell table:formula="of:=ABS([.A97]-[.A96])" office:value-type="float" office:value="9.055908203125">
            <text:p>9.0559082031</text:p>
          </table:table-cell>
          <table:table-cell table:formula="of:=ABS([.B97]-[.B96])" office:value-type="float" office:value="0.019775390625">
            <text:p>0.0197753906</text:p>
          </table:table-cell>
          <table:table-cell/>
        </table:table-row>
        <table:table-row table:style-name="ro1">
          <table:table-cell office:value-type="float" office:value="26.60400390625">
            <text:p>26.6040039063</text:p>
          </table:table-cell>
          <table:table-cell table:formula="of:=ABS([.A98]-[.A97])" office:value-type="float" office:value="9.00390625">
            <text:p>9.00390625</text:p>
          </table:table-cell>
          <table:table-cell table:formula="of:=ABS([.B98]-[.B97])" office:value-type="float" office:value="0.052001953125">
            <text:p>0.0520019531</text:p>
          </table:table-cell>
          <table:table-cell/>
        </table:table-row>
        <table:table-row table:style-name="ro1">
          <table:table-cell office:value-type="float" office:value="34.505859375">
            <text:p>34.505859375</text:p>
          </table:table-cell>
          <table:table-cell table:formula="of:=ABS([.A99]-[.A98])" office:value-type="float" office:value="7.90185546875">
            <text:p>7.9018554688</text:p>
          </table:table-cell>
          <table:table-cell table:formula="of:=ABS([.B99]-[.B98])" office:value-type="float" office:value="1.10205078125">
            <text:p>1.1020507813</text:p>
          </table:table-cell>
          <table:table-cell/>
        </table:table-row>
        <table:table-row table:style-name="ro1">
          <table:table-cell office:value-type="float" office:value="26.660888671875">
            <text:p>26.6608886719</text:p>
          </table:table-cell>
          <table:table-cell table:formula="of:=ABS([.A100]-[.A99])" office:value-type="float" office:value="7.844970703125">
            <text:p>7.8449707031</text:p>
          </table:table-cell>
          <table:table-cell table:formula="of:=ABS([.B100]-[.B99])" office:value-type="float" office:value="0.056884765625">
            <text:p>0.0568847656</text:p>
          </table:table-cell>
          <table:table-cell/>
        </table:table-row>
        <table:table-row table:style-name="ro1">
          <table:table-cell office:value-type="float" office:value="34.570068359375">
            <text:p>34.5700683594</text:p>
          </table:table-cell>
          <table:table-cell table:formula="of:=ABS([.A101]-[.A100])" office:value-type="float" office:value="7.9091796875">
            <text:p>7.9091796875</text:p>
          </table:table-cell>
          <table:table-cell table:formula="of:=ABS([.B101]-[.B100])" office:value-type="float" office:value="0.064208984375">
            <text:p>0.0642089844</text:p>
          </table:table-cell>
          <table:table-cell/>
        </table:table-row>
        <table:table-row table:style-name="ro1">
          <table:table-cell office:value-type="float" office:value="27.694091796875">
            <text:p>27.6940917969</text:p>
          </table:table-cell>
          <table:table-cell table:formula="of:=ABS([.A102]-[.A101])" office:value-type="float" office:value="6.8759765625">
            <text:p>6.8759765625</text:p>
          </table:table-cell>
          <table:table-cell table:formula="of:=ABS([.B102]-[.B101])" office:value-type="float" office:value="1.033203125">
            <text:p>1.033203125</text:p>
          </table:table-cell>
          <table:table-cell/>
        </table:table-row>
        <table:table-row table:style-name="ro1">
          <table:table-cell office:value-type="float" office:value="33.51220703125">
            <text:p>33.5122070313</text:p>
          </table:table-cell>
          <table:table-cell table:formula="of:=ABS([.A103]-[.A102])" office:value-type="float" office:value="5.818115234375">
            <text:p>5.8181152344</text:p>
          </table:table-cell>
          <table:table-cell table:formula="of:=ABS([.B103]-[.B102])" office:value-type="float" office:value="1.057861328125">
            <text:p>1.0578613281</text:p>
          </table:table-cell>
          <table:table-cell/>
        </table:table-row>
        <table:table-row table:style-name="ro1">
          <table:table-cell office:value-type="float" office:value="28.57421875">
            <text:p>28.57421875</text:p>
          </table:table-cell>
          <table:table-cell table:formula="of:=ABS([.A104]-[.A103])" office:value-type="float" office:value="4.93798828125">
            <text:p>4.9379882813</text:p>
          </table:table-cell>
          <table:table-cell table:formula="of:=ABS([.B104]-[.B103])" office:value-type="float" office:value="0.880126953125">
            <text:p>0.8801269531</text:p>
          </table:table-cell>
          <table:table-cell/>
        </table:table-row>
        <table:table-row table:style-name="ro1">
          <table:table-cell office:value-type="float" office:value="32.721923828125">
            <text:p>32.7219238281</text:p>
          </table:table-cell>
          <table:table-cell table:formula="of:=ABS([.A105]-[.A104])" office:value-type="float" office:value="4.147705078125">
            <text:p>4.1477050781</text:p>
          </table:table-cell>
          <table:table-cell table:formula="of:=ABS([.B105]-[.B104])" office:value-type="float" office:value="0.790283203125">
            <text:p>0.7902832031</text:p>
          </table:table-cell>
          <table:table-cell/>
        </table:table-row>
        <table:table-row table:style-name="ro1">
          <table:table-cell office:value-type="float" office:value="29.48095703125">
            <text:p>29.4809570313</text:p>
          </table:table-cell>
          <table:table-cell table:formula="of:=ABS([.A106]-[.A105])" office:value-type="float" office:value="3.240966796875">
            <text:p>3.2409667969</text:p>
          </table:table-cell>
          <table:table-cell table:formula="of:=ABS([.B106]-[.B105])" office:value-type="float" office:value="0.90673828125">
            <text:p>0.9067382813</text:p>
          </table:table-cell>
          <table:table-cell/>
        </table:table-row>
        <table:table-row table:style-name="ro1">
          <table:table-cell office:value-type="float" office:value="31.593017578125">
            <text:p>31.5930175781</text:p>
          </table:table-cell>
          <table:table-cell table:formula="of:=ABS([.A107]-[.A106])" office:value-type="float" office:value="2.112060546875">
            <text:p>2.1120605469</text:p>
          </table:table-cell>
          <table:table-cell table:formula="of:=ABS([.B107]-[.B106])" office:value-type="float" office:value="1.12890625">
            <text:p>1.12890625</text:p>
          </table:table-cell>
          <table:table-cell/>
        </table:table-row>
        <table:table-row table:style-name="ro1">
          <table:table-cell office:value-type="float" office:value="29.580078125">
            <text:p>29.580078125</text:p>
          </table:table-cell>
          <table:table-cell table:formula="of:=ABS([.A108]-[.A107])" office:value-type="float" office:value="2.012939453125">
            <text:p>2.0129394531</text:p>
          </table:table-cell>
          <table:table-cell table:formula="of:=ABS([.B108]-[.B107])" office:value-type="float" office:value="0.09912109375">
            <text:p>0.0991210938</text:p>
          </table:table-cell>
          <table:table-cell/>
        </table:table-row>
        <table:table-row table:style-name="ro1">
          <table:table-cell office:value-type="float" office:value="32.57373046875">
            <text:p>32.5737304688</text:p>
          </table:table-cell>
          <table:table-cell table:formula="of:=ABS([.A109]-[.A108])" office:value-type="float" office:value="2.99365234375">
            <text:p>2.9936523438</text:p>
          </table:table-cell>
          <table:table-cell table:formula="of:=ABS([.B109]-[.B108])" office:value-type="float" office:value="0.980712890625">
            <text:p>0.9807128906</text:p>
          </table:table-cell>
          <table:table-cell/>
        </table:table-row>
        <table:table-row table:style-name="ro1">
          <table:table-cell office:value-type="float" office:value="29.682861328125">
            <text:p>29.6828613281</text:p>
          </table:table-cell>
          <table:table-cell table:formula="of:=ABS([.A110]-[.A109])" office:value-type="float" office:value="2.890869140625">
            <text:p>2.8908691406</text:p>
          </table:table-cell>
          <table:table-cell table:formula="of:=ABS([.B110]-[.B109])" office:value-type="float" office:value="0.102783203125">
            <text:p>0.1027832031</text:p>
          </table:table-cell>
          <table:table-cell/>
        </table:table-row>
        <table:table-row table:style-name="ro1">
          <table:table-cell office:value-type="float" office:value="31.47705078125">
            <text:p>31.4770507813</text:p>
          </table:table-cell>
          <table:table-cell table:formula="of:=ABS([.A111]-[.A110])" office:value-type="float" office:value="1.794189453125">
            <text:p>1.7941894531</text:p>
          </table:table-cell>
          <table:table-cell table:formula="of:=ABS([.B111]-[.B110])" office:value-type="float" office:value="1.0966796875">
            <text:p>1.0966796875</text:p>
          </table:table-cell>
          <table:table-cell/>
        </table:table-row>
        <table:table-row table:style-name="ro1">
          <table:table-cell office:value-type="float" office:value="30.673095703125">
            <text:p>30.6730957031</text:p>
          </table:table-cell>
          <table:table-cell table:formula="of:=ABS([.A112]-[.A111])" office:value-type="float" office:value="0.803955078125">
            <text:p>0.8039550781</text:p>
          </table:table-cell>
          <table:table-cell table:formula="of:=ABS([.B112]-[.B111])" office:value-type="float" office:value="0.990234375">
            <text:p>0.990234375</text:p>
          </table:table-cell>
          <table:table-cell/>
        </table:table-row>
        <table:table-row table:style-name="ro1">
          <table:table-cell office:value-type="float" office:value="31.547119140625">
            <text:p>31.5471191406</text:p>
          </table:table-cell>
          <table:table-cell table:formula="of:=ABS([.A113]-[.A112])" office:value-type="float" office:value="0.8740234375">
            <text:p>0.8740234375</text:p>
          </table:table-cell>
          <table:table-cell table:formula="of:=ABS([.B113]-[.B112])" office:value-type="float" office:value="0.070068359375">
            <text:p>0.0700683594</text:p>
          </table:table-cell>
          <table:table-cell/>
        </table:table-row>
        <table:table-row table:style-name="ro1">
          <table:table-cell office:value-type="float" office:value="29.51171875">
            <text:p>29.51171875</text:p>
          </table:table-cell>
          <table:table-cell table:formula="of:=ABS([.A114]-[.A113])" office:value-type="float" office:value="2.035400390625">
            <text:p>2.0354003906</text:p>
          </table:table-cell>
          <table:table-cell table:formula="of:=ABS([.B114]-[.B113])" office:value-type="float" office:value="1.161376953125">
            <text:p>1.1613769531</text:p>
          </table:table-cell>
          <table:table-cell/>
        </table:table-row>
        <table:table-row table:style-name="ro1">
          <table:table-cell office:value-type="float" office:value="32.6650390625">
            <text:p>32.6650390625</text:p>
          </table:table-cell>
          <table:table-cell table:formula="of:=ABS([.A115]-[.A114])" office:value-type="float" office:value="3.1533203125">
            <text:p>3.1533203125</text:p>
          </table:table-cell>
          <table:table-cell table:formula="of:=ABS([.B115]-[.B114])" office:value-type="float" office:value="1.117919921875">
            <text:p>1.1179199219</text:p>
          </table:table-cell>
          <table:table-cell/>
        </table:table-row>
        <table:table-row table:style-name="ro1">
          <table:table-cell office:value-type="float" office:value="28.60205078125">
            <text:p>28.6020507813</text:p>
          </table:table-cell>
          <table:table-cell table:formula="of:=ABS([.A116]-[.A115])" office:value-type="float" office:value="4.06298828125">
            <text:p>4.0629882813</text:p>
          </table:table-cell>
          <table:table-cell table:formula="of:=ABS([.B116]-[.B115])" office:value-type="float" office:value="0.90966796875">
            <text:p>0.9096679688</text:p>
          </table:table-cell>
          <table:table-cell/>
        </table:table-row>
        <table:table-row table:style-name="ro1">
          <table:table-cell office:value-type="float" office:value="32.5771484375">
            <text:p>32.5771484375</text:p>
          </table:table-cell>
          <table:table-cell table:formula="of:=ABS([.A117]-[.A116])" office:value-type="float" office:value="3.97509765625">
            <text:p>3.9750976563</text:p>
          </table:table-cell>
          <table:table-cell table:formula="of:=ABS([.B117]-[.B116])" office:value-type="float" office:value="0.087890625">
            <text:p>0.087890625</text:p>
          </table:table-cell>
          <table:table-cell/>
        </table:table-row>
        <table:table-row table:style-name="ro1">
          <table:table-cell office:value-type="float" office:value="29.60009765625">
            <text:p>29.6000976563</text:p>
          </table:table-cell>
          <table:table-cell table:formula="of:=ABS([.A118]-[.A117])" office:value-type="float" office:value="2.97705078125">
            <text:p>2.9770507813</text:p>
          </table:table-cell>
          <table:table-cell table:formula="of:=ABS([.B118]-[.B117])" office:value-type="float" office:value="0.998046875">
            <text:p>0.998046875</text:p>
          </table:table-cell>
          <table:table-cell/>
        </table:table-row>
        <table:table-row table:style-name="ro1">
          <table:table-cell office:value-type="float" office:value="31.5498046875">
            <text:p>31.5498046875</text:p>
          </table:table-cell>
          <table:table-cell table:formula="of:=ABS([.A119]-[.A118])" office:value-type="float" office:value="1.94970703125">
            <text:p>1.9497070313</text:p>
          </table:table-cell>
          <table:table-cell table:formula="of:=ABS([.B119]-[.B118])" office:value-type="float" office:value="1.02734375">
            <text:p>1.02734375</text:p>
          </table:table-cell>
          <table:table-cell/>
        </table:table-row>
        <table:table-row table:style-name="ro1">
          <table:table-cell office:value-type="float" office:value="30.629638671875">
            <text:p>30.6296386719</text:p>
          </table:table-cell>
          <table:table-cell table:formula="of:=ABS([.A120]-[.A119])" office:value-type="float" office:value="0.920166015625">
            <text:p>0.9201660156</text:p>
          </table:table-cell>
          <table:table-cell table:formula="of:=ABS([.B120]-[.B119])" office:value-type="float" office:value="1.029541015625">
            <text:p>1.0295410156</text:p>
          </table:table-cell>
          <table:table-cell/>
        </table:table-row>
        <table:table-row table:style-name="ro1">
          <table:table-cell office:value-type="float" office:value="31.5537109375">
            <text:p>31.5537109375</text:p>
          </table:table-cell>
          <table:table-cell table:formula="of:=ABS([.A121]-[.A120])" office:value-type="float" office:value="0.924072265625">
            <text:p>0.9240722656</text:p>
          </table:table-cell>
          <table:table-cell table:formula="of:=ABS([.B121]-[.B120])" office:value-type="float" office:value="0.00390625">
            <text:p>0.00390625</text:p>
          </table:table-cell>
          <table:table-cell/>
        </table:table-row>
        <table:table-row table:style-name="ro1">
          <table:table-cell office:value-type="float" office:value="29.60498046875">
            <text:p>29.6049804688</text:p>
          </table:table-cell>
          <table:table-cell table:formula="of:=ABS([.A122]-[.A121])" office:value-type="float" office:value="1.94873046875">
            <text:p>1.9487304688</text:p>
          </table:table-cell>
          <table:table-cell table:formula="of:=ABS([.B122]-[.B121])" office:value-type="float" office:value="1.024658203125">
            <text:p>1.0246582031</text:p>
          </table:table-cell>
          <table:table-cell/>
        </table:table-row>
        <table:table-row table:style-name="ro1">
          <table:table-cell office:value-type="float" office:value="31.584716796875">
            <text:p>31.5847167969</text:p>
          </table:table-cell>
          <table:table-cell table:formula="of:=ABS([.A123]-[.A122])" office:value-type="float" office:value="1.979736328125">
            <text:p>1.9797363281</text:p>
          </table:table-cell>
          <table:table-cell table:formula="of:=ABS([.B123]-[.B122])" office:value-type="float" office:value="0.031005859375">
            <text:p>0.0310058594</text:p>
          </table:table-cell>
          <table:table-cell/>
        </table:table-row>
        <table:table-row table:style-name="ro1">
          <table:table-cell office:value-type="float" office:value="29.588623046875">
            <text:p>29.5886230469</text:p>
          </table:table-cell>
          <table:table-cell table:formula="of:=ABS([.A124]-[.A123])" office:value-type="float" office:value="1.99609375">
            <text:p>1.99609375</text:p>
          </table:table-cell>
          <table:table-cell table:formula="of:=ABS([.B124]-[.B123])" office:value-type="float" office:value="0.016357421875">
            <text:p>0.0163574219</text:p>
          </table:table-cell>
          <table:table-cell/>
        </table:table-row>
        <table:table-row table:style-name="ro1">
          <table:table-cell office:value-type="float" office:value="32.584716796875">
            <text:p>32.5847167969</text:p>
          </table:table-cell>
          <table:table-cell table:formula="of:=ABS([.A125]-[.A124])" office:value-type="float" office:value="2.99609375">
            <text:p>2.99609375</text:p>
          </table:table-cell>
          <table:table-cell table:formula="of:=ABS([.B125]-[.B124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.56689453125">
            <text:p>29.5668945313</text:p>
          </table:table-cell>
          <table:table-cell table:formula="of:=ABS([.A126]-[.A125])" office:value-type="float" office:value="3.017822265625">
            <text:p>3.0178222656</text:p>
          </table:table-cell>
          <table:table-cell table:formula="of:=ABS([.B126]-[.B125])" office:value-type="float" office:value="0.021728515625">
            <text:p>0.0217285156</text:p>
          </table:table-cell>
          <table:table-cell/>
        </table:table-row>
        <table:table-row table:style-name="ro1">
          <table:table-cell office:value-type="float" office:value="32.6611328125">
            <text:p>32.6611328125</text:p>
          </table:table-cell>
          <table:table-cell table:formula="of:=ABS([.A127]-[.A126])" office:value-type="float" office:value="3.09423828125">
            <text:p>3.0942382813</text:p>
          </table:table-cell>
          <table:table-cell table:formula="of:=ABS([.B127]-[.B126])" office:value-type="float" office:value="0.076416015625">
            <text:p>0.0764160156</text:p>
          </table:table-cell>
          <table:table-cell/>
        </table:table-row>
        <table:table-row table:style-name="ro1">
          <table:table-cell office:value-type="float" office:value="28.41796875">
            <text:p>28.41796875</text:p>
          </table:table-cell>
          <table:table-cell table:formula="of:=ABS([.A128]-[.A127])" office:value-type="float" office:value="4.2431640625">
            <text:p>4.2431640625</text:p>
          </table:table-cell>
          <table:table-cell table:formula="of:=ABS([.B128]-[.B127])" office:value-type="float" office:value="1.14892578125">
            <text:p>1.1489257813</text:p>
          </table:table-cell>
          <table:table-cell/>
        </table:table-row>
        <table:table-row table:style-name="ro1">
          <table:table-cell office:value-type="float" office:value="33.69091796875">
            <text:p>33.6909179688</text:p>
          </table:table-cell>
          <table:table-cell table:formula="of:=ABS([.A129]-[.A128])" office:value-type="float" office:value="5.27294921875">
            <text:p>5.2729492188</text:p>
          </table:table-cell>
          <table:table-cell table:formula="of:=ABS([.B129]-[.B128])" office:value-type="float" office:value="1.02978515625">
            <text:p>1.0297851563</text:p>
          </table:table-cell>
          <table:table-cell/>
        </table:table-row>
        <table:table-row table:style-name="ro1">
          <table:table-cell office:value-type="float" office:value="27.6201171875">
            <text:p>27.6201171875</text:p>
          </table:table-cell>
          <table:table-cell table:formula="of:=ABS([.A130]-[.A129])" office:value-type="float" office:value="6.07080078125">
            <text:p>6.0708007813</text:p>
          </table:table-cell>
          <table:table-cell table:formula="of:=ABS([.B130]-[.B129])" office:value-type="float" office:value="0.7978515625">
            <text:p>0.7978515625</text:p>
          </table:table-cell>
          <table:table-cell/>
        </table:table-row>
        <table:table-row table:style-name="ro1">
          <table:table-cell office:value-type="float" office:value="33.535888671875">
            <text:p>33.5358886719</text:p>
          </table:table-cell>
          <table:table-cell table:formula="of:=ABS([.A131]-[.A130])" office:value-type="float" office:value="5.915771484375">
            <text:p>5.9157714844</text:p>
          </table:table-cell>
          <table:table-cell table:formula="of:=ABS([.B131]-[.B130])" office:value-type="float" office:value="0.155029296875">
            <text:p>0.1550292969</text:p>
          </table:table-cell>
          <table:table-cell/>
        </table:table-row>
        <table:table-row table:style-name="ro1">
          <table:table-cell office:value-type="float" office:value="28.6259765625">
            <text:p>28.6259765625</text:p>
          </table:table-cell>
          <table:table-cell table:formula="of:=ABS([.A132]-[.A131])" office:value-type="float" office:value="4.909912109375">
            <text:p>4.9099121094</text:p>
          </table:table-cell>
          <table:table-cell table:formula="of:=ABS([.B132]-[.B131])" office:value-type="float" office:value="1.005859375">
            <text:p>1.005859375</text:p>
          </table:table-cell>
          <table:table-cell/>
        </table:table-row>
        <table:table-row table:style-name="ro1">
          <table:table-cell office:value-type="float" office:value="32.711181640625">
            <text:p>32.7111816406</text:p>
          </table:table-cell>
          <table:table-cell table:formula="of:=ABS([.A133]-[.A132])" office:value-type="float" office:value="4.085205078125">
            <text:p>4.0852050781</text:p>
          </table:table-cell>
          <table:table-cell table:formula="of:=ABS([.B133]-[.B132])" office:value-type="float" office:value="0.82470703125">
            <text:p>0.8247070313</text:p>
          </table:table-cell>
          <table:table-cell/>
        </table:table-row>
        <table:table-row table:style-name="ro1">
          <table:table-cell office:value-type="float" office:value="29.471923828125">
            <text:p>29.4719238281</text:p>
          </table:table-cell>
          <table:table-cell table:formula="of:=ABS([.A134]-[.A133])" office:value-type="float" office:value="3.2392578125">
            <text:p>3.2392578125</text:p>
          </table:table-cell>
          <table:table-cell table:formula="of:=ABS([.B134]-[.B133])" office:value-type="float" office:value="0.845947265625">
            <text:p>0.8459472656</text:p>
          </table:table-cell>
          <table:table-cell/>
        </table:table-row>
        <table:table-row table:style-name="ro1">
          <table:table-cell office:value-type="float" office:value="31.56201171875">
            <text:p>31.5620117188</text:p>
          </table:table-cell>
          <table:table-cell table:formula="of:=ABS([.A135]-[.A134])" office:value-type="float" office:value="2.090087890625">
            <text:p>2.0900878906</text:p>
          </table:table-cell>
          <table:table-cell table:formula="of:=ABS([.B135]-[.B134])" office:value-type="float" office:value="1.149169921875">
            <text:p>1.1491699219</text:p>
          </table:table-cell>
          <table:table-cell/>
        </table:table-row>
        <table:table-row table:style-name="ro1">
          <table:table-cell office:value-type="float" office:value="30.6640625">
            <text:p>30.6640625</text:p>
          </table:table-cell>
          <table:table-cell table:formula="of:=ABS([.A136]-[.A135])" office:value-type="float" office:value="0.89794921875">
            <text:p>0.8979492188</text:p>
          </table:table-cell>
          <table:table-cell table:formula="of:=ABS([.B136]-[.B135])" office:value-type="float" office:value="1.192138671875">
            <text:p>1.1921386719</text:p>
          </table:table-cell>
          <table:table-cell/>
        </table:table-row>
        <table:table-row table:style-name="ro1">
          <table:table-cell office:value-type="float" office:value="30.553955078125">
            <text:p>30.5539550781</text:p>
          </table:table-cell>
          <table:table-cell table:formula="of:=ABS([.A137]-[.A136])" office:value-type="float" office:value="0.110107421875">
            <text:p>0.1101074219</text:p>
          </table:table-cell>
          <table:table-cell table:formula="of:=ABS([.B137]-[.B136])" office:value-type="float" office:value="0.787841796875">
            <text:p>0.7878417969</text:p>
          </table:table-cell>
          <table:table-cell/>
        </table:table-row>
        <table:table-row table:style-name="ro1">
          <table:table-cell office:value-type="float" office:value="30.581787109375">
            <text:p>30.5817871094</text:p>
          </table:table-cell>
          <table:table-cell table:formula="of:=ABS([.A138]-[.A137])" office:value-type="float" office:value="0.02783203125">
            <text:p>0.0278320313</text:p>
          </table:table-cell>
          <table:table-cell table:formula="of:=ABS([.B138]-[.B137])" office:value-type="float" office:value="0.082275390625">
            <text:p>0.0822753906</text:p>
          </table:table-cell>
          <table:table-cell/>
        </table:table-row>
        <table:table-row table:style-name="ro1">
          <table:table-cell office:value-type="float" office:value="30.693115234375">
            <text:p>30.6931152344</text:p>
          </table:table-cell>
          <table:table-cell table:formula="of:=ABS([.A139]-[.A138])" office:value-type="float" office:value="0.111328125">
            <text:p>0.111328125</text:p>
          </table:table-cell>
          <table:table-cell table:formula="of:=ABS([.B139]-[.B138])" office:value-type="float" office:value="0.08349609375">
            <text:p>0.0834960938</text:p>
          </table:table-cell>
          <table:table-cell/>
        </table:table-row>
        <table:table-row table:style-name="ro1">
          <table:table-cell office:value-type="float" office:value="30.49169921875">
            <text:p>30.4916992188</text:p>
          </table:table-cell>
          <table:table-cell table:formula="of:=ABS([.A140]-[.A139])" office:value-type="float" office:value="0.201416015625">
            <text:p>0.2014160156</text:p>
          </table:table-cell>
          <table:table-cell table:formula="of:=ABS([.B140]-[.B139])" office:value-type="float" office:value="0.090087890625">
            <text:p>0.0900878906</text:p>
          </table:table-cell>
          <table:table-cell/>
        </table:table-row>
        <table:table-row table:style-name="ro1">
          <table:table-cell office:value-type="float" office:value="30.546630859375">
            <text:p>30.5466308594</text:p>
          </table:table-cell>
          <table:table-cell table:formula="of:=ABS([.A141]-[.A140])" office:value-type="float" office:value="0.054931640625">
            <text:p>0.0549316406</text:p>
          </table:table-cell>
          <table:table-cell table:formula="of:=ABS([.B141]-[.B140])" office:value-type="float" office:value="0.146484375">
            <text:p>0.146484375</text:p>
          </table:table-cell>
          <table:table-cell/>
        </table:table-row>
        <table:table-row table:style-name="ro1">
          <table:table-cell office:value-type="float" office:value="30.599853515625">
            <text:p>30.5998535156</text:p>
          </table:table-cell>
          <table:table-cell table:formula="of:=ABS([.A142]-[.A141])" office:value-type="float" office:value="0.05322265625">
            <text:p>0.0532226563</text:p>
          </table:table-cell>
          <table:table-cell table:formula="of:=ABS([.B142]-[.B141])" office:value-type="float" office:value="0.001708984375">
            <text:p>0.0017089844</text:p>
          </table:table-cell>
          <table:table-cell/>
        </table:table-row>
        <table:table-row table:style-name="ro1">
          <table:table-cell office:value-type="float" office:value="31.5439453125">
            <text:p>31.5439453125</text:p>
          </table:table-cell>
          <table:table-cell table:formula="of:=ABS([.A143]-[.A142])" office:value-type="float" office:value="0.944091796875">
            <text:p>0.9440917969</text:p>
          </table:table-cell>
          <table:table-cell table:formula="of:=ABS([.B143]-[.B142])" office:value-type="float" office:value="0.890869140625">
            <text:p>0.8908691406</text:p>
          </table:table-cell>
          <table:table-cell/>
        </table:table-row>
        <table:table-row table:style-name="ro1">
          <table:table-cell office:value-type="float" office:value="29.6630859375">
            <text:p>29.6630859375</text:p>
          </table:table-cell>
          <table:table-cell table:formula="of:=ABS([.A144]-[.A143])" office:value-type="float" office:value="1.880859375">
            <text:p>1.880859375</text:p>
          </table:table-cell>
          <table:table-cell table:formula="of:=ABS([.B144]-[.B143])" office:value-type="float" office:value="0.936767578125">
            <text:p>0.9367675781</text:p>
          </table:table-cell>
          <table:table-cell/>
        </table:table-row>
        <table:table-row table:style-name="ro1">
          <table:table-cell office:value-type="float" office:value="32.5703125">
            <text:p>32.5703125</text:p>
          </table:table-cell>
          <table:table-cell table:formula="of:=ABS([.A145]-[.A144])" office:value-type="float" office:value="2.9072265625">
            <text:p>2.9072265625</text:p>
          </table:table-cell>
          <table:table-cell table:formula="of:=ABS([.B145]-[.B144])" office:value-type="float" office:value="1.0263671875">
            <text:p>1.0263671875</text:p>
          </table:table-cell>
          <table:table-cell/>
        </table:table-row>
        <table:table-row table:style-name="ro1">
          <table:table-cell office:value-type="float" office:value="29.589111328125">
            <text:p>29.5891113281</text:p>
          </table:table-cell>
          <table:table-cell table:formula="of:=ABS([.A146]-[.A145])" office:value-type="float" office:value="2.981201171875">
            <text:p>2.9812011719</text:p>
          </table:table-cell>
          <table:table-cell table:formula="of:=ABS([.B146]-[.B145])" office:value-type="float" office:value="0.073974609375">
            <text:p>0.0739746094</text:p>
          </table:table-cell>
          <table:table-cell/>
        </table:table-row>
        <table:table-row table:style-name="ro1">
          <table:table-cell office:value-type="float" office:value="31.659912109375">
            <text:p>31.6599121094</text:p>
          </table:table-cell>
          <table:table-cell table:formula="of:=ABS([.A147]-[.A146])" office:value-type="float" office:value="2.07080078125">
            <text:p>2.0708007813</text:p>
          </table:table-cell>
          <table:table-cell table:formula="of:=ABS([.B147]-[.B146])" office:value-type="float" office:value="0.910400390625">
            <text:p>0.9104003906</text:p>
          </table:table-cell>
          <table:table-cell/>
        </table:table-row>
        <table:table-row table:style-name="ro1">
          <table:table-cell office:value-type="float" office:value="29.53173828125">
            <text:p>29.5317382813</text:p>
          </table:table-cell>
          <table:table-cell table:formula="of:=ABS([.A148]-[.A147])" office:value-type="float" office:value="2.128173828125">
            <text:p>2.1281738281</text:p>
          </table:table-cell>
          <table:table-cell table:formula="of:=ABS([.B148]-[.B147])" office:value-type="float" office:value="0.057373046875">
            <text:p>0.0573730469</text:p>
          </table:table-cell>
          <table:table-cell/>
        </table:table-row>
        <table:table-row table:style-name="ro1">
          <table:table-cell office:value-type="float" office:value="32.556884765625">
            <text:p>32.5568847656</text:p>
          </table:table-cell>
          <table:table-cell table:formula="of:=ABS([.A149]-[.A148])" office:value-type="float" office:value="3.025146484375">
            <text:p>3.0251464844</text:p>
          </table:table-cell>
          <table:table-cell table:formula="of:=ABS([.B149]-[.B148])" office:value-type="float" office:value="0.89697265625">
            <text:p>0.8969726563</text:p>
          </table:table-cell>
          <table:table-cell/>
        </table:table-row>
        <table:table-row table:style-name="ro1">
          <table:table-cell office:value-type="float" office:value="28.6708984375">
            <text:p>28.6708984375</text:p>
          </table:table-cell>
          <table:table-cell table:formula="of:=ABS([.A150]-[.A149])" office:value-type="float" office:value="3.885986328125">
            <text:p>3.8859863281</text:p>
          </table:table-cell>
          <table:table-cell table:formula="of:=ABS([.B150]-[.B149])" office:value-type="float" office:value="0.86083984375">
            <text:p>0.8608398438</text:p>
          </table:table-cell>
          <table:table-cell/>
        </table:table-row>
        <table:table-row table:style-name="ro1">
          <table:table-cell office:value-type="float" office:value="33.55517578125">
            <text:p>33.5551757813</text:p>
          </table:table-cell>
          <table:table-cell table:formula="of:=ABS([.A151]-[.A150])" office:value-type="float" office:value="4.88427734375">
            <text:p>4.8842773438</text:p>
          </table:table-cell>
          <table:table-cell table:formula="of:=ABS([.B151]-[.B150])" office:value-type="float" office:value="0.998291015625">
            <text:p>0.9982910156</text:p>
          </table:table-cell>
          <table:table-cell/>
        </table:table-row>
        <table:table-row table:style-name="ro1">
          <table:table-cell office:value-type="float" office:value="28.618896484375">
            <text:p>28.6188964844</text:p>
          </table:table-cell>
          <table:table-cell table:formula="of:=ABS([.A152]-[.A151])" office:value-type="float" office:value="4.936279296875">
            <text:p>4.9362792969</text:p>
          </table:table-cell>
          <table:table-cell table:formula="of:=ABS([.B152]-[.B151])" office:value-type="float" office:value="0.052001953125">
            <text:p>0.0520019531</text:p>
          </table:table-cell>
          <table:table-cell/>
        </table:table-row>
        <table:table-row table:style-name="ro1">
          <table:table-cell office:value-type="float" office:value="32.55810546875">
            <text:p>32.5581054688</text:p>
          </table:table-cell>
          <table:table-cell table:formula="of:=ABS([.A153]-[.A152])" office:value-type="float" office:value="3.939208984375">
            <text:p>3.9392089844</text:p>
          </table:table-cell>
          <table:table-cell table:formula="of:=ABS([.B153]-[.B152])" office:value-type="float" office:value="0.9970703125">
            <text:p>0.9970703125</text:p>
          </table:table-cell>
          <table:table-cell/>
        </table:table-row>
        <table:table-row table:style-name="ro1">
          <table:table-cell office:value-type="float" office:value="29.677978515625">
            <text:p>29.6779785156</text:p>
          </table:table-cell>
          <table:table-cell table:formula="of:=ABS([.A154]-[.A153])" office:value-type="float" office:value="2.880126953125">
            <text:p>2.8801269531</text:p>
          </table:table-cell>
          <table:table-cell table:formula="of:=ABS([.B154]-[.B153])" office:value-type="float" office:value="1.05908203125">
            <text:p>1.0590820313</text:p>
          </table:table-cell>
          <table:table-cell/>
        </table:table-row>
        <table:table-row table:style-name="ro1">
          <table:table-cell office:value-type="float" office:value="31.496337890625">
            <text:p>31.4963378906</text:p>
          </table:table-cell>
          <table:table-cell table:formula="of:=ABS([.A155]-[.A154])" office:value-type="float" office:value="1.818359375">
            <text:p>1.818359375</text:p>
          </table:table-cell>
          <table:table-cell table:formula="of:=ABS([.B155]-[.B154])" office:value-type="float" office:value="1.061767578125">
            <text:p>1.0617675781</text:p>
          </table:table-cell>
          <table:table-cell/>
        </table:table-row>
        <table:table-row table:style-name="ro1">
          <table:table-cell office:value-type="float" office:value="30.56640625">
            <text:p>30.56640625</text:p>
          </table:table-cell>
          <table:table-cell table:formula="of:=ABS([.A156]-[.A155])" office:value-type="float" office:value="0.929931640625">
            <text:p>0.9299316406</text:p>
          </table:table-cell>
          <table:table-cell table:formula="of:=ABS([.B156]-[.B155])" office:value-type="float" office:value="0.888427734375">
            <text:p>0.8884277344</text:p>
          </table:table-cell>
          <table:table-cell/>
        </table:table-row>
        <table:table-row table:style-name="ro1">
          <table:table-cell office:value-type="float" office:value="31.597900390625">
            <text:p>31.5979003906</text:p>
          </table:table-cell>
          <table:table-cell table:formula="of:=ABS([.A157]-[.A156])" office:value-type="float" office:value="1.031494140625">
            <text:p>1.0314941406</text:p>
          </table:table-cell>
          <table:table-cell table:formula="of:=ABS([.B157]-[.B156])" office:value-type="float" office:value="0.1015625">
            <text:p>0.1015625</text:p>
          </table:table-cell>
          <table:table-cell/>
        </table:table-row>
        <table:table-row table:style-name="ro1">
          <table:table-cell office:value-type="float" office:value="30.572021484375">
            <text:p>30.5720214844</text:p>
          </table:table-cell>
          <table:table-cell table:formula="of:=ABS([.A158]-[.A157])" office:value-type="float" office:value="1.02587890625">
            <text:p>1.0258789063</text:p>
          </table:table-cell>
          <table:table-cell table:formula="of:=ABS([.B158]-[.B157])" office:value-type="float" office:value="0.005615234375">
            <text:p>0.0056152344</text:p>
          </table:table-cell>
          <table:table-cell/>
        </table:table-row>
        <table:table-row table:style-name="ro1">
          <table:table-cell office:value-type="float" office:value="31.60595703125">
            <text:p>31.6059570313</text:p>
          </table:table-cell>
          <table:table-cell table:formula="of:=ABS([.A159]-[.A158])" office:value-type="float" office:value="1.033935546875">
            <text:p>1.0339355469</text:p>
          </table:table-cell>
          <table:table-cell table:formula="of:=ABS([.B159]-[.B158])" office:value-type="float" office:value="0.008056640625">
            <text:p>0.0080566406</text:p>
          </table:table-cell>
          <table:table-cell/>
        </table:table-row>
        <table:table-row table:style-name="ro1">
          <table:table-cell office:value-type="float" office:value="30.5771484375">
            <text:p>30.5771484375</text:p>
          </table:table-cell>
          <table:table-cell table:formula="of:=ABS([.A160]-[.A159])" office:value-type="float" office:value="1.02880859375">
            <text:p>1.0288085938</text:p>
          </table:table-cell>
          <table:table-cell table:formula="of:=ABS([.B160]-[.B159])" office:value-type="float" office:value="0.005126953125">
            <text:p>0.0051269531</text:p>
          </table:table-cell>
          <table:table-cell/>
        </table:table-row>
        <table:table-row table:style-name="ro1">
          <table:table-cell office:value-type="float" office:value="31.677001953125">
            <text:p>31.6770019531</text:p>
          </table:table-cell>
          <table:table-cell table:formula="of:=ABS([.A161]-[.A160])" office:value-type="float" office:value="1.099853515625">
            <text:p>1.0998535156</text:p>
          </table:table-cell>
          <table:table-cell table:formula="of:=ABS([.B161]-[.B160])" office:value-type="float" office:value="0.071044921875">
            <text:p>0.0710449219</text:p>
          </table:table-cell>
          <table:table-cell/>
        </table:table-row>
        <table:table-row table:style-name="ro1">
          <table:table-cell office:value-type="float" office:value="29.6103515625">
            <text:p>29.6103515625</text:p>
          </table:table-cell>
          <table:table-cell table:formula="of:=ABS([.A162]-[.A161])" office:value-type="float" office:value="2.066650390625">
            <text:p>2.0666503906</text:p>
          </table:table-cell>
          <table:table-cell table:formula="of:=ABS([.B162]-[.B161])" office:value-type="float" office:value="0.966796875">
            <text:p>0.966796875</text:p>
          </table:table-cell>
          <table:table-cell/>
        </table:table-row>
        <table:table-row table:style-name="ro1">
          <table:table-cell office:value-type="float" office:value="32.421142578125">
            <text:p>32.4211425781</text:p>
          </table:table-cell>
          <table:table-cell table:formula="of:=ABS([.A163]-[.A162])" office:value-type="float" office:value="2.810791015625">
            <text:p>2.8107910156</text:p>
          </table:table-cell>
          <table:table-cell table:formula="of:=ABS([.B163]-[.B162])" office:value-type="float" office:value="0.744140625">
            <text:p>0.744140625</text:p>
          </table:table-cell>
          <table:table-cell/>
        </table:table-row>
        <table:table-row table:style-name="ro1">
          <table:table-cell office:value-type="float" office:value="29.672119140625">
            <text:p>29.6721191406</text:p>
          </table:table-cell>
          <table:table-cell table:formula="of:=ABS([.A164]-[.A163])" office:value-type="float" office:value="2.7490234375">
            <text:p>2.7490234375</text:p>
          </table:table-cell>
          <table:table-cell table:formula="of:=ABS([.B164]-[.B163])" office:value-type="float" office:value="0.061767578125">
            <text:p>0.0617675781</text:p>
          </table:table-cell>
          <table:table-cell/>
        </table:table-row>
        <table:table-row table:style-name="ro1">
          <table:table-cell office:value-type="float" office:value="32.625244140625">
            <text:p>32.6252441406</text:p>
          </table:table-cell>
          <table:table-cell table:formula="of:=ABS([.A165]-[.A164])" office:value-type="float" office:value="2.953125">
            <text:p>2.953125</text:p>
          </table:table-cell>
          <table:table-cell table:formula="of:=ABS([.B165]-[.B164])" office:value-type="float" office:value="0.2041015625">
            <text:p>0.2041015625</text:p>
          </table:table-cell>
          <table:table-cell/>
        </table:table-row>
        <table:table-row table:style-name="ro1">
          <table:table-cell office:value-type="float" office:value="28.544921875">
            <text:p>28.544921875</text:p>
          </table:table-cell>
          <table:table-cell table:formula="of:=ABS([.A166]-[.A165])" office:value-type="float" office:value="4.080322265625">
            <text:p>4.0803222656</text:p>
          </table:table-cell>
          <table:table-cell table:formula="of:=ABS([.B166]-[.B165])" office:value-type="float" office:value="1.127197265625">
            <text:p>1.1271972656</text:p>
          </table:table-cell>
          <table:table-cell/>
        </table:table-row>
        <table:table-row table:style-name="ro1">
          <table:table-cell office:value-type="float" office:value="32.54931640625">
            <text:p>32.5493164063</text:p>
          </table:table-cell>
          <table:table-cell table:formula="of:=ABS([.A167]-[.A166])" office:value-type="float" office:value="4.00439453125">
            <text:p>4.0043945313</text:p>
          </table:table-cell>
          <table:table-cell table:formula="of:=ABS([.B167]-[.B166])" office:value-type="float" office:value="0.075927734375">
            <text:p>0.0759277344</text:p>
          </table:table-cell>
          <table:table-cell/>
        </table:table-row>
        <table:table-row table:style-name="ro1">
          <table:table-cell office:value-type="float" office:value="28.61181640625">
            <text:p>28.6118164063</text:p>
          </table:table-cell>
          <table:table-cell table:formula="of:=ABS([.A168]-[.A167])" office:value-type="float" office:value="3.9375">
            <text:p>3.9375</text:p>
          </table:table-cell>
          <table:table-cell table:formula="of:=ABS([.B168]-[.B167])" office:value-type="float" office:value="0.06689453125">
            <text:p>0.0668945313</text:p>
          </table:table-cell>
          <table:table-cell/>
        </table:table-row>
        <table:table-row table:style-name="ro1">
          <table:table-cell office:value-type="float" office:value="32.702880859375">
            <text:p>32.7028808594</text:p>
          </table:table-cell>
          <table:table-cell table:formula="of:=ABS([.A169]-[.A168])" office:value-type="float" office:value="4.091064453125">
            <text:p>4.0910644531</text:p>
          </table:table-cell>
          <table:table-cell table:formula="of:=ABS([.B169]-[.B168])" office:value-type="float" office:value="0.153564453125">
            <text:p>0.1535644531</text:p>
          </table:table-cell>
          <table:table-cell/>
        </table:table-row>
        <table:table-row table:style-name="ro1">
          <table:table-cell office:value-type="float" office:value="29.45703125">
            <text:p>29.45703125</text:p>
          </table:table-cell>
          <table:table-cell table:formula="of:=ABS([.A170]-[.A169])" office:value-type="float" office:value="3.245849609375">
            <text:p>3.2458496094</text:p>
          </table:table-cell>
          <table:table-cell table:formula="of:=ABS([.B170]-[.B169])" office:value-type="float" office:value="0.84521484375">
            <text:p>0.8452148438</text:p>
          </table:table-cell>
          <table:table-cell/>
        </table:table-row>
        <table:table-row table:style-name="ro1">
          <table:table-cell office:value-type="float" office:value="32.586669921875">
            <text:p>32.5866699219</text:p>
          </table:table-cell>
          <table:table-cell table:formula="of:=ABS([.A171]-[.A170])" office:value-type="float" office:value="3.129638671875">
            <text:p>3.1296386719</text:p>
          </table:table-cell>
          <table:table-cell table:formula="of:=ABS([.B171]-[.B170])" office:value-type="float" office:value="0.1162109375">
            <text:p>0.1162109375</text:p>
          </table:table-cell>
          <table:table-cell/>
        </table:table-row>
        <table:table-row table:style-name="ro1">
          <table:table-cell office:value-type="float" office:value="28.591064453125">
            <text:p>28.5910644531</text:p>
          </table:table-cell>
          <table:table-cell table:formula="of:=ABS([.A172]-[.A171])" office:value-type="float" office:value="3.99560546875">
            <text:p>3.9956054688</text:p>
          </table:table-cell>
          <table:table-cell table:formula="of:=ABS([.B172]-[.B171])" office:value-type="float" office:value="0.865966796875">
            <text:p>0.8659667969</text:p>
          </table:table-cell>
          <table:table-cell/>
        </table:table-row>
        <table:table-row table:style-name="ro1">
          <table:table-cell office:value-type="float" office:value="32.613037109375">
            <text:p>32.6130371094</text:p>
          </table:table-cell>
          <table:table-cell table:formula="of:=ABS([.A173]-[.A172])" office:value-type="float" office:value="4.02197265625">
            <text:p>4.0219726563</text:p>
          </table:table-cell>
          <table:table-cell table:formula="of:=ABS([.B173]-[.B172])" office:value-type="float" office:value="0.0263671875">
            <text:p>0.0263671875</text:p>
          </table:table-cell>
          <table:table-cell/>
        </table:table-row>
        <table:table-row table:style-name="ro1">
          <table:table-cell office:value-type="float" office:value="29.667724609375">
            <text:p>29.6677246094</text:p>
          </table:table-cell>
          <table:table-cell table:formula="of:=ABS([.A174]-[.A173])" office:value-type="float" office:value="2.9453125">
            <text:p>2.9453125</text:p>
          </table:table-cell>
          <table:table-cell table:formula="of:=ABS([.B174]-[.B173])" office:value-type="float" office:value="1.07666015625">
            <text:p>1.0766601563</text:p>
          </table:table-cell>
          <table:table-cell/>
        </table:table-row>
        <table:table-row table:style-name="ro1">
          <table:table-cell office:value-type="float" office:value="32.495849609375">
            <text:p>32.4958496094</text:p>
          </table:table-cell>
          <table:table-cell table:formula="of:=ABS([.A175]-[.A174])" office:value-type="float" office:value="2.828125">
            <text:p>2.828125</text:p>
          </table:table-cell>
          <table:table-cell table:formula="of:=ABS([.B175]-[.B174])" office:value-type="float" office:value="0.1171875">
            <text:p>0.1171875</text:p>
          </table:table-cell>
          <table:table-cell/>
        </table:table-row>
        <table:table-row table:style-name="ro1">
          <table:table-cell office:value-type="float" office:value="28.65673828125">
            <text:p>28.6567382813</text:p>
          </table:table-cell>
          <table:table-cell table:formula="of:=ABS([.A176]-[.A175])" office:value-type="float" office:value="3.839111328125">
            <text:p>3.8391113281</text:p>
          </table:table-cell>
          <table:table-cell table:formula="of:=ABS([.B176]-[.B175])" office:value-type="float" office:value="1.010986328125">
            <text:p>1.0109863281</text:p>
          </table:table-cell>
          <table:table-cell/>
        </table:table-row>
        <table:table-row table:style-name="ro1">
          <table:table-cell office:value-type="float" office:value="32.5185546875">
            <text:p>32.5185546875</text:p>
          </table:table-cell>
          <table:table-cell table:formula="of:=ABS([.A177]-[.A176])" office:value-type="float" office:value="3.86181640625">
            <text:p>3.8618164063</text:p>
          </table:table-cell>
          <table:table-cell table:formula="of:=ABS([.B177]-[.B176])" office:value-type="float" office:value="0.022705078125">
            <text:p>0.0227050781</text:p>
          </table:table-cell>
          <table:table-cell/>
        </table:table-row>
        <table:table-row table:style-name="ro1">
          <table:table-cell office:value-type="float" office:value="28.519775390625">
            <text:p>28.5197753906</text:p>
          </table:table-cell>
          <table:table-cell table:formula="of:=ABS([.A178]-[.A177])" office:value-type="float" office:value="3.998779296875">
            <text:p>3.9987792969</text:p>
          </table:table-cell>
          <table:table-cell table:formula="of:=ABS([.B178]-[.B177])" office:value-type="float" office:value="0.136962890625">
            <text:p>0.1369628906</text:p>
          </table:table-cell>
          <table:table-cell/>
        </table:table-row>
        <table:table-row table:style-name="ro1">
          <table:table-cell office:value-type="float" office:value="32.636962890625">
            <text:p>32.6369628906</text:p>
          </table:table-cell>
          <table:table-cell table:formula="of:=ABS([.A179]-[.A178])" office:value-type="float" office:value="4.1171875">
            <text:p>4.1171875</text:p>
          </table:table-cell>
          <table:table-cell table:formula="of:=ABS([.B179]-[.B178])" office:value-type="float" office:value="0.118408203125">
            <text:p>0.1184082031</text:p>
          </table:table-cell>
          <table:table-cell/>
        </table:table-row>
        <table:table-row table:style-name="ro1">
          <table:table-cell office:value-type="float" office:value="29.609130859375">
            <text:p>29.6091308594</text:p>
          </table:table-cell>
          <table:table-cell table:formula="of:=ABS([.A180]-[.A179])" office:value-type="float" office:value="3.02783203125">
            <text:p>3.0278320313</text:p>
          </table:table-cell>
          <table:table-cell table:formula="of:=ABS([.B180]-[.B179])" office:value-type="float" office:value="1.08935546875">
            <text:p>1.0893554688</text:p>
          </table:table-cell>
          <table:table-cell/>
        </table:table-row>
        <table:table-row table:style-name="ro1">
          <table:table-cell office:value-type="float" office:value="31.5869140625">
            <text:p>31.5869140625</text:p>
          </table:table-cell>
          <table:table-cell table:formula="of:=ABS([.A181]-[.A180])" office:value-type="float" office:value="1.977783203125">
            <text:p>1.9777832031</text:p>
          </table:table-cell>
          <table:table-cell table:formula="of:=ABS([.B181]-[.B180])" office:value-type="float" office:value="1.050048828125">
            <text:p>1.0500488281</text:p>
          </table:table-cell>
          <table:table-cell/>
        </table:table-row>
        <table:table-row table:style-name="ro1">
          <table:table-cell office:value-type="float" office:value="29.60107421875">
            <text:p>29.6010742188</text:p>
          </table:table-cell>
          <table:table-cell table:formula="of:=ABS([.A182]-[.A181])" office:value-type="float" office:value="1.98583984375">
            <text:p>1.9858398438</text:p>
          </table:table-cell>
          <table:table-cell table:formula="of:=ABS([.B182]-[.B181])" office:value-type="float" office:value="0.008056640625">
            <text:p>0.0080566406</text:p>
          </table:table-cell>
          <table:table-cell/>
        </table:table-row>
        <table:table-row table:style-name="ro1">
          <table:table-cell office:value-type="float" office:value="32.64892578125">
            <text:p>32.6489257813</text:p>
          </table:table-cell>
          <table:table-cell table:formula="of:=ABS([.A183]-[.A182])" office:value-type="float" office:value="3.0478515625">
            <text:p>3.0478515625</text:p>
          </table:table-cell>
          <table:table-cell table:formula="of:=ABS([.B183]-[.B182])" office:value-type="float" office:value="1.06201171875">
            <text:p>1.0620117188</text:p>
          </table:table-cell>
          <table:table-cell/>
        </table:table-row>
        <table:table-row table:style-name="ro1">
          <table:table-cell office:value-type="float" office:value="28.487060546875">
            <text:p>28.4870605469</text:p>
          </table:table-cell>
          <table:table-cell table:formula="of:=ABS([.A184]-[.A183])" office:value-type="float" office:value="4.161865234375">
            <text:p>4.1618652344</text:p>
          </table:table-cell>
          <table:table-cell table:formula="of:=ABS([.B184]-[.B183])" office:value-type="float" office:value="1.114013671875">
            <text:p>1.1140136719</text:p>
          </table:table-cell>
          <table:table-cell/>
        </table:table-row>
        <table:table-row table:style-name="ro1">
          <table:table-cell office:value-type="float" office:value="32.64697265625">
            <text:p>32.6469726563</text:p>
          </table:table-cell>
          <table:table-cell table:formula="of:=ABS([.A185]-[.A184])" office:value-type="float" office:value="4.159912109375">
            <text:p>4.1599121094</text:p>
          </table:table-cell>
          <table:table-cell table:formula="of:=ABS([.B185]-[.B184])" office:value-type="float" office:value="0.001953125">
            <text:p>0.001953125</text:p>
          </table:table-cell>
          <table:table-cell/>
        </table:table-row>
        <table:table-row table:style-name="ro1">
          <table:table-cell office:value-type="float" office:value="28.561767578125">
            <text:p>28.5617675781</text:p>
          </table:table-cell>
          <table:table-cell table:formula="of:=ABS([.A186]-[.A185])" office:value-type="float" office:value="4.085205078125">
            <text:p>4.0852050781</text:p>
          </table:table-cell>
          <table:table-cell table:formula="of:=ABS([.B186]-[.B185])" office:value-type="float" office:value="0.07470703125">
            <text:p>0.0747070313</text:p>
          </table:table-cell>
          <table:table-cell/>
        </table:table-row>
        <table:table-row table:style-name="ro1">
          <table:table-cell office:value-type="float" office:value="33.566162109375">
            <text:p>33.5661621094</text:p>
          </table:table-cell>
          <table:table-cell table:formula="of:=ABS([.A187]-[.A186])" office:value-type="float" office:value="5.00439453125">
            <text:p>5.0043945313</text:p>
          </table:table-cell>
          <table:table-cell table:formula="of:=ABS([.B187]-[.B186])" office:value-type="float" office:value="0.919189453125">
            <text:p>0.9191894531</text:p>
          </table:table-cell>
          <table:table-cell/>
        </table:table-row>
        <table:table-row table:style-name="ro1">
          <table:table-cell office:value-type="float" office:value="27.628173828125">
            <text:p>27.6281738281</text:p>
          </table:table-cell>
          <table:table-cell table:formula="of:=ABS([.A188]-[.A187])" office:value-type="float" office:value="5.93798828125">
            <text:p>5.9379882813</text:p>
          </table:table-cell>
          <table:table-cell table:formula="of:=ABS([.B188]-[.B187])" office:value-type="float" office:value="0.93359375">
            <text:p>0.93359375</text:p>
          </table:table-cell>
          <table:table-cell/>
        </table:table-row>
        <table:table-row table:style-name="ro1">
          <table:table-cell office:value-type="float" office:value="33.656982421875">
            <text:p>33.6569824219</text:p>
          </table:table-cell>
          <table:table-cell table:formula="of:=ABS([.A189]-[.A188])" office:value-type="float" office:value="6.02880859375">
            <text:p>6.0288085938</text:p>
          </table:table-cell>
          <table:table-cell table:formula="of:=ABS([.B189]-[.B188])" office:value-type="float" office:value="0.0908203125">
            <text:p>0.0908203125</text:p>
          </table:table-cell>
          <table:table-cell/>
        </table:table-row>
        <table:table-row table:style-name="ro1">
          <table:table-cell office:value-type="float" office:value="28.51220703125">
            <text:p>28.5122070313</text:p>
          </table:table-cell>
          <table:table-cell table:formula="of:=ABS([.A190]-[.A189])" office:value-type="float" office:value="5.144775390625">
            <text:p>5.1447753906</text:p>
          </table:table-cell>
          <table:table-cell table:formula="of:=ABS([.B190]-[.B189])" office:value-type="float" office:value="0.884033203125">
            <text:p>0.8840332031</text:p>
          </table:table-cell>
          <table:table-cell/>
        </table:table-row>
        <table:table-row table:style-name="ro1">
          <table:table-cell office:value-type="float" office:value="32.578857421875">
            <text:p>32.5788574219</text:p>
          </table:table-cell>
          <table:table-cell table:formula="of:=ABS([.A191]-[.A190])" office:value-type="float" office:value="4.066650390625">
            <text:p>4.0666503906</text:p>
          </table:table-cell>
          <table:table-cell table:formula="of:=ABS([.B191]-[.B190])" office:value-type="float" office:value="1.078125">
            <text:p>1.078125</text:p>
          </table:table-cell>
          <table:table-cell/>
        </table:table-row>
        <table:table-row table:style-name="ro1">
          <table:table-cell office:value-type="float" office:value="28.562744140625">
            <text:p>28.5627441406</text:p>
          </table:table-cell>
          <table:table-cell table:formula="of:=ABS([.A192]-[.A191])" office:value-type="float" office:value="4.01611328125">
            <text:p>4.0161132813</text:p>
          </table:table-cell>
          <table:table-cell table:formula="of:=ABS([.B192]-[.B191])" office:value-type="float" office:value="0.050537109375">
            <text:p>0.0505371094</text:p>
          </table:table-cell>
          <table:table-cell/>
        </table:table-row>
        <table:table-row table:style-name="ro1">
          <table:table-cell office:value-type="float" office:value="33.6962890625">
            <text:p>33.6962890625</text:p>
          </table:table-cell>
          <table:table-cell table:formula="of:=ABS([.A193]-[.A192])" office:value-type="float" office:value="5.133544921875">
            <text:p>5.1335449219</text:p>
          </table:table-cell>
          <table:table-cell table:formula="of:=ABS([.B193]-[.B192])" office:value-type="float" office:value="1.117431640625">
            <text:p>1.1174316406</text:p>
          </table:table-cell>
          <table:table-cell/>
        </table:table-row>
        <table:table-row table:style-name="ro1">
          <table:table-cell office:value-type="float" office:value="28.60302734375">
            <text:p>28.6030273438</text:p>
          </table:table-cell>
          <table:table-cell table:formula="of:=ABS([.A194]-[.A193])" office:value-type="float" office:value="5.09326171875">
            <text:p>5.0932617188</text:p>
          </table:table-cell>
          <table:table-cell table:formula="of:=ABS([.B194]-[.B193])" office:value-type="float" office:value="0.040283203125">
            <text:p>0.0402832031</text:p>
          </table:table-cell>
          <table:table-cell/>
        </table:table-row>
        <table:table-row table:style-name="ro1">
          <table:table-cell office:value-type="float" office:value="33.50390625">
            <text:p>33.50390625</text:p>
          </table:table-cell>
          <table:table-cell table:formula="of:=ABS([.A195]-[.A194])" office:value-type="float" office:value="4.90087890625">
            <text:p>4.9008789063</text:p>
          </table:table-cell>
          <table:table-cell table:formula="of:=ABS([.B195]-[.B194])" office:value-type="float" office:value="0.1923828125">
            <text:p>0.1923828125</text:p>
          </table:table-cell>
          <table:table-cell/>
        </table:table-row>
        <table:table-row table:style-name="ro1">
          <table:table-cell office:value-type="float" office:value="27.673828125">
            <text:p>27.673828125</text:p>
          </table:table-cell>
          <table:table-cell table:formula="of:=ABS([.A196]-[.A195])" office:value-type="float" office:value="5.830078125">
            <text:p>5.830078125</text:p>
          </table:table-cell>
          <table:table-cell table:formula="of:=ABS([.B196]-[.B195])" office:value-type="float" office:value="0.92919921875">
            <text:p>0.9291992188</text:p>
          </table:table-cell>
          <table:table-cell/>
        </table:table-row>
        <table:table-row table:style-name="ro1">
          <table:table-cell office:value-type="float" office:value="33.47802734375">
            <text:p>33.4780273438</text:p>
          </table:table-cell>
          <table:table-cell table:formula="of:=ABS([.A197]-[.A196])" office:value-type="float" office:value="5.80419921875">
            <text:p>5.8041992188</text:p>
          </table:table-cell>
          <table:table-cell table:formula="of:=ABS([.B197]-[.B196])" office:value-type="float" office:value="0.02587890625">
            <text:p>0.0258789063</text:p>
          </table:table-cell>
          <table:table-cell/>
        </table:table-row>
        <table:table-row table:style-name="ro1">
          <table:table-cell office:value-type="float" office:value="27.581787109375">
            <text:p>27.5817871094</text:p>
          </table:table-cell>
          <table:table-cell table:formula="of:=ABS([.A198]-[.A197])" office:value-type="float" office:value="5.896240234375">
            <text:p>5.8962402344</text:p>
          </table:table-cell>
          <table:table-cell table:formula="of:=ABS([.B198]-[.B197])" office:value-type="float" office:value="0.092041015625">
            <text:p>0.0920410156</text:p>
          </table:table-cell>
          <table:table-cell/>
        </table:table-row>
        <table:table-row table:style-name="ro1">
          <table:table-cell office:value-type="float" office:value="34.5859375">
            <text:p>34.5859375</text:p>
          </table:table-cell>
          <table:table-cell table:formula="of:=ABS([.A199]-[.A198])" office:value-type="float" office:value="7.004150390625">
            <text:p>7.0041503906</text:p>
          </table:table-cell>
          <table:table-cell table:formula="of:=ABS([.B199]-[.B198])" office:value-type="float" office:value="1.10791015625">
            <text:p>1.1079101563</text:p>
          </table:table-cell>
          <table:table-cell/>
        </table:table-row>
        <table:table-row table:style-name="ro1">
          <table:table-cell office:value-type="float" office:value="27.589111328125">
            <text:p>27.5891113281</text:p>
          </table:table-cell>
          <table:table-cell table:formula="of:=ABS([.A200]-[.A199])" office:value-type="float" office:value="6.996826171875">
            <text:p>6.9968261719</text:p>
          </table:table-cell>
          <table:table-cell table:formula="of:=ABS([.B200]-[.B199])" office:value-type="float" office:value="0.00732421875">
            <text:p>0.0073242188</text:p>
          </table:table-cell>
          <table:table-cell/>
        </table:table-row>
        <table:table-row table:style-name="ro1">
          <table:table-cell office:value-type="float" office:value="34.651123046875">
            <text:p>34.6511230469</text:p>
          </table:table-cell>
          <table:table-cell table:formula="of:=ABS([.A201]-[.A200])" office:value-type="float" office:value="7.06201171875">
            <text:p>7.0620117188</text:p>
          </table:table-cell>
          <table:table-cell table:formula="of:=ABS([.B201]-[.B200])" office:value-type="float" office:value="0.065185546875">
            <text:p>0.0651855469</text:p>
          </table:table-cell>
          <table:table-cell/>
        </table:table-row>
        <table:table-row table:style-name="ro1">
          <table:table-cell office:value-type="float" office:value="27.503173828125">
            <text:p>27.5031738281</text:p>
          </table:table-cell>
          <table:table-cell table:formula="of:=ABS([.A202]-[.A201])" office:value-type="float" office:value="7.14794921875">
            <text:p>7.1479492188</text:p>
          </table:table-cell>
          <table:table-cell table:formula="of:=ABS([.B202]-[.B201])" office:value-type="float" office:value="0.0859375">
            <text:p>0.0859375</text:p>
          </table:table-cell>
          <table:table-cell/>
        </table:table-row>
        <table:table-row table:style-name="ro1">
          <table:table-cell office:value-type="float" office:value="34.48828125">
            <text:p>34.48828125</text:p>
          </table:table-cell>
          <table:table-cell table:formula="of:=ABS([.A203]-[.A202])" office:value-type="float" office:value="6.985107421875">
            <text:p>6.9851074219</text:p>
          </table:table-cell>
          <table:table-cell table:formula="of:=ABS([.B203]-[.B202])" office:value-type="float" office:value="0.162841796875">
            <text:p>0.1628417969</text:p>
          </table:table-cell>
          <table:table-cell/>
        </table:table-row>
        <table:table-row table:style-name="ro1">
          <table:table-cell office:value-type="float" office:value="26.735107421875">
            <text:p>26.7351074219</text:p>
          </table:table-cell>
          <table:table-cell table:formula="of:=ABS([.A204]-[.A203])" office:value-type="float" office:value="7.753173828125">
            <text:p>7.7531738281</text:p>
          </table:table-cell>
          <table:table-cell table:formula="of:=ABS([.B204]-[.B203])" office:value-type="float" office:value="0.76806640625">
            <text:p>0.7680664063</text:p>
          </table:table-cell>
          <table:table-cell/>
        </table:table-row>
        <table:table-row table:style-name="ro1">
          <table:table-cell office:value-type="float" office:value="35.571044921875">
            <text:p>35.5710449219</text:p>
          </table:table-cell>
          <table:table-cell table:formula="of:=ABS([.A205]-[.A204])" office:value-type="float" office:value="8.8359375">
            <text:p>8.8359375</text:p>
          </table:table-cell>
          <table:table-cell table:formula="of:=ABS([.B205]-[.B204])" office:value-type="float" office:value="1.082763671875">
            <text:p>1.0827636719</text:p>
          </table:table-cell>
          <table:table-cell/>
        </table:table-row>
        <table:table-row table:style-name="ro1">
          <table:table-cell office:value-type="float" office:value="26.603271484375">
            <text:p>26.6032714844</text:p>
          </table:table-cell>
          <table:table-cell table:formula="of:=ABS([.A206]-[.A205])" office:value-type="float" office:value="8.9677734375">
            <text:p>8.9677734375</text:p>
          </table:table-cell>
          <table:table-cell table:formula="of:=ABS([.B206]-[.B205])" office:value-type="float" office:value="0.1318359375">
            <text:p>0.1318359375</text:p>
          </table:table-cell>
          <table:table-cell/>
        </table:table-row>
        <table:table-row table:style-name="ro1">
          <table:table-cell office:value-type="float" office:value="35.578125">
            <text:p>35.578125</text:p>
          </table:table-cell>
          <table:table-cell table:formula="of:=ABS([.A207]-[.A206])" office:value-type="float" office:value="8.974853515625">
            <text:p>8.9748535156</text:p>
          </table:table-cell>
          <table:table-cell table:formula="of:=ABS([.B207]-[.B206])" office:value-type="float" office:value="0.007080078125">
            <text:p>0.0070800781</text:p>
          </table:table-cell>
          <table:table-cell/>
        </table:table-row>
        <table:table-row table:style-name="ro1">
          <table:table-cell office:value-type="float" office:value="25.588134765625">
            <text:p>25.5881347656</text:p>
          </table:table-cell>
          <table:table-cell table:formula="of:=ABS([.A208]-[.A207])" office:value-type="float" office:value="9.989990234375">
            <text:p>9.9899902344</text:p>
          </table:table-cell>
          <table:table-cell table:formula="of:=ABS([.B208]-[.B207])" office:value-type="float" office:value="1.01513671875">
            <text:p>1.0151367188</text:p>
          </table:table-cell>
          <table:table-cell/>
        </table:table-row>
        <table:table-row table:style-name="ro1">
          <table:table-cell office:value-type="float" office:value="36.627197265625">
            <text:p>36.6271972656</text:p>
          </table:table-cell>
          <table:table-cell table:formula="of:=ABS([.A209]-[.A208])" office:value-type="float" office:value="11.0390625">
            <text:p>11.0390625</text:p>
          </table:table-cell>
          <table:table-cell table:formula="of:=ABS([.B209]-[.B208])" office:value-type="float" office:value="1.049072265625">
            <text:p>1.0490722656</text:p>
          </table:table-cell>
          <table:table-cell/>
        </table:table-row>
        <table:table-row table:style-name="ro1">
          <table:table-cell office:value-type="float" office:value="24.571044921875">
            <text:p>24.5710449219</text:p>
          </table:table-cell>
          <table:table-cell table:formula="of:=ABS([.A210]-[.A209])" office:value-type="float" office:value="12.05615234375">
            <text:p>12.0561523438</text:p>
          </table:table-cell>
          <table:table-cell table:formula="of:=ABS([.B210]-[.B209])" office:value-type="float" office:value="1.01708984375">
            <text:p>1.0170898438</text:p>
          </table:table-cell>
          <table:table-cell/>
        </table:table-row>
        <table:table-row table:style-name="ro1">
          <table:table-cell office:value-type="float" office:value="37.573974609375">
            <text:p>37.5739746094</text:p>
          </table:table-cell>
          <table:table-cell table:formula="of:=ABS([.A211]-[.A210])" office:value-type="float" office:value="13.0029296875">
            <text:p>13.0029296875</text:p>
          </table:table-cell>
          <table:table-cell table:formula="of:=ABS([.B211]-[.B210])" office:value-type="float" office:value="0.94677734375">
            <text:p>0.9467773438</text:p>
          </table:table-cell>
          <table:table-cell/>
        </table:table-row>
        <table:table-row table:style-name="ro1">
          <table:table-cell office:value-type="float" office:value="23.587890625">
            <text:p>23.587890625</text:p>
          </table:table-cell>
          <table:table-cell table:formula="of:=ABS([.A212]-[.A211])" office:value-type="float" office:value="13.986083984375">
            <text:p>13.9860839844</text:p>
          </table:table-cell>
          <table:table-cell table:formula="of:=ABS([.B212]-[.B211])" office:value-type="float" office:value="0.983154296875">
            <text:p>0.9831542969</text:p>
          </table:table-cell>
          <table:table-cell/>
        </table:table-row>
        <table:table-row table:style-name="ro1">
          <table:table-cell office:value-type="float" office:value="38.569091796875">
            <text:p>38.5690917969</text:p>
          </table:table-cell>
          <table:table-cell table:formula="of:=ABS([.A213]-[.A212])" office:value-type="float" office:value="14.981201171875">
            <text:p>14.9812011719</text:p>
          </table:table-cell>
          <table:table-cell table:formula="of:=ABS([.B213]-[.B212])" office:value-type="float" office:value="0.9951171875">
            <text:p>0.9951171875</text:p>
          </table:table-cell>
          <table:table-cell/>
        </table:table-row>
        <table:table-row table:style-name="ro1">
          <table:table-cell office:value-type="float" office:value="23.627685546875">
            <text:p>23.6276855469</text:p>
          </table:table-cell>
          <table:table-cell table:formula="of:=ABS([.A214]-[.A213])" office:value-type="float" office:value="14.94140625">
            <text:p>14.94140625</text:p>
          </table:table-cell>
          <table:table-cell table:formula="of:=ABS([.B214]-[.B213])" office:value-type="float" office:value="0.039794921875">
            <text:p>0.0397949219</text:p>
          </table:table-cell>
          <table:table-cell/>
        </table:table-row>
        <table:table-row table:style-name="ro1">
          <table:table-cell office:value-type="float" office:value="38.5419921875">
            <text:p>38.5419921875</text:p>
          </table:table-cell>
          <table:table-cell table:formula="of:=ABS([.A215]-[.A214])" office:value-type="float" office:value="14.914306640625">
            <text:p>14.9143066406</text:p>
          </table:table-cell>
          <table:table-cell table:formula="of:=ABS([.B215]-[.B214])" office:value-type="float" office:value="0.027099609375">
            <text:p>0.0270996094</text:p>
          </table:table-cell>
          <table:table-cell/>
        </table:table-row>
        <table:table-row table:style-name="ro1">
          <table:table-cell office:value-type="float" office:value="22.706787109375">
            <text:p>22.7067871094</text:p>
          </table:table-cell>
          <table:table-cell table:formula="of:=ABS([.A216]-[.A215])" office:value-type="float" office:value="15.835205078125">
            <text:p>15.8352050781</text:p>
          </table:table-cell>
          <table:table-cell table:formula="of:=ABS([.B216]-[.B215])" office:value-type="float" office:value="0.9208984375">
            <text:p>0.9208984375</text:p>
          </table:table-cell>
          <table:table-cell/>
        </table:table-row>
        <table:table-row table:style-name="ro1">
          <table:table-cell office:value-type="float" office:value="38.974853515625">
            <text:p>38.9748535156</text:p>
          </table:table-cell>
          <table:table-cell table:formula="of:=ABS([.A217]-[.A216])" office:value-type="float" office:value="16.26806640625">
            <text:p>16.2680664063</text:p>
          </table:table-cell>
          <table:table-cell table:formula="of:=ABS([.B217]-[.B216])" office:value-type="float" office:value="0.432861328125">
            <text:p>0.4328613281</text:p>
          </table:table-cell>
          <table:table-cell/>
        </table:table-row>
        <table:table-row table:style-name="ro1">
          <table:table-cell office:value-type="float" office:value="24.1220703125">
            <text:p>24.1220703125</text:p>
          </table:table-cell>
          <table:table-cell table:formula="of:=ABS([.A218]-[.A217])" office:value-type="float" office:value="14.852783203125">
            <text:p>14.8527832031</text:p>
          </table:table-cell>
          <table:table-cell table:formula="of:=ABS([.B218]-[.B217])" office:value-type="float" office:value="1.415283203125">
            <text:p>1.4152832031</text:p>
          </table:table-cell>
          <table:table-cell/>
        </table:table-row>
        <table:table-row table:style-name="ro1">
          <table:table-cell office:value-type="float" office:value="37.538818359375">
            <text:p>37.5388183594</text:p>
          </table:table-cell>
          <table:table-cell table:formula="of:=ABS([.A219]-[.A218])" office:value-type="float" office:value="13.416748046875">
            <text:p>13.4167480469</text:p>
          </table:table-cell>
          <table:table-cell table:formula="of:=ABS([.B219]-[.B218])" office:value-type="float" office:value="1.43603515625">
            <text:p>1.4360351563</text:p>
          </table:table-cell>
          <table:table-cell/>
        </table:table-row>
        <table:table-row table:style-name="ro1">
          <table:table-cell office:value-type="float" office:value="24.60595703125">
            <text:p>24.6059570313</text:p>
          </table:table-cell>
          <table:table-cell table:formula="of:=ABS([.A220]-[.A219])" office:value-type="float" office:value="12.932861328125">
            <text:p>12.9328613281</text:p>
          </table:table-cell>
          <table:table-cell table:formula="of:=ABS([.B220]-[.B219])" office:value-type="float" office:value="0.48388671875">
            <text:p>0.4838867188</text:p>
          </table:table-cell>
          <table:table-cell/>
        </table:table-row>
        <table:table-row table:style-name="ro1">
          <table:table-cell office:value-type="float" office:value="36.598876953125">
            <text:p>36.5988769531</text:p>
          </table:table-cell>
          <table:table-cell table:formula="of:=ABS([.A221]-[.A220])" office:value-type="float" office:value="11.992919921875">
            <text:p>11.9929199219</text:p>
          </table:table-cell>
          <table:table-cell table:formula="of:=ABS([.B221]-[.B220])" office:value-type="float" office:value="0.93994140625">
            <text:p>0.9399414063</text:p>
          </table:table-cell>
          <table:table-cell/>
        </table:table-row>
        <table:table-row table:style-name="ro1">
          <table:table-cell office:value-type="float" office:value="24.57177734375">
            <text:p>24.5717773438</text:p>
          </table:table-cell>
          <table:table-cell table:formula="of:=ABS([.A222]-[.A221])" office:value-type="float" office:value="12.027099609375">
            <text:p>12.0270996094</text:p>
          </table:table-cell>
          <table:table-cell table:formula="of:=ABS([.B222]-[.B221])" office:value-type="float" office:value="0.0341796875">
            <text:p>0.0341796875</text:p>
          </table:table-cell>
          <table:table-cell/>
        </table:table-row>
        <table:table-row table:style-name="ro1">
          <table:table-cell office:value-type="float" office:value="36.711669921875">
            <text:p>36.7116699219</text:p>
          </table:table-cell>
          <table:table-cell table:formula="of:=ABS([.A223]-[.A222])" office:value-type="float" office:value="12.139892578125">
            <text:p>12.1398925781</text:p>
          </table:table-cell>
          <table:table-cell table:formula="of:=ABS([.B223]-[.B222])" office:value-type="float" office:value="0.11279296875">
            <text:p>0.1127929688</text:p>
          </table:table-cell>
          <table:table-cell/>
        </table:table-row>
        <table:table-row table:style-name="ro1">
          <table:table-cell office:value-type="float" office:value="24.44921875">
            <text:p>24.44921875</text:p>
          </table:table-cell>
          <table:table-cell table:formula="of:=ABS([.A224]-[.A223])" office:value-type="float" office:value="12.262451171875">
            <text:p>12.2624511719</text:p>
          </table:table-cell>
          <table:table-cell table:formula="of:=ABS([.B224]-[.B223])" office:value-type="float" office:value="0.12255859375">
            <text:p>0.1225585938</text:p>
          </table:table-cell>
          <table:table-cell/>
        </table:table-row>
        <table:table-row table:style-name="ro1">
          <table:table-cell office:value-type="float" office:value="36.630859375">
            <text:p>36.630859375</text:p>
          </table:table-cell>
          <table:table-cell table:formula="of:=ABS([.A225]-[.A224])" office:value-type="float" office:value="12.181640625">
            <text:p>12.181640625</text:p>
          </table:table-cell>
          <table:table-cell table:formula="of:=ABS([.B225]-[.B224])" office:value-type="float" office:value="0.080810546875">
            <text:p>0.0808105469</text:p>
          </table:table-cell>
          <table:table-cell/>
        </table:table-row>
        <table:table-row table:style-name="ro1">
          <table:table-cell office:value-type="float" office:value="25.591064453125">
            <text:p>25.5910644531</text:p>
          </table:table-cell>
          <table:table-cell table:formula="of:=ABS([.A226]-[.A225])" office:value-type="float" office:value="11.039794921875">
            <text:p>11.0397949219</text:p>
          </table:table-cell>
          <table:table-cell table:formula="of:=ABS([.B226]-[.B225])" office:value-type="float" office:value="1.141845703125">
            <text:p>1.1418457031</text:p>
          </table:table-cell>
          <table:table-cell/>
        </table:table-row>
        <table:table-row table:style-name="ro1">
          <table:table-cell office:value-type="float" office:value="36.541015625">
            <text:p>36.541015625</text:p>
          </table:table-cell>
          <table:table-cell table:formula="of:=ABS([.A227]-[.A226])" office:value-type="float" office:value="10.949951171875">
            <text:p>10.9499511719</text:p>
          </table:table-cell>
          <table:table-cell table:formula="of:=ABS([.B227]-[.B226])" office:value-type="float" office:value="0.08984375">
            <text:p>0.08984375</text:p>
          </table:table-cell>
          <table:table-cell/>
        </table:table-row>
        <table:table-row table:style-name="ro1">
          <table:table-cell office:value-type="float" office:value="24.60693359375">
            <text:p>24.6069335938</text:p>
          </table:table-cell>
          <table:table-cell table:formula="of:=ABS([.A228]-[.A227])" office:value-type="float" office:value="11.93408203125">
            <text:p>11.9340820313</text:p>
          </table:table-cell>
          <table:table-cell table:formula="of:=ABS([.B228]-[.B227])" office:value-type="float" office:value="0.984130859375">
            <text:p>0.9841308594</text:p>
          </table:table-cell>
          <table:table-cell/>
        </table:table-row>
        <table:table-row table:style-name="ro1">
          <table:table-cell office:value-type="float" office:value="36.7568359375">
            <text:p>36.7568359375</text:p>
          </table:table-cell>
          <table:table-cell table:formula="of:=ABS([.A229]-[.A228])" office:value-type="float" office:value="12.14990234375">
            <text:p>12.1499023438</text:p>
          </table:table-cell>
          <table:table-cell table:formula="of:=ABS([.B229]-[.B228])" office:value-type="float" office:value="0.2158203125">
            <text:p>0.2158203125</text:p>
          </table:table-cell>
          <table:table-cell/>
        </table:table-row>
        <table:table-row table:style-name="ro1">
          <table:table-cell office:value-type="float" office:value="24.486083984375">
            <text:p>24.4860839844</text:p>
          </table:table-cell>
          <table:table-cell table:formula="of:=ABS([.A230]-[.A229])" office:value-type="float" office:value="12.270751953125">
            <text:p>12.2707519531</text:p>
          </table:table-cell>
          <table:table-cell table:formula="of:=ABS([.B230]-[.B229])" office:value-type="float" office:value="0.120849609375">
            <text:p>0.1208496094</text:p>
          </table:table-cell>
          <table:table-cell/>
        </table:table-row>
        <table:table-row table:style-name="ro1">
          <table:table-cell office:value-type="float" office:value="36.68408203125">
            <text:p>36.6840820313</text:p>
          </table:table-cell>
          <table:table-cell table:formula="of:=ABS([.A231]-[.A230])" office:value-type="float" office:value="12.197998046875">
            <text:p>12.1979980469</text:p>
          </table:table-cell>
          <table:table-cell table:formula="of:=ABS([.B231]-[.B230])" office:value-type="float" office:value="0.07275390625">
            <text:p>0.0727539063</text:p>
          </table:table-cell>
          <table:table-cell/>
        </table:table-row>
        <table:table-row table:style-name="ro1">
          <table:table-cell office:value-type="float" office:value="24.460693359375">
            <text:p>24.4606933594</text:p>
          </table:table-cell>
          <table:table-cell table:formula="of:=ABS([.A232]-[.A231])" office:value-type="float" office:value="12.223388671875">
            <text:p>12.2233886719</text:p>
          </table:table-cell>
          <table:table-cell table:formula="of:=ABS([.B232]-[.B231])" office:value-type="float" office:value="0.025390625">
            <text:p>0.025390625</text:p>
          </table:table-cell>
          <table:table-cell/>
        </table:table-row>
        <table:table-row table:style-name="ro1">
          <table:table-cell office:value-type="float" office:value="36.61328125">
            <text:p>36.61328125</text:p>
          </table:table-cell>
          <table:table-cell table:formula="of:=ABS([.A233]-[.A232])" office:value-type="float" office:value="12.152587890625">
            <text:p>12.1525878906</text:p>
          </table:table-cell>
          <table:table-cell table:formula="of:=ABS([.B233]-[.B232])" office:value-type="float" office:value="0.07080078125">
            <text:p>0.0708007813</text:p>
          </table:table-cell>
          <table:table-cell/>
        </table:table-row>
        <table:table-row table:style-name="ro1">
          <table:table-cell office:value-type="float" office:value="25.696044921875">
            <text:p>25.6960449219</text:p>
          </table:table-cell>
          <table:table-cell table:formula="of:=ABS([.A234]-[.A233])" office:value-type="float" office:value="10.917236328125">
            <text:p>10.9172363281</text:p>
          </table:table-cell>
          <table:table-cell table:formula="of:=ABS([.B234]-[.B233])" office:value-type="float" office:value="1.2353515625">
            <text:p>1.2353515625</text:p>
          </table:table-cell>
          <table:table-cell/>
        </table:table-row>
        <table:table-row table:style-name="ro1">
          <table:table-cell office:value-type="float" office:value="35.48974609375">
            <text:p>35.4897460938</text:p>
          </table:table-cell>
          <table:table-cell table:formula="of:=ABS([.A235]-[.A234])" office:value-type="float" office:value="9.793701171875">
            <text:p>9.7937011719</text:p>
          </table:table-cell>
          <table:table-cell table:formula="of:=ABS([.B235]-[.B234])" office:value-type="float" office:value="1.12353515625">
            <text:p>1.1235351563</text:p>
          </table:table-cell>
          <table:table-cell/>
        </table:table-row>
        <table:table-row table:style-name="ro1">
          <table:table-cell office:value-type="float" office:value="25.5673828125">
            <text:p>25.5673828125</text:p>
          </table:table-cell>
          <table:table-cell table:formula="of:=ABS([.A236]-[.A235])" office:value-type="float" office:value="9.92236328125">
            <text:p>9.9223632813</text:p>
          </table:table-cell>
          <table:table-cell table:formula="of:=ABS([.B236]-[.B235])" office:value-type="float" office:value="0.128662109375">
            <text:p>0.1286621094</text:p>
          </table:table-cell>
          <table:table-cell/>
        </table:table-row>
        <table:table-row table:style-name="ro1">
          <table:table-cell office:value-type="float" office:value="35.6123046875">
            <text:p>35.6123046875</text:p>
          </table:table-cell>
          <table:table-cell table:formula="of:=ABS([.A237]-[.A236])" office:value-type="float" office:value="10.044921875">
            <text:p>10.044921875</text:p>
          </table:table-cell>
          <table:table-cell table:formula="of:=ABS([.B237]-[.B236])" office:value-type="float" office:value="0.12255859375">
            <text:p>0.1225585938</text:p>
          </table:table-cell>
          <table:table-cell/>
        </table:table-row>
        <table:table-row table:style-name="ro1">
          <table:table-cell office:value-type="float" office:value="26.5869140625">
            <text:p>26.5869140625</text:p>
          </table:table-cell>
          <table:table-cell table:formula="of:=ABS([.A238]-[.A237])" office:value-type="float" office:value="9.025390625">
            <text:p>9.025390625</text:p>
          </table:table-cell>
          <table:table-cell table:formula="of:=ABS([.B238]-[.B237])" office:value-type="float" office:value="1.01953125">
            <text:p>1.01953125</text:p>
          </table:table-cell>
          <table:table-cell/>
        </table:table-row>
        <table:table-row table:style-name="ro1">
          <table:table-cell office:value-type="float" office:value="35.5927734375">
            <text:p>35.5927734375</text:p>
          </table:table-cell>
          <table:table-cell table:formula="of:=ABS([.A239]-[.A238])" office:value-type="float" office:value="9.005859375">
            <text:p>9.005859375</text:p>
          </table:table-cell>
          <table:table-cell table:formula="of:=ABS([.B239]-[.B238])" office:value-type="float" office:value="0.01953125">
            <text:p>0.01953125</text:p>
          </table:table-cell>
          <table:table-cell/>
        </table:table-row>
        <table:table-row table:style-name="ro1">
          <table:table-cell office:value-type="float" office:value="26.583251953125">
            <text:p>26.5832519531</text:p>
          </table:table-cell>
          <table:table-cell table:formula="of:=ABS([.A240]-[.A239])" office:value-type="float" office:value="9.009521484375">
            <text:p>9.0095214844</text:p>
          </table:table-cell>
          <table:table-cell table:formula="of:=ABS([.B240]-[.B239])" office:value-type="float" office:value="0.003662109375">
            <text:p>0.0036621094</text:p>
          </table:table-cell>
          <table:table-cell/>
        </table:table-row>
        <table:table-row table:style-name="ro1">
          <table:table-cell office:value-type="float" office:value="35.586181640625">
            <text:p>35.5861816406</text:p>
          </table:table-cell>
          <table:table-cell table:formula="of:=ABS([.A241]-[.A240])" office:value-type="float" office:value="9.0029296875">
            <text:p>9.0029296875</text:p>
          </table:table-cell>
          <table:table-cell table:formula="of:=ABS([.B241]-[.B240])" office:value-type="float" office:value="0.006591796875">
            <text:p>0.0065917969</text:p>
          </table:table-cell>
          <table:table-cell/>
        </table:table-row>
        <table:table-row table:style-name="ro1">
          <table:table-cell office:value-type="float" office:value="25.573974609375">
            <text:p>25.5739746094</text:p>
          </table:table-cell>
          <table:table-cell table:formula="of:=ABS([.A242]-[.A241])" office:value-type="float" office:value="10.01220703125">
            <text:p>10.0122070313</text:p>
          </table:table-cell>
          <table:table-cell table:formula="of:=ABS([.B242]-[.B241])" office:value-type="float" office:value="1.00927734375">
            <text:p>1.0092773438</text:p>
          </table:table-cell>
          <table:table-cell/>
        </table:table-row>
        <table:table-row table:style-name="ro1">
          <table:table-cell office:value-type="float" office:value="35.5849609375">
            <text:p>35.5849609375</text:p>
          </table:table-cell>
          <table:table-cell table:formula="of:=ABS([.A243]-[.A242])" office:value-type="float" office:value="10.010986328125">
            <text:p>10.0109863281</text:p>
          </table:table-cell>
          <table:table-cell table:formula="of:=ABS([.B243]-[.B242])" office:value-type="float" office:value="0.001220703125">
            <text:p>0.0012207031</text:p>
          </table:table-cell>
          <table:table-cell/>
        </table:table-row>
        <table:table-row table:style-name="ro1">
          <table:table-cell office:value-type="float" office:value="25.68798828125">
            <text:p>25.6879882813</text:p>
          </table:table-cell>
          <table:table-cell table:formula="of:=ABS([.A244]-[.A243])" office:value-type="float" office:value="9.89697265625">
            <text:p>9.8969726563</text:p>
          </table:table-cell>
          <table:table-cell table:formula="of:=ABS([.B244]-[.B243])" office:value-type="float" office:value="0.114013671875">
            <text:p>0.1140136719</text:p>
          </table:table-cell>
          <table:table-cell/>
        </table:table-row>
        <table:table-row table:style-name="ro1">
          <table:table-cell office:value-type="float" office:value="36.47900390625">
            <text:p>36.4790039063</text:p>
          </table:table-cell>
          <table:table-cell table:formula="of:=ABS([.A245]-[.A244])" office:value-type="float" office:value="10.791015625">
            <text:p>10.791015625</text:p>
          </table:table-cell>
          <table:table-cell table:formula="of:=ABS([.B245]-[.B244])" office:value-type="float" office:value="0.89404296875">
            <text:p>0.8940429688</text:p>
          </table:table-cell>
          <table:table-cell/>
        </table:table-row>
        <table:table-row table:style-name="ro1">
          <table:table-cell office:value-type="float" office:value="24.59716796875">
            <text:p>24.5971679688</text:p>
          </table:table-cell>
          <table:table-cell table:formula="of:=ABS([.A246]-[.A245])" office:value-type="float" office:value="11.8818359375">
            <text:p>11.8818359375</text:p>
          </table:table-cell>
          <table:table-cell table:formula="of:=ABS([.B246]-[.B245])" office:value-type="float" office:value="1.0908203125">
            <text:p>1.0908203125</text:p>
          </table:table-cell>
          <table:table-cell/>
        </table:table-row>
        <table:table-row table:style-name="ro1">
          <table:table-cell office:value-type="float" office:value="37.6103515625">
            <text:p>37.6103515625</text:p>
          </table:table-cell>
          <table:table-cell table:formula="of:=ABS([.A247]-[.A246])" office:value-type="float" office:value="13.01318359375">
            <text:p>13.0131835938</text:p>
          </table:table-cell>
          <table:table-cell table:formula="of:=ABS([.B247]-[.B246])" office:value-type="float" office:value="1.13134765625">
            <text:p>1.1313476563</text:p>
          </table:table-cell>
          <table:table-cell/>
        </table:table-row>
        <table:table-row table:style-name="ro1">
          <table:table-cell office:value-type="float" office:value="23.552001953125">
            <text:p>23.5520019531</text:p>
          </table:table-cell>
          <table:table-cell table:formula="of:=ABS([.A248]-[.A247])" office:value-type="float" office:value="14.058349609375">
            <text:p>14.0583496094</text:p>
          </table:table-cell>
          <table:table-cell table:formula="of:=ABS([.B248]-[.B247])" office:value-type="float" office:value="1.045166015625">
            <text:p>1.0451660156</text:p>
          </table:table-cell>
          <table:table-cell/>
        </table:table-row>
        <table:table-row table:style-name="ro1">
          <table:table-cell office:value-type="float" office:value="38.951171875">
            <text:p>38.951171875</text:p>
          </table:table-cell>
          <table:table-cell table:formula="of:=ABS([.A249]-[.A248])" office:value-type="float" office:value="15.399169921875">
            <text:p>15.3991699219</text:p>
          </table:table-cell>
          <table:table-cell table:formula="of:=ABS([.B249]-[.B248])" office:value-type="float" office:value="1.3408203125">
            <text:p>1.3408203125</text:p>
          </table:table-cell>
          <table:table-cell/>
        </table:table-row>
        <table:table-row table:style-name="ro1">
          <table:table-cell office:value-type="float" office:value="22.255126953125">
            <text:p>22.2551269531</text:p>
          </table:table-cell>
          <table:table-cell table:formula="of:=ABS([.A250]-[.A249])" office:value-type="float" office:value="16.696044921875">
            <text:p>16.6960449219</text:p>
          </table:table-cell>
          <table:table-cell table:formula="of:=ABS([.B250]-[.B249])" office:value-type="float" office:value="1.296875">
            <text:p>1.296875</text:p>
          </table:table-cell>
          <table:table-cell/>
        </table:table-row>
        <table:table-row table:style-name="ro1">
          <table:table-cell office:value-type="float" office:value="39.26806640625">
            <text:p>39.2680664063</text:p>
          </table:table-cell>
          <table:table-cell table:formula="of:=ABS([.A251]-[.A250])" office:value-type="float" office:value="17.012939453125">
            <text:p>17.0129394531</text:p>
          </table:table-cell>
          <table:table-cell table:formula="of:=ABS([.B251]-[.B250])" office:value-type="float" office:value="0.31689453125">
            <text:p>0.3168945313</text:p>
          </table:table-cell>
          <table:table-cell/>
        </table:table-row>
        <table:table-row table:style-name="ro1">
          <table:table-cell office:value-type="float" office:value="22.894775390625">
            <text:p>22.8947753906</text:p>
          </table:table-cell>
          <table:table-cell table:formula="of:=ABS([.A252]-[.A251])" office:value-type="float" office:value="16.373291015625">
            <text:p>16.3732910156</text:p>
          </table:table-cell>
          <table:table-cell table:formula="of:=ABS([.B252]-[.B251])" office:value-type="float" office:value="0.6396484375">
            <text:p>0.6396484375</text:p>
          </table:table-cell>
          <table:table-cell/>
        </table:table-row>
        <table:table-row table:style-name="ro1">
          <table:table-cell office:value-type="float" office:value="39.141845703125">
            <text:p>39.1418457031</text:p>
          </table:table-cell>
          <table:table-cell table:formula="of:=ABS([.A253]-[.A252])" office:value-type="float" office:value="16.2470703125">
            <text:p>16.2470703125</text:p>
          </table:table-cell>
          <table:table-cell table:formula="of:=ABS([.B253]-[.B252])" office:value-type="float" office:value="0.126220703125">
            <text:p>0.1262207031</text:p>
          </table:table-cell>
          <table:table-cell/>
        </table:table-row>
        <table:table-row table:style-name="ro1">
          <table:table-cell office:value-type="float" office:value="22.989990234375">
            <text:p>22.9899902344</text:p>
          </table:table-cell>
          <table:table-cell table:formula="of:=ABS([.A254]-[.A253])" office:value-type="float" office:value="16.15185546875">
            <text:p>16.1518554688</text:p>
          </table:table-cell>
          <table:table-cell table:formula="of:=ABS([.B254]-[.B253])" office:value-type="float" office:value="0.09521484375">
            <text:p>0.0952148438</text:p>
          </table:table-cell>
          <table:table-cell/>
        </table:table-row>
        <table:table-row table:style-name="ro1">
          <table:table-cell office:value-type="float" office:value="39.27197265625">
            <text:p>39.2719726563</text:p>
          </table:table-cell>
          <table:table-cell table:formula="of:=ABS([.A255]-[.A254])" office:value-type="float" office:value="16.281982421875">
            <text:p>16.2819824219</text:p>
          </table:table-cell>
          <table:table-cell table:formula="of:=ABS([.B255]-[.B254])" office:value-type="float" office:value="0.130126953125">
            <text:p>0.1301269531</text:p>
          </table:table-cell>
          <table:table-cell/>
        </table:table-row>
        <table:table-row table:style-name="ro1">
          <table:table-cell office:value-type="float" office:value="22.056884765625">
            <text:p>22.0568847656</text:p>
          </table:table-cell>
          <table:table-cell table:formula="of:=ABS([.A256]-[.A255])" office:value-type="float" office:value="17.215087890625">
            <text:p>17.2150878906</text:p>
          </table:table-cell>
          <table:table-cell table:formula="of:=ABS([.B256]-[.B255])" office:value-type="float" office:value="0.93310546875">
            <text:p>0.9331054688</text:p>
          </table:table-cell>
          <table:table-cell/>
        </table:table-row>
        <table:table-row table:style-name="ro1">
          <table:table-cell office:value-type="float" office:value="38.7548828125">
            <text:p>38.7548828125</text:p>
          </table:table-cell>
          <table:table-cell table:formula="of:=ABS([.A257]-[.A256])" office:value-type="float" office:value="16.697998046875">
            <text:p>16.6979980469</text:p>
          </table:table-cell>
          <table:table-cell table:formula="of:=ABS([.B257]-[.B256])" office:value-type="float" office:value="0.51708984375">
            <text:p>0.5170898438</text:p>
          </table:table-cell>
          <table:table-cell/>
        </table:table-row>
        <table:table-row table:style-name="ro1">
          <table:table-cell office:value-type="float" office:value="23.31396484375">
            <text:p>23.3139648438</text:p>
          </table:table-cell>
          <table:table-cell table:formula="of:=ABS([.A258]-[.A257])" office:value-type="float" office:value="15.44091796875">
            <text:p>15.4409179688</text:p>
          </table:table-cell>
          <table:table-cell table:formula="of:=ABS([.B258]-[.B257])" office:value-type="float" office:value="1.257080078125">
            <text:p>1.2570800781</text:p>
          </table:table-cell>
          <table:table-cell/>
        </table:table-row>
        <table:table-row table:style-name="ro1">
          <table:table-cell office:value-type="float" office:value="37.677001953125">
            <text:p>37.6770019531</text:p>
          </table:table-cell>
          <table:table-cell table:formula="of:=ABS([.A259]-[.A258])" office:value-type="float" office:value="14.363037109375">
            <text:p>14.3630371094</text:p>
          </table:table-cell>
          <table:table-cell table:formula="of:=ABS([.B259]-[.B258])" office:value-type="float" office:value="1.077880859375">
            <text:p>1.0778808594</text:p>
          </table:table-cell>
          <table:table-cell/>
        </table:table-row>
        <table:table-row table:style-name="ro1">
          <table:table-cell office:value-type="float" office:value="23.498046875">
            <text:p>23.498046875</text:p>
          </table:table-cell>
          <table:table-cell table:formula="of:=ABS([.A260]-[.A259])" office:value-type="float" office:value="14.178955078125">
            <text:p>14.1789550781</text:p>
          </table:table-cell>
          <table:table-cell table:formula="of:=ABS([.B260]-[.B259])" office:value-type="float" office:value="0.18408203125">
            <text:p>0.1840820313</text:p>
          </table:table-cell>
          <table:table-cell/>
        </table:table-row>
        <table:table-row table:style-name="ro1">
          <table:table-cell office:value-type="float" office:value="37.508056640625">
            <text:p>37.5080566406</text:p>
          </table:table-cell>
          <table:table-cell table:formula="of:=ABS([.A261]-[.A260])" office:value-type="float" office:value="14.010009765625">
            <text:p>14.0100097656</text:p>
          </table:table-cell>
          <table:table-cell table:formula="of:=ABS([.B261]-[.B260])" office:value-type="float" office:value="0.1689453125">
            <text:p>0.1689453125</text:p>
          </table:table-cell>
          <table:table-cell/>
        </table:table-row>
        <table:table-row table:style-name="ro1">
          <table:table-cell office:value-type="float" office:value="23.720947265625">
            <text:p>23.7209472656</text:p>
          </table:table-cell>
          <table:table-cell table:formula="of:=ABS([.A262]-[.A261])" office:value-type="float" office:value="13.787109375">
            <text:p>13.787109375</text:p>
          </table:table-cell>
          <table:table-cell table:formula="of:=ABS([.B262]-[.B261])" office:value-type="float" office:value="0.222900390625">
            <text:p>0.2229003906</text:p>
          </table:table-cell>
          <table:table-cell/>
        </table:table-row>
        <table:table-row table:style-name="ro1">
          <table:table-cell office:value-type="float" office:value="38.52197265625">
            <text:p>38.5219726563</text:p>
          </table:table-cell>
          <table:table-cell table:formula="of:=ABS([.A263]-[.A262])" office:value-type="float" office:value="14.801025390625">
            <text:p>14.8010253906</text:p>
          </table:table-cell>
          <table:table-cell table:formula="of:=ABS([.B263]-[.B262])" office:value-type="float" office:value="1.013916015625">
            <text:p>1.0139160156</text:p>
          </table:table-cell>
          <table:table-cell/>
        </table:table-row>
        <table:table-row table:style-name="ro1">
          <table:table-cell office:value-type="float" office:value="23.597900390625">
            <text:p>23.5979003906</text:p>
          </table:table-cell>
          <table:table-cell table:formula="of:=ABS([.A264]-[.A263])" office:value-type="float" office:value="14.924072265625">
            <text:p>14.9240722656</text:p>
          </table:table-cell>
          <table:table-cell table:formula="of:=ABS([.B264]-[.B263])" office:value-type="float" office:value="0.123046875">
            <text:p>0.123046875</text:p>
          </table:table-cell>
          <table:table-cell/>
        </table:table-row>
        <table:table-row table:style-name="ro1">
          <table:table-cell office:value-type="float" office:value="38.55908203125">
            <text:p>38.5590820313</text:p>
          </table:table-cell>
          <table:table-cell table:formula="of:=ABS([.A265]-[.A264])" office:value-type="float" office:value="14.961181640625">
            <text:p>14.9611816406</text:p>
          </table:table-cell>
          <table:table-cell table:formula="of:=ABS([.B265]-[.B264])" office:value-type="float" office:value="0.037109375">
            <text:p>0.037109375</text:p>
          </table:table-cell>
          <table:table-cell/>
        </table:table-row>
        <table:table-row table:style-name="ro1">
          <table:table-cell office:value-type="float" office:value="23.65283203125">
            <text:p>23.6528320313</text:p>
          </table:table-cell>
          <table:table-cell table:formula="of:=ABS([.A266]-[.A265])" office:value-type="float" office:value="14.90625">
            <text:p>14.90625</text:p>
          </table:table-cell>
          <table:table-cell table:formula="of:=ABS([.B266]-[.B265])" office:value-type="float" office:value="0.054931640625">
            <text:p>0.0549316406</text:p>
          </table:table-cell>
          <table:table-cell/>
        </table:table-row>
        <table:table-row table:style-name="ro1">
          <table:table-cell office:value-type="float" office:value="39.02783203125">
            <text:p>39.0278320313</text:p>
          </table:table-cell>
          <table:table-cell table:formula="of:=ABS([.A267]-[.A266])" office:value-type="float" office:value="15.375">
            <text:p>15.375</text:p>
          </table:table-cell>
          <table:table-cell table:formula="of:=ABS([.B267]-[.B266])" office:value-type="float" office:value="0.46875">
            <text:p>0.46875</text:p>
          </table:table-cell>
          <table:table-cell/>
        </table:table-row>
        <table:table-row table:style-name="ro1">
          <table:table-cell office:value-type="float" office:value="22.251953125">
            <text:p>22.251953125</text:p>
          </table:table-cell>
          <table:table-cell table:formula="of:=ABS([.A268]-[.A267])" office:value-type="float" office:value="16.77587890625">
            <text:p>16.7758789063</text:p>
          </table:table-cell>
          <table:table-cell table:formula="of:=ABS([.B268]-[.B267])" office:value-type="float" office:value="1.40087890625">
            <text:p>1.4008789063</text:p>
          </table:table-cell>
          <table:table-cell/>
        </table:table-row>
        <table:table-row table:style-name="ro1">
          <table:table-cell office:value-type="float" office:value="38.348388671875">
            <text:p>38.3483886719</text:p>
          </table:table-cell>
          <table:table-cell table:formula="of:=ABS([.A269]-[.A268])" office:value-type="float" office:value="16.096435546875">
            <text:p>16.0964355469</text:p>
          </table:table-cell>
          <table:table-cell table:formula="of:=ABS([.B269]-[.B268])" office:value-type="float" office:value="0.679443359375">
            <text:p>0.6794433594</text:p>
          </table:table-cell>
          <table:table-cell/>
        </table:table-row>
        <table:table-row table:style-name="ro1">
          <table:table-cell office:value-type="float" office:value="23.754150390625">
            <text:p>23.7541503906</text:p>
          </table:table-cell>
          <table:table-cell table:formula="of:=ABS([.A270]-[.A269])" office:value-type="float" office:value="14.59423828125">
            <text:p>14.5942382813</text:p>
          </table:table-cell>
          <table:table-cell table:formula="of:=ABS([.B270]-[.B269])" office:value-type="float" office:value="1.502197265625">
            <text:p>1.5021972656</text:p>
          </table:table-cell>
          <table:table-cell/>
        </table:table-row>
        <table:table-row table:style-name="ro1">
          <table:table-cell office:value-type="float" office:value="38.573974609375">
            <text:p>38.5739746094</text:p>
          </table:table-cell>
          <table:table-cell table:formula="of:=ABS([.A271]-[.A270])" office:value-type="float" office:value="14.81982421875">
            <text:p>14.8198242188</text:p>
          </table:table-cell>
          <table:table-cell table:formula="of:=ABS([.B271]-[.B270])" office:value-type="float" office:value="0.2255859375">
            <text:p>0.2255859375</text:p>
          </table:table-cell>
          <table:table-cell/>
        </table:table-row>
        <table:table-row table:style-name="ro1">
          <table:table-cell office:value-type="float" office:value="22.60791015625">
            <text:p>22.6079101563</text:p>
          </table:table-cell>
          <table:table-cell table:formula="of:=ABS([.A272]-[.A271])" office:value-type="float" office:value="15.966064453125">
            <text:p>15.9660644531</text:p>
          </table:table-cell>
          <table:table-cell table:formula="of:=ABS([.B272]-[.B271])" office:value-type="float" office:value="1.146240234375">
            <text:p>1.1462402344</text:p>
          </table:table-cell>
          <table:table-cell/>
        </table:table-row>
        <table:table-row table:style-name="ro1">
          <table:table-cell office:value-type="float" office:value="38.6220703125">
            <text:p>38.6220703125</text:p>
          </table:table-cell>
          <table:table-cell table:formula="of:=ABS([.A273]-[.A272])" office:value-type="float" office:value="16.01416015625">
            <text:p>16.0141601563</text:p>
          </table:table-cell>
          <table:table-cell table:formula="of:=ABS([.B273]-[.B272])" office:value-type="float" office:value="0.048095703125">
            <text:p>0.0480957031</text:p>
          </table:table-cell>
          <table:table-cell/>
        </table:table-row>
        <table:table-row table:style-name="ro1">
          <table:table-cell office:value-type="float" office:value="22.5302734375">
            <text:p>22.5302734375</text:p>
          </table:table-cell>
          <table:table-cell table:formula="of:=ABS([.A274]-[.A273])" office:value-type="float" office:value="16.091796875">
            <text:p>16.091796875</text:p>
          </table:table-cell>
          <table:table-cell table:formula="of:=ABS([.B274]-[.B273])" office:value-type="float" office:value="0.07763671875">
            <text:p>0.0776367188</text:p>
          </table:table-cell>
          <table:table-cell/>
        </table:table-row>
        <table:table-row table:style-name="ro1">
          <table:table-cell office:value-type="float" office:value="39.344970703125">
            <text:p>39.3449707031</text:p>
          </table:table-cell>
          <table:table-cell table:formula="of:=ABS([.A275]-[.A274])" office:value-type="float" office:value="16.814697265625">
            <text:p>16.8146972656</text:p>
          </table:table-cell>
          <table:table-cell table:formula="of:=ABS([.B275]-[.B274])" office:value-type="float" office:value="0.722900390625">
            <text:p>0.7229003906</text:p>
          </table:table-cell>
          <table:table-cell/>
        </table:table-row>
        <table:table-row table:style-name="ro1">
          <table:table-cell office:value-type="float" office:value="21.832275390625">
            <text:p>21.8322753906</text:p>
          </table:table-cell>
          <table:table-cell table:formula="of:=ABS([.A276]-[.A275])" office:value-type="float" office:value="17.5126953125">
            <text:p>17.5126953125</text:p>
          </table:table-cell>
          <table:table-cell table:formula="of:=ABS([.B276]-[.B275])" office:value-type="float" office:value="0.697998046875">
            <text:p>0.6979980469</text:p>
          </table:table-cell>
          <table:table-cell/>
        </table:table-row>
        <table:table-row table:style-name="ro1">
          <table:table-cell office:value-type="float" office:value="39.256103515625">
            <text:p>39.2561035156</text:p>
          </table:table-cell>
          <table:table-cell table:formula="of:=ABS([.A277]-[.A276])" office:value-type="float" office:value="17.423828125">
            <text:p>17.423828125</text:p>
          </table:table-cell>
          <table:table-cell table:formula="of:=ABS([.B277]-[.B276])" office:value-type="float" office:value="0.0888671875">
            <text:p>0.0888671875</text:p>
          </table:table-cell>
          <table:table-cell/>
        </table:table-row>
        <table:table-row table:style-name="ro1">
          <table:table-cell office:value-type="float" office:value="21.891845703125">
            <text:p>21.8918457031</text:p>
          </table:table-cell>
          <table:table-cell table:formula="of:=ABS([.A278]-[.A277])" office:value-type="float" office:value="17.3642578125">
            <text:p>17.3642578125</text:p>
          </table:table-cell>
          <table:table-cell table:formula="of:=ABS([.B278]-[.B277])" office:value-type="float" office:value="0.0595703125">
            <text:p>0.0595703125</text:p>
          </table:table-cell>
          <table:table-cell/>
        </table:table-row>
        <table:table-row table:style-name="ro1">
          <table:table-cell office:value-type="float" office:value="38.93017578125">
            <text:p>38.9301757813</text:p>
          </table:table-cell>
          <table:table-cell table:formula="of:=ABS([.A279]-[.A278])" office:value-type="float" office:value="17.038330078125">
            <text:p>17.0383300781</text:p>
          </table:table-cell>
          <table:table-cell table:formula="of:=ABS([.B279]-[.B278])" office:value-type="float" office:value="0.325927734375">
            <text:p>0.3259277344</text:p>
          </table:table-cell>
          <table:table-cell/>
        </table:table-row>
        <table:table-row table:style-name="ro1">
          <table:table-cell office:value-type="float" office:value="23.260986328125">
            <text:p>23.2609863281</text:p>
          </table:table-cell>
          <table:table-cell table:formula="of:=ABS([.A280]-[.A279])" office:value-type="float" office:value="15.669189453125">
            <text:p>15.6691894531</text:p>
          </table:table-cell>
          <table:table-cell table:formula="of:=ABS([.B280]-[.B279])" office:value-type="float" office:value="1.369140625">
            <text:p>1.369140625</text:p>
          </table:table-cell>
          <table:table-cell/>
        </table:table-row>
        <table:table-row table:style-name="ro1">
          <table:table-cell office:value-type="float" office:value="39.080078125">
            <text:p>39.080078125</text:p>
          </table:table-cell>
          <table:table-cell table:formula="of:=ABS([.A281]-[.A280])" office:value-type="float" office:value="15.819091796875">
            <text:p>15.8190917969</text:p>
          </table:table-cell>
          <table:table-cell table:formula="of:=ABS([.B281]-[.B280])" office:value-type="float" office:value="0.14990234375">
            <text:p>0.1499023438</text:p>
          </table:table-cell>
          <table:table-cell/>
        </table:table-row>
        <table:table-row table:style-name="ro1">
          <table:table-cell office:value-type="float" office:value="22.109130859375">
            <text:p>22.1091308594</text:p>
          </table:table-cell>
          <table:table-cell table:formula="of:=ABS([.A282]-[.A281])" office:value-type="float" office:value="16.970947265625">
            <text:p>16.9709472656</text:p>
          </table:table-cell>
          <table:table-cell table:formula="of:=ABS([.B282]-[.B281])" office:value-type="float" office:value="1.15185546875">
            <text:p>1.1518554688</text:p>
          </table:table-cell>
          <table:table-cell/>
        </table:table-row>
        <table:table-row table:style-name="ro1">
          <table:table-cell office:value-type="float" office:value="38.97607421875">
            <text:p>38.9760742188</text:p>
          </table:table-cell>
          <table:table-cell table:formula="of:=ABS([.A283]-[.A282])" office:value-type="float" office:value="16.866943359375">
            <text:p>16.8669433594</text:p>
          </table:table-cell>
          <table:table-cell table:formula="of:=ABS([.B283]-[.B282])" office:value-type="float" office:value="0.10400390625">
            <text:p>0.1040039063</text:p>
          </table:table-cell>
          <table:table-cell/>
        </table:table-row>
        <table:table-row table:style-name="ro1">
          <table:table-cell office:value-type="float" office:value="23.18408203125">
            <text:p>23.1840820313</text:p>
          </table:table-cell>
          <table:table-cell table:formula="of:=ABS([.A284]-[.A283])" office:value-type="float" office:value="15.7919921875">
            <text:p>15.7919921875</text:p>
          </table:table-cell>
          <table:table-cell table:formula="of:=ABS([.B284]-[.B283])" office:value-type="float" office:value="1.074951171875">
            <text:p>1.0749511719</text:p>
          </table:table-cell>
          <table:table-cell/>
        </table:table-row>
        <table:table-row table:style-name="ro1">
          <table:table-cell office:value-type="float" office:value="38.496826171875">
            <text:p>38.4968261719</text:p>
          </table:table-cell>
          <table:table-cell table:formula="of:=ABS([.A285]-[.A284])" office:value-type="float" office:value="15.312744140625">
            <text:p>15.3127441406</text:p>
          </table:table-cell>
          <table:table-cell table:formula="of:=ABS([.B285]-[.B284])" office:value-type="float" office:value="0.479248046875">
            <text:p>0.4792480469</text:p>
          </table:table-cell>
          <table:table-cell/>
        </table:table-row>
        <table:table-row table:style-name="ro1">
          <table:table-cell office:value-type="float" office:value="22.72998046875">
            <text:p>22.7299804688</text:p>
          </table:table-cell>
          <table:table-cell table:formula="of:=ABS([.A286]-[.A285])" office:value-type="float" office:value="15.766845703125">
            <text:p>15.7668457031</text:p>
          </table:table-cell>
          <table:table-cell table:formula="of:=ABS([.B286]-[.B285])" office:value-type="float" office:value="0.4541015625">
            <text:p>0.4541015625</text:p>
          </table:table-cell>
          <table:table-cell/>
        </table:table-row>
      </table:table>
      <table:table table:name="Sheet3" table:style-name="ta1" table:print="false">
        <table:table-column table:style-name="co6" table:number-columns-repeated="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/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2]" office:value-type="float" office:value="1.084228515625">
            <text:p>1.0842285156</text:p>
          </table:table-cell>
          <table:table-cell office:value-type="float" office:value="248.915771484375">
            <text:p>248.9157714844</text:p>
          </table:table-cell>
          <table:table-cell office:value-type="float" office:value="2">
            <text:p>2</text:p>
          </table:table-cell>
          <table:table-cell table:formula="of:=ABS(250-[.E2])" office:value-type="float" office:value="0.9599609375">
            <text:p>0.9599609375</text:p>
          </table:table-cell>
          <table:table-cell office:value-type="float" office:value="249.0400390625">
            <text:p>249.0400390625</text:p>
          </table:table-cell>
          <table:table-cell office:value-type="float" office:value="2">
            <text:p>2</text:p>
          </table:table-cell>
          <table:table-cell table:formula="of:=AVERAGE([.D2:.D151])" office:value-type="float" office:value="0.851544596354167">
            <text:p>0.8515445964</text:p>
          </table:table-cell>
        </table:table-row>
        <table:table-row table:style-name="ro1">
          <table:table-cell table:formula="of:=250-[.B3]" office:value-type="float" office:value="-1.032958984375">
            <text:p>-1.0329589844</text:p>
          </table:table-cell>
          <table:table-cell office:value-type="float" office:value="251.032958984375">
            <text:p>251.0329589844</text:p>
          </table:table-cell>
          <table:table-cell office:value-type="float" office:value="2">
            <text:p>2</text:p>
          </table:table-cell>
          <table:table-cell table:formula="of:=ABS(250-[.E3])" office:value-type="float" office:value="0.41796875">
            <text:p>0.41796875</text:p>
          </table:table-cell>
          <table:table-cell office:value-type="float" office:value="249.58203125">
            <text:p>249.58203125</text:p>
          </table:table-cell>
          <table:table-cell office:value-type="float" office:value="2">
            <text:p>2</text:p>
          </table:table-cell>
          <table:table-cell>
            <draw:frame table:end-cell-address="Sheet3.AC23" table:end-x="0.0626in" table:end-y="0.0016in" draw:z-index="1" draw:style-name="gr1" draw:text-style-name="P1" svg:width="20.2323in" svg:height="3.5429in" svg:x="0.2638in" svg:y="0.0146in">
              <draw:object draw:notify-on-update-of-ranges="Sheet3.E1:Sheet3.E15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table:formula="of:=250-[.B4]" office:value-type="float" office:value="3.360595703125">
            <text:p>3.3605957031</text:p>
          </table:table-cell>
          <table:table-cell office:value-type="float" office:value="246.639404296875">
            <text:p>246.6394042969</text:p>
          </table:table-cell>
          <table:table-cell office:value-type="float" office:value="2">
            <text:p>2</text:p>
          </table:table-cell>
          <table:table-cell table:formula="of:=ABS(250-[.E4])" office:value-type="float" office:value="0.75">
            <text:p>0.75</text:p>
          </table:table-cell>
          <table:table-cell office:value-type="float" office:value="249.25">
            <text:p>249.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5]" office:value-type="float" office:value="-2.81884765625">
            <text:p>-2.8188476563</text:p>
          </table:table-cell>
          <table:table-cell office:value-type="float" office:value="252.81884765625">
            <text:p>252.8188476563</text:p>
          </table:table-cell>
          <table:table-cell office:value-type="float" office:value="2">
            <text:p>2</text:p>
          </table:table-cell>
          <table:table-cell table:formula="of:=ABS(250-[.E5])" office:value-type="float" office:value="1.127197265625">
            <text:p>1.1271972656</text:p>
          </table:table-cell>
          <table:table-cell office:value-type="float" office:value="248.872802734375">
            <text:p>248.872802734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6]" office:value-type="float" office:value="2.481201171875">
            <text:p>2.4812011719</text:p>
          </table:table-cell>
          <table:table-cell office:value-type="float" office:value="247.518798828125">
            <text:p>247.5187988281</text:p>
          </table:table-cell>
          <table:table-cell office:value-type="float" office:value="2">
            <text:p>2</text:p>
          </table:table-cell>
          <table:table-cell table:formula="of:=ABS(250-[.E6])" office:value-type="float" office:value="0.459228515625">
            <text:p>0.4592285156</text:p>
          </table:table-cell>
          <table:table-cell office:value-type="float" office:value="249.540771484375">
            <text:p>249.540771484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7]" office:value-type="float" office:value="-0.7939453125">
            <text:p>-0.7939453125</text:p>
          </table:table-cell>
          <table:table-cell office:value-type="float" office:value="250.7939453125">
            <text:p>250.7939453125</text:p>
          </table:table-cell>
          <table:table-cell office:value-type="float" office:value="2">
            <text:p>2</text:p>
          </table:table-cell>
          <table:table-cell table:formula="of:=ABS(250-[.E7])" office:value-type="float" office:value="0.7158203125">
            <text:p>0.7158203125</text:p>
          </table:table-cell>
          <table:table-cell office:value-type="float" office:value="249.2841796875">
            <text:p>249.28417968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8]" office:value-type="float" office:value="1.4072265625">
            <text:p>1.4072265625</text:p>
          </table:table-cell>
          <table:table-cell office:value-type="float" office:value="248.5927734375">
            <text:p>248.5927734375</text:p>
          </table:table-cell>
          <table:table-cell office:value-type="float" office:value="2">
            <text:p>2</text:p>
          </table:table-cell>
          <table:table-cell table:formula="of:=ABS(250-[.E8])" office:value-type="float" office:value="2.037109375">
            <text:p>2.037109375</text:p>
          </table:table-cell>
          <table:table-cell office:value-type="float" office:value="247.962890625">
            <text:p>247.9628906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9]" office:value-type="float" office:value="-1.573974609375">
            <text:p>-1.5739746094</text:p>
          </table:table-cell>
          <table:table-cell office:value-type="float" office:value="251.573974609375">
            <text:p>251.5739746094</text:p>
          </table:table-cell>
          <table:table-cell office:value-type="float" office:value="2">
            <text:p>2</text:p>
          </table:table-cell>
          <table:table-cell table:formula="of:=ABS(250-[.E9])" office:value-type="float" office:value="0.577880859375">
            <text:p>0.5778808594</text:p>
          </table:table-cell>
          <table:table-cell office:value-type="float" office:value="250.577880859375">
            <text:p>250.577880859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0]" office:value-type="float" office:value="2.213134765625">
            <text:p>2.2131347656</text:p>
          </table:table-cell>
          <table:table-cell office:value-type="float" office:value="247.786865234375">
            <text:p>247.7868652344</text:p>
          </table:table-cell>
          <table:table-cell office:value-type="float" office:value="2">
            <text:p>2</text:p>
          </table:table-cell>
          <table:table-cell table:formula="of:=ABS(250-[.E10])" office:value-type="float" office:value="0.779052734375">
            <text:p>0.7790527344</text:p>
          </table:table-cell>
          <table:table-cell office:value-type="float" office:value="249.220947265625">
            <text:p>249.220947265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1]" office:value-type="float" office:value="-1.7158203125">
            <text:p>-1.7158203125</text:p>
          </table:table-cell>
          <table:table-cell office:value-type="float" office:value="251.7158203125">
            <text:p>251.7158203125</text:p>
          </table:table-cell>
          <table:table-cell office:value-type="float" office:value="2">
            <text:p>2</text:p>
          </table:table-cell>
          <table:table-cell table:formula="of:=ABS(250-[.E11])" office:value-type="float" office:value="2.01611328125">
            <text:p>2.0161132813</text:p>
          </table:table-cell>
          <table:table-cell office:value-type="float" office:value="247.98388671875">
            <text:p>247.983886718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2]" office:value-type="float" office:value="2.375732421875">
            <text:p>2.3757324219</text:p>
          </table:table-cell>
          <table:table-cell office:value-type="float" office:value="247.624267578125">
            <text:p>247.6242675781</text:p>
          </table:table-cell>
          <table:table-cell office:value-type="float" office:value="2">
            <text:p>2</text:p>
          </table:table-cell>
          <table:table-cell table:formula="of:=ABS(250-[.E12])" office:value-type="float" office:value="0.380859375">
            <text:p>0.380859375</text:p>
          </table:table-cell>
          <table:table-cell office:value-type="float" office:value="249.619140625">
            <text:p>249.6191406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3]" office:value-type="float" office:value="-2.65234375">
            <text:p>-2.65234375</text:p>
          </table:table-cell>
          <table:table-cell office:value-type="float" office:value="252.65234375">
            <text:p>252.65234375</text:p>
          </table:table-cell>
          <table:table-cell office:value-type="float" office:value="2">
            <text:p>2</text:p>
          </table:table-cell>
          <table:table-cell table:formula="of:=ABS(250-[.E13])" office:value-type="float" office:value="0.828125">
            <text:p>0.828125</text:p>
          </table:table-cell>
          <table:table-cell office:value-type="float" office:value="249.171875">
            <text:p>249.1718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4]" office:value-type="float" office:value="3.341796875">
            <text:p>3.341796875</text:p>
          </table:table-cell>
          <table:table-cell office:value-type="float" office:value="246.658203125">
            <text:p>246.658203125</text:p>
          </table:table-cell>
          <table:table-cell office:value-type="float" office:value="2">
            <text:p>2</text:p>
          </table:table-cell>
          <table:table-cell table:formula="of:=ABS(250-[.E14])" office:value-type="float" office:value="1.121337890625">
            <text:p>1.1213378906</text:p>
          </table:table-cell>
          <table:table-cell office:value-type="float" office:value="248.878662109375">
            <text:p>248.878662109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5]" office:value-type="float" office:value="-1.81689453125">
            <text:p>-1.8168945313</text:p>
          </table:table-cell>
          <table:table-cell office:value-type="float" office:value="251.81689453125">
            <text:p>251.8168945313</text:p>
          </table:table-cell>
          <table:table-cell office:value-type="float" office:value="2">
            <text:p>2</text:p>
          </table:table-cell>
          <table:table-cell table:formula="of:=ABS(250-[.E15])" office:value-type="float" office:value="0.357177734375">
            <text:p>0.3571777344</text:p>
          </table:table-cell>
          <table:table-cell office:value-type="float" office:value="249.642822265625">
            <text:p>249.642822265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6]" office:value-type="float" office:value="2.468017578125">
            <text:p>2.4680175781</text:p>
          </table:table-cell>
          <table:table-cell office:value-type="float" office:value="247.531982421875">
            <text:p>247.5319824219</text:p>
          </table:table-cell>
          <table:table-cell office:value-type="float" office:value="2">
            <text:p>2</text:p>
          </table:table-cell>
          <table:table-cell table:formula="of:=ABS(250-[.E16])" office:value-type="float" office:value="0.26123046875">
            <text:p>0.2612304688</text:p>
          </table:table-cell>
          <table:table-cell office:value-type="float" office:value="250.26123046875">
            <text:p>250.261230468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7]" office:value-type="float" office:value="-0.679931640625">
            <text:p>-0.6799316406</text:p>
          </table:table-cell>
          <table:table-cell office:value-type="float" office:value="250.679931640625">
            <text:p>250.6799316406</text:p>
          </table:table-cell>
          <table:table-cell office:value-type="float" office:value="2">
            <text:p>2</text:p>
          </table:table-cell>
          <table:table-cell table:formula="of:=ABS(250-[.E17])" office:value-type="float" office:value="0.117919921875">
            <text:p>0.1179199219</text:p>
          </table:table-cell>
          <table:table-cell office:value-type="float" office:value="249.882080078125">
            <text:p>249.88208007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8]" office:value-type="float" office:value="2.293701171875">
            <text:p>2.2937011719</text:p>
          </table:table-cell>
          <table:table-cell office:value-type="float" office:value="247.706298828125">
            <text:p>247.7062988281</text:p>
          </table:table-cell>
          <table:table-cell office:value-type="float" office:value="2">
            <text:p>2</text:p>
          </table:table-cell>
          <table:table-cell table:formula="of:=ABS(250-[.E18])" office:value-type="float" office:value="0.64013671875">
            <text:p>0.6401367188</text:p>
          </table:table-cell>
          <table:table-cell office:value-type="float" office:value="249.35986328125">
            <text:p>249.359863281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9]" office:value-type="float" office:value="-1.666748046875">
            <text:p>-1.6667480469</text:p>
          </table:table-cell>
          <table:table-cell office:value-type="float" office:value="251.666748046875">
            <text:p>251.6667480469</text:p>
          </table:table-cell>
          <table:table-cell office:value-type="float" office:value="2">
            <text:p>2</text:p>
          </table:table-cell>
          <table:table-cell table:formula="of:=ABS(250-[.E19])" office:value-type="float" office:value="0.696044921875">
            <text:p>0.6960449219</text:p>
          </table:table-cell>
          <table:table-cell office:value-type="float" office:value="249.303955078125">
            <text:p>249.30395507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20]" office:value-type="float" office:value="1.361083984375">
            <text:p>1.3610839844</text:p>
          </table:table-cell>
          <table:table-cell office:value-type="float" office:value="248.638916015625">
            <text:p>248.6389160156</text:p>
          </table:table-cell>
          <table:table-cell office:value-type="float" office:value="2">
            <text:p>2</text:p>
          </table:table-cell>
          <table:table-cell table:formula="of:=ABS(250-[.E20])" office:value-type="float" office:value="1.0048828125">
            <text:p>1.0048828125</text:p>
          </table:table-cell>
          <table:table-cell office:value-type="float" office:value="248.9951171875">
            <text:p>248.99511718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21]" office:value-type="float" office:value="-0.727783203125">
            <text:p>-0.7277832031</text:p>
          </table:table-cell>
          <table:table-cell office:value-type="float" office:value="250.727783203125">
            <text:p>250.7277832031</text:p>
          </table:table-cell>
          <table:table-cell office:value-type="float" office:value="2">
            <text:p>2</text:p>
          </table:table-cell>
          <table:table-cell table:formula="of:=ABS(250-[.E21])" office:value-type="float" office:value="0.62109375">
            <text:p>0.62109375</text:p>
          </table:table-cell>
          <table:table-cell office:value-type="float" office:value="250.62109375">
            <text:p>250.621093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22]" office:value-type="float" office:value="1.353271484375">
            <text:p>1.3532714844</text:p>
          </table:table-cell>
          <table:table-cell office:value-type="float" office:value="248.646728515625">
            <text:p>248.6467285156</text:p>
          </table:table-cell>
          <table:table-cell office:value-type="float" office:value="2">
            <text:p>2</text:p>
          </table:table-cell>
          <table:table-cell table:formula="of:=ABS(250-[.E22])" office:value-type="float" office:value="0.242919921875">
            <text:p>0.2429199219</text:p>
          </table:table-cell>
          <table:table-cell office:value-type="float" office:value="250.242919921875">
            <text:p>250.242919921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23]" office:value-type="float" office:value="0.333984375">
            <text:p>0.333984375</text:p>
          </table:table-cell>
          <table:table-cell office:value-type="float" office:value="249.666015625">
            <text:p>249.666015625</text:p>
          </table:table-cell>
          <table:table-cell office:value-type="float" office:value="2">
            <text:p>2</text:p>
          </table:table-cell>
          <table:table-cell table:formula="of:=ABS(250-[.E23])" office:value-type="float" office:value="1.02490234375">
            <text:p>1.0249023438</text:p>
          </table:table-cell>
          <table:table-cell office:value-type="float" office:value="248.97509765625">
            <text:p>248.9750976563</text:p>
          </table:table-cell>
          <table:table-cell office:value-type="float" office:value="2">
            <text:p>2</text:p>
          </table:table-cell>
          <table:table-cell>
            <draw:frame table:end-cell-address="Sheet3.AB43" table:end-x="0.7138in" table:end-y="0.128in" draw:z-index="2" draw:style-name="gr1" draw:text-style-name="P1" svg:width="19.6543in" svg:height="3.5429in" svg:x="0.6035in" svg:y="0.1413in">
              <draw:object draw:notify-on-update-of-ranges="Sheet3.D2:Sheet3.D15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formula="of:=250-[.B24]" office:value-type="float" office:value="1.28515625">
            <text:p>1.28515625</text:p>
          </table:table-cell>
          <table:table-cell office:value-type="float" office:value="248.71484375">
            <text:p>248.71484375</text:p>
          </table:table-cell>
          <table:table-cell office:value-type="float" office:value="2">
            <text:p>2</text:p>
          </table:table-cell>
          <table:table-cell table:formula="of:=ABS(250-[.E24])" office:value-type="float" office:value="1.2978515625">
            <text:p>1.2978515625</text:p>
          </table:table-cell>
          <table:table-cell office:value-type="float" office:value="248.7021484375">
            <text:p>248.70214843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25]" office:value-type="float" office:value="-0.65478515625">
            <text:p>-0.6547851563</text:p>
          </table:table-cell>
          <table:table-cell office:value-type="float" office:value="250.65478515625">
            <text:p>250.6547851563</text:p>
          </table:table-cell>
          <table:table-cell office:value-type="float" office:value="2">
            <text:p>2</text:p>
          </table:table-cell>
          <table:table-cell table:formula="of:=ABS(250-[.E25])" office:value-type="float" office:value="0.36572265625">
            <text:p>0.3657226563</text:p>
          </table:table-cell>
          <table:table-cell office:value-type="float" office:value="250.36572265625">
            <text:p>250.36572265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26]" office:value-type="float" office:value="1.3310546875">
            <text:p>1.3310546875</text:p>
          </table:table-cell>
          <table:table-cell office:value-type="float" office:value="248.6689453125">
            <text:p>248.6689453125</text:p>
          </table:table-cell>
          <table:table-cell office:value-type="float" office:value="2">
            <text:p>2</text:p>
          </table:table-cell>
          <table:table-cell table:formula="of:=ABS(250-[.E26])" office:value-type="float" office:value="0.087158203125">
            <text:p>0.0871582031</text:p>
          </table:table-cell>
          <table:table-cell office:value-type="float" office:value="249.912841796875">
            <text:p>249.91284179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27]" office:value-type="float" office:value="-0.66796875">
            <text:p>-0.66796875</text:p>
          </table:table-cell>
          <table:table-cell office:value-type="float" office:value="250.66796875">
            <text:p>250.66796875</text:p>
          </table:table-cell>
          <table:table-cell office:value-type="float" office:value="2">
            <text:p>2</text:p>
          </table:table-cell>
          <table:table-cell table:formula="of:=ABS(250-[.E27])" office:value-type="float" office:value="0.343017578125">
            <text:p>0.3430175781</text:p>
          </table:table-cell>
          <table:table-cell office:value-type="float" office:value="249.656982421875">
            <text:p>249.656982421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28]" office:value-type="float" office:value="1.338134765625">
            <text:p>1.3381347656</text:p>
          </table:table-cell>
          <table:table-cell office:value-type="float" office:value="248.661865234375">
            <text:p>248.6618652344</text:p>
          </table:table-cell>
          <table:table-cell office:value-type="float" office:value="2">
            <text:p>2</text:p>
          </table:table-cell>
          <table:table-cell table:formula="of:=ABS(250-[.E28])" office:value-type="float" office:value="0.708984375">
            <text:p>0.708984375</text:p>
          </table:table-cell>
          <table:table-cell office:value-type="float" office:value="249.291015625">
            <text:p>249.2910156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29]" office:value-type="float" office:value="0.302001953125">
            <text:p>0.3020019531</text:p>
          </table:table-cell>
          <table:table-cell office:value-type="float" office:value="249.697998046875">
            <text:p>249.6979980469</text:p>
          </table:table-cell>
          <table:table-cell office:value-type="float" office:value="2">
            <text:p>2</text:p>
          </table:table-cell>
          <table:table-cell table:formula="of:=ABS(250-[.E29])" office:value-type="float" office:value="1.095947265625">
            <text:p>1.0959472656</text:p>
          </table:table-cell>
          <table:table-cell office:value-type="float" office:value="248.904052734375">
            <text:p>248.904052734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30]" office:value-type="float" office:value="1.31884765625">
            <text:p>1.3188476563</text:p>
          </table:table-cell>
          <table:table-cell office:value-type="float" office:value="248.68115234375">
            <text:p>248.6811523438</text:p>
          </table:table-cell>
          <table:table-cell office:value-type="float" office:value="2">
            <text:p>2</text:p>
          </table:table-cell>
          <table:table-cell table:formula="of:=ABS(250-[.E30])" office:value-type="float" office:value="0.3681640625">
            <text:p>0.3681640625</text:p>
          </table:table-cell>
          <table:table-cell office:value-type="float" office:value="249.6318359375">
            <text:p>249.63183593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31]" office:value-type="float" office:value="-0.684814453125">
            <text:p>-0.6848144531</text:p>
          </table:table-cell>
          <table:table-cell office:value-type="float" office:value="250.684814453125">
            <text:p>250.6848144531</text:p>
          </table:table-cell>
          <table:table-cell office:value-type="float" office:value="2">
            <text:p>2</text:p>
          </table:table-cell>
          <table:table-cell table:formula="of:=ABS(250-[.E31])" office:value-type="float" office:value="0.6650390625">
            <text:p>0.6650390625</text:p>
          </table:table-cell>
          <table:table-cell office:value-type="float" office:value="249.3349609375">
            <text:p>249.33496093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32]" office:value-type="float" office:value="1.34912109375">
            <text:p>1.3491210938</text:p>
          </table:table-cell>
          <table:table-cell office:value-type="float" office:value="248.65087890625">
            <text:p>248.6508789063</text:p>
          </table:table-cell>
          <table:table-cell office:value-type="float" office:value="2">
            <text:p>2</text:p>
          </table:table-cell>
          <table:table-cell table:formula="of:=ABS(250-[.E32])" office:value-type="float" office:value="1.05712890625">
            <text:p>1.0571289063</text:p>
          </table:table-cell>
          <table:table-cell office:value-type="float" office:value="248.94287109375">
            <text:p>248.942871093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33]" office:value-type="float" office:value="-0.6279296875">
            <text:p>-0.6279296875</text:p>
          </table:table-cell>
          <table:table-cell office:value-type="float" office:value="250.6279296875">
            <text:p>250.6279296875</text:p>
          </table:table-cell>
          <table:table-cell office:value-type="float" office:value="2">
            <text:p>2</text:p>
          </table:table-cell>
          <table:table-cell table:formula="of:=ABS(250-[.E33])" office:value-type="float" office:value="0.59912109375">
            <text:p>0.5991210938</text:p>
          </table:table-cell>
          <table:table-cell office:value-type="float" office:value="250.59912109375">
            <text:p>250.599121093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34]" office:value-type="float" office:value="1.26708984375">
            <text:p>1.2670898438</text:p>
          </table:table-cell>
          <table:table-cell office:value-type="float" office:value="248.73291015625">
            <text:p>248.7329101563</text:p>
          </table:table-cell>
          <table:table-cell office:value-type="float" office:value="2">
            <text:p>2</text:p>
          </table:table-cell>
          <table:table-cell table:formula="of:=ABS(250-[.E34])" office:value-type="float" office:value="0.761962890625">
            <text:p>0.7619628906</text:p>
          </table:table-cell>
          <table:table-cell office:value-type="float" office:value="249.238037109375">
            <text:p>249.238037109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35]" office:value-type="float" office:value="-0.64404296875">
            <text:p>-0.6440429688</text:p>
          </table:table-cell>
          <table:table-cell office:value-type="float" office:value="250.64404296875">
            <text:p>250.6440429688</text:p>
          </table:table-cell>
          <table:table-cell office:value-type="float" office:value="2">
            <text:p>2</text:p>
          </table:table-cell>
          <table:table-cell table:formula="of:=ABS(250-[.E35])" office:value-type="float" office:value="0.978271484375">
            <text:p>0.9782714844</text:p>
          </table:table-cell>
          <table:table-cell office:value-type="float" office:value="249.021728515625">
            <text:p>249.021728515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36]" office:value-type="float" office:value="1.390869140625">
            <text:p>1.3908691406</text:p>
          </table:table-cell>
          <table:table-cell office:value-type="float" office:value="248.609130859375">
            <text:p>248.6091308594</text:p>
          </table:table-cell>
          <table:table-cell office:value-type="float" office:value="2">
            <text:p>2</text:p>
          </table:table-cell>
          <table:table-cell table:formula="of:=ABS(250-[.E36])" office:value-type="float" office:value="0.333984375">
            <text:p>0.333984375</text:p>
          </table:table-cell>
          <table:table-cell office:value-type="float" office:value="249.666015625">
            <text:p>249.6660156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37]" office:value-type="float" office:value="-0.798828125">
            <text:p>-0.798828125</text:p>
          </table:table-cell>
          <table:table-cell office:value-type="float" office:value="250.798828125">
            <text:p>250.798828125</text:p>
          </table:table-cell>
          <table:table-cell office:value-type="float" office:value="2">
            <text:p>2</text:p>
          </table:table-cell>
          <table:table-cell table:formula="of:=ABS(250-[.E37])" office:value-type="float" office:value="0.781982421875">
            <text:p>0.7819824219</text:p>
          </table:table-cell>
          <table:table-cell office:value-type="float" office:value="249.218017578125">
            <text:p>249.21801757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38]" office:value-type="float" office:value="2.355224609375">
            <text:p>2.3552246094</text:p>
          </table:table-cell>
          <table:table-cell office:value-type="float" office:value="247.644775390625">
            <text:p>247.6447753906</text:p>
          </table:table-cell>
          <table:table-cell office:value-type="float" office:value="2">
            <text:p>2</text:p>
          </table:table-cell>
          <table:table-cell table:formula="of:=ABS(250-[.E38])" office:value-type="float" office:value="2.057861328125">
            <text:p>2.0578613281</text:p>
          </table:table-cell>
          <table:table-cell office:value-type="float" office:value="247.942138671875">
            <text:p>247.942138671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39]" office:value-type="float" office:value="-1.527099609375">
            <text:p>-1.5270996094</text:p>
          </table:table-cell>
          <table:table-cell office:value-type="float" office:value="251.527099609375">
            <text:p>251.5270996094</text:p>
          </table:table-cell>
          <table:table-cell office:value-type="float" office:value="2">
            <text:p>2</text:p>
          </table:table-cell>
          <table:table-cell table:formula="of:=ABS(250-[.E39])" office:value-type="float" office:value="0.423828125">
            <text:p>0.423828125</text:p>
          </table:table-cell>
          <table:table-cell office:value-type="float" office:value="249.576171875">
            <text:p>249.5761718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40]" office:value-type="float" office:value="2.0498046875">
            <text:p>2.0498046875</text:p>
          </table:table-cell>
          <table:table-cell office:value-type="float" office:value="247.9501953125">
            <text:p>247.9501953125</text:p>
          </table:table-cell>
          <table:table-cell office:value-type="float" office:value="2">
            <text:p>2</text:p>
          </table:table-cell>
          <table:table-cell table:formula="of:=ABS(250-[.E40])" office:value-type="float" office:value="1.630126953125">
            <text:p>1.6301269531</text:p>
          </table:table-cell>
          <table:table-cell office:value-type="float" office:value="248.369873046875">
            <text:p>248.36987304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41]" office:value-type="float" office:value="-1.4052734375">
            <text:p>-1.4052734375</text:p>
          </table:table-cell>
          <table:table-cell office:value-type="float" office:value="251.4052734375">
            <text:p>251.4052734375</text:p>
          </table:table-cell>
          <table:table-cell office:value-type="float" office:value="2">
            <text:p>2</text:p>
          </table:table-cell>
          <table:table-cell table:formula="of:=ABS(250-[.E41])" office:value-type="float" office:value="0.0419921875">
            <text:p>0.0419921875</text:p>
          </table:table-cell>
          <table:table-cell office:value-type="float" office:value="249.9580078125">
            <text:p>249.95800781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42]" office:value-type="float" office:value="2.128173828125">
            <text:p>2.1281738281</text:p>
          </table:table-cell>
          <table:table-cell office:value-type="float" office:value="247.871826171875">
            <text:p>247.8718261719</text:p>
          </table:table-cell>
          <table:table-cell office:value-type="float" office:value="2">
            <text:p>2</text:p>
          </table:table-cell>
          <table:table-cell table:formula="of:=ABS(250-[.E42])" office:value-type="float" office:value="0.391845703125">
            <text:p>0.3918457031</text:p>
          </table:table-cell>
          <table:table-cell office:value-type="float" office:value="249.608154296875">
            <text:p>249.60815429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43]" office:value-type="float" office:value="-2.54931640625">
            <text:p>-2.5493164063</text:p>
          </table:table-cell>
          <table:table-cell office:value-type="float" office:value="252.54931640625">
            <text:p>252.5493164063</text:p>
          </table:table-cell>
          <table:table-cell office:value-type="float" office:value="2">
            <text:p>2</text:p>
          </table:table-cell>
          <table:table-cell table:formula="of:=ABS(250-[.E43])" office:value-type="float" office:value="0.62109375">
            <text:p>0.62109375</text:p>
          </table:table-cell>
          <table:table-cell office:value-type="float" office:value="249.37890625">
            <text:p>249.378906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44]" office:value-type="float" office:value="3.23095703125">
            <text:p>3.2309570313</text:p>
          </table:table-cell>
          <table:table-cell office:value-type="float" office:value="246.76904296875">
            <text:p>246.7690429688</text:p>
          </table:table-cell>
          <table:table-cell office:value-type="float" office:value="2">
            <text:p>2</text:p>
          </table:table-cell>
          <table:table-cell table:formula="of:=ABS(250-[.E44])" office:value-type="float" office:value="0.9638671875">
            <text:p>0.9638671875</text:p>
          </table:table-cell>
          <table:table-cell office:value-type="float" office:value="249.0361328125">
            <text:p>249.03613281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45]" office:value-type="float" office:value="-1.510986328125">
            <text:p>-1.5109863281</text:p>
          </table:table-cell>
          <table:table-cell office:value-type="float" office:value="251.510986328125">
            <text:p>251.5109863281</text:p>
          </table:table-cell>
          <table:table-cell office:value-type="float" office:value="2">
            <text:p>2</text:p>
          </table:table-cell>
          <table:table-cell table:formula="of:=ABS(250-[.E45])" office:value-type="float" office:value="1.367919921875">
            <text:p>1.3679199219</text:p>
          </table:table-cell>
          <table:table-cell office:value-type="float" office:value="248.632080078125">
            <text:p>248.63208007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46]" office:value-type="float" office:value="3.14697265625">
            <text:p>3.1469726563</text:p>
          </table:table-cell>
          <table:table-cell office:value-type="float" office:value="246.85302734375">
            <text:p>246.8530273438</text:p>
          </table:table-cell>
          <table:table-cell office:value-type="float" office:value="2">
            <text:p>2</text:p>
          </table:table-cell>
          <table:table-cell table:formula="of:=ABS(250-[.E46])" office:value-type="float" office:value="0.68994140625">
            <text:p>0.6899414063</text:p>
          </table:table-cell>
          <table:table-cell office:value-type="float" office:value="249.31005859375">
            <text:p>249.3100585938</text:p>
          </table:table-cell>
          <table:table-cell office:value-type="float" office:value="2">
            <text:p>2</text:p>
          </table:table-cell>
          <table:table-cell>
            <draw:frame table:end-cell-address="Sheet3.AC66" table:end-x="0.3756in" table:end-y="0.1531in" draw:z-index="0" draw:style-name="gr1" draw:text-style-name="P1" svg:width="20.5079in" svg:height="3.5433in" svg:x="0.3012in" svg:y="0.1657in">
              <draw:object draw:notify-on-update-of-ranges="Sheet3.B1:Sheet3.B25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formula="of:=250-[.B47]" office:value-type="float" office:value="-1.64892578125">
            <text:p>-1.6489257813</text:p>
          </table:table-cell>
          <table:table-cell office:value-type="float" office:value="251.64892578125">
            <text:p>251.6489257813</text:p>
          </table:table-cell>
          <table:table-cell office:value-type="float" office:value="2">
            <text:p>2</text:p>
          </table:table-cell>
          <table:table-cell table:formula="of:=ABS(250-[.E47])" office:value-type="float" office:value="0.9169921875">
            <text:p>0.9169921875</text:p>
          </table:table-cell>
          <table:table-cell office:value-type="float" office:value="249.0830078125">
            <text:p>249.08300781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48]" office:value-type="float" office:value="2.25">
            <text:p>2.25</text:p>
          </table:table-cell>
          <table:table-cell office:value-type="float" office:value="247.75">
            <text:p>247.75</text:p>
          </table:table-cell>
          <table:table-cell office:value-type="float" office:value="2">
            <text:p>2</text:p>
          </table:table-cell>
          <table:table-cell table:formula="of:=ABS(250-[.E48])" office:value-type="float" office:value="0.42724609375">
            <text:p>0.4272460938</text:p>
          </table:table-cell>
          <table:table-cell office:value-type="float" office:value="249.57275390625">
            <text:p>249.57275390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49]" office:value-type="float" office:value="-1.653076171875">
            <text:p>-1.6530761719</text:p>
          </table:table-cell>
          <table:table-cell office:value-type="float" office:value="251.653076171875">
            <text:p>251.6530761719</text:p>
          </table:table-cell>
          <table:table-cell office:value-type="float" office:value="2">
            <text:p>2</text:p>
          </table:table-cell>
          <table:table-cell table:formula="of:=ABS(250-[.E49])" office:value-type="float" office:value="0.70703125">
            <text:p>0.70703125</text:p>
          </table:table-cell>
          <table:table-cell office:value-type="float" office:value="249.29296875">
            <text:p>249.292968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50]" office:value-type="float" office:value="1.355712890625">
            <text:p>1.3557128906</text:p>
          </table:table-cell>
          <table:table-cell office:value-type="float" office:value="248.644287109375">
            <text:p>248.6442871094</text:p>
          </table:table-cell>
          <table:table-cell office:value-type="float" office:value="2">
            <text:p>2</text:p>
          </table:table-cell>
          <table:table-cell table:formula="of:=ABS(250-[.E50])" office:value-type="float" office:value="0.905029296875">
            <text:p>0.9050292969</text:p>
          </table:table-cell>
          <table:table-cell office:value-type="float" office:value="249.094970703125">
            <text:p>249.094970703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51]" office:value-type="float" office:value="-1.615234375">
            <text:p>-1.615234375</text:p>
          </table:table-cell>
          <table:table-cell office:value-type="float" office:value="251.615234375">
            <text:p>251.615234375</text:p>
          </table:table-cell>
          <table:table-cell office:value-type="float" office:value="2">
            <text:p>2</text:p>
          </table:table-cell>
          <table:table-cell table:formula="of:=ABS(250-[.E51])" office:value-type="float" office:value="0.30810546875">
            <text:p>0.3081054688</text:p>
          </table:table-cell>
          <table:table-cell office:value-type="float" office:value="249.69189453125">
            <text:p>249.691894531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52]" office:value-type="float" office:value="2.163818359375">
            <text:p>2.1638183594</text:p>
          </table:table-cell>
          <table:table-cell office:value-type="float" office:value="247.836181640625">
            <text:p>247.8361816406</text:p>
          </table:table-cell>
          <table:table-cell office:value-type="float" office:value="2">
            <text:p>2</text:p>
          </table:table-cell>
          <table:table-cell table:formula="of:=ABS(250-[.E52])" office:value-type="float" office:value="1.57177734375">
            <text:p>1.5717773438</text:p>
          </table:table-cell>
          <table:table-cell office:value-type="float" office:value="248.42822265625">
            <text:p>248.42822265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53]" office:value-type="float" office:value="-2.548828125">
            <text:p>-2.548828125</text:p>
          </table:table-cell>
          <table:table-cell office:value-type="float" office:value="252.548828125">
            <text:p>252.548828125</text:p>
          </table:table-cell>
          <table:table-cell office:value-type="float" office:value="2">
            <text:p>2</text:p>
          </table:table-cell>
          <table:table-cell table:formula="of:=ABS(250-[.E53])" office:value-type="float" office:value="1.01708984375">
            <text:p>1.0170898438</text:p>
          </table:table-cell>
          <table:table-cell office:value-type="float" office:value="248.98291015625">
            <text:p>248.98291015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54]" office:value-type="float" office:value="4.296142578125">
            <text:p>4.2961425781</text:p>
          </table:table-cell>
          <table:table-cell office:value-type="float" office:value="245.703857421875">
            <text:p>245.7038574219</text:p>
          </table:table-cell>
          <table:table-cell office:value-type="float" office:value="2">
            <text:p>2</text:p>
          </table:table-cell>
          <table:table-cell table:formula="of:=ABS(250-[.E54])" office:value-type="float" office:value="0.653076171875">
            <text:p>0.6530761719</text:p>
          </table:table-cell>
          <table:table-cell office:value-type="float" office:value="250.653076171875">
            <text:p>250.653076171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55]" office:value-type="float" office:value="-4.61328125">
            <text:p>-4.61328125</text:p>
          </table:table-cell>
          <table:table-cell office:value-type="float" office:value="254.61328125">
            <text:p>254.61328125</text:p>
          </table:table-cell>
          <table:table-cell office:value-type="float" office:value="2">
            <text:p>2</text:p>
          </table:table-cell>
          <table:table-cell table:formula="of:=ABS(250-[.E55])" office:value-type="float" office:value="0.60888671875">
            <text:p>0.6088867188</text:p>
          </table:table-cell>
          <table:table-cell office:value-type="float" office:value="249.39111328125">
            <text:p>249.391113281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56]" office:value-type="float" office:value="6.291015625">
            <text:p>6.291015625</text:p>
          </table:table-cell>
          <table:table-cell office:value-type="float" office:value="243.708984375">
            <text:p>243.708984375</text:p>
          </table:table-cell>
          <table:table-cell office:value-type="float" office:value="2">
            <text:p>2</text:p>
          </table:table-cell>
          <table:table-cell table:formula="of:=ABS(250-[.E56])" office:value-type="float" office:value="1.953125">
            <text:p>1.953125</text:p>
          </table:table-cell>
          <table:table-cell office:value-type="float" office:value="248.046875">
            <text:p>248.0468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57]" office:value-type="float" office:value="-4.78515625">
            <text:p>-4.78515625</text:p>
          </table:table-cell>
          <table:table-cell office:value-type="float" office:value="254.78515625">
            <text:p>254.78515625</text:p>
          </table:table-cell>
          <table:table-cell office:value-type="float" office:value="2">
            <text:p>2</text:p>
          </table:table-cell>
          <table:table-cell table:formula="of:=ABS(250-[.E57])" office:value-type="float" office:value="1.364013671875">
            <text:p>1.3640136719</text:p>
          </table:table-cell>
          <table:table-cell office:value-type="float" office:value="248.635986328125">
            <text:p>248.63598632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58]" office:value-type="float" office:value="4.4296875">
            <text:p>4.4296875</text:p>
          </table:table-cell>
          <table:table-cell office:value-type="float" office:value="245.5703125">
            <text:p>245.5703125</text:p>
          </table:table-cell>
          <table:table-cell office:value-type="float" office:value="2">
            <text:p>2</text:p>
          </table:table-cell>
          <table:table-cell table:formula="of:=ABS(250-[.E58])" office:value-type="float" office:value="0.712158203125">
            <text:p>0.7121582031</text:p>
          </table:table-cell>
          <table:table-cell office:value-type="float" office:value="249.287841796875">
            <text:p>249.28784179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59]" office:value-type="float" office:value="-3.667236328125">
            <text:p>-3.6672363281</text:p>
          </table:table-cell>
          <table:table-cell office:value-type="float" office:value="253.667236328125">
            <text:p>253.6672363281</text:p>
          </table:table-cell>
          <table:table-cell office:value-type="float" office:value="2">
            <text:p>2</text:p>
          </table:table-cell>
          <table:table-cell table:formula="of:=ABS(250-[.E59])" office:value-type="float" office:value="0.889892578125">
            <text:p>0.8898925781</text:p>
          </table:table-cell>
          <table:table-cell office:value-type="float" office:value="249.110107421875">
            <text:p>249.110107421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60]" office:value-type="float" office:value="5.31982421875">
            <text:p>5.3198242188</text:p>
          </table:table-cell>
          <table:table-cell office:value-type="float" office:value="244.68017578125">
            <text:p>244.6801757813</text:p>
          </table:table-cell>
          <table:table-cell office:value-type="float" office:value="2">
            <text:p>2</text:p>
          </table:table-cell>
          <table:table-cell table:formula="of:=ABS(250-[.E60])" office:value-type="float" office:value="0.254150390625">
            <text:p>0.2541503906</text:p>
          </table:table-cell>
          <table:table-cell office:value-type="float" office:value="249.745849609375">
            <text:p>249.745849609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61]" office:value-type="float" office:value="-5.64306640625">
            <text:p>-5.6430664063</text:p>
          </table:table-cell>
          <table:table-cell office:value-type="float" office:value="255.64306640625">
            <text:p>255.6430664063</text:p>
          </table:table-cell>
          <table:table-cell office:value-type="float" office:value="2">
            <text:p>2</text:p>
          </table:table-cell>
          <table:table-cell table:formula="of:=ABS(250-[.E61])" office:value-type="float" office:value="0.65380859375">
            <text:p>0.6538085938</text:p>
          </table:table-cell>
          <table:table-cell office:value-type="float" office:value="249.34619140625">
            <text:p>249.34619140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62]" office:value-type="float" office:value="7.2861328125">
            <text:p>7.2861328125</text:p>
          </table:table-cell>
          <table:table-cell office:value-type="float" office:value="242.7138671875">
            <text:p>242.7138671875</text:p>
          </table:table-cell>
          <table:table-cell office:value-type="float" office:value="2">
            <text:p>2</text:p>
          </table:table-cell>
          <table:table-cell table:formula="of:=ABS(250-[.E62])" office:value-type="float" office:value="0.9990234375">
            <text:p>0.9990234375</text:p>
          </table:table-cell>
          <table:table-cell office:value-type="float" office:value="249.0009765625">
            <text:p>249.00097656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63]" office:value-type="float" office:value="-6.765625">
            <text:p>-6.765625</text:p>
          </table:table-cell>
          <table:table-cell office:value-type="float" office:value="256.765625">
            <text:p>256.765625</text:p>
          </table:table-cell>
          <table:table-cell office:value-type="float" office:value="2">
            <text:p>2</text:p>
          </table:table-cell>
          <table:table-cell table:formula="of:=ABS(250-[.E63])" office:value-type="float" office:value="1.2421875">
            <text:p>1.2421875</text:p>
          </table:table-cell>
          <table:table-cell office:value-type="float" office:value="248.7578125">
            <text:p>248.75781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64]" office:value-type="float" office:value="6.418701171875">
            <text:p>6.4187011719</text:p>
          </table:table-cell>
          <table:table-cell office:value-type="float" office:value="243.581298828125">
            <text:p>243.5812988281</text:p>
          </table:table-cell>
          <table:table-cell office:value-type="float" office:value="2">
            <text:p>2</text:p>
          </table:table-cell>
          <table:table-cell table:formula="of:=ABS(250-[.E64])" office:value-type="float" office:value="0.31591796875">
            <text:p>0.3159179688</text:p>
          </table:table-cell>
          <table:table-cell office:value-type="float" office:value="250.31591796875">
            <text:p>250.315917968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65]" office:value-type="float" office:value="-5.644775390625">
            <text:p>-5.6447753906</text:p>
          </table:table-cell>
          <table:table-cell office:value-type="float" office:value="255.644775390625">
            <text:p>255.6447753906</text:p>
          </table:table-cell>
          <table:table-cell office:value-type="float" office:value="2">
            <text:p>2</text:p>
          </table:table-cell>
          <table:table-cell table:formula="of:=ABS(250-[.E65])" office:value-type="float" office:value="0.991943359375">
            <text:p>0.9919433594</text:p>
          </table:table-cell>
          <table:table-cell office:value-type="float" office:value="249.008056640625">
            <text:p>249.008056640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66]" office:value-type="float" office:value="7.308349609375">
            <text:p>7.3083496094</text:p>
          </table:table-cell>
          <table:table-cell office:value-type="float" office:value="242.691650390625">
            <text:p>242.6916503906</text:p>
          </table:table-cell>
          <table:table-cell office:value-type="float" office:value="2">
            <text:p>2</text:p>
          </table:table-cell>
          <table:table-cell table:formula="of:=ABS(250-[.E66])" office:value-type="float" office:value="1.458984375">
            <text:p>1.458984375</text:p>
          </table:table-cell>
          <table:table-cell office:value-type="float" office:value="248.541015625">
            <text:p>248.5410156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67]" office:value-type="float" office:value="-6.65087890625">
            <text:p>-6.6508789063</text:p>
          </table:table-cell>
          <table:table-cell office:value-type="float" office:value="256.65087890625">
            <text:p>256.6508789063</text:p>
          </table:table-cell>
          <table:table-cell office:value-type="float" office:value="2">
            <text:p>2</text:p>
          </table:table-cell>
          <table:table-cell table:formula="of:=ABS(250-[.E67])" office:value-type="float" office:value="0.561279296875">
            <text:p>0.5612792969</text:p>
          </table:table-cell>
          <table:table-cell office:value-type="float" office:value="249.438720703125">
            <text:p>249.438720703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68]" office:value-type="float" office:value="7.330810546875">
            <text:p>7.3308105469</text:p>
          </table:table-cell>
          <table:table-cell office:value-type="float" office:value="242.669189453125">
            <text:p>242.6691894531</text:p>
          </table:table-cell>
          <table:table-cell office:value-type="float" office:value="2">
            <text:p>2</text:p>
          </table:table-cell>
          <table:table-cell table:formula="of:=ABS(250-[.E68])" office:value-type="float" office:value="0.070068359375">
            <text:p>0.0700683594</text:p>
          </table:table-cell>
          <table:table-cell office:value-type="float" office:value="250.070068359375">
            <text:p>250.070068359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69]" office:value-type="float" office:value="-6.6669921875">
            <text:p>-6.6669921875</text:p>
          </table:table-cell>
          <table:table-cell office:value-type="float" office:value="256.6669921875">
            <text:p>256.6669921875</text:p>
          </table:table-cell>
          <table:table-cell office:value-type="float" office:value="2">
            <text:p>2</text:p>
          </table:table-cell>
          <table:table-cell table:formula="of:=ABS(250-[.E69])" office:value-type="float" office:value="0.344970703125">
            <text:p>0.3449707031</text:p>
          </table:table-cell>
          <table:table-cell office:value-type="float" office:value="249.655029296875">
            <text:p>249.65502929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70]" office:value-type="float" office:value="7.31396484375">
            <text:p>7.3139648438</text:p>
          </table:table-cell>
          <table:table-cell office:value-type="float" office:value="242.68603515625">
            <text:p>242.6860351563</text:p>
          </table:table-cell>
          <table:table-cell office:value-type="float" office:value="2">
            <text:p>2</text:p>
          </table:table-cell>
          <table:table-cell table:formula="of:=ABS(250-[.E70])" office:value-type="float" office:value="0.64794921875">
            <text:p>0.6479492188</text:p>
          </table:table-cell>
          <table:table-cell office:value-type="float" office:value="249.35205078125">
            <text:p>249.352050781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71]" office:value-type="float" office:value="-6.774169921875">
            <text:p>-6.7741699219</text:p>
          </table:table-cell>
          <table:table-cell office:value-type="float" office:value="256.774169921875">
            <text:p>256.7741699219</text:p>
          </table:table-cell>
          <table:table-cell office:value-type="float" office:value="2">
            <text:p>2</text:p>
          </table:table-cell>
          <table:table-cell table:formula="of:=ABS(250-[.E71])" office:value-type="float" office:value="0.89599609375">
            <text:p>0.8959960938</text:p>
          </table:table-cell>
          <table:table-cell office:value-type="float" office:value="249.10400390625">
            <text:p>249.10400390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72]" office:value-type="float" office:value="6.421875">
            <text:p>6.421875</text:p>
          </table:table-cell>
          <table:table-cell office:value-type="float" office:value="243.578125">
            <text:p>243.578125</text:p>
          </table:table-cell>
          <table:table-cell office:value-type="float" office:value="2">
            <text:p>2</text:p>
          </table:table-cell>
          <table:table-cell table:formula="of:=ABS(250-[.E72])" office:value-type="float" office:value="0.244140625">
            <text:p>0.244140625</text:p>
          </table:table-cell>
          <table:table-cell office:value-type="float" office:value="249.755859375">
            <text:p>249.7558593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73]" office:value-type="float" office:value="-5.658203125">
            <text:p>-5.658203125</text:p>
          </table:table-cell>
          <table:table-cell office:value-type="float" office:value="255.658203125">
            <text:p>255.658203125</text:p>
          </table:table-cell>
          <table:table-cell office:value-type="float" office:value="2">
            <text:p>2</text:p>
          </table:table-cell>
          <table:table-cell table:formula="of:=ABS(250-[.E73])" office:value-type="float" office:value="0.677001953125">
            <text:p>0.6770019531</text:p>
          </table:table-cell>
          <table:table-cell office:value-type="float" office:value="249.322998046875">
            <text:p>249.32299804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74]" office:value-type="float" office:value="6.215087890625">
            <text:p>6.2150878906</text:p>
          </table:table-cell>
          <table:table-cell office:value-type="float" office:value="243.784912109375">
            <text:p>243.7849121094</text:p>
          </table:table-cell>
          <table:table-cell office:value-type="float" office:value="2">
            <text:p>2</text:p>
          </table:table-cell>
          <table:table-cell table:formula="of:=ABS(250-[.E74])" office:value-type="float" office:value="1.008056640625">
            <text:p>1.0080566406</text:p>
          </table:table-cell>
          <table:table-cell office:value-type="float" office:value="248.991943359375">
            <text:p>248.991943359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75]" office:value-type="float" office:value="-6.564208984375">
            <text:p>-6.5642089844</text:p>
          </table:table-cell>
          <table:table-cell office:value-type="float" office:value="256.564208984375">
            <text:p>256.5642089844</text:p>
          </table:table-cell>
          <table:table-cell office:value-type="float" office:value="2">
            <text:p>2</text:p>
          </table:table-cell>
          <table:table-cell table:formula="of:=ABS(250-[.E75])" office:value-type="float" office:value="0.24609375">
            <text:p>0.24609375</text:p>
          </table:table-cell>
          <table:table-cell office:value-type="float" office:value="249.75390625">
            <text:p>249.753906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76]" office:value-type="float" office:value="7.386962890625">
            <text:p>7.3869628906</text:p>
          </table:table-cell>
          <table:table-cell office:value-type="float" office:value="242.613037109375">
            <text:p>242.6130371094</text:p>
          </table:table-cell>
          <table:table-cell office:value-type="float" office:value="2">
            <text:p>2</text:p>
          </table:table-cell>
          <table:table-cell table:formula="of:=ABS(250-[.E76])" office:value-type="float" office:value="1.55908203125">
            <text:p>1.5590820313</text:p>
          </table:table-cell>
          <table:table-cell office:value-type="float" office:value="248.44091796875">
            <text:p>248.440917968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77]" office:value-type="float" office:value="-6.740966796875">
            <text:p>-6.7409667969</text:p>
          </table:table-cell>
          <table:table-cell office:value-type="float" office:value="256.740966796875">
            <text:p>256.7409667969</text:p>
          </table:table-cell>
          <table:table-cell office:value-type="float" office:value="2">
            <text:p>2</text:p>
          </table:table-cell>
          <table:table-cell table:formula="of:=ABS(250-[.E77])" office:value-type="float" office:value="0.02490234375">
            <text:p>0.0249023438</text:p>
          </table:table-cell>
          <table:table-cell office:value-type="float" office:value="250.02490234375">
            <text:p>250.024902343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78]" office:value-type="float" office:value="6.43310546875">
            <text:p>6.4331054688</text:p>
          </table:table-cell>
          <table:table-cell office:value-type="float" office:value="243.56689453125">
            <text:p>243.5668945313</text:p>
          </table:table-cell>
          <table:table-cell office:value-type="float" office:value="2">
            <text:p>2</text:p>
          </table:table-cell>
          <table:table-cell table:formula="of:=ABS(250-[.E78])" office:value-type="float" office:value="1.334228515625">
            <text:p>1.3342285156</text:p>
          </table:table-cell>
          <table:table-cell office:value-type="float" office:value="248.665771484375">
            <text:p>248.665771484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79]" office:value-type="float" office:value="-4.797119140625">
            <text:p>-4.7971191406</text:p>
          </table:table-cell>
          <table:table-cell office:value-type="float" office:value="254.797119140625">
            <text:p>254.7971191406</text:p>
          </table:table-cell>
          <table:table-cell office:value-type="float" office:value="2">
            <text:p>2</text:p>
          </table:table-cell>
          <table:table-cell table:formula="of:=ABS(250-[.E79])" office:value-type="float" office:value="0.56396484375">
            <text:p>0.5639648438</text:p>
          </table:table-cell>
          <table:table-cell office:value-type="float" office:value="249.43603515625">
            <text:p>249.43603515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80]" office:value-type="float" office:value="4.349609375">
            <text:p>4.349609375</text:p>
          </table:table-cell>
          <table:table-cell office:value-type="float" office:value="245.650390625">
            <text:p>245.650390625</text:p>
          </table:table-cell>
          <table:table-cell office:value-type="float" office:value="2">
            <text:p>2</text:p>
          </table:table-cell>
          <table:table-cell table:formula="of:=ABS(250-[.E80])" office:value-type="float" office:value="0.093017578125">
            <text:p>0.0930175781</text:p>
          </table:table-cell>
          <table:table-cell office:value-type="float" office:value="250.093017578125">
            <text:p>250.09301757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81]" office:value-type="float" office:value="-2.697021484375">
            <text:p>-2.6970214844</text:p>
          </table:table-cell>
          <table:table-cell office:value-type="float" office:value="252.697021484375">
            <text:p>252.6970214844</text:p>
          </table:table-cell>
          <table:table-cell office:value-type="float" office:value="2">
            <text:p>2</text:p>
          </table:table-cell>
          <table:table-cell table:formula="of:=ABS(250-[.E81])" office:value-type="float" office:value="1.346923828125">
            <text:p>1.3469238281</text:p>
          </table:table-cell>
          <table:table-cell office:value-type="float" office:value="248.653076171875">
            <text:p>248.653076171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82]" office:value-type="float" office:value="3.357177734375">
            <text:p>3.3571777344</text:p>
          </table:table-cell>
          <table:table-cell office:value-type="float" office:value="246.642822265625">
            <text:p>246.6428222656</text:p>
          </table:table-cell>
          <table:table-cell office:value-type="float" office:value="2">
            <text:p>2</text:p>
          </table:table-cell>
          <table:table-cell table:formula="of:=ABS(250-[.E82])" office:value-type="float" office:value="0.656982421875">
            <text:p>0.6569824219</text:p>
          </table:table-cell>
          <table:table-cell office:value-type="float" office:value="249.343017578125">
            <text:p>249.34301757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83]" office:value-type="float" office:value="-2.708984375">
            <text:p>-2.708984375</text:p>
          </table:table-cell>
          <table:table-cell office:value-type="float" office:value="252.708984375">
            <text:p>252.708984375</text:p>
          </table:table-cell>
          <table:table-cell office:value-type="float" office:value="2">
            <text:p>2</text:p>
          </table:table-cell>
          <table:table-cell table:formula="of:=ABS(250-[.E83])" office:value-type="float" office:value="0.9189453125">
            <text:p>0.9189453125</text:p>
          </table:table-cell>
          <table:table-cell office:value-type="float" office:value="249.0810546875">
            <text:p>249.08105468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84]" office:value-type="float" office:value="4.587158203125">
            <text:p>4.5871582031</text:p>
          </table:table-cell>
          <table:table-cell office:value-type="float" office:value="245.412841796875">
            <text:p>245.4128417969</text:p>
          </table:table-cell>
          <table:table-cell office:value-type="float" office:value="2">
            <text:p>2</text:p>
          </table:table-cell>
          <table:table-cell table:formula="of:=ABS(250-[.E84])" office:value-type="float" office:value="2.2138671875">
            <text:p>2.2138671875</text:p>
          </table:table-cell>
          <table:table-cell office:value-type="float" office:value="247.7861328125">
            <text:p>247.78613281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85]" office:value-type="float" office:value="-3.919677734375">
            <text:p>-3.9196777344</text:p>
          </table:table-cell>
          <table:table-cell office:value-type="float" office:value="253.919677734375">
            <text:p>253.9196777344</text:p>
          </table:table-cell>
          <table:table-cell office:value-type="float" office:value="2">
            <text:p>2</text:p>
          </table:table-cell>
          <table:table-cell table:formula="of:=ABS(250-[.E85])" office:value-type="float" office:value="0.625">
            <text:p>0.625</text:p>
          </table:table-cell>
          <table:table-cell office:value-type="float" office:value="249.375">
            <text:p>249.3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86]" office:value-type="float" office:value="4.381103515625">
            <text:p>4.3811035156</text:p>
          </table:table-cell>
          <table:table-cell office:value-type="float" office:value="245.618896484375">
            <text:p>245.6188964844</text:p>
          </table:table-cell>
          <table:table-cell office:value-type="float" office:value="2">
            <text:p>2</text:p>
          </table:table-cell>
          <table:table-cell table:formula="of:=ABS(250-[.E86])" office:value-type="float" office:value="0.96923828125">
            <text:p>0.9692382813</text:p>
          </table:table-cell>
          <table:table-cell office:value-type="float" office:value="249.03076171875">
            <text:p>249.030761718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87]" office:value-type="float" office:value="-3.73193359375">
            <text:p>-3.7319335938</text:p>
          </table:table-cell>
          <table:table-cell office:value-type="float" office:value="253.73193359375">
            <text:p>253.7319335938</text:p>
          </table:table-cell>
          <table:table-cell office:value-type="float" office:value="2">
            <text:p>2</text:p>
          </table:table-cell>
          <table:table-cell table:formula="of:=ABS(250-[.E87])" office:value-type="float" office:value="1.2421875">
            <text:p>1.2421875</text:p>
          </table:table-cell>
          <table:table-cell office:value-type="float" office:value="248.7578125">
            <text:p>248.75781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88]" office:value-type="float" office:value="4.210205078125">
            <text:p>4.2102050781</text:p>
          </table:table-cell>
          <table:table-cell office:value-type="float" office:value="245.789794921875">
            <text:p>245.7897949219</text:p>
          </table:table-cell>
          <table:table-cell office:value-type="float" office:value="2">
            <text:p>2</text:p>
          </table:table-cell>
          <table:table-cell table:formula="of:=ABS(250-[.E88])" office:value-type="float" office:value="1.526123046875">
            <text:p>1.5261230469</text:p>
          </table:table-cell>
          <table:table-cell office:value-type="float" office:value="248.473876953125">
            <text:p>248.473876953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89]" office:value-type="float" office:value="-3.549072265625">
            <text:p>-3.5490722656</text:p>
          </table:table-cell>
          <table:table-cell office:value-type="float" office:value="253.549072265625">
            <text:p>253.5490722656</text:p>
          </table:table-cell>
          <table:table-cell office:value-type="float" office:value="2">
            <text:p>2</text:p>
          </table:table-cell>
          <table:table-cell table:formula="of:=ABS(250-[.E89])" office:value-type="float" office:value="0.046875">
            <text:p>0.046875</text:p>
          </table:table-cell>
          <table:table-cell office:value-type="float" office:value="250.046875">
            <text:p>250.0468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90]" office:value-type="float" office:value="4.26220703125">
            <text:p>4.2622070313</text:p>
          </table:table-cell>
          <table:table-cell office:value-type="float" office:value="245.73779296875">
            <text:p>245.7377929688</text:p>
          </table:table-cell>
          <table:table-cell office:value-type="float" office:value="2">
            <text:p>2</text:p>
          </table:table-cell>
          <table:table-cell table:formula="of:=ABS(250-[.E90])" office:value-type="float" office:value="1.274169921875">
            <text:p>1.2741699219</text:p>
          </table:table-cell>
          <table:table-cell office:value-type="float" office:value="248.725830078125">
            <text:p>248.72583007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91]" office:value-type="float" office:value="-3.623046875">
            <text:p>-3.623046875</text:p>
          </table:table-cell>
          <table:table-cell office:value-type="float" office:value="253.623046875">
            <text:p>253.623046875</text:p>
          </table:table-cell>
          <table:table-cell office:value-type="float" office:value="2">
            <text:p>2</text:p>
          </table:table-cell>
          <table:table-cell table:formula="of:=ABS(250-[.E91])" office:value-type="float" office:value="0.555908203125">
            <text:p>0.5559082031</text:p>
          </table:table-cell>
          <table:table-cell office:value-type="float" office:value="249.444091796875">
            <text:p>249.44409179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92]" office:value-type="float" office:value="4.383056640625">
            <text:p>4.3830566406</text:p>
          </table:table-cell>
          <table:table-cell office:value-type="float" office:value="245.616943359375">
            <text:p>245.6169433594</text:p>
          </table:table-cell>
          <table:table-cell office:value-type="float" office:value="2">
            <text:p>2</text:p>
          </table:table-cell>
          <table:table-cell table:formula="of:=ABS(250-[.E92])" office:value-type="float" office:value="1.873046875">
            <text:p>1.873046875</text:p>
          </table:table-cell>
          <table:table-cell office:value-type="float" office:value="248.126953125">
            <text:p>248.1269531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93]" office:value-type="float" office:value="-3.701904296875">
            <text:p>-3.7019042969</text:p>
          </table:table-cell>
          <table:table-cell office:value-type="float" office:value="253.701904296875">
            <text:p>253.7019042969</text:p>
          </table:table-cell>
          <table:table-cell office:value-type="float" office:value="2">
            <text:p>2</text:p>
          </table:table-cell>
          <table:table-cell table:formula="of:=ABS(250-[.E93])" office:value-type="float" office:value="1.26611328125">
            <text:p>1.2661132813</text:p>
          </table:table-cell>
          <table:table-cell office:value-type="float" office:value="248.73388671875">
            <text:p>248.733886718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94]" office:value-type="float" office:value="5.2099609375">
            <text:p>5.2099609375</text:p>
          </table:table-cell>
          <table:table-cell office:value-type="float" office:value="244.7900390625">
            <text:p>244.7900390625</text:p>
          </table:table-cell>
          <table:table-cell office:value-type="float" office:value="2">
            <text:p>2</text:p>
          </table:table-cell>
          <table:table-cell table:formula="of:=ABS(250-[.E94])" office:value-type="float" office:value="0.635986328125">
            <text:p>0.6359863281</text:p>
          </table:table-cell>
          <table:table-cell office:value-type="float" office:value="249.364013671875">
            <text:p>249.364013671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95]" office:value-type="float" office:value="-4.572021484375">
            <text:p>-4.5720214844</text:p>
          </table:table-cell>
          <table:table-cell office:value-type="float" office:value="254.572021484375">
            <text:p>254.5720214844</text:p>
          </table:table-cell>
          <table:table-cell office:value-type="float" office:value="2">
            <text:p>2</text:p>
          </table:table-cell>
          <table:table-cell table:formula="of:=ABS(250-[.E95])" office:value-type="float" office:value="0.85302734375">
            <text:p>0.8530273438</text:p>
          </table:table-cell>
          <table:table-cell office:value-type="float" office:value="249.14697265625">
            <text:p>249.14697265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96]" office:value-type="float" office:value="5.203125">
            <text:p>5.203125</text:p>
          </table:table-cell>
          <table:table-cell office:value-type="float" office:value="244.796875">
            <text:p>244.796875</text:p>
          </table:table-cell>
          <table:table-cell office:value-type="float" office:value="2">
            <text:p>2</text:p>
          </table:table-cell>
          <table:table-cell table:formula="of:=ABS(250-[.E96])" office:value-type="float" office:value="2.18505859375">
            <text:p>2.1850585938</text:p>
          </table:table-cell>
          <table:table-cell office:value-type="float" office:value="247.81494140625">
            <text:p>247.81494140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97]" office:value-type="float" office:value="-5.6591796875">
            <text:p>-5.6591796875</text:p>
          </table:table-cell>
          <table:table-cell office:value-type="float" office:value="255.6591796875">
            <text:p>255.6591796875</text:p>
          </table:table-cell>
          <table:table-cell office:value-type="float" office:value="2">
            <text:p>2</text:p>
          </table:table-cell>
          <table:table-cell table:formula="of:=ABS(250-[.E97])" office:value-type="float" office:value="0.662109375">
            <text:p>0.662109375</text:p>
          </table:table-cell>
          <table:table-cell office:value-type="float" office:value="249.337890625">
            <text:p>249.3378906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98]" office:value-type="float" office:value="7.3740234375">
            <text:p>7.3740234375</text:p>
          </table:table-cell>
          <table:table-cell office:value-type="float" office:value="242.6259765625">
            <text:p>242.6259765625</text:p>
          </table:table-cell>
          <table:table-cell office:value-type="float" office:value="2">
            <text:p>2</text:p>
          </table:table-cell>
          <table:table-cell table:formula="of:=ABS(250-[.E98])" office:value-type="float" office:value="0.930908203125">
            <text:p>0.9309082031</text:p>
          </table:table-cell>
          <table:table-cell office:value-type="float" office:value="249.069091796875">
            <text:p>249.06909179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99]" office:value-type="float" office:value="-7.583251953125">
            <text:p>-7.5832519531</text:p>
          </table:table-cell>
          <table:table-cell office:value-type="float" office:value="257.583251953125">
            <text:p>257.5832519531</text:p>
          </table:table-cell>
          <table:table-cell office:value-type="float" office:value="2">
            <text:p>2</text:p>
          </table:table-cell>
          <table:table-cell table:formula="of:=ABS(250-[.E99])" office:value-type="float" office:value="1.156982421875">
            <text:p>1.1569824219</text:p>
          </table:table-cell>
          <table:table-cell office:value-type="float" office:value="248.843017578125">
            <text:p>248.84301757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00]" office:value-type="float" office:value="8.3056640625">
            <text:p>8.3056640625</text:p>
          </table:table-cell>
          <table:table-cell office:value-type="float" office:value="241.6943359375">
            <text:p>241.6943359375</text:p>
          </table:table-cell>
          <table:table-cell office:value-type="float" office:value="2">
            <text:p>2</text:p>
          </table:table-cell>
          <table:table-cell table:formula="of:=ABS(250-[.E100])" office:value-type="float" office:value="0.489990234375">
            <text:p>0.4899902344</text:p>
          </table:table-cell>
          <table:table-cell office:value-type="float" office:value="250.489990234375">
            <text:p>250.489990234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01]" office:value-type="float" office:value="-7.667236328125">
            <text:p>-7.6672363281</text:p>
          </table:table-cell>
          <table:table-cell office:value-type="float" office:value="257.667236328125">
            <text:p>257.6672363281</text:p>
          </table:table-cell>
          <table:table-cell office:value-type="float" office:value="2">
            <text:p>2</text:p>
          </table:table-cell>
          <table:table-cell table:formula="of:=ABS(250-[.E101])" office:value-type="float" office:value="0.048095703125">
            <text:p>0.0480957031</text:p>
          </table:table-cell>
          <table:table-cell office:value-type="float" office:value="250.048095703125">
            <text:p>250.048095703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02]" office:value-type="float" office:value="8.28515625">
            <text:p>8.28515625</text:p>
          </table:table-cell>
          <table:table-cell office:value-type="float" office:value="241.71484375">
            <text:p>241.71484375</text:p>
          </table:table-cell>
          <table:table-cell office:value-type="float" office:value="2">
            <text:p>2</text:p>
          </table:table-cell>
          <table:table-cell table:formula="of:=ABS(250-[.E102])" office:value-type="float" office:value="1.255859375">
            <text:p>1.255859375</text:p>
          </table:table-cell>
          <table:table-cell office:value-type="float" office:value="248.744140625">
            <text:p>248.7441406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03]" office:value-type="float" office:value="-7.584716796875">
            <text:p>-7.5847167969</text:p>
          </table:table-cell>
          <table:table-cell office:value-type="float" office:value="257.584716796875">
            <text:p>257.5847167969</text:p>
          </table:table-cell>
          <table:table-cell office:value-type="float" office:value="2">
            <text:p>2</text:p>
          </table:table-cell>
          <table:table-cell table:formula="of:=ABS(250-[.E103])" office:value-type="float" office:value="0.540283203125">
            <text:p>0.5402832031</text:p>
          </table:table-cell>
          <table:table-cell office:value-type="float" office:value="249.459716796875">
            <text:p>249.45971679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04]" office:value-type="float" office:value="8.153076171875">
            <text:p>8.1530761719</text:p>
          </table:table-cell>
          <table:table-cell office:value-type="float" office:value="241.846923828125">
            <text:p>241.8469238281</text:p>
          </table:table-cell>
          <table:table-cell office:value-type="float" office:value="2">
            <text:p>2</text:p>
          </table:table-cell>
          <table:table-cell table:formula="of:=ABS(250-[.E104])" office:value-type="float" office:value="0.834228515625">
            <text:p>0.8342285156</text:p>
          </table:table-cell>
          <table:table-cell office:value-type="float" office:value="249.165771484375">
            <text:p>249.165771484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05]" office:value-type="float" office:value="-8.5830078125">
            <text:p>-8.5830078125</text:p>
          </table:table-cell>
          <table:table-cell office:value-type="float" office:value="258.5830078125">
            <text:p>258.5830078125</text:p>
          </table:table-cell>
          <table:table-cell office:value-type="float" office:value="2">
            <text:p>2</text:p>
          </table:table-cell>
          <table:table-cell table:formula="of:=ABS(250-[.E105])" office:value-type="float" office:value="0.30615234375">
            <text:p>0.3061523438</text:p>
          </table:table-cell>
          <table:table-cell office:value-type="float" office:value="249.69384765625">
            <text:p>249.69384765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06]" office:value-type="float" office:value="9.21484375">
            <text:p>9.21484375</text:p>
          </table:table-cell>
          <table:table-cell office:value-type="float" office:value="240.78515625">
            <text:p>240.78515625</text:p>
          </table:table-cell>
          <table:table-cell office:value-type="float" office:value="2">
            <text:p>2</text:p>
          </table:table-cell>
          <table:table-cell table:formula="of:=ABS(250-[.E106])" office:value-type="float" office:value="1.47216796875">
            <text:p>1.4721679688</text:p>
          </table:table-cell>
          <table:table-cell office:value-type="float" office:value="248.52783203125">
            <text:p>248.527832031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07]" office:value-type="float" office:value="-8.673828125">
            <text:p>-8.673828125</text:p>
          </table:table-cell>
          <table:table-cell office:value-type="float" office:value="258.673828125">
            <text:p>258.673828125</text:p>
          </table:table-cell>
          <table:table-cell office:value-type="float" office:value="2">
            <text:p>2</text:p>
          </table:table-cell>
          <table:table-cell table:formula="of:=ABS(250-[.E107])" office:value-type="float" office:value="0.157958984375">
            <text:p>0.1579589844</text:p>
          </table:table-cell>
          <table:table-cell office:value-type="float" office:value="250.157958984375">
            <text:p>250.157958984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08]" office:value-type="float" office:value="10.321044921875">
            <text:p>10.3210449219</text:p>
          </table:table-cell>
          <table:table-cell office:value-type="float" office:value="239.678955078125">
            <text:p>239.6789550781</text:p>
          </table:table-cell>
          <table:table-cell office:value-type="float" office:value="2">
            <text:p>2</text:p>
          </table:table-cell>
          <table:table-cell table:formula="of:=ABS(250-[.E108])" office:value-type="float" office:value="1.170166015625">
            <text:p>1.1701660156</text:p>
          </table:table-cell>
          <table:table-cell office:value-type="float" office:value="248.829833984375">
            <text:p>248.829833984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09]" office:value-type="float" office:value="-8.52587890625">
            <text:p>-8.5258789063</text:p>
          </table:table-cell>
          <table:table-cell office:value-type="float" office:value="258.52587890625">
            <text:p>258.5258789063</text:p>
          </table:table-cell>
          <table:table-cell office:value-type="float" office:value="2">
            <text:p>2</text:p>
          </table:table-cell>
          <table:table-cell table:formula="of:=ABS(250-[.E109])" office:value-type="float" office:value="0.616943359375">
            <text:p>0.6169433594</text:p>
          </table:table-cell>
          <table:table-cell office:value-type="float" office:value="249.383056640625">
            <text:p>249.383056640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10]" office:value-type="float" office:value="9.196044921875">
            <text:p>9.1960449219</text:p>
          </table:table-cell>
          <table:table-cell office:value-type="float" office:value="240.803955078125">
            <text:p>240.8039550781</text:p>
          </table:table-cell>
          <table:table-cell office:value-type="float" office:value="2">
            <text:p>2</text:p>
          </table:table-cell>
          <table:table-cell table:formula="of:=ABS(250-[.E110])" office:value-type="float" office:value="0.054931640625">
            <text:p>0.0549316406</text:p>
          </table:table-cell>
          <table:table-cell office:value-type="float" office:value="250.054931640625">
            <text:p>250.054931640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11]" office:value-type="float" office:value="-9.537109375">
            <text:p>-9.537109375</text:p>
          </table:table-cell>
          <table:table-cell office:value-type="float" office:value="259.537109375">
            <text:p>259.537109375</text:p>
          </table:table-cell>
          <table:table-cell office:value-type="float" office:value="2">
            <text:p>2</text:p>
          </table:table-cell>
          <table:table-cell table:formula="of:=ABS(250-[.E111])" office:value-type="float" office:value="2.196044921875">
            <text:p>2.1960449219</text:p>
          </table:table-cell>
          <table:table-cell office:value-type="float" office:value="247.803955078125">
            <text:p>247.80395507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12]" office:value-type="float" office:value="11.17919921875">
            <text:p>11.1791992188</text:p>
          </table:table-cell>
          <table:table-cell office:value-type="float" office:value="238.82080078125">
            <text:p>238.8208007813</text:p>
          </table:table-cell>
          <table:table-cell office:value-type="float" office:value="2">
            <text:p>2</text:p>
          </table:table-cell>
          <table:table-cell table:formula="of:=ABS(250-[.E112])" office:value-type="float" office:value="0.594970703125">
            <text:p>0.5949707031</text:p>
          </table:table-cell>
          <table:table-cell office:value-type="float" office:value="249.405029296875">
            <text:p>249.40502929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13]" office:value-type="float" office:value="-10.63916015625">
            <text:p>-10.6391601563</text:p>
          </table:table-cell>
          <table:table-cell office:value-type="float" office:value="260.63916015625">
            <text:p>260.6391601563</text:p>
          </table:table-cell>
          <table:table-cell office:value-type="float" office:value="2">
            <text:p>2</text:p>
          </table:table-cell>
          <table:table-cell table:formula="of:=ABS(250-[.E113])" office:value-type="float" office:value="1.89892578125">
            <text:p>1.8989257813</text:p>
          </table:table-cell>
          <table:table-cell office:value-type="float" office:value="248.10107421875">
            <text:p>248.101074218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14]" office:value-type="float" office:value="12.292236328125">
            <text:p>12.2922363281</text:p>
          </table:table-cell>
          <table:table-cell office:value-type="float" office:value="237.707763671875">
            <text:p>237.7077636719</text:p>
          </table:table-cell>
          <table:table-cell office:value-type="float" office:value="2">
            <text:p>2</text:p>
          </table:table-cell>
          <table:table-cell table:formula="of:=ABS(250-[.E114])" office:value-type="float" office:value="1.279052734375">
            <text:p>1.2790527344</text:p>
          </table:table-cell>
          <table:table-cell office:value-type="float" office:value="248.720947265625">
            <text:p>248.720947265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15]" office:value-type="float" office:value="-12.530029296875">
            <text:p>-12.5300292969</text:p>
          </table:table-cell>
          <table:table-cell office:value-type="float" office:value="262.530029296875">
            <text:p>262.5300292969</text:p>
          </table:table-cell>
          <table:table-cell office:value-type="float" office:value="2">
            <text:p>2</text:p>
          </table:table-cell>
          <table:table-cell table:formula="of:=ABS(250-[.E115])" office:value-type="float" office:value="0.555908203125">
            <text:p>0.5559082031</text:p>
          </table:table-cell>
          <table:table-cell office:value-type="float" office:value="249.444091796875">
            <text:p>249.44409179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16]" office:value-type="float" office:value="13.285888671875">
            <text:p>13.2858886719</text:p>
          </table:table-cell>
          <table:table-cell office:value-type="float" office:value="236.714111328125">
            <text:p>236.7141113281</text:p>
          </table:table-cell>
          <table:table-cell office:value-type="float" office:value="2">
            <text:p>2</text:p>
          </table:table-cell>
          <table:table-cell table:formula="of:=ABS(250-[.E116])" office:value-type="float" office:value="1.85107421875">
            <text:p>1.8510742188</text:p>
          </table:table-cell>
          <table:table-cell office:value-type="float" office:value="248.14892578125">
            <text:p>248.148925781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17]" office:value-type="float" office:value="-11.804931640625">
            <text:p>-11.8049316406</text:p>
          </table:table-cell>
          <table:table-cell office:value-type="float" office:value="261.804931640625">
            <text:p>261.8049316406</text:p>
          </table:table-cell>
          <table:table-cell office:value-type="float" office:value="2">
            <text:p>2</text:p>
          </table:table-cell>
          <table:table-cell table:formula="of:=ABS(250-[.E117])" office:value-type="float" office:value="1.375">
            <text:p>1.375</text:p>
          </table:table-cell>
          <table:table-cell office:value-type="float" office:value="248.625">
            <text:p>248.6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18]" office:value-type="float" office:value="13.35009765625">
            <text:p>13.3500976563</text:p>
          </table:table-cell>
          <table:table-cell office:value-type="float" office:value="236.64990234375">
            <text:p>236.6499023438</text:p>
          </table:table-cell>
          <table:table-cell office:value-type="float" office:value="2">
            <text:p>2</text:p>
          </table:table-cell>
          <table:table-cell table:formula="of:=ABS(250-[.E118])" office:value-type="float" office:value="0.56005859375">
            <text:p>0.5600585938</text:p>
          </table:table-cell>
          <table:table-cell office:value-type="float" office:value="249.43994140625">
            <text:p>249.43994140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19]" office:value-type="float" office:value="-12.65234375">
            <text:p>-12.65234375</text:p>
          </table:table-cell>
          <table:table-cell office:value-type="float" office:value="262.65234375">
            <text:p>262.65234375</text:p>
          </table:table-cell>
          <table:table-cell office:value-type="float" office:value="2">
            <text:p>2</text:p>
          </table:table-cell>
          <table:table-cell table:formula="of:=ABS(250-[.E119])" office:value-type="float" office:value="0.843017578125">
            <text:p>0.8430175781</text:p>
          </table:table-cell>
          <table:table-cell office:value-type="float" office:value="249.156982421875">
            <text:p>249.156982421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20]" office:value-type="float" office:value="12.419921875">
            <text:p>12.419921875</text:p>
          </table:table-cell>
          <table:table-cell office:value-type="float" office:value="237.580078125">
            <text:p>237.580078125</text:p>
          </table:table-cell>
          <table:table-cell office:value-type="float" office:value="2">
            <text:p>2</text:p>
          </table:table-cell>
          <table:table-cell table:formula="of:=ABS(250-[.E120])" office:value-type="float" office:value="1.123779296875">
            <text:p>1.1237792969</text:p>
          </table:table-cell>
          <table:table-cell office:value-type="float" office:value="248.876220703125">
            <text:p>248.876220703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21]" office:value-type="float" office:value="-10.697021484375">
            <text:p>-10.6970214844</text:p>
          </table:table-cell>
          <table:table-cell office:value-type="float" office:value="260.697021484375">
            <text:p>260.6970214844</text:p>
          </table:table-cell>
          <table:table-cell office:value-type="float" office:value="2">
            <text:p>2</text:p>
          </table:table-cell>
          <table:table-cell table:formula="of:=ABS(250-[.E121])" office:value-type="float" office:value="0.68408203125">
            <text:p>0.6840820313</text:p>
          </table:table-cell>
          <table:table-cell office:value-type="float" office:value="249.31591796875">
            <text:p>249.315917968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22]" office:value-type="float" office:value="11.3388671875">
            <text:p>11.3388671875</text:p>
          </table:table-cell>
          <table:table-cell office:value-type="float" office:value="238.6611328125">
            <text:p>238.6611328125</text:p>
          </table:table-cell>
          <table:table-cell office:value-type="float" office:value="2">
            <text:p>2</text:p>
          </table:table-cell>
          <table:table-cell table:formula="of:=ABS(250-[.E122])" office:value-type="float" office:value="0.876220703125">
            <text:p>0.8762207031</text:p>
          </table:table-cell>
          <table:table-cell office:value-type="float" office:value="249.123779296875">
            <text:p>249.12377929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23]" office:value-type="float" office:value="-10.681884765625">
            <text:p>-10.6818847656</text:p>
          </table:table-cell>
          <table:table-cell office:value-type="float" office:value="260.681884765625">
            <text:p>260.6818847656</text:p>
          </table:table-cell>
          <table:table-cell office:value-type="float" office:value="2">
            <text:p>2</text:p>
          </table:table-cell>
          <table:table-cell table:formula="of:=ABS(250-[.E123])" office:value-type="float" office:value="2.338134765625">
            <text:p>2.3381347656</text:p>
          </table:table-cell>
          <table:table-cell office:value-type="float" office:value="247.661865234375">
            <text:p>247.661865234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24]" office:value-type="float" office:value="11.298095703125">
            <text:p>11.2980957031</text:p>
          </table:table-cell>
          <table:table-cell office:value-type="float" office:value="238.701904296875">
            <text:p>238.7019042969</text:p>
          </table:table-cell>
          <table:table-cell office:value-type="float" office:value="2">
            <text:p>2</text:p>
          </table:table-cell>
          <table:table-cell table:formula="of:=ABS(250-[.E124])" office:value-type="float" office:value="0.47802734375">
            <text:p>0.4780273438</text:p>
          </table:table-cell>
          <table:table-cell office:value-type="float" office:value="249.52197265625">
            <text:p>249.52197265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25]" office:value-type="float" office:value="-9.721923828125">
            <text:p>-9.7219238281</text:p>
          </table:table-cell>
          <table:table-cell office:value-type="float" office:value="259.721923828125">
            <text:p>259.7219238281</text:p>
          </table:table-cell>
          <table:table-cell office:value-type="float" office:value="2">
            <text:p>2</text:p>
          </table:table-cell>
          <table:table-cell table:formula="of:=ABS(250-[.E125])" office:value-type="float" office:value="0.114013671875">
            <text:p>0.1140136719</text:p>
          </table:table-cell>
          <table:table-cell office:value-type="float" office:value="250.114013671875">
            <text:p>250.114013671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26]" office:value-type="float" office:value="10.381103515625">
            <text:p>10.3811035156</text:p>
          </table:table-cell>
          <table:table-cell office:value-type="float" office:value="239.618896484375">
            <text:p>239.6188964844</text:p>
          </table:table-cell>
          <table:table-cell office:value-type="float" office:value="2">
            <text:p>2</text:p>
          </table:table-cell>
          <table:table-cell table:formula="of:=ABS(250-[.E126])" office:value-type="float" office:value="1.194091796875">
            <text:p>1.1940917969</text:p>
          </table:table-cell>
          <table:table-cell office:value-type="float" office:value="248.805908203125">
            <text:p>248.805908203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27]" office:value-type="float" office:value="-9.63427734375">
            <text:p>-9.6342773438</text:p>
          </table:table-cell>
          <table:table-cell office:value-type="float" office:value="259.63427734375">
            <text:p>259.6342773438</text:p>
          </table:table-cell>
          <table:table-cell office:value-type="float" office:value="2">
            <text:p>2</text:p>
          </table:table-cell>
          <table:table-cell table:formula="of:=ABS(250-[.E127])" office:value-type="float" office:value="0.489013671875">
            <text:p>0.4890136719</text:p>
          </table:table-cell>
          <table:table-cell office:value-type="float" office:value="249.510986328125">
            <text:p>249.51098632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28]" office:value-type="float" office:value="10.2783203125">
            <text:p>10.2783203125</text:p>
          </table:table-cell>
          <table:table-cell office:value-type="float" office:value="239.7216796875">
            <text:p>239.7216796875</text:p>
          </table:table-cell>
          <table:table-cell office:value-type="float" office:value="2">
            <text:p>2</text:p>
          </table:table-cell>
          <table:table-cell table:formula="of:=ABS(250-[.E128])" office:value-type="float" office:value="0.807861328125">
            <text:p>0.8078613281</text:p>
          </table:table-cell>
          <table:table-cell office:value-type="float" office:value="249.192138671875">
            <text:p>249.192138671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29]" office:value-type="float" office:value="-9.7421875">
            <text:p>-9.7421875</text:p>
          </table:table-cell>
          <table:table-cell office:value-type="float" office:value="259.7421875">
            <text:p>259.7421875</text:p>
          </table:table-cell>
          <table:table-cell office:value-type="float" office:value="2">
            <text:p>2</text:p>
          </table:table-cell>
          <table:table-cell table:formula="of:=ABS(250-[.E129])" office:value-type="float" office:value="1.196044921875">
            <text:p>1.1960449219</text:p>
          </table:table-cell>
          <table:table-cell office:value-type="float" office:value="248.803955078125">
            <text:p>248.80395507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30]" office:value-type="float" office:value="10.35791015625">
            <text:p>10.3579101563</text:p>
          </table:table-cell>
          <table:table-cell office:value-type="float" office:value="239.64208984375">
            <text:p>239.6420898438</text:p>
          </table:table-cell>
          <table:table-cell office:value-type="float" office:value="2">
            <text:p>2</text:p>
          </table:table-cell>
          <table:table-cell table:formula="of:=ABS(250-[.E130])" office:value-type="float" office:value="0.463134765625">
            <text:p>0.4631347656</text:p>
          </table:table-cell>
          <table:table-cell office:value-type="float" office:value="250.463134765625">
            <text:p>250.463134765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31]" office:value-type="float" office:value="-8.607177734375">
            <text:p>-8.6071777344</text:p>
          </table:table-cell>
          <table:table-cell office:value-type="float" office:value="258.607177734375">
            <text:p>258.6071777344</text:p>
          </table:table-cell>
          <table:table-cell office:value-type="float" office:value="2">
            <text:p>2</text:p>
          </table:table-cell>
          <table:table-cell table:formula="of:=ABS(250-[.E131])" office:value-type="float" office:value="1.759033203125">
            <text:p>1.7590332031</text:p>
          </table:table-cell>
          <table:table-cell office:value-type="float" office:value="248.240966796875">
            <text:p>248.24096679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32]" office:value-type="float" office:value="9.310302734375">
            <text:p>9.3103027344</text:p>
          </table:table-cell>
          <table:table-cell office:value-type="float" office:value="240.689697265625">
            <text:p>240.6896972656</text:p>
          </table:table-cell>
          <table:table-cell office:value-type="float" office:value="2">
            <text:p>2</text:p>
          </table:table-cell>
          <table:table-cell table:formula="of:=ABS(250-[.E132])" office:value-type="float" office:value="1.109130859375">
            <text:p>1.1091308594</text:p>
          </table:table-cell>
          <table:table-cell office:value-type="float" office:value="248.890869140625">
            <text:p>248.890869140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33]" office:value-type="float" office:value="-8.703857421875">
            <text:p>-8.7038574219</text:p>
          </table:table-cell>
          <table:table-cell office:value-type="float" office:value="258.703857421875">
            <text:p>258.7038574219</text:p>
          </table:table-cell>
          <table:table-cell office:value-type="float" office:value="2">
            <text:p>2</text:p>
          </table:table-cell>
          <table:table-cell table:formula="of:=ABS(250-[.E133])" office:value-type="float" office:value="0.5458984375">
            <text:p>0.5458984375</text:p>
          </table:table-cell>
          <table:table-cell office:value-type="float" office:value="249.4541015625">
            <text:p>249.45410156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34]" office:value-type="float" office:value="9.382568359375">
            <text:p>9.3825683594</text:p>
          </table:table-cell>
          <table:table-cell office:value-type="float" office:value="240.617431640625">
            <text:p>240.6174316406</text:p>
          </table:table-cell>
          <table:table-cell office:value-type="float" office:value="2">
            <text:p>2</text:p>
          </table:table-cell>
          <table:table-cell table:formula="of:=ABS(250-[.E134])" office:value-type="float" office:value="0.8740234375">
            <text:p>0.8740234375</text:p>
          </table:table-cell>
          <table:table-cell office:value-type="float" office:value="249.1259765625">
            <text:p>249.12597656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35]" office:value-type="float" office:value="-8.797119140625">
            <text:p>-8.7971191406</text:p>
          </table:table-cell>
          <table:table-cell office:value-type="float" office:value="258.797119140625">
            <text:p>258.7971191406</text:p>
          </table:table-cell>
          <table:table-cell office:value-type="float" office:value="2">
            <text:p>2</text:p>
          </table:table-cell>
          <table:table-cell table:formula="of:=ABS(250-[.E135])" office:value-type="float" office:value="1.14404296875">
            <text:p>1.1440429688</text:p>
          </table:table-cell>
          <table:table-cell office:value-type="float" office:value="248.85595703125">
            <text:p>248.855957031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36]" office:value-type="float" office:value="9.4208984375">
            <text:p>9.4208984375</text:p>
          </table:table-cell>
          <table:table-cell office:value-type="float" office:value="240.5791015625">
            <text:p>240.5791015625</text:p>
          </table:table-cell>
          <table:table-cell office:value-type="float" office:value="2">
            <text:p>2</text:p>
          </table:table-cell>
          <table:table-cell table:formula="of:=ABS(250-[.E136])" office:value-type="float" office:value="0.4638671875">
            <text:p>0.4638671875</text:p>
          </table:table-cell>
          <table:table-cell office:value-type="float" office:value="249.5361328125">
            <text:p>249.53613281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37]" office:value-type="float" office:value="-8.6162109375">
            <text:p>-8.6162109375</text:p>
          </table:table-cell>
          <table:table-cell office:value-type="float" office:value="258.6162109375">
            <text:p>258.6162109375</text:p>
          </table:table-cell>
          <table:table-cell office:value-type="float" office:value="2">
            <text:p>2</text:p>
          </table:table-cell>
          <table:table-cell table:formula="of:=ABS(250-[.E137])" office:value-type="float" office:value="0.851806640625">
            <text:p>0.8518066406</text:p>
          </table:table-cell>
          <table:table-cell office:value-type="float" office:value="249.148193359375">
            <text:p>249.148193359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38]" office:value-type="float" office:value="9.27880859375">
            <text:p>9.2788085938</text:p>
          </table:table-cell>
          <table:table-cell office:value-type="float" office:value="240.72119140625">
            <text:p>240.7211914063</text:p>
          </table:table-cell>
          <table:table-cell office:value-type="float" office:value="2">
            <text:p>2</text:p>
          </table:table-cell>
          <table:table-cell table:formula="of:=ABS(250-[.E138])" office:value-type="float" office:value="1.18212890625">
            <text:p>1.1821289063</text:p>
          </table:table-cell>
          <table:table-cell office:value-type="float" office:value="248.81787109375">
            <text:p>248.817871093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39]" office:value-type="float" office:value="-8.68603515625">
            <text:p>-8.6860351563</text:p>
          </table:table-cell>
          <table:table-cell office:value-type="float" office:value="258.68603515625">
            <text:p>258.6860351563</text:p>
          </table:table-cell>
          <table:table-cell office:value-type="float" office:value="2">
            <text:p>2</text:p>
          </table:table-cell>
          <table:table-cell table:formula="of:=ABS(250-[.E139])" office:value-type="float" office:value="0.42919921875">
            <text:p>0.4291992188</text:p>
          </table:table-cell>
          <table:table-cell office:value-type="float" office:value="249.57080078125">
            <text:p>249.570800781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40]" office:value-type="float" office:value="9.3037109375">
            <text:p>9.3037109375</text:p>
          </table:table-cell>
          <table:table-cell office:value-type="float" office:value="240.6962890625">
            <text:p>240.6962890625</text:p>
          </table:table-cell>
          <table:table-cell office:value-type="float" office:value="2">
            <text:p>2</text:p>
          </table:table-cell>
          <table:table-cell table:formula="of:=ABS(250-[.E140])" office:value-type="float" office:value="0.240234375">
            <text:p>0.240234375</text:p>
          </table:table-cell>
          <table:table-cell office:value-type="float" office:value="250.240234375">
            <text:p>250.2402343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41]" office:value-type="float" office:value="-8.518798828125">
            <text:p>-8.5187988281</text:p>
          </table:table-cell>
          <table:table-cell office:value-type="float" office:value="258.518798828125">
            <text:p>258.5187988281</text:p>
          </table:table-cell>
          <table:table-cell office:value-type="float" office:value="2">
            <text:p>2</text:p>
          </table:table-cell>
          <table:table-cell table:formula="of:=ABS(250-[.E141])" office:value-type="float" office:value="0.169921875">
            <text:p>0.169921875</text:p>
          </table:table-cell>
          <table:table-cell office:value-type="float" office:value="249.830078125">
            <text:p>249.83007812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42]" office:value-type="float" office:value="9.19091796875">
            <text:p>9.1909179688</text:p>
          </table:table-cell>
          <table:table-cell office:value-type="float" office:value="240.80908203125">
            <text:p>240.8090820313</text:p>
          </table:table-cell>
          <table:table-cell office:value-type="float" office:value="2">
            <text:p>2</text:p>
          </table:table-cell>
          <table:table-cell table:formula="of:=ABS(250-[.E142])" office:value-type="float" office:value="0.507080078125">
            <text:p>0.5070800781</text:p>
          </table:table-cell>
          <table:table-cell office:value-type="float" office:value="249.492919921875">
            <text:p>249.492919921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43]" office:value-type="float" office:value="-8.615966796875">
            <text:p>-8.6159667969</text:p>
          </table:table-cell>
          <table:table-cell office:value-type="float" office:value="258.615966796875">
            <text:p>258.6159667969</text:p>
          </table:table-cell>
          <table:table-cell office:value-type="float" office:value="2">
            <text:p>2</text:p>
          </table:table-cell>
          <table:table-cell table:formula="of:=ABS(250-[.E143])" office:value-type="float" office:value="1.759033203125">
            <text:p>1.7590332031</text:p>
          </table:table-cell>
          <table:table-cell office:value-type="float" office:value="248.240966796875">
            <text:p>248.240966796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44]" office:value-type="float" office:value="9.295166015625">
            <text:p>9.2951660156</text:p>
          </table:table-cell>
          <table:table-cell office:value-type="float" office:value="240.704833984375">
            <text:p>240.7048339844</text:p>
          </table:table-cell>
          <table:table-cell office:value-type="float" office:value="2">
            <text:p>2</text:p>
          </table:table-cell>
          <table:table-cell table:formula="of:=ABS(250-[.E144])" office:value-type="float" office:value="1.18603515625">
            <text:p>1.1860351563</text:p>
          </table:table-cell>
          <table:table-cell office:value-type="float" office:value="248.81396484375">
            <text:p>248.813964843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45]" office:value-type="float" office:value="-8.691162109375">
            <text:p>-8.6911621094</text:p>
          </table:table-cell>
          <table:table-cell office:value-type="float" office:value="258.691162109375">
            <text:p>258.6911621094</text:p>
          </table:table-cell>
          <table:table-cell office:value-type="float" office:value="2">
            <text:p>2</text:p>
          </table:table-cell>
          <table:table-cell table:formula="of:=ABS(250-[.E145])" office:value-type="float" office:value="0.5">
            <text:p>0.5</text:p>
          </table:table-cell>
          <table:table-cell office:value-type="float" office:value="249.5">
            <text:p>249.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46]" office:value-type="float" office:value="9.313720703125">
            <text:p>9.3137207031</text:p>
          </table:table-cell>
          <table:table-cell office:value-type="float" office:value="240.686279296875">
            <text:p>240.6862792969</text:p>
          </table:table-cell>
          <table:table-cell office:value-type="float" office:value="2">
            <text:p>2</text:p>
          </table:table-cell>
          <table:table-cell table:formula="of:=ABS(250-[.E146])" office:value-type="float" office:value="0.129150390625">
            <text:p>0.1291503906</text:p>
          </table:table-cell>
          <table:table-cell office:value-type="float" office:value="250.129150390625">
            <text:p>250.129150390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47]" office:value-type="float" office:value="-8.760986328125">
            <text:p>-8.7609863281</text:p>
          </table:table-cell>
          <table:table-cell office:value-type="float" office:value="258.760986328125">
            <text:p>258.7609863281</text:p>
          </table:table-cell>
          <table:table-cell office:value-type="float" office:value="2">
            <text:p>2</text:p>
          </table:table-cell>
          <table:table-cell table:formula="of:=ABS(250-[.E147])" office:value-type="float" office:value="1.156982421875">
            <text:p>1.1569824219</text:p>
          </table:table-cell>
          <table:table-cell office:value-type="float" office:value="248.843017578125">
            <text:p>248.84301757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48]" office:value-type="float" office:value="8.41796875">
            <text:p>8.41796875</text:p>
          </table:table-cell>
          <table:table-cell office:value-type="float" office:value="241.58203125">
            <text:p>241.58203125</text:p>
          </table:table-cell>
          <table:table-cell office:value-type="float" office:value="2">
            <text:p>2</text:p>
          </table:table-cell>
          <table:table-cell table:formula="of:=ABS(250-[.E148])" office:value-type="float" office:value="0.484130859375">
            <text:p>0.4841308594</text:p>
          </table:table-cell>
          <table:table-cell office:value-type="float" office:value="250.484130859375">
            <text:p>250.484130859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49]" office:value-type="float" office:value="-7.635986328125">
            <text:p>-7.6359863281</text:p>
          </table:table-cell>
          <table:table-cell office:value-type="float" office:value="257.635986328125">
            <text:p>257.6359863281</text:p>
          </table:table-cell>
          <table:table-cell office:value-type="float" office:value="2">
            <text:p>2</text:p>
          </table:table-cell>
          <table:table-cell table:formula="of:=ABS(250-[.E149])" office:value-type="float" office:value="0.76220703125">
            <text:p>0.7622070313</text:p>
          </table:table-cell>
          <table:table-cell office:value-type="float" office:value="249.23779296875">
            <text:p>249.237792968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50]" office:value-type="float" office:value="8.177001953125">
            <text:p>8.1770019531</text:p>
          </table:table-cell>
          <table:table-cell office:value-type="float" office:value="241.822998046875">
            <text:p>241.8229980469</text:p>
          </table:table-cell>
          <table:table-cell office:value-type="float" office:value="2">
            <text:p>2</text:p>
          </table:table-cell>
          <table:table-cell table:formula="of:=ABS(250-[.E150])" office:value-type="float" office:value="1.1611328125">
            <text:p>1.1611328125</text:p>
          </table:table-cell>
          <table:table-cell office:value-type="float" office:value="248.8388671875">
            <text:p>248.83886718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51]" office:value-type="float" office:value="-8.5458984375">
            <text:p>-8.5458984375</text:p>
          </table:table-cell>
          <table:table-cell office:value-type="float" office:value="258.5458984375">
            <text:p>258.5458984375</text:p>
          </table:table-cell>
          <table:table-cell office:value-type="float" office:value="2">
            <text:p>2</text:p>
          </table:table-cell>
          <table:table-cell table:formula="of:=ABS(250-[.E151])" office:value-type="float" office:value="1.52099609375">
            <text:p>1.5209960938</text:p>
          </table:table-cell>
          <table:table-cell office:value-type="float" office:value="248.47900390625">
            <text:p>248.479003906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formula="of:=250-[.B152]" office:value-type="float" office:value="9.2958984375">
            <text:p>9.2958984375</text:p>
          </table:table-cell>
          <table:table-cell office:value-type="float" office:value="240.7041015625">
            <text:p>240.7041015625</text:p>
          </table:table-cell>
          <table:table-cell office:value-type="float" office:value="2">
            <text:p>2</text:p>
          </table:table-cell>
          <table:table-cell table:formula="of:=ABS(250-[.E152])" office:value-type="float" office:value="0.854248046875">
            <text:p>0.8542480469</text:p>
          </table:table-cell>
          <table:table-cell office:value-type="float" office:value="249.145751953125">
            <text:p>249.1457519531</text:p>
          </table:table-cell>
          <table:table-cell table:number-columns-repeated="2"/>
        </table:table-row>
        <table:table-row table:style-name="ro1">
          <table:table-cell table:formula="of:=250-[.B153]" office:value-type="float" office:value="-8.6279296875">
            <text:p>-8.6279296875</text:p>
          </table:table-cell>
          <table:table-cell office:value-type="float" office:value="258.6279296875">
            <text:p>258.6279296875</text:p>
          </table:table-cell>
          <table:table-cell office:value-type="float" office:value="2">
            <text:p>2</text:p>
          </table:table-cell>
          <table:table-cell table:formula="of:=ABS(250-[.E153])" office:value-type="float" office:value="2.085205078125">
            <text:p>2.0852050781</text:p>
          </table:table-cell>
          <table:table-cell office:value-type="float" office:value="247.914794921875">
            <text:p>247.9147949219</text:p>
          </table:table-cell>
          <table:table-cell table:number-columns-repeated="2"/>
        </table:table-row>
        <table:table-row table:style-name="ro1">
          <table:table-cell table:formula="of:=250-[.B154]" office:value-type="float" office:value="10.290283203125">
            <text:p>10.2902832031</text:p>
          </table:table-cell>
          <table:table-cell office:value-type="float" office:value="239.709716796875">
            <text:p>239.7097167969</text:p>
          </table:table-cell>
          <table:table-cell office:value-type="float" office:value="2">
            <text:p>2</text:p>
          </table:table-cell>
          <table:table-cell table:formula="of:=ABS(250-[.E154])" office:value-type="float" office:value="0.494140625">
            <text:p>0.494140625</text:p>
          </table:table-cell>
          <table:table-cell office:value-type="float" office:value="250.494140625">
            <text:p>250.494140625</text:p>
          </table:table-cell>
          <table:table-cell table:number-columns-repeated="2"/>
        </table:table-row>
        <table:table-row table:style-name="ro1">
          <table:table-cell table:formula="of:=250-[.B155]" office:value-type="float" office:value="-9.76513671875">
            <text:p>-9.7651367188</text:p>
          </table:table-cell>
          <table:table-cell office:value-type="float" office:value="259.76513671875">
            <text:p>259.7651367188</text:p>
          </table:table-cell>
          <table:table-cell office:value-type="float" office:value="2">
            <text:p>2</text:p>
          </table:table-cell>
          <table:table-cell table:formula="of:=ABS(250-[.E155])" office:value-type="float" office:value="1.781005859375">
            <text:p>1.7810058594</text:p>
          </table:table-cell>
          <table:table-cell office:value-type="float" office:value="248.218994140625">
            <text:p>248.2189941406</text:p>
          </table:table-cell>
          <table:table-cell table:number-columns-repeated="2"/>
        </table:table-row>
        <table:table-row table:style-name="ro1">
          <table:table-cell table:formula="of:=250-[.B156]" office:value-type="float" office:value="10.3232421875">
            <text:p>10.3232421875</text:p>
          </table:table-cell>
          <table:table-cell office:value-type="float" office:value="239.6767578125">
            <text:p>239.6767578125</text:p>
          </table:table-cell>
          <table:table-cell office:value-type="float" office:value="2">
            <text:p>2</text:p>
          </table:table-cell>
          <table:table-cell table:formula="of:=ABS(250-[.E156])" office:value-type="float" office:value="0.186767578125">
            <text:p>0.1867675781</text:p>
          </table:table-cell>
          <table:table-cell office:value-type="float" office:value="249.813232421875">
            <text:p>249.8132324219</text:p>
          </table:table-cell>
          <table:table-cell table:number-columns-repeated="2"/>
        </table:table-row>
        <table:table-row table:style-name="ro1">
          <table:table-cell table:formula="of:=250-[.B157]" office:value-type="float" office:value="-10.586181640625">
            <text:p>-10.5861816406</text:p>
          </table:table-cell>
          <table:table-cell office:value-type="float" office:value="260.586181640625">
            <text:p>260.5861816406</text:p>
          </table:table-cell>
          <table:table-cell office:value-type="float" office:value="2">
            <text:p>2</text:p>
          </table:table-cell>
          <table:table-cell table:formula="of:=ABS(250-[.E157])" office:value-type="float" office:value="0.409912109375">
            <text:p>0.4099121094</text:p>
          </table:table-cell>
          <table:table-cell office:value-type="float" office:value="249.590087890625">
            <text:p>249.5900878906</text:p>
          </table:table-cell>
          <table:table-cell table:number-columns-repeated="2"/>
        </table:table-row>
        <table:table-row table:style-name="ro1">
          <table:table-cell table:formula="of:=250-[.B158]" office:value-type="float" office:value="11.390625">
            <text:p>11.390625</text:p>
          </table:table-cell>
          <table:table-cell office:value-type="float" office:value="238.609375">
            <text:p>238.609375</text:p>
          </table:table-cell>
          <table:table-cell office:value-type="float" office:value="2">
            <text:p>2</text:p>
          </table:table-cell>
          <table:table-cell table:formula="of:=ABS(250-[.E158])" office:value-type="float" office:value="0.820068359375">
            <text:p>0.8200683594</text:p>
          </table:table-cell>
          <table:table-cell office:value-type="float" office:value="249.179931640625">
            <text:p>249.1799316406</text:p>
          </table:table-cell>
          <table:table-cell table:number-columns-repeated="2"/>
        </table:table-row>
        <table:table-row table:style-name="ro1">
          <table:table-cell table:formula="of:=250-[.B159]" office:value-type="float" office:value="-10.685302734375">
            <text:p>-10.6853027344</text:p>
          </table:table-cell>
          <table:table-cell office:value-type="float" office:value="260.685302734375">
            <text:p>260.6853027344</text:p>
          </table:table-cell>
          <table:table-cell office:value-type="float" office:value="2">
            <text:p>2</text:p>
          </table:table-cell>
          <table:table-cell table:formula="of:=ABS(250-[.E159])" office:value-type="float" office:value="1.163818359375">
            <text:p>1.1638183594</text:p>
          </table:table-cell>
          <table:table-cell office:value-type="float" office:value="248.836181640625">
            <text:p>248.8361816406</text:p>
          </table:table-cell>
          <table:table-cell table:number-columns-repeated="2"/>
        </table:table-row>
        <table:table-row table:style-name="ro1">
          <table:table-cell table:formula="of:=250-[.B160]" office:value-type="float" office:value="11.380859375">
            <text:p>11.380859375</text:p>
          </table:table-cell>
          <table:table-cell office:value-type="float" office:value="238.619140625">
            <text:p>238.619140625</text:p>
          </table:table-cell>
          <table:table-cell office:value-type="float" office:value="2">
            <text:p>2</text:p>
          </table:table-cell>
          <table:table-cell table:formula="of:=ABS(250-[.E160])" office:value-type="float" office:value="0.38623046875">
            <text:p>0.3862304688</text:p>
          </table:table-cell>
          <table:table-cell office:value-type="float" office:value="249.61376953125">
            <text:p>249.6137695313</text:p>
          </table:table-cell>
          <table:table-cell table:number-columns-repeated="2"/>
        </table:table-row>
        <table:table-row table:style-name="ro1">
          <table:table-cell table:formula="of:=250-[.B161]" office:value-type="float" office:value="-10.703857421875">
            <text:p>-10.7038574219</text:p>
          </table:table-cell>
          <table:table-cell office:value-type="float" office:value="260.703857421875">
            <text:p>260.7038574219</text:p>
          </table:table-cell>
          <table:table-cell office:value-type="float" office:value="2">
            <text:p>2</text:p>
          </table:table-cell>
          <table:table-cell table:formula="of:=ABS(250-[.E161])" office:value-type="float" office:value="0.719970703125">
            <text:p>0.7199707031</text:p>
          </table:table-cell>
          <table:table-cell office:value-type="float" office:value="249.280029296875">
            <text:p>249.2800292969</text:p>
          </table:table-cell>
          <table:table-cell table:number-columns-repeated="2"/>
        </table:table-row>
        <table:table-row table:style-name="ro1">
          <table:table-cell table:formula="of:=250-[.B162]" office:value-type="float" office:value="12.205078125">
            <text:p>12.205078125</text:p>
          </table:table-cell>
          <table:table-cell office:value-type="float" office:value="237.794921875">
            <text:p>237.794921875</text:p>
          </table:table-cell>
          <table:table-cell office:value-type="float" office:value="2">
            <text:p>2</text:p>
          </table:table-cell>
          <table:table-cell table:formula="of:=ABS(250-[.E162])" office:value-type="float" office:value="1.215087890625">
            <text:p>1.2150878906</text:p>
          </table:table-cell>
          <table:table-cell office:value-type="float" office:value="248.784912109375">
            <text:p>248.7849121094</text:p>
          </table:table-cell>
          <table:table-cell table:number-columns-repeated="2"/>
        </table:table-row>
        <table:table-row table:style-name="ro1">
          <table:table-cell table:formula="of:=250-[.B163]" office:value-type="float" office:value="-11.550048828125">
            <text:p>-11.5500488281</text:p>
          </table:table-cell>
          <table:table-cell office:value-type="float" office:value="261.550048828125">
            <text:p>261.5500488281</text:p>
          </table:table-cell>
          <table:table-cell office:value-type="float" office:value="2">
            <text:p>2</text:p>
          </table:table-cell>
          <table:table-cell table:formula="of:=ABS(250-[.E163])" office:value-type="float" office:value="0.419921875">
            <text:p>0.419921875</text:p>
          </table:table-cell>
          <table:table-cell office:value-type="float" office:value="249.580078125">
            <text:p>249.580078125</text:p>
          </table:table-cell>
          <table:table-cell table:number-columns-repeated="2"/>
        </table:table-row>
        <table:table-row table:style-name="ro1">
          <table:table-cell table:formula="of:=250-[.B164]" office:value-type="float" office:value="13.26611328125">
            <text:p>13.2661132813</text:p>
          </table:table-cell>
          <table:table-cell office:value-type="float" office:value="236.73388671875">
            <text:p>236.7338867188</text:p>
          </table:table-cell>
          <table:table-cell office:value-type="float" office:value="2">
            <text:p>2</text:p>
          </table:table-cell>
          <table:table-cell table:formula="of:=ABS(250-[.E164])" office:value-type="float" office:value="0.68994140625">
            <text:p>0.6899414063</text:p>
          </table:table-cell>
          <table:table-cell office:value-type="float" office:value="249.31005859375">
            <text:p>249.3100585938</text:p>
          </table:table-cell>
          <table:table-cell table:number-columns-repeated="2"/>
        </table:table-row>
        <table:table-row table:style-name="ro1">
          <table:table-cell table:formula="of:=250-[.B165]" office:value-type="float" office:value="-12.64892578125">
            <text:p>-12.6489257813</text:p>
          </table:table-cell>
          <table:table-cell office:value-type="float" office:value="262.64892578125">
            <text:p>262.6489257813</text:p>
          </table:table-cell>
          <table:table-cell office:value-type="float" office:value="2">
            <text:p>2</text:p>
          </table:table-cell>
          <table:table-cell table:formula="of:=ABS(250-[.E165])" office:value-type="float" office:value="0.089111328125">
            <text:p>0.0891113281</text:p>
          </table:table-cell>
          <table:table-cell office:value-type="float" office:value="249.910888671875">
            <text:p>249.9108886719</text:p>
          </table:table-cell>
          <table:table-cell table:number-columns-repeated="2"/>
        </table:table-row>
        <table:table-row table:style-name="ro1">
          <table:table-cell table:formula="of:=250-[.B166]" office:value-type="float" office:value="13.30712890625">
            <text:p>13.3071289063</text:p>
          </table:table-cell>
          <table:table-cell office:value-type="float" office:value="236.69287109375">
            <text:p>236.6928710938</text:p>
          </table:table-cell>
          <table:table-cell office:value-type="float" office:value="2">
            <text:p>2</text:p>
          </table:table-cell>
          <table:table-cell table:formula="of:=ABS(250-[.E166])" office:value-type="float" office:value="0.50390625">
            <text:p>0.50390625</text:p>
          </table:table-cell>
          <table:table-cell office:value-type="float" office:value="249.49609375">
            <text:p>249.49609375</text:p>
          </table:table-cell>
          <table:table-cell table:number-columns-repeated="2"/>
        </table:table-row>
        <table:table-row table:style-name="ro1">
          <table:table-cell table:formula="of:=250-[.B167]" office:value-type="float" office:value="-13.6240234375">
            <text:p>-13.6240234375</text:p>
          </table:table-cell>
          <table:table-cell office:value-type="float" office:value="263.6240234375">
            <text:p>263.6240234375</text:p>
          </table:table-cell>
          <table:table-cell office:value-type="float" office:value="2">
            <text:p>2</text:p>
          </table:table-cell>
          <table:table-cell table:formula="of:=ABS(250-[.E167])" office:value-type="float" office:value="0.901123046875">
            <text:p>0.9011230469</text:p>
          </table:table-cell>
          <table:table-cell office:value-type="float" office:value="249.098876953125">
            <text:p>249.0988769531</text:p>
          </table:table-cell>
          <table:table-cell table:number-columns-repeated="2"/>
        </table:table-row>
        <table:table-row table:style-name="ro1">
          <table:table-cell table:formula="of:=250-[.B168]" office:value-type="float" office:value="14.25830078125">
            <text:p>14.2583007813</text:p>
          </table:table-cell>
          <table:table-cell office:value-type="float" office:value="235.74169921875">
            <text:p>235.7416992188</text:p>
          </table:table-cell>
          <table:table-cell office:value-type="float" office:value="2">
            <text:p>2</text:p>
          </table:table-cell>
          <table:table-cell table:formula="of:=ABS(250-[.E168])" office:value-type="float" office:value="1.175048828125">
            <text:p>1.1750488281</text:p>
          </table:table-cell>
          <table:table-cell office:value-type="float" office:value="248.824951171875">
            <text:p>248.8249511719</text:p>
          </table:table-cell>
          <table:table-cell table:number-columns-repeated="2"/>
        </table:table-row>
        <table:table-row table:style-name="ro1">
          <table:table-cell table:formula="of:=250-[.B169]" office:value-type="float" office:value="-12.621826171875">
            <text:p>-12.6218261719</text:p>
          </table:table-cell>
          <table:table-cell office:value-type="float" office:value="262.621826171875">
            <text:p>262.6218261719</text:p>
          </table:table-cell>
          <table:table-cell office:value-type="float" office:value="2">
            <text:p>2</text:p>
          </table:table-cell>
          <table:table-cell table:formula="of:=ABS(250-[.E169])" office:value-type="float" office:value="1.514892578125">
            <text:p>1.5148925781</text:p>
          </table:table-cell>
          <table:table-cell office:value-type="float" office:value="248.485107421875">
            <text:p>248.4851074219</text:p>
          </table:table-cell>
          <table:table-cell table:number-columns-repeated="2"/>
        </table:table-row>
        <table:table-row table:style-name="ro1">
          <table:table-cell table:formula="of:=250-[.B170]" office:value-type="float" office:value="14.178955078125">
            <text:p>14.1789550781</text:p>
          </table:table-cell>
          <table:table-cell office:value-type="float" office:value="235.821044921875">
            <text:p>235.8210449219</text:p>
          </table:table-cell>
          <table:table-cell office:value-type="float" office:value="2">
            <text:p>2</text:p>
          </table:table-cell>
          <table:table-cell table:formula="of:=ABS(250-[.E170])" office:value-type="float" office:value="0.813232421875">
            <text:p>0.8132324219</text:p>
          </table:table-cell>
          <table:table-cell office:value-type="float" office:value="249.186767578125">
            <text:p>249.1867675781</text:p>
          </table:table-cell>
          <table:table-cell table:number-columns-repeated="2"/>
        </table:table-row>
        <table:table-row table:style-name="ro1">
          <table:table-cell table:formula="of:=250-[.B171]" office:value-type="float" office:value="-14.562744140625">
            <text:p>-14.5627441406</text:p>
          </table:table-cell>
          <table:table-cell office:value-type="float" office:value="264.562744140625">
            <text:p>264.5627441406</text:p>
          </table:table-cell>
          <table:table-cell office:value-type="float" office:value="2">
            <text:p>2</text:p>
          </table:table-cell>
          <table:table-cell table:formula="of:=ABS(250-[.E171])" office:value-type="float" office:value="1.135009765625">
            <text:p>1.1350097656</text:p>
          </table:table-cell>
          <table:table-cell office:value-type="float" office:value="248.864990234375">
            <text:p>248.8649902344</text:p>
          </table:table-cell>
          <table:table-cell table:number-columns-repeated="2"/>
        </table:table-row>
        <table:table-row table:style-name="ro1">
          <table:table-cell table:formula="of:=250-[.B172]" office:value-type="float" office:value="15.241943359375">
            <text:p>15.2419433594</text:p>
          </table:table-cell>
          <table:table-cell office:value-type="float" office:value="234.758056640625">
            <text:p>234.7580566406</text:p>
          </table:table-cell>
          <table:table-cell office:value-type="float" office:value="2">
            <text:p>2</text:p>
          </table:table-cell>
          <table:table-cell table:formula="of:=ABS(250-[.E172])" office:value-type="float" office:value="0.459228515625">
            <text:p>0.4592285156</text:p>
          </table:table-cell>
          <table:table-cell office:value-type="float" office:value="249.540771484375">
            <text:p>249.5407714844</text:p>
          </table:table-cell>
          <table:table-cell table:number-columns-repeated="2"/>
        </table:table-row>
        <table:table-row table:style-name="ro1">
          <table:table-cell table:formula="of:=250-[.B173]" office:value-type="float" office:value="-15.65185546875">
            <text:p>-15.6518554688</text:p>
          </table:table-cell>
          <table:table-cell office:value-type="float" office:value="265.65185546875">
            <text:p>265.6518554688</text:p>
          </table:table-cell>
          <table:table-cell office:value-type="float" office:value="2">
            <text:p>2</text:p>
          </table:table-cell>
          <table:table-cell table:formula="of:=ABS(250-[.E173])" office:value-type="float" office:value="0.669921875">
            <text:p>0.669921875</text:p>
          </table:table-cell>
          <table:table-cell office:value-type="float" office:value="249.330078125">
            <text:p>249.330078125</text:p>
          </table:table-cell>
          <table:table-cell table:number-columns-repeated="2"/>
        </table:table-row>
        <table:table-row table:style-name="ro1">
          <table:table-cell table:formula="of:=250-[.B174]" office:value-type="float" office:value="15.540771484375">
            <text:p>15.5407714844</text:p>
          </table:table-cell>
          <table:table-cell office:value-type="float" office:value="234.459228515625">
            <text:p>234.4592285156</text:p>
          </table:table-cell>
          <table:table-cell office:value-type="float" office:value="2">
            <text:p>2</text:p>
          </table:table-cell>
          <table:table-cell table:formula="of:=ABS(250-[.E174])" office:value-type="float" office:value="0.15185546875">
            <text:p>0.1518554688</text:p>
          </table:table-cell>
          <table:table-cell office:value-type="float" office:value="249.84814453125">
            <text:p>249.8481445313</text:p>
          </table:table-cell>
          <table:table-cell table:number-columns-repeated="2"/>
        </table:table-row>
        <table:table-row table:style-name="ro1">
          <table:table-cell table:formula="of:=250-[.B175]" office:value-type="float" office:value="-14.81201171875">
            <text:p>-14.8120117188</text:p>
          </table:table-cell>
          <table:table-cell office:value-type="float" office:value="264.81201171875">
            <text:p>264.8120117188</text:p>
          </table:table-cell>
          <table:table-cell office:value-type="float" office:value="2">
            <text:p>2</text:p>
          </table:table-cell>
          <table:table-cell table:formula="of:=ABS(250-[.E175])" office:value-type="float" office:value="0.391845703125">
            <text:p>0.3918457031</text:p>
          </table:table-cell>
          <table:table-cell office:value-type="float" office:value="249.608154296875">
            <text:p>249.6081542969</text:p>
          </table:table-cell>
          <table:table-cell table:number-columns-repeated="2"/>
        </table:table-row>
        <table:table-row table:style-name="ro1">
          <table:table-cell table:formula="of:=250-[.B176]" office:value-type="float" office:value="15.2470703125">
            <text:p>15.2470703125</text:p>
          </table:table-cell>
          <table:table-cell office:value-type="float" office:value="234.7529296875">
            <text:p>234.75292968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77]" office:value-type="float" office:value="-14.575927734375">
            <text:p>-14.5759277344</text:p>
          </table:table-cell>
          <table:table-cell office:value-type="float" office:value="264.575927734375">
            <text:p>264.57592773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78]" office:value-type="float" office:value="16.284912109375">
            <text:p>16.2849121094</text:p>
          </table:table-cell>
          <table:table-cell office:value-type="float" office:value="233.715087890625">
            <text:p>233.715087890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79]" office:value-type="float" office:value="-15.65185546875">
            <text:p>-15.6518554688</text:p>
          </table:table-cell>
          <table:table-cell office:value-type="float" office:value="265.65185546875">
            <text:p>265.651855468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80]" office:value-type="float" office:value="17.162109375">
            <text:p>17.162109375</text:p>
          </table:table-cell>
          <table:table-cell office:value-type="float" office:value="232.837890625">
            <text:p>232.8378906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81]" office:value-type="float" office:value="-16.51416015625">
            <text:p>-16.5141601563</text:p>
          </table:table-cell>
          <table:table-cell office:value-type="float" office:value="266.51416015625">
            <text:p>266.514160156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82]" office:value-type="float" office:value="17.255126953125">
            <text:p>17.2551269531</text:p>
          </table:table-cell>
          <table:table-cell office:value-type="float" office:value="232.744873046875">
            <text:p>232.744873046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83]" office:value-type="float" office:value="-17.580078125">
            <text:p>-17.580078125</text:p>
          </table:table-cell>
          <table:table-cell office:value-type="float" office:value="267.580078125">
            <text:p>267.5800781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84]" office:value-type="float" office:value="18.24609375">
            <text:p>18.24609375</text:p>
          </table:table-cell>
          <table:table-cell office:value-type="float" office:value="231.75390625">
            <text:p>231.753906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85]" office:value-type="float" office:value="-17.60400390625">
            <text:p>-17.6040039063</text:p>
          </table:table-cell>
          <table:table-cell office:value-type="float" office:value="267.60400390625">
            <text:p>267.604003906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86]" office:value-type="float" office:value="19.260986328125">
            <text:p>19.2609863281</text:p>
          </table:table-cell>
          <table:table-cell office:value-type="float" office:value="230.739013671875">
            <text:p>230.739013671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87]" office:value-type="float" office:value="-17.702880859375">
            <text:p>-17.7028808594</text:p>
          </table:table-cell>
          <table:table-cell office:value-type="float" office:value="267.702880859375">
            <text:p>267.702880859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88]" office:value-type="float" office:value="17.365234375">
            <text:p>17.365234375</text:p>
          </table:table-cell>
          <table:table-cell office:value-type="float" office:value="232.634765625">
            <text:p>232.6347656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89]" office:value-type="float" office:value="-16.598876953125">
            <text:p>-16.5988769531</text:p>
          </table:table-cell>
          <table:table-cell office:value-type="float" office:value="266.598876953125">
            <text:p>266.598876953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90]" office:value-type="float" office:value="18.22998046875">
            <text:p>18.2299804688</text:p>
          </table:table-cell>
          <table:table-cell office:value-type="float" office:value="231.77001953125">
            <text:p>231.77001953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91]" office:value-type="float" office:value="-17.6279296875">
            <text:p>-17.6279296875</text:p>
          </table:table-cell>
          <table:table-cell office:value-type="float" office:value="267.6279296875">
            <text:p>267.62792968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92]" office:value-type="float" office:value="18.405029296875">
            <text:p>18.4050292969</text:p>
          </table:table-cell>
          <table:table-cell office:value-type="float" office:value="231.594970703125">
            <text:p>231.594970703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93]" office:value-type="float" office:value="-16.865966796875">
            <text:p>-16.8659667969</text:p>
          </table:table-cell>
          <table:table-cell office:value-type="float" office:value="266.865966796875">
            <text:p>266.865966796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94]" office:value-type="float" office:value="16.407958984375">
            <text:p>16.4079589844</text:p>
          </table:table-cell>
          <table:table-cell office:value-type="float" office:value="233.592041015625">
            <text:p>233.592041015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95]" office:value-type="float" office:value="-15.541748046875">
            <text:p>-15.5417480469</text:p>
          </table:table-cell>
          <table:table-cell office:value-type="float" office:value="265.541748046875">
            <text:p>265.541748046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96]" office:value-type="float" office:value="16.22314453125">
            <text:p>16.2231445313</text:p>
          </table:table-cell>
          <table:table-cell office:value-type="float" office:value="233.77685546875">
            <text:p>233.776855468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97]" office:value-type="float" office:value="-14.7021484375">
            <text:p>-14.7021484375</text:p>
          </table:table-cell>
          <table:table-cell office:value-type="float" office:value="264.7021484375">
            <text:p>264.70214843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98]" office:value-type="float" office:value="16.291259765625">
            <text:p>16.2912597656</text:p>
          </table:table-cell>
          <table:table-cell office:value-type="float" office:value="233.708740234375">
            <text:p>233.70874023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199]" office:value-type="float" office:value="-15.663818359375">
            <text:p>-15.6638183594</text:p>
          </table:table-cell>
          <table:table-cell office:value-type="float" office:value="265.663818359375">
            <text:p>265.663818359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00]" office:value-type="float" office:value="16.2958984375">
            <text:p>16.2958984375</text:p>
          </table:table-cell>
          <table:table-cell office:value-type="float" office:value="233.7041015625">
            <text:p>233.70410156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01]" office:value-type="float" office:value="-16.482177734375">
            <text:p>-16.4821777344</text:p>
          </table:table-cell>
          <table:table-cell office:value-type="float" office:value="266.482177734375">
            <text:p>266.48217773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02]" office:value-type="float" office:value="17.174072265625">
            <text:p>17.1740722656</text:p>
          </table:table-cell>
          <table:table-cell office:value-type="float" office:value="232.825927734375">
            <text:p>232.82592773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03]" office:value-type="float" office:value="-17.603759765625">
            <text:p>-17.6037597656</text:p>
          </table:table-cell>
          <table:table-cell office:value-type="float" office:value="267.603759765625">
            <text:p>267.603759765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04]" office:value-type="float" office:value="18.25">
            <text:p>18.25</text:p>
          </table:table-cell>
          <table:table-cell office:value-type="float" office:value="231.75">
            <text:p>231.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05]" office:value-type="float" office:value="-17.569091796875">
            <text:p>-17.5690917969</text:p>
          </table:table-cell>
          <table:table-cell office:value-type="float" office:value="267.569091796875">
            <text:p>267.569091796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06]" office:value-type="float" office:value="18.177978515625">
            <text:p>18.1779785156</text:p>
          </table:table-cell>
          <table:table-cell office:value-type="float" office:value="231.822021484375">
            <text:p>231.82202148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07]" office:value-type="float" office:value="-16.728759765625">
            <text:p>-16.7287597656</text:p>
          </table:table-cell>
          <table:table-cell office:value-type="float" office:value="266.728759765625">
            <text:p>266.728759765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08]" office:value-type="float" office:value="17.466064453125">
            <text:p>17.4660644531</text:p>
          </table:table-cell>
          <table:table-cell office:value-type="float" office:value="232.533935546875">
            <text:p>232.533935546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09]" office:value-type="float" office:value="-16.731689453125">
            <text:p>-16.7316894531</text:p>
          </table:table-cell>
          <table:table-cell office:value-type="float" office:value="266.731689453125">
            <text:p>266.731689453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10]" office:value-type="float" office:value="18.177978515625">
            <text:p>18.1779785156</text:p>
          </table:table-cell>
          <table:table-cell office:value-type="float" office:value="231.822021484375">
            <text:p>231.82202148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11]" office:value-type="float" office:value="-17.590087890625">
            <text:p>-17.5900878906</text:p>
          </table:table-cell>
          <table:table-cell office:value-type="float" office:value="267.590087890625">
            <text:p>267.590087890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12]" office:value-type="float" office:value="29.576171875">
            <text:p>29.576171875</text:p>
          </table:table-cell>
          <table:table-cell office:value-type="float" office:value="220.423828125">
            <text:p>220.4238281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13]" office:value-type="float" office:value="-12.35009765625">
            <text:p>-12.3500976563</text:p>
          </table:table-cell>
          <table:table-cell office:value-type="float" office:value="262.35009765625">
            <text:p>262.350097656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14]" office:value-type="float" office:value="35.0869140625">
            <text:p>35.0869140625</text:p>
          </table:table-cell>
          <table:table-cell office:value-type="float" office:value="214.9130859375">
            <text:p>214.91308593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15]" office:value-type="float" office:value="-12.844970703125">
            <text:p>-12.8449707031</text:p>
          </table:table-cell>
          <table:table-cell office:value-type="float" office:value="262.844970703125">
            <text:p>262.844970703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16]" office:value-type="float" office:value="20.563720703125">
            <text:p>20.5637207031</text:p>
          </table:table-cell>
          <table:table-cell office:value-type="float" office:value="229.436279296875">
            <text:p>229.436279296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17]" office:value-type="float" office:value="-7.691162109375">
            <text:p>-7.6911621094</text:p>
          </table:table-cell>
          <table:table-cell office:value-type="float" office:value="257.691162109375">
            <text:p>257.691162109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18]" office:value-type="float" office:value="26.005126953125">
            <text:p>26.0051269531</text:p>
          </table:table-cell>
          <table:table-cell office:value-type="float" office:value="223.994873046875">
            <text:p>223.994873046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19]" office:value-type="float" office:value="-12.564697265625">
            <text:p>-12.5646972656</text:p>
          </table:table-cell>
          <table:table-cell office:value-type="float" office:value="262.564697265625">
            <text:p>262.564697265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20]" office:value-type="float" office:value="27.251220703125">
            <text:p>27.2512207031</text:p>
          </table:table-cell>
          <table:table-cell office:value-type="float" office:value="222.748779296875">
            <text:p>222.748779296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21]" office:value-type="float" office:value="-8.302001953125">
            <text:p>-8.3020019531</text:p>
          </table:table-cell>
          <table:table-cell office:value-type="float" office:value="258.302001953125">
            <text:p>258.302001953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22]" office:value-type="float" office:value="13.217041015625">
            <text:p>13.2170410156</text:p>
          </table:table-cell>
          <table:table-cell office:value-type="float" office:value="236.782958984375">
            <text:p>236.78295898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23]" office:value-type="float" office:value="-13.34130859375">
            <text:p>-13.3413085938</text:p>
          </table:table-cell>
          <table:table-cell office:value-type="float" office:value="263.34130859375">
            <text:p>263.341308593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24]" office:value-type="float" office:value="16.14404296875">
            <text:p>16.1440429688</text:p>
          </table:table-cell>
          <table:table-cell office:value-type="float" office:value="233.85595703125">
            <text:p>233.85595703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25]" office:value-type="float" office:value="-9.602783203125">
            <text:p>-9.6027832031</text:p>
          </table:table-cell>
          <table:table-cell office:value-type="float" office:value="259.602783203125">
            <text:p>259.602783203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26]" office:value-type="float" office:value="10.57080078125">
            <text:p>10.5708007813</text:p>
          </table:table-cell>
          <table:table-cell office:value-type="float" office:value="239.42919921875">
            <text:p>239.429199218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27]" office:value-type="float" office:value="-9.7099609375">
            <text:p>-9.7099609375</text:p>
          </table:table-cell>
          <table:table-cell office:value-type="float" office:value="259.7099609375">
            <text:p>259.70996093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28]" office:value-type="float" office:value="9.597900390625">
            <text:p>9.5979003906</text:p>
          </table:table-cell>
          <table:table-cell office:value-type="float" office:value="240.402099609375">
            <text:p>240.402099609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29]" office:value-type="float" office:value="-9.1962890625">
            <text:p>-9.1962890625</text:p>
          </table:table-cell>
          <table:table-cell office:value-type="float" office:value="259.1962890625">
            <text:p>259.19628906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30]" office:value-type="float" office:value="9.69580078125">
            <text:p>9.6958007813</text:p>
          </table:table-cell>
          <table:table-cell office:value-type="float" office:value="240.30419921875">
            <text:p>240.304199218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31]" office:value-type="float" office:value="-7.754150390625">
            <text:p>-7.7541503906</text:p>
          </table:table-cell>
          <table:table-cell office:value-type="float" office:value="257.754150390625">
            <text:p>257.754150390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32]" office:value-type="float" office:value="7.35595703125">
            <text:p>7.3559570313</text:p>
          </table:table-cell>
          <table:table-cell office:value-type="float" office:value="242.64404296875">
            <text:p>242.644042968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33]" office:value-type="float" office:value="-7.5869140625">
            <text:p>-7.5869140625</text:p>
          </table:table-cell>
          <table:table-cell office:value-type="float" office:value="257.5869140625">
            <text:p>257.58691406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34]" office:value-type="float" office:value="8.138916015625">
            <text:p>8.1389160156</text:p>
          </table:table-cell>
          <table:table-cell office:value-type="float" office:value="241.861083984375">
            <text:p>241.86108398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35]" office:value-type="float" office:value="-8.510009765625">
            <text:p>-8.5100097656</text:p>
          </table:table-cell>
          <table:table-cell office:value-type="float" office:value="258.510009765625">
            <text:p>258.510009765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36]" office:value-type="float" office:value="10.273681640625">
            <text:p>10.2736816406</text:p>
          </table:table-cell>
          <table:table-cell office:value-type="float" office:value="239.726318359375">
            <text:p>239.726318359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37]" office:value-type="float" office:value="-8.7421875">
            <text:p>-8.7421875</text:p>
          </table:table-cell>
          <table:table-cell office:value-type="float" office:value="258.7421875">
            <text:p>258.74218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38]" office:value-type="float" office:value="10.2578125">
            <text:p>10.2578125</text:p>
          </table:table-cell>
          <table:table-cell office:value-type="float" office:value="239.7421875">
            <text:p>239.74218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39]" office:value-type="float" office:value="-10.498046875">
            <text:p>-10.498046875</text:p>
          </table:table-cell>
          <table:table-cell office:value-type="float" office:value="260.498046875">
            <text:p>260.49804687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40]" office:value-type="float" office:value="12.294921875">
            <text:p>12.294921875</text:p>
          </table:table-cell>
          <table:table-cell office:value-type="float" office:value="237.705078125">
            <text:p>237.7050781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41]" office:value-type="float" office:value="-11.775146484375">
            <text:p>-11.7751464844</text:p>
          </table:table-cell>
          <table:table-cell office:value-type="float" office:value="261.775146484375">
            <text:p>261.77514648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42]" office:value-type="float" office:value="13.3427734375">
            <text:p>13.3427734375</text:p>
          </table:table-cell>
          <table:table-cell office:value-type="float" office:value="236.6572265625">
            <text:p>236.65722656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43]" office:value-type="float" office:value="-12.552978515625">
            <text:p>-12.5529785156</text:p>
          </table:table-cell>
          <table:table-cell office:value-type="float" office:value="262.552978515625">
            <text:p>262.552978515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44]" office:value-type="float" office:value="13.26806640625">
            <text:p>13.2680664063</text:p>
          </table:table-cell>
          <table:table-cell office:value-type="float" office:value="236.73193359375">
            <text:p>236.731933593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45]" office:value-type="float" office:value="-12.6259765625">
            <text:p>-12.6259765625</text:p>
          </table:table-cell>
          <table:table-cell office:value-type="float" office:value="262.6259765625">
            <text:p>262.62597656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46]" office:value-type="float" office:value="13.208251953125">
            <text:p>13.2082519531</text:p>
          </table:table-cell>
          <table:table-cell office:value-type="float" office:value="236.791748046875">
            <text:p>236.791748046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47]" office:value-type="float" office:value="-12.549072265625">
            <text:p>-12.5490722656</text:p>
          </table:table-cell>
          <table:table-cell office:value-type="float" office:value="262.549072265625">
            <text:p>262.549072265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48]" office:value-type="float" office:value="13.153076171875">
            <text:p>13.1530761719</text:p>
          </table:table-cell>
          <table:table-cell office:value-type="float" office:value="236.846923828125">
            <text:p>236.846923828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49]" office:value-type="float" office:value="-12.512939453125">
            <text:p>-12.5129394531</text:p>
          </table:table-cell>
          <table:table-cell office:value-type="float" office:value="262.512939453125">
            <text:p>262.512939453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50]" office:value-type="float" office:value="13.248046875">
            <text:p>13.248046875</text:p>
          </table:table-cell>
          <table:table-cell office:value-type="float" office:value="236.751953125">
            <text:p>236.7519531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51]" office:value-type="float" office:value="-12.56201171875">
            <text:p>-12.5620117188</text:p>
          </table:table-cell>
          <table:table-cell office:value-type="float" office:value="262.56201171875">
            <text:p>262.562011718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52]" office:value-type="float" office:value="13.318603515625">
            <text:p>13.3186035156</text:p>
          </table:table-cell>
          <table:table-cell office:value-type="float" office:value="236.681396484375">
            <text:p>236.68139648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53]" office:value-type="float" office:value="-11.695068359375">
            <text:p>-11.6950683594</text:p>
          </table:table-cell>
          <table:table-cell office:value-type="float" office:value="261.695068359375">
            <text:p>261.695068359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250-[.B254]" office:value-type="float" office:value="13.22021484375">
            <text:p>13.2202148438</text:p>
          </table:table-cell>
          <table:table-cell office:value-type="float" office:value="236.77978515625">
            <text:p>236.7797851563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9/09/2019</text:date>, <text:time>00:4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3:32:24.71</meta:creation-date>
    <dc:date>2019-09-09T00:48:17.63</dc:date>
    <meta:editing-duration>PT4H31M12S</meta:editing-duration>
    <meta:editing-cycles>4</meta:editing-cycles>
    <meta:generator>OpenOffice.org/3.4$Win32 OpenOffice.org_project/340m1$Build-9590</meta:generator>
    <meta:document-statistic meta:table-count="3" meta:cell-count="483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1.184cm" svg:height="9cm" xlink:href=".." xlink:type="simple" chart:class="chart:line" chart:style-name="ch1">
        <chart:legend chart:legend-position="end" svg:x="48.279cm" svg:y="3.14cm" style:legend-expansion="high" chart:style-name="ch2"/>
        <chart:plot-area chart:style-name="ch3" table:cell-range-address="Sheet1.I2:Sheet1.M152" svg:x="1.473cm" svg:y="0.855cm" svg:width="44.76cm" svg:height="7.545cm">
          <chartooo:coordinate-region svg:x="2.28cm" svg:y="1.068cm" svg:width="43.673cm" svg:height="6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152" chart:class="chart:line">
            <chart:data-point chart:repeated="151"/>
          </chart:series>
          <chart:series chart:style-name="ch7" chart:values-cell-range-address="Sheet1.J2:Sheet1.J152" chart:class="chart:line">
            <chart:data-point chart:repeated="151"/>
          </chart:series>
          <chart:series chart:style-name="ch8" chart:values-cell-range-address="Sheet1.K2:Sheet1.K152" chart:class="chart:line">
            <chart:data-point chart:repeated="151"/>
          </chart:series>
          <chart:series chart:style-name="ch9" chart:values-cell-range-address="Sheet1.L2:Sheet1.L152" chart:class="chart:line">
            <chart:data-point chart:repeated="151"/>
          </chart:series>
          <chart:series chart:style-name="ch10" chart:values-cell-range-address="Sheet1.M2:Sheet1.M152" chart:class="chart:line">
            <chart:data-point chart:repeated="1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6298828125">
                <text:p>3.06298828125</text:p>
                <draw:g>
                  <svg:desc>Sheet1.I2:Sheet1.I152</svg:desc>
                </draw:g>
              </table:table-cell>
              <table:table-cell office:value-type="float" office:value="1.591064453125">
                <text:p>1.591064453125</text:p>
                <draw:g>
                  <svg:desc>Sheet1.J2:Sheet1.J152</svg:desc>
                </draw:g>
              </table:table-cell>
              <table:table-cell office:value-type="float" office:value="2.35107421875">
                <text:p>2.35107421875</text:p>
                <draw:g>
                  <svg:desc>Sheet1.K2:Sheet1.K152</svg:desc>
                </draw:g>
              </table:table-cell>
              <table:table-cell office:value-type="float" office:value="2.336669921875">
                <text:p>2.336669921875</text:p>
                <draw:g>
                  <svg:desc>Sheet1.L2:Sheet1.L152</svg:desc>
                </draw:g>
              </table:table-cell>
              <table:table-cell office:value-type="float" office:value="2.330078125">
                <text:p>2.330078125</text:p>
                <draw:g>
                  <svg:desc>Sheet1.M2:Sheet1.M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3813476563">
                <text:p>4.83813476563</text:p>
              </table:table-cell>
              <table:table-cell office:value-type="float" office:value="1.927978515625">
                <text:p>1.927978515625</text:p>
              </table:table-cell>
              <table:table-cell office:value-type="float" office:value="3.407958984375">
                <text:p>3.407958984375</text:p>
              </table:table-cell>
              <table:table-cell office:value-type="float" office:value="2.31494140625">
                <text:p>2.31494140625</text:p>
              </table:table-cell>
              <table:table-cell office:value-type="float" office:value="1.7216796875">
                <text:p>1.72167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5805664063">
                <text:p>5.75805664063</text:p>
              </table:table-cell>
              <table:table-cell office:value-type="float" office:value="2.87890625">
                <text:p>2.87890625</text:p>
              </table:table-cell>
              <table:table-cell office:value-type="float" office:value="5.7470703125">
                <text:p>5.7470703125</text:p>
              </table:table-cell>
              <table:table-cell office:value-type="float" office:value="1.651123046875">
                <text:p>1.651123046875</text:p>
              </table:table-cell>
              <table:table-cell office:value-type="float" office:value="0.7158203125">
                <text:p>0.715820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7875976563">
                <text:p>5.47875976563</text:p>
              </table:table-cell>
              <table:table-cell office:value-type="float" office:value="2.960205078125">
                <text:p>2.960205078125</text:p>
              </table:table-cell>
              <table:table-cell office:value-type="float" office:value="7.572265625">
                <text:p>7.572265625</text:p>
              </table:table-cell>
              <table:table-cell office:value-type="float" office:value="1.561767578125">
                <text:p>1.561767578125</text:p>
              </table:table-cell>
              <table:table-cell office:value-type="float" office:value="0.751953125">
                <text:p>0.751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9604492188">
                <text:p>4.69604492188</text:p>
              </table:table-cell>
              <table:table-cell office:value-type="float" office:value="2.969970703125">
                <text:p>2.969970703125</text:p>
              </table:table-cell>
              <table:table-cell office:value-type="float" office:value="9.487060546875">
                <text:p>9.487060546875</text:p>
              </table:table-cell>
              <table:table-cell office:value-type="float" office:value="1.10693359375">
                <text:p>1.10693359375</text:p>
              </table:table-cell>
              <table:table-cell office:value-type="float" office:value="3.135009765625">
                <text:p>3.13500976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5815429688">
                <text:p>4.85815429688</text:p>
              </table:table-cell>
              <table:table-cell office:value-type="float" office:value="3.028564453125">
                <text:p>3.028564453125</text:p>
              </table:table-cell>
              <table:table-cell office:value-type="float" office:value="11.64697265625">
                <text:p>11.64697265625</text:p>
              </table:table-cell>
              <table:table-cell office:value-type="float" office:value="1.044921875">
                <text:p>1.044921875</text:p>
              </table:table-cell>
              <table:table-cell office:value-type="float" office:value="3.3330078125">
                <text:p>3.333007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7719726563">
                <text:p>4.87719726563</text:p>
              </table:table-cell>
              <table:table-cell office:value-type="float" office:value="1.965087890625">
                <text:p>1.965087890625</text:p>
              </table:table-cell>
              <table:table-cell office:value-type="float" office:value="14.06494140625">
                <text:p>14.06494140625</text:p>
              </table:table-cell>
              <table:table-cell office:value-type="float" office:value="1.084716796875">
                <text:p>1.084716796875</text:p>
              </table:table-cell>
              <table:table-cell office:value-type="float" office:value="2.116943359375">
                <text:p>2.116943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2607421875">
                <text:p>26.2607421875</text:p>
              </table:table-cell>
              <table:table-cell office:value-type="float" office:value="1.608154296875">
                <text:p>1.608154296875</text:p>
              </table:table-cell>
              <table:table-cell office:value-type="float" office:value="16.082763671875">
                <text:p>16.082763671875</text:p>
              </table:table-cell>
              <table:table-cell office:value-type="float" office:value="0.955810546875">
                <text:p>0.955810546875</text:p>
              </table:table-cell>
              <table:table-cell office:value-type="float" office:value="1.104736328125">
                <text:p>1.10473632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92114257813">
                <text:p>57.92114257813</text:p>
              </table:table-cell>
              <table:table-cell office:value-type="float" office:value="2.44384765625">
                <text:p>2.44384765625</text:p>
              </table:table-cell>
              <table:table-cell office:value-type="float" office:value="15.97216796875">
                <text:p>15.97216796875</text:p>
              </table:table-cell>
              <table:table-cell office:value-type="float" office:value="1.880126953125">
                <text:p>1.880126953125</text:p>
              </table:table-cell>
              <table:table-cell office:value-type="float" office:value="0.095458984375">
                <text:p>0.09545898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576171875005">
                <text:p>58.576171875005</text:p>
              </table:table-cell>
              <table:table-cell office:value-type="float" office:value="2.572021484375">
                <text:p>2.572021484375</text:p>
              </table:table-cell>
              <table:table-cell office:value-type="float" office:value="14.799560546875">
                <text:p>14.799560546875</text:p>
              </table:table-cell>
              <table:table-cell office:value-type="float" office:value="2.635009765625">
                <text:p>2.635009765625</text:p>
              </table:table-cell>
              <table:table-cell office:value-type="float" office:value="0.8408203125">
                <text:p>0.84082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.934814453125">
                <text:p>57.934814453125</text:p>
              </table:table-cell>
              <table:table-cell office:value-type="float" office:value="2.47314453125">
                <text:p>2.47314453125</text:p>
              </table:table-cell>
              <table:table-cell office:value-type="float" office:value="13.87939453125">
                <text:p>13.87939453125</text:p>
              </table:table-cell>
              <table:table-cell office:value-type="float" office:value="4.690673828125">
                <text:p>4.690673828125</text:p>
              </table:table-cell>
              <table:table-cell office:value-type="float" office:value="2.05029296875">
                <text:p>2.050292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102783203125">
                <text:p>58.102783203125</text:p>
              </table:table-cell>
              <table:table-cell office:value-type="float" office:value="3.1669921875">
                <text:p>3.1669921875</text:p>
              </table:table-cell>
              <table:table-cell office:value-type="float" office:value="11.980224609375">
                <text:p>11.980224609375</text:p>
              </table:table-cell>
              <table:table-cell office:value-type="float" office:value="6.143798828125">
                <text:p>6.143798828125</text:p>
              </table:table-cell>
              <table:table-cell office:value-type="float" office:value="3.426025390625">
                <text:p>3.4260253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877197265625">
                <text:p>58.877197265625</text:p>
              </table:table-cell>
              <table:table-cell office:value-type="float" office:value="3.85693359375">
                <text:p>3.85693359375</text:p>
              </table:table-cell>
              <table:table-cell office:value-type="float" office:value="10.024169921875">
                <text:p>10.024169921875</text:p>
              </table:table-cell>
              <table:table-cell office:value-type="float" office:value="6.416015625">
                <text:p>6.416015625</text:p>
              </table:table-cell>
              <table:table-cell office:value-type="float" office:value="4.39111328125">
                <text:p>4.3911132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440185546875">
                <text:p>59.440185546875</text:p>
              </table:table-cell>
              <table:table-cell office:value-type="float" office:value="2.818115234375">
                <text:p>2.818115234375</text:p>
              </table:table-cell>
              <table:table-cell office:value-type="float" office:value="10.625">
                <text:p>10.625</text:p>
              </table:table-cell>
              <table:table-cell office:value-type="float" office:value="6.642822265625">
                <text:p>6.642822265625</text:p>
              </table:table-cell>
              <table:table-cell office:value-type="float" office:value="4.338134765625">
                <text:p>4.33813476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.318115234375">
                <text:p>58.318115234375</text:p>
              </table:table-cell>
              <table:table-cell office:value-type="float" office:value="1.121826171875">
                <text:p>1.121826171875</text:p>
              </table:table-cell>
              <table:table-cell office:value-type="float" office:value="11.581787109375">
                <text:p>11.581787109375</text:p>
              </table:table-cell>
              <table:table-cell office:value-type="float" office:value="7.244873046875">
                <text:p>7.244873046875</text:p>
              </table:table-cell>
              <table:table-cell office:value-type="float" office:value="4.4560546875">
                <text:p>4.45605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333251953125">
                <text:p>56.333251953125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11.44384765625">
                <text:p>11.44384765625</text:p>
              </table:table-cell>
              <table:table-cell office:value-type="float" office:value="8.793212890625">
                <text:p>8.793212890625</text:p>
              </table:table-cell>
              <table:table-cell office:value-type="float" office:value="5.27294921875">
                <text:p>5.272949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602050781255">
                <text:p>55.602050781255</text:p>
              </table:table-cell>
              <table:table-cell office:value-type="float" office:value="0.338134765625">
                <text:p>0.338134765625</text:p>
              </table:table-cell>
              <table:table-cell office:value-type="float" office:value="10.480224609375">
                <text:p>10.480224609375</text:p>
              </table:table-cell>
              <table:table-cell office:value-type="float" office:value="9.00732421875">
                <text:p>9.00732421875</text:p>
              </table:table-cell>
              <table:table-cell office:value-type="float" office:value="6.1259765625">
                <text:p>6.125976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51782226563">
                <text:p>55.51782226563</text:p>
              </table:table-cell>
              <table:table-cell office:value-type="float" office:value="0.046142578125">
                <text:p>0.046142578125</text:p>
              </table:table-cell>
              <table:table-cell office:value-type="float" office:value="8.623291015625">
                <text:p>8.623291015625</text:p>
              </table:table-cell>
              <table:table-cell office:value-type="float" office:value="9.00244140625">
                <text:p>9.00244140625</text:p>
              </table:table-cell>
              <table:table-cell office:value-type="float" office:value="6.2158203125">
                <text:p>6.215820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1513671875">
                <text:p>55.1513671875</text:p>
              </table:table-cell>
              <table:table-cell office:value-type="float" office:value="0.8583984375">
                <text:p>0.8583984375</text:p>
              </table:table-cell>
              <table:table-cell office:value-type="float" office:value="7.112060546875">
                <text:p>7.112060546875</text:p>
              </table:table-cell>
              <table:table-cell office:value-type="float" office:value="10.342041015625">
                <text:p>10.342041015625</text:p>
              </table:table-cell>
              <table:table-cell office:value-type="float" office:value="6.1220703125">
                <text:p>6.122070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.485595703125">
                <text:p>55.485595703125</text:p>
              </table:table-cell>
              <table:table-cell office:value-type="float" office:value="1.829833984375">
                <text:p>1.829833984375</text:p>
              </table:table-cell>
              <table:table-cell office:value-type="float" office:value="6.6328125">
                <text:p>6.6328125</text:p>
              </table:table-cell>
              <table:table-cell office:value-type="float" office:value="10.81787109375">
                <text:p>10.81787109375</text:p>
              </table:table-cell>
              <table:table-cell office:value-type="float" office:value="6.908935546875">
                <text:p>6.90893554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489257812505">
                <text:p>56.489257812505</text:p>
              </table:table-cell>
              <table:table-cell office:value-type="float" office:value="1.885498046875">
                <text:p>1.885498046875</text:p>
              </table:table-cell>
              <table:table-cell office:value-type="float" office:value="6.7734375">
                <text:p>6.7734375</text:p>
              </table:table-cell>
              <table:table-cell office:value-type="float" office:value="11.579833984375">
                <text:p>11.579833984375</text:p>
              </table:table-cell>
              <table:table-cell office:value-type="float" office:value="7.973388671875">
                <text:p>7.973388671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.10766601563">
                <text:p>56.10766601563</text:p>
              </table:table-cell>
              <table:table-cell office:value-type="float" office:value="1.02392578125">
                <text:p>1.02392578125</text:p>
              </table:table-cell>
              <table:table-cell office:value-type="float" office:value="5.207763671875">
                <text:p>5.207763671875</text:p>
              </table:table-cell>
              <table:table-cell office:value-type="float" office:value="12.356689453125">
                <text:p>12.356689453125</text:p>
              </table:table-cell>
              <table:table-cell office:value-type="float" office:value="8.0615234375">
                <text:p>8.061523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.5126953125">
                <text:p>55.5126953125</text:p>
              </table:table-cell>
              <table:table-cell office:value-type="float" office:value="1.15478515625">
                <text:p>1.15478515625</text:p>
              </table:table-cell>
              <table:table-cell office:value-type="float" office:value="34.691162109375">
                <text:p>34.691162109375</text:p>
              </table:table-cell>
              <table:table-cell office:value-type="float" office:value="11.646728515625">
                <text:p>11.646728515625</text:p>
              </table:table-cell>
              <table:table-cell office:value-type="float" office:value="6.86962890625">
                <text:p>6.8696289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981689453125">
                <text:p>55.981689453125</text:p>
              </table:table-cell>
              <table:table-cell office:value-type="float" office:value="1.15673828125">
                <text:p>1.15673828125</text:p>
              </table:table-cell>
              <table:table-cell office:value-type="float" office:value="66.9619140625">
                <text:p>66.9619140625</text:p>
              </table:table-cell>
              <table:table-cell office:value-type="float" office:value="11.5380859375">
                <text:p>11.5380859375</text:p>
              </table:table-cell>
              <table:table-cell office:value-type="float" office:value="5.745849609375">
                <text:p>5.74584960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.903076171875">
                <text:p>55.903076171875</text:p>
              </table:table-cell>
              <table:table-cell office:value-type="float" office:value="31.490966796875">
                <text:p>31.490966796875</text:p>
              </table:table-cell>
              <table:table-cell office:value-type="float" office:value="67.683837890625">
                <text:p>67.683837890625</text:p>
              </table:table-cell>
              <table:table-cell office:value-type="float" office:value="11.211181640625">
                <text:p>11.211181640625</text:p>
              </table:table-cell>
              <table:table-cell office:value-type="float" office:value="5.741943359375">
                <text:p>5.74194335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9755859375">
                <text:p>55.9755859375</text:p>
              </table:table-cell>
              <table:table-cell office:value-type="float" office:value="63.110107421875">
                <text:p>63.110107421875</text:p>
              </table:table-cell>
              <table:table-cell office:value-type="float" office:value="67.34423828125">
                <text:p>67.34423828125</text:p>
              </table:table-cell>
              <table:table-cell office:value-type="float" office:value="11.018798828125">
                <text:p>11.018798828125</text:p>
              </table:table-cell>
              <table:table-cell office:value-type="float" office:value="5.83154296875">
                <text:p>5.8315429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09130859375">
                <text:p>57.09130859375</text:p>
              </table:table-cell>
              <table:table-cell office:value-type="float" office:value="63.630126953125">
                <text:p>63.630126953125</text:p>
              </table:table-cell>
              <table:table-cell office:value-type="float" office:value="66.643310546875">
                <text:p>66.643310546875</text:p>
              </table:table-cell>
              <table:table-cell office:value-type="float" office:value="11.04296875">
                <text:p>11.04296875</text:p>
              </table:table-cell>
              <table:table-cell office:value-type="float" office:value="36.5224609375">
                <text:p>36.522460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96923828125">
                <text:p>57.96923828125</text:p>
              </table:table-cell>
              <table:table-cell office:value-type="float" office:value="62.927978515625">
                <text:p>62.927978515625</text:p>
              </table:table-cell>
              <table:table-cell office:value-type="float" office:value="66.01025390625">
                <text:p>66.01025390625</text:p>
              </table:table-cell>
              <table:table-cell office:value-type="float" office:value="10.4541015625">
                <text:p>10.4541015625</text:p>
              </table:table-cell>
              <table:table-cell office:value-type="float" office:value="68.303955078125">
                <text:p>68.30395507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.82421875">
                <text:p>58.82421875</text:p>
              </table:table-cell>
              <table:table-cell office:value-type="float" office:value="62.882080078125">
                <text:p>62.882080078125</text:p>
              </table:table-cell>
              <table:table-cell office:value-type="float" office:value="66.797119140625">
                <text:p>66.797119140625</text:p>
              </table:table-cell>
              <table:table-cell office:value-type="float" office:value="10.315185546875">
                <text:p>10.315185546875</text:p>
              </table:table-cell>
              <table:table-cell office:value-type="float" office:value="68.728271484375">
                <text:p>68.72827148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.611328125">
                <text:p>58.611328125</text:p>
              </table:table-cell>
              <table:table-cell office:value-type="float" office:value="62.815185546875">
                <text:p>62.815185546875</text:p>
              </table:table-cell>
              <table:table-cell office:value-type="float" office:value="67.0009765625">
                <text:p>67.0009765625</text:p>
              </table:table-cell>
              <table:table-cell office:value-type="float" office:value="10.718994140625">
                <text:p>10.718994140625</text:p>
              </table:table-cell>
              <table:table-cell office:value-type="float" office:value="69.161376953125">
                <text:p>69.16137695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26123046875">
                <text:p>58.26123046875</text:p>
              </table:table-cell>
              <table:table-cell office:value-type="float" office:value="62.814208984375">
                <text:p>62.814208984375</text:p>
              </table:table-cell>
              <table:table-cell office:value-type="float" office:value="66.65087890625">
                <text:p>66.65087890625</text:p>
              </table:table-cell>
              <table:table-cell office:value-type="float" office:value="12.633056640625">
                <text:p>12.633056640625</text:p>
              </table:table-cell>
              <table:table-cell office:value-type="float" office:value="70.274169921875">
                <text:p>70.27416992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498291015625">
                <text:p>58.498291015625</text:p>
              </table:table-cell>
              <table:table-cell office:value-type="float" office:value="62.770263671875">
                <text:p>62.770263671875</text:p>
              </table:table-cell>
              <table:table-cell office:value-type="float" office:value="67.121826171875">
                <text:p>67.121826171875</text:p>
              </table:table-cell>
              <table:table-cell office:value-type="float" office:value="14.09716796875">
                <text:p>14.09716796875</text:p>
              </table:table-cell>
              <table:table-cell office:value-type="float" office:value="65.954833984375">
                <text:p>65.95483398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.994873046875">
                <text:p>58.994873046875</text:p>
              </table:table-cell>
              <table:table-cell office:value-type="float" office:value="62.69287109375">
                <text:p>62.69287109375</text:p>
              </table:table-cell>
              <table:table-cell office:value-type="float" office:value="67.237060546875">
                <text:p>67.237060546875</text:p>
              </table:table-cell>
              <table:table-cell office:value-type="float" office:value="14.27197265625">
                <text:p>14.27197265625</text:p>
              </table:table-cell>
              <table:table-cell office:value-type="float" office:value="61.135009765625">
                <text:p>61.135009765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.788818359375">
                <text:p>58.788818359375</text:p>
              </table:table-cell>
              <table:table-cell office:value-type="float" office:value="62.694580078125">
                <text:p>62.694580078125</text:p>
              </table:table-cell>
              <table:table-cell office:value-type="float" office:value="66.626953125">
                <text:p>66.626953125</text:p>
              </table:table-cell>
              <table:table-cell office:value-type="float" office:value="14.245849609375">
                <text:p>14.245849609375</text:p>
              </table:table-cell>
              <table:table-cell office:value-type="float" office:value="60.526123046875">
                <text:p>60.526123046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529541015625">
                <text:p>56.529541015625</text:p>
              </table:table-cell>
              <table:table-cell office:value-type="float" office:value="61.8056640625">
                <text:p>61.8056640625</text:p>
              </table:table-cell>
              <table:table-cell office:value-type="float" office:value="66.77099609375">
                <text:p>66.77099609375</text:p>
              </table:table-cell>
              <table:table-cell office:value-type="float" office:value="13.20458984375">
                <text:p>13.20458984375</text:p>
              </table:table-cell>
              <table:table-cell office:value-type="float" office:value="60.5126953125">
                <text:p>60.5126953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.54638671875">
                <text:p>54.54638671875</text:p>
              </table:table-cell>
              <table:table-cell office:value-type="float" office:value="60.9248046875">
                <text:p>60.9248046875</text:p>
              </table:table-cell>
              <table:table-cell office:value-type="float" office:value="66.184814453125">
                <text:p>66.184814453125</text:p>
              </table:table-cell>
              <table:table-cell office:value-type="float" office:value="12.93359375">
                <text:p>12.93359375</text:p>
              </table:table-cell>
              <table:table-cell office:value-type="float" office:value="60.14990234375">
                <text:p>60.1499023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.69409179688">
                <text:p>53.69409179688</text:p>
              </table:table-cell>
              <table:table-cell office:value-type="float" office:value="60.720947265625">
                <text:p>60.720947265625</text:p>
              </table:table-cell>
              <table:table-cell office:value-type="float" office:value="66.7919921875">
                <text:p>66.7919921875</text:p>
              </table:table-cell>
              <table:table-cell office:value-type="float" office:value="13.81884765625">
                <text:p>13.81884765625</text:p>
              </table:table-cell>
              <table:table-cell office:value-type="float" office:value="60.46728515625">
                <text:p>60.4672851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.93139648438">
                <text:p>52.93139648438</text:p>
              </table:table-cell>
              <table:table-cell office:value-type="float" office:value="61.557373046875">
                <text:p>61.557373046875</text:p>
              </table:table-cell>
              <table:table-cell office:value-type="float" office:value="68.932373046875">
                <text:p>68.932373046875</text:p>
              </table:table-cell>
              <table:table-cell office:value-type="float" office:value="14.11279296875">
                <text:p>14.11279296875</text:p>
              </table:table-cell>
              <table:table-cell office:value-type="float" office:value="61.69384765625">
                <text:p>61.69384765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15502929688">
                <text:p>53.15502929688</text:p>
              </table:table-cell>
              <table:table-cell office:value-type="float" office:value="62.059326171875">
                <text:p>62.059326171875</text:p>
              </table:table-cell>
              <table:table-cell office:value-type="float" office:value="70.375244140625">
                <text:p>70.375244140625</text:p>
              </table:table-cell>
              <table:table-cell office:value-type="float" office:value="13.753662109375">
                <text:p>13.753662109375</text:p>
              </table:table-cell>
              <table:table-cell office:value-type="float" office:value="62.2978515625">
                <text:p>62.2978515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17895507813">
                <text:p>54.17895507813</text:p>
              </table:table-cell>
              <table:table-cell office:value-type="float" office:value="60.630126953125">
                <text:p>60.630126953125</text:p>
              </table:table-cell>
              <table:table-cell office:value-type="float" office:value="71.089111328125">
                <text:p>71.089111328125</text:p>
              </table:table-cell>
              <table:table-cell office:value-type="float" office:value="13.09228515625">
                <text:p>13.09228515625</text:p>
              </table:table-cell>
              <table:table-cell office:value-type="float" office:value="63.01611328125">
                <text:p>63.01611328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8173828125">
                <text:p>54.8173828125</text:p>
              </table:table-cell>
              <table:table-cell office:value-type="float" office:value="59.623291015625">
                <text:p>59.623291015625</text:p>
              </table:table-cell>
              <table:table-cell office:value-type="float" office:value="71.093994140625">
                <text:p>71.093994140625</text:p>
              </table:table-cell>
              <table:table-cell office:value-type="float" office:value="13.25244140625">
                <text:p>13.25244140625</text:p>
              </table:table-cell>
              <table:table-cell office:value-type="float" office:value="63.770751953125">
                <text:p>63.77075195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4912109375">
                <text:p>54.4912109375</text:p>
              </table:table-cell>
              <table:table-cell office:value-type="float" office:value="59.499267578125">
                <text:p>59.499267578125</text:p>
              </table:table-cell>
              <table:table-cell office:value-type="float" office:value="70.8671875">
                <text:p>70.8671875</text:p>
              </table:table-cell>
              <table:table-cell office:value-type="float" office:value="14.751953125">
                <text:p>14.751953125</text:p>
              </table:table-cell>
              <table:table-cell office:value-type="float" office:value="65.1767578125">
                <text:p>65.1767578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6376953125">
                <text:p>53.6376953125</text:p>
              </table:table-cell>
              <table:table-cell office:value-type="float" office:value="59.466796875">
                <text:p>59.466796875</text:p>
              </table:table-cell>
              <table:table-cell office:value-type="float" office:value="70.167236328125">
                <text:p>70.167236328125</text:p>
              </table:table-cell>
              <table:table-cell office:value-type="float" office:value="15.3759765625">
                <text:p>15.3759765625</text:p>
              </table:table-cell>
              <table:table-cell office:value-type="float" office:value="66.43212890625">
                <text:p>66.4321289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.9677734375">
                <text:p>52.9677734375</text:p>
              </table:table-cell>
              <table:table-cell office:value-type="float" office:value="59.385009765625">
                <text:p>59.385009765625</text:p>
              </table:table-cell>
              <table:table-cell office:value-type="float" office:value="70.89892578125">
                <text:p>70.89892578125</text:p>
              </table:table-cell>
              <table:table-cell office:value-type="float" office:value="14.3935546875">
                <text:p>14.3935546875</text:p>
              </table:table-cell>
              <table:table-cell office:value-type="float" office:value="66.39111328125">
                <text:p>66.39111328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.091796875">
                <text:p>53.091796875</text:p>
              </table:table-cell>
              <table:table-cell office:value-type="float" office:value="58.233154296875">
                <text:p>58.233154296875</text:p>
              </table:table-cell>
              <table:table-cell office:value-type="float" office:value="72.412841796875">
                <text:p>72.412841796875</text:p>
              </table:table-cell>
              <table:table-cell office:value-type="float" office:value="13.7646484375">
                <text:p>13.7646484375</text:p>
              </table:table-cell>
              <table:table-cell office:value-type="float" office:value="66.255859375">
                <text:p>66.255859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981689453125">
                <text:p>52.981689453125</text:p>
              </table:table-cell>
              <table:table-cell office:value-type="float" office:value="57.15087890625">
                <text:p>57.15087890625</text:p>
              </table:table-cell>
              <table:table-cell office:value-type="float" office:value="73.4912109375">
                <text:p>73.4912109375</text:p>
              </table:table-cell>
              <table:table-cell office:value-type="float" office:value="13.717529296875">
                <text:p>13.717529296875</text:p>
              </table:table-cell>
              <table:table-cell office:value-type="float" office:value="65.6787109375">
                <text:p>65.6787109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859130859375">
                <text:p>52.859130859375</text:p>
              </table:table-cell>
              <table:table-cell office:value-type="float" office:value="56.35400390625">
                <text:p>56.35400390625</text:p>
              </table:table-cell>
              <table:table-cell office:value-type="float" office:value="74.340087890625">
                <text:p>74.340087890625</text:p>
              </table:table-cell>
              <table:table-cell office:value-type="float" office:value="13.7353515625">
                <text:p>13.7353515625</text:p>
              </table:table-cell>
              <table:table-cell office:value-type="float" office:value="64.243896484375">
                <text:p>64.24389648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998046875">
                <text:p>53.998046875</text:p>
              </table:table-cell>
              <table:table-cell office:value-type="float" office:value="55.5810546875">
                <text:p>55.5810546875</text:p>
              </table:table-cell>
              <table:table-cell office:value-type="float" office:value="75.177978515625">
                <text:p>75.177978515625</text:p>
              </table:table-cell>
              <table:table-cell office:value-type="float" office:value="14.622802734375">
                <text:p>14.622802734375</text:p>
              </table:table-cell>
              <table:table-cell office:value-type="float" office:value="63.594970703125">
                <text:p>63.59497070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10693359375">
                <text:p>54.10693359375</text:p>
              </table:table-cell>
              <table:table-cell office:value-type="float" office:value="54.88623046875">
                <text:p>54.88623046875</text:p>
              </table:table-cell>
              <table:table-cell office:value-type="float" office:value="75.34228515625">
                <text:p>75.34228515625</text:p>
              </table:table-cell>
              <table:table-cell office:value-type="float" office:value="14.851806640625">
                <text:p>14.851806640625</text:p>
              </table:table-cell>
              <table:table-cell office:value-type="float" office:value="62.9306640625">
                <text:p>62.930664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.0751953125">
                <text:p>53.0751953125</text:p>
              </table:table-cell>
              <table:table-cell office:value-type="float" office:value="54.013916015625">
                <text:p>54.013916015625</text:p>
              </table:table-cell>
              <table:table-cell office:value-type="float" office:value="75.126220703125">
                <text:p>75.126220703125</text:p>
              </table:table-cell>
              <table:table-cell office:value-type="float" office:value="13.954833984375">
                <text:p>13.954833984375</text:p>
              </table:table-cell>
              <table:table-cell office:value-type="float" office:value="61.95361328125">
                <text:p>61.95361328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04443359375">
                <text:p>53.04443359375</text:p>
              </table:table-cell>
              <table:table-cell office:value-type="float" office:value="52.656005859375">
                <text:p>52.656005859375</text:p>
              </table:table-cell>
              <table:table-cell office:value-type="float" office:value="75.309326171875">
                <text:p>75.309326171875</text:p>
              </table:table-cell>
              <table:table-cell office:value-type="float" office:value="13.154541015625">
                <text:p>13.154541015625</text:p>
              </table:table-cell>
              <table:table-cell office:value-type="float" office:value="61.1728515625">
                <text:p>61.1728515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.902587890625">
                <text:p>52.902587890625</text:p>
              </table:table-cell>
              <table:table-cell office:value-type="float" office:value="51.354248046875">
                <text:p>51.354248046875</text:p>
              </table:table-cell>
              <table:table-cell office:value-type="float" office:value="75.692626953125">
                <text:p>75.692626953125</text:p>
              </table:table-cell>
              <table:table-cell office:value-type="float" office:value="12.02001953125">
                <text:p>12.02001953125</text:p>
              </table:table-cell>
              <table:table-cell office:value-type="float" office:value="60.0703125">
                <text:p>60.0703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811279296875">
                <text:p>52.811279296875</text:p>
              </table:table-cell>
              <table:table-cell office:value-type="float" office:value="50.2900390625">
                <text:p>50.2900390625</text:p>
              </table:table-cell>
              <table:table-cell office:value-type="float" office:value="75.34130859375">
                <text:p>75.34130859375</text:p>
              </table:table-cell>
              <table:table-cell office:value-type="float" office:value="12.29833984375">
                <text:p>12.29833984375</text:p>
              </table:table-cell>
              <table:table-cell office:value-type="float" office:value="60.25537109375">
                <text:p>60.25537109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844970703125">
                <text:p>52.844970703125</text:p>
              </table:table-cell>
              <table:table-cell office:value-type="float" office:value="48.56396484375">
                <text:p>48.56396484375</text:p>
              </table:table-cell>
              <table:table-cell office:value-type="float" office:value="74.3720703125">
                <text:p>74.3720703125</text:p>
              </table:table-cell>
              <table:table-cell office:value-type="float" office:value="13.05224609375">
                <text:p>13.05224609375</text:p>
              </table:table-cell>
              <table:table-cell office:value-type="float" office:value="61.887939453125">
                <text:p>61.887939453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.826904296875">
                <text:p>52.826904296875</text:p>
              </table:table-cell>
              <table:table-cell office:value-type="float" office:value="46.595947265625">
                <text:p>46.595947265625</text:p>
              </table:table-cell>
              <table:table-cell office:value-type="float" office:value="73.692138671875">
                <text:p>73.692138671875</text:p>
              </table:table-cell>
              <table:table-cell office:value-type="float" office:value="13.935546875">
                <text:p>13.935546875</text:p>
              </table:table-cell>
              <table:table-cell office:value-type="float" office:value="62.49169921875">
                <text:p>62.49169921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.98095703125">
                <text:p>52.98095703125</text:p>
              </table:table-cell>
              <table:table-cell office:value-type="float" office:value="45.343994140625">
                <text:p>45.343994140625</text:p>
              </table:table-cell>
              <table:table-cell office:value-type="float" office:value="73.052001953125">
                <text:p>73.052001953125</text:p>
              </table:table-cell>
              <table:table-cell office:value-type="float" office:value="14.912353515625">
                <text:p>14.912353515625</text:p>
              </table:table-cell>
              <table:table-cell office:value-type="float" office:value="62.92236328125">
                <text:p>62.9223632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.14794921875">
                <text:p>53.14794921875</text:p>
              </table:table-cell>
              <table:table-cell office:value-type="float" office:value="45.302978515625">
                <text:p>45.302978515625</text:p>
              </table:table-cell>
              <table:table-cell office:value-type="float" office:value="72.89306640625">
                <text:p>72.89306640625</text:p>
              </table:table-cell>
              <table:table-cell office:value-type="float" office:value="15.456298828125">
                <text:p>15.456298828125</text:p>
              </table:table-cell>
              <table:table-cell office:value-type="float" office:value="63.7705078125">
                <text:p>63.7705078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.029052734375">
                <text:p>53.029052734375</text:p>
              </table:table-cell>
              <table:table-cell office:value-type="float" office:value="45.0166015625">
                <text:p>45.0166015625</text:p>
              </table:table-cell>
              <table:table-cell office:value-type="float" office:value="71.921142578125">
                <text:p>71.921142578125</text:p>
              </table:table-cell>
              <table:table-cell office:value-type="float" office:value="16.7705078125">
                <text:p>16.7705078125</text:p>
              </table:table-cell>
              <table:table-cell office:value-type="float" office:value="63.540771484375">
                <text:p>63.540771484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.909179687505">
                <text:p>52.909179687505</text:p>
              </table:table-cell>
              <table:table-cell office:value-type="float" office:value="44.6826171875">
                <text:p>44.6826171875</text:p>
              </table:table-cell>
              <table:table-cell office:value-type="float" office:value="72.049072265625">
                <text:p>72.049072265625</text:p>
              </table:table-cell>
              <table:table-cell office:value-type="float" office:value="17.7763671875">
                <text:p>17.7763671875</text:p>
              </table:table-cell>
              <table:table-cell office:value-type="float" office:value="62.822021484375">
                <text:p>62.822021484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85034179688">
                <text:p>53.85034179688</text:p>
              </table:table-cell>
              <table:table-cell office:value-type="float" office:value="45.6708984375">
                <text:p>45.6708984375</text:p>
              </table:table-cell>
              <table:table-cell office:value-type="float" office:value="73.76806640625">
                <text:p>73.76806640625</text:p>
              </table:table-cell>
              <table:table-cell office:value-type="float" office:value="18.85205078125">
                <text:p>18.85205078125</text:p>
              </table:table-cell>
              <table:table-cell office:value-type="float" office:value="62.1474609375">
                <text:p>62.147460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.81420898438">
                <text:p>53.81420898438</text:p>
              </table:table-cell>
              <table:table-cell office:value-type="float" office:value="46.56396484375">
                <text:p>46.56396484375</text:p>
              </table:table-cell>
              <table:table-cell office:value-type="float" office:value="74.02001953125">
                <text:p>74.02001953125</text:p>
              </table:table-cell>
              <table:table-cell office:value-type="float" office:value="19.82470703125">
                <text:p>19.82470703125</text:p>
              </table:table-cell>
              <table:table-cell office:value-type="float" office:value="61.848388671875">
                <text:p>61.848388671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.82592773438">
                <text:p>53.82592773438</text:p>
              </table:table-cell>
              <table:table-cell office:value-type="float" office:value="47.52099609375">
                <text:p>47.52099609375</text:p>
              </table:table-cell>
              <table:table-cell office:value-type="float" office:value="74.184814453125">
                <text:p>74.184814453125</text:p>
              </table:table-cell>
              <table:table-cell office:value-type="float" office:value="19.835693359375">
                <text:p>19.835693359375</text:p>
              </table:table-cell>
              <table:table-cell office:value-type="float" office:value="61.53173828125">
                <text:p>61.53173828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.83984375">
                <text:p>54.83984375</text:p>
              </table:table-cell>
              <table:table-cell office:value-type="float" office:value="48.72021484375">
                <text:p>48.72021484375</text:p>
              </table:table-cell>
              <table:table-cell office:value-type="float" office:value="75.135009765625">
                <text:p>75.135009765625</text:p>
              </table:table-cell>
              <table:table-cell office:value-type="float" office:value="19.595703125">
                <text:p>19.595703125</text:p>
              </table:table-cell>
              <table:table-cell office:value-type="float" office:value="61.42578125">
                <text:p>61.42578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.019775390625">
                <text:p>56.019775390625</text:p>
              </table:table-cell>
              <table:table-cell office:value-type="float" office:value="49.685546875">
                <text:p>49.685546875</text:p>
              </table:table-cell>
              <table:table-cell office:value-type="float" office:value="76.34130859375">
                <text:p>76.34130859375</text:p>
              </table:table-cell>
              <table:table-cell office:value-type="float" office:value="19.420654296875">
                <text:p>19.420654296875</text:p>
              </table:table-cell>
              <table:table-cell office:value-type="float" office:value="62.805419921875">
                <text:p>62.80541992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.276855468755">
                <text:p>57.276855468755</text:p>
              </table:table-cell>
              <table:table-cell office:value-type="float" office:value="49.839599609375">
                <text:p>49.839599609375</text:p>
              </table:table-cell>
              <table:table-cell office:value-type="float" office:value="78.142822265625">
                <text:p>78.142822265625</text:p>
              </table:table-cell>
              <table:table-cell office:value-type="float" office:value="18.82373046875">
                <text:p>18.82373046875</text:p>
              </table:table-cell>
              <table:table-cell office:value-type="float" office:value="64.098388671875">
                <text:p>64.098388671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073242187505">
                <text:p>57.073242187505</text:p>
              </table:table-cell>
              <table:table-cell office:value-type="float" office:value="49.17236328125">
                <text:p>49.17236328125</text:p>
              </table:table-cell>
              <table:table-cell office:value-type="float" office:value="78.766845703125">
                <text:p>78.766845703125</text:p>
              </table:table-cell>
              <table:table-cell office:value-type="float" office:value="18.65185546875">
                <text:p>18.65185546875</text:p>
              </table:table-cell>
              <table:table-cell office:value-type="float" office:value="63.623046875">
                <text:p>63.623046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.858398437505">
                <text:p>56.858398437505</text:p>
              </table:table-cell>
              <table:table-cell office:value-type="float" office:value="48.125">
                <text:p>48.125</text:p>
              </table:table-cell>
              <table:table-cell office:value-type="float" office:value="77.561279296875">
                <text:p>77.561279296875</text:p>
              </table:table-cell>
              <table:table-cell office:value-type="float" office:value="19.05810546875">
                <text:p>19.05810546875</text:p>
              </table:table-cell>
              <table:table-cell office:value-type="float" office:value="62.192138671875">
                <text:p>62.19213867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.183593750005">
                <text:p>58.183593750005</text:p>
              </table:table-cell>
              <table:table-cell office:value-type="float" office:value="47.97412109375">
                <text:p>47.97412109375</text:p>
              </table:table-cell>
              <table:table-cell office:value-type="float" office:value="77.52197265625">
                <text:p>77.52197265625</text:p>
              </table:table-cell>
              <table:table-cell office:value-type="float" office:value="18.4140625">
                <text:p>18.4140625</text:p>
              </table:table-cell>
              <table:table-cell office:value-type="float" office:value="62.369140625">
                <text:p>62.369140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.421386718755">
                <text:p>59.421386718755</text:p>
              </table:table-cell>
              <table:table-cell office:value-type="float" office:value="48.787353515625">
                <text:p>48.787353515625</text:p>
              </table:table-cell>
              <table:table-cell office:value-type="float" office:value="76.970703125">
                <text:p>76.970703125</text:p>
              </table:table-cell>
              <table:table-cell office:value-type="float" office:value="18.44873046875">
                <text:p>18.44873046875</text:p>
              </table:table-cell>
              <table:table-cell office:value-type="float" office:value="63.738037109375">
                <text:p>63.738037109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.42114257813">
                <text:p>60.42114257813</text:p>
              </table:table-cell>
              <table:table-cell office:value-type="float" office:value="49.687255859375">
                <text:p>49.687255859375</text:p>
              </table:table-cell>
              <table:table-cell office:value-type="float" office:value="76.12890625">
                <text:p>76.12890625</text:p>
              </table:table-cell>
              <table:table-cell office:value-type="float" office:value="19.0029296875">
                <text:p>19.0029296875</text:p>
              </table:table-cell>
              <table:table-cell office:value-type="float" office:value="63.637939453125">
                <text:p>63.637939453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50024414063">
                <text:p>61.50024414063</text:p>
              </table:table-cell>
              <table:table-cell office:value-type="float" office:value="50.938232421875">
                <text:p>50.938232421875</text:p>
              </table:table-cell>
              <table:table-cell office:value-type="float" office:value="76.542236328125">
                <text:p>76.542236328125</text:p>
              </table:table-cell>
              <table:table-cell office:value-type="float" office:value="18.33203125">
                <text:p>18.33203125</text:p>
              </table:table-cell>
              <table:table-cell office:value-type="float" office:value="62.86865234375">
                <text:p>62.8686523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.417968750005">
                <text:p>62.417968750005</text:p>
              </table:table-cell>
              <table:table-cell office:value-type="float" office:value="51.020263671875">
                <text:p>51.020263671875</text:p>
              </table:table-cell>
              <table:table-cell office:value-type="float" office:value="76.720458984375">
                <text:p>76.720458984375</text:p>
              </table:table-cell>
              <table:table-cell office:value-type="float" office:value="18.52490234375">
                <text:p>18.52490234375</text:p>
              </table:table-cell>
              <table:table-cell office:value-type="float" office:value="63.1416015625">
                <text:p>63.141601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.326171875005">
                <text:p>63.326171875005</text:p>
              </table:table-cell>
              <table:table-cell office:value-type="float" office:value="50.837890625">
                <text:p>50.837890625</text:p>
              </table:table-cell>
              <table:table-cell office:value-type="float" office:value="78.084228515625">
                <text:p>78.084228515625</text:p>
              </table:table-cell>
              <table:table-cell office:value-type="float" office:value="18.465087890625">
                <text:p>18.465087890625</text:p>
              </table:table-cell>
              <table:table-cell office:value-type="float" office:value="64.74755859375">
                <text:p>64.74755859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.22290039063">
                <text:p>64.22290039063</text:p>
              </table:table-cell>
              <table:table-cell office:value-type="float" office:value="51.69384765625">
                <text:p>51.69384765625</text:p>
              </table:table-cell>
              <table:table-cell office:value-type="float" office:value="79.126220703125">
                <text:p>79.126220703125</text:p>
              </table:table-cell>
              <table:table-cell office:value-type="float" office:value="18.43701171875">
                <text:p>18.43701171875</text:p>
              </table:table-cell>
              <table:table-cell office:value-type="float" office:value="66.756591796875">
                <text:p>66.75659179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.05346679688">
                <text:p>65.05346679688</text:p>
              </table:table-cell>
              <table:table-cell office:value-type="float" office:value="52.700439453125">
                <text:p>52.700439453125</text:p>
              </table:table-cell>
              <table:table-cell office:value-type="float" office:value="79.51025390625">
                <text:p>79.51025390625</text:p>
              </table:table-cell>
              <table:table-cell office:value-type="float" office:value="18.637451171875">
                <text:p>18.637451171875</text:p>
              </table:table-cell>
              <table:table-cell office:value-type="float" office:value="68.125">
                <text:p>68.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.04174804688">
                <text:p>66.04174804688</text:p>
              </table:table-cell>
              <table:table-cell office:value-type="float" office:value="53.790283203125">
                <text:p>53.790283203125</text:p>
              </table:table-cell>
              <table:table-cell office:value-type="float" office:value="80.318359375">
                <text:p>80.318359375</text:p>
              </table:table-cell>
              <table:table-cell office:value-type="float" office:value="17.971435546875">
                <text:p>17.971435546875</text:p>
              </table:table-cell>
              <table:table-cell office:value-type="float" office:value="68.6181640625">
                <text:p>68.6181640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03100585938">
                <text:p>66.03100585938</text:p>
              </table:table-cell>
              <table:table-cell office:value-type="float" office:value="53.754638671875">
                <text:p>53.754638671875</text:p>
              </table:table-cell>
              <table:table-cell office:value-type="float" office:value="81.3232421875">
                <text:p>81.3232421875</text:p>
              </table:table-cell>
              <table:table-cell office:value-type="float" office:value="18.63916015625">
                <text:p>18.63916015625</text:p>
              </table:table-cell>
              <table:table-cell office:value-type="float" office:value="67.497802734375">
                <text:p>67.497802734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.309082031255">
                <text:p>65.309082031255</text:p>
              </table:table-cell>
              <table:table-cell office:value-type="float" office:value="53.61962890625">
                <text:p>53.61962890625</text:p>
              </table:table-cell>
              <table:table-cell office:value-type="float" office:value="82.27392578125">
                <text:p>82.27392578125</text:p>
              </table:table-cell>
              <table:table-cell office:value-type="float" office:value="19.361083984375">
                <text:p>19.361083984375</text:p>
              </table:table-cell>
              <table:table-cell office:value-type="float" office:value="66.172119140625">
                <text:p>66.17211914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.435791015625">
                <text:p>65.435791015625</text:p>
              </table:table-cell>
              <table:table-cell office:value-type="float" office:value="54.485107421875">
                <text:p>54.485107421875</text:p>
              </table:table-cell>
              <table:table-cell office:value-type="float" office:value="81.494384765625">
                <text:p>81.494384765625</text:p>
              </table:table-cell>
              <table:table-cell office:value-type="float" office:value="20.498779296875">
                <text:p>20.498779296875</text:p>
              </table:table-cell>
              <table:table-cell office:value-type="float" office:value="66.515625">
                <text:p>66.515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0009765625">
                <text:p>65.0009765625</text:p>
              </table:table-cell>
              <table:table-cell office:value-type="float" office:value="54.43994140625">
                <text:p>54.43994140625</text:p>
              </table:table-cell>
              <table:table-cell office:value-type="float" office:value="80.713623046875">
                <text:p>80.713623046875</text:p>
              </table:table-cell>
              <table:table-cell office:value-type="float" office:value="22.528076171875">
                <text:p>22.528076171875</text:p>
              </table:table-cell>
              <table:table-cell office:value-type="float" office:value="68.453369140625">
                <text:p>68.453369140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.72119140625">
                <text:p>64.72119140625</text:p>
              </table:table-cell>
              <table:table-cell office:value-type="float" office:value="53.8505859375">
                <text:p>53.8505859375</text:p>
              </table:table-cell>
              <table:table-cell office:value-type="float" office:value="80.937255859375">
                <text:p>80.937255859375</text:p>
              </table:table-cell>
              <table:table-cell office:value-type="float" office:value="23.856201171875">
                <text:p>23.856201171875</text:p>
              </table:table-cell>
              <table:table-cell office:value-type="float" office:value="69.082275390625">
                <text:p>69.08227539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.858154296875">
                <text:p>64.858154296875</text:p>
              </table:table-cell>
              <table:table-cell office:value-type="float" office:value="52.32080078125">
                <text:p>52.32080078125</text:p>
              </table:table-cell>
              <table:table-cell office:value-type="float" office:value="81.512939453125">
                <text:p>81.512939453125</text:p>
              </table:table-cell>
              <table:table-cell office:value-type="float" office:value="25.228759765625">
                <text:p>25.228759765625</text:p>
              </table:table-cell>
              <table:table-cell office:value-type="float" office:value="67.982177734375">
                <text:p>67.982177734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.155273437505">
                <text:p>64.155273437505</text:p>
              </table:table-cell>
              <table:table-cell office:value-type="float" office:value="52.148193359375">
                <text:p>52.148193359375</text:p>
              </table:table-cell>
              <table:table-cell office:value-type="float" office:value="82.630859375">
                <text:p>82.630859375</text:p>
              </table:table-cell>
              <table:table-cell office:value-type="float" office:value="26.0947265625">
                <text:p>26.0947265625</text:p>
              </table:table-cell>
              <table:table-cell office:value-type="float" office:value="67.95361328125">
                <text:p>67.95361328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.13793945313">
                <text:p>64.13793945313</text:p>
              </table:table-cell>
              <table:table-cell office:value-type="float" office:value="52.84912109375">
                <text:p>52.84912109375</text:p>
              </table:table-cell>
              <table:table-cell office:value-type="float" office:value="82.726806640625">
                <text:p>82.726806640625</text:p>
              </table:table-cell>
              <table:table-cell office:value-type="float" office:value="25.76611328125">
                <text:p>25.76611328125</text:p>
              </table:table-cell>
              <table:table-cell office:value-type="float" office:value="67.80859375">
                <text:p>67.8085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.77563476563">
                <text:p>63.77563476563</text:p>
              </table:table-cell>
              <table:table-cell office:value-type="float" office:value="52.47412109375">
                <text:p>52.47412109375</text:p>
              </table:table-cell>
              <table:table-cell office:value-type="float" office:value="81.8388671875">
                <text:p>81.8388671875</text:p>
              </table:table-cell>
              <table:table-cell office:value-type="float" office:value="24.809326171875">
                <text:p>24.809326171875</text:p>
              </table:table-cell>
              <table:table-cell office:value-type="float" office:value="67.762939453125">
                <text:p>67.76293945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.56079101563">
                <text:p>62.56079101563</text:p>
              </table:table-cell>
              <table:table-cell office:value-type="float" office:value="53.482177734375">
                <text:p>53.482177734375</text:p>
              </table:table-cell>
              <table:table-cell office:value-type="float" office:value="81.001708984375">
                <text:p>81.001708984375</text:p>
              </table:table-cell>
              <table:table-cell office:value-type="float" office:value="24.848388671875">
                <text:p>24.848388671875</text:p>
              </table:table-cell>
              <table:table-cell office:value-type="float" office:value="68.985107421875">
                <text:p>68.985107421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.79663085938">
                <text:p>61.79663085938</text:p>
              </table:table-cell>
              <table:table-cell office:value-type="float" office:value="53.77587890625">
                <text:p>53.77587890625</text:p>
              </table:table-cell>
              <table:table-cell office:value-type="float" office:value="81.297607421875">
                <text:p>81.297607421875</text:p>
              </table:table-cell>
              <table:table-cell office:value-type="float" office:value="25.818115234375">
                <text:p>25.818115234375</text:p>
              </table:table-cell>
              <table:table-cell office:value-type="float" office:value="69.06884765625">
                <text:p>69.06884765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.02954101563">
                <text:p>61.02954101563</text:p>
              </table:table-cell>
              <table:table-cell office:value-type="float" office:value="52.704345703125">
                <text:p>52.704345703125</text:p>
              </table:table-cell>
              <table:table-cell office:value-type="float" office:value="82.53466796875">
                <text:p>82.53466796875</text:p>
              </table:table-cell>
              <table:table-cell office:value-type="float" office:value="26.762939453125">
                <text:p>26.762939453125</text:p>
              </table:table-cell>
              <table:table-cell office:value-type="float" office:value="68.911865234375">
                <text:p>68.911865234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.85913085938">
                <text:p>59.85913085938</text:p>
              </table:table-cell>
              <table:table-cell office:value-type="float" office:value="51.74560546875">
                <text:p>51.74560546875</text:p>
              </table:table-cell>
              <table:table-cell office:value-type="float" office:value="82.864013671875">
                <text:p>82.864013671875</text:p>
              </table:table-cell>
              <table:table-cell office:value-type="float" office:value="28.134033203125">
                <text:p>28.134033203125</text:p>
              </table:table-cell>
              <table:table-cell office:value-type="float" office:value="69.8349609375">
                <text:p>69.8349609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.81274414063">
                <text:p>59.81274414063</text:p>
              </table:table-cell>
              <table:table-cell office:value-type="float" office:value="51.955078125">
                <text:p>51.955078125</text:p>
              </table:table-cell>
              <table:table-cell office:value-type="float" office:value="82.487060546875">
                <text:p>82.487060546875</text:p>
              </table:table-cell>
              <table:table-cell office:value-type="float" office:value="28.98828125">
                <text:p>28.98828125</text:p>
              </table:table-cell>
              <table:table-cell office:value-type="float" office:value="69.825927734375">
                <text:p>69.825927734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.11474609375">
                <text:p>61.11474609375</text:p>
              </table:table-cell>
              <table:table-cell office:value-type="float" office:value="52.2998046875">
                <text:p>52.2998046875</text:p>
              </table:table-cell>
              <table:table-cell office:value-type="float" office:value="82.61962890625">
                <text:p>82.61962890625</text:p>
              </table:table-cell>
              <table:table-cell office:value-type="float" office:value="29.10107421875">
                <text:p>29.10107421875</text:p>
              </table:table-cell>
              <table:table-cell office:value-type="float" office:value="68.869873046875">
                <text:p>68.86987304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.064208984375">
                <text:p>62.064208984375</text:p>
              </table:table-cell>
              <table:table-cell office:value-type="float" office:value="52.40087890625">
                <text:p>52.40087890625</text:p>
              </table:table-cell>
              <table:table-cell office:value-type="float" office:value="83.7119140625">
                <text:p>83.7119140625</text:p>
              </table:table-cell>
              <table:table-cell office:value-type="float" office:value="28.785888671875">
                <text:p>28.785888671875</text:p>
              </table:table-cell>
              <table:table-cell office:value-type="float" office:value="68.6396484375">
                <text:p>68.639648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.702880859375">
                <text:p>62.702880859375</text:p>
              </table:table-cell>
              <table:table-cell office:value-type="float" office:value="53.230712890625">
                <text:p>53.230712890625</text:p>
              </table:table-cell>
              <table:table-cell office:value-type="float" office:value="84.979248046875">
                <text:p>84.979248046875</text:p>
              </table:table-cell>
              <table:table-cell office:value-type="float" office:value="28.571044921875">
                <text:p>28.571044921875</text:p>
              </table:table-cell>
              <table:table-cell office:value-type="float" office:value="68.42041015625">
                <text:p>68.42041015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716796875">
                <text:p>63.716796875</text:p>
              </table:table-cell>
              <table:table-cell office:value-type="float" office:value="53.11376953125">
                <text:p>53.11376953125</text:p>
              </table:table-cell>
              <table:table-cell office:value-type="float" office:value="85.306884765625">
                <text:p>85.306884765625</text:p>
              </table:table-cell>
              <table:table-cell office:value-type="float" office:value="29.20068359375">
                <text:p>29.20068359375</text:p>
              </table:table-cell>
              <table:table-cell office:value-type="float" office:value="68.8896484375">
                <text:p>68.8896484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4.89575195313">
                <text:p>64.89575195313</text:p>
              </table:table-cell>
              <table:table-cell office:value-type="float" office:value="53.129150390625">
                <text:p>53.129150390625</text:p>
              </table:table-cell>
              <table:table-cell office:value-type="float" office:value="84.3056640625">
                <text:p>84.3056640625</text:p>
              </table:table-cell>
              <table:table-cell office:value-type="float" office:value="29.675048828125">
                <text:p>29.675048828125</text:p>
              </table:table-cell>
              <table:table-cell office:value-type="float" office:value="69.983154296875">
                <text:p>69.983154296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.97875976563">
                <text:p>65.97875976563</text:p>
              </table:table-cell>
              <table:table-cell office:value-type="float" office:value="53.271728515625">
                <text:p>53.271728515625</text:p>
              </table:table-cell>
              <table:table-cell office:value-type="float" office:value="82.955810546875">
                <text:p>82.955810546875</text:p>
              </table:table-cell>
              <table:table-cell office:value-type="float" office:value="29.495361328125">
                <text:p>29.495361328125</text:p>
              </table:table-cell>
              <table:table-cell office:value-type="float" office:value="69.557373046875">
                <text:p>69.557373046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.9921875">
                <text:p>65.9921875</text:p>
              </table:table-cell>
              <table:table-cell office:value-type="float" office:value="52.850341796875">
                <text:p>52.850341796875</text:p>
              </table:table-cell>
              <table:table-cell office:value-type="float" office:value="81.71484375">
                <text:p>81.71484375</text:p>
              </table:table-cell>
              <table:table-cell office:value-type="float" office:value="28.73779296875">
                <text:p>28.73779296875</text:p>
              </table:table-cell>
              <table:table-cell office:value-type="float" office:value="69.3994140625">
                <text:p>69.3994140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5.865966796875">
                <text:p>65.865966796875</text:p>
              </table:table-cell>
              <table:table-cell office:value-type="float" office:value="53.473876953125">
                <text:p>53.473876953125</text:p>
              </table:table-cell>
              <table:table-cell office:value-type="float" office:value="81.36962890625">
                <text:p>81.36962890625</text:p>
              </table:table-cell>
              <table:table-cell office:value-type="float" office:value="28.966796875">
                <text:p>28.966796875</text:p>
              </table:table-cell>
              <table:table-cell office:value-type="float" office:value="69.5283203125">
                <text:p>69.5283203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.653808593755">
                <text:p>66.653808593755</text:p>
              </table:table-cell>
              <table:table-cell office:value-type="float" office:value="53.7470703125">
                <text:p>53.7470703125</text:p>
              </table:table-cell>
              <table:table-cell office:value-type="float" office:value="81.689453125">
                <text:p>81.689453125</text:p>
              </table:table-cell>
              <table:table-cell office:value-type="float" office:value="29.11962890625">
                <text:p>29.11962890625</text:p>
              </table:table-cell>
              <table:table-cell office:value-type="float" office:value="68.891357421875">
                <text:p>68.891357421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7.685058593755">
                <text:p>67.685058593755</text:p>
              </table:table-cell>
              <table:table-cell office:value-type="float" office:value="53.78173828125">
                <text:p>53.78173828125</text:p>
              </table:table-cell>
              <table:table-cell office:value-type="float" office:value="82.245361328125">
                <text:p>82.245361328125</text:p>
              </table:table-cell>
              <table:table-cell office:value-type="float" office:value="28.82763671875">
                <text:p>28.82763671875</text:p>
              </table:table-cell>
              <table:table-cell office:value-type="float" office:value="68.13427734375">
                <text:p>68.13427734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.784179687505">
                <text:p>68.784179687505</text:p>
              </table:table-cell>
              <table:table-cell office:value-type="float" office:value="54.7158203125">
                <text:p>54.7158203125</text:p>
              </table:table-cell>
              <table:table-cell office:value-type="float" office:value="82.857666015625">
                <text:p>82.857666015625</text:p>
              </table:table-cell>
              <table:table-cell office:value-type="float" office:value="28.59619140625">
                <text:p>28.59619140625</text:p>
              </table:table-cell>
              <table:table-cell office:value-type="float" office:value="68.312255859375">
                <text:p>68.312255859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.73510742188">
                <text:p>68.73510742188</text:p>
              </table:table-cell>
              <table:table-cell office:value-type="float" office:value="54.906005859375">
                <text:p>54.906005859375</text:p>
              </table:table-cell>
              <table:table-cell office:value-type="float" office:value="81.64892578125">
                <text:p>81.64892578125</text:p>
              </table:table-cell>
              <table:table-cell office:value-type="float" office:value="28.01513671875">
                <text:p>28.01513671875</text:p>
              </table:table-cell>
              <table:table-cell office:value-type="float" office:value="68.368896484375">
                <text:p>68.368896484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8.7470703125">
                <text:p>68.7470703125</text:p>
              </table:table-cell>
              <table:table-cell office:value-type="float" office:value="54.9052734375">
                <text:p>54.9052734375</text:p>
              </table:table-cell>
              <table:table-cell office:value-type="float" office:value="80.85498046875">
                <text:p>80.85498046875</text:p>
              </table:table-cell>
              <table:table-cell office:value-type="float" office:value="26.9169921875">
                <text:p>26.9169921875</text:p>
              </table:table-cell>
              <table:table-cell office:value-type="float" office:value="68.02001953125">
                <text:p>68.0200195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.796142578125">
                <text:p>68.796142578125</text:p>
              </table:table-cell>
              <table:table-cell office:value-type="float" office:value="54.5322265625">
                <text:p>54.5322265625</text:p>
              </table:table-cell>
              <table:table-cell office:value-type="float" office:value="80.867919921875">
                <text:p>80.867919921875</text:p>
              </table:table-cell>
              <table:table-cell office:value-type="float" office:value="26.5947265625">
                <text:p>26.5947265625</text:p>
              </table:table-cell>
              <table:table-cell office:value-type="float" office:value="67.701904296875">
                <text:p>67.70190429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7.662109375005">
                <text:p>67.662109375005</text:p>
              </table:table-cell>
              <table:table-cell office:value-type="float" office:value="54.30810546875">
                <text:p>54.30810546875</text:p>
              </table:table-cell>
              <table:table-cell office:value-type="float" office:value="80.963134765625">
                <text:p>80.963134765625</text:p>
              </table:table-cell>
              <table:table-cell office:value-type="float" office:value="27.79248046875">
                <text:p>27.79248046875</text:p>
              </table:table-cell>
              <table:table-cell office:value-type="float" office:value="66.79052734375">
                <text:p>66.79052734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.47729492188">
                <text:p>66.47729492188</text:p>
              </table:table-cell>
              <table:table-cell office:value-type="float" office:value="54.590576171875">
                <text:p>54.590576171875</text:p>
              </table:table-cell>
              <table:table-cell office:value-type="float" office:value="81.85009765625">
                <text:p>81.85009765625</text:p>
              </table:table-cell>
              <table:table-cell office:value-type="float" office:value="28.73779296875">
                <text:p>28.73779296875</text:p>
              </table:table-cell>
              <table:table-cell office:value-type="float" office:value="65.694580078125">
                <text:p>65.694580078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.75317382813">
                <text:p>65.75317382813</text:p>
              </table:table-cell>
              <table:table-cell office:value-type="float" office:value="54.93359375">
                <text:p>54.93359375</text:p>
              </table:table-cell>
              <table:table-cell office:value-type="float" office:value="81.595458984375">
                <text:p>81.595458984375</text:p>
              </table:table-cell>
              <table:table-cell office:value-type="float" office:value="29.7451171875">
                <text:p>29.7451171875</text:p>
              </table:table-cell>
              <table:table-cell office:value-type="float" office:value="64.486572265625">
                <text:p>64.486572265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.093750000005">
                <text:p>66.093750000005</text:p>
              </table:table-cell>
              <table:table-cell office:value-type="float" office:value="55.12939453125">
                <text:p>55.12939453125</text:p>
              </table:table-cell>
              <table:table-cell office:value-type="float" office:value="81.491943359375">
                <text:p>81.491943359375</text:p>
              </table:table-cell>
              <table:table-cell office:value-type="float" office:value="30.786376953125">
                <text:p>30.786376953125</text:p>
              </table:table-cell>
              <table:table-cell office:value-type="float" office:value="64.614990234375">
                <text:p>64.614990234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.969482421875">
                <text:p>66.969482421875</text:p>
              </table:table-cell>
              <table:table-cell office:value-type="float" office:value="54.230224609375">
                <text:p>54.230224609375</text:p>
              </table:table-cell>
              <table:table-cell office:value-type="float" office:value="81.69921875">
                <text:p>81.69921875</text:p>
              </table:table-cell>
              <table:table-cell office:value-type="float" office:value="31.545166015625">
                <text:p>31.545166015625</text:p>
              </table:table-cell>
              <table:table-cell office:value-type="float" office:value="65.80517578125">
                <text:p>65.80517578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.658935546875">
                <text:p>66.658935546875</text:p>
              </table:table-cell>
              <table:table-cell office:value-type="float" office:value="53.18798828125">
                <text:p>53.18798828125</text:p>
              </table:table-cell>
              <table:table-cell office:value-type="float" office:value="81.03955078125">
                <text:p>81.03955078125</text:p>
              </table:table-cell>
              <table:table-cell office:value-type="float" office:value="30.6650390625">
                <text:p>30.6650390625</text:p>
              </table:table-cell>
              <table:table-cell office:value-type="float" office:value="66.89404296875">
                <text:p>66.8940429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6.121337890625">
                <text:p>66.121337890625</text:p>
              </table:table-cell>
              <table:table-cell office:value-type="float" office:value="53.110107421875">
                <text:p>53.110107421875</text:p>
              </table:table-cell>
              <table:table-cell office:value-type="float" office:value="81.838623046875">
                <text:p>81.838623046875</text:p>
              </table:table-cell>
              <table:table-cell office:value-type="float" office:value="29.6748046875">
                <text:p>29.6748046875</text:p>
              </table:table-cell>
              <table:table-cell office:value-type="float" office:value="67.761962890625">
                <text:p>67.76196289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.9404296875">
                <text:p>65.9404296875</text:p>
              </table:table-cell>
              <table:table-cell office:value-type="float" office:value="52.66796875">
                <text:p>52.66796875</text:p>
              </table:table-cell>
              <table:table-cell office:value-type="float" office:value="82.52197265625">
                <text:p>82.52197265625</text:p>
              </table:table-cell>
              <table:table-cell office:value-type="float" office:value="30.63037109375">
                <text:p>30.63037109375</text:p>
              </table:table-cell>
              <table:table-cell office:value-type="float" office:value="67.583984375">
                <text:p>67.583984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5.6552734375">
                <text:p>65.6552734375</text:p>
              </table:table-cell>
              <table:table-cell office:value-type="float" office:value="52.270751953125">
                <text:p>52.270751953125</text:p>
              </table:table-cell>
              <table:table-cell office:value-type="float" office:value="81.5126953125">
                <text:p>81.5126953125</text:p>
              </table:table-cell>
              <table:table-cell office:value-type="float" office:value="30.87841796875">
                <text:p>30.87841796875</text:p>
              </table:table-cell>
              <table:table-cell office:value-type="float" office:value="66.63330078125">
                <text:p>66.63330078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.989013671875">
                <text:p>64.989013671875</text:p>
              </table:table-cell>
              <table:table-cell office:value-type="float" office:value="52.399169921875">
                <text:p>52.399169921875</text:p>
              </table:table-cell>
              <table:table-cell office:value-type="float" office:value="80.611083984375">
                <text:p>80.611083984375</text:p>
              </table:table-cell>
              <table:table-cell office:value-type="float" office:value="29.472412109375">
                <text:p>29.472412109375</text:p>
              </table:table-cell>
              <table:table-cell office:value-type="float" office:value="65.668212890625">
                <text:p>65.668212890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.780029296875">
                <text:p>63.780029296875</text:p>
              </table:table-cell>
              <table:table-cell office:value-type="float" office:value="52.539306640625">
                <text:p>52.539306640625</text:p>
              </table:table-cell>
              <table:table-cell office:value-type="float" office:value="80.84619140625">
                <text:p>80.84619140625</text:p>
              </table:table-cell>
              <table:table-cell office:value-type="float" office:value="28.64794921875">
                <text:p>28.64794921875</text:p>
              </table:table-cell>
              <table:table-cell office:value-type="float" office:value="64.72705078125">
                <text:p>64.72705078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803955078125">
                <text:p>62.803955078125</text:p>
              </table:table-cell>
              <table:table-cell office:value-type="float" office:value="53.691162109375">
                <text:p>53.691162109375</text:p>
              </table:table-cell>
              <table:table-cell office:value-type="float" office:value="80.371826171875">
                <text:p>80.371826171875</text:p>
              </table:table-cell>
              <table:table-cell office:value-type="float" office:value="29.545654296875">
                <text:p>29.545654296875</text:p>
              </table:table-cell>
              <table:table-cell office:value-type="float" office:value="64.7900390625">
                <text:p>64.790039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.874999999995">
                <text:p>61.874999999995</text:p>
              </table:table-cell>
              <table:table-cell office:value-type="float" office:value="53.71484375">
                <text:p>53.71484375</text:p>
              </table:table-cell>
              <table:table-cell office:value-type="float" office:value="79.95166015625">
                <text:p>79.95166015625</text:p>
              </table:table-cell>
              <table:table-cell office:value-type="float" office:value="31.05712890625">
                <text:p>31.05712890625</text:p>
              </table:table-cell>
              <table:table-cell office:value-type="float" office:value="65.99755859375">
                <text:p>65.99755859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.13793945312">
                <text:p>62.13793945312</text:p>
              </table:table-cell>
              <table:table-cell office:value-type="float" office:value="52.7275390625">
                <text:p>52.7275390625</text:p>
              </table:table-cell>
              <table:table-cell office:value-type="float" office:value="80.695556640625">
                <text:p>80.695556640625</text:p>
              </table:table-cell>
              <table:table-cell office:value-type="float" office:value="31.94970703125">
                <text:p>31.94970703125</text:p>
              </table:table-cell>
              <table:table-cell office:value-type="float" office:value="67.306396484375">
                <text:p>67.306396484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.50268554688">
                <text:p>63.50268554688</text:p>
              </table:table-cell>
              <table:table-cell office:value-type="float" office:value="51.850830078125">
                <text:p>51.850830078125</text:p>
              </table:table-cell>
              <table:table-cell office:value-type="float" office:value="80.663818359375">
                <text:p>80.663818359375</text:p>
              </table:table-cell>
              <table:table-cell office:value-type="float" office:value="32.87109375">
                <text:p>32.87109375</text:p>
              </table:table-cell>
              <table:table-cell office:value-type="float" office:value="68.132080078125">
                <text:p>68.132080078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.21557617188">
                <text:p>65.21557617188</text:p>
              </table:table-cell>
              <table:table-cell office:value-type="float" office:value="51.754150390625">
                <text:p>51.754150390625</text:p>
              </table:table-cell>
              <table:table-cell office:value-type="float" office:value="81.037109375">
                <text:p>81.037109375</text:p>
              </table:table-cell>
              <table:table-cell office:value-type="float" office:value="33.301025390625">
                <text:p>33.301025390625</text:p>
              </table:table-cell>
              <table:table-cell office:value-type="float" office:value="68.0185546875">
                <text:p>68.0185546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.80712890625">
                <text:p>65.80712890625</text:p>
              </table:table-cell>
              <table:table-cell office:value-type="float" office:value="52.80224609375">
                <text:p>52.80224609375</text:p>
              </table:table-cell>
              <table:table-cell office:value-type="float" office:value="81.326171875">
                <text:p>81.326171875</text:p>
              </table:table-cell>
              <table:table-cell office:value-type="float" office:value="32.786865234375">
                <text:p>32.786865234375</text:p>
              </table:table-cell>
              <table:table-cell office:value-type="float" office:value="67.158203125">
                <text:p>67.158203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.79736328125">
                <text:p>64.79736328125</text:p>
              </table:table-cell>
              <table:table-cell office:value-type="float" office:value="54.02880859375">
                <text:p>54.02880859375</text:p>
              </table:table-cell>
              <table:table-cell office:value-type="float" office:value="80.947265625">
                <text:p>80.947265625</text:p>
              </table:table-cell>
              <table:table-cell office:value-type="float" office:value="33.06494140625">
                <text:p>33.06494140625</text:p>
              </table:table-cell>
              <table:table-cell office:value-type="float" office:value="66.552734375">
                <text:p>66.5527343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.77490234375">
                <text:p>63.77490234375</text:p>
              </table:table-cell>
              <table:table-cell office:value-type="float" office:value="54.198486328125">
                <text:p>54.198486328125</text:p>
              </table:table-cell>
              <table:table-cell office:value-type="float" office:value="81.87744140625">
                <text:p>81.87744140625</text:p>
              </table:table-cell>
              <table:table-cell office:value-type="float" office:value="33.009033203125">
                <text:p>33.009033203125</text:p>
              </table:table-cell>
              <table:table-cell office:value-type="float" office:value="65.934814453125">
                <text:p>65.934814453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.878662109375">
                <text:p>63.878662109375</text:p>
              </table:table-cell>
              <table:table-cell office:value-type="float" office:value="54.242919921875">
                <text:p>54.242919921875</text:p>
              </table:table-cell>
              <table:table-cell office:value-type="float" office:value="83.671875">
                <text:p>83.671875</text:p>
              </table:table-cell>
              <table:table-cell office:value-type="float" office:value="33.071044921875">
                <text:p>33.071044921875</text:p>
              </table:table-cell>
              <table:table-cell office:value-type="float" office:value="66.490966796875">
                <text:p>66.49096679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3.960449218755">
                <text:p>63.960449218755</text:p>
              </table:table-cell>
              <table:table-cell office:value-type="float" office:value="55.066162109375">
                <text:p>55.066162109375</text:p>
              </table:table-cell>
              <table:table-cell office:value-type="float" office:value="83.532470703125">
                <text:p>83.532470703125</text:p>
              </table:table-cell>
              <table:table-cell office:value-type="float" office:value="33.0693359375">
                <text:p>33.0693359375</text:p>
              </table:table-cell>
              <table:table-cell office:value-type="float" office:value="67.9951171875">
                <text:p>67.9951171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.86254882813">
                <text:p>62.86254882813</text:p>
              </table:table-cell>
              <table:table-cell office:value-type="float" office:value="55.921142578125">
                <text:p>55.921142578125</text:p>
              </table:table-cell>
              <table:table-cell office:value-type="float" office:value="83.46875">
                <text:p>83.46875</text:p>
              </table:table-cell>
              <table:table-cell office:value-type="float" office:value="32.840087890625">
                <text:p>32.840087890625</text:p>
              </table:table-cell>
              <table:table-cell office:value-type="float" office:value="67.927001953125">
                <text:p>67.92700195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.958984375">
                <text:p>62.958984375</text:p>
              </table:table-cell>
              <table:table-cell office:value-type="float" office:value="57.203857421875">
                <text:p>57.203857421875</text:p>
              </table:table-cell>
              <table:table-cell office:value-type="float" office:value="83.7919921875">
                <text:p>83.7919921875</text:p>
              </table:table-cell>
              <table:table-cell office:value-type="float" office:value="33.86962890625">
                <text:p>33.86962890625</text:p>
              </table:table-cell>
              <table:table-cell office:value-type="float" office:value="67.03515625">
                <text:p>67.03515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.9638671875">
                <text:p>63.9638671875</text:p>
              </table:table-cell>
              <table:table-cell office:value-type="float" office:value="57.511962890625">
                <text:p>57.511962890625</text:p>
              </table:table-cell>
              <table:table-cell office:value-type="float" office:value="83.507080078125">
                <text:p>83.507080078125</text:p>
              </table:table-cell>
              <table:table-cell office:value-type="float" office:value="34.28759765625">
                <text:p>34.28759765625</text:p>
              </table:table-cell>
              <table:table-cell office:value-type="float" office:value="66.111572265625">
                <text:p>66.111572265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.8017578125">
                <text:p>64.8017578125</text:p>
              </table:table-cell>
              <table:table-cell office:value-type="float" office:value="57.36328125">
                <text:p>57.36328125</text:p>
              </table:table-cell>
              <table:table-cell office:value-type="float" office:value="83.189208984375">
                <text:p>83.189208984375</text:p>
              </table:table-cell>
              <table:table-cell office:value-type="float" office:value="33.203857421875">
                <text:p>33.203857421875</text:p>
              </table:table-cell>
              <table:table-cell office:value-type="float" office:value="66.1474609375">
                <text:p>66.147460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.811767578125">
                <text:p>64.811767578125</text:p>
              </table:table-cell>
              <table:table-cell office:value-type="float" office:value="57.320068359375">
                <text:p>57.320068359375</text:p>
              </table:table-cell>
              <table:table-cell office:value-type="float" office:value="82.625244140625">
                <text:p>82.625244140625</text:p>
              </table:table-cell>
              <table:table-cell office:value-type="float" office:value="32.158203125">
                <text:p>32.158203125</text:p>
              </table:table-cell>
              <table:table-cell office:value-type="float" office:value="67.107177734375">
                <text:p>67.107177734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823730468755">
                <text:p>63.823730468755</text:p>
              </table:table-cell>
              <table:table-cell office:value-type="float" office:value="57.332763671875">
                <text:p>57.332763671875</text:p>
              </table:table-cell>
              <table:table-cell office:value-type="float" office:value="82.674072265625">
                <text:p>82.674072265625</text:p>
              </table:table-cell>
              <table:table-cell office:value-type="float" office:value="31.461181640625">
                <text:p>31.461181640625</text:p>
              </table:table-cell>
              <table:table-cell office:value-type="float" office:value="66.633056640625">
                <text:p>66.633056640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3.880859375005">
                <text:p>63.880859375005</text:p>
              </table:table-cell>
              <table:table-cell office:value-type="float" office:value="57.306884765625">
                <text:p>57.306884765625</text:p>
              </table:table-cell>
              <table:table-cell office:value-type="float" office:value="83.703857421875">
                <text:p>83.703857421875</text:p>
              </table:table-cell>
              <table:table-cell office:value-type="float" office:value="30.9853515625">
                <text:p>30.9853515625</text:p>
              </table:table-cell>
              <table:table-cell office:value-type="float" office:value="65.467041015625">
                <text:p>65.467041015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.788085937505">
                <text:p>63.788085937505</text:p>
              </table:table-cell>
              <table:table-cell office:value-type="float" office:value="56.166259765625">
                <text:p>56.166259765625</text:p>
              </table:table-cell>
              <table:table-cell office:value-type="float" office:value="84.39404296875">
                <text:p>84.39404296875</text:p>
              </table:table-cell>
              <table:table-cell office:value-type="float" office:value="31.5380859375">
                <text:p>31.5380859375</text:p>
              </table:table-cell>
              <table:table-cell office:value-type="float" office:value="64.9521484375">
                <text:p>64.9521484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.71606445313">
                <text:p>62.71606445313</text:p>
              </table:table-cell>
              <table:table-cell office:value-type="float" office:value="54.882080078125">
                <text:p>54.882080078125</text:p>
              </table:table-cell>
              <table:table-cell office:value-type="float" office:value="84.17724609375">
                <text:p>84.17724609375</text:p>
              </table:table-cell>
              <table:table-cell office:value-type="float" office:value="32.71142578125">
                <text:p>32.71142578125</text:p>
              </table:table-cell>
              <table:table-cell office:value-type="float" office:value="64.1025390625">
                <text:p>64.1025390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.09814453125">
                <text:p>62.09814453125</text:p>
              </table:table-cell>
              <table:table-cell office:value-type="float" office:value="53.808349609375">
                <text:p>53.808349609375</text:p>
              </table:table-cell>
              <table:table-cell office:value-type="float" office:value="84.508056640625">
                <text:p>84.508056640625</text:p>
              </table:table-cell>
              <table:table-cell office:value-type="float" office:value="32.9814453125">
                <text:p>32.9814453125</text:p>
              </table:table-cell>
              <table:table-cell office:value-type="float" office:value="63.9248046875">
                <text:p>63.9248046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.25244140625">
                <text:p>61.25244140625</text:p>
              </table:table-cell>
              <table:table-cell office:value-type="float" office:value="52.837158203125">
                <text:p>52.837158203125</text:p>
              </table:table-cell>
              <table:table-cell office:value-type="float" office:value="84.654052734375">
                <text:p>84.654052734375</text:p>
              </table:table-cell>
              <table:table-cell office:value-type="float" office:value="33.546630859375">
                <text:p>33.546630859375</text:p>
              </table:table-cell>
              <table:table-cell office:value-type="float" office:value="63.846435546875">
                <text:p>63.84643554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.95703125">
                <text:p>60.95703125</text:p>
              </table:table-cell>
              <table:table-cell office:value-type="float" office:value="52.822509765625">
                <text:p>52.822509765625</text:p>
              </table:table-cell>
              <table:table-cell office:value-type="float" office:value="84.81005859375">
                <text:p>84.81005859375</text:p>
              </table:table-cell>
              <table:table-cell office:value-type="float" office:value="34.5966796875">
                <text:p>34.5966796875</text:p>
              </table:table-cell>
              <table:table-cell office:value-type="float" office:value="63.81982421875">
                <text:p>63.81982421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.962890625">
                <text:p>60.962890625</text:p>
              </table:table-cell>
              <table:table-cell office:value-type="float" office:value="53.64892578125">
                <text:p>53.64892578125</text:p>
              </table:table-cell>
              <table:table-cell office:value-type="float" office:value="85.791015625">
                <text:p>85.791015625</text:p>
              </table:table-cell>
              <table:table-cell office:value-type="float" office:value="34.836181640625">
                <text:p>34.836181640625</text:p>
              </table:table-cell>
              <table:table-cell office:value-type="float" office:value="64.589111328125">
                <text:p>64.589111328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.94189453125">
                <text:p>60.94189453125</text:p>
              </table:table-cell>
              <table:table-cell office:value-type="float" office:value="54.633056640625">
                <text:p>54.633056640625</text:p>
              </table:table-cell>
              <table:table-cell office:value-type="float" office:value="87.049072265625">
                <text:p>87.049072265625</text:p>
              </table:table-cell>
              <table:table-cell office:value-type="float" office:value="34.949951171875">
                <text:p>34.949951171875</text:p>
              </table:table-cell>
              <table:table-cell office:value-type="float" office:value="64.3603515625">
                <text:p>64.3603515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.385986328125">
                <text:p>60.385986328125</text:p>
              </table:table-cell>
              <table:table-cell office:value-type="float" office:value="54.70166015625">
                <text:p>54.70166015625</text:p>
              </table:table-cell>
              <table:table-cell office:value-type="float" office:value="88.09423828125">
                <text:p>88.09423828125</text:p>
              </table:table-cell>
              <table:table-cell office:value-type="float" office:value="35.0458984375">
                <text:p>35.0458984375</text:p>
              </table:table-cell>
              <table:table-cell office:value-type="float" office:value="63.63134765625">
                <text:p>63.63134765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9.437011718755">
                <text:p>59.437011718755</text:p>
              </table:table-cell>
              <table:table-cell office:value-type="float" office:value="54.5576171875">
                <text:p>54.5576171875</text:p>
              </table:table-cell>
              <table:table-cell office:value-type="float" office:value="88.75732421875">
                <text:p>88.75732421875</text:p>
              </table:table-cell>
              <table:table-cell office:value-type="float" office:value="35.18310546875">
                <text:p>35.18310546875</text:p>
              </table:table-cell>
              <table:table-cell office:value-type="float" office:value="63.89404296875">
                <text:p>63.89404296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9.830078125005">
                <text:p>59.830078125005</text:p>
              </table:table-cell>
              <table:table-cell office:value-type="float" office:value="54.32177734375">
                <text:p>54.32177734375</text:p>
              </table:table-cell>
              <table:table-cell office:value-type="float" office:value="88.874267578125">
                <text:p>88.874267578125</text:p>
              </table:table-cell>
              <table:table-cell office:value-type="float" office:value="35.125732421875">
                <text:p>35.125732421875</text:p>
              </table:table-cell>
              <table:table-cell office:value-type="float" office:value="64.983154296875">
                <text:p>64.983154296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0.686279296875">
                <text:p>60.686279296875</text:p>
              </table:table-cell>
              <table:table-cell office:value-type="float" office:value="53.578857421875">
                <text:p>53.578857421875</text:p>
              </table:table-cell>
              <table:table-cell office:value-type="float" office:value="87.867919921875">
                <text:p>87.867919921875</text:p>
              </table:table-cell>
              <table:table-cell office:value-type="float" office:value="33.950927734375">
                <text:p>33.950927734375</text:p>
              </table:table-cell>
              <table:table-cell office:value-type="float" office:value="65.062255859375">
                <text:p>65.06225585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.59423828125">
                <text:p>60.59423828125</text:p>
              </table:table-cell>
              <table:table-cell office:value-type="float" office:value="52.196533203125">
                <text:p>52.196533203125</text:p>
              </table:table-cell>
              <table:table-cell office:value-type="float" office:value="86.546630859375">
                <text:p>86.546630859375</text:p>
              </table:table-cell>
              <table:table-cell office:value-type="float" office:value="33.7578125">
                <text:p>33.7578125</text:p>
              </table:table-cell>
              <table:table-cell office:value-type="float" office:value="64.851806640625">
                <text:p>64.851806640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.5400390625">
                <text:p>60.5400390625</text:p>
              </table:table-cell>
              <table:table-cell office:value-type="float" office:value="50.91455078125">
                <text:p>50.91455078125</text:p>
              </table:table-cell>
              <table:table-cell office:value-type="float" office:value="85.296875">
                <text:p>85.296875</text:p>
              </table:table-cell>
              <table:table-cell office:value-type="float" office:value="34.52880859375">
                <text:p>34.52880859375</text:p>
              </table:table-cell>
              <table:table-cell office:value-type="float" office:value="65.65185546875">
                <text:p>65.65185546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0.40283203125">
                <text:p>60.40283203125</text:p>
              </table:table-cell>
              <table:table-cell office:value-type="float" office:value="50.61279296875">
                <text:p>50.61279296875</text:p>
              </table:table-cell>
              <table:table-cell office:value-type="float" office:value="84.43310546875">
                <text:p>84.43310546875</text:p>
              </table:table-cell>
              <table:table-cell office:value-type="float" office:value="35.52880859375">
                <text:p>35.52880859375</text:p>
              </table:table-cell>
              <table:table-cell office:value-type="float" office:value="66.77197265625">
                <text:p>66.77197265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.6259765625">
                <text:p>59.6259765625</text:p>
              </table:table-cell>
              <table:table-cell office:value-type="float" office:value="49.536865234375">
                <text:p>49.536865234375</text:p>
              </table:table-cell>
              <table:table-cell office:value-type="float" office:value="83.561279296875">
                <text:p>83.561279296875</text:p>
              </table:table-cell>
              <table:table-cell office:value-type="float" office:value="37.10888671875">
                <text:p>37.10888671875</text:p>
              </table:table-cell>
              <table:table-cell office:value-type="float" office:value="67.831787109375">
                <text:p>67.83178710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.897705078125">
                <text:p>58.897705078125</text:p>
              </table:table-cell>
              <table:table-cell office:value-type="float" office:value="49.297607421875">
                <text:p>49.297607421875</text:p>
              </table:table-cell>
              <table:table-cell office:value-type="float" office:value="82.52587890625">
                <text:p>82.52587890625</text:p>
              </table:table-cell>
              <table:table-cell office:value-type="float" office:value="37.4931640625">
                <text:p>37.4931640625</text:p>
              </table:table-cell>
              <table:table-cell office:value-type="float" office:value="67.52392578125">
                <text:p>67.52392578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7.829589843755">
                <text:p>57.829589843755</text:p>
              </table:table-cell>
              <table:table-cell office:value-type="float" office:value="50.435791015625">
                <text:p>50.435791015625</text:p>
              </table:table-cell>
              <table:table-cell office:value-type="float" office:value="81.611572265625">
                <text:p>81.611572265625</text:p>
              </table:table-cell>
              <table:table-cell office:value-type="float" office:value="37.383056640625">
                <text:p>37.383056640625</text:p>
              </table:table-cell>
              <table:table-cell office:value-type="float" office:value="66.247802734375">
                <text:p>66.247802734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7.854980468755">
                <text:p>57.854980468755</text:p>
              </table:table-cell>
              <table:table-cell office:value-type="float" office:value="51.533203125">
                <text:p>51.533203125</text:p>
              </table:table-cell>
              <table:table-cell office:value-type="float" office:value="81.5048828125">
                <text:p>81.5048828125</text:p>
              </table:table-cell>
              <table:table-cell office:value-type="float" office:value="37.391845703125">
                <text:p>37.391845703125</text:p>
              </table:table-cell>
              <table:table-cell office:value-type="float" office:value="66.1396484375">
                <text:p>66.139648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.923095703125">
                <text:p>58.923095703125</text:p>
              </table:table-cell>
              <table:table-cell office:value-type="float" office:value="52.61572265625">
                <text:p>52.61572265625</text:p>
              </table:table-cell>
              <table:table-cell office:value-type="float" office:value="82.083984375">
                <text:p>82.083984375</text:p>
              </table:table-cell>
              <table:table-cell office:value-type="float" office:value="36.597900390625">
                <text:p>36.597900390625</text:p>
              </table:table-cell>
              <table:table-cell office:value-type="float" office:value="66.39990234375">
                <text:p>66.3999023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1.133cm" svg:height="9cm" xlink:href=".." xlink:type="simple" chart:class="chart:line" chart:style-name="ch1">
        <chart:legend chart:legend-position="end" svg:x="48.254cm" svg:y="3.14cm" style:legend-expansion="high" chart:style-name="ch2"/>
        <chart:plot-area chart:style-name="ch3" table:cell-range-address="Sheet1.N3:Sheet1.R152" svg:x="1.472cm" svg:y="0.855cm" svg:width="44.738cm" svg:height="7.545cm">
          <chartooo:coordinate-region svg:x="2.093cm" svg:y="1.067cm" svg:width="43.837cm" svg:height="6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3:Sheet1.N152" chart:class="chart:line">
            <chart:data-point chart:repeated="150"/>
          </chart:series>
          <chart:series chart:style-name="ch7" chart:values-cell-range-address="Sheet1.O3:Sheet1.O152" chart:class="chart:line">
            <chart:data-point chart:repeated="150"/>
          </chart:series>
          <chart:series chart:style-name="ch8" chart:values-cell-range-address="Sheet1.P3:Sheet1.P152" chart:class="chart:line">
            <chart:data-point chart:repeated="150"/>
          </chart:series>
          <chart:series chart:style-name="ch9" chart:values-cell-range-address="Sheet1.Q3:Sheet1.Q152" chart:class="chart:line">
            <chart:data-point chart:repeated="150"/>
          </chart:series>
          <chart:series chart:style-name="ch10" chart:values-cell-range-address="Sheet1.R3:Sheet1.R152" chart:class="chart:line">
            <chart:data-point chart:repeated="1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514648438">
                <text:p>1.77514648438</text:p>
                <draw:g>
                  <svg:desc>Sheet1.N3:Sheet1.N152</svg:desc>
                </draw:g>
              </table:table-cell>
              <table:table-cell office:value-type="float" office:value="0.3369140625">
                <text:p>0.3369140625</text:p>
                <draw:g>
                  <svg:desc>Sheet1.O3:Sheet1.O152</svg:desc>
                </draw:g>
              </table:table-cell>
              <table:table-cell office:value-type="float" office:value="1.056884765625">
                <text:p>1.056884765625</text:p>
                <draw:g>
                  <svg:desc>Sheet1.P3:Sheet1.P152</svg:desc>
                </draw:g>
              </table:table-cell>
              <table:table-cell office:value-type="float" office:value="0.021728515625">
                <text:p>0.021728515625</text:p>
                <draw:g>
                  <svg:desc>Sheet1.Q3:Sheet1.Q152</svg:desc>
                </draw:g>
              </table:table-cell>
              <table:table-cell office:value-type="float" office:value="0.6083984375">
                <text:p>0.6083984375</text:p>
                <draw:g>
                  <svg:desc>Sheet1.R3:Sheet1.R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950927734375">
                <text:p>0.950927734375</text:p>
              </table:table-cell>
              <table:table-cell office:value-type="float" office:value="2.339111328125">
                <text:p>2.339111328125</text:p>
              </table:table-cell>
              <table:table-cell office:value-type="float" office:value="0.663818359375">
                <text:p>0.663818359375</text:p>
              </table:table-cell>
              <table:table-cell office:value-type="float" office:value="1.005859375">
                <text:p>1.00585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9296875">
                <text:p>0.279296875</text:p>
              </table:table-cell>
              <table:table-cell office:value-type="float" office:value="0.081298828125">
                <text:p>0.081298828125</text:p>
              </table:table-cell>
              <table:table-cell office:value-type="float" office:value="1.8251953125">
                <text:p>1.8251953125</text:p>
              </table:table-cell>
              <table:table-cell office:value-type="float" office:value="0.08935546875">
                <text:p>0.08935546875</text:p>
              </table:table-cell>
              <table:table-cell office:value-type="float" office:value="0.0361328125">
                <text:p>0.036132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271484375">
                <text:p>0.78271484375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1.914794921875">
                <text:p>1.914794921875</text:p>
              </table:table-cell>
              <table:table-cell office:value-type="float" office:value="0.454833984375">
                <text:p>0.454833984375</text:p>
              </table:table-cell>
              <table:table-cell office:value-type="float" office:value="2.383056640625">
                <text:p>2.3830566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2109375">
                <text:p>0.162109375</text:p>
              </table:table-cell>
              <table:table-cell office:value-type="float" office:value="0.05859375">
                <text:p>0.05859375</text:p>
              </table:table-cell>
              <table:table-cell office:value-type="float" office:value="2.159912109375">
                <text:p>2.159912109375</text:p>
              </table:table-cell>
              <table:table-cell office:value-type="float" office:value="0.06201171875">
                <text:p>0.06201171875</text:p>
              </table:table-cell>
              <table:table-cell office:value-type="float" office:value="0.197998046875">
                <text:p>0.19799804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04296875">
                <text:p>0.01904296875</text:p>
              </table:table-cell>
              <table:table-cell office:value-type="float" office:value="1.0634765625">
                <text:p>1.0634765625</text:p>
              </table:table-cell>
              <table:table-cell office:value-type="float" office:value="2.41796875">
                <text:p>2.41796875</text:p>
              </table:table-cell>
              <table:table-cell office:value-type="float" office:value="0.039794921875">
                <text:p>0.039794921875</text:p>
              </table:table-cell>
              <table:table-cell office:value-type="float" office:value="1.216064453125">
                <text:p>1.21606445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38354492187">
                <text:p>21.38354492187</text:p>
              </table:table-cell>
              <table:table-cell office:value-type="float" office:value="0.35693359375">
                <text:p>0.35693359375</text:p>
              </table:table-cell>
              <table:table-cell office:value-type="float" office:value="2.017822265625">
                <text:p>2.017822265625</text:p>
              </table:table-cell>
              <table:table-cell office:value-type="float" office:value="0.12890625">
                <text:p>0.12890625</text:p>
              </table:table-cell>
              <table:table-cell office:value-type="float" office:value="1.01220703125">
                <text:p>1.0122070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66040039063">
                <text:p>31.66040039063</text:p>
              </table:table-cell>
              <table:table-cell office:value-type="float" office:value="0.835693359375">
                <text:p>0.835693359375</text:p>
              </table:table-cell>
              <table:table-cell office:value-type="float" office:value="0.110595703125">
                <text:p>0.110595703125</text:p>
              </table:table-cell>
              <table:table-cell office:value-type="float" office:value="0.92431640625">
                <text:p>0.92431640625</text:p>
              </table:table-cell>
              <table:table-cell office:value-type="float" office:value="1.00927734375">
                <text:p>1.009277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5029296875">
                <text:p>0.655029296875</text:p>
              </table:table-cell>
              <table:table-cell office:value-type="float" office:value="0.128173828125">
                <text:p>0.128173828125</text:p>
              </table:table-cell>
              <table:table-cell office:value-type="float" office:value="1.172607421875">
                <text:p>1.172607421875</text:p>
              </table:table-cell>
              <table:table-cell office:value-type="float" office:value="0.7548828125">
                <text:p>0.7548828125</text:p>
              </table:table-cell>
              <table:table-cell office:value-type="float" office:value="0.745361328125">
                <text:p>0.74536132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1357421880002">
                <text:p>0.641357421880002</text:p>
              </table:table-cell>
              <table:table-cell office:value-type="float" office:value="0.098876953125">
                <text:p>0.098876953125</text:p>
              </table:table-cell>
              <table:table-cell office:value-type="float" office:value="0.920166015625">
                <text:p>0.920166015625</text:p>
              </table:table-cell>
              <table:table-cell office:value-type="float" office:value="2.0556640625">
                <text:p>2.0556640625</text:p>
              </table:table-cell>
              <table:table-cell office:value-type="float" office:value="1.20947265625">
                <text:p>1.2094726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796875">
                <text:p>0.16796875</text:p>
              </table:table-cell>
              <table:table-cell office:value-type="float" office:value="0.69384765625">
                <text:p>0.69384765625</text:p>
              </table:table-cell>
              <table:table-cell office:value-type="float" office:value="1.899169921875">
                <text:p>1.899169921875</text:p>
              </table:table-cell>
              <table:table-cell office:value-type="float" office:value="1.453125">
                <text:p>1.453125</text:p>
              </table:table-cell>
              <table:table-cell office:value-type="float" office:value="1.375732421875">
                <text:p>1.37573242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44140625">
                <text:p>0.7744140625</text:p>
              </table:table-cell>
              <table:table-cell office:value-type="float" office:value="0.68994140625">
                <text:p>0.68994140625</text:p>
              </table:table-cell>
              <table:table-cell office:value-type="float" office:value="1.9560546875">
                <text:p>1.9560546875</text:p>
              </table:table-cell>
              <table:table-cell office:value-type="float" office:value="0.272216796875">
                <text:p>0.272216796875</text:p>
              </table:table-cell>
              <table:table-cell office:value-type="float" office:value="0.965087890625">
                <text:p>0.9650878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298828125">
                <text:p>0.56298828125</text:p>
              </table:table-cell>
              <table:table-cell office:value-type="float" office:value="1.038818359375">
                <text:p>1.038818359375</text:p>
              </table:table-cell>
              <table:table-cell office:value-type="float" office:value="0.600830078125">
                <text:p>0.600830078125</text:p>
              </table:table-cell>
              <table:table-cell office:value-type="float" office:value="0.226806640625">
                <text:p>0.226806640625</text:p>
              </table:table-cell>
              <table:table-cell office:value-type="float" office:value="0.052978515625">
                <text:p>0.052978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220703125">
                <text:p>1.1220703125</text:p>
              </table:table-cell>
              <table:table-cell office:value-type="float" office:value="1.6962890625">
                <text:p>1.6962890625</text:p>
              </table:table-cell>
              <table:table-cell office:value-type="float" office:value="0.956787109375">
                <text:p>0.956787109375</text:p>
              </table:table-cell>
              <table:table-cell office:value-type="float" office:value="0.60205078125">
                <text:p>0.60205078125</text:p>
              </table:table-cell>
              <table:table-cell office:value-type="float" office:value="0.117919921875">
                <text:p>0.11791992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8486328125">
                <text:p>1.98486328125</text:p>
              </table:table-cell>
              <table:table-cell office:value-type="float" office:value="0.240966796875">
                <text:p>0.240966796875</text:p>
              </table:table-cell>
              <table:table-cell office:value-type="float" office:value="0.137939453125">
                <text:p>0.137939453125</text:p>
              </table:table-cell>
              <table:table-cell office:value-type="float" office:value="1.54833984375">
                <text:p>1.54833984375</text:p>
              </table:table-cell>
              <table:table-cell office:value-type="float" office:value="0.81689453125">
                <text:p>0.8168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31201171869998">
                <text:p>0.731201171869998</text:p>
              </table:table-cell>
              <table:table-cell office:value-type="float" office:value="0.542724609375">
                <text:p>0.542724609375</text:p>
              </table:table-cell>
              <table:table-cell office:value-type="float" office:value="0.963623046875">
                <text:p>0.963623046875</text:p>
              </table:table-cell>
              <table:table-cell office:value-type="float" office:value="0.214111328125">
                <text:p>0.214111328125</text:p>
              </table:table-cell>
              <table:table-cell office:value-type="float" office:value="0.85302734375">
                <text:p>0.853027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4228515625">
                <text:p>0.084228515625</text:p>
              </table:table-cell>
              <table:table-cell office:value-type="float" office:value="0.2919921875">
                <text:p>0.2919921875</text:p>
              </table:table-cell>
              <table:table-cell office:value-type="float" office:value="1.85693359375">
                <text:p>1.85693359375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.08984375">
                <text:p>0.0898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6455078130002">
                <text:p>0.366455078130002</text:p>
              </table:table-cell>
              <table:table-cell office:value-type="float" office:value="0.812255859375">
                <text:p>0.812255859375</text:p>
              </table:table-cell>
              <table:table-cell office:value-type="float" office:value="1.51123046875">
                <text:p>1.51123046875</text:p>
              </table:table-cell>
              <table:table-cell office:value-type="float" office:value="1.339599609375">
                <text:p>1.33959960937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4228515625">
                <text:p>0.334228515625</text:p>
              </table:table-cell>
              <table:table-cell office:value-type="float" office:value="0.971435546875">
                <text:p>0.971435546875</text:p>
              </table:table-cell>
              <table:table-cell office:value-type="float" office:value="0.479248046875">
                <text:p>0.479248046875</text:p>
              </table:table-cell>
              <table:table-cell office:value-type="float" office:value="0.475830078125">
                <text:p>0.475830078125</text:p>
              </table:table-cell>
              <table:table-cell office:value-type="float" office:value="0.786865234375">
                <text:p>0.78686523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366210938">
                <text:p>1.00366210938</text:p>
              </table:table-cell>
              <table:table-cell office:value-type="float" office:value="0.0556640625">
                <text:p>0.0556640625</text:p>
              </table:table-cell>
              <table:table-cell office:value-type="float" office:value="0.140625">
                <text:p>0.140625</text:p>
              </table:table-cell>
              <table:table-cell office:value-type="float" office:value="0.761962890625">
                <text:p>0.761962890625</text:p>
              </table:table-cell>
              <table:table-cell office:value-type="float" office:value="1.064453125">
                <text:p>1.06445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1591796875">
                <text:p>0.381591796875</text:p>
              </table:table-cell>
              <table:table-cell office:value-type="float" office:value="0.861572265625">
                <text:p>0.861572265625</text:p>
              </table:table-cell>
              <table:table-cell office:value-type="float" office:value="1.565673828125">
                <text:p>1.565673828125</text:p>
              </table:table-cell>
              <table:table-cell office:value-type="float" office:value="0.77685546875">
                <text:p>0.77685546875</text:p>
              </table:table-cell>
              <table:table-cell office:value-type="float" office:value="0.088134765625">
                <text:p>0.088134765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4970703130002">
                <text:p>0.594970703130002</text:p>
              </table:table-cell>
              <table:table-cell office:value-type="float" office:value="0.130859375">
                <text:p>0.130859375</text:p>
              </table:table-cell>
              <table:table-cell office:value-type="float" office:value="29.4833984375">
                <text:p>29.4833984375</text:p>
              </table:table-cell>
              <table:table-cell office:value-type="float" office:value="0.7099609375">
                <text:p>0.7099609375</text:p>
              </table:table-cell>
              <table:table-cell office:value-type="float" office:value="1.19189453125">
                <text:p>1.1918945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8994140625">
                <text:p>0.468994140625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32.270751953125">
                <text:p>32.270751953125</text:p>
              </table:table-cell>
              <table:table-cell office:value-type="float" office:value="0.108642578125">
                <text:p>0.108642578125</text:p>
              </table:table-cell>
              <table:table-cell office:value-type="float" office:value="1.123779296875">
                <text:p>1.123779296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861328125">
                <text:p>0.07861328125</text:p>
              </table:table-cell>
              <table:table-cell office:value-type="float" office:value="30.334228515625">
                <text:p>30.334228515625</text:p>
              </table:table-cell>
              <table:table-cell office:value-type="float" office:value="0.721923828125">
                <text:p>0.721923828125</text:p>
              </table:table-cell>
              <table:table-cell office:value-type="float" office:value="0.326904296875">
                <text:p>0.326904296875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2509765625">
                <text:p>0.072509765625</text:p>
              </table:table-cell>
              <table:table-cell office:value-type="float" office:value="31.619140625">
                <text:p>31.619140625</text:p>
              </table:table-cell>
              <table:table-cell office:value-type="float" office:value="0.339599609375">
                <text:p>0.339599609375</text:p>
              </table:table-cell>
              <table:table-cell office:value-type="float" office:value="0.1923828125">
                <text:p>0.1923828125</text:p>
              </table:table-cell>
              <table:table-cell office:value-type="float" office:value="0.089599609375">
                <text:p>0.08959960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1572265625">
                <text:p>1.11572265625</text:p>
              </table:table-cell>
              <table:table-cell office:value-type="float" office:value="0.52001953125">
                <text:p>0.52001953125</text:p>
              </table:table-cell>
              <table:table-cell office:value-type="float" office:value="0.700927734375">
                <text:p>0.700927734375</text:p>
              </table:table-cell>
              <table:table-cell office:value-type="float" office:value="0.024169921875">
                <text:p>0.024169921875</text:p>
              </table:table-cell>
              <table:table-cell office:value-type="float" office:value="30.69091796875">
                <text:p>30.6909179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779296875">
                <text:p>0.8779296875</text:p>
              </table:table-cell>
              <table:table-cell office:value-type="float" office:value="0.7021484375">
                <text:p>0.7021484375</text:p>
              </table:table-cell>
              <table:table-cell office:value-type="float" office:value="0.633056640625">
                <text:p>0.633056640625</text:p>
              </table:table-cell>
              <table:table-cell office:value-type="float" office:value="0.5888671875">
                <text:p>0.5888671875</text:p>
              </table:table-cell>
              <table:table-cell office:value-type="float" office:value="31.781494140625">
                <text:p>31.781494140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498046875">
                <text:p>0.85498046875</text:p>
              </table:table-cell>
              <table:table-cell office:value-type="float" office:value="0.0458984375">
                <text:p>0.0458984375</text:p>
              </table:table-cell>
              <table:table-cell office:value-type="float" office:value="0.786865234375">
                <text:p>0.786865234375</text:p>
              </table:table-cell>
              <table:table-cell office:value-type="float" office:value="0.138916015625">
                <text:p>0.138916015625</text:p>
              </table:table-cell>
              <table:table-cell office:value-type="float" office:value="0.42431640625">
                <text:p>0.42431640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2890625">
                <text:p>0.212890625</text:p>
              </table:table-cell>
              <table:table-cell office:value-type="float" office:value="0.06689453125">
                <text:p>0.06689453125</text:p>
              </table:table-cell>
              <table:table-cell office:value-type="float" office:value="0.203857421875">
                <text:p>0.203857421875</text:p>
              </table:table-cell>
              <table:table-cell office:value-type="float" office:value="0.40380859375">
                <text:p>0.40380859375</text:p>
              </table:table-cell>
              <table:table-cell office:value-type="float" office:value="0.43310546875">
                <text:p>0.43310546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009765625">
                <text:p>0.35009765625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35009765625">
                <text:p>0.35009765625</text:p>
              </table:table-cell>
              <table:table-cell office:value-type="float" office:value="1.9140625">
                <text:p>1.9140625</text:p>
              </table:table-cell>
              <table:table-cell office:value-type="float" office:value="1.11279296875">
                <text:p>1.11279296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7060546875">
                <text:p>0.237060546875</text:p>
              </table:table-cell>
              <table:table-cell office:value-type="float" office:value="0.0439453125">
                <text:p>0.0439453125</text:p>
              </table:table-cell>
              <table:table-cell office:value-type="float" office:value="0.470947265625">
                <text:p>0.470947265625</text:p>
              </table:table-cell>
              <table:table-cell office:value-type="float" office:value="1.464111328125">
                <text:p>1.464111328125</text:p>
              </table:table-cell>
              <table:table-cell office:value-type="float" office:value="4.3193359375">
                <text:p>4.319335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9658203125">
                <text:p>0.49658203125</text:p>
              </table:table-cell>
              <table:table-cell office:value-type="float" office:value="0.077392578125">
                <text:p>0.077392578125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1748046875">
                <text:p>0.1748046875</text:p>
              </table:table-cell>
              <table:table-cell office:value-type="float" office:value="4.81982421875">
                <text:p>4.8198242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60546875">
                <text:p>0.2060546875</text:p>
              </table:table-cell>
              <table:table-cell office:value-type="float" office:value="0.001708984375">
                <text:p>0.001708984375</text:p>
              </table:table-cell>
              <table:table-cell office:value-type="float" office:value="0.610107421875">
                <text:p>0.610107421875</text:p>
              </table:table-cell>
              <table:table-cell office:value-type="float" office:value="0.026123046875">
                <text:p>0.026123046875</text:p>
              </table:table-cell>
              <table:table-cell office:value-type="float" office:value="0.60888671875">
                <text:p>0.6088867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5927734375">
                <text:p>2.25927734375</text:p>
              </table:table-cell>
              <table:table-cell office:value-type="float" office:value="0.888916015625">
                <text:p>0.888916015625</text:p>
              </table:table-cell>
              <table:table-cell office:value-type="float" office:value="0.14404296875">
                <text:p>0.14404296875</text:p>
              </table:table-cell>
              <table:table-cell office:value-type="float" office:value="1.041259765625">
                <text:p>1.041259765625</text:p>
              </table:table-cell>
              <table:table-cell office:value-type="float" office:value="0.013427734375">
                <text:p>0.01342773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3154296875">
                <text:p>1.983154296875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0.586181640625">
                <text:p>0.586181640625</text:p>
              </table:table-cell>
              <table:table-cell office:value-type="float" office:value="0.27099609375">
                <text:p>0.27099609375</text:p>
              </table:table-cell>
              <table:table-cell office:value-type="float" office:value="0.36279296875">
                <text:p>0.3627929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2294921869998">
                <text:p>0.852294921869998</text:p>
              </table:table-cell>
              <table:table-cell office:value-type="float" office:value="0.203857421875">
                <text:p>0.203857421875</text:p>
              </table:table-cell>
              <table:table-cell office:value-type="float" office:value="0.607177734375">
                <text:p>0.607177734375</text:p>
              </table:table-cell>
              <table:table-cell office:value-type="float" office:value="0.88525390625">
                <text:p>0.88525390625</text:p>
              </table:table-cell>
              <table:table-cell office:value-type="float" office:value="0.3173828125">
                <text:p>0.317382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626953125">
                <text:p>0.7626953125</text:p>
              </table:table-cell>
              <table:table-cell office:value-type="float" office:value="0.83642578125">
                <text:p>0.83642578125</text:p>
              </table:table-cell>
              <table:table-cell office:value-type="float" office:value="2.140380859375">
                <text:p>2.140380859375</text:p>
              </table:table-cell>
              <table:table-cell office:value-type="float" office:value="0.2939453125">
                <text:p>0.2939453125</text:p>
              </table:table-cell>
              <table:table-cell office:value-type="float" office:value="1.2265625">
                <text:p>1.2265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36328125">
                <text:p>0.2236328125</text:p>
              </table:table-cell>
              <table:table-cell office:value-type="float" office:value="0.501953125">
                <text:p>0.501953125</text:p>
              </table:table-cell>
              <table:table-cell office:value-type="float" office:value="1.44287109375">
                <text:p>1.44287109375</text:p>
              </table:table-cell>
              <table:table-cell office:value-type="float" office:value="0.359130859375">
                <text:p>0.359130859375</text:p>
              </table:table-cell>
              <table:table-cell office:value-type="float" office:value="0.60400390625">
                <text:p>0.60400390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2392578125">
                <text:p>1.02392578125</text:p>
              </table:table-cell>
              <table:table-cell office:value-type="float" office:value="1.42919921875">
                <text:p>1.42919921875</text:p>
              </table:table-cell>
              <table:table-cell office:value-type="float" office:value="0.7138671875">
                <text:p>0.7138671875</text:p>
              </table:table-cell>
              <table:table-cell office:value-type="float" office:value="0.661376953125">
                <text:p>0.661376953125</text:p>
              </table:table-cell>
              <table:table-cell office:value-type="float" office:value="0.71826171875">
                <text:p>0.7182617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8427734369998">
                <text:p>0.638427734369998</text:p>
              </table:table-cell>
              <table:table-cell office:value-type="float" office:value="1.0068359375">
                <text:p>1.0068359375</text:p>
              </table:table-cell>
              <table:table-cell office:value-type="float" office:value="0.0048828125">
                <text:p>0.0048828125</text:p>
              </table:table-cell>
              <table:table-cell office:value-type="float" office:value="0.16015625">
                <text:p>0.16015625</text:p>
              </table:table-cell>
              <table:table-cell office:value-type="float" office:value="0.754638671875">
                <text:p>0.75463867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6171875">
                <text:p>0.326171875</text:p>
              </table:table-cell>
              <table:table-cell office:value-type="float" office:value="0.1240234375">
                <text:p>0.1240234375</text:p>
              </table:table-cell>
              <table:table-cell office:value-type="float" office:value="0.226806640625">
                <text:p>0.226806640625</text:p>
              </table:table-cell>
              <table:table-cell office:value-type="float" office:value="1.49951171875">
                <text:p>1.49951171875</text:p>
              </table:table-cell>
              <table:table-cell office:value-type="float" office:value="1.406005859375">
                <text:p>1.406005859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53515625">
                <text:p>0.853515625</text:p>
              </table:table-cell>
              <table:table-cell office:value-type="float" office:value="0.032470703125">
                <text:p>0.032470703125</text:p>
              </table:table-cell>
              <table:table-cell office:value-type="float" office:value="0.699951171875">
                <text:p>0.699951171875</text:p>
              </table:table-cell>
              <table:table-cell office:value-type="float" office:value="0.6240234375">
                <text:p>0.6240234375</text:p>
              </table:table-cell>
              <table:table-cell office:value-type="float" office:value="1.25537109375">
                <text:p>1.2553710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0.081787109375">
                <text:p>0.081787109375</text:p>
              </table:table-cell>
              <table:table-cell office:value-type="float" office:value="0.731689453125">
                <text:p>0.731689453125</text:p>
              </table:table-cell>
              <table:table-cell office:value-type="float" office:value="0.982421875">
                <text:p>0.982421875</text:p>
              </table:table-cell>
              <table:table-cell office:value-type="float" office:value="0.041015625">
                <text:p>0.04101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40234375">
                <text:p>0.1240234375</text:p>
              </table:table-cell>
              <table:table-cell office:value-type="float" office:value="1.15185546875">
                <text:p>1.15185546875</text:p>
              </table:table-cell>
              <table:table-cell office:value-type="float" office:value="1.513916015625">
                <text:p>1.513916015625</text:p>
              </table:table-cell>
              <table:table-cell office:value-type="float" office:value="0.62890625">
                <text:p>0.62890625</text:p>
              </table:table-cell>
              <table:table-cell office:value-type="float" office:value="0.13525390625">
                <text:p>0.1352539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0107421875">
                <text:p>0.110107421875</text:p>
              </table:table-cell>
              <table:table-cell office:value-type="float" office:value="1.082275390625">
                <text:p>1.082275390625</text:p>
              </table:table-cell>
              <table:table-cell office:value-type="float" office:value="1.078369140625">
                <text:p>1.078369140625</text:p>
              </table:table-cell>
              <table:table-cell office:value-type="float" office:value="0.047119140625">
                <text:p>0.047119140625</text:p>
              </table:table-cell>
              <table:table-cell office:value-type="float" office:value="0.5771484375">
                <text:p>0.5771484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255859375">
                <text:p>0.12255859375</text:p>
              </table:table-cell>
              <table:table-cell office:value-type="float" office:value="0.796875">
                <text:p>0.796875</text:p>
              </table:table-cell>
              <table:table-cell office:value-type="float" office:value="0.848876953125">
                <text:p>0.848876953125</text:p>
              </table:table-cell>
              <table:table-cell office:value-type="float" office:value="0.017822265625">
                <text:p>0.017822265625</text:p>
              </table:table-cell>
              <table:table-cell office:value-type="float" office:value="1.434814453125">
                <text:p>1.434814453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38916015625">
                <text:p>1.138916015625</text:p>
              </table:table-cell>
              <table:table-cell office:value-type="float" office:value="0.77294921875">
                <text:p>0.77294921875</text:p>
              </table:table-cell>
              <table:table-cell office:value-type="float" office:value="0.837890625">
                <text:p>0.837890625</text:p>
              </table:table-cell>
              <table:table-cell office:value-type="float" office:value="0.887451171875">
                <text:p>0.887451171875</text:p>
              </table:table-cell>
              <table:table-cell office:value-type="float" office:value="0.64892578125">
                <text:p>0.6489257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888671875">
                <text:p>0.10888671875</text:p>
              </table:table-cell>
              <table:table-cell office:value-type="float" office:value="0.69482421875">
                <text:p>0.69482421875</text:p>
              </table:table-cell>
              <table:table-cell office:value-type="float" office:value="0.164306640625">
                <text:p>0.164306640625</text:p>
              </table:table-cell>
              <table:table-cell office:value-type="float" office:value="0.22900390625">
                <text:p>0.22900390625</text:p>
              </table:table-cell>
              <table:table-cell office:value-type="float" office:value="0.664306640625">
                <text:p>0.66430664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3173828125">
                <text:p>1.03173828125</text:p>
              </table:table-cell>
              <table:table-cell office:value-type="float" office:value="0.872314453125">
                <text:p>0.872314453125</text:p>
              </table:table-cell>
              <table:table-cell office:value-type="float" office:value="0.216064453125">
                <text:p>0.216064453125</text:p>
              </table:table-cell>
              <table:table-cell office:value-type="float" office:value="0.89697265625">
                <text:p>0.89697265625</text:p>
              </table:table-cell>
              <table:table-cell office:value-type="float" office:value="0.97705078125">
                <text:p>0.9770507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076171875">
                <text:p>0.03076171875</text:p>
              </table:table-cell>
              <table:table-cell office:value-type="float" office:value="1.35791015625">
                <text:p>1.35791015625</text:p>
              </table:table-cell>
              <table:table-cell office:value-type="float" office:value="0.18310546875">
                <text:p>0.18310546875</text:p>
              </table:table-cell>
              <table:table-cell office:value-type="float" office:value="0.80029296875">
                <text:p>0.80029296875</text:p>
              </table:table-cell>
              <table:table-cell office:value-type="float" office:value="0.78076171875">
                <text:p>0.78076171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1845703125">
                <text:p>0.141845703125</text:p>
              </table:table-cell>
              <table:table-cell office:value-type="float" office:value="1.3017578125">
                <text:p>1.3017578125</text:p>
              </table:table-cell>
              <table:table-cell office:value-type="float" office:value="0.38330078125">
                <text:p>0.38330078125</text:p>
              </table:table-cell>
              <table:table-cell office:value-type="float" office:value="1.134521484375">
                <text:p>1.134521484375</text:p>
              </table:table-cell>
              <table:table-cell office:value-type="float" office:value="1.1025390625">
                <text:p>1.102539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130859375">
                <text:p>0.09130859375</text:p>
              </table:table-cell>
              <table:table-cell office:value-type="float" office:value="1.064208984375">
                <text:p>1.064208984375</text:p>
              </table:table-cell>
              <table:table-cell office:value-type="float" office:value="0.351318359375">
                <text:p>0.351318359375</text:p>
              </table:table-cell>
              <table:table-cell office:value-type="float" office:value="0.2783203125">
                <text:p>0.2783203125</text:p>
              </table:table-cell>
              <table:table-cell office:value-type="float" office:value="0.18505859375">
                <text:p>0.1850585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369140625">
                <text:p>0.03369140625</text:p>
              </table:table-cell>
              <table:table-cell office:value-type="float" office:value="1.72607421875">
                <text:p>1.72607421875</text:p>
              </table:table-cell>
              <table:table-cell office:value-type="float" office:value="0.96923828125">
                <text:p>0.96923828125</text:p>
              </table:table-cell>
              <table:table-cell office:value-type="float" office:value="0.75390625">
                <text:p>0.75390625</text:p>
              </table:table-cell>
              <table:table-cell office:value-type="float" office:value="1.632568359375">
                <text:p>1.632568359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806640625">
                <text:p>0.01806640625</text:p>
              </table:table-cell>
              <table:table-cell office:value-type="float" office:value="1.968017578125">
                <text:p>1.968017578125</text:p>
              </table:table-cell>
              <table:table-cell office:value-type="float" office:value="0.679931640625">
                <text:p>0.679931640625</text:p>
              </table:table-cell>
              <table:table-cell office:value-type="float" office:value="0.88330078125">
                <text:p>0.88330078125</text:p>
              </table:table-cell>
              <table:table-cell office:value-type="float" office:value="0.603759765625">
                <text:p>0.603759765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54052734375">
                <text:p>0.154052734375</text:p>
              </table:table-cell>
              <table:table-cell office:value-type="float" office:value="1.251953125">
                <text:p>1.251953125</text:p>
              </table:table-cell>
              <table:table-cell office:value-type="float" office:value="0.64013671875">
                <text:p>0.64013671875</text:p>
              </table:table-cell>
              <table:table-cell office:value-type="float" office:value="0.976806640625">
                <text:p>0.976806640625</text:p>
              </table:table-cell>
              <table:table-cell office:value-type="float" office:value="0.4306640625">
                <text:p>0.430664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69921875">
                <text:p>0.1669921875</text:p>
              </table:table-cell>
              <table:table-cell office:value-type="float" office:value="0.041015625">
                <text:p>0.041015625</text:p>
              </table:table-cell>
              <table:table-cell office:value-type="float" office:value="0.158935546875">
                <text:p>0.158935546875</text:p>
              </table:table-cell>
              <table:table-cell office:value-type="float" office:value="0.5439453125">
                <text:p>0.5439453125</text:p>
              </table:table-cell>
              <table:table-cell office:value-type="float" office:value="0.84814453125">
                <text:p>0.8481445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8896484375">
                <text:p>0.118896484375</text:p>
              </table:table-cell>
              <table:table-cell office:value-type="float" office:value="0.286376953125">
                <text:p>0.286376953125</text:p>
              </table:table-cell>
              <table:table-cell office:value-type="float" office:value="0.971923828125">
                <text:p>0.971923828125</text:p>
              </table:table-cell>
              <table:table-cell office:value-type="float" office:value="1.314208984375">
                <text:p>1.314208984375</text:p>
              </table:table-cell>
              <table:table-cell office:value-type="float" office:value="0.229736328125">
                <text:p>0.229736328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9873046869998">
                <text:p>0.119873046869998</text:p>
              </table:table-cell>
              <table:table-cell office:value-type="float" office:value="0.333984375">
                <text:p>0.333984375</text:p>
              </table:table-cell>
              <table:table-cell office:value-type="float" office:value="0.1279296875">
                <text:p>0.1279296875</text:p>
              </table:table-cell>
              <table:table-cell office:value-type="float" office:value="1.005859375">
                <text:p>1.00585937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41162109375">
                <text:p>0.941162109375</text:p>
              </table:table-cell>
              <table:table-cell office:value-type="float" office:value="0.98828125">
                <text:p>0.98828125</text:p>
              </table:table-cell>
              <table:table-cell office:value-type="float" office:value="1.718994140625">
                <text:p>1.718994140625</text:p>
              </table:table-cell>
              <table:table-cell office:value-type="float" office:value="1.07568359375">
                <text:p>1.07568359375</text:p>
              </table:table-cell>
              <table:table-cell office:value-type="float" office:value="0.674560546875">
                <text:p>0.67456054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61328125">
                <text:p>0.0361328125</text:p>
              </table:table-cell>
              <table:table-cell office:value-type="float" office:value="0.89306640625">
                <text:p>0.89306640625</text:p>
              </table:table-cell>
              <table:table-cell office:value-type="float" office:value="0.251953125">
                <text:p>0.251953125</text:p>
              </table:table-cell>
              <table:table-cell office:value-type="float" office:value="0.97265625">
                <text:p>0.97265625</text:p>
              </table:table-cell>
              <table:table-cell office:value-type="float" office:value="0.299072265625">
                <text:p>0.299072265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.95703125">
                <text:p>0.95703125</text:p>
              </table:table-cell>
              <table:table-cell office:value-type="float" office:value="0.164794921875">
                <text:p>0.164794921875</text:p>
              </table:table-cell>
              <table:table-cell office:value-type="float" office:value="0.010986328125">
                <text:p>0.010986328125</text:p>
              </table:table-cell>
              <table:table-cell office:value-type="float" office:value="0.316650390625">
                <text:p>0.31665039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391601562">
                <text:p>1.01391601562</text:p>
              </table:table-cell>
              <table:table-cell office:value-type="float" office:value="1.19921875">
                <text:p>1.19921875</text:p>
              </table:table-cell>
              <table:table-cell office:value-type="float" office:value="0.9501953125">
                <text:p>0.9501953125</text:p>
              </table:table-cell>
              <table:table-cell office:value-type="float" office:value="0.239990234375">
                <text:p>0.239990234375</text:p>
              </table:table-cell>
              <table:table-cell office:value-type="float" office:value="0.10595703125">
                <text:p>0.10595703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79931640625">
                <text:p>1.179931640625</text:p>
              </table:table-cell>
              <table:table-cell office:value-type="float" office:value="0.96533203125">
                <text:p>0.96533203125</text:p>
              </table:table-cell>
              <table:table-cell office:value-type="float" office:value="1.206298828125">
                <text:p>1.206298828125</text:p>
              </table:table-cell>
              <table:table-cell office:value-type="float" office:value="0.175048828125">
                <text:p>0.175048828125</text:p>
              </table:table-cell>
              <table:table-cell office:value-type="float" office:value="1.379638671875">
                <text:p>1.37963867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5708007813">
                <text:p>1.25708007813</text:p>
              </table:table-cell>
              <table:table-cell office:value-type="float" office:value="0.154052734375">
                <text:p>0.154052734375</text:p>
              </table:table-cell>
              <table:table-cell office:value-type="float" office:value="1.801513671875">
                <text:p>1.801513671875</text:p>
              </table:table-cell>
              <table:table-cell office:value-type="float" office:value="0.596923828125">
                <text:p>0.596923828125</text:p>
              </table:table-cell>
              <table:table-cell office:value-type="float" office:value="1.29296875">
                <text:p>1.2929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0361328125">
                <text:p>0.20361328125</text:p>
              </table:table-cell>
              <table:table-cell office:value-type="float" office:value="0.667236328125">
                <text:p>0.667236328125</text:p>
              </table:table-cell>
              <table:table-cell office:value-type="float" office:value="0.6240234375">
                <text:p>0.6240234375</text:p>
              </table:table-cell>
              <table:table-cell office:value-type="float" office:value="0.171875">
                <text:p>0.171875</text:p>
              </table:table-cell>
              <table:table-cell office:value-type="float" office:value="0.475341796875">
                <text:p>0.475341796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484375">
                <text:p>0.21484375</text:p>
              </table:table-cell>
              <table:table-cell office:value-type="float" office:value="1.04736328125">
                <text:p>1.04736328125</text:p>
              </table:table-cell>
              <table:table-cell office:value-type="float" office:value="1.20556640625">
                <text:p>1.20556640625</text:p>
              </table:table-cell>
              <table:table-cell office:value-type="float" office:value="0.40625">
                <text:p>0.40625</text:p>
              </table:table-cell>
              <table:table-cell office:value-type="float" office:value="1.430908203125">
                <text:p>1.43090820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51953125">
                <text:p>1.3251953125</text:p>
              </table:table-cell>
              <table:table-cell office:value-type="float" office:value="0.15087890625">
                <text:p>0.15087890625</text:p>
              </table:table-cell>
              <table:table-cell office:value-type="float" office:value="0.039306640625">
                <text:p>0.039306640625</text:p>
              </table:table-cell>
              <table:table-cell office:value-type="float" office:value="0.64404296875">
                <text:p>0.64404296875</text:p>
              </table:table-cell>
              <table:table-cell office:value-type="float" office:value="0.177001953125">
                <text:p>0.17700195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3779296875">
                <text:p>1.23779296875</text:p>
              </table:table-cell>
              <table:table-cell office:value-type="float" office:value="0.813232421875">
                <text:p>0.813232421875</text:p>
              </table:table-cell>
              <table:table-cell office:value-type="float" office:value="0.55126953125">
                <text:p>0.55126953125</text:p>
              </table:table-cell>
              <table:table-cell office:value-type="float" office:value="0.03466796875">
                <text:p>0.03466796875</text:p>
              </table:table-cell>
              <table:table-cell office:value-type="float" office:value="1.368896484375">
                <text:p>1.368896484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755859375">
                <text:p>0.999755859375</text:p>
              </table:table-cell>
              <table:table-cell office:value-type="float" office:value="0.89990234375">
                <text:p>0.89990234375</text:p>
              </table:table-cell>
              <table:table-cell office:value-type="float" office:value="0.841796875">
                <text:p>0.841796875</text:p>
              </table:table-cell>
              <table:table-cell office:value-type="float" office:value="0.55419921875">
                <text:p>0.55419921875</text:p>
              </table:table-cell>
              <table:table-cell office:value-type="float" office:value="0.10009765625">
                <text:p>0.10009765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791015625">
                <text:p>1.0791015625</text:p>
              </table:table-cell>
              <table:table-cell office:value-type="float" office:value="1.2509765625">
                <text:p>1.2509765625</text:p>
              </table:table-cell>
              <table:table-cell office:value-type="float" office:value="0.413330078125">
                <text:p>0.413330078125</text:p>
              </table:table-cell>
              <table:table-cell office:value-type="float" office:value="0.6708984375">
                <text:p>0.6708984375</text:p>
              </table:table-cell>
              <table:table-cell office:value-type="float" office:value="0.769287109375">
                <text:p>0.769287109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17724609375">
                <text:p>0.917724609375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17822265625">
                <text:p>0.17822265625</text:p>
              </table:table-cell>
              <table:table-cell office:value-type="float" office:value="0.19287109375">
                <text:p>0.19287109375</text:p>
              </table:table-cell>
              <table:table-cell office:value-type="float" office:value="0.27294921875">
                <text:p>0.2729492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08203125">
                <text:p>0.908203125</text:p>
              </table:table-cell>
              <table:table-cell office:value-type="float" office:value="0.182373046875">
                <text:p>0.182373046875</text:p>
              </table:table-cell>
              <table:table-cell office:value-type="float" office:value="1.36376953125">
                <text:p>1.36376953125</text:p>
              </table:table-cell>
              <table:table-cell office:value-type="float" office:value="0.059814453125">
                <text:p>0.059814453125</text:p>
              </table:table-cell>
              <table:table-cell office:value-type="float" office:value="1.60595703125">
                <text:p>1.60595703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6728515625">
                <text:p>0.896728515625</text:p>
              </table:table-cell>
              <table:table-cell office:value-type="float" office:value="0.85595703125">
                <text:p>0.85595703125</text:p>
              </table:table-cell>
              <table:table-cell office:value-type="float" office:value="1.0419921875">
                <text:p>1.0419921875</text:p>
              </table:table-cell>
              <table:table-cell office:value-type="float" office:value="0.028076171875">
                <text:p>0.028076171875</text:p>
              </table:table-cell>
              <table:table-cell office:value-type="float" office:value="2.009033203125">
                <text:p>2.009033203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056640625">
                <text:p>0.83056640625</text:p>
              </table:table-cell>
              <table:table-cell office:value-type="float" office:value="1.006591796875">
                <text:p>1.006591796875</text:p>
              </table:table-cell>
              <table:table-cell office:value-type="float" office:value="0.384033203125">
                <text:p>0.384033203125</text:p>
              </table:table-cell>
              <table:table-cell office:value-type="float" office:value="0.200439453125">
                <text:p>0.200439453125</text:p>
              </table:table-cell>
              <table:table-cell office:value-type="float" office:value="1.368408203125">
                <text:p>1.368408203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828125">
                <text:p>0.98828125</text:p>
              </table:table-cell>
              <table:table-cell office:value-type="float" office:value="1.08984375">
                <text:p>1.08984375</text:p>
              </table:table-cell>
              <table:table-cell office:value-type="float" office:value="0.80810546875">
                <text:p>0.80810546875</text:p>
              </table:table-cell>
              <table:table-cell office:value-type="float" office:value="0.666015625">
                <text:p>0.666015625</text:p>
              </table:table-cell>
              <table:table-cell office:value-type="float" office:value="0.4931640625">
                <text:p>0.4931640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7421875">
                <text:p>0.0107421875</text:p>
              </table:table-cell>
              <table:table-cell office:value-type="float" office:value="0.03564453125">
                <text:p>0.03564453125</text:p>
              </table:table-cell>
              <table:table-cell office:value-type="float" office:value="1.0048828125">
                <text:p>1.0048828125</text:p>
              </table:table-cell>
              <table:table-cell office:value-type="float" office:value="0.667724609375">
                <text:p>0.667724609375</text:p>
              </table:table-cell>
              <table:table-cell office:value-type="float" office:value="1.120361328125">
                <text:p>1.120361328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21923828125">
                <text:p>0.721923828125</text:p>
              </table:table-cell>
              <table:table-cell office:value-type="float" office:value="0.135009765625">
                <text:p>0.135009765625</text:p>
              </table:table-cell>
              <table:table-cell office:value-type="float" office:value="0.95068359375">
                <text:p>0.95068359375</text:p>
              </table:table-cell>
              <table:table-cell office:value-type="float" office:value="0.721923828125">
                <text:p>0.721923828125</text:p>
              </table:table-cell>
              <table:table-cell office:value-type="float" office:value="1.32568359375">
                <text:p>1.32568359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6708984369998">
                <text:p>0.126708984369998</text:p>
              </table:table-cell>
              <table:table-cell office:value-type="float" office:value="0.865478515625">
                <text:p>0.865478515625</text:p>
              </table:table-cell>
              <table:table-cell office:value-type="float" office:value="0.779541015625">
                <text:p>0.779541015625</text:p>
              </table:table-cell>
              <table:table-cell office:value-type="float" office:value="1.1376953125">
                <text:p>1.1376953125</text:p>
              </table:table-cell>
              <table:table-cell office:value-type="float" office:value="0.343505859375">
                <text:p>0.343505859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34814453125">
                <text:p>0.434814453125</text:p>
              </table:table-cell>
              <table:table-cell office:value-type="float" office:value="0.045166015625">
                <text:p>0.045166015625</text:p>
              </table:table-cell>
              <table:table-cell office:value-type="float" office:value="0.78076171875">
                <text:p>0.78076171875</text:p>
              </table:table-cell>
              <table:table-cell office:value-type="float" office:value="2.029296875">
                <text:p>2.029296875</text:p>
              </table:table-cell>
              <table:table-cell office:value-type="float" office:value="1.937744140625">
                <text:p>1.937744140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978515625">
                <text:p>0.27978515625</text:p>
              </table:table-cell>
              <table:table-cell office:value-type="float" office:value="0.58935546875">
                <text:p>0.58935546875</text:p>
              </table:table-cell>
              <table:table-cell office:value-type="float" office:value="0.2236328125">
                <text:p>0.2236328125</text:p>
              </table:table-cell>
              <table:table-cell office:value-type="float" office:value="1.328125">
                <text:p>1.328125</text:p>
              </table:table-cell>
              <table:table-cell office:value-type="float" office:value="0.62890625">
                <text:p>0.62890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36962890625">
                <text:p>0.136962890625</text:p>
              </table:table-cell>
              <table:table-cell office:value-type="float" office:value="1.52978515625">
                <text:p>1.52978515625</text:p>
              </table:table-cell>
              <table:table-cell office:value-type="float" office:value="0.57568359375">
                <text:p>0.57568359375</text:p>
              </table:table-cell>
              <table:table-cell office:value-type="float" office:value="1.37255859375">
                <text:p>1.37255859375</text:p>
              </table:table-cell>
              <table:table-cell office:value-type="float" office:value="1.10009765625">
                <text:p>1.10009765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2880859369998">
                <text:p>0.702880859369998</text:p>
              </table:table-cell>
              <table:table-cell office:value-type="float" office:value="0.172607421875">
                <text:p>0.172607421875</text:p>
              </table:table-cell>
              <table:table-cell office:value-type="float" office:value="1.117919921875">
                <text:p>1.117919921875</text:p>
              </table:table-cell>
              <table:table-cell office:value-type="float" office:value="0.865966796875">
                <text:p>0.865966796875</text:p>
              </table:table-cell>
              <table:table-cell office:value-type="float" office:value="0.028564453125">
                <text:p>0.02856445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333984375">
                <text:p>0.017333984375</text:p>
              </table:table-cell>
              <table:table-cell office:value-type="float" office:value="0.700927734375">
                <text:p>0.700927734375</text:p>
              </table:table-cell>
              <table:table-cell office:value-type="float" office:value="0.095947265625">
                <text:p>0.095947265625</text:p>
              </table:table-cell>
              <table:table-cell office:value-type="float" office:value="0.32861328125">
                <text:p>0.32861328125</text:p>
              </table:table-cell>
              <table:table-cell office:value-type="float" office:value="0.14501953125">
                <text:p>0.1450195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623046875">
                <text:p>0.3623046875</text:p>
              </table:table-cell>
              <table:table-cell office:value-type="float" office:value="0.375">
                <text:p>0.375</text:p>
              </table:table-cell>
              <table:table-cell office:value-type="float" office:value="0.887939453125">
                <text:p>0.887939453125</text:p>
              </table:table-cell>
              <table:table-cell office:value-type="float" office:value="0.956787109375">
                <text:p>0.956787109375</text:p>
              </table:table-cell>
              <table:table-cell office:value-type="float" office:value="0.045654296875">
                <text:p>0.045654296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1484375">
                <text:p>1.21484375</text:p>
              </table:table-cell>
              <table:table-cell office:value-type="float" office:value="1.008056640625">
                <text:p>1.008056640625</text:p>
              </table:table-cell>
              <table:table-cell office:value-type="float" office:value="0.837158203125">
                <text:p>0.837158203125</text:p>
              </table:table-cell>
              <table:table-cell office:value-type="float" office:value="0.0390625">
                <text:p>0.0390625</text:p>
              </table:table-cell>
              <table:table-cell office:value-type="float" office:value="1.22216796875">
                <text:p>1.22216796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6416015625">
                <text:p>0.76416015625</text:p>
              </table:table-cell>
              <table:table-cell office:value-type="float" office:value="0.293701171875">
                <text:p>0.293701171875</text:p>
              </table:table-cell>
              <table:table-cell office:value-type="float" office:value="0.2958984375">
                <text:p>0.2958984375</text:p>
              </table:table-cell>
              <table:table-cell office:value-type="float" office:value="0.9697265625">
                <text:p>0.9697265625</text:p>
              </table:table-cell>
              <table:table-cell office:value-type="float" office:value="0.083740234375">
                <text:p>0.083740234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708984375">
                <text:p>0.76708984375</text:p>
              </table:table-cell>
              <table:table-cell office:value-type="float" office:value="1.071533203125">
                <text:p>1.071533203125</text:p>
              </table:table-cell>
              <table:table-cell office:value-type="float" office:value="1.237060546875">
                <text:p>1.237060546875</text:p>
              </table:table-cell>
              <table:table-cell office:value-type="float" office:value="0.94482421875">
                <text:p>0.94482421875</text:p>
              </table:table-cell>
              <table:table-cell office:value-type="float" office:value="0.156982421875">
                <text:p>0.156982421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7041015625">
                <text:p>1.17041015625</text:p>
              </table:table-cell>
              <table:table-cell office:value-type="float" office:value="0.958740234375">
                <text:p>0.958740234375</text:p>
              </table:table-cell>
              <table:table-cell office:value-type="float" office:value="0.329345703125">
                <text:p>0.329345703125</text:p>
              </table:table-cell>
              <table:table-cell office:value-type="float" office:value="1.37109375">
                <text:p>1.37109375</text:p>
              </table:table-cell>
              <table:table-cell office:value-type="float" office:value="0.923095703125">
                <text:p>0.923095703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638671875">
                <text:p>0.04638671875</text:p>
              </table:table-cell>
              <table:table-cell office:value-type="float" office:value="0.20947265625">
                <text:p>0.20947265625</text:p>
              </table:table-cell>
              <table:table-cell office:value-type="float" office:value="0.376953125">
                <text:p>0.376953125</text:p>
              </table:table-cell>
              <table:table-cell office:value-type="float" office:value="0.854248046875">
                <text:p>0.854248046875</text:p>
              </table:table-cell>
              <table:table-cell office:value-type="float" office:value="0.009033203125">
                <text:p>0.00903320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0200195312">
                <text:p>1.30200195312</text:p>
              </table:table-cell>
              <table:table-cell office:value-type="float" office:value="0.3447265625">
                <text:p>0.3447265625</text:p>
              </table:table-cell>
              <table:table-cell office:value-type="float" office:value="0.132568359375">
                <text:p>0.132568359375</text:p>
              </table:table-cell>
              <table:table-cell office:value-type="float" office:value="0.11279296875">
                <text:p>0.11279296875</text:p>
              </table:table-cell>
              <table:table-cell office:value-type="float" office:value="0.9560546875">
                <text:p>0.9560546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49462890625">
                <text:p>0.949462890625</text:p>
              </table:table-cell>
              <table:table-cell office:value-type="float" office:value="0.10107421875">
                <text:p>0.10107421875</text:p>
              </table:table-cell>
              <table:table-cell office:value-type="float" office:value="1.09228515625">
                <text:p>1.09228515625</text:p>
              </table:table-cell>
              <table:table-cell office:value-type="float" office:value="0.315185546875">
                <text:p>0.315185546875</text:p>
              </table:table-cell>
              <table:table-cell office:value-type="float" office:value="0.230224609375">
                <text:p>0.23022460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38671875">
                <text:p>0.638671875</text:p>
              </table:table-cell>
              <table:table-cell office:value-type="float" office:value="0.829833984375">
                <text:p>0.829833984375</text:p>
              </table:table-cell>
              <table:table-cell office:value-type="float" office:value="1.267333984375">
                <text:p>1.267333984375</text:p>
              </table:table-cell>
              <table:table-cell office:value-type="float" office:value="0.21484375">
                <text:p>0.21484375</text:p>
              </table:table-cell>
              <table:table-cell office:value-type="float" office:value="0.21923828125">
                <text:p>0.2192382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3916015625">
                <text:p>1.013916015625</text:p>
              </table:table-cell>
              <table:table-cell office:value-type="float" office:value="0.116943359375">
                <text:p>0.116943359375</text:p>
              </table:table-cell>
              <table:table-cell office:value-type="float" office:value="0.32763671875">
                <text:p>0.32763671875</text:p>
              </table:table-cell>
              <table:table-cell office:value-type="float" office:value="0.629638671875">
                <text:p>0.629638671875</text:p>
              </table:table-cell>
              <table:table-cell office:value-type="float" office:value="0.46923828125">
                <text:p>0.4692382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7895507813">
                <text:p>1.17895507813</text:p>
              </table:table-cell>
              <table:table-cell office:value-type="float" office:value="0.015380859375">
                <text:p>0.015380859375</text:p>
              </table:table-cell>
              <table:table-cell office:value-type="float" office:value="1.001220703125">
                <text:p>1.001220703125</text:p>
              </table:table-cell>
              <table:table-cell office:value-type="float" office:value="0.474365234375">
                <text:p>0.474365234375</text:p>
              </table:table-cell>
              <table:table-cell office:value-type="float" office:value="1.093505859375">
                <text:p>1.09350585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830078125">
                <text:p>1.0830078125</text:p>
              </table:table-cell>
              <table:table-cell office:value-type="float" office:value="0.142578125">
                <text:p>0.142578125</text:p>
              </table:table-cell>
              <table:table-cell office:value-type="float" office:value="1.349853515625">
                <text:p>1.349853515625</text:p>
              </table:table-cell>
              <table:table-cell office:value-type="float" office:value="0.1796875">
                <text:p>0.1796875</text:p>
              </table:table-cell>
              <table:table-cell office:value-type="float" office:value="0.42578125">
                <text:p>0.42578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34277343699978">
                <text:p>0.0134277343699978</text:p>
              </table:table-cell>
              <table:table-cell office:value-type="float" office:value="0.42138671875">
                <text:p>0.42138671875</text:p>
              </table:table-cell>
              <table:table-cell office:value-type="float" office:value="1.240966796875">
                <text:p>1.240966796875</text:p>
              </table:table-cell>
              <table:table-cell office:value-type="float" office:value="0.757568359375">
                <text:p>0.757568359375</text:p>
              </table:table-cell>
              <table:table-cell office:value-type="float" office:value="0.157958984375">
                <text:p>0.157958984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6220703125">
                <text:p>0.126220703125</text:p>
              </table:table-cell>
              <table:table-cell office:value-type="float" office:value="0.62353515625">
                <text:p>0.62353515625</text:p>
              </table:table-cell>
              <table:table-cell office:value-type="float" office:value="0.34521484375">
                <text:p>0.34521484375</text:p>
              </table:table-cell>
              <table:table-cell office:value-type="float" office:value="0.22900390625">
                <text:p>0.22900390625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87841796880002">
                <text:p>0.787841796880002</text:p>
              </table:table-cell>
              <table:table-cell office:value-type="float" office:value="0.273193359375">
                <text:p>0.273193359375</text:p>
              </table:table-cell>
              <table:table-cell office:value-type="float" office:value="0.31982421875">
                <text:p>0.31982421875</text:p>
              </table:table-cell>
              <table:table-cell office:value-type="float" office:value="0.15283203125">
                <text:p>0.15283203125</text:p>
              </table:table-cell>
              <table:table-cell office:value-type="float" office:value="0.636962890625">
                <text:p>0.636962890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3125">
                <text:p>1.03125</text:p>
              </table:table-cell>
              <table:table-cell office:value-type="float" office:value="0.03466796875">
                <text:p>0.03466796875</text:p>
              </table:table-cell>
              <table:table-cell office:value-type="float" office:value="0.555908203125">
                <text:p>0.555908203125</text:p>
              </table:table-cell>
              <table:table-cell office:value-type="float" office:value="0.2919921875">
                <text:p>0.2919921875</text:p>
              </table:table-cell>
              <table:table-cell office:value-type="float" office:value="0.757080078125">
                <text:p>0.757080078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9912109375">
                <text:p>1.09912109375</text:p>
              </table:table-cell>
              <table:table-cell office:value-type="float" office:value="0.93408203125">
                <text:p>0.93408203125</text:p>
              </table:table-cell>
              <table:table-cell office:value-type="float" office:value="0.6123046875">
                <text:p>0.6123046875</text:p>
              </table:table-cell>
              <table:table-cell office:value-type="float" office:value="0.2314453125">
                <text:p>0.2314453125</text:p>
              </table:table-cell>
              <table:table-cell office:value-type="float" office:value="0.177978515625">
                <text:p>0.17797851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9072265625">
                <text:p>0.049072265625</text:p>
              </table:table-cell>
              <table:table-cell office:value-type="float" office:value="0.190185546875">
                <text:p>0.190185546875</text:p>
              </table:table-cell>
              <table:table-cell office:value-type="float" office:value="1.208740234375">
                <text:p>1.208740234375</text:p>
              </table:table-cell>
              <table:table-cell office:value-type="float" office:value="0.5810546875">
                <text:p>0.5810546875</text:p>
              </table:table-cell>
              <table:table-cell office:value-type="float" office:value="0.056640625">
                <text:p>0.056640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19628906199978">
                <text:p>0.0119628906199978</text:p>
              </table:table-cell>
              <table:table-cell office:value-type="float" office:value="0.000732421875">
                <text:p>0.000732421875</text:p>
              </table:table-cell>
              <table:table-cell office:value-type="float" office:value="0.7939453125">
                <text:p>0.7939453125</text:p>
              </table:table-cell>
              <table:table-cell office:value-type="float" office:value="1.09814453125">
                <text:p>1.09814453125</text:p>
              </table:table-cell>
              <table:table-cell office:value-type="float" office:value="0.348876953125">
                <text:p>0.348876953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9072265625">
                <text:p>0.049072265625</text:p>
              </table:table-cell>
              <table:table-cell office:value-type="float" office:value="0.373046875">
                <text:p>0.373046875</text:p>
              </table:table-cell>
              <table:table-cell office:value-type="float" office:value="0.012939453125">
                <text:p>0.012939453125</text:p>
              </table:table-cell>
              <table:table-cell office:value-type="float" office:value="0.322265625">
                <text:p>0.322265625</text:p>
              </table:table-cell>
              <table:table-cell office:value-type="float" office:value="0.318115234375">
                <text:p>0.318115234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3403320312">
                <text:p>1.13403320312</text:p>
              </table:table-cell>
              <table:table-cell office:value-type="float" office:value="0.22412109375">
                <text:p>0.22412109375</text:p>
              </table:table-cell>
              <table:table-cell office:value-type="float" office:value="0.09521484375">
                <text:p>0.09521484375</text:p>
              </table:table-cell>
              <table:table-cell office:value-type="float" office:value="1.19775390625">
                <text:p>1.19775390625</text:p>
              </table:table-cell>
              <table:table-cell office:value-type="float" office:value="0.911376953125">
                <text:p>0.911376953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84814453125">
                <text:p>1.184814453125</text:p>
              </table:table-cell>
              <table:table-cell office:value-type="float" office:value="0.282470703125">
                <text:p>0.282470703125</text:p>
              </table:table-cell>
              <table:table-cell office:value-type="float" office:value="0.886962890625">
                <text:p>0.886962890625</text:p>
              </table:table-cell>
              <table:table-cell office:value-type="float" office:value="0.9453125">
                <text:p>0.9453125</text:p>
              </table:table-cell>
              <table:table-cell office:value-type="float" office:value="1.095947265625">
                <text:p>1.095947265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2412109375">
                <text:p>0.72412109375</text:p>
              </table:table-cell>
              <table:table-cell office:value-type="float" office:value="0.343017578125">
                <text:p>0.343017578125</text:p>
              </table:table-cell>
              <table:table-cell office:value-type="float" office:value="0.254638671875">
                <text:p>0.254638671875</text:p>
              </table:table-cell>
              <table:table-cell office:value-type="float" office:value="1.00732421875">
                <text:p>1.00732421875</text:p>
              </table:table-cell>
              <table:table-cell office:value-type="float" office:value="1.2080078125">
                <text:p>1.2080078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40576171875">
                <text:p>0.340576171875</text:p>
              </table:table-cell>
              <table:table-cell office:value-type="float" office:value="0.19580078125">
                <text:p>0.19580078125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1.041259765625">
                <text:p>1.041259765625</text:p>
              </table:table-cell>
              <table:table-cell office:value-type="float" office:value="0.12841796875">
                <text:p>0.1284179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75732421869998">
                <text:p>0.875732421869998</text:p>
              </table:table-cell>
              <table:table-cell office:value-type="float" office:value="0.899169921875">
                <text:p>0.899169921875</text:p>
              </table:table-cell>
              <table:table-cell office:value-type="float" office:value="0.207275390625">
                <text:p>0.207275390625</text:p>
              </table:table-cell>
              <table:table-cell office:value-type="float" office:value="0.7587890625">
                <text:p>0.7587890625</text:p>
              </table:table-cell>
              <table:table-cell office:value-type="float" office:value="1.190185546875">
                <text:p>1.190185546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10546875">
                <text:p>0.310546875</text:p>
              </table:table-cell>
              <table:table-cell office:value-type="float" office:value="1.042236328125">
                <text:p>1.042236328125</text:p>
              </table:table-cell>
              <table:table-cell office:value-type="float" office:value="0.65966796875">
                <text:p>0.65966796875</text:p>
              </table:table-cell>
              <table:table-cell office:value-type="float" office:value="0.880126953125">
                <text:p>0.880126953125</text:p>
              </table:table-cell>
              <table:table-cell office:value-type="float" office:value="1.0888671875">
                <text:p>1.0888671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3759765625">
                <text:p>0.53759765625</text:p>
              </table:table-cell>
              <table:table-cell office:value-type="float" office:value="0.077880859375">
                <text:p>0.077880859375</text:p>
              </table:table-cell>
              <table:table-cell office:value-type="float" office:value="0.799072265625">
                <text:p>0.799072265625</text:p>
              </table:table-cell>
              <table:table-cell office:value-type="float" office:value="0.990234375">
                <text:p>0.990234375</text:p>
              </table:table-cell>
              <table:table-cell office:value-type="float" office:value="0.867919921875">
                <text:p>0.867919921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0908203125">
                <text:p>0.180908203125</text:p>
              </table:table-cell>
              <table:table-cell office:value-type="float" office:value="0.442138671875">
                <text:p>0.442138671875</text:p>
              </table:table-cell>
              <table:table-cell office:value-type="float" office:value="0.683349609375">
                <text:p>0.683349609375</text:p>
              </table:table-cell>
              <table:table-cell office:value-type="float" office:value="0.95556640625">
                <text:p>0.95556640625</text:p>
              </table:table-cell>
              <table:table-cell office:value-type="float" office:value="0.177978515625">
                <text:p>0.177978515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8515625">
                <text:p>0.28515625</text:p>
              </table:table-cell>
              <table:table-cell office:value-type="float" office:value="0.397216796875">
                <text:p>0.397216796875</text:p>
              </table:table-cell>
              <table:table-cell office:value-type="float" office:value="1.00927734375">
                <text:p>1.00927734375</text:p>
              </table:table-cell>
              <table:table-cell office:value-type="float" office:value="0.248046875">
                <text:p>0.248046875</text:p>
              </table:table-cell>
              <table:table-cell office:value-type="float" office:value="0.95068359375">
                <text:p>0.95068359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66259765625">
                <text:p>0.666259765625</text:p>
              </table:table-cell>
              <table:table-cell office:value-type="float" office:value="0.12841796875">
                <text:p>0.12841796875</text:p>
              </table:table-cell>
              <table:table-cell office:value-type="float" office:value="0.901611328125">
                <text:p>0.901611328125</text:p>
              </table:table-cell>
              <table:table-cell office:value-type="float" office:value="1.406005859375">
                <text:p>1.406005859375</text:p>
              </table:table-cell>
              <table:table-cell office:value-type="float" office:value="0.965087890625">
                <text:p>0.96508789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08984375">
                <text:p>1.208984375</text:p>
              </table:table-cell>
              <table:table-cell office:value-type="float" office:value="0.14013671875">
                <text:p>0.14013671875</text:p>
              </table:table-cell>
              <table:table-cell office:value-type="float" office:value="0.235107421875">
                <text:p>0.235107421875</text:p>
              </table:table-cell>
              <table:table-cell office:value-type="float" office:value="0.824462890625">
                <text:p>0.824462890625</text:p>
              </table:table-cell>
              <table:table-cell office:value-type="float" office:value="0.941162109375">
                <text:p>0.941162109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7607421875">
                <text:p>0.97607421875</text:p>
              </table:table-cell>
              <table:table-cell office:value-type="float" office:value="1.15185546875">
                <text:p>1.15185546875</text:p>
              </table:table-cell>
              <table:table-cell office:value-type="float" office:value="0.474365234375">
                <text:p>0.474365234375</text:p>
              </table:table-cell>
              <table:table-cell office:value-type="float" office:value="0.897705078125">
                <text:p>0.897705078125</text:p>
              </table:table-cell>
              <table:table-cell office:value-type="float" office:value="0.06298828125">
                <text:p>0.06298828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28955078130002">
                <text:p>0.928955078130002</text:p>
              </table:table-cell>
              <table:table-cell office:value-type="float" office:value="0.023681640625">
                <text:p>0.023681640625</text:p>
              </table:table-cell>
              <table:table-cell office:value-type="float" office:value="0.420166015625">
                <text:p>0.420166015625</text:p>
              </table:table-cell>
              <table:table-cell office:value-type="float" office:value="1.511474609375">
                <text:p>1.511474609375</text:p>
              </table:table-cell>
              <table:table-cell office:value-type="float" office:value="1.20751953125">
                <text:p>1.20751953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2939453125">
                <text:p>0.262939453125</text:p>
              </table:table-cell>
              <table:table-cell office:value-type="float" office:value="0.9873046875">
                <text:p>0.9873046875</text:p>
              </table:table-cell>
              <table:table-cell office:value-type="float" office:value="0.743896484375">
                <text:p>0.743896484375</text:p>
              </table:table-cell>
              <table:table-cell office:value-type="float" office:value="0.892578125">
                <text:p>0.892578125</text:p>
              </table:table-cell>
              <table:table-cell office:value-type="float" office:value="1.308837890625">
                <text:p>1.30883789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6474609376">
                <text:p>1.36474609376</text:p>
              </table:table-cell>
              <table:table-cell office:value-type="float" office:value="0.876708984375">
                <text:p>0.876708984375</text:p>
              </table:table-cell>
              <table:table-cell office:value-type="float" office:value="0.03173828125">
                <text:p>0.03173828125</text:p>
              </table:table-cell>
              <table:table-cell office:value-type="float" office:value="0.92138671875">
                <text:p>0.92138671875</text:p>
              </table:table-cell>
              <table:table-cell office:value-type="float" office:value="0.82568359375">
                <text:p>0.82568359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12890625">
                <text:p>1.712890625</text:p>
              </table:table-cell>
              <table:table-cell office:value-type="float" office:value="0.0966796875">
                <text:p>0.0966796875</text:p>
              </table:table-cell>
              <table:table-cell office:value-type="float" office:value="0.373291015625">
                <text:p>0.373291015625</text:p>
              </table:table-cell>
              <table:table-cell office:value-type="float" office:value="0.429931640625">
                <text:p>0.429931640625</text:p>
              </table:table-cell>
              <table:table-cell office:value-type="float" office:value="0.113525390625">
                <text:p>0.11352539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1552734369998">
                <text:p>0.591552734369998</text:p>
              </table:table-cell>
              <table:table-cell office:value-type="float" office:value="1.048095703125">
                <text:p>1.048095703125</text:p>
              </table:table-cell>
              <table:table-cell office:value-type="float" office:value="0.2890625">
                <text:p>0.2890625</text:p>
              </table:table-cell>
              <table:table-cell office:value-type="float" office:value="0.51416015625">
                <text:p>0.51416015625</text:p>
              </table:table-cell>
              <table:table-cell office:value-type="float" office:value="0.8603515625">
                <text:p>0.8603515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09765625">
                <text:p>1.009765625</text:p>
              </table:table-cell>
              <table:table-cell office:value-type="float" office:value="1.2265625">
                <text:p>1.2265625</text:p>
              </table:table-cell>
              <table:table-cell office:value-type="float" office:value="0.37890625">
                <text:p>0.37890625</text:p>
              </table:table-cell>
              <table:table-cell office:value-type="float" office:value="0.278076171875">
                <text:p>0.278076171875</text:p>
              </table:table-cell>
              <table:table-cell office:value-type="float" office:value="0.60546875">
                <text:p>0.60546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224609375">
                <text:p>1.0224609375</text:p>
              </table:table-cell>
              <table:table-cell office:value-type="float" office:value="0.169677734375">
                <text:p>0.169677734375</text:p>
              </table:table-cell>
              <table:table-cell office:value-type="float" office:value="0.93017578125">
                <text:p>0.93017578125</text:p>
              </table:table-cell>
              <table:table-cell office:value-type="float" office:value="0.055908203125">
                <text:p>0.055908203125</text:p>
              </table:table-cell>
              <table:table-cell office:value-type="float" office:value="0.617919921875">
                <text:p>0.6179199218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3759765625">
                <text:p>0.103759765625</text:p>
              </table:table-cell>
              <table:table-cell office:value-type="float" office:value="0.04443359375">
                <text:p>0.04443359375</text:p>
              </table:table-cell>
              <table:table-cell office:value-type="float" office:value="1.79443359375">
                <text:p>1.79443359375</text:p>
              </table:table-cell>
              <table:table-cell office:value-type="float" office:value="0.06201171875">
                <text:p>0.06201171875</text:p>
              </table:table-cell>
              <table:table-cell office:value-type="float" office:value="0.55615234375">
                <text:p>0.55615234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17871093800022">
                <text:p>0.0817871093800022</text:p>
              </table:table-cell>
              <table:table-cell office:value-type="float" office:value="0.8232421875">
                <text:p>0.8232421875</text:p>
              </table:table-cell>
              <table:table-cell office:value-type="float" office:value="0.139404296875">
                <text:p>0.139404296875</text:p>
              </table:table-cell>
              <table:table-cell office:value-type="float" office:value="0.001708984375">
                <text:p>0.001708984375</text:p>
              </table:table-cell>
              <table:table-cell office:value-type="float" office:value="1.504150390625">
                <text:p>1.50415039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97900390625">
                <text:p>1.097900390625</text:p>
              </table:table-cell>
              <table:table-cell office:value-type="float" office:value="0.85498046875">
                <text:p>0.85498046875</text:p>
              </table:table-cell>
              <table:table-cell office:value-type="float" office:value="0.063720703125">
                <text:p>0.063720703125</text:p>
              </table:table-cell>
              <table:table-cell office:value-type="float" office:value="0.229248046875">
                <text:p>0.229248046875</text:p>
              </table:table-cell>
              <table:table-cell office:value-type="float" office:value="0.068115234375">
                <text:p>0.068115234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64355468699978">
                <text:p>0.0964355468699978</text:p>
              </table:table-cell>
              <table:table-cell office:value-type="float" office:value="1.28271484375">
                <text:p>1.28271484375</text:p>
              </table:table-cell>
              <table:table-cell office:value-type="float" office:value="0.3232421875">
                <text:p>0.3232421875</text:p>
              </table:table-cell>
              <table:table-cell office:value-type="float" office:value="1.029541015625">
                <text:p>1.029541015625</text:p>
              </table:table-cell>
              <table:table-cell office:value-type="float" office:value="0.891845703125">
                <text:p>0.89184570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048828125">
                <text:p>1.0048828125</text:p>
              </table:table-cell>
              <table:table-cell office:value-type="float" office:value="0.30810546875">
                <text:p>0.30810546875</text:p>
              </table:table-cell>
              <table:table-cell office:value-type="float" office:value="0.284912109375">
                <text:p>0.284912109375</text:p>
              </table:table-cell>
              <table:table-cell office:value-type="float" office:value="0.41796875">
                <text:p>0.41796875</text:p>
              </table:table-cell>
              <table:table-cell office:value-type="float" office:value="0.923583984375">
                <text:p>0.92358398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37890625">
                <text:p>0.837890625</text:p>
              </table:table-cell>
              <table:table-cell office:value-type="float" office:value="0.148681640625">
                <text:p>0.148681640625</text:p>
              </table:table-cell>
              <table:table-cell office:value-type="float" office:value="0.31787109375">
                <text:p>0.31787109375</text:p>
              </table:table-cell>
              <table:table-cell office:value-type="float" office:value="1.083740234375">
                <text:p>1.083740234375</text:p>
              </table:table-cell>
              <table:table-cell office:value-type="float" office:value="0.035888671875">
                <text:p>0.03588867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0009765625">
                <text:p>0.010009765625</text:p>
              </table:table-cell>
              <table:table-cell office:value-type="float" office:value="0.043212890625">
                <text:p>0.043212890625</text:p>
              </table:table-cell>
              <table:table-cell office:value-type="float" office:value="0.56396484375">
                <text:p>0.56396484375</text:p>
              </table:table-cell>
              <table:table-cell office:value-type="float" office:value="1.045654296875">
                <text:p>1.045654296875</text:p>
              </table:table-cell>
              <table:table-cell office:value-type="float" office:value="0.959716796875">
                <text:p>0.959716796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88037109369998">
                <text:p>0.988037109369998</text:p>
              </table:table-cell>
              <table:table-cell office:value-type="float" office:value="0.0126953125">
                <text:p>0.0126953125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0.697021484375">
                <text:p>0.697021484375</text:p>
              </table:table-cell>
              <table:table-cell office:value-type="float" office:value="0.47412109375">
                <text:p>0.4741210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712890625">
                <text:p>0.05712890625</text:p>
              </table:table-cell>
              <table:table-cell office:value-type="float" office:value="0.02587890625">
                <text:p>0.02587890625</text:p>
              </table:table-cell>
              <table:table-cell office:value-type="float" office:value="1.02978515625">
                <text:p>1.02978515625</text:p>
              </table:table-cell>
              <table:table-cell office:value-type="float" office:value="0.475830078125">
                <text:p>0.475830078125</text:p>
              </table:table-cell>
              <table:table-cell office:value-type="float" office:value="1.166015625">
                <text:p>1.166015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927734375">
                <text:p>0.0927734375</text:p>
              </table:table-cell>
              <table:table-cell office:value-type="float" office:value="1.140625">
                <text:p>1.140625</text:p>
              </table:table-cell>
              <table:table-cell office:value-type="float" office:value="0.690185546875">
                <text:p>0.690185546875</text:p>
              </table:table-cell>
              <table:table-cell office:value-type="float" office:value="0.552734375">
                <text:p>0.552734375</text:p>
              </table:table-cell>
              <table:table-cell office:value-type="float" office:value="0.514892578125">
                <text:p>0.514892578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72021484375">
                <text:p>1.072021484375</text:p>
              </table:table-cell>
              <table:table-cell office:value-type="float" office:value="1.2841796875">
                <text:p>1.2841796875</text:p>
              </table:table-cell>
              <table:table-cell office:value-type="float" office:value="0.216796875">
                <text:p>0.216796875</text:p>
              </table:table-cell>
              <table:table-cell office:value-type="float" office:value="1.17333984375">
                <text:p>1.17333984375</text:p>
              </table:table-cell>
              <table:table-cell office:value-type="float" office:value="0.849609375">
                <text:p>0.849609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17919921880002">
                <text:p>0.617919921880002</text:p>
              </table:table-cell>
              <table:table-cell office:value-type="float" office:value="1.07373046875">
                <text:p>1.07373046875</text:p>
              </table:table-cell>
              <table:table-cell office:value-type="float" office:value="0.330810546875">
                <text:p>0.330810546875</text:p>
              </table:table-cell>
              <table:table-cell office:value-type="float" office:value="0.27001953125">
                <text:p>0.27001953125</text:p>
              </table:table-cell>
              <table:table-cell office:value-type="float" office:value="0.177734375">
                <text:p>0.177734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45703125">
                <text:p>0.845703125</text:p>
              </table:table-cell>
              <table:table-cell office:value-type="float" office:value="0.97119140625">
                <text:p>0.97119140625</text:p>
              </table:table-cell>
              <table:table-cell office:value-type="float" office:value="0.14599609375">
                <text:p>0.14599609375</text:p>
              </table:table-cell>
              <table:table-cell office:value-type="float" office:value="0.565185546875">
                <text:p>0.565185546875</text:p>
              </table:table-cell>
              <table:table-cell office:value-type="float" office:value="0.078369140625">
                <text:p>0.078369140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9541015625">
                <text:p>0.29541015625</text:p>
              </table:table-cell>
              <table:table-cell office:value-type="float" office:value="0.0146484375">
                <text:p>0.0146484375</text:p>
              </table:table-cell>
              <table:table-cell office:value-type="float" office:value="0.156005859375">
                <text:p>0.156005859375</text:p>
              </table:table-cell>
              <table:table-cell office:value-type="float" office:value="1.050048828125">
                <text:p>1.050048828125</text:p>
              </table:table-cell>
              <table:table-cell office:value-type="float" office:value="0.026611328125">
                <text:p>0.026611328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5859375">
                <text:p>0.005859375</text:p>
              </table:table-cell>
              <table:table-cell office:value-type="float" office:value="0.826416015625">
                <text:p>0.826416015625</text:p>
              </table:table-cell>
              <table:table-cell office:value-type="float" office:value="0.98095703125">
                <text:p>0.98095703125</text:p>
              </table:table-cell>
              <table:table-cell office:value-type="float" office:value="0.239501953125">
                <text:p>0.239501953125</text:p>
              </table:table-cell>
              <table:table-cell office:value-type="float" office:value="0.769287109375">
                <text:p>0.76928710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099609375">
                <text:p>0.02099609375</text:p>
              </table:table-cell>
              <table:table-cell office:value-type="float" office:value="0.984130859375">
                <text:p>0.984130859375</text:p>
              </table:table-cell>
              <table:table-cell office:value-type="float" office:value="1.258056640625">
                <text:p>1.258056640625</text:p>
              </table:table-cell>
              <table:table-cell office:value-type="float" office:value="0.11376953125">
                <text:p>0.11376953125</text:p>
              </table:table-cell>
              <table:table-cell office:value-type="float" office:value="0.228759765625">
                <text:p>0.228759765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55908203125">
                <text:p>0.555908203125</text:p>
              </table:table-cell>
              <table:table-cell office:value-type="float" office:value="0.068603515625">
                <text:p>0.068603515625</text:p>
              </table:table-cell>
              <table:table-cell office:value-type="float" office:value="1.045166015625">
                <text:p>1.045166015625</text:p>
              </table:table-cell>
              <table:table-cell office:value-type="float" office:value="0.095947265625">
                <text:p>0.095947265625</text:p>
              </table:table-cell>
              <table:table-cell office:value-type="float" office:value="0.72900390625">
                <text:p>0.72900390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48974609369998">
                <text:p>0.948974609369998</text:p>
              </table:table-cell>
              <table:table-cell office:value-type="float" office:value="0.14404296875">
                <text:p>0.14404296875</text:p>
              </table:table-cell>
              <table:table-cell office:value-type="float" office:value="0.6630859375">
                <text:p>0.6630859375</text:p>
              </table:table-cell>
              <table:table-cell office:value-type="float" office:value="0.13720703125">
                <text:p>0.13720703125</text:p>
              </table:table-cell>
              <table:table-cell office:value-type="float" office:value="0.2626953125">
                <text:p>0.2626953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9306640625">
                <text:p>0.39306640625</text:p>
              </table:table-cell>
              <table:table-cell office:value-type="float" office:value="0.23583984375">
                <text:p>0.23583984375</text:p>
              </table:table-cell>
              <table:table-cell office:value-type="float" office:value="0.116943359375">
                <text:p>0.116943359375</text:p>
              </table:table-cell>
              <table:table-cell office:value-type="float" office:value="0.057373046875">
                <text:p>0.057373046875</text:p>
              </table:table-cell>
              <table:table-cell office:value-type="float" office:value="1.089111328125">
                <text:p>1.089111328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56201171869998">
                <text:p>0.856201171869998</text:p>
              </table:table-cell>
              <table:table-cell office:value-type="float" office:value="0.742919921875">
                <text:p>0.742919921875</text:p>
              </table:table-cell>
              <table:table-cell office:value-type="float" office:value="1.00634765625">
                <text:p>1.00634765625</text:p>
              </table:table-cell>
              <table:table-cell office:value-type="float" office:value="1.1748046875">
                <text:p>1.1748046875</text:p>
              </table:table-cell>
              <table:table-cell office:value-type="float" office:value="0.0791015625">
                <text:p>0.0791015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92041015625">
                <text:p>0.092041015625</text:p>
              </table:table-cell>
              <table:table-cell office:value-type="float" office:value="1.38232421875">
                <text:p>1.38232421875</text:p>
              </table:table-cell>
              <table:table-cell office:value-type="float" office:value="1.3212890625">
                <text:p>1.3212890625</text:p>
              </table:table-cell>
              <table:table-cell office:value-type="float" office:value="0.193115234375">
                <text:p>0.193115234375</text:p>
              </table:table-cell>
              <table:table-cell office:value-type="float" office:value="0.21044921875">
                <text:p>0.21044921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419921875">
                <text:p>0.05419921875</text:p>
              </table:table-cell>
              <table:table-cell office:value-type="float" office:value="1.281982421875">
                <text:p>1.281982421875</text:p>
              </table:table-cell>
              <table:table-cell office:value-type="float" office:value="1.249755859375">
                <text:p>1.249755859375</text:p>
              </table:table-cell>
              <table:table-cell office:value-type="float" office:value="0.77099609375">
                <text:p>0.77099609375</text:p>
              </table:table-cell>
              <table:table-cell office:value-type="float" office:value="0.800048828125">
                <text:p>0.800048828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720703125">
                <text:p>0.13720703125</text:p>
              </table:table-cell>
              <table:table-cell office:value-type="float" office:value="0.3017578125">
                <text:p>0.3017578125</text:p>
              </table:table-cell>
              <table:table-cell office:value-type="float" office:value="0.86376953125">
                <text:p>0.86376953125</text:p>
              </table:table-cell>
              <table:table-cell office:value-type="float" office:value="1">
                <text:p>1</text:p>
              </table:table-cell>
              <table:table-cell office:value-type="float" office:value="1.1201171875">
                <text:p>1.1201171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7685546875">
                <text:p>0.77685546875</text:p>
              </table:table-cell>
              <table:table-cell office:value-type="float" office:value="1.075927734375">
                <text:p>1.075927734375</text:p>
              </table:table-cell>
              <table:table-cell office:value-type="float" office:value="0.871826171875">
                <text:p>0.871826171875</text:p>
              </table:table-cell>
              <table:table-cell office:value-type="float" office:value="1.580078125">
                <text:p>1.580078125</text:p>
              </table:table-cell>
              <table:table-cell office:value-type="float" office:value="1.059814453125">
                <text:p>1.059814453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28271484375">
                <text:p>0.728271484375</text:p>
              </table:table-cell>
              <table:table-cell office:value-type="float" office:value="0.2392578125">
                <text:p>0.2392578125</text:p>
              </table:table-cell>
              <table:table-cell office:value-type="float" office:value="1.035400390625">
                <text:p>1.035400390625</text:p>
              </table:table-cell>
              <table:table-cell office:value-type="float" office:value="0.38427734375">
                <text:p>0.38427734375</text:p>
              </table:table-cell>
              <table:table-cell office:value-type="float" office:value="0.307861328125">
                <text:p>0.307861328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6811523437">
                <text:p>1.06811523437</text:p>
              </table:table-cell>
              <table:table-cell office:value-type="float" office:value="1.13818359375">
                <text:p>1.13818359375</text:p>
              </table:table-cell>
              <table:table-cell office:value-type="float" office:value="0.914306640625">
                <text:p>0.914306640625</text:p>
              </table:table-cell>
              <table:table-cell office:value-type="float" office:value="0.110107421875">
                <text:p>0.110107421875</text:p>
              </table:table-cell>
              <table:table-cell office:value-type="float" office:value="1.276123046875">
                <text:p>1.276123046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5390625">
                <text:p>0.025390625</text:p>
              </table:table-cell>
              <table:table-cell office:value-type="float" office:value="1.097412109375">
                <text:p>1.097412109375</text:p>
              </table:table-cell>
              <table:table-cell office:value-type="float" office:value="0.106689453125">
                <text:p>0.106689453125</text:p>
              </table:table-cell>
              <table:table-cell office:value-type="float" office:value="0.0087890625">
                <text:p>0.0087890625</text:p>
              </table:table-cell>
              <table:table-cell office:value-type="float" office:value="0.108154296875">
                <text:p>0.1081542968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6811523437">
                <text:p>1.06811523437</text:p>
              </table:table-cell>
              <table:table-cell office:value-type="float" office:value="1.08251953125">
                <text:p>1.08251953125</text:p>
              </table:table-cell>
              <table:table-cell office:value-type="float" office:value="0.5791015625">
                <text:p>0.5791015625</text:p>
              </table:table-cell>
              <table:table-cell office:value-type="float" office:value="0.7939453125">
                <text:p>0.7939453125</text:p>
              </table:table-cell>
              <table:table-cell office:value-type="float" office:value="0.26025390625">
                <text:p>0.26025390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015cm" svg:height="9.001cm" xlink:href=".." xlink:type="simple" chart:class="chart:line" chart:style-name="ch1">
        <chart:legend chart:legend-position="end" svg:x="39.163cm" svg:y="4.188cm" style:legend-expansion="high" chart:style-name="ch2"/>
        <chart:plot-area chart:style-name="ch3" table:cell-range-address="Sheet2.A1:Sheet2.A286" svg:x="1.29cm" svg:y="0.855cm" svg:width="36.193cm" svg:height="7.546cm">
          <chartooo:coordinate-region svg:x="1.911cm" svg:y="1.068cm" svg:width="35.572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1:Sheet2.A286" chart:class="chart:line">
            <chart:data-point chart:repeated="2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25">
                <text:p>31.25</text:p>
                <draw:g>
                  <svg:desc>Sheet2.A1:Sheet2.A2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90576171875">
                <text:p>29.9057617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55908203125">
                <text:p>32.5590820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580810546875">
                <text:p>29.5808105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951171875">
                <text:p>32.95117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22802734375">
                <text:p>29.228027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73779296875">
                <text:p>28.7377929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448974609375">
                <text:p>33.44897460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56787109375">
                <text:p>28.5678710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6201171875">
                <text:p>32.620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59912109375">
                <text:p>28.6599121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494873046875">
                <text:p>33.494873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59716796875">
                <text:p>27.5971679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5771484375">
                <text:p>34.577148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577880859375">
                <text:p>27.57788085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72900390625">
                <text:p>34.7290039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509033203125">
                <text:p>26.50903320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516845703125">
                <text:p>35.51684570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555908203125">
                <text:p>25.55590820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.64697265625">
                <text:p>35.64697265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728759765625">
                <text:p>26.728759765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51416015625">
                <text:p>32.51416015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531982421875">
                <text:p>29.5319824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03515625">
                <text:p>27.0351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1572265625">
                <text:p>35.1572265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605712890625">
                <text:p>23.60571289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696044921875">
                <text:p>38.69604492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48193359375">
                <text:p>23.4819335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208984375">
                <text:p>37.20898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0498046875">
                <text:p>24.0498046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.580322265625">
                <text:p>33.580322265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514892578125">
                <text:p>28.5148925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397216796875">
                <text:p>30.397216796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787109375">
                <text:p>30.787109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11474609375">
                <text:p>27.1147460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75830078125">
                <text:p>2.97583007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.1669921875">
                <text:p>38.166992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22900390625">
                <text:p>23.22900390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421142578125">
                <text:p>35.421142578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.76025390625">
                <text:p>25.7602539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64111328125">
                <text:p>33.64111328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.500732421875">
                <text:p>28.50073242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.52197265625">
                <text:p>29.5219726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651123046875">
                <text:p>32.65112304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705078125">
                <text:p>25.705078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105224609375">
                <text:p>24.105224609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406005859375">
                <text:p>26.406005859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.705078125">
                <text:p>35.70507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614013671875">
                <text:p>26.614013671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.569091796875">
                <text:p>34.569091796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5322265625">
                <text:p>27.532226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669921875">
                <text:p>34.669921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64404296875">
                <text:p>26.64404296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.68603515625">
                <text:p>34.68603515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.576171875">
                <text:p>26.576171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.4599609375">
                <text:p>35.4599609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.48681640625">
                <text:p>25.4868164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73876953125">
                <text:p>35.7387695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555908203125">
                <text:p>26.555908203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.538330078125">
                <text:p>35.53833007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.59521484375">
                <text:p>26.59521484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.644775390625">
                <text:p>35.64477539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5283203125">
                <text:p>25.6528320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.492919921875">
                <text:p>35.492919921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.57666015625">
                <text:p>25.57666015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.675048828125">
                <text:p>35.67504882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506103515625">
                <text:p>25.506103515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.706787109375">
                <text:p>35.706787109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.494873046875">
                <text:p>26.4948730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623046875">
                <text:p>34.62304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.555908203125">
                <text:p>27.555908203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.515869140625">
                <text:p>34.51586914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655029296875">
                <text:p>26.65502929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.5517578125">
                <text:p>35.5517578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589111328125">
                <text:p>25.589111328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.623046875">
                <text:p>36.6230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.589111328125">
                <text:p>25.589111328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.68212890625">
                <text:p>35.68212890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.49072265625">
                <text:p>25.4907226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.663330078125">
                <text:p>35.663330078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450927734375">
                <text:p>25.450927734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.64111328125">
                <text:p>35.64111328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.60693359375">
                <text:p>26.6069335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58984375">
                <text:p>35.5898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5458984375">
                <text:p>25.5458984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62109375">
                <text:p>36.62109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606201171875">
                <text:p>25.606201171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582763671875">
                <text:p>35.582763671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52099609375">
                <text:p>26.5209960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.59814453125">
                <text:p>34.5981445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630126953125">
                <text:p>26.630126953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.61181640625">
                <text:p>35.61181640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.577880859375">
                <text:p>26.57788085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.588134765625">
                <text:p>35.588134765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.552001953125">
                <text:p>26.55200195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.60791015625">
                <text:p>35.60791015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.60400390625">
                <text:p>26.60400390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.505859375">
                <text:p>34.505859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60888671875">
                <text:p>26.660888671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.570068359375">
                <text:p>34.570068359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.694091796875">
                <text:p>27.694091796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51220703125">
                <text:p>33.5122070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.57421875">
                <text:p>28.57421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.721923828125">
                <text:p>32.721923828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48095703125">
                <text:p>29.48095703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.593017578125">
                <text:p>31.593017578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.580078125">
                <text:p>29.580078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57373046875">
                <text:p>32.57373046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.682861328125">
                <text:p>29.682861328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.47705078125">
                <text:p>31.47705078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673095703125">
                <text:p>30.673095703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547119140625">
                <text:p>31.54711914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.51171875">
                <text:p>29.51171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.6650390625">
                <text:p>32.665039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60205078125">
                <text:p>28.60205078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.5771484375">
                <text:p>32.5771484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60009765625">
                <text:p>29.60009765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.5498046875">
                <text:p>31.5498046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629638671875">
                <text:p>30.629638671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.5537109375">
                <text:p>31.553710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.60498046875">
                <text:p>29.604980468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.584716796875">
                <text:p>31.584716796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.588623046875">
                <text:p>29.58862304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.584716796875">
                <text:p>32.58471679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56689453125">
                <text:p>29.5668945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.6611328125">
                <text:p>32.661132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.41796875">
                <text:p>28.41796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.69091796875">
                <text:p>33.69091796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.6201171875">
                <text:p>27.6201171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.535888671875">
                <text:p>33.535888671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6259765625">
                <text:p>28.6259765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.711181640625">
                <text:p>32.711181640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.471923828125">
                <text:p>29.471923828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.56201171875">
                <text:p>31.56201171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.6640625">
                <text:p>30.6640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.553955078125">
                <text:p>30.553955078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.581787109375">
                <text:p>30.581787109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693115234375">
                <text:p>30.693115234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49169921875">
                <text:p>30.49169921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546630859375">
                <text:p>30.546630859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599853515625">
                <text:p>30.599853515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5439453125">
                <text:p>31.543945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.6630859375">
                <text:p>29.6630859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.5703125">
                <text:p>32.5703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589111328125">
                <text:p>29.589111328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.659912109375">
                <text:p>31.65991210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53173828125">
                <text:p>29.53173828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556884765625">
                <text:p>32.556884765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.6708984375">
                <text:p>28.670898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.55517578125">
                <text:p>33.55517578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.618896484375">
                <text:p>28.61889648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.55810546875">
                <text:p>32.55810546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.677978515625">
                <text:p>29.677978515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496337890625">
                <text:p>31.496337890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56640625">
                <text:p>30.566406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597900390625">
                <text:p>31.597900390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.572021484375">
                <text:p>30.572021484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60595703125">
                <text:p>31.60595703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.5771484375">
                <text:p>30.5771484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.677001953125">
                <text:p>31.677001953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.6103515625">
                <text:p>29.6103515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421142578125">
                <text:p>32.421142578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.672119140625">
                <text:p>29.672119140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625244140625">
                <text:p>32.6252441406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.544921875">
                <text:p>28.544921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.54931640625">
                <text:p>32.54931640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.61181640625">
                <text:p>28.61181640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.702880859375">
                <text:p>32.702880859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.45703125">
                <text:p>29.45703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.586669921875">
                <text:p>32.586669921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.591064453125">
                <text:p>28.591064453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.613037109375">
                <text:p>32.613037109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667724609375">
                <text:p>29.6677246093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.495849609375">
                <text:p>32.495849609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.65673828125">
                <text:p>28.65673828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.5185546875">
                <text:p>32.518554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519775390625">
                <text:p>28.519775390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.636962890625">
                <text:p>32.636962890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.609130859375">
                <text:p>29.6091308593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.5869140625">
                <text:p>31.5869140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.60107421875">
                <text:p>29.60107421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.64892578125">
                <text:p>32.64892578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.487060546875">
                <text:p>28.487060546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2.64697265625">
                <text:p>32.64697265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.561767578125">
                <text:p>28.561767578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.566162109375">
                <text:p>33.566162109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.628173828125">
                <text:p>27.628173828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.656982421875">
                <text:p>33.656982421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.51220703125">
                <text:p>28.51220703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.578857421875">
                <text:p>32.578857421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.562744140625">
                <text:p>28.5627441406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.6962890625">
                <text:p>33.6962890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.60302734375">
                <text:p>28.603027343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.50390625">
                <text:p>33.50390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.673828125">
                <text:p>27.673828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.47802734375">
                <text:p>33.47802734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.581787109375">
                <text:p>27.581787109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.5859375">
                <text:p>34.58593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.589111328125">
                <text:p>27.589111328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.651123046875">
                <text:p>34.651123046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.503173828125">
                <text:p>27.503173828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.48828125">
                <text:p>34.48828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.735107421875">
                <text:p>26.735107421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.571044921875">
                <text:p>35.571044921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.603271484375">
                <text:p>26.603271484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.578125">
                <text:p>35.578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588134765625">
                <text:p>25.5881347656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.627197265625">
                <text:p>36.627197265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571044921875">
                <text:p>24.571044921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7.573974609375">
                <text:p>37.573974609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.587890625">
                <text:p>23.587890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.569091796875">
                <text:p>38.5690917968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.627685546875">
                <text:p>23.62768554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.5419921875">
                <text:p>38.54199218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706787109375">
                <text:p>22.7067871093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.974853515625">
                <text:p>38.974853515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1220703125">
                <text:p>24.12207031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.538818359375">
                <text:p>37.538818359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.60595703125">
                <text:p>24.60595703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.598876953125">
                <text:p>36.598876953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.57177734375">
                <text:p>24.57177734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.711669921875">
                <text:p>36.711669921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.44921875">
                <text:p>24.44921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.630859375">
                <text:p>36.6308593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.591064453125">
                <text:p>25.591064453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541015625">
                <text:p>36.5410156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.60693359375">
                <text:p>24.60693359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7568359375">
                <text:p>36.75683593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486083984375">
                <text:p>24.4860839843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68408203125">
                <text:p>36.68408203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460693359375">
                <text:p>24.4606933593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.61328125">
                <text:p>36.61328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.696044921875">
                <text:p>25.696044921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.48974609375">
                <text:p>35.48974609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.5673828125">
                <text:p>25.5673828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.6123046875">
                <text:p>35.6123046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5869140625">
                <text:p>26.5869140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.5927734375">
                <text:p>35.5927734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.583251953125">
                <text:p>26.583251953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.586181640625">
                <text:p>35.586181640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573974609375">
                <text:p>25.573974609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.5849609375">
                <text:p>35.5849609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68798828125">
                <text:p>25.68798828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.47900390625">
                <text:p>36.47900390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9716796875">
                <text:p>24.59716796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7.6103515625">
                <text:p>37.61035156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552001953125">
                <text:p>23.552001953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.951171875">
                <text:p>38.951171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.255126953125">
                <text:p>22.255126953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.26806640625">
                <text:p>39.26806640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.894775390625">
                <text:p>22.8947753906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.141845703125">
                <text:p>39.141845703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.989990234375">
                <text:p>22.9899902343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.27197265625">
                <text:p>39.27197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.056884765625">
                <text:p>22.05688476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.7548828125">
                <text:p>38.7548828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3.31396484375">
                <text:p>23.31396484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.677001953125">
                <text:p>37.677001953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.498046875">
                <text:p>23.498046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.508056640625">
                <text:p>37.508056640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.720947265625">
                <text:p>23.720947265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.52197265625">
                <text:p>38.521972656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.597900390625">
                <text:p>23.597900390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.55908203125">
                <text:p>38.55908203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.65283203125">
                <text:p>23.65283203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9.02783203125">
                <text:p>39.02783203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.251953125">
                <text:p>22.251953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.348388671875">
                <text:p>38.3483886718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.754150390625">
                <text:p>23.7541503906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.573974609375">
                <text:p>38.573974609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.60791015625">
                <text:p>22.60791015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.6220703125">
                <text:p>38.62207031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.5302734375">
                <text:p>22.53027343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.344970703125">
                <text:p>39.344970703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.832275390625">
                <text:p>21.8322753906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.256103515625">
                <text:p>39.256103515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.891845703125">
                <text:p>21.8918457031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.93017578125">
                <text:p>38.93017578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.260986328125">
                <text:p>23.260986328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.080078125">
                <text:p>39.080078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.109130859375">
                <text:p>22.109130859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.97607421875">
                <text:p>38.976074218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.18408203125">
                <text:p>23.184082031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.496826171875">
                <text:p>38.4968261718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.72998046875">
                <text:p>22.7299804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105cm" svg:height="9cm" xlink:href=".." xlink:type="simple" chart:class="chart:line" chart:style-name="ch1">
        <chart:legend chart:legend-position="end" svg:x="39.253cm" svg:y="4.188cm" style:legend-expansion="high" chart:style-name="ch2"/>
        <chart:plot-area chart:style-name="ch3" table:cell-range-address="Sheet2.B2:Sheet2.B286" svg:x="1.292cm" svg:y="0.855cm" svg:width="36.277cm" svg:height="7.545cm">
          <chartooo:coordinate-region svg:x="2.099cm" svg:y="1.067cm" svg:width="35.47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86" chart:class="chart:line">
            <chart:data-point chart:repeated="2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4423828125">
                <text:p>1.34423828125</text:p>
                <draw:g>
                  <svg:desc>Sheet2.B2:Sheet2.B2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533203125">
                <text:p>2.6533203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78271484375">
                <text:p>2.9782714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70361328125">
                <text:p>3.37036132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2314453125">
                <text:p>3.7231445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0234375">
                <text:p>0.4902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11181640625">
                <text:p>4.71118164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81103515625">
                <text:p>4.881103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5224609375">
                <text:p>4.0522460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60205078125">
                <text:p>3.96020507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349609375">
                <text:p>4.83496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97705078125">
                <text:p>5.8977050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7998046875">
                <text:p>6.979980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99267578125">
                <text:p>6.99926757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51123046875">
                <text:p>7.1511230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19970703125">
                <text:p>8.21997070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0078125">
                <text:p>9.007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609375">
                <text:p>9.960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091064453125">
                <text:p>10.09106445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918212890625">
                <text:p>8.91821289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785400390625">
                <text:p>5.78540039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82177734375">
                <text:p>2.98217773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96826171875">
                <text:p>2.49682617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1220703125">
                <text:p>8.122070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551513671875">
                <text:p>11.55151367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09033203125">
                <text:p>15.0903320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214111328125">
                <text:p>15.214111328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2705078125">
                <text:p>13.7270507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1591796875">
                <text:p>13.1591796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530517578125">
                <text:p>9.530517578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0654296875">
                <text:p>5.065429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8232421875">
                <text:p>1.8823242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9892578125">
                <text:p>0.389892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7236328125">
                <text:p>3.6723632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138916015625">
                <text:p>24.13891601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191162109375">
                <text:p>35.19116210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93798828125">
                <text:p>14.9379882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192138671875">
                <text:p>12.19213867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660888671875">
                <text:p>9.66088867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80859375">
                <text:p>7.880859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140380859375">
                <text:p>5.140380859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21240234375">
                <text:p>1.021240234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29150390625">
                <text:p>3.12915039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946044921875">
                <text:p>6.94604492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294921875">
                <text:p>11.294921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894775390625">
                <text:p>12.8947753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0078125">
                <text:p>2.3007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299072265625">
                <text:p>9.29907226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091064453125">
                <text:p>9.091064453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955078125">
                <text:p>7.955078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036865234375">
                <text:p>7.03686523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1376953125">
                <text:p>7.1376953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02587890625">
                <text:p>8.02587890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0419921875">
                <text:p>8.041992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10986328125">
                <text:p>8.1098632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8837890625">
                <text:p>8.88378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97314453125">
                <text:p>9.9731445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251953125">
                <text:p>10.25195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182861328125">
                <text:p>9.182861328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982421875">
                <text:p>8.98242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943115234375">
                <text:p>8.943115234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049560546875">
                <text:p>9.049560546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991943359375">
                <text:p>9.99194335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840087890625">
                <text:p>9.8400878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916259765625">
                <text:p>9.916259765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098388671875">
                <text:p>10.098388671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1689453125">
                <text:p>10.168945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0068359375">
                <text:p>10.2006835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2119140625">
                <text:p>9.2119140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128173828125">
                <text:p>8.128173828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67138671875">
                <text:p>7.06713867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9599609375">
                <text:p>6.9599609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86083984375">
                <text:p>7.86083984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896728515625">
                <text:p>8.896728515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962646484375">
                <text:p>9.96264648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033935546875">
                <text:p>11.03393554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033935546875">
                <text:p>11.0339355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093017578125">
                <text:p>10.093017578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19140625">
                <text:p>10.19140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172607421875">
                <text:p>10.172607421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21240234375">
                <text:p>10.21240234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90185546875">
                <text:p>10.19018554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0341796875">
                <text:p>9.034179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98291015625">
                <text:p>8.98291015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0439453125">
                <text:p>10.043945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0751953125">
                <text:p>11.0751953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014892578125">
                <text:p>11.014892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9765625">
                <text:p>9.9765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061767578125">
                <text:p>9.06176757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0771484375">
                <text:p>8.0771484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968017578125">
                <text:p>7.96801757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981689453125">
                <text:p>8.981689453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033935546875">
                <text:p>9.033935546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01025390625">
                <text:p>9.01025390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0361328125">
                <text:p>9.0361328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055908203125">
                <text:p>9.05590820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00390625">
                <text:p>9.00390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90185546875">
                <text:p>7.90185546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844970703125">
                <text:p>7.84497070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9091796875">
                <text:p>7.9091796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8759765625">
                <text:p>6.8759765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818115234375">
                <text:p>5.818115234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3798828125">
                <text:p>4.93798828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47705078125">
                <text:p>4.147705078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240966796875">
                <text:p>3.24096679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12060546875">
                <text:p>2.112060546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012939453125">
                <text:p>2.012939453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9365234375">
                <text:p>2.99365234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90869140625">
                <text:p>2.89086914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94189453125">
                <text:p>1.79418945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03955078125">
                <text:p>0.803955078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740234375">
                <text:p>0.8740234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035400390625">
                <text:p>2.03540039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533203125">
                <text:p>3.1533203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06298828125">
                <text:p>4.06298828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97509765625">
                <text:p>3.97509765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97705078125">
                <text:p>2.97705078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4970703125">
                <text:p>1.94970703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0166015625">
                <text:p>0.920166015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24072265625">
                <text:p>0.924072265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4873046875">
                <text:p>1.94873046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79736328125">
                <text:p>1.979736328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9609375">
                <text:p>1.99609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99609375">
                <text:p>2.99609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17822265625">
                <text:p>3.017822265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9423828125">
                <text:p>3.09423828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431640625">
                <text:p>4.243164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27294921875">
                <text:p>5.2729492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07080078125">
                <text:p>6.07080078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15771484375">
                <text:p>5.915771484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09912109375">
                <text:p>4.909912109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085205078125">
                <text:p>4.085205078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392578125">
                <text:p>3.2392578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90087890625">
                <text:p>2.090087890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9794921875">
                <text:p>0.89794921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10107421875">
                <text:p>0.110107421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783203125">
                <text:p>0.0278320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11328125">
                <text:p>0.111328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01416015625">
                <text:p>0.201416015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4931640625">
                <text:p>0.054931640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322265625">
                <text:p>0.05322265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44091796875">
                <text:p>0.944091796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880859375">
                <text:p>1.88085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9072265625">
                <text:p>2.9072265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81201171875">
                <text:p>2.981201171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07080078125">
                <text:p>2.07080078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128173828125">
                <text:p>2.128173828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25146484375">
                <text:p>3.025146484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85986328125">
                <text:p>3.88598632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8427734375">
                <text:p>4.8842773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36279296875">
                <text:p>4.93627929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939208984375">
                <text:p>3.93920898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80126953125">
                <text:p>2.880126953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818359375">
                <text:p>1.818359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9931640625">
                <text:p>0.929931640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31494140625">
                <text:p>1.0314941406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2587890625">
                <text:p>1.02587890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33935546875">
                <text:p>1.033935546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2880859375">
                <text:p>1.02880859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99853515625">
                <text:p>1.09985351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066650390625">
                <text:p>2.066650390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810791015625">
                <text:p>2.810791015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7490234375">
                <text:p>2.74902343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953125">
                <text:p>2.953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080322265625">
                <text:p>4.0803222656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00439453125">
                <text:p>4.00439453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9375">
                <text:p>3.9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091064453125">
                <text:p>4.091064453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245849609375">
                <text:p>3.245849609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29638671875">
                <text:p>3.129638671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99560546875">
                <text:p>3.99560546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02197265625">
                <text:p>4.021972656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9453125">
                <text:p>2.9453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28125">
                <text:p>2.828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839111328125">
                <text:p>3.839111328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86181640625">
                <text:p>3.8618164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998779296875">
                <text:p>3.99877929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1171875">
                <text:p>4.1171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02783203125">
                <text:p>3.02783203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77783203125">
                <text:p>1.977783203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8583984375">
                <text:p>1.985839843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478515625">
                <text:p>3.0478515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61865234375">
                <text:p>4.161865234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159912109375">
                <text:p>4.1599121093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085205078125">
                <text:p>4.085205078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00439453125">
                <text:p>5.004394531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93798828125">
                <text:p>5.93798828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02880859375">
                <text:p>6.028808593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144775390625">
                <text:p>5.144775390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066650390625">
                <text:p>4.066650390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01611328125">
                <text:p>4.01611328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133544921875">
                <text:p>5.1335449218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09326171875">
                <text:p>5.09326171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90087890625">
                <text:p>4.90087890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830078125">
                <text:p>5.830078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80419921875">
                <text:p>5.804199218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896240234375">
                <text:p>5.896240234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004150390625">
                <text:p>7.004150390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996826171875">
                <text:p>6.996826171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06201171875">
                <text:p>7.062011718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14794921875">
                <text:p>7.14794921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985107421875">
                <text:p>6.985107421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753173828125">
                <text:p>7.753173828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8359375">
                <text:p>8.8359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9677734375">
                <text:p>8.9677734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974853515625">
                <text:p>8.9748535156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989990234375">
                <text:p>9.989990234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0390625">
                <text:p>11.03906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05615234375">
                <text:p>12.0561523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0029296875">
                <text:p>13.0029296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986083984375">
                <text:p>13.986083984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981201171875">
                <text:p>14.981201171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94140625">
                <text:p>14.941406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.914306640625">
                <text:p>14.9143066406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.835205078125">
                <text:p>15.835205078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.26806640625">
                <text:p>16.268066406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852783203125">
                <text:p>14.852783203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416748046875">
                <text:p>13.4167480468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932861328125">
                <text:p>12.932861328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992919921875">
                <text:p>11.992919921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027099609375">
                <text:p>12.027099609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139892578125">
                <text:p>12.139892578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262451171875">
                <text:p>12.262451171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181640625">
                <text:p>12.181640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039794921875">
                <text:p>11.039794921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949951171875">
                <text:p>10.949951171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.93408203125">
                <text:p>11.93408203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14990234375">
                <text:p>12.14990234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270751953125">
                <text:p>12.270751953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197998046875">
                <text:p>12.197998046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223388671875">
                <text:p>12.2233886718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152587890625">
                <text:p>12.1525878906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917236328125">
                <text:p>10.917236328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793701171875">
                <text:p>9.793701171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92236328125">
                <text:p>9.922363281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044921875">
                <text:p>10.044921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025390625">
                <text:p>9.025390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005859375">
                <text:p>9.0058593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009521484375">
                <text:p>9.009521484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0029296875">
                <text:p>9.0029296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.01220703125">
                <text:p>10.01220703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010986328125">
                <text:p>10.010986328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89697265625">
                <text:p>9.8969726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.791015625">
                <text:p>10.791015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.8818359375">
                <text:p>11.8818359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.01318359375">
                <text:p>13.013183593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058349609375">
                <text:p>14.058349609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399169921875">
                <text:p>15.399169921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.696044921875">
                <text:p>16.696044921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012939453125">
                <text:p>17.012939453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373291015625">
                <text:p>16.3732910156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2470703125">
                <text:p>16.2470703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15185546875">
                <text:p>16.15185546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281982421875">
                <text:p>16.281982421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.215087890625">
                <text:p>17.215087890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697998046875">
                <text:p>16.6979980468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44091796875">
                <text:p>15.44091796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.363037109375">
                <text:p>14.363037109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.178955078125">
                <text:p>14.178955078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.010009765625">
                <text:p>14.010009765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787109375">
                <text:p>13.787109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.801025390625">
                <text:p>14.801025390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.924072265625">
                <text:p>14.9240722656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.961181640625">
                <text:p>14.961181640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.90625">
                <text:p>14.90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77587890625">
                <text:p>16.77587890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096435546875">
                <text:p>16.0964355468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.59423828125">
                <text:p>14.59423828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.81982421875">
                <text:p>14.819824218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966064453125">
                <text:p>15.966064453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01416015625">
                <text:p>16.01416015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091796875">
                <text:p>16.0917968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814697265625">
                <text:p>16.814697265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5126953125">
                <text:p>17.5126953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423828125">
                <text:p>17.423828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3642578125">
                <text:p>17.36425781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038330078125">
                <text:p>17.0383300781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.669189453125">
                <text:p>15.669189453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.819091796875">
                <text:p>15.8190917968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970947265625">
                <text:p>16.970947265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.866943359375">
                <text:p>16.866943359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.7919921875">
                <text:p>15.79199218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.312744140625">
                <text:p>15.312744140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.766845703125">
                <text:p>15.766845703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946cm" svg:height="9cm" xlink:href=".." xlink:type="simple" chart:class="chart:line" chart:style-name="ch1">
        <chart:legend chart:legend-position="end" svg:x="39.094cm" svg:y="4.188cm" style:legend-expansion="high" chart:style-name="ch2"/>
        <chart:plot-area chart:style-name="ch3" table:cell-range-address="Sheet2.C3:Sheet2.C286" svg:x="1.288cm" svg:y="0.855cm" svg:width="36.13cm" svg:height="7.545cm">
          <chartooo:coordinate-region svg:x="2.095cm" svg:y="1.067cm" svg:width="35.323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3:Sheet2.C286" chart:class="chart:line">
            <chart:data-point chart:repeated="2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0908203125">
                <text:p>1.30908203125</text:p>
                <draw:g>
                  <svg:desc>Sheet2.C3:Sheet2.C2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4951171875">
                <text:p>0.32495117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208984375">
                <text:p>0.392089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2783203125">
                <text:p>0.35278320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3291015625">
                <text:p>3.232910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20947265625">
                <text:p>4.22094726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9921875">
                <text:p>0.1699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8857421875">
                <text:p>0.82885742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041015625">
                <text:p>0.09204101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4755859375">
                <text:p>0.87475585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62744140625">
                <text:p>1.06274414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82275390625">
                <text:p>1.0822753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287109375">
                <text:p>0.0192871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185546875">
                <text:p>0.151855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6884765625">
                <text:p>1.0688476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87841796875">
                <text:p>0.78784179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0126953125">
                <text:p>0.130126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728515625">
                <text:p>1.172851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328125">
                <text:p>3.132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0322265625">
                <text:p>2.80322265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53515625">
                <text:p>0.4853515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625244140625">
                <text:p>5.625244140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29443359375">
                <text:p>3.4294433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38818359375">
                <text:p>3.53881835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3779296875">
                <text:p>0.12377929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87060546875">
                <text:p>1.487060546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787109375">
                <text:p>0.5678710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28662109375">
                <text:p>3.62866210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65087890625">
                <text:p>4.465087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8310546875">
                <text:p>3.18310546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92431640625">
                <text:p>1.49243164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82470703125">
                <text:p>3.2824707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466552734375">
                <text:p>20.46655273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05224609375">
                <text:p>11.0522460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253173828125">
                <text:p>20.25317382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45849609375">
                <text:p>2.74584960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3125">
                <text:p>2.53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80029296875">
                <text:p>1.780029296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40478515625">
                <text:p>2.740478515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19140625">
                <text:p>4.11914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0791015625">
                <text:p>2.10791015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1689453125">
                <text:p>3.8168945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48876953125">
                <text:p>4.348876953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99853515625">
                <text:p>1.5998535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593994140625">
                <text:p>10.59399414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998291015625">
                <text:p>6.998291015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80078125">
                <text:p>0.2080078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35986328125">
                <text:p>1.13598632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8212890625">
                <text:p>0.9182128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0830078125">
                <text:p>0.100830078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8818359375">
                <text:p>0.8881835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787109375">
                <text:p>0.0678710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392578125">
                <text:p>0.7739257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8935546875">
                <text:p>1.08935546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880859375">
                <text:p>0.27880859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69091796875">
                <text:p>1.06909179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0439453125">
                <text:p>0.20043945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64453125">
                <text:p>0.1064453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423828125">
                <text:p>0.9423828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185546875">
                <text:p>0.15185546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6171875">
                <text:p>0.07617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8212890625">
                <text:p>0.182128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0556640625">
                <text:p>0.07055664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173828125">
                <text:p>0.0317382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876953125">
                <text:p>0.9887695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83740234375">
                <text:p>1.083740234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6103515625">
                <text:p>1.0610351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7177734375">
                <text:p>0.10717773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0087890625">
                <text:p>0.90087890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35888671875">
                <text:p>1.035888671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6591796875">
                <text:p>1.0659179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712890625">
                <text:p>1.0712890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4091796875">
                <text:p>0.9409179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98388671875">
                <text:p>0.09838867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8798828125">
                <text:p>0.018798828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9794921875">
                <text:p>0.039794921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2216796875">
                <text:p>0.02221679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56005859375">
                <text:p>1.156005859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126953125">
                <text:p>0.0512695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6103515625">
                <text:p>1.06103515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0302734375">
                <text:p>0.060302734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38330078125">
                <text:p>1.0383300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14794921875">
                <text:p>0.914794921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4619140625">
                <text:p>0.984619140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9130859375">
                <text:p>0.10913085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3671875">
                <text:p>1.013671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224609375">
                <text:p>0.05224609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3681640625">
                <text:p>0.023681640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87890625">
                <text:p>0.02587890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9775390625">
                <text:p>0.019775390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2001953125">
                <text:p>0.05200195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0205078125">
                <text:p>1.10205078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6884765625">
                <text:p>0.05688476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4208984375">
                <text:p>0.064208984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33203125">
                <text:p>1.033203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57861328125">
                <text:p>1.057861328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80126953125">
                <text:p>0.880126953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90283203125">
                <text:p>0.790283203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0673828125">
                <text:p>0.90673828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2890625">
                <text:p>1.1289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912109375">
                <text:p>0.09912109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0712890625">
                <text:p>0.980712890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2783203125">
                <text:p>0.102783203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66796875">
                <text:p>1.0966796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90234375">
                <text:p>0.990234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0068359375">
                <text:p>0.070068359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61376953125">
                <text:p>1.161376953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17919921875">
                <text:p>1.117919921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0966796875">
                <text:p>0.90966796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7890625">
                <text:p>0.08789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8046875">
                <text:p>0.9980468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2734375">
                <text:p>1.02734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29541015625">
                <text:p>1.029541015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24658203125">
                <text:p>1.024658203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1005859375">
                <text:p>0.03100585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6357421875">
                <text:p>0.0163574218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1728515625">
                <text:p>0.021728515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76416015625">
                <text:p>0.076416015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4892578125">
                <text:p>1.14892578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2978515625">
                <text:p>1.02978515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978515625">
                <text:p>0.7978515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55029296875">
                <text:p>0.155029296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05859375">
                <text:p>1.00585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2470703125">
                <text:p>0.82470703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5947265625">
                <text:p>0.845947265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49169921875">
                <text:p>1.14916992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92138671875">
                <text:p>1.192138671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87841796875">
                <text:p>0.787841796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82275390625">
                <text:p>0.082275390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8349609375">
                <text:p>0.0834960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90087890625">
                <text:p>0.09008789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708984375">
                <text:p>0.001708984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90869140625">
                <text:p>0.890869140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36767578125">
                <text:p>0.936767578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263671875">
                <text:p>1.0263671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73974609375">
                <text:p>0.073974609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0400390625">
                <text:p>0.910400390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7373046875">
                <text:p>0.057373046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9697265625">
                <text:p>0.89697265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6083984375">
                <text:p>0.86083984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98291015625">
                <text:p>0.998291015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2001953125">
                <text:p>0.052001953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970703125">
                <text:p>0.997070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5908203125">
                <text:p>1.05908203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61767578125">
                <text:p>1.061767578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88427734375">
                <text:p>0.888427734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015625">
                <text:p>0.1015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615234375">
                <text:p>0.005615234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8056640625">
                <text:p>0.008056640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044921875">
                <text:p>0.071044921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66796875">
                <text:p>0.966796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44140625">
                <text:p>0.744140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1767578125">
                <text:p>0.061767578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041015625">
                <text:p>0.2041015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27197265625">
                <text:p>1.127197265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75927734375">
                <text:p>0.0759277343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689453125">
                <text:p>0.06689453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3564453125">
                <text:p>0.153564453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4521484375">
                <text:p>0.84521484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162109375">
                <text:p>0.1162109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65966796875">
                <text:p>0.865966796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63671875">
                <text:p>0.0263671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7666015625">
                <text:p>1.076660156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171875">
                <text:p>0.11718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10986328125">
                <text:p>1.010986328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2705078125">
                <text:p>0.022705078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6962890625">
                <text:p>0.13696289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18408203125">
                <text:p>0.118408203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8935546875">
                <text:p>1.08935546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50048828125">
                <text:p>1.050048828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8056640625">
                <text:p>0.008056640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6201171875">
                <text:p>1.062011718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14013671875">
                <text:p>1.114013671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470703125">
                <text:p>0.07470703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19189453125">
                <text:p>0.919189453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3359375">
                <text:p>0.933593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908203125">
                <text:p>0.0908203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84033203125">
                <text:p>0.884033203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78125">
                <text:p>1.078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0537109375">
                <text:p>0.05053710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17431640625">
                <text:p>1.1174316406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0283203125">
                <text:p>0.040283203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3828125">
                <text:p>0.1923828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2919921875">
                <text:p>0.92919921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587890625">
                <text:p>0.02587890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92041015625">
                <text:p>0.092041015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0791015625">
                <text:p>1.107910156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732421875">
                <text:p>0.00732421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5185546875">
                <text:p>0.06518554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859375">
                <text:p>0.0859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62841796875">
                <text:p>0.162841796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6806640625">
                <text:p>0.768066406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82763671875">
                <text:p>1.0827636718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18359375">
                <text:p>0.1318359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7080078125">
                <text:p>0.007080078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1513671875">
                <text:p>1.01513671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49072265625">
                <text:p>1.049072265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1708984375">
                <text:p>1.017089843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4677734375">
                <text:p>0.9467773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83154296875">
                <text:p>0.9831542968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951171875">
                <text:p>0.9951171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9794921875">
                <text:p>0.039794921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7099609375">
                <text:p>0.027099609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208984375">
                <text:p>0.9208984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32861328125">
                <text:p>0.432861328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15283203125">
                <text:p>1.415283203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3603515625">
                <text:p>1.43603515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8388671875">
                <text:p>0.483886718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3994140625">
                <text:p>0.93994140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41796875">
                <text:p>0.0341796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255859375">
                <text:p>0.12255859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0810546875">
                <text:p>0.080810546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41845703125">
                <text:p>1.141845703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984375">
                <text:p>0.089843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84130859375">
                <text:p>0.9841308593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58203125">
                <text:p>0.2158203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20849609375">
                <text:p>0.120849609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7275390625">
                <text:p>0.07275390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080078125">
                <text:p>0.07080078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353515625">
                <text:p>1.23535156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2353515625">
                <text:p>1.1235351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28662109375">
                <text:p>0.1286621093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2255859375">
                <text:p>0.12255859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1953125">
                <text:p>1.01953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953125">
                <text:p>0.01953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662109375">
                <text:p>0.0036621093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6591796875">
                <text:p>0.006591796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0927734375">
                <text:p>1.009277343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14013671875">
                <text:p>0.1140136718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9404296875">
                <text:p>0.89404296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908203125">
                <text:p>1.0908203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3134765625">
                <text:p>1.13134765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45166015625">
                <text:p>1.0451660156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408203125">
                <text:p>1.3408203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296875">
                <text:p>1.2968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1689453125">
                <text:p>0.31689453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396484375">
                <text:p>0.63964843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26220703125">
                <text:p>0.126220703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9521484375">
                <text:p>0.095214843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30126953125">
                <text:p>0.130126953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3310546875">
                <text:p>0.93310546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1708984375">
                <text:p>0.517089843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57080078125">
                <text:p>1.257080078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77880859375">
                <text:p>1.0778808593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8408203125">
                <text:p>0.184082031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689453125">
                <text:p>0.1689453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22900390625">
                <text:p>0.222900390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13916015625">
                <text:p>1.0139160156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23046875">
                <text:p>0.123046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7109375">
                <text:p>0.037109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54931640625">
                <text:p>0.054931640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40087890625">
                <text:p>1.40087890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79443359375">
                <text:p>0.679443359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02197265625">
                <text:p>1.50219726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255859375">
                <text:p>0.22558593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146240234375">
                <text:p>1.146240234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8095703125">
                <text:p>0.048095703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7763671875">
                <text:p>0.077636718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22900390625">
                <text:p>0.722900390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97998046875">
                <text:p>0.6979980468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888671875">
                <text:p>0.08886718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25927734375">
                <text:p>0.325927734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369140625">
                <text:p>1.369140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4990234375">
                <text:p>0.149902343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5185546875">
                <text:p>1.151855468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0400390625">
                <text:p>0.104003906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074951171875">
                <text:p>1.0749511718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79248046875">
                <text:p>0.4792480468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541015625">
                <text:p>0.454101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2.091cm" svg:height="9.001cm" xlink:href=".." xlink:type="simple" chart:class="chart:line" chart:style-name="ch1">
        <chart:legend chart:legend-position="end" svg:x="49.239cm" svg:y="4.188cm" style:legend-expansion="high" chart:style-name="ch2"/>
        <chart:plot-area chart:style-name="ch3" table:cell-range-address="Sheet3.B1:Sheet3.B254" svg:x="1.491cm" svg:y="0.855cm" svg:width="45.666cm" svg:height="7.546cm">
          <chartooo:coordinate-region svg:x="2.298cm" svg:y="1.068cm" svg:width="44.756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1:Sheet3.B254" chart:class="chart:line">
            <chart:data-point chart:repeated="2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3.B1:Sheet3.B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8.915771484375">
                <text:p>248.91577148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.032958984375">
                <text:p>251.03295898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6.639404296875">
                <text:p>246.63940429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2.81884765625">
                <text:p>252.8188476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7.518798828125">
                <text:p>247.518798828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.7939453125">
                <text:p>250.793945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8.5927734375">
                <text:p>248.59277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1.573974609375">
                <text:p>251.57397460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7.786865234375">
                <text:p>247.786865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1.7158203125">
                <text:p>251.71582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7.624267578125">
                <text:p>247.6242675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2.65234375">
                <text:p>252.652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.658203125">
                <text:p>246.658203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1.81689453125">
                <text:p>251.8168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7.531982421875">
                <text:p>247.5319824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.679931640625">
                <text:p>250.679931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7.706298828125">
                <text:p>247.70629882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1.666748046875">
                <text:p>251.666748046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8.638916015625">
                <text:p>248.638916015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.727783203125">
                <text:p>250.72778320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8.646728515625">
                <text:p>248.646728515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.666015625">
                <text:p>249.66601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8.71484375">
                <text:p>248.7148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.65478515625">
                <text:p>250.65478515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8.6689453125">
                <text:p>248.668945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0.66796875">
                <text:p>250.66796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8.661865234375">
                <text:p>248.66186523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.697998046875">
                <text:p>249.697998046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.68115234375">
                <text:p>248.68115234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.684814453125">
                <text:p>250.68481445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.65087890625">
                <text:p>248.6508789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0.6279296875">
                <text:p>250.6279296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8.73291015625">
                <text:p>248.73291015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0.64404296875">
                <text:p>250.64404296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8.609130859375">
                <text:p>248.60913085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0.798828125">
                <text:p>250.79882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7.644775390625">
                <text:p>247.644775390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1.527099609375">
                <text:p>251.527099609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7.9501953125">
                <text:p>247.950195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1.4052734375">
                <text:p>251.4052734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7.871826171875">
                <text:p>247.87182617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2.54931640625">
                <text:p>252.5493164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6.76904296875">
                <text:p>246.7690429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1.510986328125">
                <text:p>251.510986328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.85302734375">
                <text:p>246.8530273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1.64892578125">
                <text:p>251.6489257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7.75">
                <text:p>247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1.653076171875">
                <text:p>251.653076171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8.644287109375">
                <text:p>248.644287109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.615234375">
                <text:p>251.61523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7.836181640625">
                <text:p>247.83618164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.548828125">
                <text:p>252.548828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5.703857421875">
                <text:p>245.70385742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.61328125">
                <text:p>254.6132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3.708984375">
                <text:p>243.708984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4.78515625">
                <text:p>254.78515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5.5703125">
                <text:p>245.570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3.667236328125">
                <text:p>253.667236328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.68017578125">
                <text:p>244.68017578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.64306640625">
                <text:p>255.6430664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2.7138671875">
                <text:p>242.7138671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.765625">
                <text:p>256.765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3.581298828125">
                <text:p>243.581298828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.644775390625">
                <text:p>255.6447753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2.691650390625">
                <text:p>242.6916503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6.65087890625">
                <text:p>256.6508789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2.669189453125">
                <text:p>242.66918945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6.6669921875">
                <text:p>256.6669921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2.68603515625">
                <text:p>242.6860351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6.774169921875">
                <text:p>256.77416992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3.578125">
                <text:p>243.578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.658203125">
                <text:p>255.658203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3.784912109375">
                <text:p>243.78491210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6.564208984375">
                <text:p>256.56420898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2.613037109375">
                <text:p>242.61303710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6.740966796875">
                <text:p>256.74096679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.56689453125">
                <text:p>243.56689453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4.797119140625">
                <text:p>254.797119140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5.650390625">
                <text:p>245.650390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2.697021484375">
                <text:p>252.697021484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642822265625">
                <text:p>246.642822265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2.708984375">
                <text:p>252.708984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5.412841796875">
                <text:p>245.412841796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3.919677734375">
                <text:p>253.91967773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5.618896484375">
                <text:p>245.618896484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3.73193359375">
                <text:p>253.73193359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5.789794921875">
                <text:p>245.789794921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3.549072265625">
                <text:p>253.549072265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5.73779296875">
                <text:p>245.73779296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3.623046875">
                <text:p>253.62304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5.616943359375">
                <text:p>245.616943359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3.701904296875">
                <text:p>253.701904296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.7900390625">
                <text:p>244.7900390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4.572021484375">
                <text:p>254.572021484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4.796875">
                <text:p>244.796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5.6591796875">
                <text:p>255.6591796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2.6259765625">
                <text:p>242.625976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.583251953125">
                <text:p>257.58325195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.6943359375">
                <text:p>241.6943359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7.667236328125">
                <text:p>257.667236328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1.71484375">
                <text:p>241.71484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7.584716796875">
                <text:p>257.584716796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1.846923828125">
                <text:p>241.846923828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8.5830078125">
                <text:p>258.5830078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0.78515625">
                <text:p>240.78515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8.673828125">
                <text:p>258.673828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9.678955078125">
                <text:p>239.678955078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8.52587890625">
                <text:p>258.5258789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.803955078125">
                <text:p>240.803955078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9.537109375">
                <text:p>259.537109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.82080078125">
                <text:p>238.82080078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0.63916015625">
                <text:p>260.63916015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7.707763671875">
                <text:p>237.707763671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2.530029296875">
                <text:p>262.530029296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6.714111328125">
                <text:p>236.714111328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1.804931640625">
                <text:p>261.80493164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.64990234375">
                <text:p>236.64990234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2.65234375">
                <text:p>262.65234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7.580078125">
                <text:p>237.580078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0.697021484375">
                <text:p>260.697021484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8.6611328125">
                <text:p>238.6611328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0.681884765625">
                <text:p>260.681884765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8.701904296875">
                <text:p>238.70190429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9.721923828125">
                <text:p>259.721923828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9.618896484375">
                <text:p>239.618896484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9.63427734375">
                <text:p>259.6342773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9.7216796875">
                <text:p>239.7216796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9.7421875">
                <text:p>259.7421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9.64208984375">
                <text:p>239.64208984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8.607177734375">
                <text:p>258.607177734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.689697265625">
                <text:p>240.689697265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8.703857421875">
                <text:p>258.70385742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0.617431640625">
                <text:p>240.617431640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8.797119140625">
                <text:p>258.797119140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0.5791015625">
                <text:p>240.5791015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8.6162109375">
                <text:p>258.616210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0.72119140625">
                <text:p>240.7211914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8.68603515625">
                <text:p>258.68603515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0.6962890625">
                <text:p>240.6962890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8.518798828125">
                <text:p>258.518798828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0.80908203125">
                <text:p>240.8090820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8.615966796875">
                <text:p>258.615966796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0.704833984375">
                <text:p>240.704833984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8.691162109375">
                <text:p>258.691162109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0.686279296875">
                <text:p>240.686279296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8.760986328125">
                <text:p>258.760986328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1.58203125">
                <text:p>241.58203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7.635986328125">
                <text:p>257.63598632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1.822998046875">
                <text:p>241.822998046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8.5458984375">
                <text:p>258.5458984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0.7041015625">
                <text:p>240.7041015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8.6279296875">
                <text:p>258.6279296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9.709716796875">
                <text:p>239.709716796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9.76513671875">
                <text:p>259.76513671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9.6767578125">
                <text:p>239.676757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0.586181640625">
                <text:p>260.586181640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8.609375">
                <text:p>238.609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0.685302734375">
                <text:p>260.685302734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8.619140625">
                <text:p>238.619140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0.703857421875">
                <text:p>260.703857421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7.794921875">
                <text:p>237.794921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1.550048828125">
                <text:p>261.550048828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6.73388671875">
                <text:p>236.73388671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2.64892578125">
                <text:p>262.64892578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6.69287109375">
                <text:p>236.69287109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3.6240234375">
                <text:p>263.6240234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5.74169921875">
                <text:p>235.74169921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2.621826171875">
                <text:p>262.621826171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5.821044921875">
                <text:p>235.821044921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4.562744140625">
                <text:p>264.562744140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4.758056640625">
                <text:p>234.7580566406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5.65185546875">
                <text:p>265.651855468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.459228515625">
                <text:p>234.459228515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4.81201171875">
                <text:p>264.81201171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4.7529296875">
                <text:p>234.7529296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4.575927734375">
                <text:p>264.5759277343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3.715087890625">
                <text:p>233.715087890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5.65185546875">
                <text:p>265.651855468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2.837890625">
                <text:p>232.8378906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6.51416015625">
                <text:p>266.51416015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2.744873046875">
                <text:p>232.744873046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7.580078125">
                <text:p>267.5800781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1.75390625">
                <text:p>231.75390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7.60400390625">
                <text:p>267.60400390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0.739013671875">
                <text:p>230.739013671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7.702880859375">
                <text:p>267.702880859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2.634765625">
                <text:p>232.634765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6.598876953125">
                <text:p>266.598876953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1.77001953125">
                <text:p>231.77001953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7.6279296875">
                <text:p>267.6279296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1.594970703125">
                <text:p>231.594970703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6.865966796875">
                <text:p>266.8659667968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3.592041015625">
                <text:p>233.592041015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5.541748046875">
                <text:p>265.5417480468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3.77685546875">
                <text:p>233.776855468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4.7021484375">
                <text:p>264.7021484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3.708740234375">
                <text:p>233.708740234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5.663818359375">
                <text:p>265.6638183593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3.7041015625">
                <text:p>233.70410156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6.482177734375">
                <text:p>266.4821777343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2.825927734375">
                <text:p>232.8259277343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7.603759765625">
                <text:p>267.603759765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1.75">
                <text:p>231.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7.569091796875">
                <text:p>267.569091796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1.822021484375">
                <text:p>231.822021484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6.728759765625">
                <text:p>266.728759765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2.533935546875">
                <text:p>232.533935546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6.731689453125">
                <text:p>266.731689453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1.822021484375">
                <text:p>231.822021484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7.590087890625">
                <text:p>267.5900878906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0.423828125">
                <text:p>220.423828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2.35009765625">
                <text:p>262.350097656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.9130859375">
                <text:p>214.9130859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2.844970703125">
                <text:p>262.844970703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9.436279296875">
                <text:p>229.436279296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7.691162109375">
                <text:p>257.6911621093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3.994873046875">
                <text:p>223.9948730468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2.564697265625">
                <text:p>262.564697265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748779296875">
                <text:p>222.748779296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8.302001953125">
                <text:p>258.302001953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.782958984375">
                <text:p>236.782958984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3.34130859375">
                <text:p>263.34130859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3.85595703125">
                <text:p>233.855957031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9.602783203125">
                <text:p>259.602783203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9.42919921875">
                <text:p>239.429199218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9.7099609375">
                <text:p>259.70996093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0.402099609375">
                <text:p>240.402099609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9.1962890625">
                <text:p>259.1962890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0.30419921875">
                <text:p>240.30419921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7.754150390625">
                <text:p>257.7541503906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2.64404296875">
                <text:p>242.64404296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7.5869140625">
                <text:p>257.5869140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1.861083984375">
                <text:p>241.8610839843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8.510009765625">
                <text:p>258.5100097656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9.726318359375">
                <text:p>239.726318359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8.7421875">
                <text:p>258.7421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.7421875">
                <text:p>239.7421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0.498046875">
                <text:p>260.498046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7.705078125">
                <text:p>237.705078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1.775146484375">
                <text:p>261.77514648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6.6572265625">
                <text:p>236.65722656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2.552978515625">
                <text:p>262.55297851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6.73193359375">
                <text:p>236.73193359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2.6259765625">
                <text:p>262.62597656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6.791748046875">
                <text:p>236.791748046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2.549072265625">
                <text:p>262.5490722656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6.846923828125">
                <text:p>236.846923828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2.512939453125">
                <text:p>262.512939453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6.751953125">
                <text:p>236.751953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2.56201171875">
                <text:p>262.562011718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6.681396484375">
                <text:p>236.6813964843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1.695068359375">
                <text:p>261.6950683593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6.77978515625">
                <text:p>236.779785156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1.391cm" svg:height="9cm" xlink:href=".." xlink:type="simple" chart:class="chart:line" chart:style-name="ch1">
        <chart:legend chart:legend-position="end" svg:x="48.539cm" svg:y="4.188cm" style:legend-expansion="high" chart:style-name="ch2"/>
        <chart:plot-area chart:style-name="ch3" table:cell-range-address="Sheet3.E1:Sheet3.E151" svg:x="1.477cm" svg:y="0.855cm" svg:width="45.008cm" svg:height="7.545cm">
          <chartooo:coordinate-region svg:x="2.575cm" svg:y="1.067cm" svg:width="43.63cm" svg:height="6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1:Sheet3.E151" chart:class="chart:line"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3.E1:Sheet3.E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.0400390625">
                <text:p>249.040039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.58203125">
                <text:p>249.5820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.25">
                <text:p>249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.872802734375">
                <text:p>248.8728027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.540771484375">
                <text:p>249.54077148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.2841796875">
                <text:p>249.284179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7.962890625">
                <text:p>247.962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.577880859375">
                <text:p>250.577880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9.220947265625">
                <text:p>249.22094726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7.98388671875">
                <text:p>247.9838867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.619140625">
                <text:p>249.61914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.171875">
                <text:p>249.17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8.878662109375">
                <text:p>248.878662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9.642822265625">
                <text:p>249.64282226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.26123046875">
                <text:p>250.2612304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.882080078125">
                <text:p>249.88208007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.35986328125">
                <text:p>249.3598632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9.303955078125">
                <text:p>249.3039550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8.9951171875">
                <text:p>248.9951171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.62109375">
                <text:p>250.6210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0.242919921875">
                <text:p>250.24291992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8.97509765625">
                <text:p>248.9750976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8.7021484375">
                <text:p>248.702148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.36572265625">
                <text:p>250.36572265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9.912841796875">
                <text:p>249.91284179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.656982421875">
                <text:p>249.65698242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9.291015625">
                <text:p>249.291015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8.904052734375">
                <text:p>248.90405273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9.6318359375">
                <text:p>249.631835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9.3349609375">
                <text:p>249.334960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.94287109375">
                <text:p>248.9428710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0.59912109375">
                <text:p>250.59912109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9.238037109375">
                <text:p>249.238037109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.021728515625">
                <text:p>249.02172851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9.666015625">
                <text:p>249.666015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9.218017578125">
                <text:p>249.21801757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7.942138671875">
                <text:p>247.94213867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.576171875">
                <text:p>249.57617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8.369873046875">
                <text:p>248.36987304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9.9580078125">
                <text:p>249.9580078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9.608154296875">
                <text:p>249.608154296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9.37890625">
                <text:p>249.37890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9.0361328125">
                <text:p>249.0361328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8.632080078125">
                <text:p>248.632080078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9.31005859375">
                <text:p>249.31005859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9.0830078125">
                <text:p>249.083007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9.57275390625">
                <text:p>249.5727539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9.29296875">
                <text:p>249.29296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.094970703125">
                <text:p>249.094970703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.69189453125">
                <text:p>249.69189453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8.42822265625">
                <text:p>248.4282226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8.98291015625">
                <text:p>248.98291015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0.653076171875">
                <text:p>250.65307617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9.39111328125">
                <text:p>249.3911132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8.046875">
                <text:p>248.046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.635986328125">
                <text:p>248.635986328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9.287841796875">
                <text:p>249.28784179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9.110107421875">
                <text:p>249.110107421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9.745849609375">
                <text:p>249.74584960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9.34619140625">
                <text:p>249.3461914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9.0009765625">
                <text:p>249.0009765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8.7578125">
                <text:p>248.7578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0.31591796875">
                <text:p>250.3159179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9.008056640625">
                <text:p>249.00805664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8.541015625">
                <text:p>248.541015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9.438720703125">
                <text:p>249.43872070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0.070068359375">
                <text:p>250.07006835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.655029296875">
                <text:p>249.65502929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9.35205078125">
                <text:p>249.35205078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9.10400390625">
                <text:p>249.1040039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9.755859375">
                <text:p>249.755859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9.322998046875">
                <text:p>249.322998046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8.991943359375">
                <text:p>248.99194335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9.75390625">
                <text:p>249.75390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8.44091796875">
                <text:p>248.4409179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0.02490234375">
                <text:p>250.02490234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8.665771484375">
                <text:p>248.665771484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.43603515625">
                <text:p>249.43603515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0.093017578125">
                <text:p>250.09301757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8.653076171875">
                <text:p>248.653076171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9.343017578125">
                <text:p>249.343017578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810546875">
                <text:p>249.081054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7.7861328125">
                <text:p>247.786132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9.375">
                <text:p>249.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9.03076171875">
                <text:p>249.03076171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8.7578125">
                <text:p>248.7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8.473876953125">
                <text:p>248.473876953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.046875">
                <text:p>250.046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8.725830078125">
                <text:p>248.7258300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9.444091796875">
                <text:p>249.44409179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8.126953125">
                <text:p>248.126953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8.73388671875">
                <text:p>248.7338867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9.364013671875">
                <text:p>249.36401367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9.14697265625">
                <text:p>249.14697265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7.81494140625">
                <text:p>247.81494140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9.337890625">
                <text:p>249.337890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9.069091796875">
                <text:p>249.069091796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8.843017578125">
                <text:p>248.843017578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0.489990234375">
                <text:p>250.489990234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.048095703125">
                <text:p>250.04809570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8.744140625">
                <text:p>248.74414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9.459716796875">
                <text:p>249.459716796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9.165771484375">
                <text:p>249.165771484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9.69384765625">
                <text:p>249.69384765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8.52783203125">
                <text:p>248.52783203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.157958984375">
                <text:p>250.157958984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8.829833984375">
                <text:p>248.829833984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9.383056640625">
                <text:p>249.38305664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0.054931640625">
                <text:p>250.054931640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7.803955078125">
                <text:p>247.803955078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9.405029296875">
                <text:p>249.405029296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8.10107421875">
                <text:p>248.10107421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8.720947265625">
                <text:p>248.720947265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9.444091796875">
                <text:p>249.444091796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8.14892578125">
                <text:p>248.14892578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8.625">
                <text:p>248.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9.43994140625">
                <text:p>249.4399414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9.156982421875">
                <text:p>249.156982421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8.876220703125">
                <text:p>248.876220703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9.31591796875">
                <text:p>249.31591796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9.123779296875">
                <text:p>249.1237792968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7.661865234375">
                <text:p>247.661865234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9.52197265625">
                <text:p>249.52197265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.114013671875">
                <text:p>250.114013671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8.805908203125">
                <text:p>248.80590820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9.510986328125">
                <text:p>249.51098632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9.192138671875">
                <text:p>249.19213867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8.803955078125">
                <text:p>248.803955078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0.463134765625">
                <text:p>250.463134765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8.240966796875">
                <text:p>248.240966796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8.890869140625">
                <text:p>248.890869140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9.4541015625">
                <text:p>249.4541015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9.1259765625">
                <text:p>249.1259765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8.85595703125">
                <text:p>248.85595703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9.5361328125">
                <text:p>249.5361328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9.148193359375">
                <text:p>249.14819335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8.81787109375">
                <text:p>248.81787109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9.57080078125">
                <text:p>249.57080078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0.240234375">
                <text:p>250.240234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9.830078125">
                <text:p>249.830078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9.492919921875">
                <text:p>249.492919921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8.240966796875">
                <text:p>248.240966796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8.81396484375">
                <text:p>248.81396484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0.129150390625">
                <text:p>250.129150390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8.843017578125">
                <text:p>248.843017578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0.484130859375">
                <text:p>250.484130859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9.23779296875">
                <text:p>249.237792968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8.8388671875">
                <text:p>248.8388671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8.47900390625">
                <text:p>248.479003906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923cm" svg:height="9cm" xlink:href=".." xlink:type="simple" chart:class="chart:line" chart:style-name="ch1">
        <chart:legend chart:legend-position="end" svg:x="47.071cm" svg:y="4.188cm" style:legend-expansion="high" chart:style-name="ch2"/>
        <chart:plot-area chart:style-name="ch3" table:cell-range-address="Sheet3.D2:Sheet3.D151" svg:x="1.448cm" svg:y="0.855cm" svg:width="43.627cm" svg:height="7.545cm">
          <chartooo:coordinate-region svg:x="2.175cm" svg:y="1.067cm" svg:width="42.62cm" svg:height="6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151" chart:class="chart:line"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99609375">
                <text:p>0.9599609375</text:p>
                <draw:g>
                  <svg:desc>Sheet3.D2:Sheet3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796875">
                <text:p>0.417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27197265625">
                <text:p>1.1271972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9228515625">
                <text:p>0.459228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58203125">
                <text:p>0.7158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7109375">
                <text:p>2.0371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7880859375">
                <text:p>0.57788085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9052734375">
                <text:p>0.7790527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1611328125">
                <text:p>2.0161132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0859375">
                <text:p>0.3808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8125">
                <text:p>0.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1337890625">
                <text:p>1.12133789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177734375">
                <text:p>0.357177734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123046875">
                <text:p>0.261230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7919921875">
                <text:p>0.1179199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013671875">
                <text:p>0.6401367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6044921875">
                <text:p>0.69604492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48828125">
                <text:p>1.004882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109375">
                <text:p>0.6210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42919921875">
                <text:p>0.242919921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490234375">
                <text:p>1.0249023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978515625">
                <text:p>1.2978515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572265625">
                <text:p>0.3657226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7158203125">
                <text:p>0.08715820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017578125">
                <text:p>0.343017578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08984375">
                <text:p>0.70898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95947265625">
                <text:p>1.095947265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81640625">
                <text:p>0.3681640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50390625">
                <text:p>0.66503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5712890625">
                <text:p>1.05712890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912109375">
                <text:p>0.5991210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1962890625">
                <text:p>0.761962890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78271484375">
                <text:p>0.97827148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3984375">
                <text:p>0.333984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81982421875">
                <text:p>0.78198242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57861328125">
                <text:p>2.05786132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3828125">
                <text:p>0.42382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30126953125">
                <text:p>1.63012695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19921875">
                <text:p>0.041992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1845703125">
                <text:p>0.39184570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2109375">
                <text:p>0.6210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638671875">
                <text:p>0.963867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67919921875">
                <text:p>1.36791992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994140625">
                <text:p>0.6899414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69921875">
                <text:p>0.9169921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2724609375">
                <text:p>0.42724609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0703125">
                <text:p>0.7070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05029296875">
                <text:p>0.905029296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0810546875">
                <text:p>0.30810546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177734375">
                <text:p>1.57177734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1708984375">
                <text:p>1.01708984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3076171875">
                <text:p>0.653076171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888671875">
                <text:p>0.6088867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53125">
                <text:p>1.953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64013671875">
                <text:p>1.364013671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12158203125">
                <text:p>0.71215820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89892578125">
                <text:p>0.889892578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4150390625">
                <text:p>0.25415039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380859375">
                <text:p>0.65380859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0234375">
                <text:p>0.9990234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421875">
                <text:p>1.2421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591796875">
                <text:p>0.31591796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1943359375">
                <text:p>0.991943359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58984375">
                <text:p>1.458984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1279296875">
                <text:p>0.561279296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0068359375">
                <text:p>0.070068359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44970703125">
                <text:p>0.34497070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4794921875">
                <text:p>0.64794921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9599609375">
                <text:p>0.89599609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44140625">
                <text:p>0.24414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77001953125">
                <text:p>0.677001953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8056640625">
                <text:p>1.008056640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4609375">
                <text:p>0.24609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5908203125">
                <text:p>1.55908203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490234375">
                <text:p>0.02490234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34228515625">
                <text:p>1.334228515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396484375">
                <text:p>0.56396484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3017578125">
                <text:p>0.093017578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46923828125">
                <text:p>1.34692382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6982421875">
                <text:p>0.656982421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89453125">
                <text:p>0.918945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138671875">
                <text:p>2.2138671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6923828125">
                <text:p>0.9692382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421875">
                <text:p>1.2421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26123046875">
                <text:p>1.526123046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74169921875">
                <text:p>1.274169921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5908203125">
                <text:p>0.555908203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73046875">
                <text:p>1.87304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6611328125">
                <text:p>1.2661132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35986328125">
                <text:p>0.63598632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5302734375">
                <text:p>0.85302734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8505859375">
                <text:p>2.1850585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62109375">
                <text:p>0.66210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0908203125">
                <text:p>0.930908203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56982421875">
                <text:p>1.15698242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9990234375">
                <text:p>0.489990234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8095703125">
                <text:p>0.048095703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55859375">
                <text:p>1.255859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40283203125">
                <text:p>0.540283203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34228515625">
                <text:p>0.834228515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0615234375">
                <text:p>0.30615234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7216796875">
                <text:p>1.4721679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7958984375">
                <text:p>0.157958984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70166015625">
                <text:p>1.170166015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16943359375">
                <text:p>0.616943359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931640625">
                <text:p>0.05493164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96044921875">
                <text:p>2.196044921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94970703125">
                <text:p>0.59497070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9892578125">
                <text:p>1.89892578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79052734375">
                <text:p>1.279052734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5908203125">
                <text:p>0.555908203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5107421875">
                <text:p>1.85107421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6005859375">
                <text:p>0.560058593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3017578125">
                <text:p>0.843017578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23779296875">
                <text:p>1.123779296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8408203125">
                <text:p>0.68408203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76220703125">
                <text:p>0.876220703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38134765625">
                <text:p>2.338134765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802734375">
                <text:p>0.47802734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14013671875">
                <text:p>0.114013671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94091796875">
                <text:p>1.19409179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89013671875">
                <text:p>0.489013671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07861328125">
                <text:p>0.80786132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196044921875">
                <text:p>1.19604492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63134765625">
                <text:p>0.463134765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59033203125">
                <text:p>1.759033203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109130859375">
                <text:p>1.109130859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58984375">
                <text:p>0.5458984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740234375">
                <text:p>0.8740234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14404296875">
                <text:p>1.14404296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638671875">
                <text:p>0.4638671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51806640625">
                <text:p>0.8518066406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18212890625">
                <text:p>1.182128906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2919921875">
                <text:p>0.429199218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40234375">
                <text:p>0.240234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69921875">
                <text:p>0.169921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07080078125">
                <text:p>0.507080078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759033203125">
                <text:p>1.75903320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18603515625">
                <text:p>1.186035156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29150390625">
                <text:p>0.129150390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56982421875">
                <text:p>1.156982421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84130859375">
                <text:p>0.48413085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6220703125">
                <text:p>0.76220703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611328125">
                <text:p>1.161132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2099609375">
                <text:p>1.520996093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